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svg:stroke-color="#000000" draw:fill="none" draw:fill-color="#ffffff" fo:min-height="1.873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508cm"/>
    </style:style>
    <style:style style:name="gr6" style:family="graphic" style:parent-style-name="standard">
      <style:graphic-properties draw:stroke="none" svg:stroke-color="#000000" draw:fill="none" draw:fill-color="#ffffff" fo:min-height="1.905cm"/>
    </style:style>
    <style:style style:name="gr7" style:family="graphic" style:parent-style-name="standard">
      <style:graphic-properties draw:stroke="solid" svg:stroke-width="0.021cm" svg:stroke-color="#000000" draw:stroke-linejoin="round" svg:stroke-linecap="square" draw:fill="none" fo:padding-top="0.01cm" fo:padding-bottom="0.01cm" fo:padding-left="0.01cm" fo:padding-right="0.01cm"/>
    </style:style>
    <style:style style:name="gr8" style:family="graphic" style:parent-style-name="standard">
      <style:graphic-properties draw:stroke="solid" svg:stroke-width="0.021cm" svg:stroke-color="#000000" draw:stroke-linejoin="round" svg:stroke-linecap="butt" draw:fill="none" fo:padding-top="0.01cm" fo:padding-bottom="0.01cm" fo:padding-left="0.01cm" fo:padding-right="0.01cm"/>
    </style:style>
    <style:style style:name="gr9" style:family="graphic" style:parent-style-name="standard">
      <style:graphic-properties draw:stroke="solid" svg:stroke-width="0.042cm" svg:stroke-color="#000000" draw:stroke-linejoin="round" svg:stroke-linecap="butt" draw:fill="none" fo:padding-top="0.021cm" fo:padding-bottom="0.021cm" fo:padding-left="0.021cm" fo:padding-right="0.021cm"/>
    </style:style>
    <style:style style:name="gr10" style:family="graphic" style:parent-style-name="standard">
      <style:graphic-properties draw:stroke="solid" svg:stroke-width="0.021cm" svg:stroke-color="#ff0000" draw:stroke-linejoin="round" svg:stroke-linecap="butt" draw:fill="none" fo:padding-top="0.01cm" fo:padding-bottom="0.01cm" fo:padding-left="0.01cm" fo:padding-right="0.01cm"/>
    </style:style>
    <style:style style:name="gr11" style:family="graphic" style:parent-style-name="standard">
      <style:graphic-properties draw:stroke="none" svg:stroke-color="#000000" draw:fill="none" draw:fill-color="#ffffff" fo:min-height="1.143cm"/>
    </style:style>
    <style:style style:name="gr12" style:family="graphic" style:parent-style-name="standard">
      <style:graphic-properties draw:stroke="none" svg:stroke-color="#000000" draw:fill="none" draw:fill-color="#ffffff" fo:min-height="4.826cm"/>
    </style:style>
    <style:style style:name="gr13" style:family="graphic" style:parent-style-name="standard">
      <style:graphic-properties draw:stroke="none" svg:stroke-color="#000000" draw:fill="none" draw:fill-color="#ffffff" fo:min-height="4.064cm"/>
    </style:style>
    <style:style style:name="gr14" style:family="graphic" style:parent-style-name="standard">
      <style:graphic-properties draw:stroke="solid" svg:stroke-width="0.046cm" svg:stroke-color="#000000" draw:stroke-linejoin="round" svg:stroke-linecap="butt" draw:fill="none" fo:padding-top="0.023cm" fo:padding-bottom="0.023cm" fo:padding-left="0.023cm" fo:padding-right="0.023cm"/>
    </style:style>
    <style:style style:name="gr15" style:family="graphic" style:parent-style-name="standard">
      <style:graphic-properties draw:stroke="none" draw:fill="solid" draw:fill-color="#ff0000"/>
    </style:style>
    <style:style style:name="gr16" style:family="graphic" style:parent-style-name="standard">
      <style:graphic-properties draw:stroke="none" svg:stroke-color="#000000" draw:fill="none" draw:fill-color="#ffffff" fo:min-height="3.683cm"/>
    </style:style>
    <style:style style:name="gr17" style:family="graphic" style:parent-style-name="standard">
      <style:graphic-properties draw:stroke="none" svg:stroke-color="#000000" draw:fill="none" draw:fill-color="#ffffff" fo:min-height="5.207cm"/>
    </style:style>
    <style:style style:name="gr18" style:family="graphic" style:parent-style-name="standard">
      <style:graphic-properties draw:stroke="none" svg:stroke-color="#000000" draw:fill="none" draw:fill-color="#ffffff" fo:min-height="5.715cm"/>
    </style:style>
    <style:style style:name="gr19" style:family="graphic" style:parent-style-name="standard">
      <style:graphic-properties draw:stroke="none" svg:stroke-color="#000000" draw:fill="none" draw:fill-color="#ffffff" fo:min-height="4.572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000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242cm" svg:height="0.28cm" svg:x="2.549cm" svg:y="1.375cm" svg:viewBox="0 0 243 281" svg:d="M80 13v115h64c13 0 25-5 30-9 8-8 13-17 13-34h8v99h-8c0-13-5-22-5-27-4-4-8-8-13-12-8-5-17-5-25-5h-64v94c0 13 0 22 0 22 5 4 5 4 9 8 0 0 8 0 17 0h46c17 0 26 0 35 0 8-4 12-8 21-13 8-8 18-25 26-42h9l-27 72h-216v-8h12c5 0 13 0 17-5 5 0 9-4 9-8 4-4 4-13 4-30v-183c0-17-4-25-8-30-5-8-13-8-22-8h-12v-9h216l4 60h-8c-4-13-4-26-9-30-4-4-8-8-16-13-5 0-13-4-30-4z">
          <text:p/>
        </draw:path>
        <draw:path draw:style-name="gr1" draw:text-style-name="P1" draw:layer="layout" svg:width="0.305cm" svg:height="0.284cm" svg:x="2.795cm" svg:y="1.375cm" svg:viewBox="0 0 306 285" svg:d="M0 0h76l171 209v-162c0-17 0-25-4-30-5-8-13-8-26-8h-8v-9h97v9h-8c-13 0-21 0-25 8-5 5-5 17-5 30v238h-8l-188-225v174c0 17 4 26 9 30 4 9 12 9 21 9h13v8h-98v-8h8c13 0 22-5 26-9s4-17 4-30v-200c-8-8-13-12-17-17-4-4-13-4-21-8-4 0-9 0-17 0z">
          <text:p/>
        </draw:path>
        <draw:path draw:style-name="gr1" draw:text-style-name="P1" draw:layer="layout" svg:width="0.284cm" svg:height="0.297cm" svg:x="3.122cm" svg:y="1.367cm" svg:viewBox="0 0 285 298" svg:d="M247 0l4 89h-4c-9-21-17-38-30-51-17-13-38-21-63-21-40 0-65 13-86 42-13 22-22 51-22 85 0 25 5 51 17 72 9 21 22 38 38 52 17 8 35 13 53 13 12 0 21 0 29-5 13 0 21-4 30-8v-86c0-13 0-21-4-25 0-4-5-9-9-9-4-4-13-4-25-4v-8h110v8h-4c-13 0-17 4-21 9-5 4-5 16-5 29v90c-17 9-34 13-51 17-12 4-29 9-50 9-53 0-95-22-125-57-21-25-29-55-29-88 0-26 4-47 17-72 12-26 34-47 59-60 17-13 42-21 73-21 9 0 17 0 26 4 8 0 21 4 38 9 8 4 12 4 12 4 5 0 9 0 9 0 0-4 4-9 4-17z">
          <text:p/>
        </draw:path>
        <draw:path draw:style-name="gr1" draw:text-style-name="P1" draw:layer="layout" svg:width="0.238cm" svg:height="0.28cm" svg:x="3.423cm" svg:y="1.375cm" svg:viewBox="0 0 239 281" svg:d="M234 0l5 64h-9c0-9-4-17-4-26-4-4-13-12-17-16-9-5-17-5-30-5h-38v217c0 17 0 26 4 30 4 9 13 9 26 9h8v8h-119v-8h9c13 0 21-5 25-9 5-4 5-17 5-30v-217h-34c-13 0-22 0-26 5-8 0-13 4-21 12-5 9-5 17-10 30h-8l4-64z">
          <text:p/>
        </draw:path>
        <draw:path draw:style-name="gr1" draw:text-style-name="P1" draw:layer="layout" svg:width="0.161cm" svg:height="0.292cm" svg:x="3.792cm" svg:y="1.367cm" svg:viewBox="0 0 162 293" svg:d="M5 59c8-17 21-30 29-42 13-9 30-17 47-17 21 0 42 8 51 25 12 9 17 21 17 34 0 22-13 43-38 64 17 4 29 17 38 30 9 12 13 25 13 42 0 25-8 47-26 64-17 22-47 34-85 34-21 0-34 0-38-4-8-8-13-13-13-17s5-8 5-13c4 0 8-4 12-4s9 4 13 4c0 0 4 5 13 9 8 4 17 4 17 4 8 4 12 4 17 4 16 0 29-4 38-17 8-8 17-26 17-39 0-12-4-21-9-34-4-4-8-12-12-17-5-4-13-8-26-12-8-4-21-9-30-9h-8v-4c13-4 25-8 34-13 12-8 21-12 25-25 5-9 9-17 9-30s-9-25-17-34c-9-8-17-13-30-13-21 0-42 13-55 34z">
          <text:p/>
        </draw:path>
        <draw:path draw:style-name="gr1" draw:text-style-name="P1" draw:layer="layout" svg:width="0.183cm" svg:height="0.292cm" svg:x="4.004cm" svg:y="1.367cm" svg:viewBox="0 0 184 293" svg:d="M0 148c0-29 5-59 13-80 13-26 26-43 38-51 13-13 26-17 38-17 23 0 44 13 61 34 21 29 34 63 34 110 0 34-4 59-17 85-9 22-21 39-34 52-17 8-30 12-44 12-25 0-50-17-67-46-13-27-22-61-22-99zM39 157c0 38 8 67 17 94 8 21 16 30 33 30 10 0 19-5 27-9 4-8 13-17 17-35 4-25 8-59 8-101 0-30-4-60-8-81-4-17-13-25-21-34-4-4-13-4-23-4-8 0-17 4-25 13-8 8-13 29-17 51-4 25-8 50-8 76z">
          <text:p/>
        </draw:path>
        <draw:path draw:style-name="gr1" draw:text-style-name="P1" draw:layer="layout" svg:width="0.165cm" svg:height="0.284cm" svg:x="4.221cm" svg:y="1.375cm" svg:viewBox="0 0 166 285" svg:d="M166 0l-18 34h-85l-17 39c34 4 64 16 85 42 17 17 31 38 31 63 0 18-4 31-14 44-4 12-12 21-21 29-8 13-17 17-30 22-17 8-34 12-51 12-16 0-25 0-33-8-9-4-13-13-13-17s0-9 4-13c4 0 9-4 13-4s8 0 8 4c5 0 9 4 13 9 13 4 21 8 34 8 17 0 30-4 42-17 13-13 17-30 17-46 0-18-4-31-17-48-8-13-25-25-42-34-17-4-38-8-64-8l55-111z">
          <text:p/>
        </draw:path>
        <draw:path draw:style-name="gr1" draw:text-style-name="P1" draw:layer="layout" svg:width="0.182cm" svg:height="0.292cm" svg:x="4.429cm" svg:y="1.367cm" svg:viewBox="0 0 183 293" svg:d="M0 148c0-29 4-59 13-80 12-26 26-43 39-51 12-13 25-17 38-17 21 0 42 13 59 34 21 29 34 63 34 110 0 34-4 59-17 85-8 22-21 39-34 52-17 8-30 12-42 12-26 0-51-17-69-46-13-27-21-61-21-99zM39 157c0 38 8 67 17 94 8 21 17 30 34 30 8 0 17-5 25-9 5-8 13-17 17-35 5-25 9-59 9-101 0-30-4-60-9-81-4-17-12-25-21-34-4-4-13-4-21-4-9 0-17 4-26 13-8 8-12 29-17 51-4 25-8 50-8 76z">
          <text:p/>
        </draw:path>
        <draw:path draw:style-name="gr1" draw:text-style-name="P1" draw:layer="layout" svg:width="0.293cm" svg:height="0.28cm" svg:x="9.606cm" svg:y="1.375cm" svg:viewBox="0 0 294 281" svg:d="M81 132h132v-81c0-17 0-25-4-29 0-5-4-9-8-9-4-4-13-4-17-4h-14v-9h124v9h-13c-4 0-13 0-17 4-4 0-8 4-8 9-4 4-4 12-4 29v179c0 17 0 26 4 30 0 4 4 4 8 8 4 5 13 5 17 5h13v8h-124v-8h14c8 0 17-5 25-9 0-4 4-17 4-34v-85h-132v85c0 17 0 26 4 30 0 4 4 4 9 8 4 5 12 5 17 5h8v8h-119v-8h9c12 0 21-5 25-9s9-17 9-34v-179c0-17-5-25-5-29 0-5-4-9-8-9-4-4-13-4-21-4h-9v-9h119v9h-8c-5 0-13 0-17 4-5 0-9 4-9 9-4 4-4 12-4 29z">
          <text:p/>
        </draw:path>
        <draw:path draw:style-name="gr1" draw:text-style-name="P1" draw:layer="layout" svg:width="0.183cm" svg:height="0.199cm" svg:x="9.92cm" svg:y="1.46cm" svg:viewBox="0 0 184 200" svg:d="M94 0c25 0 51 13 67 35 13 17 23 38 23 64 0 17-5 33-14 50s-17 30-34 39c-13 8-30 12-47 12-29 0-51-8-68-34-12-17-21-38-21-63 0-17 5-34 13-51s21-31 34-39c13-9 30-13 47-13zM85 13c-8 0-12 4-21 8-9 5-13 9-17 23-4 12-9 25-9 42 0 25 5 51 17 72 13 21 26 30 43 30 13 0 25-5 34-17 8-13 13-30 13-55 0-34-9-64-22-81-8-14-21-22-38-22z">
          <text:p/>
        </draw:path>
        <draw:path draw:style-name="gr1" draw:text-style-name="P1" draw:layer="layout" svg:width="0.327cm" svg:height="0.195cm" svg:x="10.12cm" svg:y="1.46cm" svg:viewBox="0 0 328 196" svg:d="M68 38c13-12 21-21 25-21 4-4 13-8 21-13 5-4 13-4 22-4 8 0 22 4 30 9 9 8 13 17 17 29 13-12 26-25 34-29 13-5 21-9 30-9 13 0 21 4 30 9 8 4 12 12 17 25 4 9 4 21 4 38v81c0 12 0 21 4 25 0 0 4 4 9 4 4 5 8 5 17 5v9h-94v-9h4c9 0 13 0 17-5 5 0 9-4 9-8s0-9 0-21v-81c0-17 0-29-4-34-5-8-13-12-26-12-8 0-17 0-25 4-4 4-13 13-26 21v13 89c0 12 0 21 5 25 0 0 4 4 8 4 4 5 9 5 17 5v9h-94v-9c8 0 17 0 21-5 4 0 8-4 8-8s0-9 0-21v-81c0-17 0-29-4-34-8-8-17-12-30-12-4 0-12 0-21 4-8 8-21 13-25 21v102c0 12 0 21 4 25 0 0 4 4 4 9 5 0 13 0 21 0v9h-93v-9c9 0 17 0 17 0 4-5 8-9 8-13 5 0 5-9 5-21v-72c0-21 0-34 0-43-5-4-5-8-9-8 0 0-4-4-8-4 0 0-9 4-13 4l-4-9 59-21h9z">
          <text:p/>
        </draw:path>
        <draw:path draw:style-name="gr1" draw:text-style-name="P1" draw:layer="layout" svg:width="0.161cm" svg:height="0.199cm" svg:x="10.464cm" svg:y="1.46cm" svg:viewBox="0 0 162 200" svg:d="M29 77c0 30 9 51 21 68 13 17 30 21 48 21 13 0 26 0 34-8 8-9 17-17 21-34l9 4c-5 17-13 34-26 51-12 17-29 21-51 21-26 0-43-8-60-25s-25-43-25-72c0-30 8-55 25-77 17-17 38-26 65-26 21 0 38 9 50 21 13 14 22 35 22 56zM29 65h90c0-13-4-21-4-26-4-9-8-13-17-18-8-4-13-8-22-8-13 0-21 4-30 17-8 9-17 22-17 35z">
          <text:p/>
        </draw:path>
        <draw:path draw:style-name="gr1" draw:text-style-name="P1" draw:layer="layout" svg:width="0.301cm" svg:height="0.195cm" svg:x="10.638cm" svg:y="1.464cm" svg:viewBox="0 0 302 196" svg:d="M0 0h81v9c-8 0-13 4-17 4 0 0 0 4 0 9 0 4 0 8 0 17l43 110 42-89-13-30c-4-8-8-13-12-17-5-4-9-4-17-4v-9h89v9c-9 0-17 4-22 4 0 4-4 9-4 13 0 0 0 4 4 8l43 110 38-105c4-9 4-13 4-17 0-5 0-9-4-9 0-4-8-4-13-4v-9h60v9c-13 0-21 8-30 25l-59 162h-9l-51-119-55 119h-8l-61-157c-4-13-8-17-12-22-5-4-9-4-17-8z">
          <text:p/>
        </draw:path>
        <draw:path draw:style-name="gr1" draw:text-style-name="P1" draw:layer="layout" svg:width="0.182cm" svg:height="0.199cm" svg:x="10.956cm" svg:y="1.46cm" svg:viewBox="0 0 183 200" svg:d="M94 0c25 0 51 13 68 35 13 17 21 38 21 64 0 17-4 33-13 50-8 17-17 30-34 39-12 8-29 12-46 12-30 0-52-8-69-34-13-17-21-38-21-63 0-17 4-34 12-51 9-17 21-31 34-39 14-9 31-13 48-13zM86 13c-9 0-13 4-22 8-8 5-14 9-18 23-4 12-8 25-8 42 0 25 4 51 18 72 13 21 25 30 42 30 13 0 26-5 34-17 9-13 13-30 13-55 0-34-9-64-21-81-9-14-22-22-38-22z">
          <text:p/>
        </draw:path>
        <draw:path draw:style-name="gr1" draw:text-style-name="P1" draw:layer="layout" svg:width="0.145cm" svg:height="0.195cm" svg:x="11.155cm" svg:y="1.46cm" svg:viewBox="0 0 146 196" svg:d="M69 0v43c17-30 30-43 47-43 8 0 17 0 21 9 4 4 9 8 9 12 0 9-5 13-9 17-4 0-8 5-13 5-4 0-8-5-17-9-4-4-8-4-12-4 0 0-5 0-9 4s-13 13-17 26v93c0 8 0 17 4 21 0 4 5 8 9 8 4 5 13 5 21 5v9h-99v-9c10 0 19 0 23-5 4 0 4-4 8-8 0-4 0-9 0-21v-72c0-26 0-38-4-43 0-4 0-4-4-8 0 0-4-4-9-4-4 0-8 4-14 4l-4-9 61-21z">
          <text:p/>
        </draw:path>
        <draw:path draw:style-name="gr1" draw:text-style-name="P1" draw:layer="layout" svg:width="0.213cm" svg:height="0.292cm" svg:x="11.295cm" svg:y="1.363cm" svg:viewBox="0 0 214 293" svg:d="M69 0v186l47-42c13-9 17-17 17-21 4 0 4 0 4-5l-4-4c-4-4-4-4-13-4v-9h85v9c-13 0-21 0-30 4-8 4-17 9-25 17l-47 47 47 59c12 18 25 31 29 35 5 4 13 8 18 13 4 0 8 0 17 0v8h-94v-8c4 0 9 0 13 0 0-5 0-5 0-9 0 0 0-8-9-13l-55-77v65c0 12 0 21 0 25 4 4 4 4 9 9 4 0 8 0 21 0v8h-99v-8c13 0 17 0 22-5 4 0 8 0 8-4s4-13 4-25v-175c0-21 0-34-4-38 0-4 0-9-4-9 0-4-4-4-9-4-4 0-8 0-12 4l-5-8 61-21z">
          <text:p/>
        </draw:path>
        <draw:path draw:style-name="gr1" draw:text-style-name="P1" draw:layer="layout" svg:width="0.199cm" svg:height="0.292cm" svg:x="11.618cm" svg:y="1.367cm" svg:viewBox="0 0 200 293" svg:d="M17 293l22-94h-39v-17h39l17-72h-56v-17h60l17-93h17l-17 93h68l21-93h17l-21 93h38v17h-38l-17 72h55v17h-59l-17 94h-17l17-94h-68l-21 94zM56 182h72l17-72h-72z">
          <text:p/>
        </draw:path>
        <draw:path draw:style-name="gr1" draw:text-style-name="P1" draw:layer="layout" svg:width="0.178cm" svg:height="0.284cm" svg:x="11.839cm" svg:y="1.375cm" svg:viewBox="0 0 179 285" svg:d="M29 0h150v9l-95 276h-21l81-251h-77c-12 0-25 0-34 4-8 9-21 17-25 30l-8-4z">
          <text:p/>
        </draw:path>
        <draw:path draw:style-name="gr1" draw:text-style-name="P1" draw:layer="layout" svg:width="0.212cm" svg:height="0.28cm" svg:x="2.549cm" svg:y="1.863cm" svg:viewBox="0 0 213 281" svg:d="M80 12v111h52c9 0 21 0 26-5 4-8 8-16 8-33h9v97h-9c0-13 0-21-4-25 0-5-4-9-9-13-4 0-12-4-21-4h-52v89c0 18 0 26 0 30 5 5 5 5 9 9 8 4 14 4 22 4h9v9h-120v-9h8c13 0 21-4 26-8 4-5 4-17 4-35v-178c0-17 0-26 0-30-4-4-4-9-9-9-8-4-12-4-21-4h-8v-8h209l4 59h-9c-4-12-8-21-12-25-4-9-9-13-17-17-9 0-17-5-34-5z">
          <text:p/>
        </draw:path>
        <draw:path draw:style-name="gr1" draw:text-style-name="P1" draw:layer="layout" svg:width="0.212cm" svg:height="0.195cm" svg:x="2.774cm" svg:y="1.952cm" svg:viewBox="0 0 213 196" svg:d="M183 0v115c0 26 0 39 0 43s4 8 4 8c5 4 5 4 9 4s8 0 13-4l4 9-55 21h-13v-38c-13 17-26 29-34 34-8 4-17 4-31 4-8 0-17 0-25-9-9-4-13-12-17-21-4-12-4-25-4-42v-86c0-9 0-17-5-17 0-4-4-8-8-8-4-5-9-5-21-5v-8h68v128c0 17 4 30 8 34 9 8 14 8 22 8 9 0 13 0 21-4 9-4 17-8 26-21v-107c0-13 0-21-4-21-5-4-13-9-26-9v-8z">
          <text:p/>
        </draw:path>
        <draw:path draw:style-name="gr1" draw:text-style-name="P1" draw:layer="layout" svg:width="0.208cm" svg:height="0.195cm" svg:x="2.99cm" svg:y="1.948cm" svg:viewBox="0 0 209 196" svg:d="M65 38c25-26 46-38 63-38 13 0 22 4 30 8 4 4 13 13 17 25 4 9 4 22 4 39v81c0 13 0 21 5 26 0 0 4 4 4 8 4 0 13 0 21 0v9h-93v-9h4c8 0 13 0 17-4 4 0 4-4 8-13 0 0 0-8 0-17v-77c0-17-4-30-8-38-4-9-13-13-21-13-17 0-34 8-51 25v103c0 13 4 21 4 26 0 0 4 4 9 8 4 0 8 0 21 0v9h-95v-9c14 0 18 0 22-4 5-9 5-17 5-30v-73c0-21 0-34 0-42 0-5-5-5-5-9-4 0-4-4-8-4s-9 4-14 4l-4-8 56-21h9z">
          <text:p/>
        </draw:path>
        <draw:path draw:style-name="gr1" draw:text-style-name="P1" draw:layer="layout" svg:width="0.195cm" svg:height="0.297cm" svg:x="3.215cm" svg:y="1.85cm" svg:viewBox="0 0 196 298" svg:d="M132 272c-8 9-16 17-25 22-13 4-21 4-30 4-21 0-38-9-55-26-17-16-22-38-22-68 0-25 9-50 26-72 18-21 39-33 64-33 17 0 30 4 42 17v-39c0-22 0-34 0-39-4-4-4-8-8-8 0-5-4-5-8-5 0 0-9 0-13 5l-4-9 59-21h9v217c0 26 0 39 0 43 4 4 4 8 8 8 0 4 4 4 4 4 5 0 9 0 17-4v9l-55 21h-9zM132 260v-98c0-13-4-21-8-30-4-4-8-12-17-16-4-5-13-5-17-5-13 0-25 5-34 17-12 13-21 34-21 64 0 25 9 46 21 64 13 12 26 21 38 21 13 0 26-5 38-17z">
          <text:p/>
        </draw:path>
        <draw:path draw:style-name="gr1" draw:text-style-name="P1" draw:layer="layout" svg:width="0.17cm" svg:height="0.199cm" svg:x="3.427cm" svg:y="1.948cm" svg:viewBox="0 0 171 200" svg:d="M107 170c-21 13-34 21-38 26-8 4-17 4-25 4-14 0-23-4-31-13-9-8-13-21-13-38 0-10 0-18 4-22 9-9 17-22 30-30 14-4 39-17 73-30v-4c0-21-4-34-8-42-9-4-17-9-30-9-8 0-13 0-21 9-4 4-4 8-4 12v13c0 9-5 13-5 17-5 4-9 4-13 4-9 0-13 0-13-4-4-4-9-8-9-17 0-13 9-21 22-34 13-8 30-12 52-12 17 0 29 4 42 8 8 4 13 13 17 21 0 4 4 17 4 34v64c0 22 0 31 0 35s0 8 4 8c0 4 5 4 5 4 4 0 4 0 4-4 4 0 9-4 17-12v12c-13 17-30 30-43 30-8 0-12-4-16-9-5-4-5-12-5-21zM107 153v-73c-21 9-34 17-42 17-9 8-17 13-21 21-5 9-10 13-10 21 0 10 5 19 10 27 4 4 12 8 21 8 8 0 25-4 42-21z">
          <text:p/>
        </draw:path>
        <draw:path draw:style-name="gr1" draw:text-style-name="P1" draw:layer="layout" svg:width="0.327cm" svg:height="0.195cm" svg:x="3.601cm" svg:y="1.948cm" svg:viewBox="0 0 328 196" svg:d="M68 38c13-13 21-21 21-21 9-5 13-9 22-13 8-4 12-4 21-4 12 0 22 4 30 8 9 9 17 17 17 30 18-13 30-26 39-30 8-4 21-8 29-8 9 0 22 4 26 8 8 4 17 13 21 25 0 9 4 22 4 39v81c0 13 0 21 0 26 5 0 5 4 9 4 4 4 13 4 21 4v9h-98v-9h5c8 0 17 0 21-4 4 0 4-4 8-9 0-4 0-8 0-21v-81c0-17-4-30-8-34-4-9-13-13-26-13-4 0-12 0-21 4-8 4-17 13-25 21v13 90c0 13 0 21 0 26 4 0 4 4 8 4 5 4 13 4 21 4v9h-98v-9c13 0 21 0 25-4 0 0 4-4 4-9 6-4 6-8 6-21v-81c0-17-6-30-10-34-4-9-12-13-25-13-9 0-13 0-21 4-13 9-22 13-26 21v103c0 13 0 21 0 26 4 0 4 4 8 8 5 0 9 0 22 0v9h-93v-9c8 0 12 0 16 0 5-4 5-8 9-13 0 0 4-8 4-21v-73c0-21-4-34-4-42 0-5 0-9-4-9 0 0-5-4-9-4s-8 4-12 4l-5-8 60-21h8z">
          <text:p/>
        </draw:path>
        <draw:path draw:style-name="gr1" draw:text-style-name="P1" draw:layer="layout" svg:width="0.161cm" svg:height="0.199cm" svg:x="3.945cm" svg:y="1.948cm" svg:viewBox="0 0 162 200" svg:d="M30 76c0 29 4 51 17 69 17 17 34 21 51 21 12 0 21 0 33-8 9-9 17-19 22-36l9 5c-5 18-14 35-26 52-17 17-34 21-55 21-22 0-43-9-60-26-13-16-21-43-21-73 0-29 8-55 25-76 17-17 34-25 60-25 21 0 38 8 55 21 13 12 22 34 22 55zM30 63h85c0-13 0-21-5-25 0-9-8-13-12-17-9-4-17-9-22-9-12 0-21 5-34 17-8 9-12 21-12 34z">
          <text:p/>
        </draw:path>
        <draw:path draw:style-name="gr1" draw:text-style-name="P1" draw:layer="layout" svg:width="0.208cm" svg:height="0.195cm" svg:x="4.119cm" svg:y="1.948cm" svg:viewBox="0 0 209 196" svg:d="M68 38c21-26 42-38 65-38 8 0 16 4 25 8 8 4 13 13 17 25 4 9 4 22 4 39v81c0 13 0 21 4 26 0 0 5 4 9 8 0 0 8 0 17 0v9h-94v-9h4c9 0 14 0 18-4 4 0 8-4 8-13 0 0 0-8 0-17v-77c0-17 0-30-8-38-4-9-9-13-22-13-17 0-35 8-47 25v103c0 13 0 21 0 26 4 0 4 4 8 8 4 0 9 0 22 0v9h-94v-9h5c8 0 16 0 16-4 5-9 9-17 9-30v-73c0-21-4-34-4-42 0-5 0-5-5-9 0 0-4-4-8-4s-8 4-13 4l-4-8 55-21h13z">
          <text:p/>
        </draw:path>
        <draw:path draw:style-name="gr1" draw:text-style-name="P1" draw:layer="layout" svg:width="0.115cm" svg:height="0.254cm" svg:x="4.331cm" svg:y="1.893cm" svg:viewBox="0 0 116 255" svg:d="M69 0v60h43v17h-43v123c0 13 0 21 4 25s9 4 13 4 8 0 13-4c4-4 8-8 8-12h9c-4 12-9 25-22 29-8 9-17 13-25 13-4 0-14-4-18-9-8 0-13-8-17-12 0-9-4-17-4-30v-127h-30v-9c9-4 17-8 26-17 8-4 12-12 21-25 4-4 8-13 14-26z">
          <text:p/>
        </draw:path>
        <draw:path draw:style-name="gr1" draw:text-style-name="P1" draw:layer="layout" svg:width="0.17cm" svg:height="0.199cm" svg:x="4.463cm" svg:y="1.948cm" svg:viewBox="0 0 171 200" svg:d="M107 170c-21 13-34 21-38 26-9 4-17 4-26 4-13 0-21-4-31-13-8-8-12-21-12-38 0-10 0-18 4-22 8-9 18-22 31-30 13-4 38-17 72-30v-4c0-21-4-34-9-42-8-4-17-9-29-9-9 0-13 0-21 9-5 4-5 8-5 12v13c0 9-4 13-4 17-4 4-9 4-13 4-8 0-14 0-14-4-4-4-8-8-8-17 0-13 8-21 22-34 13-8 30-12 51-12 17 0 30 4 43 8 8 4 12 13 16 21 0 4 5 17 5 34v64c0 22 0 31 0 35s0 8 4 8c0 4 4 4 4 4 5 0 5 0 5-4 4 0 8-4 17-12v12c-13 17-30 30-43 30-8 0-13-4-17-9-4-4-4-12-4-21zM107 153v-73c-21 9-34 17-42 17-9 8-17 13-22 21-4 9-8 13-8 21 0 10 4 19 8 27 5 4 13 8 22 8 8 0 25-4 42-21z">
          <text:p/>
        </draw:path>
        <draw:path draw:style-name="gr1" draw:text-style-name="P1" draw:layer="layout" svg:width="0.098cm" svg:height="0.293cm" svg:x="4.645cm" svg:y="1.85cm" svg:viewBox="0 0 99 294" svg:d="M69 0v251c0 13 0 21 0 21 4 5 4 9 9 13 4 0 12 0 21 0v9h-94v-9c8 0 12 0 16 0 5-4 9-8 9-8 0-5 4-13 4-26v-174c0-21 0-34-4-39 0-4 0-8-4-8 0-5-5-5-9-5s-8 0-12 5l-5-9 61-21z">
          <text:p/>
        </draw:path>
        <draw:path draw:style-name="gr1" draw:text-style-name="P1" draw:layer="layout" svg:width="0.127cm" svg:height="0.199cm" svg:x="4.773cm" svg:y="1.948cm" svg:viewBox="0 0 128 200" svg:d="M114 0v63h-8c-5-21-9-34-17-42-9-4-22-9-34-9-9 0-17 0-22 9-8 4-8 8-8 17 0 4 0 12 4 17 4 8 13 12 26 21l30 13c29 12 43 33 43 56 0 17-4 29-18 42-13 9-30 13-47 13-8 0-21 0-38-4-4 0-8-5-13-5 0 0-4 5-4 9h-8v-69h8c4 18 9 35 21 43 9 9 21 13 38 13 9 0 18 0 22-4 4-9 8-13 8-21 0-9-4-17-8-27-9-4-22-13-43-25-17-9-29-17-38-26-4-8-8-17-8-29 0-17 4-30 17-38 8-13 21-17 38-17 8 0 17 0 30 4 8 4 12 4 12 4 4 0 4 0 4-4 5 0 5 0 5-4z">
          <text:p/>
        </draw:path>
        <draw:path draw:style-name="gr1" draw:text-style-name="P1" draw:layer="layout" svg:width="0.182cm" svg:height="0.199cm" svg:x="5.036cm" svg:y="1.948cm" svg:viewBox="0 0 183 200" svg:d="M93 0c30 0 51 12 69 33 17 17 21 39 21 64 0 17-4 34-8 52-9 17-21 30-35 38-17 9-30 13-51 13-26 0-51-9-68-34-13-17-21-39-21-65 0-17 4-34 12-51 9-17 22-29 34-38 17-8 30-12 47-12zM85 12c-5 0-13 5-22 9-8 4-12 8-17 21-4 13-8 25-8 42 0 26 8 51 17 74 13 21 25 29 42 29s26-4 34-17c9-12 13-31 13-56 0-34-4-64-21-81-9-12-22-21-38-21z">
          <text:p/>
        </draw:path>
        <draw:path draw:style-name="gr1" draw:text-style-name="P1" draw:layer="layout" svg:width="0.166cm" svg:height="0.293cm" svg:x="5.252cm" svg:y="1.85cm" svg:viewBox="0 0 167 294" svg:d="M72 120v123c0 17 0 29 4 34 5 8 13 8 22 8h18v9h-116v-9h8c5 0 13 0 17-4 5 0 5-4 9-9 0-4 0-16 0-29v-123h-34v-17h34v-13c0-17 4-34 13-47 4-13 13-26 25-30 13-9 26-13 44-13 17 0 29 4 42 13 4 4 9 12 9 21 0 4 0 9-5 13-4 5-8 5-12 5 0 0-5 0-9-5-4 0-8-9-13-13-4-9-8-13-12-17-6-4-14-4-18-4-5 0-13 4-17 4-5 4-5 8-9 17 0 9 0 27 0 56v13h48v17z">
          <text:p/>
        </draw:path>
        <draw:path draw:style-name="gr1" draw:text-style-name="P1" draw:layer="layout" svg:width="0.241cm" svg:height="0.279cm" svg:x="5.49cm" svg:y="1.863cm" svg:viewBox="0 0 242 280" svg:d="M80 12v115h64c13 0 25-4 31-9 8-8 12-16 12-33h9v97h-9c0-13-4-21-4-25-4-5-8-9-14-13-8-4-17-4-25-4h-64v94c0 12 0 21 0 21 5 4 5 4 9 8 0 0 8 0 17 0h46c17 0 27 0 35 0 9-4 13-8 22-12 8-9 17-27 25-44h8l-25 73h-217v-8h12c5 0 13 0 17-4 4 0 9-5 9-9 4-4 4-13 4-30v-183c0-17-4-25-9-29-4-9-12-9-21-9h-12v-8h217l4 59h-8c-4-13-4-25-9-30-4-4-8-8-17-12-4 0-12-5-30-5z">
          <text:p/>
        </draw:path>
        <draw:path draw:style-name="gr1" draw:text-style-name="P1" draw:layer="layout" svg:width="0.097cm" svg:height="0.293cm" svg:x="5.753cm" svg:y="1.85cm" svg:viewBox="0 0 98 294" svg:d="M69 0v251c0 13 0 21 0 21 4 5 4 9 8 13 5 0 13 0 21 0v9h-94v-9c9 0 13 0 18 0 5-4 9-8 9-8 0-5 4-13 4-26v-174c0-21 0-34-4-39 0-4 0-8-4-8 0-5-5-5-10-5-4 0-8 0-13 5l-4-9 60-21z">
          <text:p/>
        </draw:path>
        <draw:path draw:style-name="gr1" draw:text-style-name="P1" draw:layer="layout" svg:width="0.162cm" svg:height="0.199cm" svg:x="5.88cm" svg:y="1.948cm" svg:viewBox="0 0 163 200" svg:d="M30 76c0 29 4 51 21 69 13 17 30 21 47 21 12 0 25 0 34-8 8-9 17-19 21-36l10 5c-6 18-14 35-27 52-17 17-34 21-55 21s-43-9-55-26c-17-16-26-43-26-73 0-29 9-55 26-76 16-17 38-25 59-25s42 8 55 21c13 12 23 34 23 55zM30 63h85c0-13 0-21-5-25 0-9-8-13-12-17-9-4-17-9-21-9-13 0-22 5-35 17-8 9-12 21-12 34z">
          <text:p/>
        </draw:path>
        <draw:path draw:style-name="gr1" draw:text-style-name="P1" draw:layer="layout" svg:width="0.157cm" svg:height="0.199cm" svg:x="6.067cm" svg:y="1.948cm" svg:viewBox="0 0 158 200" svg:d="M158 122c-4 27-13 44-30 61-13 13-29 17-52 17-21 0-38-9-55-26-17-16-21-43-21-73 0-29 8-55 25-72 17-21 38-29 64-29 18 0 35 4 48 12 12 13 17 21 17 34 0 4 0 9-5 13-4 0-8 4-17 4-8 0-12-4-17-8 0-5-4-9-4-17 0-9-4-13-8-17s-14-9-22-9c-13 0-26 5-35 17-8 13-16 30-16 51 0 25 8 47 16 65 13 17 30 25 47 25 14 0 27-4 39-17 5-4 13-18 22-35z">
          <text:p/>
        </draw:path>
        <draw:path draw:style-name="gr1" draw:text-style-name="P1" draw:layer="layout" svg:width="0.115cm" svg:height="0.254cm" svg:x="6.241cm" svg:y="1.893cm" svg:viewBox="0 0 116 255" svg:d="M64 0v60h47v17h-47v123c0 13 4 21 4 25 4 4 8 4 17 4 5 0 9 0 13-4 5-4 9-8 9-12h9c-5 12-13 25-22 29-9 9-18 13-26 13-9 0-13-4-21-9-5 0-9-8-13-12-4-9-4-17-4-30v-127h-30v-9c8-4 17-8 25-17 5-4 13-12 22-25 0-4 4-13 12-26z">
          <text:p/>
        </draw:path>
        <draw:path draw:style-name="gr1" draw:text-style-name="P1" draw:layer="layout" svg:width="0.14cm" svg:height="0.195cm" svg:x="6.36cm" svg:y="1.948cm" svg:viewBox="0 0 141 196" svg:d="M63 0v42c17-30 34-42 52-42 5 0 13 0 17 8 5 4 9 9 9 13 0 8-4 12-4 17-5 0-9 4-13 4-9 0-13-4-17-9-10-4-14-4-14-4-4 0-9 0-9 4-8 5-12 13-21 26v94c0 9 0 17 5 21 0 5 4 9 8 9 4 4 13 4 21 4v9h-97v-9c8 0 17 0 21-4 4 0 4-4 8-9 0-4 0-8 0-21v-73c0-25 0-38 0-42 0-5-4-5-4-9-4 0-8-4-12-4-5 0-9 4-13 4v-8l55-21z">
          <text:p/>
        </draw:path>
        <draw:path draw:style-name="gr1" draw:text-style-name="P1" draw:layer="layout" svg:width="0.098cm" svg:height="0.293cm" svg:x="6.508cm" svg:y="1.85cm" svg:viewBox="0 0 99 294" svg:d="M52 0c4 0 9 0 13 4s8 9 8 13c0 8-4 13-8 17s-9 4-13 4c-8 0-14 0-18-4s-4-9-4-17c0-4 0-9 4-13s10-4 18-4zM69 99v152c0 13 0 21 0 21 4 5 4 9 9 13 4 0 8 0 21 0v9h-95v-9c9 0 13 0 17 0 5-4 9-8 9-8 0-5 4-13 4-26v-72c0-21 0-34-4-42 0-5 0-9-4-9 0 0-5-4-9-4s-8 4-13 4l-4-8 61-21z">
          <text:p/>
        </draw:path>
        <draw:path draw:style-name="gr1" draw:text-style-name="P1" draw:layer="layout" svg:width="0.161cm" svg:height="0.199cm" svg:x="6.627cm" svg:y="1.948cm" svg:viewBox="0 0 162 200" svg:d="M162 122c-4 27-13 44-29 61-13 13-30 17-51 17s-40-9-57-26c-16-16-25-43-25-73 0-29 9-55 30-72 17-21 39-29 64-29 17 0 34 4 47 12 8 13 17 21 17 34 0 4-4 9-4 13-5 0-9 4-17 4-9 0-13-4-17-8-4-5-4-9-4-17 0-9-5-13-9-17s-13-9-21-9c-13 0-25 5-35 17-9 13-17 30-17 51 0 25 8 47 17 65 14 17 27 25 48 25 12 0 25-4 34-17 8-4 16-18 25-35z">
          <text:p/>
        </draw:path>
        <draw:path draw:style-name="gr1" draw:text-style-name="P1" draw:layer="layout" svg:width="0.098cm" svg:height="0.293cm" svg:x="6.818cm" svg:y="1.85cm" svg:viewBox="0 0 99 294" svg:d="M52 0c4 0 8 0 13 4 4 4 8 9 8 13 0 8-4 13-8 17-5 4-9 4-13 4s-13 0-17-4-4-9-4-17c0-4 0-9 4-13s13-4 17-4zM69 99v152c0 13 0 21 4 21 0 5 5 9 5 13 4 0 12 0 21 0v9h-95v-9c9 0 18 0 18 0 4-4 9-8 9-8 4-5 4-13 4-26v-72c0-21 0-34-4-42 0-5 0-9-5-9 0 0-4-4-9-4-4 0-8 4-13 4l-4-8 60-21z">
          <text:p/>
        </draw:path>
        <draw:path draw:style-name="gr1" draw:text-style-name="P1" draw:layer="layout" svg:width="0.115cm" svg:height="0.254cm" svg:x="6.928cm" svg:y="1.893cm" svg:viewBox="0 0 116 255" svg:d="M64 0v60h48v17h-48v123c0 13 4 21 9 25 0 4 4 4 13 4 5 0 9 0 13-4s9-8 9-12h8c-4 12-13 25-21 29-9 9-18 13-27 13-8 0-13-4-21-9-4 0-8-8-13-12 0-9-4-17-4-30v-127h-30v-9c9-4 17-8 26-17 8-4 13-12 21-25 0-4 4-13 13-26z">
          <text:p/>
        </draw:path>
        <draw:path draw:style-name="gr1" draw:text-style-name="P1" draw:layer="layout" svg:width="0.208cm" svg:height="0.284cm" svg:x="7.051cm" svg:y="1.952cm" svg:viewBox="0 0 209 285" svg:d="M0 0h90v8h-5c-8 0-12 0-17 5 0 4-4 4-4 8 0 8 4 13 9 25l47 94 43-102c0-9 4-13 4-17s0-4-4-8l-4-5c0 0-5 0-13 0v-8h63v8c-4 0-8 0-12 5-5 0-5 4-9 8 0 0-4 8-8 17l-77 187c-8 22-18 34-30 43-13 8-26 17-34 17-9 0-17-4-22-9-4-4-8-8-8-17 0-4 4-8 8-12 0-5 9-5 13-5s13 0 22 5c4 0 8 0 8 0 4 0 8 0 13-5 4-4 12-12 17-25l13-34-69-141c-4-4-4-13-8-17s-9-8-9-12c-4 0-8-5-17-5z">
          <text:p/>
        </draw:path>
        <draw:path draw:style-name="gr1" draw:text-style-name="P1" draw:layer="layout" svg:width="0.187cm" svg:height="0.245cm" svg:x="2.574cm" svg:y="2.66cm" svg:viewBox="0 0 188 246" svg:d="M188 234c0 4 0 4 0 8-4 0-4 0-4 4-5 0-5 0-5 0-4 0-4 0-4 0h-12c-5 0-5 0-9 0s-4 0-9-4c0 0-4-4-4-8-4 0-4-5-8-9l-78-145c-4-4-8-13-12-21-4-9-9-17-13-21 0 8 0 17 0 25 0 9 0 21 0 30v149 4h-4-5-4c-4 0-8 0-8 0-5 0-5 0-5 0-4 0-4 0-4 0 0-4 0-4 0-4v-230c0-4 0-8 4-8 5-4 5-4 9-4h17c4 0 4 0 9 0 4 0 4 4 8 4 0 0 0 4 4 4 0 4 4 9 4 13l60 106c4 8 9 13 13 21 5 4 5 14 9 18 4 8 8 13 8 17 5 8 9 13 13 21 0-13 0-21 0-34 0-8 0-22 0-30v-136-4c5 0 5 0 5 0 4 0 8 0 8 0 4 0 4 0 8 0h5l4 4z">
          <text:p/>
        </draw:path>
        <draw:path draw:style-name="gr1" draw:text-style-name="P1" draw:layer="layout" svg:width="0.212cm" svg:height="0.245cm" svg:x="2.799cm" svg:y="2.66cm" svg:viewBox="0 0 213 246" svg:d="M209 234c4 4 4 8 4 8 0 0 0 4-4 4h-4c0 0-4 0-9 0-4 0-8 0-8 0-4 0-4 0-4 0-5 0-5 0-5 0v-4l-21-59h-107l-17 59c0 0-4 0-4 4-5 0-5 0-9 0 0 0-4 0-8 0 0 0-4 0-9 0h-4v-4c0 0 0-4 0-8l86-230c0-4 4-4 4-4h4c5 0 9 0 13 0s4 0 9 0c4 0 4 0 8 0v4c4 0 4 0 4 0zM103 33l-43 124h90z">
          <text:p/>
        </draw:path>
        <draw:path draw:style-name="gr1" draw:text-style-name="P1" draw:layer="layout" svg:width="0.267cm" svg:height="0.245cm" svg:x="3.05cm" svg:y="2.66cm" svg:viewBox="0 0 268 246" svg:d="M268 242v4c-4 0-4 0-9 0h-4c-4 0-8 0-8 0-5 0-5 0-5 0-4 0-4 0-4 0 0-4 0-4 0-4v-217l-89 217v4h-4-4c-5 0-5 0-9 0h-4c-4 0-4 0-4 0-5 0-5 0-5 0v-4l-85-217v217l-4 4h-4c-4 0-4 0-9 0s-5 0-9 0h-4-4c0-4 0-4 0-4v-225c0-9 0-13 4-13 4-4 8-4 8-4h22c5 0 9 0 13 0l4 4c5 4 5 4 9 8 0 0 0 5 4 9l72 179 73-179c4-4 4-9 4-9 4-4 4-8 8-8l5-4c4 0 4 0 8 0h21c4 0 4 0 4 0 5 0 5 4 5 4 4 0 4 0 4 4 0 0 0 4 0 9z">
          <text:p/>
        </draw:path>
        <draw:path draw:style-name="gr1" draw:text-style-name="P1" draw:layer="layout" svg:width="0.136cm" svg:height="0.245cm" svg:x="3.385cm" svg:y="2.66cm" svg:viewBox="0 0 137 246" svg:d="M137 234c0 4 0 4 0 4 0 4 0 4 0 4 0 4-5 4-5 4h-119c-5 0-9 0-9-4-4 0-4-4-4-8v-222c0-4 0-8 4-8 0-4 4-4 9-4h115c4 0 4 0 4 0v4c5 0 5 0 5 4v4c0 5 0 5 0 9l-5 4h-4-94v80h81 5c0 5 0 5 0 5 4 4 4 4 4 8 0 0 0 5-4 5 0 4 0 4 0 4v4h-5-81v90h98 5c0 4 0 4 0 4 0 4 0 4 0 9z">
          <text:p/>
        </draw:path>
        <draw:path draw:style-name="gr1" draw:text-style-name="P1" draw:layer="layout" svg:width="0.195cm" svg:height="0.025cm" svg:x="3.631cm" svg:y="2.952cm" svg:viewBox="0 0 196 26" svg:d="M196 14c0 4 0 4 0 8-4 0-4 4-4 4h-188l-4-4c0-4 0-4 0-8 0-6 0-10 0-14h4 188 4c0 4 0 8 0 14z">
          <text:p/>
        </draw:path>
        <draw:path draw:style-name="gr1" draw:text-style-name="P1" draw:layer="layout" svg:width="0.195cm" svg:height="0.025cm" svg:x="3.822cm" svg:y="2.952cm" svg:viewBox="0 0 196 26" svg:d="M196 14c0 4 0 4 0 8-4 0-4 4-4 4h-188l-4-4c0-4 0-4 0-8 0-6 0-10 0-14h4 188 4c0 4 0 8 0 14z">
          <text:p/>
        </draw:path>
        <draw:path draw:style-name="gr1" draw:text-style-name="P1" draw:layer="layout" svg:width="0.195cm" svg:height="0.025cm" svg:x="4.017cm" svg:y="2.952cm" svg:viewBox="0 0 196 26" svg:d="M196 14c0 4 0 4 0 8-4 0-4 4-8 4h-184l-4-4c0-4 0-4 0-8 0-6 0-10 0-14h4 184c4 0 4 0 4 0 4 4 4 8 4 14z">
          <text:p/>
        </draw:path>
        <draw:path draw:style-name="gr1" draw:text-style-name="P1" draw:layer="layout" svg:width="0.195cm" svg:height="0.025cm" svg:x="4.212cm" svg:y="2.952cm" svg:viewBox="0 0 196 26" svg:d="M196 14c0 4 0 4 0 8-4 0-4 4-8 4h-183l-5-4c0-4 0-4 0-8 0-6 0-10 0-14h5 183c4 0 4 0 8 0 0 4 0 8 0 14z">
          <text:p/>
        </draw:path>
        <draw:path draw:style-name="gr1" draw:text-style-name="P1" draw:layer="layout" svg:width="0.195cm" svg:height="0.025cm" svg:x="4.403cm" svg:y="2.952cm" svg:viewBox="0 0 196 26" svg:d="M196 14c0 4 0 4 0 8-4 0-4 4-8 4h-183l-5-4c0-4 0-4 0-8 0-6 0-10 0-14h5 183c4 0 4 0 8 0 0 4 0 8 0 14z">
          <text:p/>
        </draw:path>
        <draw:path draw:style-name="gr1" draw:text-style-name="P1" draw:layer="layout" svg:width="0.2cm" svg:height="0.025cm" svg:x="4.594cm" svg:y="2.952cm" svg:viewBox="0 0 201 26" svg:d="M201 14c0 4 0 4-4 8 0 0 0 4-5 4h-183l-5-4c0-4-4-4-4-8 0-6 4-10 4-14h5 183c5 0 5 0 5 0 4 4 4 8 4 14z">
          <text:p/>
        </draw:path>
        <draw:path draw:style-name="gr1" draw:text-style-name="P1" draw:layer="layout" svg:width="0.195cm" svg:height="0.025cm" svg:x="4.794cm" svg:y="2.952cm" svg:viewBox="0 0 196 26" svg:d="M196 14c0 4 0 4-4 8 0 0 0 4-4 4h-184l-4-4c0-4 0-4 0-8 0-6 0-10 0-14h4 184c4 0 4 0 4 0 4 4 4 8 4 14z">
          <text:p/>
        </draw:path>
        <draw:path draw:style-name="gr1" draw:text-style-name="P1" draw:layer="layout" svg:width="0.195cm" svg:height="0.025cm" svg:x="4.985cm" svg:y="2.952cm" svg:viewBox="0 0 196 26" svg:d="M196 14c0 4 0 4-4 8 0 0 0 4-4 4h-184l-4-4c0-4 0-4 0-8 0-6 0-10 0-14h4 184c4 0 4 0 4 0 4 4 4 8 4 14z">
          <text:p/>
        </draw:path>
        <draw:path draw:style-name="gr1" draw:text-style-name="P1" draw:layer="layout" svg:width="0.199cm" svg:height="0.025cm" svg:x="5.176cm" svg:y="2.952cm" svg:viewBox="0 0 200 26" svg:d="M200 14c0 4 0 4-4 8 0 0 0 4-4 4h-184c-4 0-4-4-4-4-4-4-4-4-4-8 0-6 0-10 4-14h4 184c4 0 4 0 4 0 4 4 4 8 4 14z">
          <text:p/>
        </draw:path>
        <draw:path draw:style-name="gr1" draw:text-style-name="P1" draw:layer="layout" svg:width="0.199cm" svg:height="0.025cm" svg:x="5.371cm" svg:y="2.952cm" svg:viewBox="0 0 200 26" svg:d="M200 14c0 4 0 4-4 8 0 0 0 4-4 4h-184l-4-4c0-4-4-4-4-8 0-6 4-10 4-14h4 184c4 0 4 0 4 0 4 4 4 8 4 14z">
          <text:p/>
        </draw:path>
        <draw:path draw:style-name="gr1" draw:text-style-name="P1" draw:layer="layout" svg:width="0.199cm" svg:height="0.025cm" svg:x="5.562cm" svg:y="2.952cm" svg:viewBox="0 0 200 26" svg:d="M200 14c0 4 0 4-4 8 0 0 0 4-4 4h-184l-4-4c0-4-4-4-4-8 0-6 4-10 4-14h4 184c4 0 4 0 4 0 4 4 4 8 4 14z">
          <text:p/>
        </draw:path>
        <draw:path draw:style-name="gr1" draw:text-style-name="P1" draw:layer="layout" svg:width="0.2cm" svg:height="0.025cm" svg:x="5.757cm" svg:y="2.952cm" svg:viewBox="0 0 201 26" svg:d="M201 14c0 4-5 4-5 8 0 0 0 4-4 4h-183c-5 0-5-4-5-4-4-4-4-4-4-8 0-6 0-10 4-14h5 183c4 0 4 0 4 0 0 4 5 8 5 14z">
          <text:p/>
        </draw:path>
        <draw:path draw:style-name="gr1" draw:text-style-name="P1" draw:layer="layout" svg:width="0.2cm" svg:height="0.025cm" svg:x="5.952cm" svg:y="2.952cm" svg:viewBox="0 0 201 26" svg:d="M201 14c0 4 0 4-4 8 0 0 0 4-5 4h-183c-4 0-4-4-4-4-5-4-5-4-5-8 0-6 0-10 5-14h4 183c5 0 5 0 5 0 4 4 4 8 4 14z">
          <text:p/>
        </draw:path>
        <draw:path draw:style-name="gr1" draw:text-style-name="P1" draw:layer="layout" svg:width="0.196cm" svg:height="0.025cm" svg:x="6.147cm" svg:y="2.952cm" svg:viewBox="0 0 197 26" svg:d="M197 14c0 4 0 4-5 8 0 0 0 4-5 4h-182l-5-4c0-4 0-4 0-8 0-6 0-10 0-14h5 182c5 0 5 0 5 0 5 4 5 8 5 14z">
          <text:p/>
        </draw:path>
        <draw:path draw:style-name="gr1" draw:text-style-name="P1" draw:layer="layout" svg:width="0.196cm" svg:height="0.025cm" svg:x="6.338cm" svg:y="2.952cm" svg:viewBox="0 0 197 26" svg:d="M197 14c0 4 0 4 0 8l-6 4h-182c-4 0-4-4-4-4-5-4-5-4-5-8 0-6 0-10 5-14h4 182 6c0 4 0 8 0 14z">
          <text:p/>
        </draw:path>
        <draw:path draw:style-name="gr1" draw:text-style-name="P1" draw:layer="layout" svg:width="0.199cm" svg:height="0.025cm" svg:x="6.534cm" svg:y="2.952cm" svg:viewBox="0 0 200 26" svg:d="M200 14c0 4-4 4-4 8 0 0 0 4-4 4h-184c-4 0-4-4-4-4-4-4-4-4-4-8 0-6 0-10 4-14h4 184c4 0 4 0 4 0 0 4 4 8 4 14z">
          <text:p/>
        </draw:path>
        <draw:path draw:style-name="gr1" draw:text-style-name="P1" draw:layer="layout" svg:width="0.199cm" svg:height="0.025cm" svg:x="6.725cm" svg:y="2.952cm" svg:viewBox="0 0 200 26" svg:d="M200 14c0 4-4 4-4 8 0 0 0 4-4 4h-184c-4 0-4-4-4-4-4-4-4-4-4-8 0-6 0-10 4-14h4 184c4 0 4 0 4 0 0 4 4 8 4 14z">
          <text:p/>
        </draw:path>
        <draw:path draw:style-name="gr1" draw:text-style-name="P1" draw:layer="layout" svg:width="0.195cm" svg:height="0.025cm" svg:x="6.92cm" svg:y="2.952cm" svg:viewBox="0 0 196 26" svg:d="M196 14c0 4 0 4 0 8l-4 4h-183c-4 0-4-4-9-4 0-4 0-4 0-8 0-6 0-10 0-14 5 0 5 0 9 0h183 4c0 4 0 8 0 14z">
          <text:p/>
        </draw:path>
        <draw:path draw:style-name="gr1" draw:text-style-name="P1" draw:layer="layout" svg:width="0.195cm" svg:height="0.025cm" svg:x="7.115cm" svg:y="2.952cm" svg:viewBox="0 0 196 26" svg:d="M196 14c0 4 0 4 0 8l-4 4h-183c-4 0-4-4-4-4-5-4-5-4-5-8 0-6 0-10 5-14h4 183 4c0 4 0 8 0 14z">
          <text:p/>
        </draw:path>
        <draw:path draw:style-name="gr1" draw:text-style-name="P1" draw:layer="layout" svg:width="0.195cm" svg:height="0.025cm" svg:x="7.31cm" svg:y="2.952cm" svg:viewBox="0 0 196 26" svg:d="M196 14c0 4 0 4 0 8l-4 4h-182c-5 0-5-4-10-4 0-4 0-4 0-8 0-6 0-10 0-14 5 0 5 0 10 0h182 4c0 4 0 8 0 14z">
          <text:p/>
        </draw:path>
        <draw:path draw:style-name="gr1" draw:text-style-name="P1" draw:layer="layout" svg:width="0.195cm" svg:height="0.025cm" svg:x="7.501cm" svg:y="2.952cm" svg:viewBox="0 0 196 26" svg:d="M196 14c0 4 0 4 0 8l-4 4h-182c-6 0-6-4-6-4-4-4-4-4-4-8 0-6 0-10 4-14h6 182 4c0 4 0 8 0 14z">
          <text:p/>
        </draw:path>
        <draw:path draw:style-name="gr1" draw:text-style-name="P1" draw:layer="layout" svg:width="0.196cm" svg:height="0.025cm" svg:x="7.696cm" svg:y="2.952cm" svg:viewBox="0 0 197 26" svg:d="M197 14c0 4 0 4 0 8l-4 4h-183c-5 0-5-4-10-4 0-4 0-4 0-8 0-6 0-10 0-14 5 0 5 0 10 0h183 4c0 4 0 8 0 14z">
          <text:p/>
        </draw:path>
        <draw:path draw:style-name="gr1" draw:text-style-name="P1" draw:layer="layout" svg:width="0.195cm" svg:height="0.025cm" svg:x="7.892cm" svg:y="2.952cm" svg:viewBox="0 0 196 26" svg:d="M196 14c0 4 0 4 0 8l-4 4h-183c-5 0-5-4-9-4 0-4 0-4 0-8 0-6 0-10 0-14 4 0 4 0 9 0h183 4c0 4 0 8 0 14z">
          <text:p/>
        </draw:path>
        <draw:path draw:style-name="gr1" draw:text-style-name="P1" draw:layer="layout" svg:width="0.195cm" svg:height="0.025cm" svg:x="8.083cm" svg:y="2.952cm" svg:viewBox="0 0 196 26" svg:d="M196 14c0 4 0 4 0 8l-4 4h-184c-4 0-4-4-8-4 0-4 0-4 0-8 0-6 0-10 0-14 4 0 4 0 8 0h184 4c0 4 0 8 0 14z">
          <text:p/>
        </draw:path>
        <draw:path draw:style-name="gr1" draw:text-style-name="P1" draw:layer="layout" svg:width="0.195cm" svg:height="0.025cm" svg:x="8.278cm" svg:y="2.952cm" svg:viewBox="0 0 196 26" svg:d="M196 14c0 4 0 4 0 8l-4 4h-188l-4-4c0-4 0-4 0-8 0-6 0-10 0-14h4 188 4c0 4 0 8 0 14z">
          <text:p/>
        </draw:path>
        <draw:path draw:style-name="gr1" draw:text-style-name="P1" draw:layer="layout" svg:width="0.195cm" svg:height="0.025cm" svg:x="8.473cm" svg:y="2.952cm" svg:viewBox="0 0 196 26" svg:d="M196 14c0 4 0 4 0 8l-4 4h-188c0 0 0-4-4-4 0-4 0-4 0-8 0-6 0-10 0-14 4 0 4 0 4 0h188 4c0 4 0 8 0 14z">
          <text:p/>
        </draw:path>
        <draw:path draw:style-name="gr1" draw:text-style-name="P1" draw:layer="layout" svg:width="0.195cm" svg:height="0.025cm" svg:x="8.664cm" svg:y="2.952cm" svg:viewBox="0 0 196 26" svg:d="M196 14c0 4 0 4 0 8l-4 4h-188c0 0 0-4-4-4 0-4 0-4 0-8 0-6 0-10 0-14 4 0 4 0 4 0h188 4c0 4 0 8 0 14z">
          <text:p/>
        </draw:path>
        <draw:path draw:style-name="gr1" draw:text-style-name="P1" draw:layer="layout" svg:width="0.196cm" svg:height="0.025cm" svg:x="8.859cm" svg:y="2.952cm" svg:viewBox="0 0 197 26" svg:d="M197 14c0 4 0 4 0 8-5 0-5 4-5 4h-187l-5-4c0-4 0-4 0-8 0-6 0-10 0-14h5 187 5c0 4 0 8 0 14z">
          <text:p/>
        </draw:path>
        <draw:path draw:style-name="gr1" draw:text-style-name="P1" draw:layer="layout" svg:width="0.195cm" svg:height="0.025cm" svg:x="9.055cm" svg:y="2.952cm" svg:viewBox="0 0 196 26" svg:d="M196 14c0 4 0 4 0 8l-4 4h-188l-4-4c0-4 0-4 0-8 0-6 0-10 0-14h4 188 4c0 4 0 8 0 14z">
          <text:p/>
        </draw:path>
        <draw:path draw:style-name="gr1" draw:text-style-name="P1" draw:layer="layout" svg:width="0.195cm" svg:height="0.025cm" svg:x="9.246cm" svg:y="2.952cm" svg:viewBox="0 0 196 26" svg:d="M196 14c0 4 0 4 0 8l-5 4h-187l-4-4c0-4 0-4 0-8 0-6 0-10 0-14h4 187 5c0 4 0 8 0 14z">
          <text:p/>
        </draw:path>
        <draw:path draw:style-name="gr1" draw:text-style-name="P1" draw:layer="layout" svg:width="0.144cm" svg:height="0.245cm" svg:x="3.211cm" svg:y="3.457cm" svg:viewBox="0 0 145 246" svg:d="M145 234c0 4 0 4 0 8h-4c0 4 0 4 0 4h-5-128-4v-4h-4c0-4 0-4 0-8v-5c0-4 4-4 4-4v-4h4 52v-188l-48 26c-4 4-4 4-8 4s-4-4-4-4c0-4 0-4 0-9v-4c0-4 0-4 0-4 0 0 0-4 4-4l61-38h4 4 4c4 0 4 0 9 0h4 4c0 4 0 4 0 4v217h42 5v4c4 0 4 0 4 4z">
          <text:p/>
        </draw:path>
        <draw:path draw:style-name="gr1" draw:text-style-name="P1" draw:layer="layout" svg:width="0.042cm" svg:height="0.047cm" svg:x="3.406cm" svg:y="3.66cm" svg:viewBox="0 0 43 48" svg:d="M43 21c0 9-4 17-4 21-4 0-8 6-17 6s-14-6-18-6c-4-4-4-12-4-21 0-8 0-13 4-17s9-4 18-4 13 0 17 4c0 4 4 9 4 17z">
          <text:p/>
        </draw:path>
        <draw:path draw:style-name="gr1" draw:text-style-name="P1" draw:layer="layout" svg:width="0.182cm" svg:height="0.245cm" svg:x="3.818cm" svg:y="3.457cm" svg:viewBox="0 0 183 246" svg:d="M183 12c0 4 0 4 0 9v4h-4c0 4 0 4 0 4h-72v213 4c-4 0-4 0-9 0h-5c-4 0-8 0-8 0-5 0-5 0-5 0-4 0-4 0-4 0 0-4 0-4 0-4v-213h-72v-4h-4v-4c0-5 0-5 0-9v-4c0-4 0-4 0-4l4-4h175c4 0 4 4 4 4v4z">
          <text:p/>
        </draw:path>
        <draw:path draw:style-name="gr1" draw:text-style-name="P1" draw:layer="layout" svg:width="0.149cm" svg:height="0.262cm" svg:x="4.034cm" svg:y="3.44cm" svg:viewBox="0 0 150 263" svg:d="M150 259l-5 4h-4c-4 0-4 0-8 0-5 0-5 0-9 0h-4-4c0-4 0-4 0-4v-102c0-8 0-17 0-21-5-8-5-13-9-17s-4-8-12-8c-5-5-9-5-13-5-9 0-17 5-26 9-8 4-17 13-26 25v119 4h-4-5-4c-4 0-8 0-8 0-5 0-5 0-5 0-4 0-4 0-4 0 0-4 0-4 0-4v-255-4h4 5c0 0 4 0 8 0h4c5 0 5 0 5 0 4 0 4 0 4 0 0 4 0 4 0 4v102c9-8 22-17 30-22 9-4 18-4 26-4 13 0 21 0 30 4 8 5 12 9 17 18 8 4 8 13 12 21 0 9 5 22 5 30z">
          <text:p/>
        </draw:path>
        <draw:path draw:style-name="gr1" draw:text-style-name="P1" draw:layer="layout" svg:width="0.161cm" svg:height="0.187cm" svg:x="4.225cm" svg:y="3.52cm" svg:viewBox="0 0 162 188" svg:d="M162 85c0 4-4 8-4 12-4 0-4 0-8 0h-116c0 14 0 23 4 27 0 8 5 17 10 21 4 4 12 9 17 13 8 4 17 4 25 4 9 0 17 0 26 0 4-4 8-4 12-8 9 0 9 0 13-5 4 0 4 0 9 0 0 0 4 0 4 5 0 4 0 4 0 8v4 5c-4 0-4 4-4 4 0 0-5 0-5 4-4 0-8 0-12 4-9 0-13 0-22 5-8 0-12 0-21 0-17 0-30 0-38-5-14-4-22-12-26-21-9-4-13-17-17-25-5-13-9-26-9-44 0-13 4-29 9-38 4-13 8-21 17-30 4-8 12-16 26-21 8-4 21-4 34-4s25 0 34 4c8 5 17 13 21 17 9 9 13 17 17 26 0 12 4 21 4 33zM128 76c0-17-4-29-8-38-9-8-21-17-34-17-9 0-17 4-21 4-9 5-13 9-17 13-5 4-5 13-10 17 0 9-4 13-4 21z">
          <text:p/>
        </draw:path>
        <draw:path draw:style-name="gr1" draw:text-style-name="P1" draw:layer="layout" svg:width="0.157cm" svg:height="0.187cm" svg:x="4.509cm" svg:y="3.52cm" svg:viewBox="0 0 158 188" svg:d="M158 85c0 4 0 8 0 12-4 0-8 0-8 0h-116c0 14 0 23 5 27 0 8 4 17 8 21s9 9 17 13c9 4 17 4 25 4 9 0 17 0 22 0 8-4 13-4 18-8 4 0 8 0 13-5 4 0 4 0 8 0v5c4 0 4 0 4 0 0 4 0 4 0 8v4 5h-4v4c0 0-4 0-8 4 0 0-5 0-13 4-5 0-10 0-18 5-9 0-17 0-26 0-12 0-25 0-34-5-12-4-21-12-30-21-4-4-12-17-12-25-4-13-9-26-9-44 0-13 5-29 9-38 0-13 8-21 12-30 9-8 18-16 30-21 9-4 22-4 34-4 13 0 26 0 34 4 10 5 18 13 23 17 8 9 12 17 12 26 4 12 4 21 4 33zM129 76c0-17-5-29-14-38-4-8-17-17-34-17-4 0-13 4-17 4-8 5-13 9-17 13s-8 13-8 17c-5 9-5 13-5 21z">
          <text:p/>
        </draw:path>
        <draw:path draw:style-name="gr1" draw:text-style-name="P1" draw:layer="layout" svg:width="0.157cm" svg:height="0.254cm" svg:x="4.705cm" svg:y="3.52cm" svg:viewBox="0 0 158 255" svg:d="M158 247v4c-4 0-4 0-9 0l-4 4c-4 0-9-4-9-4-4 0-4 0-4 0-4 0-4 0-4 0v-4-90c-4 9-9 14-17 14-4 4-9 8-13 12-4 0-8 0-12 5-6 0-10 0-18 0-9 0-22-5-30-9-9-4-17-8-21-18-5-8-9-21-13-30 0-12-4-25-4-38s4-25 4-38c4-13 8-21 17-30 4-8 12-16 21-21 9-4 21-4 34-4 4 0 10 0 14 0s8 4 12 4c5 5 9 5 13 9s13 8 17 17v-21c0-5 0-5 0-5h4c0-4 0-4 5-4h4c4 0 4 0 9 0l4 4v5zM128 59c-9-12-17-21-26-25-8-4-16-9-26-9-8 0-13 0-21 5-4 4-9 8-13 17-4 4-4 12-9 21 0 8 0 17 0 25 0 9 0 17 0 26 5 4 5 12 9 21 4 4 9 8 13 13 4 4 13 8 21 8 4 0 10 0 14-4 4 0 8 0 12-4 5-5 9-9 13-13s9-9 13-13z">
          <text:p/>
        </draw:path>
        <draw:path draw:style-name="gr1" draw:text-style-name="P1" draw:layer="layout" svg:width="0.149cm" svg:height="0.187cm" svg:x="4.921cm" svg:y="3.52cm" svg:viewBox="0 0 150 188" svg:d="M150 179v4c-5 0-5 0-5 0h-4c-4 0-4 0-8 0h-5c-4 0-4 0-4 0-4 0-4 0-4 0 0-4 0-4 0-4v-21c-9 8-21 17-30 21-8 4-17 9-29 9-9 0-22 0-31-5-5-4-13-8-17-17-5-8-9-12-9-21-4-8-4-21-4-34v-102c0-5 0-5 0-5h4c0-4 0-4 4-4 0 0 5 0 9 0h4c4 0 4 0 4 4 5 0 5 0 5 0v5 97c0 14 0 18 4 26 0 5 5 9 5 13 5 4 9 9 13 13 4 0 9 4 17 4s17-4 21-8c9-9 17-17 26-26v-119c0-5 0-5 0-5h4c0-4 4-4 4-4 4 0 4 0 9 0 4 0 4 0 8 0 0 0 4 0 4 4 5 0 5 0 5 5z">
          <text:p/>
        </draw:path>
        <draw:path draw:style-name="gr1" draw:text-style-name="P1" draw:layer="layout" svg:width="0.14cm" svg:height="0.187cm" svg:x="5.112cm" svg:y="3.52cm" svg:viewBox="0 0 141 188" svg:d="M141 179v4h-4c0 0-4 0-9 0-4 0-4 0-8 0h-4v-4-17c-9 9-18 13-27 17-8 4-17 9-30 9-8 0-17 0-25-5-4 0-13-4-17-8s-8-13-13-17c-4-9-4-13-4-21 0-13 4-22 9-26 0-9 8-14 16-18 5-4 13-8 26-13 8 0 21-4 34-4h26v-12c0-5 0-13-4-17 0-5 0-9-4-13-5-4-10-4-14-9-4 0-12 0-17 0-8 0-17 0-21 0-9 5-13 5-17 9-4 0-9 4-13 4 0 4-4 4-4 4-4 0-4 0-4 0 0-4 0-4 0-4-4 0-4 0-4-4v-4c0-5 0-5 0-9l4-4c0 0 4-4 8-4 4-4 9-4 17-9 4 0 9-4 17-4 4 0 13 0 17 0 13 0 26 0 35 4 9 0 13 5 21 9 5 8 9 12 9 21 4 8 4 17 4 30zM111 102h-26c-8 0-17 0-26 0-4 0-8 4-12 9-5 0-9 4-13 9 0 4 0 8 0 12 0 9 0 17 8 22 5 8 13 8 22 8 8 0 17 0 25-4 4-4 14-13 22-21z">
          <text:p/>
        </draw:path>
        <draw:path draw:style-name="gr1" draw:text-style-name="P1" draw:layer="layout" svg:width="0.111cm" svg:height="0.234cm" svg:x="5.29cm" svg:y="3.473cm" svg:viewBox="0 0 112 235" svg:d="M112 213c0 5 0 9 0 9 0 4 0 4-5 4 0 0 0 4-4 4h-4c-4 5-9 5-9 5-4 0-8 0-8 0-13 0-17 0-26-5-4 0-13-4-18-8 0-9-4-13-8-21 0-5 0-13 0-26v-98h-25l-5-5c0-4 0-4 0-8s0-4 0-8v-5c5 0 5-4 5-4h25v-38-4c4 0 4 0 8-5h5c5 0 9 0 9 0 4 5 4 5 4 5 5 0 5 0 5 0v4 38h46v4h5v5c0 0 0 4 0 8s0 4 0 8c-5 0-5 5-5 5h-46v94c0 13 4 21 4 25 4 9 13 13 21 13 0 0 4 0 9-4h4 4c0-4 4-4 4-4 5 4 5 4 5 4v4z">
          <text:p/>
        </draw:path>
        <draw:path draw:style-name="gr1" draw:text-style-name="P1" draw:layer="layout" svg:width="0.038cm" svg:height="0.25cm" svg:x="5.439cm" svg:y="3.452cm" svg:viewBox="0 0 39 251" svg:d="M35 247v4h-5-4c0 0-4 0-8 0h-5c-5 0-5 0-5 0-4 0-4 0-4 0 0-4 0-4 0-4v-170c0-5 0-5 0-5h4c0-4 0-4 5-4h5c4 0 8 0 8 0 4 0 4 0 4 4 5 0 5 0 5 0v5zM39 17c0 9 0 13-4 17-5 0-9 0-17 0-5 0-14 0-14 0-4-4-4-8-4-17 0-8 0-12 4-17 4 0 9 0 18 0 4 0 8 0 13 0 4 5 4 9 4 17z">
          <text:p/>
        </draw:path>
        <draw:path draw:style-name="gr1" draw:text-style-name="P1" draw:layer="layout" svg:width="0.174cm" svg:height="0.187cm" svg:x="5.515cm" svg:y="3.52cm" svg:viewBox="0 0 175 188" svg:d="M175 89c0 17-4 31-8 39-5 13-9 26-17 34-5 9-17 13-26 17-12 4-26 9-39 9s-25 0-38-5c-9-4-17-12-26-21-8-8-12-17-16-30 0-8-5-21-5-39 0-13 5-25 5-38 4-13 12-21 16-30 9-8 17-16 30-21 9-4 21-4 38-4 13 0 27 0 35 4 13 5 21 13 30 17 4 9 8 21 13 30 4 13 8 25 8 38zM141 93c0-8 0-17-4-25 0-9-4-17-8-21-5-9-9-13-17-17-6-5-14-5-27-5-9 0-17 0-21 5-9 4-13 8-17 12-4 9-9 13-9 22-4 8-4 16-4 29 0 9 0 18 0 27 4 8 9 17 9 21 4 4 12 13 17 13 8 4 16 8 25 8s17-4 27-4c4-4 12-9 17-17 4-4 4-13 8-21 0-9 4-18 4-27z">
          <text:p/>
        </draw:path>
        <draw:path draw:style-name="gr1" draw:text-style-name="P1" draw:layer="layout" svg:width="0.148cm" svg:height="0.182cm" svg:x="5.736cm" svg:y="3.52cm" svg:viewBox="0 0 149 183" svg:d="M149 179v4c-4 0-4 0-4 0h-4c-4 0-4 0-9 0-4 0-4 0-8 0h-4-5c0-4 0-4 0-4v-102c0-8 0-17 0-21-4-8-4-13-9-17-4-4-4-8-13-8-4-6-8-6-13-6-8 0-17 6-25 10-9 4-17 13-25 25v119 4c-5 0-5 0-9 0h-4c-4 0-9 0-9 0-4 0-4 0-4 0-4 0-4 0-4 0 0-4 0-4 0-4v-170c0-5 0-5 0-5h4c0-4 0-4 4-4h5c4 0 4 0 8 0 0 0 4 0 4 4 0 0 5 0 5 5v22c8-14 16-18 25-27 13-4 21-4 30-4 13 0 21 0 30 4 9 5 13 9 17 17 9 4 9 14 13 22 0 9 4 22 4 30z">
          <text:p/>
        </draw:path>
        <draw:path draw:style-name="gr1" draw:text-style-name="P1" draw:layer="layout" svg:width="0.119cm" svg:height="0.267cm" svg:x="6.003cm" svg:y="3.435cm" svg:viewBox="0 0 120 268" svg:d="M120 22c0 4 0 4 0 4 0 4 0 4 0 4-4 0-4 4-4 4h-5c0-4-4-4-4-4-4 0-4 0-8 0 0-4-4-4-9-4-4 0-8 4-12 4 0 0-6 4-10 8 0 0 0 5-4 13 0 4 0 9 0 17v17h39c0 0 4 0 4 4v5c4 0 4 4 4 8s-4 4-4 8c0 0 0 5-4 5h-39v149 4h-4-5c0 0-4 0-8 0h-4c-4 0-4 0-9 0 0-4 0-4 0-4v-149h-25c-5 0-5-5-5-5 0-4-4-4-4-8s0-4 4-8v-5l5-4h25v-17c0-13 0-21 0-30 5-8 9-16 13-21 4-4 8-8 17-12 4 0 14-5 26-5 5 0 9 0 13 5 4 0 4 0 8 0 5 0 5 4 5 4l4 4v4z">
          <text:p/>
        </draw:path>
        <draw:path draw:style-name="gr1" draw:text-style-name="P1" draw:layer="layout" svg:width="0.175cm" svg:height="0.187cm" svg:x="6.13cm" svg:y="3.52cm" svg:viewBox="0 0 176 188" svg:d="M176 89c0 17-5 31-9 39-4 13-8 26-17 34-4 9-17 13-25 17-13 4-26 9-39 9-12 0-25 0-38-5-9-4-18-12-26-21-9-8-13-17-17-30-5-8-5-21-5-39 0-13 5-25 5-38 4-13 13-21 17-30 8-8 17-16 30-21 9-4 22-4 39-4 12 0 25 0 34 4 12 5 21 13 29 17 5 9 9 21 13 30 4 13 9 25 9 38zM142 93c0-8 0-17-5-25 0-9-4-17-8-21-4-9-9-13-17-17-4-5-13-5-26-5-8 0-17 0-21 5-8 4-13 8-17 12-5 9-9 13-9 22-4 8-4 16-4 29 0 9 0 18 0 27 4 8 8 17 8 21 5 4 14 13 18 13 8 4 17 8 25 8 9 0 17-4 26-4 4-4 13-9 17-17 4-4 4-13 8-21 0-9 5-18 5-27z">
          <text:p/>
        </draw:path>
        <draw:path draw:style-name="gr1" draw:text-style-name="P1" draw:layer="layout" svg:width="0.098cm" svg:height="0.182cm" svg:x="6.351cm" svg:y="3.52cm" svg:viewBox="0 0 99 183" svg:d="M99 17c0 4 0 4 0 8v6 4h-5-4c0-4 0-4-4-4h-4c-4 0-4 0-9 0-4 0-4 0-8 0s-9 4-9 8c-4 0-8 4-12 9-5 4-9 12-13 17v114 4c-4 0-4 0-8 0h-5c-4 0-8 0-8 0-4 0-4 0-4 0-6 0-6 0-6 0 0-4 0-4 0-4v-170c0-5 0-5 0-5h6c0-4 0-4 4-4h4c4 0 4 0 9 0 0 0 4 0 4 4 0 0 4 0 4 5v22c4-6 8-10 13-14 4-4 8-8 8-13 4 0 9-4 13-4s8 0 13 0h4 4c4 0 4 0 8 0l5 4v5 4z">
          <text:p/>
        </draw:path>
        <draw:path draw:style-name="gr1" draw:text-style-name="P1" draw:layer="layout" svg:width="0.136cm" svg:height="0.187cm" svg:x="6.563cm" svg:y="3.52cm" svg:viewBox="0 0 137 188" svg:d="M137 154v4c0 4 0 4 0 4l-4 4v5c-4 0-4 4-8 4-6 4-10 4-14 8-5 0-13 0-17 5-5 0-13 0-17 0-13 0-26 0-34-5-9-4-17-12-21-21-9-4-13-17-17-25-5-13-5-26-5-44 0-17 0-29 5-42 4-13 12-21 17-30 8-8 17-12 25-17 13-4 21-4 34-4 4 0 8 0 17 0 4 0 8 4 13 4 4 0 8 5 14 5 0 4 4 4 4 8 4 0 4 0 4 0 0 4 0 4 0 4 4 0 4 4 4 4 0 5 0 5 0 5 0 8 0 8-4 12 0 0 0 5-4 5l-4-5c-6-4-10-4-14-8 0 0-5-4-13-4-4-5-13-5-17-5-17 0-30 5-34 17-8 13-13 30-13 51 0 13 0 22 0 31 5 8 9 13 13 21 4 4 9 9 13 13 4 0 13 4 21 4s13-4 17-4c8-4 13-4 17-9 4-4 4-4 10-8 4 0 4-4 8-4v4h4c0 4 0 4 0 4 0 4 0 4 0 9z">
          <text:p/>
        </draw:path>
        <draw:path draw:style-name="gr1" draw:text-style-name="P1" draw:layer="layout" svg:width="0.14cm" svg:height="0.187cm" svg:x="6.729cm" svg:y="3.52cm" svg:viewBox="0 0 141 188" svg:d="M141 179v4h-4c-5 0-5 0-9 0s-4 0-8 0h-5v-4-17c-8 9-16 13-25 17-8 4-21 9-30 9-8 0-17 0-25-5-9 0-13-4-17-8s-10-13-14-17c-4-9-4-13-4-21 0-13 0-22 4-26 4-9 14-14 18-18 9-4 17-8 30-13 8 0 21-4 34-4h25v-12c0-5 0-13-4-17 0-5-4-9-4-13-4-4-9-4-13-9-4 0-13 0-17 0-8 0-17 0-21 0-9 5-13 5-17 9-4 0-9 4-13 4-4 4-4 4-8 4 0-4-6-4-6-4v-4-4c0-5 0-5 0-9 0 0 0-4 6-4 0 0 4-4 8-4 4-4 9-4 13-9 8 0 12-4 21-4 4 0 13 0 17 0 13 0 26 0 34 4 8 0 13 5 21 9 4 8 9 12 9 21 4 8 4 17 4 30zM111 102h-29c-9 0-13 0-22 0-4 0-13 4-17 9-4 0-4 4-8 9 0 4 0 8 0 12 0 9 0 17 8 22 4 8 13 8 22 8 8 0 17 0 25-4 4-4 13-13 21-21z">
          <text:p/>
        </draw:path>
        <draw:path draw:style-name="gr1" draw:text-style-name="P1" draw:layer="layout" svg:width="0.157cm" svg:height="0.254cm" svg:x="6.928cm" svg:y="3.52cm" svg:viewBox="0 0 158 255" svg:d="M158 89c0 17 0 30-4 42-4 13-8 22-17 30-4 10-13 14-21 18s-21 9-34 9c-4 0-8 0-13 0-4-5-8-5-13-5-4-4-8-8-12-8-4-4-9-9-13-14v86 4h-4-4c0 0-5 4-10 4l-4-4c-4 0-4 0-9 0v-4-238c0-5 0-5 0-5 5-4 5-4 5-4 4 0 4 0 8 0 5 0 5 0 10 0l4 4v5 21c4-5 13-9 17-13s8-8 12-13c5 0 13-4 18-4 4 0 8 0 17 0 12 0 21 0 29 4 9 5 17 13 21 21 5 9 9 17 13 30 4 9 4 21 4 34zM124 93c0-8 0-17 0-25-4-9-4-17-8-21-4-9-8-13-13-17-4-5-12-5-21-5-4 0-8 0-13 0-4 5-8 5-13 9 0 0-4 4-12 8-4 5-9 9-13 17v68c9 9 17 17 25 26 9 4 18 8 26 8 9 0 13-4 17-8 9-5 13-9 17-13 4-9 4-13 8-21 0-9 0-17 0-26z">
          <text:p/>
        </draw:path>
        <draw:path draw:style-name="gr1" draw:text-style-name="P1" draw:layer="layout" svg:width="0.145cm" svg:height="0.187cm" svg:x="7.119cm" svg:y="3.52cm" svg:viewBox="0 0 146 188" svg:d="M146 179l-5 4h-4c0 0-4 0-8 0 0 0-5 0-9 0h-4v-4-17c-8 9-17 13-25 17-9 4-18 9-30 9-9 0-17 0-21-5-9 0-17-4-22-8-4-4-9-13-13-17 0-9-5-13-5-21 0-13 5-22 10-26 4-9 8-14 17-18 4-4 17-8 25-13 13 0 21-4 39-4h21v-12c0-5 0-13 0-17-4-5-4-9-9-13-4-4-8-4-12-9-5 0-9 0-18 0-8 0-17 0-21 0-4 5-12 5-17 9-4 0-8 4-12 4 0 4-5 4-5 4h-4c0-4 0-4 0-4 0 0-4 0-4-4v-4c0-5 0-5 0-9 4 0 4-4 4-4 4 0 4-4 9-4 4-4 8-4 17-9 4 0 8-4 16-4 5 0 13 0 22 0 8 0 21 0 30 4 8 0 16 5 21 9 4 8 8 12 12 21 0 8 5 17 5 30zM112 102h-26c-8 0-17 0-21 0-9 0-13 4-17 9-4 0-8 4-8 9-5 4-5 8-5 12 0 9 5 17 9 22 4 8 12 8 21 8 8 0 17 0 26-4 8-4 12-13 21-21z">
          <text:p/>
        </draw:path>
        <draw:path draw:style-name="gr1" draw:text-style-name="P1" draw:layer="layout" svg:width="0.136cm" svg:height="0.187cm" svg:x="7.306cm" svg:y="3.52cm" svg:viewBox="0 0 137 188" svg:d="M137 154v4c0 4 0 4 0 4v4c0 0-4 0-4 5 0 0-5 4-9 4-4 4-8 4-13 8-4 0-8 0-17 5-4 0-8 0-17 0-12 0-21 0-30-5-13-4-21-12-26-21-8-4-12-17-17-25 0-13-4-26-4-44 0-17 4-29 9-42 4-13 8-21 17-30 4-8 12-12 25-17 10-4 18-4 31-4 4 0 12 0 17 0 4 0 8 4 12 4 5 0 9 5 13 5 4 4 4 4 9 8 4 4 4 4 4 4v4c0 5 0 5 0 5 0 8 0 8 0 12-4 0-4 5-4 5-5 0-5-5-9-5-4-4-4-4-8-8-5 0-9-4-13-4-9-5-13-5-21-5-13 0-26 5-35 17-9 13-13 30-13 51 0 13 0 22 4 31 0 8 5 13 9 21 4 4 9 9 14 13 8 0 12 4 21 4 8 0 12-4 21-4 4-4 8-4 13-9 4-4 8-4 8-8 4 0 9-4 9-4 0 0 0 4 4 4 0 4 0 4 0 4 0 4 0 4 0 9z">
          <text:p/>
        </draw:path>
        <draw:path draw:style-name="gr1" draw:text-style-name="P1" draw:layer="layout" svg:width="0.038cm" svg:height="0.25cm" svg:x="7.48cm" svg:y="3.452cm" svg:viewBox="0 0 39 251" svg:d="M35 247v4c-4 0-4 0-4 0-5 0-10 0-10 0-4 0-8 0-8 0-4 0-4 0-4 0h-5c0-4 0-4 0-4v-170c0-5 0-5 0-5h5c0-4 0-4 4-4 0 0 4 0 8 0 0 0 5 0 10 0l4 4v5zM39 17c0 9 0 13-4 17 0 0-9 0-14 0-8 0-12 0-17 0-4-4-4-8-4-17 0-8 0-12 4-17 5 0 9 0 17 0 5 0 14 0 14 0 4 5 4 9 4 17z">
          <text:p/>
        </draw:path>
        <draw:path draw:style-name="gr1" draw:text-style-name="P1" draw:layer="layout" svg:width="0.11cm" svg:height="0.234cm" svg:x="7.548cm" svg:y="3.473cm" svg:viewBox="0 0 111 235" svg:d="M111 213c0 5 0 9 0 9 0 4-4 4-4 4 0 0 0 4-4 4 0 0-4 0-10 0 0 5-4 5-4 5-4 0-9 0-13 0-8 0-12 0-21-5-4 0-13-4-17-8-4-9-4-13-8-21 0-5 0-13 0-26v-98h-26l-4-5c0-4 0-4 0-8s0-4 0-8v-5c4 0 4-4 4-4h26v-38-4c4 0 4 0 8-5h4c5 0 9 0 9 0 4 5 4 5 4 5 4 0 4 0 4 0v4 38h44c4 0 4 0 4 4h4v5c0 0 0 4 0 8s0 4 0 8c-4 0-4 5-8 5h-44v94c0 13 0 21 5 25 4 9 12 13 21 13 0 0 4 0 8-4h6 4c0-4 4-4 4-4 0 4 4 4 4 4v4z">
          <text:p/>
        </draw:path>
        <draw:path draw:style-name="gr1" draw:text-style-name="P1" draw:layer="layout" svg:width="0.039cm" svg:height="0.25cm" svg:x="7.696cm" svg:y="3.452cm" svg:viewBox="0 0 40 251" svg:d="M34 247v4h-4-4c0 0-4 0-9 0h-4c-4 0-4 0-8 0 0-4 0-4 0-4v-170c0-5 0-5 0-5 4-4 4-4 8-4h4c5 0 9 0 9 0 4 0 4 0 4 4 4 0 4 0 4 0v5zM40 17c0 9 0 13-6 17-4 0-8 0-17 0-4 0-12 0-12 0-5-4-5-8-5-17 0-8 0-12 5-17 0 0 8 0 12 0 9 0 13 0 17 0 6 5 6 9 6 17z">
          <text:p/>
        </draw:path>
        <draw:path draw:style-name="gr1" draw:text-style-name="P1" draw:layer="layout" svg:width="0.161cm" svg:height="0.182cm" svg:x="7.769cm" svg:y="3.52cm" svg:viewBox="0 0 162 183" svg:d="M162 9v4l-59 166-5 4c-4 0-4 0-8 0s-4 0-9 0c-4 0-8 0-8 0-5 0-9 0-9 0h-4c0-4 0-4 0-4l-60-166v-4c0-5 0-5 0-5v-4c4 0 4 0 4 0 4 0 4 0 8 0 5 0 9 0 9 0 4 0 4 0 4 4 4 0 4 0 4 0v5l52 140v5-5l47-140c4-5 4-5 4-5 4-4 4-4 9-4 0 0 4 0 8 0h4c5 0 5 0 5 0 4 4 4 4 4 4z">
          <text:p/>
        </draw:path>
        <draw:path draw:style-name="gr1" draw:text-style-name="P1" draw:layer="layout" svg:width="0.157cm" svg:height="0.187cm" svg:x="7.951cm" svg:y="3.52cm" svg:viewBox="0 0 158 188" svg:d="M158 85c0 4 0 8 0 12-4 0-8 0-8 0h-116c0 14 0 23 4 27 0 8 5 17 9 21s8 9 17 13c8 4 17 4 25 4 9 0 17 0 22 0 8-4 12-4 17-8 4 0 9 0 13-5 4 0 4 0 4 0 5 0 5 0 5 0v5c4 0 4 0 4 0 0 4 0 4 0 8v4 5h-4v4c0 0-5 0-9 4 0 0-4 0-13 4-5 0-9 0-17 5-9 0-18 0-26 0-13 0-25 0-34-5-13-4-21-12-30-21-4-4-12-17-12-25-4-13-9-26-9-44 0-13 5-29 9-38 0-13 8-21 12-30 9-8 17-16 30-21 9-4 21-4 34-4s21 0 34 4c9 5 18 13 22 17 9 9 13 17 13 26 4 12 4 21 4 33zM128 76c0-17-5-29-13-38-4-8-17-17-34-17-9 0-13 4-17 4-9 5-13 9-17 13s-9 13-9 17c-4 9-4 13-4 21z">
          <text:p/>
        </draw:path>
        <draw:path draw:style-name="gr1" draw:text-style-name="P1" draw:layer="layout" svg:width="0.098cm" svg:height="0.182cm" svg:x="8.244cm" svg:y="3.52cm" svg:viewBox="0 0 99 183" svg:d="M99 17c0 4 0 4 0 8v6 4h-5-4c0-4 0-4-4-4h-4c-5 0-5 0-9 0s-8 0-8 0c-5 0-9 4-13 8 0 0-5 4-9 9-5 4-9 12-13 17v114 4h-5-4c0 0-4 0-8 0h-5c-4 0-4 0-8 0 0-4 0-4 0-4v-170c0-5 0-5 0-5 4-4 4-4 4-4 4 0 4 0 9 0 4 0 4 0 8 0l4 4v5 22c5-6 13-10 18-14 0-4 4-8 9-13 4 0 8-4 13-4 4 0 8 0 8 0 4 0 4 0 9 0h4c4 0 4 0 8 0l5 4v5 4z">
          <text:p/>
        </draw:path>
        <draw:path draw:style-name="gr1" draw:text-style-name="P1" draw:layer="layout" svg:width="0.157cm" svg:height="0.187cm" svg:x="8.367cm" svg:y="3.52cm" svg:viewBox="0 0 158 188" svg:d="M158 85c0 4 0 8-4 12 0 0-4 0-9 0h-110c0 14 0 23 4 27 0 8 5 17 9 21s8 9 17 13c8 4 17 4 25 4 9 0 17 0 21 0 9-4 13-4 17-8 5 0 9 0 13-5h4c5 0 5 0 5 0v5h4c0 4 0 4 0 8v4c0 0-4 0-4 5v4c0 0-5 0-9 4 0 0-4 0-13 4-4 0-12 0-17 5-8 0-17 0-25 0-13 0-26 0-34-5-13-4-22-12-31-21-4-4-13-17-17-25 0-13-4-26-4-44 0-13 4-29 4-38 4-13 13-21 17-30 9-8 18-16 27-21 12-4 25-4 38-4s21 0 34 4c8 5 17 13 21 17 9 9 13 17 13 26 4 12 4 21 4 33zM128 76c0-17-4-29-12-38-9-8-17-17-34-17-9 0-13 4-22 4-4 5-8 9-12 13s-9 13-9 17c-4 9-4 13-4 21z">
          <text:p/>
        </draw:path>
        <draw:path draw:style-name="gr1" draw:text-style-name="P1" draw:layer="layout" svg:width="0.14cm" svg:height="0.187cm" svg:x="8.562cm" svg:y="3.52cm" svg:viewBox="0 0 141 188" svg:d="M141 179v4h-4c0 0-4 0-9 0-4 0-4 0-8 0h-4v-4-17c-9 9-17 13-26 17-8 4-17 9-29 9-9 0-18 0-27-5-4 0-13-4-17-8s-8-13-13-17c-4-9-4-13-4-21 0-13 4-22 4-26 5-9 13-14 17-18 9-4 18-8 31-13 9 0 21-4 34-4h26v-12c0-5 0-13-5-17 0-5 0-9-4-13s-8-4-13-9c-4 0-12 0-17 0-8 0-16 0-21 0-9 5-13 5-18 9-4 0-8 4-13 4-4 4-4 4-4 4-4 0-4 0-4 0 0-4 0-4-4-4v-4-4c0-5 0-5 0-9l4-4c0 0 4-4 8-4 5-4 9-4 13-9 9 0 13-4 23-4 4 0 12 0 16 0 13 0 26 0 34 4 9 0 13 5 21 9 5 8 9 12 9 21 4 8 4 17 4 30zM112 102h-26c-8 0-17 0-25 0-4 0-9 4-14 9-4 0-8 4-13 9 0 4 0 8 0 12 0 9 0 17 9 22 4 8 14 8 22 8s17 0 25-4c5-4 13-13 22-21z">
          <text:p/>
        </draw:path>
        <draw:path draw:style-name="gr1" draw:text-style-name="P1" draw:layer="layout" svg:width="0.136cm" svg:height="0.187cm" svg:x="8.749cm" svg:y="3.52cm" svg:viewBox="0 0 137 188" svg:d="M137 154v4c0 4 0 4 0 4 0 0 0 4-4 4v5c-5 0-5 4-9 4-4 4-8 4-13 8-4 0-12 0-18 5-4 0-12 0-17 0-12 0-21 0-34-5-8-4-17-12-21-21-8-4-13-17-17-25-4-13-4-26-4-44 0-17 4-29 8-42 0-13 9-21 13-30 9-8 17-12 26-17 12-4 21-4 34-4 4 0 8 0 18 0 4 0 8 4 12 4 5 0 9 5 13 5 4 4 4 4 4 8 5 0 5 0 5 0 0 4 0 4 4 4v4c0 5 0 5 0 5 0 8 0 8-4 12 0 0 0 5-5 5l-4-5c-4-4-8-4-8-8-5 0-9-4-17-4-6-5-10-5-18-5-17 0-26 5-34 17-9 13-13 30-13 51 0 13 0 22 4 31 0 8 4 13 9 21 4 4 8 9 12 13 9 0 13 4 22 4 8 0 12-4 18-4 8-4 12-4 17-9 4-4 8-4 8-8 4 0 4-4 9-4v4h4c0 4 0 4 0 4 0 4 0 4 0 9z">
          <text:p/>
        </draw:path>
        <draw:path draw:style-name="gr1" draw:text-style-name="P1" draw:layer="layout" svg:width="0.114cm" svg:height="0.234cm" svg:x="8.902cm" svg:y="3.473cm" svg:viewBox="0 0 115 235" svg:d="M115 213c0 5 0 9 0 9 0 4-4 4-4 4 0 0 0 4-4 4 0 0-4 0-9 0 0 5-4 5-8 5 0 0-4 0-9 0-8 0-17 0-21-5-8 0-12-4-18-8-4-9-4-13-8-21 0-5 0-13 0-26v-98h-26c-4 0-4-5-4-5 0-4-4-4-4-8s0-4 4-8v-5l4-4h26v-38-4c4 0 4 0 4-5 4 0 10 0 10 0 4 0 8 0 8 0 4 5 4 5 4 5h4v4 38h43c4 0 4 0 4 4 4 0 4 5 4 5 0 0 0 4 0 8s0 4-4 8c0 0 0 5-4 5h-43v94c0 13 0 21 5 25 4 9 8 13 21 13 0 0 4 0 4-4 4 0 4 0 9 0h4c0-4 4-4 4-4 0 4 0 4 4 4v4z">
          <text:p/>
        </draw:path>
        <draw:path draw:style-name="gr1" draw:text-style-name="P1" draw:layer="layout" svg:width="0.14cm" svg:height="0.187cm" svg:x="9.046cm" svg:y="3.52cm" svg:viewBox="0 0 141 188" svg:d="M141 179v4c-4 0-4 0-4 0-4 0-4 0-9 0-4 0-8 0-8 0h-4v-4-17c-9 9-17 13-26 17-8 4-21 9-30 9s-18 0-26-5c-8 0-13-4-17-8-8-4-8-13-13-17-4-9-4-13-4-21 0-13 0-22 4-26 5-9 13-14 17-18 9-4 17-8 30-13 9 0 22-4 35-4h25v-12c0-5 0-13-4-17 0-5-4-9-4-13-4-4-8-4-13-9-4 0-13 0-21 0-4 0-14 0-18 0-9 5-13 5-17 9-4 0-8 4-13 4-4 4-4 4-8 4 0-4-4-4-4-4v-4-4c0-5 0-5 0-9 0 0 0-4 4-4 0 0 4-4 8-4 5-4 9-4 13-9 8 0 13-4 17-4 9 0 18 0 22 0 13 0 22 0 34 4 9 0 13 5 17 9 9 8 13 12 13 21 4 8 4 17 4 30zM111 102h-29c-9 0-13 0-22 0-5 0-13 4-18 9-4 0-4 4-8 9 0 4-4 8-4 12 0 9 4 17 8 22 9 8 17 8 27 8 8 0 17 0 21-4 9-4 17-13 25-21z">
          <text:p/>
        </draw:path>
        <draw:path draw:style-name="gr1" draw:text-style-name="P1" draw:layer="layout" svg:width="0.144cm" svg:height="0.182cm" svg:x="9.246cm" svg:y="3.52cm" svg:viewBox="0 0 145 183" svg:d="M145 179v4c-4 0-4 0-4 0-5 0-5 0-9 0s-8 0-8 0c-5 0-5 0-5 0h-4c0-4 0-4 0-4v-102c0-8 0-17 0-21-4-8-4-13-8-17-5-4-9-8-13-8-4-6-9-6-17-6-4 0-13 6-21 10-9 4-18 13-27 25v119 4h-4-4c0 0-4 0-9 0h-4c-4 0-4 0-8 0 0-4 0-4 0-4v-170c0-5 0-5 0-5 4-4 4-4 4-4 4 0 4 0 8 0 5 0 5 0 9 0l4 4v5 22c13-14 22-18 31-27 8-4 21-4 29-4 13 0 22 0 30 4 9 5 13 9 17 17 4 4 9 14 13 22 0 9 0 22 0 30z">
          <text:p/>
        </draw:path>
        <draw:path draw:style-name="gr1" draw:text-style-name="P1" draw:layer="layout" svg:width="0.136cm" svg:height="0.187cm" svg:x="9.436cm" svg:y="3.52cm" svg:viewBox="0 0 137 188" svg:d="M137 154v4c0 4 0 4 0 4v4c-4 0-4 0-4 5-4 0-4 4-8 4-5 4-9 4-13 8-5 0-9 0-17 5-4 0-9 0-18 0-13 0-21 0-34-5-8-4-17-12-21-21-9-4-13-17-17-25 0-13-5-26-5-44 0-17 5-29 9-42s9-21 17-30c4-8 13-12 25-17 9-4 17-4 30-4 5 0 14 0 18 0s8 4 13 4c4 0 8 5 13 5 4 4 4 4 8 8 0 4 4 4 4 4v4c0 5 0 5 0 5 0 8 0 8-4 12 0 0 0 5-4 5 0 0 0-5-4-5-5-4-5-4-9-8-4 0-9-4-17-4-4-5-8-5-18-5-17 0-25 5-34 17-8 13-12 30-12 51 0 13 0 22 4 31 0 8 4 13 8 21 4 4 9 9 13 13 8 0 13 4 21 4 10 0 14-4 22-4 4-4 9-4 13-9 4-4 9-4 9-8 4 0 4-4 8-4v4c4 0 4 0 4 0 0 4 0 4 0 4 0 4 0 4 0 9z">
          <text:p/>
        </draw:path>
        <draw:path draw:style-name="gr1" draw:text-style-name="P1" draw:layer="layout" svg:width="0.157cm" svg:height="0.187cm" svg:x="9.598cm" svg:y="3.52cm" svg:viewBox="0 0 158 188" svg:d="M158 85c0 4 0 8-5 12 0 0-5 0-9 0h-110c0 14 0 23 4 27 0 8 4 17 8 21 5 4 9 9 17 13 9 4 17 4 26 4 8 0 17 0 21 0 9-4 13-4 17-8 4 0 9 0 13-5h4c4 0 4 0 4 0v5h5c0 4 0 4 0 8v4c0 0-5 0-5 5v4c0 0-4 0-8 4 0 0-9 0-13 4-4 0-13 0-17 5-8 0-17 0-25 0-13 0-26 0-34-5-13-4-22-12-30-21-4-4-13-17-17-25 0-13-4-26-4-44 0-13 4-29 4-38 4-13 13-21 17-30 8-8 17-16 25-21 13-4 26-4 34-4 17 0 26 0 39 4 8 5 17 13 21 17 8 9 13 17 13 26 5 12 5 21 5 33zM127 76c0-17-4-29-13-38-8-8-17-17-34-17-8 0-12 4-21 4-4 5-8 9-13 13-4 4-8 13-8 17-4 9-4 13-4 21z">
          <text:p/>
        </draw:path>
        <draw:path draw:style-name="gr1" draw:text-style-name="P1" draw:layer="layout" svg:width="0.038cm" svg:height="0.25cm" svg:x="9.891cm" svg:y="3.452cm" svg:viewBox="0 0 39 251" svg:d="M35 247v4h-5-4c0 0-4 0-8 0h-5c-4 0-4 0-9 0 0-4 0-4 0-4v-170c0-5 0-5 0-5 5-4 5-4 9-4h5c4 0 8 0 8 0 4 0 4 0 4 4 5 0 5 0 5 0v5zM39 17c0 9 0 13-4 17-5 0-9 0-17 0-5 0-14 0-14 0-4-4-4-8-4-17 0-8 0-12 4-17 0 0 9 0 14 0 8 0 12 0 17 0 4 5 4 9 4 17z">
          <text:p/>
        </draw:path>
        <draw:path draw:style-name="gr1" draw:text-style-name="P1" draw:layer="layout" svg:width="0.119cm" svg:height="0.187cm" svg:x="9.971cm" svg:y="3.52cm" svg:viewBox="0 0 120 188" svg:d="M120 132c0 9 0 17-5 26-5 4-9 13-13 17-8 4-13 8-21 8-9 5-17 5-30 5-4 0-8 0-17 0-4-5-8-5-12-5-5-4-9-4-13-4-5-4-5-4-5-4-4-4-4-4-4-9 0 0 0-4 0-8v-4c0-5 0-5 0-5v-4h4c0 0 5 0 5 4 4 0 8 5 13 5 4 4 8 4 12 4 4 4 13 4 17 4 9 0 13 0 17 0 4-4 9-4 13-8 0 0 4-5 4-9 4 0 4-4 4-8 0-9 0-9-4-13s-4-9-8-9c-5-4-9-4-17-9-5 0-9-4-13-4-4-5-13-5-17-9s-8-8-13-8c-4-5-8-9-13-17 0-4 0-13 0-17 0-9 0-17 5-21 0-5 4-13 8-17 5-4 13-9 21-9 9-4 17-4 26-4 4 0 8 0 17 0 4 0 8 0 8 4 5 0 9 0 13 0 0 5 4 5 4 5l4 4c0 4 0 4 0 4 0 4 0 4 0 8v5 4h-4-4c-4 0-4-4-8-4-5 0-9-5-13-5s-9-4-17-4c-4 0-9 0-13 4-4 0-8 0-8 5-5 0-9 4-9 8s0 4 0 9c0 4 0 8 4 12 0 5 5 9 9 9 4 4 8 4 13 8 4 0 12 4 17 4 4 5 8 5 17 9 4 4 8 4 12 8 4 5 9 9 9 18 5 5 5 9 5 17z">
          <text:p/>
        </draw:path>
        <draw:path draw:style-name="gr1" draw:text-style-name="P1" draw:layer="layout" svg:width="0.199cm" svg:height="0.025cm" svg:x="10.188cm" svg:y="3.749cm" svg:viewBox="0 0 200 26" svg:d="M200 13c0 5 0 5-4 9 0 0 0 4-4 4h-184c-4 0-4-4-4-4-4-4-4-4-4-9s0-9 4-13h4 184c4 0 4 0 4 0 0 4 4 8 4 13z">
          <text:p/>
        </draw:path>
        <draw:path draw:style-name="gr1" draw:text-style-name="P1" draw:layer="layout" svg:width="0.199cm" svg:height="0.025cm" svg:x="10.383cm" svg:y="3.749cm" svg:viewBox="0 0 200 26" svg:d="M200 13c0 5 0 5-4 9 0 0 0 4-4 4h-184c-4 0-4-4-4-4 0-4-4-4-4-9s4-9 4-13h4 184c4 0 4 0 4 0 4 4 4 8 4 13z">
          <text:p/>
        </draw:path>
        <draw:path draw:style-name="gr1" draw:text-style-name="P1" draw:layer="layout" svg:width="0.199cm" svg:height="0.025cm" svg:x="10.574cm" svg:y="3.749cm" svg:viewBox="0 0 200 26" svg:d="M200 13c0 5 0 5-4 9 0 0 0 4-4 4h-184c-4 0-4-4-4-4 0-4-4-4-4-9s4-9 4-13h4 184c4 0 4 0 4 0 4 4 4 8 4 13z">
          <text:p/>
        </draw:path>
        <draw:path draw:style-name="gr1" draw:text-style-name="P1" draw:layer="layout" svg:width="0.2cm" svg:height="0.025cm" svg:x="10.769cm" svg:y="3.749cm" svg:viewBox="0 0 201 26" svg:d="M201 13c0 5-5 5-5 9 0 0 0 4-4 4h-183c-5 0-5-4-5-4-4-4-4-4-4-9s0-9 4-13h5 183c4 0 4 0 4 0 0 4 5 8 5 13z">
          <text:p/>
        </draw:path>
        <draw:path draw:style-name="gr1" draw:text-style-name="P1" draw:layer="layout" svg:width="0.2cm" svg:height="0.025cm" svg:x="10.964cm" svg:y="3.749cm" svg:viewBox="0 0 201 26" svg:d="M201 13c0 5-4 5-4 9 0 0 0 4-5 4h-183c-4 0-4-4-4-4-5-4-5-4-5-9s0-9 5-13h4 183c5 0 5 0 5 0 0 4 4 8 4 13z">
          <text:p/>
        </draw:path>
        <draw:path draw:style-name="gr1" draw:text-style-name="P1" draw:layer="layout" svg:width="0.2cm" svg:height="0.025cm" svg:x="11.155cm" svg:y="3.749cm" svg:viewBox="0 0 201 26" svg:d="M201 13c0 5-5 5-5 9 0 0 0 4-4 4h-183c-5 0-5-4-5-4-4-4-4-4-4-9s0-9 4-13h5 183c4 0 4 0 4 0 0 4 5 8 5 13z">
          <text:p/>
        </draw:path>
        <draw:path draw:style-name="gr1" draw:text-style-name="P1" draw:layer="layout" svg:width="0.196cm" svg:height="0.025cm" svg:x="11.35cm" svg:y="3.749cm" svg:viewBox="0 0 197 26" svg:d="M197 13c0 5 0 5 0 9l-5 4h-183c-4 0-4-4-4-4-5-4-5-4-5-9s0-9 5-13h4 183 5c0 4 0 8 0 13z">
          <text:p/>
        </draw:path>
        <draw:path draw:style-name="gr1" draw:text-style-name="P1" draw:layer="layout" svg:width="0.199cm" svg:height="0.025cm" svg:x="11.546cm" svg:y="3.749cm" svg:viewBox="0 0 200 26" svg:d="M200 13c0 5-4 5-4 9 0 0 0 4-4 4h-184c-4 0-4-4-4-4-4-4-4-4-4-9s0-9 4-13h4 184 4c0 4 4 8 4 13z">
          <text:p/>
        </draw:path>
        <draw:path draw:style-name="gr1" draw:text-style-name="P1" draw:layer="layout" svg:width="0.195cm" svg:height="0.025cm" svg:x="11.737cm" svg:y="3.749cm" svg:viewBox="0 0 196 26" svg:d="M196 13c0 5 0 5 0 9 0 0 0 4-4 4h-184c-4 0-4-4-4-4-4-4-4-4-4-9s0-9 4-13h4 184 4c0 4 0 8 0 13z">
          <text:p/>
        </draw:path>
        <draw:path draw:style-name="gr1" draw:text-style-name="P1" draw:layer="layout" svg:width="0.195cm" svg:height="0.025cm" svg:x="11.932cm" svg:y="3.749cm" svg:viewBox="0 0 196 26" svg:d="M196 13c0 5 0 5 0 9l-4 4h-184c-4 0-4-4-8-4 0-4 0-4 0-9s0-9 0-13c4 0 4 0 8 0h184 4c0 4 0 8 0 13z">
          <text:p/>
        </draw:path>
        <draw:path draw:style-name="gr1" draw:text-style-name="P1" draw:layer="layout" svg:width="0.195cm" svg:height="0.025cm" svg:x="12.127cm" svg:y="3.749cm" svg:viewBox="0 0 196 26" svg:d="M196 13c0 5 0 5 0 9l-4 4h-184c-4 0-4-4-4-4-4-4-4-4-4-9s0-9 4-13h4 184 4c0 4 0 8 0 13z">
          <text:p/>
        </draw:path>
        <draw:path draw:style-name="gr1" draw:text-style-name="P1" draw:layer="layout" svg:width="0.14cm" svg:height="0.267cm" svg:x="12.344cm" svg:y="3.44cm" svg:viewBox="0 0 141 268" svg:d="M141 76c0 8-5 21-5 29-4 9-8 13-12 22-9 4-13 8-22 12-9 5-18 9-30 9v47l-5 5c0 0-4 0-8 0s-4 0-9 0h-4c0-5 0-5-4-5v-56c0-4 0-4 0-8 0 0 4 0 4-4h4 5 4c8 0 17-5 21-5 9-4 13-8 18-12 0-5 4-9 4-13 5-8 5-13 5-21 0-4 0-13-5-17 0-9-4-13-9-17-4-4-9-9-13-13-8 0-17 0-25 0-5 0-13 0-17 0-4 4-13 4-17 4-4 5-4 5-9 9-4 0-4 0-4 0h-4c0-4 0-4-4-4 0-5 0-5 0-9s0-4 0-8c4 0 4 0 4-4 0 0 4 0 8-5 5 0 9-4 13-4 4-4 9-4 17-4 4 0 13-4 17-4 17 0 25 4 39 8 9 4 17 9 21 17 9 4 13 13 17 21 0 9 5 17 5 30zM80 242c0 4 0 9-4 13 0 4 0 4 0 8-4 0-4 0-9 0 0 5-4 5-8 5s-9 0-9-5c-4 0-4 0-8 0 0-4 0-4-4-8 0-4 0-9 0-13 0 0 0-4 0-8 4-5 4-5 4-9 0 0 4 0 8 0 0-4 5-4 9-4s8 0 8 4c5 0 5 0 9 0 0 4 0 4 0 9 4 4 4 8 4 8z">
          <text:p/>
        </draw:path>
        <draw:path draw:style-name="gr1" draw:text-style-name="P1" draw:layer="layout" svg:width="0.14cm" svg:height="0.186cm" svg:x="4.467cm" svg:y="4.122cm" svg:viewBox="0 0 141 187" svg:d="M141 179v4h-4c0 0-5 0-9 0 0 0-4 0-8 0h-4v-4-17c-9 8-17 13-26 17-8 4-17 8-30 8-8 0-18 0-22-4-8 0-17-4-21-8-4-5-9-13-13-17 0-9-4-13-4-22 0-12 4-21 8-25 5-8 9-13 17-17 5-4 17-8 27-13 12 0 21-4 38-4h21v-13c0-5 0-13 0-17-4-5-4-9-8-13s-9-4-13-9c-4 0-8 0-17 0s-17 0-21 0c-5 5-14 5-18 9-4 0-9 4-13 4 0 4-4 4-4 4h-4c0-4 0-4 0-4 0 0-5 0-5-4v-4c0-5 0-5 0-9 5 0 5-4 5-4 4 0 4-4 8-4 4-5 9-5 17-9 4 0 9-4 18-4 4 0 13 0 21 0 9 0 22 0 30 4 9 0 17 4 21 9 4 8 9 12 13 21 0 8 0 17 0 30zM111 103h-25c-9 0-17 0-26 0-4 0-8 4-13 8-5 0-9 4-9 9-4 4-4 8-4 12 0 9 4 17 8 21 5 9 14 9 22 9 9 0 18 0 26-4 9-5 13-13 21-22z">
          <text:p/>
        </draw:path>
        <draw:path draw:style-name="gr1" draw:text-style-name="P1" draw:layer="layout" svg:width="0.043cm" svg:height="0.046cm" svg:x="4.666cm" svg:y="4.262cm" svg:viewBox="0 0 44 47" svg:d="M44 21c0 8-4 17-4 22-5 0-9 4-17 4-10 0-14-4-18-4-5-5-5-14-5-22 0-9 0-13 5-17 4-4 8-4 18-4 8 0 12 0 17 4 0 4 4 8 4 17z">
          <text:p/>
        </draw:path>
        <draw:path draw:style-name="gr1" draw:text-style-name="P1" draw:layer="layout" svg:width="0.119cm" svg:height="0.178cm" svg:x="5.371cm" svg:y="3.897cm" svg:viewBox="0 0 120 179" svg:d="M76 145v5c0 4 0 4 0 8h5c0 4 0 4 0 4 4 0 4 0 4 4 4 0 4 0 8 0s9 0 9 0c4 0 12 0 18 0v13h-112v-13c5 0 9 0 13 0s9 0 13 0h4l4-4h5c0-4 0-4 0-4 0-4 4-4 4-8v-5-102c0-5 0-5-4-9h-5c-4 0-8 0-12 4-5 0-13 9-22 13-4-4-4-4-4-8l-4-5c13-8 25-12 34-21 13-4 25-8 34-17h8c0 5 0 9 0 13s0 9 0 13 0 8 0 12z">
          <text:p/>
        </draw:path>
        <draw:path draw:style-name="gr1" draw:text-style-name="P1" draw:layer="layout" svg:width="0.119cm" svg:height="0.178cm" svg:x="5.108cm" svg:y="4.321cm" svg:viewBox="0 0 120 179" svg:d="M82 158c4 0 8 0 8 0 4 0 4-4 8-4 0 0 5 0 5-5 0-4 4-4 4-8h13c0 4 0 13 0 17 0 8-5 17-5 21h-115v-8c0-5 4-9 4-13 4-4 9-9 13-17 4-4 8-9 13-13s9-12 13-17c13-8 17-17 21-21 9-8 13-13 18-17 0-4 4-8 4-13 0-4 0-8 0-12 0-9 0-13 0-13 0-4-4-8-4-13-5-4-9-4-13-4-5-5-9-5-13-5-9 0-13 5-21 9-5 5-9 9-14 17h-17v-26c9-4 22-9 31-9 12-4 21-4 29-4 9 0 18 0 26 4 4 0 8 5 13 9 4 5 8 9 12 14 0 4 0 8 0 17 0 4 0 4 0 8s0 8-4 8c0 5 0 9-4 9 0 4-4 8-9 13 0 0-4 4-8 8 0 4-4 9-8 13-9 4-13 8-18 13-4 4-8 12-12 16-5 5-9 9-13 13s-9 9-9 13z">
          <text:p/>
        </draw:path>
        <draw:path draw:style-name="gr1" draw:text-style-name="P1" draw:layer="layout" svg:width="0.179cm" svg:height="0.144cm" svg:x="5.26cm" svg:y="4.359cm" svg:viewBox="0 0 180 145" svg:d="M176 27h-40l-17 67c0 5 0 9 0 13s0 9 0 9c0 4 0 4 0 8 0 0 5 0 9 0s4 0 8-4c5 0 9-4 13-9l9 9c-5 4-9 8-13 13 0 0-4 4-9 4-4 4-8 4-12 4 0 4-5 4-9 4s-8 0-8-4c-5 0-5 0-9-4 0-4-4-4-4-9 0-4 0-8 0-8 0-4 0-9 0-13s0-8 0-17c4-4 4-4 4-12 0-5 4-9 4-13 0-9 5-13 5-21 4-5 4-13 8-17h-47l-25 114h-34v-8c8-5 13-13 17-26 4-8 9-25 13-42l8-38h-4c-4 0-4 0-8 0-5 0-5 0-9 0-4 4-4 4-9 8-4 0-4 4-8 9l-9-13c5-4 9-9 13-13s9-4 9-8c4-4 8-4 17-4 4 0 8-6 17-6h124z">
          <text:p/>
        </draw:path>
        <draw:path draw:style-name="gr1" draw:text-style-name="P1" draw:layer="layout" svg:width="0.161cm" svg:height="0.25cm" svg:x="5.443cm" svg:y="4.304cm" svg:viewBox="0 0 162 251" svg:d="M68 192c-4 21-13 34-21 47-9 8-22 12-38 12-5 0-9 0-9 0 0-4 0-4 0-8v-4h4 5c4 0 8 0 8-5 4 0 8 0 8-4 5-4 5-9 9-13 0-4 4-13 4-21l30-123h-26l5-9c4-4 8-4 13-4h4c4-5 4-5 4-9 9-17 17-30 25-38 13-9 27-13 44-13 4 0 8 0 12 4 5 0 9 0 13 0l-4 26h-17c0-4 0-9-4-13 0 0-4 0-9 0-4 0-8 0-12 0-6 4-6 9-10 13-4 0-4 8-4 13-4 4-4 8-4 12h39l-4 18h-40z">
          <text:p/>
        </draw:path>
        <draw:path draw:style-name="gr1" draw:text-style-name="P1" draw:layer="layout" svg:width="0.136cm" svg:height="0.178cm" svg:x="5.617cm" svg:y="4.321cm" svg:viewBox="0 0 137 179" svg:d="M47 39c0-4 0-8 0-12 0 0 0-5 0-9 0 0 0-5 0-9-5 0-9 0-13 0v-9h59v9c-4 0-8 0-8 0l-4 4c0 5-5 5-5 9 0 5-4 9-4 17l-30 127h39c4 0 8 0 12-4 5 0 9 0 9-4 4-4 8-9 13-13 0-4 4-13 9-21h13l-13 55h-124l4-8h5c4 0 4-5 4-5 4-4 4-4 4-8 4-4 4-13 4-17z">
          <text:p/>
        </draw:path>
        <draw:polygon draw:style-name="gr1" draw:text-style-name="P1" draw:layer="layout" svg:width="0.682cm" svg:height="0.025cm" svg:x="5.088cm" svg:y="4.182cm" svg:viewBox="0 0 683 26" draw:points="0,0 683,0 683,26 0,26">
          <text:p/>
        </draw:polygon>
        <draw:path draw:style-name="gr1" draw:text-style-name="P1" draw:layer="layout" svg:width="0.157cm" svg:height="0.267cm" svg:x="4.48cm" svg:y="4.698cm" svg:viewBox="0 0 158 268" svg:d="M158 170c0 17 0 29-5 42-4 14-8 22-12 31-9 8-17 13-27 17-8 4-17 8-29 8-5 0-13 0-17 0-5-4-9-4-13-8-5 0-9-4-13-9-4-4-8-8-13-12v21l-4 4h-4c-4 0-4 0-9 0h-4c-4 0-4 0-4 0-4 0-4 0-4 0 0-4 0-4 0-4v-256-4h4 4c0 0 4 0 9 0 0 0 4 0 8 0h4c0 4 0 4 0 4v102c9-4 13-8 17-12 4-5 9-5 13-9 4 0 9-4 13-4 8 0 13 0 17 0 13 0 21 0 29 4 10 9 18 13 23 21 8 9 12 17 12 30 5 13 5 21 5 34zM124 174c0-8 0-17 0-25 0-9-6-17-10-21 0-9-4-13-12-17-5-5-13-5-22-5-4 0-4 0-8 0-4 5-9 5-13 9-4 0-9 4-13 8-4 5-8 9-17 17v68c9 8 17 18 26 26 8 5 17 9 25 9 9 0 17-4 22-9 4-4 8-8 12-13 4-9 4-13 10-22 0-8 0-16 0-25z">
          <text:p/>
        </draw:path>
        <draw:path draw:style-name="gr1" draw:text-style-name="P1" draw:layer="layout" svg:width="0.043cm" svg:height="0.046cm" svg:x="4.683cm" svg:y="4.919cm" svg:viewBox="0 0 44 47" svg:d="M44 21c0 9-5 18-5 22-5 0-9 4-17 4-9 0-13-4-17-4-6-4-5-13-5-22s-1-13 5-17c4-4 8-4 17-4 8 0 12 0 17 4 0 4 5 8 5 17z">
          <text:p/>
        </draw:path>
        <draw:path draw:style-name="gr1" draw:text-style-name="P1" draw:layer="layout" svg:width="0.161cm" svg:height="0.263cm" svg:x="5.112cm" svg:y="4.698cm" svg:viewBox="0 0 162 264" svg:d="M110 234c5 0 9 0 14 0 4 0 9-4 9-4 4-4 4-4 8-8 0-5 0-9 4-13h17l-4 55h-158v-9c4-12 13-25 21-42 9-13 21-29 38-46 18-17 26-31 34-40 9-8 13-16 17-25 5-4 5-13 5-17 4-4 4-13 4-17 0-8 0-17-4-25-5-9-9-13-13-17-9-5-17-9-25-9-26 0-39 13-47 43h-26v-39c17-8 30-12 43-17 17 0 25-4 38-4 25 0 43 4 56 17 8 9 17 26 17 43 0 8 0 12-4 21 0 4 0 8-5 17-4 4-8 8-12 17-4 4-9 12-18 21-4 4-13 18-30 31-21 25-42 46-51 67z">
          <text:p/>
        </draw:path>
        <draw:path draw:style-name="gr1" draw:text-style-name="P1" draw:layer="layout" svg:width="0.22cm" svg:height="0.186cm" svg:x="5.312cm" svg:y="4.779cm" svg:viewBox="0 0 221 187" svg:d="M124 97c0-8 4-21 8-38 4-12 9-25 9-29v-5h-56l-26 110c0 9 0 18-4 27-5 13-5 17-5 21h-42v-8c17-13 30-48 38-95l13-55h-4c-9 0-17 5-26 5-4 4-13 8-17 21l-12-13c4-8 12-13 16-17 5-4 9-8 13-13 4 0 9-4 13-4 8-4 13-4 21-4h158l-4 25h-47l-21 98c-4 12-4 21-4 25 0 5 0 10 4 14l4 4c9 0 17-8 30-22l9 14c-9 8-18 17-26 21-9 4-17 8-25 8-9 0-17-4-22-8-4-9-4-13-4-26 0-9 0-22 4-35z">
          <text:p/>
        </draw:path>
        <draw:path draw:style-name="gr1" draw:text-style-name="P1" draw:layer="layout" svg:width="0.217cm" svg:height="0.356cm" svg:x="5.532cm" svg:y="4.69cm" svg:viewBox="0 0 218 357" svg:d="M85 276c-4 26-13 47-26 60-12 17-25 21-46 21-4 0-9 0-13 0l4-17c0 0 5 0 9 0 8 0 13 0 17-4 4-5 8-9 8-13 5-8 9-17 13-34l38-179h-30v-13c9 0 18-4 22-4s4 0 8-4l5-4c0-5 4-9 4-17 8-26 17-43 34-51 12-13 29-17 51-17 13 0 26 0 35 0l-9 34h-18c0-9-4-13-4-17-4 0-9-5-13-5-8 0-13 5-21 9-4 4-9 8-13 17-4 8-4 17-8 30l-5 21h47l-4 21h-47z">
          <text:p/>
        </draw:path>
        <draw:path draw:style-name="gr1" draw:text-style-name="P1" draw:layer="layout" svg:width="0.204cm" svg:height="0.267cm" svg:x="5.774cm" svg:y="4.698cm" svg:viewBox="0 0 205 268" svg:d="M205 9l-13 55h-17c-4-17-4-30-13-34-4-9-13-13-25-13-21 0-34 9-51 26-13 21-25 42-34 72-9 29-13 55-13 80 0 17 0 35 9 44 8 8 17 12 29 12 13 0 22 0 26-4 8-4 17-8 21-13 9-8 13-18 17-30h21l-13 56c-25 4-46 8-76 8-21 0-42-8-51-21-14-13-22-35-22-60 0-21 4-43 8-64 10-25 18-46 31-68 13-17 26-29 43-38 17-13 38-17 55-17 12 0 25 0 34 4 8 0 21 5 34 5z">
          <text:p/>
        </draw:path>
        <draw:path draw:style-name="gr1" draw:text-style-name="P1" draw:layer="layout" svg:width="0.136cm" svg:height="0.186cm" svg:x="4.467cm" svg:y="5.364cm" svg:viewBox="0 0 137 187" svg:d="M137 153v5c0 4 0 4 0 4v4c0 0-5 0-5 4 0 0-4 4-8 4-4 5-8 5-13 9-4 0-8 0-17 4-4 0-8 0-17 0-13 0-22 0-35-4-8-4-17-13-21-21-8-4-13-17-17-26 0-12-4-26-4-43s4-30 8-43c5-12 9-21 17-29 5-9 13-13 26-17 9-4 18-4 31-4 4 0 12 0 17 0 4 0 8 4 12 4 5 0 9 4 13 4 4 4 4 4 8 9 0 4 5 4 5 4v4c0 4 0 4 0 4 0 9 0 9 0 13-5 0-5 4-5 4-4 0-4-4-8-4-4-4-4-4-8-8-5 0-9-5-13-5-9-4-13-4-21-4-18 0-27 4-35 17-9 13-13 30-13 51 0 13 0 21 4 31 0 8 4 12 9 21 4 4 8 8 13 13 9 0 13 4 22 4 8 0 12-4 21-4 4-5 8-5 13-9 4-4 8-4 8-8 4 0 8-5 8-5v5c5 0 5 0 5 0 0 4 0 4 0 4 0 4 0 4 0 8z">
          <text:p/>
        </draw:path>
        <draw:path draw:style-name="gr1" draw:text-style-name="P1" draw:layer="layout" svg:width="0.043cm" svg:height="0.046cm" svg:x="4.645cm" svg:y="5.504cm" svg:viewBox="0 0 44 47" svg:d="M44 21c0 8-5 17-5 22-5 0-9 4-18 4-8 0-12-4-16-4-5-5-5-14-5-22 0-9 0-13 5-17 4-4 8-4 16-4 9 0 13 0 18 4 0 4 5 8 5 17z">
          <text:p/>
        </draw:path>
        <draw:path draw:style-name="gr1" draw:text-style-name="P1" draw:layer="layout" svg:width="0.119cm" svg:height="0.178cm" svg:x="5.379cm" svg:y="5.139cm" svg:viewBox="0 0 120 179" svg:d="M77 145v4c0 5 0 5 0 9h4c0 4 0 4 0 4 4 0 4 0 4 4 4 0 4 0 9 0 4 0 8 0 8 0 4 0 14 0 18 0v13h-111v-13c4 0 8 0 13 0 4 0 8 0 12 0h5l4-4h4c0-4 0-4 0-4 0-4 4-4 4-9v-4-102c0-5 0-5-4-9h-4c-4 0-9 0-13 4-4 0-13 9-21 13-4-4-4-4-4-8l-5-5c13-8 26-12 34-21 13-4 26-8 34-17h9c0 5 0 9 0 13s0 8 0 13c0 4 0 8 0 12z">
          <text:p/>
        </draw:path>
        <draw:path draw:style-name="gr1" draw:text-style-name="P1" draw:layer="layout" svg:width="0.119cm" svg:height="0.178cm" svg:x="5.108cm" svg:y="5.563cm" svg:viewBox="0 0 120 179" svg:d="M82 158c4 0 8 0 8 0 4 0 4-4 8-4 0 0 5 0 5-5 0-4 4-4 4-8h13c0 4 0 13 0 17 0 8-5 17-5 21h-115v-9c0-4 4-8 4-12 4-4 9-9 13-17 4-4 8-9 13-13s9-13 13-17c13-8 17-17 21-21 9-8 13-13 18-17 0-4 4-8 4-13 0-4 0-8 0-12 0-9 0-13 0-13 0-4-4-8-4-13-5-4-9-4-13-4-5-4-9-4-13-4-9 0-13 4-21 8-5 5-9 9-14 17h-17v-25c9-5 22-10 31-10 12-4 21-4 29-4 9 0 18 0 26 4 4 0 8 5 13 10 4 4 8 8 12 13 0 4 0 8 0 16 0 5 0 5 0 9s0 8-4 8c0 5 0 9-4 9 0 4-4 8-9 13 0 0-4 4-8 8 0 4-4 9-8 13-9 4-13 8-18 12-4 5-8 13-12 17-5 5-9 9-13 13s-9 9-9 13z">
          <text:p/>
        </draw:path>
        <draw:path draw:style-name="gr1" draw:text-style-name="P1" draw:layer="layout" svg:width="0.179cm" svg:height="0.144cm" svg:x="5.26cm" svg:y="5.601cm" svg:viewBox="0 0 180 145" svg:d="M176 25h-40l-17 69c0 4 0 9 0 13s0 8 0 8c0 5 0 5 0 9 0 0 5 0 9 0s4 0 8-4c5 0 9-5 13-9l9 9c-5 4-9 8-13 12 0 0-4 4-9 4-4 5-8 5-12 5 0 4-5 4-9 4s-8 0-8-4c-5 0-5 0-9-5 0-4-4-4-4-8s0-8 0-8c0-5 0-9 0-13s0-9 0-17c4-4 4-4 4-13 0-4 4-8 4-13 0-8 5-12 5-22 4-4 4-12 8-17h-47l-25 116h-34v-9c8-4 13-12 17-25 4-9 9-26 13-43l8-39h-4c-4 0-4 0-8 0-5 0-5 0-9 0-4 5-4 5-9 9-4 0-4 4-8 8l-9-12c5-5 9-9 13-13s9-4 9-9c4-4 8-4 17-4 4 0 8-4 17-4h124z">
          <text:p/>
        </draw:path>
        <draw:path draw:style-name="gr1" draw:text-style-name="P1" draw:layer="layout" svg:width="0.161cm" svg:height="0.25cm" svg:x="5.443cm" svg:y="5.546cm" svg:viewBox="0 0 162 251" svg:d="M68 192c-4 21-13 34-21 47-9 8-22 12-38 12-5 0-9 0-9 0 0-4 0-4 0-8v-4h4 5c4 0 8 0 8-5 4 0 8 0 8-4 5-4 5-9 9-13 0-4 4-13 4-21l30-124h-26l5-8c4-5 8-5 13-5h4c4-4 4-4 4-8 9-17 17-30 25-38 13-9 27-13 44-13 4 0 8 0 12 4 5 0 9 0 13 0l-4 26h-17c0-4 0-9-4-13 0 0-4 0-9 0-4 0-8 0-12 0-6 4-6 9-10 13-4 0-4 8-4 13-4 4-4 8-4 12h39l-4 17h-40z">
          <text:p/>
        </draw:path>
        <draw:path draw:style-name="gr1" draw:text-style-name="P1" draw:layer="layout" svg:width="0.148cm" svg:height="0.186cm" svg:x="5.63cm" svg:y="5.559cm" svg:viewBox="0 0 149 187" svg:d="M141 46h-17c0-8 0-12 0-17 0 0-4-4-4-8-5 0-5-4-9-4s-8 0-13 0c-8 0-12 0-21 4-4 0-14 8-18 13-4 4-8 12-13 21-4 4-8 12-8 21-4 8-9 21-9 30s-4 18-4 26c0 13 4 26 9 30 8 8 12 8 25 8 4 0 10 0 18 0 4 0 9-4 9-4 4-4 8-8 12-13 5-4 5-8 9-12h17l-9 38c-8 0-12 4-17 4-4 0-8 0-12 0-5 4-9 4-13 4s-10 0-14 0c-13 0-21 0-25-4-9-4-17-9-21-13-5-4-9-12-9-17-4-8-4-17-4-25 0-13 0-26 4-35 0-13 4-21 9-34 4-9 8-17 16-25 5-5 13-13 17-17 9-5 17-9 27-13 8-4 17-4 25-4 5 0 9 0 13 0s9 0 13 0c4 4 8 4 13 4 4 0 8 4 12 4z">
          <text:p/>
        </draw:path>
        <draw:polygon draw:style-name="gr1" draw:text-style-name="P1" draw:layer="layout" svg:width="0.703cm" svg:height="0.026cm" svg:x="5.088cm" svg:y="5.422cm" svg:viewBox="0 0 704 27" draw:points="0,0 704,0 704,27 0,27">
          <text:p/>
        </draw:polygon>
        <draw:path draw:style-name="gr1" draw:text-style-name="P1" draw:layer="layout" svg:width="0.161cm" svg:height="0.267cm" svg:x="4.467cm" svg:y="5.94cm" svg:viewBox="0 0 162 268" svg:d="M162 260v4c-4 0-4 0-4 0h-4c0 0-5 0-9 0h-4c-4 0-4 0-4 0h-5c0-4 0-4 0-4v-21c-8 8-17 16-30 21-9 4-17 8-30 8s-25-4-34-8c-8-5-13-9-21-17-4-9-9-21-13-30 0-13-4-25-4-38s4-25 8-38c0-13 5-22 13-30 4-8 13-17 21-21 13-4 21-4 34-4 9 0 17 0 26 4 8 4 17 13 26 21v-103c0-4 4-4 4-4h5c4 0 4 0 8 0s4 0 9 0h4v4c4 0 4 0 4 0zM128 141c-9-13-18-21-26-26-4-4-13-8-21-8-9 0-18 0-22 4-8 4-12 9-12 17-5 4-9 13-9 22-4 8-4 17-4 25s0 17 4 21c0 9 0 17 4 26 5 4 9 8 13 12 8 5 13 9 21 9 5 0 9 0 13-4 4 0 9 0 13-5 4-4 8-8 13-12 4-5 9-9 13-13z">
          <text:p/>
        </draw:path>
        <draw:path draw:style-name="gr1" draw:text-style-name="P1" draw:layer="layout" svg:width="0.043cm" svg:height="0.046cm" svg:x="4.683cm" svg:y="6.161cm" svg:viewBox="0 0 44 47" svg:d="M44 21c0 9-5 18-5 22-5 0-9 4-17 4-9 0-13-4-17-4-6-4-5-13-5-22s-1-13 5-17c4-4 8-4 17-4 8 0 12 0 17 4 0 4 5 8 5 17z">
          <text:p/>
        </draw:path>
        <draw:path draw:style-name="gr1" draw:text-style-name="P1" draw:layer="layout" svg:width="0.161cm" svg:height="0.263cm" svg:x="5.112cm" svg:y="5.94cm" svg:viewBox="0 0 162 264" svg:d="M110 234c5 0 9 0 14 0 4 0 9-4 9-4 4-4 4-4 8-8 0-6 0-10 4-14h17l-4 56h-158v-9c4-12 13-25 21-43 9-13 21-30 38-46 18-17 26-30 34-39 9-8 13-16 17-25 5-4 5-13 5-17 4-4 4-13 4-17 0-9 0-17-4-25-5-9-9-13-13-17-9-5-17-9-25-9-26 0-39 13-47 42h-26v-38c17-8 30-12 43-17 17 0 25-4 38-4 25 0 43 4 56 17 8 9 17 26 17 42 0 9 0 13-4 22 0 4 0 8-5 17-4 4-8 8-12 17-4 4-9 12-18 21-4 4-13 17-30 30-21 25-42 46-51 68z">
          <text:p/>
        </draw:path>
        <draw:path draw:style-name="gr1" draw:text-style-name="P1" draw:layer="layout" svg:width="0.22cm" svg:height="0.186cm" svg:x="5.312cm" svg:y="6.021cm" svg:viewBox="0 0 221 187" svg:d="M124 98c0-8 4-21 8-38 4-13 9-25 9-29v-5h-56l-26 110c0 9 0 17-4 26-5 12-5 17-5 21h-42v-9c17-12 30-46 38-93l13-55h-4c-9 0-17 5-26 5-4 4-13 8-17 21l-12-13c4-8 12-13 16-18 5-4 9-8 13-13 4 0 9-4 13-4 8-4 13-4 21-4h158l-4 26h-47l-21 98c-4 12-4 21-4 25s0 9 4 13l4 4c9 0 17-8 30-21l9 13c-9 8-18 16-26 21-9 4-17 8-25 8-9 0-17-4-22-8-4-9-4-13-4-26 0-8 0-21 4-34z">
          <text:p/>
        </draw:path>
        <draw:path draw:style-name="gr1" draw:text-style-name="P1" draw:layer="layout" svg:width="0.217cm" svg:height="0.356cm" svg:x="5.532cm" svg:y="5.932cm" svg:viewBox="0 0 218 357" svg:d="M85 275c-4 27-13 48-26 61-12 17-25 21-46 21-4 0-9 0-13 0l4-17c0 0 5 0 9 0 8 0 13 0 17-4 4-5 8-9 8-13 5-8 9-17 13-35l38-178h-30v-13c9 0 18-4 22-4s4 0 8-4l5-4c0-5 4-9 4-18 8-25 17-42 34-50 12-13 29-17 51-17 13 0 26 0 35 0l-9 34h-18c0-9-4-13-4-17-4 0-9-5-13-5-8 0-13 5-21 9-4 4-9 8-13 17-4 8-4 17-8 29l-5 22h47l-4 21h-47z">
          <text:p/>
        </draw:path>
        <draw:path draw:style-name="gr1" draw:text-style-name="P1" draw:layer="layout" svg:width="0.179cm" svg:height="0.259cm" svg:x="5.761cm" svg:y="5.944cm" svg:viewBox="0 0 180 260" svg:d="M0 251c5 0 9-4 13-4 0 0 4-4 4-8 0 0 4-4 4-9 0-4 6-12 10-25l30-150c4-12 4-21 4-29 0-4 0-9-4-13 0-4-9-4-13-4v-9h76v9c-4 0-8 4-12 4l-5 4c0 5-4 9-4 13-4 4-4 13-8 25l-39 188h47c9 0 13 0 17-4 9 0 13-4 17-9 4-4 9-8 13-17 4-8 8-17 12-25h18l-18 72h-162z">
          <text:p/>
        </draw:path>
        <draw:path draw:style-name="gr1" draw:text-style-name="P1" draw:layer="layout" svg:width="0.157cm" svg:height="0.25cm" svg:x="3.198cm" svg:y="7.525cm" svg:viewBox="0 0 158 251" svg:d="M158 239v4c0 4-5 4-5 4 0 4 0 4 0 4h-5-135c-4 0-4 0-4 0-5 0-5 0-5-4l-4-4v-4c0-5 0-5 0-9l4-4v-4l5-5 46-50c13-13 22-21 30-30 4-13 8-21 13-26 4-8 8-18 8-22 0-8 0-12 0-17 0-8 0-12 0-17-4-4-4-8-8-12-5-5-9-9-13-9-4-4-13-4-17-4-8 0-17 0-21 4-9 0-13 4-17 4-5 5-9 9-13 9 0 4-4 4-4 4-4 0-4 0-4 0v-4c0 0 0-4-5-4 0 0 0-5 0-9v-4c0 0 5 0 5-4 0 0 0-5 4-5l4-4c4-4 8-4 17-8 4 0 13-4 17-4 9-5 13-5 21-5 13 0 26 5 34 5 9 4 17 8 21 16 5 5 9 13 13 17 4 9 4 17 4 26 0 8 0 17 0 25-4 9-4 18-12 27-5 8-9 17-17 30-9 12-22 25-34 38l-39 42h106 5c0 4 5 4 5 4 0 4 0 4 0 9z">
          <text:p/>
        </draw:path>
        <draw:path draw:style-name="gr1" draw:text-style-name="P1" draw:layer="layout" svg:width="0.042cm" svg:height="0.047cm" svg:x="3.406cm" svg:y="7.733cm" svg:viewBox="0 0 43 48" svg:d="M43 22c0 9-4 17-4 21-4 0-8 5-17 5s-14-5-18-5c-4-4-4-12-4-21s0-14 4-18 9-4 18-4 13 0 17 4c0 4 4 9 4 18z">
          <text:p/>
        </draw:path>
        <draw:path draw:style-name="gr1" draw:text-style-name="P1" draw:layer="layout" svg:width="0.182cm" svg:height="0.245cm" svg:x="3.818cm" svg:y="7.53cm" svg:viewBox="0 0 183 246" svg:d="M183 12c0 4 0 4 0 9v4h-4c0 4 0 4 0 4h-72v213 4c-4 0-4 0-9 0h-5c-4 0-8 0-8 0-5 0-5 0-5 0-4 0-4 0-4 0 0-4 0-4 0-4v-213h-72v-4h-4v-4c0-5 0-5 0-9v-4c0-4 0-4 0-4l4-4h175c4 0 4 4 4 4v4z">
          <text:p/>
        </draw:path>
        <draw:path draw:style-name="gr1" draw:text-style-name="P1" draw:layer="layout" svg:width="0.149cm" svg:height="0.262cm" svg:x="4.034cm" svg:y="7.513cm" svg:viewBox="0 0 150 263" svg:d="M150 259l-5 4h-4c-4 0-4 0-8 0-5 0-5 0-9 0h-4-4c0-4 0-4 0-4v-103c0-8 0-17 0-21-5-8-5-13-9-17s-4-8-12-8c-5-5-9-5-13-5-9 0-17 5-26 9-8 4-17 13-26 25v120 4h-4-5-4c-4 0-8 0-8 0-5 0-5 0-5 0-4 0-4 0-4 0 0-4 0-4 0-4v-255-4h4 5c0 0 4 0 8 0h4c5 0 5 0 5 0 4 0 4 0 4 0 0 4 0 4 0 4v101c9-8 22-16 30-21 9-4 18-4 26-4 13 0 21 0 30 4 8 5 12 9 17 17 8 4 8 13 12 21 0 9 5 22 5 30z">
          <text:p/>
        </draw:path>
        <draw:path draw:style-name="gr1" draw:text-style-name="P1" draw:layer="layout" svg:width="0.161cm" svg:height="0.187cm" svg:x="4.225cm" svg:y="7.593cm" svg:viewBox="0 0 162 188" svg:d="M162 85c0 4-4 8-4 13-4 0-4 0-8 0h-116c0 12 0 21 4 25 0 10 5 18 10 23 4 4 12 8 17 12 8 4 17 4 25 4 9 0 17 0 26 0 4-4 8-4 12-8 9 0 9 0 13-4 4 0 4 0 9 0 0 0 4 0 4 4s0 4 0 8v5 4c-4 0-4 4-4 4 0 0-5 0-5 4-4 0-8 0-12 5-9 0-13 0-22 4-8 0-12 0-21 0-17 0-30 0-38-4-14-5-22-13-26-22-9-4-13-16-17-25-5-14-9-27-9-44 0-12 4-29 9-38 4-12 8-21 17-29 4-9 12-17 26-21 8-5 21-5 34-5s25 0 34 5c8 4 17 12 21 16 9 9 13 17 17 26 0 13 4 21 4 34zM128 77c0-17-4-30-8-39-9-8-21-17-34-17-9 0-17 5-21 5-9 4-13 8-17 12-5 5-5 13-10 17 0 9-4 13-4 22z">
          <text:p/>
        </draw:path>
        <draw:path draw:style-name="gr1" draw:text-style-name="P1" draw:layer="layout" svg:width="0.157cm" svg:height="0.187cm" svg:x="4.509cm" svg:y="7.593cm" svg:viewBox="0 0 158 188" svg:d="M158 85c0 4 0 8 0 13-4 0-8 0-8 0h-116c0 12 0 21 5 25 0 10 4 18 8 23 4 4 9 8 17 12 9 4 17 4 25 4 9 0 17 0 22 0 8-4 13-4 18-8 4 0 8 0 13-4 4 0 4 0 8 0v4c4 0 4 0 4 0 0 4 0 4 0 8v5 4h-4v4c0 0-4 0-8 4 0 0-5 0-13 5-5 0-10 0-18 4-9 0-17 0-26 0-12 0-25 0-34-4-12-5-21-13-30-22-4-4-12-16-12-25-4-14-9-27-9-44 0-12 5-29 9-38 0-12 8-21 12-29 9-9 18-17 30-21 9-5 22-5 34-5 13 0 26 0 34 5 10 4 18 12 23 16 8 9 12 17 12 26 4 13 4 21 4 34zM129 77c0-17-5-30-14-39-4-8-17-17-34-17-4 0-13 5-17 5-8 4-13 8-17 12-4 5-8 13-8 17-5 9-5 13-5 22z">
          <text:p/>
        </draw:path>
        <draw:path draw:style-name="gr1" draw:text-style-name="P1" draw:layer="layout" svg:width="0.157cm" svg:height="0.254cm" svg:x="4.705cm" svg:y="7.593cm" svg:viewBox="0 0 158 255" svg:d="M158 247v4c-4 0-4 0-9 0l-4 4c-4 0-9-4-9-4-4 0-4 0-4 0-4 0-4 0-4 0v-4-89c-4 8-9 13-17 13-4 4-9 8-13 12-4 0-8 0-12 5-6 0-10 0-18 0-9 0-22-5-30-9-9-4-17-8-21-17-5-9-9-22-13-31 0-12-4-25-4-38s4-25 4-38c4-13 8-21 17-30 4-8 12-16 21-21 9-4 21-4 34-4 4 0 10 0 14 0s8 4 12 4c5 5 9 5 13 9s13 8 17 17v-21c0-5 0-5 0-5h4c0-4 0-4 5-4h4c4 0 4 0 9 0l4 4v5zM128 59c-9-12-17-21-26-25-8-4-16-9-26-9-8 0-13 0-21 5-4 4-9 8-13 17-4 4-4 12-9 21 0 8 0 17 0 25 0 9 0 17 0 26 5 4 5 12 9 21 4 4 9 8 13 13s13 9 21 9c4 0 10 0 14-4 4 0 8 0 12-5 5-5 9-9 13-13s9-9 13-13z">
          <text:p/>
        </draw:path>
        <draw:path draw:style-name="gr1" draw:text-style-name="P1" draw:layer="layout" svg:width="0.149cm" svg:height="0.187cm" svg:x="4.921cm" svg:y="7.593cm" svg:viewBox="0 0 150 188" svg:d="M150 179v4c-5 0-5 0-5 0h-4c-4 0-4 0-8 0h-5c-4 0-4 0-4 0-4 0-4 0-4 0 0-4 0-4 0-4v-21c-9 8-21 17-30 21-8 4-17 9-29 9-9 0-22 0-31-5-5-4-13-8-17-17-5-8-9-12-9-21-4-8-4-22-4-35v-101c0-5 0-5 0-5h4c0-4 0-4 4-4 0 0 5 0 9 0h4c4 0 4 0 4 4 5 0 5 0 5 0v5 97c0 13 0 17 4 26 0 5 5 9 5 13 5 4 9 9 13 13 4 0 9 4 17 4s17-4 21-8c9-9 17-17 26-26v-119c0-5 0-5 0-5h4c0-4 4-4 4-4 4 0 4 0 9 0 4 0 4 0 8 0 0 0 4 0 4 4 5 0 5 0 5 5z">
          <text:p/>
        </draw:path>
        <draw:path draw:style-name="gr1" draw:text-style-name="P1" draw:layer="layout" svg:width="0.14cm" svg:height="0.187cm" svg:x="5.112cm" svg:y="7.593cm" svg:viewBox="0 0 141 188" svg:d="M141 179v4h-4c0 0-4 0-9 0-4 0-4 0-8 0h-4v-4-17c-9 9-18 13-27 17-8 4-17 9-30 9-8 0-17 0-25-5-4 0-13-4-17-8s-8-13-13-17c-4-9-4-13-4-21 0-14 4-23 9-27 0-8 8-13 16-17 5-4 13-8 26-13 8 0 21-4 34-4h26v-12c0-5 0-13-4-17 0-5 0-9-4-13-5-4-10-4-14-9-4 0-12 0-17 0-8 0-17 0-21 0-9 5-13 5-17 9-4 0-9 4-13 4 0 4-4 4-4 4-4 0-4 0-4 0 0-4 0-4 0-4-4 0-4 0-4-4v-4c0-5 0-5 0-9l4-4c0 0 4-4 8-4 4-4 9-4 17-9 4 0 9-4 17-4 4 0 13 0 17 0 13 0 26 0 35 4 9 0 13 5 21 9 5 8 9 12 9 21 4 8 4 17 4 30zM111 102h-26c-8 0-17 0-26 0-4 0-8 4-12 8-5 0-9 4-13 9 0 4 0 9 0 13 0 9 0 17 8 22 5 8 13 8 22 8 8 0 17 0 25-4 4-4 14-13 22-21z">
          <text:p/>
        </draw:path>
        <draw:path draw:style-name="gr1" draw:text-style-name="P1" draw:layer="layout" svg:width="0.111cm" svg:height="0.234cm" svg:x="5.29cm" svg:y="7.546cm" svg:viewBox="0 0 112 235" svg:d="M112 213c0 5 0 9 0 9 0 4 0 4-5 4 0 0 0 4-4 4h-4c-4 5-9 5-9 5-4 0-8 0-8 0-13 0-17 0-26-5-4 0-13-4-18-8 0-9-4-13-8-21 0-5 0-13 0-26v-97h-25l-5-5c0-4 0-4 0-8s0-4 0-8v-5c5 0 5-4 5-4h25v-39-4c4 0 4 0 8-5h5c5 0 9 0 9 0 4 5 4 5 4 5 5 0 5 0 5 0v4 39h46v4h5v5c0 0 0 4 0 8s0 4 0 8c-5 0-5 5-5 5h-46v93c0 13 4 21 4 25 4 9 13 13 21 13 0 0 4 0 9-4h4 4c0-4 4-4 4-4 5 4 5 4 5 4v4z">
          <text:p/>
        </draw:path>
        <draw:path draw:style-name="gr1" draw:text-style-name="P1" draw:layer="layout" svg:width="0.038cm" svg:height="0.25cm" svg:x="5.439cm" svg:y="7.525cm" svg:viewBox="0 0 39 251" svg:d="M35 247v4h-5-4c0 0-4 0-8 0h-5c-5 0-5 0-5 0-4 0-4 0-4 0 0-4 0-4 0-4v-170c0-5 0-5 0-5h4c0-4 0-4 5-4h5c4 0 8 0 8 0 4 0 4 0 4 4 5 0 5 0 5 0v5zM39 17c0 9 0 13-4 17-5 0-9 0-17 0-5 0-14 0-14 0-4-4-4-8-4-17 0-8 0-12 4-17 4 0 9 0 18 0 4 0 8 0 13 0 4 5 4 9 4 17z">
          <text:p/>
        </draw:path>
        <draw:path draw:style-name="gr1" draw:text-style-name="P1" draw:layer="layout" svg:width="0.174cm" svg:height="0.187cm" svg:x="5.515cm" svg:y="7.593cm" svg:viewBox="0 0 175 188" svg:d="M175 89c0 17-4 30-8 39-5 13-9 26-17 34-5 9-17 13-26 17-12 5-26 9-39 9s-25 0-38-4c-9-5-17-13-26-22-8-8-12-16-16-29 0-10-5-23-5-40 0-12 5-25 5-38 4-12 12-21 16-29 9-9 17-17 30-21 9-5 21-5 38-5 13 0 27 0 35 5 13 4 21 12 30 16 4 9 8 22 13 30 4 13 8 26 8 38zM141 93c0-8 0-16-4-25 0-8-4-17-8-21-5-9-9-13-17-17-6-4-14-4-27-4-9 0-17 0-21 4-9 4-13 8-17 13-4 8-9 12-9 21-4 8-4 17-4 29 0 9 0 17 0 26 4 9 9 18 9 22 4 5 12 13 17 13 8 4 16 8 25 8s17-4 27-4c4-4 12-8 17-17 4-4 4-13 8-22 0-9 4-17 4-26z">
          <text:p/>
        </draw:path>
        <draw:path draw:style-name="gr1" draw:text-style-name="P1" draw:layer="layout" svg:width="0.148cm" svg:height="0.182cm" svg:x="5.736cm" svg:y="7.593cm" svg:viewBox="0 0 149 183" svg:d="M149 179v4c-4 0-4 0-4 0h-4c-4 0-4 0-9 0-4 0-4 0-8 0h-4-5c0-4 0-4 0-4v-103c0-8 0-17 0-21-4-8-4-13-9-17-4-4-4-8-13-8-4-5-8-5-13-5-8 0-17 5-25 9-9 4-17 13-25 25v120 4c-5 0-5 0-9 0h-4c-4 0-9 0-9 0-4 0-4 0-4 0-4 0-4 0-4 0 0-4 0-4 0-4v-170c0-5 0-5 0-5h4c0-4 0-4 4-4h5c4 0 4 0 8 0 0 0 4 0 4 4 0 0 5 0 5 5v21c8-13 16-17 25-26 13-4 21-4 30-4 13 0 21 0 30 4 9 5 13 9 17 17 9 4 9 13 13 21 0 9 4 22 4 30z">
          <text:p/>
        </draw:path>
        <draw:path draw:style-name="gr1" draw:text-style-name="P1" draw:layer="layout" svg:width="0.119cm" svg:height="0.267cm" svg:x="6.003cm" svg:y="7.508cm" svg:viewBox="0 0 120 268" svg:d="M120 22c0 4 0 4 0 4 0 4 0 4 0 4-4 0-4 4-4 4h-5c0-4-4-4-4-4-4 0-4 0-8 0 0-4-4-4-9-4-4 0-8 4-12 4 0 0-6 4-10 8 0 0 0 5-4 13 0 4 0 9 0 17v18h39c0 0 4 0 4 4v5c4 0 4 4 4 8s-4 4-4 8c0 0 0 5-4 5h-39v148 4h-4-5c0 0-4 0-8 0h-4c-4 0-4 0-9 0 0-4 0-4 0-4v-148h-25c-5 0-5-5-5-5 0-4-4-4-4-8s0-4 4-8v-5l5-4h25v-18c0-13 0-21 0-30 5-8 9-16 13-21 4-4 8-8 17-12 4 0 14-5 26-5 5 0 9 0 13 5 4 0 4 0 8 0 5 0 5 4 5 4h4c0 4 0 4 0 8z">
          <text:p/>
        </draw:path>
        <draw:path draw:style-name="gr1" draw:text-style-name="P1" draw:layer="layout" svg:width="0.175cm" svg:height="0.187cm" svg:x="6.13cm" svg:y="7.593cm" svg:viewBox="0 0 176 188" svg:d="M176 89c0 17-5 30-9 39-4 13-8 26-17 34-4 9-17 13-25 17-13 5-26 9-39 9-12 0-25 0-38-4-9-5-18-13-26-22-9-8-13-16-17-29-5-10-5-23-5-40 0-12 5-25 5-38 4-12 13-21 17-29 8-9 17-17 30-21 9-5 22-5 39-5 12 0 25 0 34 5 12 4 21 12 29 16 5 9 9 22 13 30 4 13 9 26 9 38zM142 93c0-8 0-16-5-25 0-8-4-17-8-21-4-9-9-13-17-17-4-4-13-4-26-4-8 0-17 0-21 4-8 4-13 8-17 13-5 8-9 12-9 21-4 8-4 17-4 29 0 9 0 17 0 26 4 9 8 18 8 22 5 5 14 13 18 13 8 4 17 8 25 8 9 0 17-4 26-4 4-4 13-8 17-17 4-4 4-13 8-22 0-9 5-17 5-26z">
          <text:p/>
        </draw:path>
        <draw:path draw:style-name="gr1" draw:text-style-name="P1" draw:layer="layout" svg:width="0.098cm" svg:height="0.182cm" svg:x="6.351cm" svg:y="7.593cm" svg:viewBox="0 0 99 183" svg:d="M99 17c0 4 0 4 0 8v5 4h-5-4c0-4 0-4-4-4h-4c-4 0-4 0-9 0-4 0-4 0-8 0s-9 4-9 8c-4 0-8 4-12 9-5 4-9 12-13 17v115 4c-4 0-4 0-8 0h-5c-4 0-8 0-8 0-4 0-4 0-4 0-6 0-6 0-6 0 0-4 0-4 0-4v-170c0-5 0-5 0-5h6c0-4 0-4 4-4h4c4 0 4 0 9 0 0 0 4 0 4 4 0 0 4 0 4 5v21c4-5 8-9 13-13 4-4 8-8 8-13 4 0 9-4 13-4s8 0 13 0h4 4c4 0 4 0 8 0l5 4v5 4z">
          <text:p/>
        </draw:path>
        <draw:path draw:style-name="gr1" draw:text-style-name="P1" draw:layer="layout" svg:width="0.038cm" svg:height="0.25cm" svg:x="6.572cm" svg:y="7.525cm" svg:viewBox="0 0 39 251" svg:d="M35 247v4h-4-5c0 0-4 0-9 0h-4c-5 0-5 0-5 0-4 0-4 0-4 0 0-4 0-4 0-4v-170c0-5 0-5 0-5h4c0-4 0-4 5-4h4c5 0 9 0 9 0 5 0 5 0 5 4 4 0 4 0 4 0v5zM39 17c0 9 0 13-4 17-4 0-9 0-18 0-4 0-13 0-13 0-4-4-4-8-4-17 0-8 0-12 4-17 4 0 9 0 13 0 9 0 14 0 18 0 4 5 4 9 4 17z">
          <text:p/>
        </draw:path>
        <draw:path draw:style-name="gr1" draw:text-style-name="P1" draw:layer="layout" svg:width="0.149cm" svg:height="0.182cm" svg:x="6.665cm" svg:y="7.593cm" svg:viewBox="0 0 150 183" svg:d="M150 179v4c-4 0-4 0-4 0h-5c-4 0-4 0-8 0s-4 0-9 0h-4c-4-4-4-4-4-4v-102c0-9 0-17 0-22-5-8-5-13-9-17 0-4-4-8-8-8-9-5-13-5-17-5-9 0-18 5-27 9-8 4-16 13-25 26v119 4c-4 0-4 0-8 0h-5c-4 0-8 0-8 0-5 0-5 0-5 0-4 0-4 0-4 0 0-4 0-4 0-4v-170c0-5 0-5 0-5h4c0-4 0-4 5-4h4c4 0 4 0 9 0 0 0 4 0 4 4 4 0 4 0 4 5v21c9-13 17-17 25-26 13-4 23-4 31-4 13 0 21 0 30 4 8 5 13 9 21 17 4 4 9 13 9 21 0 9 4 22 4 30z">
          <text:p/>
        </draw:path>
        <draw:path draw:style-name="gr1" draw:text-style-name="P1" draw:layer="layout" svg:width="0.157cm" svg:height="0.267cm" svg:x="6.856cm" svg:y="7.513cm" svg:viewBox="0 0 158 268" svg:d="M158 259v4h-4c-4 0-4 0-8 0h-5c-4 0-4 0-4 0-4 0-4 0-4 0 0-4 0-4 0-4v-21c-10 8-18 17-31 21-8 4-21 9-30 9-12 0-25-5-33-9-9-4-18-8-22-17-4-8-8-21-13-29 0-13-4-26-4-39 0-12 4-25 4-38 5-13 9-21 17-30 5-8 13-16 22-21 8-4 21-4 34-4 8 0 17 0 25 4 9 5 17 13 25 21v-102c0-4 0-4 6-4h4c0 0 4 0 9 0 0 0 4 0 8 0h4v4zM127 141c-8-13-16-22-25-26-8-4-17-9-25-9-9 0-13 0-17 5-9 4-13 8-17 17 0 4-4 13-4 21-5 9-5 17-5 25 0 9 0 17 0 22 5 8 5 17 9 25 4 4 8 8 12 13 5 4 13 8 22 8 4 0 8 0 12-4 5 0 9 0 13-4 4-5 9-9 13-13s8-8 12-13z">
          <text:p/>
        </draw:path>
        <draw:path draw:style-name="gr1" draw:text-style-name="P1" draw:layer="layout" svg:width="0.148cm" svg:height="0.187cm" svg:x="7.073cm" svg:y="7.593cm" svg:viewBox="0 0 149 188" svg:d="M149 179c0 0-4 0-4 4h-4c-4 0-4 0-9 0-4 0-4 0-8 0h-5c0-4 0-4 0-4v-21c-12 8-22 17-30 21-9 4-21 9-30 9-13 0-21 0-29-5-9-4-13-8-18-17-4-8-8-12-12-21 0-8 0-22 0-35v-101c0-5 0-5 0-5 4-4 4-4 8-4h4c5 0 9 0 9 0 4 0 4 0 4 4 5 0 5 0 5 0v5 97c0 13 0 17 4 27 0 4 0 8 4 12s8 9 13 13c4 0 8 4 17 4 4 0 12-4 21-8 8-9 18-17 26-26v-119c0-5 0-5 0-5h4c0-4 0-4 5-4 0 0 4 0 8 0 5 0 5 0 9 0l4 4c0 0 4 0 4 5z">
          <text:p/>
        </draw:path>
        <draw:path draw:style-name="gr1" draw:text-style-name="P1" draw:layer="layout" svg:width="0.135cm" svg:height="0.187cm" svg:x="7.264cm" svg:y="7.593cm" svg:viewBox="0 0 136 188" svg:d="M136 154v4c0 4 0 4 0 4 0 0 0 4-4 4v5c-4 0-4 4-8 4-5 4-9 4-13 8-4 0-9 0-18 5-4 0-8 0-17 0-13 0-21 0-34-5-8-4-17-12-21-21-9-4-13-17-17-25-4-14-4-27-4-44 0-16 4-29 8-42 0-13 9-21 17-30 4-8 13-12 26-17 8-4 17-4 29-4 5 0 9 0 18 0 4 0 9 4 13 4s8 5 13 5c4 4 4 4 4 8 4 0 4 0 4 0 0 4 0 4 4 4v4c0 5 0 5 0 5 0 8 0 8-4 12 0 0 0 5-4 5l-4-5c-5-4-5-4-9-8-4 0-8-4-17-4-5-5-9-5-18-5-17 0-25 5-34 17-8 13-12 30-12 51 0 13 0 22 4 30 0 10 4 14 8 22 5 4 9 9 13 13 9 0 13 4 21 4 9 0 13-4 22-4 5-4 9-4 13-9 4-4 9-4 9-8 4 0 4-4 8-4v4h4c0 4 0 4 0 4 0 4 0 4 0 9z">
          <text:p/>
        </draw:path>
        <draw:path draw:style-name="gr1" draw:text-style-name="P1" draw:layer="layout" svg:width="0.114cm" svg:height="0.234cm" svg:x="7.417cm" svg:y="7.546cm" svg:viewBox="0 0 115 235" svg:d="M115 213c0 5 0 9 0 9 0 4-4 4-4 4 0 0 0 4-4 4 0 0-5 0-9 0 0 5-4 5-8 5 0 0-5 0-9 0-8 0-17 0-21-5-8 0-14-4-18-8-4-9-4-13-8-21 0-5 0-13 0-26v-97h-26c-4 0-4-5-4-5 0-4-4-4-4-8s0-4 4-8v-5l4-4h26v-39-4c4 0 4 0 4-5 4 0 8 0 8 0 6 0 10 0 10 0 4 5 4 5 4 5h4v4 39h43c4 0 4 0 4 4 4 0 4 5 4 5 0 0 0 4 0 8s0 4-4 8c0 0 0 5-4 5h-43v93c0 13 0 21 5 25 4 9 8 13 21 13 0 0 4 0 4-4 4 0 4 0 8 0h5c0-4 4-4 4-4 0 4 0 4 4 4v4z">
          <text:p/>
        </draw:path>
        <draw:path draw:style-name="gr1" draw:text-style-name="P1" draw:layer="layout" svg:width="0.038cm" svg:height="0.25cm" svg:x="7.569cm" svg:y="7.525cm" svg:viewBox="0 0 39 251" svg:d="M35 247v4h-4-4c0 0-5 0-9 0h-4c-5 0-5 0-10 0 0-4 0-4 0-4v-170c0-5 0-5 0-5 5-4 5-4 10-4h4c4 0 9 0 9 0 4 0 4 0 4 4 4 0 4 0 4 0v5zM39 17c0 9 0 13-4 17-4 0-8 0-17 0-4 0-14 0-14 0-4-4-4-8-4-17 0-8 0-12 4-17 0 0 10 0 14 0 9 0 13 0 17 0 4 5 4 9 4 17z">
          <text:p/>
        </draw:path>
        <draw:path draw:style-name="gr1" draw:text-style-name="P1" draw:layer="layout" svg:width="0.161cm" svg:height="0.182cm" svg:x="7.637cm" svg:y="7.593cm" svg:viewBox="0 0 162 183" svg:d="M162 9v4l-59 166-4 4c-4 0-4 0-9 0-4 0-4 0-8 0-5 0-9 0-9 0-4 0-8 0-8 0h-5c0-4 0-4 0-4l-60-166v-4c0-5 0-5 0-5v-4c4 0 4 0 4 0 5 0 5 0 10 0 4 0 8 0 8 0 5 0 5 0 5 4 4 0 4 0 4 0v5l51 140v5-5l46-140c5-5 5-5 5-5 4-4 4-4 8-4 0 0 4 0 9 0h4c4 0 4 0 4 0 4 4 4 4 4 4z">
          <text:p/>
        </draw:path>
        <draw:path draw:style-name="gr1" draw:text-style-name="P1" draw:layer="layout" svg:width="0.157cm" svg:height="0.187cm" svg:x="7.824cm" svg:y="7.593cm" svg:viewBox="0 0 158 188" svg:d="M158 85c0 4 0 8-4 13 0 0-5 0-9 0h-111c0 12 0 21 4 25 0 10 4 18 9 22 4 4 8 9 17 13 8 4 16 4 25 4 8 0 18 0 22 0 9-4 13-4 17-8 5 0 9 0 13-5 4 0 4 0 4 0 4 0 4 0 4 0v5h5c0 4 0 4 0 8v4l-5 5v4c0 0-4 0-8 4 0 0-4 0-13 4-4 0-13 0-17 5-9 0-18 0-26 0-13 0-26 0-34-5-13-4-21-12-30-21-4-4-13-17-17-25 0-14-4-27-4-44 0-12 4-29 4-38 4-13 13-21 17-30 9-8 17-16 30-21 8-4 21-4 34-4 12 0 22 0 35 4 8 5 17 13 21 17 8 9 13 17 13 26 4 13 4 21 4 34zM128 77c0-17-4-30-13-39-8-8-18-17-35-17-8 0-12 4-21 4-4 5-8 9-12 13-5 4-9 13-9 17-4 9-4 13-4 22z">
          <text:p/>
        </draw:path>
        <draw:path draw:style-name="gr1" draw:text-style-name="P1" draw:layer="layout" svg:width="0.097cm" svg:height="0.182cm" svg:x="8.117cm" svg:y="7.593cm" svg:viewBox="0 0 98 183" svg:d="M98 17c0 4 0 4 0 8v5 4h-4-4c0-4 0-4-4-4h-5c-5 0-5 0-9 0s-4 0-9 0c-4 0-8 4-8 8-5 0-9 4-13 9-4 4-8 13-13 17v115 4h-4-4c0 0-4 0-9 0h-4c-4 0-4 0-4 0-4 0-4 0-4 0 0-4 0-4 0-4v-170c0-5 0-5 0-5 4-4 4-4 8-4h4c5 0 5 0 9 0 0 0 4 0 4 4v5 21c9-5 13-9 17-13s4-8 8-13c5 0 9-4 13-4 5 0 9 0 13 0h5 5c4 0 4 0 8 0l4 4v5 4z">
          <text:p/>
        </draw:path>
        <draw:path draw:style-name="gr1" draw:text-style-name="P1" draw:layer="layout" svg:width="0.157cm" svg:height="0.187cm" svg:x="8.24cm" svg:y="7.593cm" svg:viewBox="0 0 158 188" svg:d="M158 85c0 4 0 8 0 13-4 0-9 0-9 0h-114c0 12 0 21 4 25 0 10 4 18 9 22 4 4 8 9 16 13 9 4 17 4 26 4 8 0 17 0 21 0 8-4 13-4 17-8 4 0 8 0 13-5 4 0 4 0 4 0 4 0 4 0 4 0v5c5 0 5 0 5 0 0 4 0 4 0 8v4 5c-5 0-5 0-5 0v4c0 0-4 0-8 4 0 0-5 0-13 4-4 0-9 0-17 5-8 0-17 0-25 0-13 0-26 0-34-5-13-4-22-12-30-21-4-4-13-17-13-25-4-14-9-27-9-44 0-12 5-29 9-38 0-13 9-21 13-30 8-8 17-16 30-21 8-4 21-4 34-4 12 0 21 0 33 4 9 5 17 13 22 17 8 9 13 17 13 26 4 13 4 21 4 34zM128 77c0-17-4-30-13-39-4-8-17-17-34-17-8 0-12 4-21 4-4 5-8 9-12 13-5 4-9 13-9 17-4 9-4 13-4 22z">
          <text:p/>
        </draw:path>
        <draw:path draw:style-name="gr1" draw:text-style-name="P1" draw:layer="layout" svg:width="0.14cm" svg:height="0.187cm" svg:x="8.435cm" svg:y="7.593cm" svg:viewBox="0 0 141 188" svg:d="M141 179v4h-4c-5 0-5 0-9 0s-4 0-8 0h-4v-4-17c-10 9-18 13-27 17-8 4-21 9-30 9-8 0-17 0-25-5-4 0-13-4-17-8s-9-13-13-17c-4-9-4-13-4-21 0-14 0-22 4-27 4-8 13-12 17-17 9-4 17-8 30-12 8 0 21-4 34-4h25v-13c0-4 0-13-4-17 0-5-4-9-4-13-4-4-9-4-13-9-4 0-13 0-17 0-8 0-17 0-21 0-9 5-13 5-17 9-4 0-9 4-13 4-4 4-4 4-8 4 0-4-5-4-5-4v-4-4c0-5 0-5 0-9 0 0 0-4 5-4 0 0 4-4 8-4 4-4 9-4 13-9 8 0 13-4 21-4 4 0 13 0 17 0 13 0 26 0 34 4 10 0 14 5 22 9 4 8 9 12 9 21 4 8 4 17 4 30zM110 102h-29c-9 0-13 0-22 0-4 0-12 4-17 8-4 0-4 5-8 9 0 4 0 9 0 14 0 8 0 16 8 21 5 8 13 8 22 8 8 0 17 0 25-4 4-4 13-13 21-21z">
          <text:p/>
        </draw:path>
        <draw:path draw:style-name="gr1" draw:text-style-name="P1" draw:layer="layout" svg:width="0.135cm" svg:height="0.187cm" svg:x="8.622cm" svg:y="7.593cm" svg:viewBox="0 0 136 188" svg:d="M136 154v4c0 4 0 4 0 4l-4 4v5c-4 0-4 4-8 4-4 4-9 4-13 8-4 0-13 0-17 5-4 0-14 0-18 0-13 0-25 0-34-5-8-4-17-12-21-21-9-4-13-17-17-25-4-14-4-27-4-44 0-16 0-29 4-42s13-21 17-30c8-8 17-12 25-17 13-4 21-4 34-4 5 0 10 0 18 0 5 0 9 4 13 4s9 5 13 5c0 4 4 4 4 8 4 0 4 0 4 0 0 4 0 4 0 4 4 0 4 4 4 4 0 5 0 5 0 5 0 8 0 8-4 12 0 0 0 5-4 5l-4-5c-4-4-9-4-9-8-4 0-8-4-17-4-4-5-13-5-18-5-17 0-29 5-34 17-8 13-12 30-12 51 0 13 0 22 0 30 4 10 8 14 12 22 5 4 9 9 13 13 8 0 13 4 21 4 10 0 14-4 18-4 9-4 13-4 17-9 5-4 5-4 9-8 4 0 4-4 8-4v4h4c0 4 0 4 0 4 0 4 0 4 0 9z">
          <text:p/>
        </draw:path>
        <draw:path draw:style-name="gr1" draw:text-style-name="P1" draw:layer="layout" svg:width="0.115cm" svg:height="0.234cm" svg:x="8.774cm" svg:y="7.546cm" svg:viewBox="0 0 116 235" svg:d="M116 213c0 5 0 9 0 9-4 4-4 4-4 4l-4 4c-5 0-5 0-9 0 0 5-4 5-8 5 0 0-5 0-9 0-8 0-17 0-22-5-9 0-13-4-17-8-4-9-4-13-9-21 0-5-4-13-4-26v-97h-21c-4 0-4-5-4-5-5-4-5-4-5-8s0-4 0-8l5-5 4-4h21v-39l4-4c0 0 5 0 5-5 4 0 4 0 8 0s4 0 9 0c0 5 4 5 4 5h5v4 39h43c0 0 4 0 4 4l4 5c0 0 0 4 0 8s0 4-4 8c0 0 0 5-4 5h-43v93c0 13 0 21 4 25 5 9 9 13 22 13 0 0 4 0 4-4 4 0 4 0 8 0h5c0-4 0-4 4-4 0 4 0 4 0 4 4 0 4 0 4 4z">
          <text:p/>
        </draw:path>
        <draw:path draw:style-name="gr1" draw:text-style-name="P1" draw:layer="layout" svg:width="0.14cm" svg:height="0.187cm" svg:x="8.919cm" svg:y="7.593cm" svg:viewBox="0 0 141 188" svg:d="M141 179v4c-4 0-4 0-4 0-5 0-5 0-9 0s-8 0-8 0c-5 0-5 0-5 0v-4-17c-8 9-17 13-25 17-9 4-21 9-30 9-8 0-18 0-26-5-9 0-13-4-17-8-9-4-13-13-13-17-4-9-4-13-4-21 0-14 0-22 4-27 4-8 9-12 17-17 9-4 17-8 31-12 8 0 21-4 34-4h25v-13c0-4-4-13-4-17 0-5-5-9-5-13-4-4-8-4-12-9-4 0-13 0-21 0-5 0-13 0-23 0-4 5-8 5-12 9-4 0-9 4-13 4-4 4-4 4-8 4-5-4-5-4-5-4v-4-4c0-5 0-5 0-9 0 0 0-4 5-4 0 0 4-4 8-4 4-4 9-4 13-9 4 0 12-4 18-4 8 0 12 0 21 0 13 0 21 0 29 4 9 0 18 5 22 9 8 8 13 12 13 21 4 8 4 17 4 30zM111 102h-30c-8 0-17 0-21 0-8 0-14 4-18 8-4 0-4 5-8 9 0 4-4 9-4 14 0 8 4 16 8 21 8 8 18 8 26 8 9 0 17 0 22-4 8-4 16-13 25-21z">
          <text:p/>
        </draw:path>
        <draw:path draw:style-name="gr1" draw:text-style-name="P1" draw:layer="layout" svg:width="0.145cm" svg:height="0.182cm" svg:x="9.118cm" svg:y="7.593cm" svg:viewBox="0 0 146 183" svg:d="M146 179v4c-5 0-5 0-5 0-4 0-8 0-8 0-4 0-9 0-9 0-4 0-4 0-4 0-4 0-4 0-4 0 0-4 0-4 0-4v-102c0-9 0-17-5-22 0-8 0-13-4-17s-8-8-13-8c-4-5-8-5-16-5-5 0-13 5-22 9-8 4-17 13-25 26v119 4h-4-5c0 0-5 0-9 0 0 0-4 0-9 0h-4c0-4 0-4 0-4v-170c0-5 0-5 0-5 4-4 4-4 4-4 5 0 5 0 9 0s4 0 9 0l5 4v5 21c12-13 21-17 29-26 9-4 22-4 30-4 13 0 21 0 30 4 8 5 13 9 17 17 4 4 8 13 13 21 0 9 0 22 0 30z">
          <text:p/>
        </draw:path>
        <draw:path draw:style-name="gr1" draw:text-style-name="P1" draw:layer="layout" svg:width="0.136cm" svg:height="0.187cm" svg:x="9.309cm" svg:y="7.593cm" svg:viewBox="0 0 137 188" svg:d="M137 154v4c0 4 0 4 0 4 0 0 0 4-4 4v5c-5 0-5 4-9 4-4 4-8 4-13 8-4 0-12 0-16 5-5 0-13 0-17 0-14 0-23 0-35-5-9-4-17-12-22-21-8-4-12-17-17-25-4-14-4-27-4-44 0-16 4-29 9-42 0-13 8-21 17-30 4-8 12-12 21-17 13-4 21-4 35-4 4 0 8 0 17 0 4 0 8 4 12 4 5 0 9 5 13 5 4 4 4 4 4 8 5 0 5 0 5 0 0 4 0 4 4 4v4c0 5 0 5 0 5 0 8 0 8-4 12 0 0 0 5-5 5l-4-5c-4-4-4-4-8-8-5 0-9-4-17-4-4-5-9-5-17-5-18 0-27 5-35 17-9 13-13 30-13 51 0 13 0 22 4 30 0 10 5 14 9 22 4 4 8 9 13 13 8 0 12 4 22 4 8 0 13-4 21-4 4-4 8-4 13-9 4-4 8-4 8-8 4 0 4-4 9-4v4h4c0 4 0 4 0 4 0 4 0 4 0 9z">
          <text:p/>
        </draw:path>
        <draw:path draw:style-name="gr1" draw:text-style-name="P1" draw:layer="layout" svg:width="0.157cm" svg:height="0.187cm" svg:x="9.47cm" svg:y="7.593cm" svg:viewBox="0 0 158 188" svg:d="M158 85c0 4 0 8-4 13 0 0-4 0-8 0h-111c0 12 0 21 5 25 0 10 4 18 8 23 4 4 9 8 17 12s17 4 25 4c9 0 17 0 22 0 8-4 13-4 17-8 4 0 8 0 12-4h5c4 0 4 0 4 0v4h4c0 4 0 4 0 8v5c0 0-4 0-4 4v4c0 0-4 0-9 4 0 0-4 0-12 5-4 0-13 0-17 4-9 0-17 0-26 0-13 0-25 0-34-4-12-5-21-13-30-22-5-4-13-16-18-25 0-14-4-27-4-44 0-12 4-29 4-38 5-12 13-21 18-29 9-9 18-17 26-21 13-5 25-5 38-5s21 0 34 5c9 4 17 12 21 16 9 9 13 17 13 26 4 13 4 21 4 34zM129 77c0-17-4-30-13-39-9-8-17-17-34-17-9 0-13 5-21 5-4 4-9 8-13 12-4 5-8 13-8 17-5 9-5 13-5 22z">
          <text:p/>
        </draw:path>
        <draw:path draw:style-name="gr1" draw:text-style-name="P1" draw:layer="layout" svg:width="0.039cm" svg:height="0.25cm" svg:x="9.763cm" svg:y="7.525cm" svg:viewBox="0 0 40 251" svg:d="M35 247v4h-4-4c0 0-4 0-10 0h-4c-4 0-4 0-8 0 0-4 0-4 0-4v-170c0-5 0-5 0-5 4-4 4-4 8-4h4c6 0 10 0 10 0 4 0 4 0 4 4 4 0 4 0 4 0v5zM40 17c0 9 0 13-5 17-4 0-8 0-18 0-4 0-12 0-12 0-5-4-5-8-5-17 0-8 0-12 5-17 0 0 8 0 12 0 10 0 14 0 18 0 5 5 5 9 5 17z">
          <text:p/>
        </draw:path>
        <draw:path draw:style-name="gr1" draw:text-style-name="P1" draw:layer="layout" svg:width="0.119cm" svg:height="0.187cm" svg:x="9.844cm" svg:y="7.593cm" svg:viewBox="0 0 120 188" svg:d="M120 133c0 8 0 17-5 25-4 4-8 13-12 17-9 4-13 9-21 9-9 4-17 4-30 4-4 0-9 0-17 0-4-4-8-4-13-4-4-5-8-5-14-5-4-4-4-4-4-4-4-4-4-4-4-8 0 0 0-5 0-9v-4c0-4 0-4 0-4v-4h4c0 0 4 0 4 4 6 0 10 4 14 4 5 4 9 4 13 4 4 4 13 4 17 4 8 0 13 0 17 0 4-4 8-4 13-8 0 0 4-4 4-8 4 0 4-5 4-9 0-9 0-9-4-14-4-4-4-8-9-8-4-5-8-5-17-9-4 0-8-4-12-4-5-4-13-4-17-9-4-4-9-8-13-8-4-4-10-8-14-17 0-4 0-13 0-17 0-8 0-17 4-21 0-4 6-13 10-17s13-8 21-8c9-5 17-5 26-5 4 0 8 0 17 0 4 0 8 0 8 5 4 0 8 0 13 0 0 4 4 4 4 4l4 4c0 4 0 4 0 4 0 4 0 4 0 9v4 4h-4-4c-5 0-5-4-9-4s-8-4-12-4c-5 0-9-5-17-5-5 0-9 0-13 5-4 0-9 0-9 4-4 0-8 4-8 8 0 5 0 5 0 9s0 8 4 13c0 4 4 8 9 8 4 4 8 4 12 9 5 0 13 4 17 4 5 4 9 4 17 8 4 4 9 4 13 9 4 4 8 8 8 17 5 4 5 8 5 18z">
          <text:p/>
        </draw:path>
        <draw:path draw:style-name="gr1" draw:text-style-name="P1" draw:layer="layout" svg:width="0.2cm" svg:height="0.025cm" svg:x="10.06cm" svg:y="7.822cm" svg:viewBox="0 0 201 26" svg:d="M201 13c0 5 0 5-4 9 0 0 0 4-5 4h-183l-4-4c0-4-5-4-5-9s5-9 5-13h4 183c5 0 5 0 5 0 4 4 4 8 4 13z">
          <text:p/>
        </draw:path>
        <draw:path draw:style-name="gr1" draw:text-style-name="P1" draw:layer="layout" svg:width="0.199cm" svg:height="0.025cm" svg:x="10.256cm" svg:y="7.822cm" svg:viewBox="0 0 200 26" svg:d="M200 13c0 5 0 5-4 9 0 0 0 4-5 4h-183c-4 0-4-4-4-4-4-4-4-4-4-9s0-9 4-13h4 183c5 0 5 0 5 0 0 4 4 8 4 13z">
          <text:p/>
        </draw:path>
        <draw:path draw:style-name="gr1" draw:text-style-name="P1" draw:layer="layout" svg:width="0.199cm" svg:height="0.025cm" svg:x="10.451cm" svg:y="7.822cm" svg:viewBox="0 0 200 26" svg:d="M200 13c0 5 0 5-5 9 0 0 0 4-4 4h-183c-4 0-4-4-4-4 0-4-4-4-4-9s4-9 4-13h4 183c4 0 4 0 4 0 5 4 5 8 5 13z">
          <text:p/>
        </draw:path>
        <draw:path draw:style-name="gr1" draw:text-style-name="P1" draw:layer="layout" svg:width="0.199cm" svg:height="0.025cm" svg:x="10.642cm" svg:y="7.822cm" svg:viewBox="0 0 200 26" svg:d="M200 13c0 5 0 5-4 9 0 0 0 4-4 4h-183c-5 0-5-4-5-4 0-4-4-4-4-9s4-9 4-13h5 183c4 0 4 0 4 0 4 4 4 8 4 13z">
          <text:p/>
        </draw:path>
        <draw:path draw:style-name="gr1" draw:text-style-name="P1" draw:layer="layout" svg:width="0.199cm" svg:height="0.025cm" svg:x="10.837cm" svg:y="7.822cm" svg:viewBox="0 0 200 26" svg:d="M200 13c0 5-4 5-4 9 0 0 0 4-4 4h-184c-4 0-4-4-4-4-4-4-4-4-4-9s0-9 4-13h4 184c4 0 4 0 4 0 0 4 4 8 4 13z">
          <text:p/>
        </draw:path>
        <draw:path draw:style-name="gr1" draw:text-style-name="P1" draw:layer="layout" svg:width="0.2cm" svg:height="0.025cm" svg:x="11.032cm" svg:y="7.822cm" svg:viewBox="0 0 201 26" svg:d="M201 13c0 5 0 5-5 9 0 0 0 4-4 4h-183c-5 0-5-4-5-4-4-4-4-4-4-9s0-9 4-13h5 183c4 0 4 0 4 0 0 4 5 8 5 13z">
          <text:p/>
        </draw:path>
        <draw:path draw:style-name="gr1" draw:text-style-name="P1" draw:layer="layout" svg:width="0.2cm" svg:height="0.025cm" svg:x="11.223cm" svg:y="7.822cm" svg:viewBox="0 0 201 26" svg:d="M201 13c0 5-5 5-5 9 0 0 0 4-4 4h-183c-5 0-5-4-5-4-4-4-4-4-4-9s0-9 4-13h5 183c4 0 4 0 4 0 0 4 5 8 5 13z">
          <text:p/>
        </draw:path>
        <draw:path draw:style-name="gr1" draw:text-style-name="P1" draw:layer="layout" svg:width="0.196cm" svg:height="0.025cm" svg:x="11.418cm" svg:y="7.822cm" svg:viewBox="0 0 197 26" svg:d="M197 13c0 5 0 5 0 9l-5 4h-183c-4 0-4-4-4-4-5-4-5-4-5-9s0-9 5-13h4 183 5c0 4 0 8 0 13z">
          <text:p/>
        </draw:path>
        <draw:path draw:style-name="gr1" draw:text-style-name="P1" draw:layer="layout" svg:width="0.199cm" svg:height="0.025cm" svg:x="11.614cm" svg:y="7.822cm" svg:viewBox="0 0 200 26" svg:d="M200 13c0 5-4 5-4 9 0 0 0 4-4 4h-184c-4 0-4-4-4-4-4-4-4-4-4-9s0-9 4-13h4 184c4 0 4 0 4 0 0 4 4 8 4 13z">
          <text:p/>
        </draw:path>
        <draw:path draw:style-name="gr1" draw:text-style-name="P1" draw:layer="layout" svg:width="0.196cm" svg:height="0.025cm" svg:x="11.804cm" svg:y="7.822cm" svg:viewBox="0 0 197 26" svg:d="M197 13c0 5 0 5 0 9 0 0 0 4-5 4h-183c-4 0-4-4-4-4-5-4-5-4-5-9s0-9 5-13h4 183 5c0 4 0 8 0 13z">
          <text:p/>
        </draw:path>
        <draw:path draw:style-name="gr1" draw:text-style-name="P1" draw:layer="layout" svg:width="0.195cm" svg:height="0.025cm" svg:x="12cm" svg:y="7.822cm" svg:viewBox="0 0 196 26" svg:d="M196 13c0 5 0 5 0 9l-4 4h-184c-4 0-4-4-8-4 0-4 0-4 0-9s0-9 0-13c4 0 4 0 8 0h184 4c0 4 0 8 0 13z">
          <text:p/>
        </draw:path>
        <draw:path draw:style-name="gr1" draw:text-style-name="P1" draw:layer="layout" svg:width="0.14cm" svg:height="0.267cm" svg:x="12.216cm" svg:y="7.513cm" svg:viewBox="0 0 141 268" svg:d="M141 77c0 8 0 21-4 29-4 9-8 13-13 22-8 4-13 8-21 13-8 4-17 8-30 8v47l-4 4c0 0-4 0-8 0-5 0-5 0-9 0h-4c0-4 0-4 0-4-4 0-4 0-4 0v-55c0-5 0-5 0-9 0 0 4 0 4-4h4 4 5c8 0 17-5 21-5 8-4 13-8 17-12 4-5 4-9 8-13 0-8 0-13 0-21 0-4 0-14-4-18 0-9-4-13-8-17-5-4-9-9-13-13-9 0-17 0-26 0-4 0-12 0-17 0-4 4-9 4-13 4-4 5-9 5-13 9h-4-5c0-4 0-4 0-4 0-5-4-5-4-9s4-4 4-8v-4c0 0 5 0 9-5 4 0 9-4 13-4 4-4 13-4 18-4 4 0 12-4 21-4 13 0 21 4 34 8 8 4 17 9 21 17 9 4 13 13 17 21 4 9 4 17 4 31zM82 242c0 4 0 9-4 13 0 4 0 4 0 8-5 0-5 0-9 0 0 5-4 5-8 5-5 0-9 0-9-5-4 0-4 0-8 0 0-4 0-4-5-8 0-4 0-9 0-13 0 0 0-4 0-8 5-5 5-5 5-9 4 0 4 0 8 0 0-4 4-4 9-4 4 0 8 0 8 4 4 0 4 0 9 0 0 4 0 4 0 9 4 4 4 8 4 8z">
          <text:p/>
        </draw:path>
        <draw:path draw:style-name="gr1" draw:text-style-name="P1" draw:layer="layout" svg:width="0.14cm" svg:height="0.187cm" svg:x="4.467cm" svg:y="8.195cm" svg:viewBox="0 0 141 188" svg:d="M141 179v4h-4c0 0-5 0-9 0 0 0-4 0-8 0h-4v-4-17c-9 9-17 13-26 17-8 4-17 9-30 9-8 0-18 0-22-5-8 0-17-4-21-8s-9-13-13-17c0-9-4-13-4-21 0-13 4-21 8-26 5-8 9-12 17-17 5-4 17-8 27-13 12 0 21-5 38-5h21v-12c0-4 0-13 0-17-4-4-4-9-8-13s-9-4-13-8c-4 0-8 0-17 0s-17 0-21 0c-5 4-14 4-18 8-4 0-9 4-13 4 0 5-4 5-4 5h-4c0-5 0-5 0-5 0 0-5 0-5-4v-4c0-4 0-4 0-9 5 0 5-4 5-4 4 0 4-4 8-4 4-4 9-4 17-9 4 0 9-4 18-4 4 0 13 0 21 0 9 0 22 0 30 4 9 0 17 5 21 9 4 8 9 13 13 21 0 9 0 17 0 30zM111 103h-25c-9 0-17 0-26 0-4 0-8 4-13 8-5 0-9 5-9 9-4 4-4 8-4 12 0 9 4 17 8 22 5 8 14 8 22 8 9 0 18 0 26-4 9-4 13-13 21-21z">
          <text:p/>
        </draw:path>
        <draw:path draw:style-name="gr1" draw:text-style-name="P1" draw:layer="layout" svg:width="0.043cm" svg:height="0.046cm" svg:x="4.666cm" svg:y="8.335cm" svg:viewBox="0 0 44 47" svg:d="M44 22c0 9-4 17-4 21-5 0-9 4-17 4-10 0-14-4-18-4-5-4-5-12-5-21s0-14 5-18c4-4 8-4 18-4 8 0 12 0 17 4 0 4 4 9 4 18z">
          <text:p/>
        </draw:path>
        <draw:path draw:style-name="gr1" draw:text-style-name="P1" draw:layer="layout" svg:width="0.119cm" svg:height="0.177cm" svg:x="5.371cm" svg:y="7.971cm" svg:viewBox="0 0 120 178" svg:d="M76 145v4c0 4 0 4 0 8h5c0 4 0 4 0 4 4 0 4 0 4 5 4 0 4 0 8 0s9 0 9 0c4 0 12 0 18 0v12h-112v-12c5 0 9 0 13 0s9 0 13 0h4l4-5h5c0-4 0-4 0-4 0-4 4-4 4-8v-4-103c0-4 0-4-4-9h-5c-4 0-8 0-12 5-5 0-13 8-22 12-4-4-4-4-4-8l-4-4c13-9 25-13 34-21 13-5 25-9 34-17h8c0 4 0 8 0 12 0 5 0 9 0 13s0 8 0 13z">
          <text:p/>
        </draw:path>
        <draw:path draw:style-name="gr1" draw:text-style-name="P1" draw:layer="layout" svg:width="0.119cm" svg:height="0.178cm" svg:x="5.108cm" svg:y="8.394cm" svg:viewBox="0 0 120 179" svg:d="M82 158c4 0 8 0 8 0 4 0 4-4 8-4 0 0 5 0 5-4 0-5 4-5 4-9h13c0 4 0 13 0 17 0 9-5 17-5 21h-115v-8c0-4 4-9 4-13 4-4 9-8 13-17 4-4 8-8 13-13 5-4 9-12 13-16 13-9 17-17 21-22 9-8 13-12 18-17 0-4 4-8 4-12 0-5 0-9 0-13 0-8 0-13 0-13 0-4-4-8-4-12-5-5-9-5-13-5-5-5-9-5-13-5-9 0-13 5-21 10-5 4-9 8-14 17h-17v-27c9-4 22-8 31-8 12-5 21-5 29-5 9 0 18 0 26 5 4 0 8 4 13 8 4 5 8 10 12 14 0 4 0 8 0 17 0 4 0 4 0 8s0 9-4 9c0 4 0 8-4 8 0 4-4 9-9 13 0 0-4 4-8 8 0 5-4 9-8 13-9 4-13 9-18 13-4 4-8 12-12 17-5 4-9 8-13 12-4 5-9 9-9 13z">
          <text:p/>
        </draw:path>
        <draw:path draw:style-name="gr1" draw:text-style-name="P1" draw:layer="layout" svg:width="0.179cm" svg:height="0.144cm" svg:x="5.26cm" svg:y="8.432cm" svg:viewBox="0 0 180 145" svg:d="M176 26h-40l-17 68c0 5 0 9 0 13s0 9 0 9c0 4 0 4 0 8 0 0 5 0 9 0s4 0 8-4c5 0 9-4 13-9l9 9c-5 4-9 8-13 13 0 0-4 4-9 4-4 4-8 4-12 4 0 4-5 4-9 4s-8 0-8-4c-5 0-5 0-9-4 0-4-4-4-4-9 0-4 0-8 0-8 0-4 0-9 0-13s0-8 0-17c4-4 4-4 4-14 0-4 4-8 4-12 0-9 5-13 5-21 4-5 4-13 8-17h-47l-25 115h-34v-8c8-5 13-13 17-26 4-8 9-25 13-43l8-38h-4c-4 0-4 0-8 0-5 0-5 0-9 0-4 4-4 4-9 8-4 0-4 4-8 9l-9-13c5-4 9-9 13-13s9-4 9-8c4-4 8-4 17-4 4 0 8-5 17-5h124z">
          <text:p/>
        </draw:path>
        <draw:path draw:style-name="gr1" draw:text-style-name="P1" draw:layer="layout" svg:width="0.161cm" svg:height="0.25cm" svg:x="5.443cm" svg:y="8.377cm" svg:viewBox="0 0 162 251" svg:d="M68 191c-4 21-13 34-21 47-9 8-22 13-38 13-5 0-9 0-9 0 0-5 0-5 0-9v-4h4 5c4 0 8 0 8-5 4 0 8 0 8-4 5-4 5-8 9-13 0-4 4-12 4-21l30-123h-26l5-8c4-4 8-4 13-4h4c4-5 4-5 4-9 9-17 17-30 25-38 13-8 27-13 44-13 4 0 8 0 12 5 5 0 9 0 13 0l-4 25h-17c0-4 0-9-4-13 0 0-4 0-9 0-4 0-8 0-12 0-6 4-6 9-10 9-4 4-4 12-4 17-4 4-4 8-4 12h39l-4 17h-40z">
          <text:p/>
        </draw:path>
        <draw:path draw:style-name="gr1" draw:text-style-name="P1" draw:layer="layout" svg:width="0.136cm" svg:height="0.178cm" svg:x="5.617cm" svg:y="8.394cm" svg:viewBox="0 0 137 179" svg:d="M47 39c0-4 0-8 0-12 0 0 0-5 0-9 0 0 0-5 0-9-5 0-9 0-13 0v-9h59v9c-4 0-8 0-8 0l-4 4c0 5-5 5-5 9 0 5-4 9-4 17l-30 127h39c4 0 8 0 12-4 5 0 9 0 9-4 4-4 8-9 13-13 0-4 4-13 9-21h13l-13 55h-124l4-8h5c4 0 4-5 4-5 4-4 4-4 4-8 4-4 4-13 4-17z">
          <text:p/>
        </draw:path>
        <draw:polygon draw:style-name="gr1" draw:text-style-name="P1" draw:layer="layout" svg:width="0.682cm" svg:height="0.025cm" svg:x="5.088cm" svg:y="8.255cm" svg:viewBox="0 0 683 26" draw:points="0,0 683,0 683,26 0,26">
          <text:p/>
        </draw:polygon>
        <draw:path draw:style-name="gr1" draw:text-style-name="P1" draw:layer="layout" svg:width="0.157cm" svg:height="0.267cm" svg:x="4.48cm" svg:y="8.767cm" svg:viewBox="0 0 158 268" svg:d="M158 175c0 13 0 25-5 38-4 13-8 21-12 30-9 8-17 17-27 21-8 4-17 4-29 4-5 0-13 0-17 0-5 0-9-4-13-4-5-4-9-8-13-13-4 0-8-4-13-12v21c0 4 0 4-4 4l-4 4c-4 0-4 0-9 0h-4c-4 0-4-4-4-4-4 0-4 0-4 0v-4-256c0-4 0-4 4-4h4c0 0 4 0 9 0 0 0 4 0 8 0h4v4 102c9-4 13-8 17-13 4 0 9-4 13-8 4 0 9-4 13-4 8 0 13 0 17 0 13 0 21 0 29 8 10 4 18 9 23 17 8 9 12 21 12 30 5 13 5 26 5 39zM124 175c0-9 0-17 0-26s-6-13-10-22c0-4-4-8-12-12-5-5-13-9-22-9-4 0-4 0-8 4-4 0-9 0-13 5-4 4-9 4-13 8s-8 13-17 17v69c9 13 17 21 26 25 8 5 17 9 25 9 9 0 17-4 22-4 4-5 8-13 12-17 4-9 4-13 10-22 0-8 0-17 0-25z">
          <text:p/>
        </draw:path>
        <draw:path draw:style-name="gr1" draw:text-style-name="P1" draw:layer="layout" svg:width="0.043cm" svg:height="0.046cm" svg:x="4.683cm" svg:y="8.988cm" svg:viewBox="0 0 44 47" svg:d="M44 26c0 9-5 13-5 17-5 0-9 4-17 4-9 0-13-4-17-4-6-4-5-8-5-17 0-8-1-17 5-22 4 0 8-4 17-4 8 0 12 4 17 4 0 5 5 9 5 22z">
          <text:p/>
        </draw:path>
        <draw:path draw:style-name="gr1" draw:text-style-name="P1" draw:layer="layout" svg:width="0.161cm" svg:height="0.263cm" svg:x="5.112cm" svg:y="8.767cm" svg:viewBox="0 0 162 264" svg:d="M110 234c5 0 9 0 14 0 4 0 9-4 9-4 4 0 4-4 8-8 0 0 0-5 4-13h17l-4 55h-158v-8c4-13 13-26 21-39 9-17 21-34 38-51 18-17 26-29 34-38 9-8 13-17 17-21 5-8 5-13 5-21 4-4 4-13 4-17 0-8 0-17-4-25-5-9-9-13-13-17-9-5-17-5-25-5-26 0-39 13-47 39h-26v-39c17-4 30-13 43-13 17-5 25-9 38-9 25 0 43 9 56 18 8 9 17 26 17 47 0 4 0 12-4 17 0 4 0 12-5 17-4 4-8 12-12 17-4 8-9 12-18 21-4 4-13 17-30 29-21 26-42 51-51 68z">
          <text:p/>
        </draw:path>
        <draw:path draw:style-name="gr1" draw:text-style-name="P1" draw:layer="layout" svg:width="0.22cm" svg:height="0.186cm" svg:x="5.312cm" svg:y="8.848cm" svg:viewBox="0 0 221 187" svg:d="M124 97c0-8 4-21 8-34 4-17 9-25 9-34v-4h-56l-26 110c0 9 0 17-4 26-5 14-5 18-5 22h-42v-8c17-14 30-44 38-95l13-55h-4c-9 0-17 4-26 4-4 5-13 13-17 21l-12-12c4-4 12-13 16-17 5-4 9-9 13-9 4-4 9-8 13-8 8 0 13-4 21-4h158l-4 25h-47l-21 98c-4 12-4 21-4 29 0 5 0 9 4 9 0 4 4 4 4 4 9 0 17-4 30-17l9 9c-9 12-18 18-26 22-9 8-17 8-25 8-9 0-17-4-22-8-4-4-4-14-4-22 0-9 0-22 4-39z">
          <text:p/>
        </draw:path>
        <draw:path draw:style-name="gr1" draw:text-style-name="P1" draw:layer="layout" svg:width="0.217cm" svg:height="0.356cm" svg:x="5.532cm" svg:y="8.759cm" svg:viewBox="0 0 218 357" svg:d="M85 275c-4 31-13 52-26 65-12 12-25 17-46 17-4 0-9 0-13 0l4-17c0 0 5 0 9 0 8 0 13 0 17-5 4 0 8-4 8-12 5-9 9-17 13-31l38-182h-30v-13c9 0 18 0 22-4 4 0 4 0 8-4 0 0 5 0 5-5 0-4 4-8 4-16 8-22 17-39 34-51 12-13 29-17 51-17 13 0 26 0 35 4l-9 30h-18c0-5-4-13-4-13-4-4-9-9-13-9-8 0-13 5-21 9-4 4-9 8-13 17-4 8-4 17-8 34l-5 17h47l-4 21h-47z">
          <text:p/>
        </draw:path>
        <draw:path draw:style-name="gr1" draw:text-style-name="P1" draw:layer="layout" svg:width="0.204cm" svg:height="0.267cm" svg:x="5.774cm" svg:y="8.767cm" svg:viewBox="0 0 205 268" svg:d="M205 13l-13 51h-17c-4-17-4-26-13-34-4-9-13-13-25-13-21 0-34 9-51 30-13 17-25 38-34 68s-13 56-13 81c0 17 0 34 9 43 8 8 17 12 29 12 13 0 22 0 26-4 8-4 17-8 21-13 9-8 13-17 17-29h21l-13 55c-25 4-46 8-76 8-21 0-42-4-51-21-14-13-22-34-22-59 0-17 4-39 8-65 10-25 18-47 31-63 13-22 26-34 43-43 17-8 38-17 55-17 12 0 25 4 34 4 8 0 21 5 34 9z">
          <text:p/>
        </draw:path>
        <draw:path draw:style-name="gr1" draw:text-style-name="P1" draw:layer="layout" svg:width="0.136cm" svg:height="0.186cm" svg:x="4.467cm" svg:y="9.433cm" svg:viewBox="0 0 137 187" svg:d="M137 153c0 4 0 4 0 4 0 5 0 5 0 5 0 4 0 4 0 4l-5 4c0 0-4 4-8 4-4 4-8 4-13 9-4 0-8 4-17 4-4 0-8 0-17 0-13 0-22 0-35-4-8-5-17-13-21-17-8-9-13-17-17-31 0-13-4-25-4-38 0-17 4-34 8-47 5-12 9-21 17-29 5-9 13-13 26-17 9-4 18-4 31-4 4 0 12 0 17 0 4 0 8 4 12 4 5 4 9 4 13 8 4 0 4 0 8 5v4h5c0 4 0 4 0 4 0 4 0 4 0 9 0 4 0 8 0 8-5 4-5 4-5 4-4 0-4 0-8-4-4 0-4-4-8-4-5-4-9-9-13-9-9-4-13-4-21-4-18 0-27 9-35 17-9 13-13 30-13 51 0 13 0 21 4 29 0 9 4 17 9 22 4 5 8 9 13 13 9 5 13 5 22 5 8 0 12 0 21-5 4-4 8-4 13-8 4 0 8-5 8-5 4-5 8-5 8-5 5 0 5 0 5 5v5z">
          <text:p/>
        </draw:path>
        <draw:path draw:style-name="gr1" draw:text-style-name="P1" draw:layer="layout" svg:width="0.043cm" svg:height="0.047cm" svg:x="4.645cm" svg:y="9.572cm" svg:viewBox="0 0 44 48" svg:d="M44 27c0 8-5 12-5 17-5 0-9 4-18 4-8 0-12-4-16-4-5-5-5-9-5-17 0-10 0-18 5-22 4 0 8-5 16-5 9 0 13 5 18 5 0 4 5 8 5 22z">
          <text:p/>
        </draw:path>
        <draw:path draw:style-name="gr1" draw:text-style-name="P1" draw:layer="layout" svg:width="0.119cm" svg:height="0.178cm" svg:x="5.379cm" svg:y="9.208cm" svg:viewBox="0 0 120 179" svg:d="M78 145c0 0 0 4 0 8v5c0 0 4 0 4 4 4 4 4 4 4 4 4 0 4 0 9 0 4 0 8 0 8 0 4 4 13 4 17 4v9h-111v-9c4 0 8-4 13-4 4 0 8 0 12 0h6c0 0 4 0 4-4h4v-4l4-5c0-4 0-4 0-8v-103c0-4 0-4-4-4 0-4-4-4-4-4-4 0-10 0-14 4s-13 9-21 13c-4 0-4-4-4-4 0-5-5-5-5-9 13-4 26-13 34-17 14-8 27-12 35-21h9c0 4 0 13 0 17 0 0 0 4 0 8 0 5 0 9 0 13z">
          <text:p/>
        </draw:path>
        <draw:path draw:style-name="gr1" draw:text-style-name="P1" draw:layer="layout" svg:width="0.119cm" svg:height="0.178cm" svg:x="5.108cm" svg:y="9.632cm" svg:viewBox="0 0 120 179" svg:d="M82 158c4 0 8 0 8 0 4 0 4 0 8-5 0 0 5 0 5-4 0 0 4-4 4-8h13c0 8 0 12 0 21 0 4-5 12-5 17h-115v-5c0-4 4-12 4-16 4-5 9-9 13-13s8-13 13-17 9-9 13-17c13-8 17-17 21-21 9-4 13-13 18-17 0-4 4-9 4-13s0-8 0-13c0-4 0-8 0-12s-4-9-4-13c-5 0-9-4-13-4-5-5-9-5-13-5-9 0-13 5-21 9-5 4-9 13-14 21h-17v-30c9-5 22-9 31-9 12-4 21-4 29-4 9 0 18 0 26 4 4 0 8 4 13 9 4 5 8 9 12 13 0 5 0 13 0 17s0 9 0 9c0 4 0 8-4 12 0 0 0 5-4 9 0 0-4 4-9 8 0 5-4 5-8 9 0 4-4 8-8 13-9 4-13 8-18 16-4 5-8 9-12 13-5 4-9 9-13 13s-9 8-9 13z">
          <text:p/>
        </draw:path>
        <draw:path draw:style-name="gr1" draw:text-style-name="P1" draw:layer="layout" svg:width="0.179cm" svg:height="0.14cm" svg:x="5.26cm" svg:y="9.674cm" svg:viewBox="0 0 180 141" svg:d="M176 21h-40l-17 72c0 5 0 9 0 9 0 4 0 8 0 8 0 5 0 9 0 9 0 0 5 4 9 4s4-4 8-4c5-4 9-9 13-13l9 9c-5 4-9 8-13 13 0 4-4 4-9 9-4 0-8 0-12 4 0 0-5 0-9 0s-8 0-8 0c-5-4-5-4-9-9 0 0-4-4-4-9 0 0 0-4 0-8 0-5 0-9 0-13s0-9 0-17c4 0 4-4 4-9 0-8 4-12 4-16 0-9 5-13 5-22 4-4 4-12 8-17h-47l-25 116h-34v-9c8-5 13-13 17-26 4-9 9-26 13-42l8-39h-4c-4 0-4 0-8 0-5 0-5 0-9 5-4 0-4 0-9 4-4 0-4 4-8 8l-9-8c5-9 9-13 13-17s9-4 9-9c4 0 8-4 17-4 4 0 8 0 17 0h124z">
          <text:p/>
        </draw:path>
        <draw:path draw:style-name="gr1" draw:text-style-name="P1" draw:layer="layout" svg:width="0.161cm" svg:height="0.246cm" svg:x="5.443cm" svg:y="9.619cm" svg:viewBox="0 0 162 247" svg:d="M68 187c-4 22-13 39-21 47-9 9-22 13-38 13-5 0-9 0-9 0v-4c0-4 0-9 0-9h4 5c4 0 8 0 8 0 4-4 8-4 8-8 5-5 5-9 9-13 0-4 4-13 4-21l30-124h-26l5-9c4 0 8 0 13 0l4-4c4 0 4-4 4-4 9-17 17-30 25-38 13-9 27-13 44-13 4 0 8 0 12 0 5 0 9 0 13 0l-4 26h-17c0-5 0-9-4-9 0-4-4-4-9-4-4 0-8 0-12 4-6 0-6 4-10 9-4 4-4 8-4 12-4 9-4 13-4 17h39l-4 13h-40z">
          <text:p/>
        </draw:path>
        <draw:path draw:style-name="gr1" draw:text-style-name="P1" draw:layer="layout" svg:width="0.148cm" svg:height="0.187cm" svg:x="5.63cm" svg:y="9.627cm" svg:viewBox="0 0 149 188" svg:d="M141 47h-17c0-4 0-8 0-12 0-5-4-9-4-13-5 0-5-4-9-4s-8 0-13 0c-8 0-12 0-21 4-4 4-14 8-18 13-4 4-8 12-13 21-4 8-8 17-8 25-4 9-9 17-9 26 0 8-4 16-4 25 0 18 4 26 9 31 8 8 12 12 25 12 4 0 10 0 18-4 4 0 9 0 9-4 4-4 8-4 12-9 5-4 5-12 9-17h17l-9 38c-8 5-12 5-17 5-4 0-8 4-12 4-5 0-9 0-13 0s-10 0-14 0c-13 0-21 0-25-4-9 0-17-5-21-13-5-4-9-8-9-17-4-8-4-18-4-26 0-13 0-26 4-34 0-13 4-21 9-30 4-13 8-17 16-25 5-9 13-17 17-21 9-5 17-9 27-13 8 0 17-5 25-5 5 0 9 0 13 0s9 5 13 5 8 0 13 0c4 4 8 4 12 4z">
          <text:p/>
        </draw:path>
        <draw:polygon draw:style-name="gr1" draw:text-style-name="P1" draw:layer="layout" svg:width="0.703cm" svg:height="0.025cm" svg:x="5.088cm" svg:y="9.491cm" svg:viewBox="0 0 704 26" draw:points="0,0 704,0 704,26 0,26">
          <text:p/>
        </draw:polygon>
        <draw:path draw:style-name="gr1" draw:text-style-name="P1" draw:layer="layout" svg:width="0.161cm" svg:height="0.267cm" svg:x="4.467cm" svg:y="10.009cm" svg:viewBox="0 0 162 268" svg:d="M162 259c0 5 0 5 0 5-4 0-4 0-4 0l-4 4c0 0-5 0-9 0h-4c-4 0-4-4-4-4h-5v-5-21c-8 9-17 17-30 21-9 9-17 9-30 9s-25 0-34-4c-8-9-13-13-21-21-4-9-9-18-13-31 0-13-4-21-4-34 0-17 4-30 8-42 0-13 5-21 13-30 4-8 13-13 21-21 13-4 21-4 34-4 9 0 17 0 26 4 8 4 17 13 26 21v-102c0 0 4 0 4-4h5c4 0 4 0 8 0s4 0 9 0h4v4c4 0 4 0 4 0zM128 140c-9-13-18-21-26-25-4-5-13-9-21-9-9 0-18 4-22 9-8 0-12 8-12 12-5 9-9 13-9 21-4 9-4 17-4 26 0 8 0 17 4 25 0 9 0 13 4 21 5 5 9 14 13 18 8 0 13 5 21 5 5 0 9 0 13 0 4-5 9-5 13-9 4 0 8-5 13-9 4-5 9-9 13-17z">
          <text:p/>
        </draw:path>
        <draw:path draw:style-name="gr1" draw:text-style-name="P1" draw:layer="layout" svg:width="0.043cm" svg:height="0.047cm" svg:x="4.683cm" svg:y="10.229cm" svg:viewBox="0 0 44 48" svg:d="M44 27c0 8-5 12-5 17-5 0-9 4-17 4-9 0-13-4-17-4-6-5-5-9-5-17 0-9-1-17 5-22 4 0 8-5 17-5 8 0 12 5 17 5 0 5 5 9 5 22z">
          <text:p/>
        </draw:path>
        <draw:path draw:style-name="gr1" draw:text-style-name="P1" draw:layer="layout" svg:width="0.161cm" svg:height="0.263cm" svg:x="5.112cm" svg:y="10.009cm" svg:viewBox="0 0 162 264" svg:d="M110 234c5 0 9 0 14 0 4 0 9-4 9-4 4 0 4-4 8-9 0 0 0-4 4-12h17l-4 55h-158v-9c4-12 13-25 21-38 9-17 21-34 38-51 18-17 26-30 34-38 9-9 13-17 17-21 5-9 5-13 5-21 4-5 4-14 4-18 0-9 0-17-4-26-5-8-9-12-13-17-9-4-17-4-25-4-26 0-39 13-47 38h-26v-38c17-4 30-13 43-13 17-4 25-8 38-8 25 0 43 8 56 17 8 8 17 25 17 46 0 5 0 13-4 18 0 5 0 13-5 17-4 5-8 13-12 17-4 9-9 13-18 21-4 5-13 17-30 30-21 25-42 51-51 68z">
          <text:p/>
        </draw:path>
        <draw:path draw:style-name="gr1" draw:text-style-name="P1" draw:layer="layout" svg:width="0.22cm" svg:height="0.186cm" svg:x="5.312cm" svg:y="10.09cm" svg:viewBox="0 0 221 187" svg:d="M124 98c0-8 4-21 8-34 4-18 9-26 9-35v-4h-56l-26 111c0 9 0 17-4 26-5 12-5 17-5 21h-42v-9c17-12 30-42 38-93l13-56h-4c-9 0-17 4-26 4-4 5-13 13-17 22l-12-13c4-4 12-13 16-17 5-4 9-9 13-9 4-4 9-8 13-8 8 0 13-4 21-4h158l-4 25h-47l-21 99c-4 12-4 21-4 29 0 5 0 9 4 9 0 4 4 4 4 4 9 0 17-4 30-17l9 9c-9 12-18 16-26 21-9 8-17 8-25 8-9 0-17-4-22-8-4-5-4-13-4-21 0-9 0-22 4-39z">
          <text:p/>
        </draw:path>
        <draw:path draw:style-name="gr1" draw:text-style-name="P1" draw:layer="layout" svg:width="0.217cm" svg:height="0.356cm" svg:x="5.532cm" svg:y="10cm" svg:viewBox="0 0 218 357" svg:d="M85 277c-4 30-13 51-26 63-12 13-25 17-46 17-4 0-9 0-13 0l4-17c0 0 5 0 9 0 8 0 13 0 17-4 4 0 8-4 8-13 5-8 9-16 13-29l38-183h-30v-13c9 0 18 0 22-4 4 0 4 0 8-5 0 0 5 0 5-4s4-8 4-17c8-21 17-38 34-51 12-12 29-17 51-17 13 0 26 0 35 5l-9 29h-18c0-4-4-12-4-12-4-5-9-9-13-9-8 0-13 4-21 9-4 4-9 8-13 17-4 8-4 17-8 33l-5 17h47l-4 22h-47z">
          <text:p/>
        </draw:path>
        <draw:path draw:style-name="gr1" draw:text-style-name="P1" draw:layer="layout" svg:width="0.179cm" svg:height="0.259cm" svg:x="5.761cm" svg:y="10.013cm" svg:viewBox="0 0 180 260" svg:d="M0 251c5 0 9 0 13-4l4-4c0-4 4-9 4-13s6-13 10-25l30-150c4-12 4-21 4-29 0-5 0-9-4-13 0 0-9-4-13-4v-9h76v9c-4 4-8 4-12 4l-5 4c0 4-4 9-4 13-4 8-4 17-8 25l-39 188h47c9 0 13 0 17 0 9-4 13-4 17-9 4-4 9-12 13-21 4-4 8-17 12-25h18l-18 72h-162z">
          <text:p/>
        </draw:path>
        <draw:path draw:style-name="gr1" draw:text-style-name="P1" draw:layer="layout" svg:width="0.153cm" svg:height="0.255cm" svg:x="3.198cm" svg:y="11.594cm" svg:viewBox="0 0 154 256" svg:d="M154 182c0 9 0 22-5 30-4 9-8 18-16 26-9 5-17 9-30 13-9 5-21 5-35 5-8 0-17 0-26 0-4-5-12-5-17-5-4-4-12-4-12-8-4 0-9 0-9-5h-4c0-4 0-4 0-4v-4c0-4 0-4 0-9s0-9 0-9l4-4c0 0 5 4 9 4 0 4 4 4 12 9 5 0 9 5 17 5 9 4 18 4 26 4 10 0 14 0 22-4 4 0 13-5 17-10 4-4 4-8 9-12 0-9 4-13 4-17 0-9-4-17-4-22-5-4-9-8-13-12s-13-9-21-13c-9 0-18 0-27 0h-21c-4 0-4 0-4 0 0-4-5-4-5-4v-4-5c0-4 0-4 0-8v-4h5 4 21c9 0 13-5 23-5 4-4 12-4 16-8 5-4 9-9 9-17 4-4 4-13 4-17s0-13 0-17c-4-4-4-8-8-13-5 0-9-4-13-4-4-4-13-4-18-4-8 0-17 0-21 4-5 0-13 4-17 4-5 5-9 5-13 9l-4 4c-4 0-4 0-4 0v-4-4c-5 0-5-5-5-5 0-4 0-4 0-8 5 0 5 0 5 0 0-5 0-5 0-5 0 0 0-4 4-4 0 0 0-4 4-4 4-4 8-4 17-8 4 0 8-5 17-5s13-4 22-4c13 0 21 4 30 4 8 5 17 9 21 13 9 8 13 13 17 21 0 9 4 17 4 26 0 8-4 13-4 21-4 4-4 13-8 17-5 4-9 8-17 13-5 4-13 8-17 8 8 0 12 4 21 4 8 5 13 9 17 13 8 9 12 13 12 21 5 4 5 13 5 21z">
          <text:p/>
        </draw:path>
        <draw:path draw:style-name="gr1" draw:text-style-name="P1" draw:layer="layout" svg:width="0.042cm" svg:height="0.046cm" svg:x="3.406cm" svg:y="11.802cm" svg:viewBox="0 0 43 47" svg:d="M43 25c0 9-4 13-4 17-4 0-8 5-17 5s-14-5-18-5c-4-4-4-8-4-17 0-8 0-17 4-21 4 0 9-4 18-4s13 4 17 4c0 4 4 8 4 21z">
          <text:p/>
        </draw:path>
        <draw:path draw:style-name="gr1" draw:text-style-name="P1" draw:layer="layout" svg:width="0.212cm" svg:height="0.251cm" svg:x="3.822cm" svg:y="11.598cm" svg:viewBox="0 0 213 252" svg:d="M209 239c4 0 4 4 4 4 0 4 0 4-4 4 0 0 0 5-4 5 0 0-5 0-9 0s-8 0-8 0c-5 0-5 0-5-5-4 0-4 0-4 0v-4l-21-59h-107l-17 59-4 4c-5 0-5 5-9 5 0 0-4 0-8 0 0 0-5 0-9 0l-4-5v-4-4l85-230c0-4 0-4 0-4l4-5h4c5 0 10 0 14 0s4 0 9 0c4 0 4 0 8 0v5c4 0 4 0 4 4zM103 35l-44 123h90z">
          <text:p/>
        </draw:path>
        <draw:path draw:style-name="gr1" draw:text-style-name="P1" draw:layer="layout" svg:width="0.123cm" svg:height="0.187cm" svg:x="4.055cm" svg:y="11.662cm" svg:viewBox="0 0 124 188" svg:d="M124 131c0 9-4 17-4 27-4 4-8 12-17 17-4 4-13 8-21 8-8 5-18 5-26 5-9 0-13 0-18 0-8 0-12-5-17-5-4 0-8-4-8-4-4 0-8-4-8-4l-5-5c0-4 0-8 0-8 0-4 0-9 0-9v-5h5v-4c4 0 4 4 8 4 0 0 4 5 8 5 5 5 9 5 17 9 5 0 9 0 18 0 4 0 8 0 13 0s9-4 13-4c4-5 4-5 8-10 0-4 0-8 0-12 0-5 0-9-4-13 0-4-4-4-8-9-4-4-9-4-14-8-4 0-8-4-17-4-4-5-9-5-13-9-8 0-13-4-17-8s-4-9-8-17c-4-4-4-9-4-17 0-9 0-13 4-21 4-5 8-9 12-17 5-4 13-4 17-9 9-4 18-4 31-4 5 0 9 0 13 0s8 4 13 4c4 0 8 0 8 5 4 0 4 0 9 0 0 4 0 4 0 4v4c0 0 4 0 4 4v4 5l-4 4v4h-5l-4-4c0 0-4 0-8-4 0 0-5-5-13-5-4 0-8 0-13 0-9 0-13 0-18 0-4 0-4 5-8 5-5 4-5 4-5 8-4 4-4 9-4 9 0 8 0 12 4 12 5 5 5 9 9 9 4 4 9 8 17 8 5 5 10 5 14 9 8 0 12 4 17 4 4 4 12 8 12 13 5 0 9 8 13 12 0 5 4 13 4 17z">
          <text:p/>
        </draw:path>
        <draw:path draw:style-name="gr1" draw:text-style-name="P1" draw:layer="layout" svg:width="0.114cm" svg:height="0.268cm" svg:x="4.289cm" svg:y="11.581cm" svg:viewBox="0 0 115 269" svg:d="M115 17c0 5 0 5 0 9s0 4 0 4h-4-4l-4-4h-6c-4 0-8 0-8 0-9 0-13 0-13 0-4 4-8 4-8 9-5 4-5 9-5 13s-4 13-4 17v21h38c6 0 6 0 6 0h4c0 5 0 5 0 5 0 4 0 4 0 8s0 8 0 8c-4 5-4 5-10 5h-38v148c0 4 0 4 0 4-4 0-4 5-4 5-4 0-9 0-9 0-4 0-8 0-8 0-4 0-4-5-4-5h-5v-4-148h-25c0 0-4 0-4-5 0 0 0-4 0-8s0-4 0-8v-5h4 25v-17c0-12 0-25 5-34 0-9 4-13 8-22 4-4 13-8 17-13 9 0 17 0 26 0 4 0 8 0 12 0 6 0 10 0 10 0 4 5 4 5 4 5 4 0 4 0 4 4v4z">
          <text:p/>
        </draw:path>
        <draw:path draw:style-name="gr1" draw:text-style-name="P1" draw:layer="layout" svg:width="0.101cm" svg:height="0.187cm" svg:x="4.429cm" svg:y="11.662cm" svg:viewBox="0 0 102 188" svg:d="M102 21v4c0 5 0 5 0 5-4 0-4 4-4 4-4 0-4 0-4 0-4 0-4 0-4-4-4 0-4 0-9 0 0 0-4 0-8 0 0 0-4 0-10 0-4 4-4 4-8 8-4 0-9 4-13 13 0 4-4 8-8 17v111c0 4-4 4-4 4l-5 5c-4 0-4 0-8 0s-4 0-9 0l-4-5h-4v-4-170-5h4 4c0-4 5-4 9-4 0 0 4 0 4 4 4 0 4 0 4 0h5v5 25c4-9 8-13 12-17s9-8 13-13c4 0 4-4 8-4 6 0 10 0 14 0h4c5 0 5 0 9 0 0 0 4 0 4 4 4 0 4 0 4 0 4 5 4 5 4 5v4c0 0 0 4 0 8z">
          <text:p/>
        </draw:path>
        <draw:path draw:style-name="gr1" draw:text-style-name="P1" draw:layer="layout" svg:width="0.157cm" svg:height="0.187cm" svg:x="4.556cm" svg:y="11.662cm" svg:viewBox="0 0 158 188" svg:d="M158 85c0 4-4 8-4 12-4 0-4 5-9 5h-115c0 8 4 17 4 25 0 4 4 13 8 17 6 9 14 14 18 14 9 4 17 4 30 4 5 0 13 0 21 0 5-4 9-4 17-4 5-5 9-5 9-5 4-5 4-5 8-5 5 0 5 5 5 5v5 4 4 4c0 5-5 5-5 5l-4 4c-4 0-8 4-13 4-8 0-12 5-21 5-8 0-12 0-21 0-17 0-26 0-38-5-10-4-22-8-27-17-8-8-12-18-17-30-4-13-4-26-4-43 0-12 0-25 4-38 5-13 9-21 17-30 5-8 17-16 27-21 8-4 21-4 34-4s25 0 34 4c8 5 17 13 25 17 4 9 9 17 13 30 0 8 4 17 4 30zM124 76c0-17 0-29-8-38-9-8-21-13-34-13-9 0-17 0-22 5-8 0-12 4-18 8-4 9-4 13-8 17 0 9-4 13-4 21z">
          <text:p/>
        </draw:path>
        <draw:path draw:style-name="gr1" draw:text-style-name="P1" draw:layer="layout" svg:width="0.161cm" svg:height="0.254cm" svg:x="4.747cm" svg:y="11.662cm" svg:viewBox="0 0 162 255" svg:d="M162 247c0 4 0 4-4 4 0 4-4 4-4 4-4 0-4 0-9 0-4 0-4 0-8 0 0 0-4 0-4-4h-5v-4-85c-4 4-8 8-12 13-4 4-9 4-17 8-5 0-9 5-13 5s-9 0-13 0c-13 0-25 0-34-5-8-8-12-13-21-21-4-9-8-18-13-31 0-12-5-21-5-34 0-16 5-29 10-42 0-13 4-21 12-30 5-8 13-12 22-21 12-4 21-4 33-4 5 0 9 0 13 0s9 4 13 4c4 5 13 9 17 13 4 0 8 8 13 13v-21-5h4 4c0-4 4-4 4-4 5 0 9 0 9 4h4 4v5zM128 59c-8-12-16-21-25-25-4-4-13-9-21-9-9 0-17 5-22 9-8 0-12 8-12 13-4 8-9 12-9 21-4 8-4 17-4 25 0 9 0 17 4 26 0 8 5 12 5 21 4 4 8 13 12 18 9 0 13 4 21 4 5 0 9 0 13 0 4-4 9-4 13-9 4 0 9-5 13-9s8-8 12-17z">
          <text:p/>
        </draw:path>
        <draw:path draw:style-name="gr1" draw:text-style-name="P1" draw:layer="layout" svg:width="0.148cm" svg:height="0.187cm" svg:x="4.964cm" svg:y="11.662cm" svg:viewBox="0 0 149 188" svg:d="M149 179c0 4 0 4 0 4-4 0-4 0-4 0l-5 5c0 0-5 0-9 0h-4c-4 0-4-5-4-5-5 0-5 0-5 0v-4-21c-8 8-21 17-29 25-9 5-17 5-30 5-9 0-21 0-26-5-8-4-16-8-21-17-4-4-8-13-8-22-4-8-4-21-4-34v-101-5h4 4c0-4 4-4 9-4 0 0 4 0 4 4 4 0 4 0 8 0v5 97c0 13 0 21 4 25 0 9 5 13 5 17 4 5 8 5 12 10 5 4 9 4 17 4 9 0 17-4 22-9 8-5 17-13 25-26v-118-5c4 0 4 0 4 0h5c4-4 4-4 8-4s4 0 9 4h5 4v5z">
          <text:p/>
        </draw:path>
        <draw:path draw:style-name="gr1" draw:text-style-name="P1" draw:layer="layout" svg:width="0.162cm" svg:height="0.187cm" svg:x="5.154cm" svg:y="11.662cm" svg:viewBox="0 0 163 188" svg:d="M163 85c0 4-4 8-4 12-5 0-9 5-9 5h-115c0 8 0 17 4 25 0 4 4 13 8 17 4 9 13 14 17 14 9 4 18 4 27 4 8 0 16 0 25 0 4-4 8-4 13-4 4-5 8-5 13-5 4-5 4-5 8-5l4 5v5 4 4 4c-4 5-4 5-4 5 0 0-4 0-4 4-4 0-9 4-13 4-9 0-13 5-21 5-9 0-13 0-21 0-18 0-31 0-40-5-12-4-21-8-25-17-9-8-13-18-17-30-4-13-9-26-9-43 0-12 5-25 9-38s8-21 17-30c4-8 13-16 25-21 9-4 22-4 35-4s26 0 34 4c9 5 17 13 22 17 8 9 12 17 17 30 0 8 4 17 4 30zM129 76c0-17-5-29-9-38-8-8-21-13-34-13-9 0-18 0-22 5-8 0-13 4-17 8-4 9-4 13-8 17 0 9-4 13-4 21z">
          <text:p/>
        </draw:path>
        <draw:path draw:style-name="gr1" draw:text-style-name="P1" draw:layer="layout" svg:width="0.149cm" svg:height="0.187cm" svg:x="5.362cm" svg:y="11.662cm" svg:viewBox="0 0 150 188" svg:d="M150 179c0 4 0 4 0 4-4 0-4 0-4 0l-4 5c-5 0-5 0-9 0s-4 0-9 0l-4-5c-4 0-4 0-4-4v-98c0-13 0-22 0-26-4-4-4-13-9-17 0-4-4-4-8-8-8 0-13-5-17-5-8 0-17 5-25 9-9 8-18 13-27 25v120c0 4 0 4 0 4-4 0-4 5-8 5h-5c-4 0-8 0-8 0-4 0-4-5-4-5-5 0-5 0-5 0v-4-170-5h5 4c0-4 4-4 4-4 4 0 4 0 9 4h4c4 0 4 5 4 5v21c9-9 18-17 27-21 12-9 21-9 29-9 13 0 21 0 30 4 8 5 13 9 21 17 5 4 5 13 9 21 0 9 4 22 4 34z">
          <text:p/>
        </draw:path>
        <draw:path draw:style-name="gr1" draw:text-style-name="P1" draw:layer="layout" svg:width="0.136cm" svg:height="0.187cm" svg:x="5.553cm" svg:y="11.662cm" svg:viewBox="0 0 137 188" svg:d="M137 153c0 5 0 5 0 5 0 4 0 4 0 4 0 4 0 4 0 4l-4 4c0 0-4 5-9 5-4 4-8 4-12 8-5 0-9 5-17 5-4 0-9 0-17 0-9 0-21 0-31-5-13-4-17-13-25-17-5-8-13-18-13-30-4-13-9-26-9-39 0-16 5-33 9-46s8-21 17-30c8-8 17-12 26-17 9-4 22-4 30-4 9 0 13 0 17 0s8 4 13 4c4 5 8 5 12 9 5 0 5 0 9 4l4 4c0 4 0 4 0 4 0 5 0 5 0 9s0 8 0 8c-4 5-4 5-4 5-4 0-4 0-9-5 0 0-4-4-8-4-4-4-9-8-13-8-8-5-12-5-21-5-13 0-25 9-35 17-9 13-13 30-13 51 0 13 0 21 4 30 0 8 5 17 9 21 5 4 10 9 18 14 4 4 13 4 17 4 9 0 17 0 21-4 4-5 9-5 13-10 4 0 8-4 13-4 0-4 4-4 4-4h4v4 4z">
          <text:p/>
        </draw:path>
        <draw:path draw:style-name="gr1" draw:text-style-name="P1" draw:layer="layout" svg:width="0.162cm" svg:height="0.254cm" svg:x="5.71cm" svg:y="11.662cm" svg:viewBox="0 0 163 255" svg:d="M103 183l-25 64c0 4 0 4-5 4-4 4-8 4-16 4h-5c-4 0-4-4-8-4 0-4 0-4 0-8l25-60h-4v-4l-65-166v-4-5h5c5 0 9-4 9-4 4 0 9 0 13 4h4c4 5 4 5 4 5l47 139h4l47-139c0-5 0-5 0-5 4 0 4 0 4 0 4 0 9-4 13-4s4 0 8 4h5v5 4z">
          <text:p/>
        </draw:path>
        <draw:path draw:style-name="gr1" draw:text-style-name="P1" draw:layer="layout" svg:width="0.039cm" svg:height="0.255cm" svg:x="5.99cm" svg:y="11.594cm" svg:viewBox="0 0 40 256" svg:d="M35 247c0 4 0 4 0 4-5 0-5 5-9 5h-4c-5 0-9 0-9 0-4 0-4-5-4-5-4 0-4 0-4 0v-4-170-5h4 4c0 0 4-4 9-4 0 0 4 0 4 4 4 0 4 0 9 0v5zM40 17c0 8 0 13-5 17-5 0-9 4-13 4-9 0-13-4-17-4-5-4-5-9-5-17 0-4 0-13 5-13 4-4 8-4 17-4 4 0 13 0 13 4 5 0 5 9 5 13z">
          <text:p/>
        </draw:path>
        <draw:path draw:style-name="gr1" draw:text-style-name="P1" draw:layer="layout" svg:width="0.148cm" svg:height="0.187cm" svg:x="6.084cm" svg:y="11.662cm" svg:viewBox="0 0 149 188" svg:d="M149 179c0 4 0 4 0 4h-4l-4 5c-4 0-4 0-9 0-4 0-4 0-8 0l-4-5c-5 0-5 0-5-4v-98c0-13 0-22 0-26s-4-13-8-17c0-4-4-4-9-8-4 0-12-5-16-5-9 0-17 5-27 9-9 8-17 13-26 25v120c0 4 0 4 0 4-4 0-4 5-4 5-4 0-8 0-8 0-4 0-9 0-9 0-4 0-4-5-4-5-4 0-4 0-4 0v-4-170-5h4 4c0-4 5-4 5-4 4 0 8 0 8 4h4 4v5 21c9-9 17-17 31-21 9-9 17-9 26-9 12 0 21 0 29 4 9 5 17 9 22 17 4 4 8 13 8 21 4 9 4 22 4 34z">
          <text:p/>
        </draw:path>
        <draw:path draw:style-name="gr1" draw:text-style-name="P1" draw:layer="layout" svg:width="0.136cm" svg:height="0.187cm" svg:x="6.275cm" svg:y="11.662cm" svg:viewBox="0 0 137 188" svg:d="M137 153c0 5 0 5 0 5 0 4 0 4 0 4 0 4 0 4 0 4 0 0 0 4-5 4 0 0-4 5-8 5-4 4-9 4-13 8-4 0-8 5-12 5-9 0-13 0-17 0-13 0-26 0-35-5-8-4-16-13-25-17-4-8-13-18-13-30-4-13-9-26-9-39 0-16 5-33 9-46 5-13 9-21 17-30 9-8 17-12 26-17 8-4 21-4 30-4 8 0 12 0 17 0 4 0 8 4 12 4 4 5 9 5 13 9 4 0 8 0 8 4 0 0 5 0 5 4s0 4 0 4c0 5 0 5 0 9s0 8 0 8c0 5-5 5-5 5-4 0-4 0-8-5 0 0-4-4-9-4-4-4-8-8-12-8-4-5-13-5-21-5-13 0-26 9-35 17-8 13-12 30-12 51 0 13 0 21 4 30 0 8 4 17 8 21 5 4 9 9 17 14 5 4 13 4 18 4 8 0 17 0 21-4 4-5 8-5 12-10 5 0 9-4 13-4 0-4 4-4 4-4h5v4 4z">
          <text:p/>
        </draw:path>
        <draw:path draw:style-name="gr1" draw:text-style-name="P1" draw:layer="layout" svg:width="0.102cm" svg:height="0.187cm" svg:x="6.453cm" svg:y="11.662cm" svg:viewBox="0 0 103 188" svg:d="M103 21v4c0 5 0 5 0 5l-4 4h-5c0 0-4 0-4-4-4 0-4 0-8 0 0 0-5 0-9 0 0 0-4 0-8 0 0 4-6 4-10 8-4 0-8 4-8 13-4 4-9 8-13 17v111c0 4 0 4-4 4l-4 5c-5 0-5 0-9 0s-4 0-8 0l-5-5h-4v-4-170-5h4 5c0-4 4-4 8-4 0 0 4 0 4 4 5 0 5 0 5 0h4v5 25c4-9 8-13 13-17 4-4 8-8 12-13 4 0 10-4 10-4 4 0 8 0 12 0h5c4 0 4 0 8 0 0 0 4 0 4 4 5 0 5 0 5 0h4c0 5 0 5 0 5v4c0 0 0 4 0 8z">
          <text:p/>
        </draw:path>
        <draw:path draw:style-name="gr1" draw:text-style-name="P1" draw:layer="layout" svg:width="0.157cm" svg:height="0.187cm" svg:x="6.58cm" svg:y="11.662cm" svg:viewBox="0 0 158 188" svg:d="M158 85c0 4 0 8-4 12-4 0-4 5-8 5h-116c0 8 4 17 4 25 5 4 5 13 9 17 4 9 14 14 18 14 8 4 17 4 29 4 9 0 13 0 22 0 4-4 13-4 17-4 4-5 8-5 8-5 4-5 9-5 9-5 4 0 4 5 4 5v5 4 4 4c0 5 0 5-4 5l-5 4c-4 0-8 4-12 4-9 0-13 5-21 5-5 0-13 0-22 0-13 0-25 0-39-5-8-4-17-8-25-17-9-8-13-18-17-30-5-13-5-26-5-43 0-12 0-25 5-38 4-13 8-21 17-30 8-8 17-16 25-21 10-4 22-4 35-4s26 0 34 4c9 5 17 13 25 17 5 9 9 17 13 30 4 8 4 17 4 30zM125 76c0-17 0-29-9-38-8-8-21-13-34-13-9 0-17 0-21 5-4 0-14 4-18 8 0 9-4 13-9 17 0 9 0 13-4 21z">
          <text:p/>
        </draw:path>
        <draw:path draw:style-name="gr1" draw:text-style-name="P1" draw:layer="layout" svg:width="0.145cm" svg:height="0.187cm" svg:x="6.771cm" svg:y="11.662cm" svg:viewBox="0 0 146 188" svg:d="M146 179c0 4 0 4-5 4l-4 5c0 0-4 0-8 0h-4c-5-5-5-5-5-5-4 0-4 0-4-4v-17c-9 8-13 17-26 21-8 5-17 5-30 5-9 0-17 0-21-5-9 0-17-4-22-8-4-5-8-9-13-17 0-5-4-14-4-22 0-9 4-17 9-26 4-8 8-13 17-17 8-4 17-8 25-12 13 0 27 0 39 0h22v-17c0-5 0-13 0-17-5-5-5-9-9-13s-8-4-13-9c-4 0-8 0-17 0s-13 0-22 5c-4 0-12 0-17 4-4 0-8 4-8 4-4 4-9 4-9 4h-4v-4l-4-4v-4c0-5 0-5 4-9v-4c4 0 4-4 9-4 4-4 12-4 17-9 4 0 12 0 17-4 8 0 12 0 22 0 12 0 21 0 29 4 9 0 18 5 22 13 4 4 8 13 12 17 0 8 5 21 5 30zM112 102h-26c-8 0-18 0-22 0-8 4-13 4-17 8s-8 4-8 9c-5 4-5 8-5 17 0 8 5 12 9 22 4 4 13 4 25 4 10 0 14 0 22-4 9-5 13-10 22-22z">
          <text:p/>
        </draw:path>
        <draw:path draw:style-name="gr1" draw:text-style-name="P1" draw:layer="layout" svg:width="0.123cm" svg:height="0.187cm" svg:x="6.958cm" svg:y="11.662cm" svg:viewBox="0 0 124 188" svg:d="M124 131c0 9-4 17-8 27 0 4-6 12-14 17-4 4-13 8-21 8-9 5-17 5-26 5-8 0-12 0-17 0-8 0-13-5-17-5s-8-4-8-4c-4 0-9-4-9-4l-4-5c0-4 0-8 0-8 0-4 0-9 0-9v-5h4v-4c5 0 5 4 9 4 0 0 4 5 8 5 4 5 9 5 13 9 9 0 13 0 21 0 5 0 9 0 13 0s9-4 13-4c4-5 4-5 8-10 0-4 0-8 0-12 0-5 0-9-4-13 0-4-4-4-8-9-5-4-9-4-13-8-4 0-13-4-17-4-4-5-9-5-17-9-5 0-9-4-13-8s-8-9-8-17c-5-4-5-9-5-17 0-9 0-13 5-21 4-5 4-9 12-17 4-4 9-4 17-9 9-4 17-4 30-4 4 0 9 0 13 0s8 4 12 4c5 0 5 0 9 5 4 0 4 0 4 0 4 4 4 4 4 4v4 4c6 0 6 0 6 4 0 0 0 5-6 5v4 4h-4l-4-4c0 0-4 0-9-4-4 0-8-5-12-5s-9 0-13 0c-8 0-13 0-17 0s-4 5-8 5c-5 4-5 4-5 8-4 4-4 9-4 9 0 8 0 12 4 12 5 5 5 9 9 9 4 4 8 8 17 8 4 5 8 5 13 9 8 0 12 4 16 4 5 4 9 8 13 13 4 0 10 8 14 12 0 5 4 13 4 17z">
          <text:p/>
        </draw:path>
        <draw:path draw:style-name="gr1" draw:text-style-name="P1" draw:layer="layout" svg:width="0.162cm" svg:height="0.187cm" svg:x="7.106cm" svg:y="11.662cm" svg:viewBox="0 0 163 188" svg:d="M163 85c0 4-4 8-4 12-5 0-9 5-9 5h-115c0 8 0 17 4 25 0 4 4 13 8 17 5 9 14 14 18 14 9 4 17 4 26 4 8 0 17 0 25 0 4-4 9-4 13-4 4-5 8-5 13-5 4-5 4-5 8-5l4 5v5 4 4 4c-4 5-4 5-4 5 0 0-4 0-4 4-4 0-9 4-13 4-8 0-13 5-21 5-9 0-13 0-21 0-17 0-30 0-39-5-13-4-22-8-26-17-9-8-13-18-17-30-4-13-9-26-9-43 0-12 5-25 9-38s8-21 17-30c4-8 13-16 26-21 9-4 22-4 34-4 13 0 26 0 34 4 9 5 17 13 22 17 8 9 12 17 17 30 0 8 4 17 4 30zM129 76c0-17-4-29-9-38-8-8-21-13-34-13-8 0-17 0-21 5-9 0-13 4-18 8-4 9-4 13-8 17 0 9-4 13-4 21z">
          <text:p/>
        </draw:path>
        <draw:path draw:style-name="gr1" draw:text-style-name="P1" draw:layer="layout" svg:width="0.119cm" svg:height="0.187cm" svg:x="7.302cm" svg:y="11.662cm" svg:viewBox="0 0 120 188" svg:d="M120 131c0 9 0 17-5 27-4 4-8 12-12 17-5 4-13 8-22 8-8 5-17 5-29 5-4 0-9 0-17 0-4 0-9-5-13-5s-9-4-14-4c-4 0-4-4-4-4-4 0-4-5-4-5 0-4 0-8 0-8 0-4 0-9 0-9v-5c4 0 4-4 4-4l4 4c5 0 10 5 14 5 4 5 9 5 13 9 4 0 13 0 21 0 4 0 8 0 13 0 4 0 8-4 12-4 0-5 5-5 5-10 4-4 4-8 4-12 0-5 0-9-4-13 0-4-5-4-9-9-4-4-8-4-13-8-8 0-12-4-16-4-5-5-13-5-17-9-5 0-9-4-13-8-5-4-10-9-10-17-4-4-4-9-4-17 0-9 0-13 4-21 0-5 5-9 10-17 8-4 13-4 21-9 9-4 17-4 25-4 5 0 13 0 17 0 5 0 9 4 13 4 0 0 4 0 9 5h4c0 4 4 4 4 4v4 4 4 5 4 4c-4 0-4 0-4 0 0 0-4 0-4-4-5 0-5 0-9-4-4 0-8-5-13-5-4 0-8 0-17 0-4 0-8 0-12 0s-9 5-9 5c-4 4-4 4-8 8 0 4 0 9 0 9 0 8 0 12 4 12 0 5 4 9 9 9 4 4 8 8 12 8 4 5 13 5 17 9 4 0 13 4 17 4 4 4 9 8 13 13 4 0 8 8 8 12 5 5 5 13 5 17z">
          <text:p/>
        </draw:path>
        <draw:path draw:style-name="gr1" draw:text-style-name="P1" draw:layer="layout" svg:width="0.136cm" svg:height="0.187cm" svg:x="7.544cm" svg:y="11.662cm" svg:viewBox="0 0 137 188" svg:d="M137 153c0 5 0 5 0 5 0 4 0 4 0 4 0 4 0 4 0 4l-5 4c0 0-4 5-8 5-4 4-9 4-13 8-4 0-8 5-17 5-4 0-9 0-18 0-13 0-21 0-30-5-12-4-21-13-25-17-8-8-13-18-17-30 0-13-4-26-4-39 0-16 4-33 8-46 5-13 9-21 17-30 4-8 13-12 26-17 8-4 17-4 29-4 5 0 14 0 18 0 5 0 9 4 13 4 4 5 9 5 13 9 4 0 4 0 8 4v4c5 0 5 0 5 0 0 4 0 4 0 4 0 5 0 5 0 9s0 8 0 8c-5 5-5 5-5 5-4 0-4 0-8-5-4 0-4-4-9-4-4-4-8-8-12-8-9-5-13-5-23-5-17 0-25 9-34 17-8 13-12 30-12 51 0 13 0 21 4 30 0 8 4 17 8 21 5 4 9 9 13 14 9 4 13 4 21 4 10 0 14 0 23-4 4-5 8-5 12-10 5 0 9-4 9-4 4-4 8-4 8-4 5 0 5 0 5 4v4z">
          <text:p/>
        </draw:path>
        <draw:path draw:style-name="gr1" draw:text-style-name="P1" draw:layer="layout" svg:width="0.144cm" svg:height="0.187cm" svg:x="7.705cm" svg:y="11.662cm" svg:viewBox="0 0 145 188" svg:d="M145 179c0 4-5 4-5 4l-4 5c0 0-5 0-9 0 0 0-4 0-8 0 0-5 0-5-4-5v-4-17c-9 8-17 17-26 21-8 5-17 5-30 5-8 0-16 0-21-5-8 0-17-4-21-8-4-5-9-9-13-17 0-5-4-14-4-22 0-9 4-17 8-26 5-8 9-13 17-17 5-4 18-8 26-12 13 0 21 0 38 0h21v-17c0-5 0-13 0-17-4-5-4-9-8-13s-9-4-13-9c-4 0-8 0-17 0-8 0-17 0-21 5-4 0-13 0-17 4-4 0-9 4-13 4 0 4-4 4-4 4h-4v-4c0 0-5 0-5-4v-4c0-5 0-5 0-9 5 0 5 0 5-4 4 0 4-4 8-4 4-4 9-4 17-9 5 0 9 0 17-4 4 0 13 0 21 0 9 0 22 0 30 4 9 0 17 5 21 13 4 4 9 13 13 17 0 8 5 21 5 30zM110 102h-25c-9 0-17 0-21 0-9 4-13 4-17 8s-9 4-9 9c-4 4-4 8-4 17 0 8 4 12 9 22 4 4 12 4 21 4 8 0 17 0 25-4 9-5 13-10 21-22z">
          <text:p/>
        </draw:path>
        <draw:path draw:style-name="gr1" draw:text-style-name="P1" draw:layer="layout" svg:width="0.158cm" svg:height="0.254cm" svg:x="7.904cm" svg:y="11.662cm" svg:viewBox="0 0 159 255" svg:d="M159 89c0 17 0 30-5 42-4 13-8 22-13 31-8 8-17 17-25 21-8 5-17 5-30 5-4 0-8 0-17 0-4 0-8-5-12-5 0-4-4-4-9-8-4-5-8-9-13-13v85c0 4-4 4-4 4-4 4-4 4-4 4-5 0-5 0-10 0-4 0-8 0-8 0 0 0-4 0-4-4h-5v-4-238-5h5 4c0-4 4-4 4-4 4 0 4 0 9 4h5c4 0 4 5 4 5v21c4-5 9-9 13-13s9-8 17-8c4-5 8-5 13-9 4 0 12 0 17 0 12 0 21 0 33 9 9 4 13 8 22 16 4 9 8 17 8 30 5 13 5 26 5 34zM124 93c0-8 0-17 0-25 0-9-4-13-8-21 0-5-4-13-13-13-4-4-12-9-17-9-4 0-8 0-12 5-5 0-9 0-13 4s-8 4-13 8c-4 5-8 13-13 17v68c9 13 13 21 22 26 8 5 17 9 25 9 9 0 17-4 21-4 5-5 9-14 13-18 4-9 8-13 8-21 0-9 0-17 0-26z">
          <text:p/>
        </draw:path>
        <draw:path draw:style-name="gr1" draw:text-style-name="P1" draw:layer="layout" svg:width="0.145cm" svg:height="0.187cm" svg:x="8.095cm" svg:y="11.662cm" svg:viewBox="0 0 146 188" svg:d="M146 179c0 4-5 4-5 4l-4 5c0 0-4 0-9 0 0 0-4 0-8 0 0-5 0-5-4-5v-4-17c-9 8-17 17-26 21-8 5-17 5-29 5-9 0-17 0-22-5-9 0-18-4-22-8-4-5-8-9-13-17 0-5-4-14-4-22 0-9 4-17 9-26 4-8 8-13 17-17 4-4 18-8 26-12 13 0 21 0 38 0h22v-17c0-5 0-13 0-17-5-5-5-9-9-13s-8-4-13-9c-4 0-8 0-17 0-8 0-16 0-21 5-4 0-13 0-18 4-4 0-8 4-13 4 0 4-4 4-4 4h-4v-4c0 0-4 0-4-4v-4c0-5 0-5 0-9 4 0 4 0 4-4 4 0 4-4 8-4 5-4 9-4 18-9 5 0 9 0 18-4 4 0 12 0 21 0 8 0 21 0 29 4 9 0 17 5 21 13 5 4 9 13 13 17 0 8 5 21 5 30zM112 102h-26c-8 0-17 0-21 0-8 4-13 4-17 8s-9 4-9 9c-5 4-5 8-5 17 0 8 5 12 10 22 4 4 13 4 21 4s17 0 25-4c9-5 13-10 22-22z">
          <text:p/>
        </draw:path>
        <draw:path draw:style-name="gr1" draw:text-style-name="P1" draw:layer="layout" svg:width="0.136cm" svg:height="0.187cm" svg:x="8.282cm" svg:y="11.662cm" svg:viewBox="0 0 137 188" svg:d="M137 153c0 5 0 5 0 5 0 4 0 4 0 4 0 4 0 4 0 4l-4 4c0 0-4 5-9 5-4 4-8 4-12 8-5 0-9 5-18 5-4 0-8 0-17 0-12 0-21 0-29-5-13-4-21-13-26-17-9-8-13-18-17-30 0-13-5-26-5-39 0-16 5-33 9-46s8-21 18-30c4-8 12-12 25-17 9-4 17-4 30-4 4 0 12 0 17 0 4 0 8 4 13 4 4 5 8 5 12 9 5 0 5 0 9 4v4c4 0 4 0 4 0 0 4 0 4 0 4 0 5 0 5 0 9s0 8 0 8c-4 5-4 5-4 5-4 0-4 0-9-5-4 0-4-4-8-4-4-4-9-8-13-8-9-5-13-5-21-5-13 0-26 9-34 17-9 13-13 30-13 51 0 13 0 21 4 30 0 8 5 17 9 21s8 9 13 14c8 4 12 4 21 4 8 0 12 0 21-4 4-5 9-5 13-10 4 0 8-4 8-4 5-4 9-4 9-4h4v4 4z">
          <text:p/>
        </draw:path>
        <draw:path draw:style-name="gr1" draw:text-style-name="P1" draw:layer="layout" svg:width="0.038cm" svg:height="0.255cm" svg:x="8.456cm" svg:y="11.594cm" svg:viewBox="0 0 39 256" svg:d="M34 247c0 4 0 4 0 4-4 0-4 5-4 5-4 0-9 0-9 0-4 0-8 0-8 0-4 0-4-5-4-5h-5v-4-170-5h5 4c0 0 4-4 8-4 0 0 5 0 9 4h4v5zM39 17c0 8 0 13-5 17 0 0-8 4-13 4-8 0-12-4-17-4-4-4-4-9-4-17 0-4 0-13 4-13 5-4 9-4 17-4 5 0 13 0 13 4 5 0 5 9 5 13z">
          <text:p/>
        </draw:path>
        <draw:path draw:style-name="gr1" draw:text-style-name="P1" draw:layer="layout" svg:width="0.111cm" svg:height="0.23cm" svg:x="8.528cm" svg:y="11.619cm" svg:viewBox="0 0 112 231" svg:d="M112 209c0 4 0 9 0 9 0 4 0 4-6 8h-4l-4 5c-4 0-4 0-8 0-5 0-9 0-9 0-8 0-17 0-26-5-4 0-8-4-12-8-5-5-9-13-9-17-4-9-4-17-4-31v-97h-25c0 0-5 0-5-5 0 0 0-4 0-8s0-4 0-8v-5h5 25v-42-5h4 4c0 0 5 0 9 0h4c4 0 4 0 9 0 0 5 0 5 0 5v42h46c6 0 6 0 6 0 0 5 0 5 0 5 0 4 0 4 0 8s0 8 0 8c0 5-6 5-6 5h-46v93c0 14 4 22 8 30 0 5 9 9 17 9 5 0 5 0 9 0l4-4c4 0 4 0 4 0 4 0 4 0 4 0h6v4z">
          <text:p/>
        </draw:path>
        <draw:path draw:style-name="gr1" draw:text-style-name="P1" draw:layer="layout" svg:width="0.038cm" svg:height="0.255cm" svg:x="8.677cm" svg:y="11.594cm" svg:viewBox="0 0 39 256" svg:d="M35 247c0 4 0 4 0 4-4 0-4 5-4 5-5 0-9 0-9 0-4 0-9 0-9 0-4 0-4-5-4-5-5 0-5 0-5 0v-4-170-5h5 4c0 0 5-4 9-4 0 0 4 0 9 4h4v5zM39 17c0 8 0 13-4 17 0 0-9 4-13 4-9 0-13-4-18-4-4-4-4-9-4-17 0-4 0-13 4-13 5-4 9-4 18-4 4 0 13 0 13 4 4 0 4 9 4 13z">
          <text:p/>
        </draw:path>
        <draw:path draw:style-name="gr1" draw:text-style-name="P1" draw:layer="layout" svg:width="0.161cm" svg:height="0.187cm" svg:x="8.749cm" svg:y="11.662cm" svg:viewBox="0 0 162 188" svg:d="M162 9v4 4l-59 162v4h-4c-5 0-5 5-9 5 0 0-4 0-8 0-5 0-9 0-9 0-4 0-4-5-8-5-5 0-5-4-5-4l-60-162c0-4 0-4 0-4 0-4 0-4 0-4v-5h4 4c0-4 5-4 5-4 4 0 8 0 12 4h6c4 0 4 5 4 5l47 139v5l4-5 47-139v-5h4 4c0-4 4-4 8-4 5 0 5 0 9 4h4z">
          <text:p/>
        </draw:path>
        <draw:path draw:style-name="gr1" draw:text-style-name="P1" draw:layer="layout" svg:width="0.161cm" svg:height="0.187cm" svg:x="8.932cm" svg:y="11.662cm" svg:viewBox="0 0 162 188" svg:d="M162 85c0 4-5 8-5 12-4 0-8 5-8 5h-115c0 8 0 17 5 25 0 4 4 13 8 17 4 9 9 14 17 14 9 4 17 4 25 4 9 0 18 0 22 0 8-4 13-4 17-4 4-5 8-5 13-5 4-5 4-5 8-5 0 0 0 5 4 5v5 4 4 4h-4c0 5 0 5 0 5 0 0-4 0-4 4-4 0-9 4-17 4-4 0-9 5-17 5-9 0-17 0-22 0-16 0-29 0-38-5-12-4-21-8-29-17-4-8-9-18-13-30-4-13-9-26-9-43 0-12 5-25 9-38s9-21 17-30c4-8 13-16 25-21 9-4 22-4 34-4 13 0 26 0 34 4 9 5 17 13 22 17 8 9 12 17 16 30 0 8 5 17 5 30zM128 76c0-17-4-29-13-38-4-8-17-13-34-13-4 0-13 0-17 5-8 0-13 4-17 8-4 9-4 13-8 17 0 9-5 13-5 21z">
          <text:p/>
        </draw:path>
        <draw:path draw:style-name="gr1" draw:text-style-name="P1" draw:layer="layout" svg:width="0.102cm" svg:height="0.187cm" svg:x="9.228cm" svg:y="11.662cm" svg:viewBox="0 0 103 188" svg:d="M103 21v4c0 5 0 5 0 5l-4 4h-4c0 0-4 0-4-4-5 0-5 0-9 0h-4c-4 0-9 0-13 0 0 4-4 4-8 8-5 0-9 4-9 13-4 4-8 8-12 17v111c0 4 0 4 0 4-5 0-5 0-5 0l-4 5c-4 0-4 0-8 0-6 0-6 0-10 0l-4-5h-5v-4-170-5c5 0 5 0 5 0h4c0-4 4-4 10-4 0 0 4 0 4 4 4 0 4 0 4 0 4 0 4 0 4 0v5 25c5-9 9-13 13-17s8-8 13-13c4 0 8-4 8-4 4 0 9 0 13 0h4c4 0 4 0 9 0 0 0 4 0 4 4 4 0 4 0 4 0h4c0 5 0 5 0 5v4c0 0 0 4 0 8z">
          <text:p/>
        </draw:path>
        <draw:path draw:style-name="gr1" draw:text-style-name="P1" draw:layer="layout" svg:width="0.157cm" svg:height="0.187cm" svg:x="9.356cm" svg:y="11.662cm" svg:viewBox="0 0 158 188" svg:d="M158 85c0 4 0 8-4 12-5 0-5 5-9 5h-111c0 8 0 17 0 25 4 4 4 13 8 17 5 9 13 14 21 14 5 4 13 4 27 4 9 0 13 0 21 0 5-4 13-4 17-4 4-5 9-5 9-5 4-5 8-5 8-5h4v5 5 4 4 4c0 5 0 5-4 5l-4 4c-4 0-9 4-13 4s-12 5-21 5c-4 0-13 0-21 0-14 0-27 0-39-5-9-4-17-8-26-17-8-8-13-18-17-30-4-13-4-26-4-43 0-12 0-25 4-38s9-21 17-30c9-8 17-16 26-21 8-4 21-4 33-4 14 0 27 0 36 4 8 5 16 13 25 17 4 9 8 17 13 30 4 8 4 17 4 30zM124 76c4-17 0-29-8-38-9-8-22-13-36-13-8 0-17 0-21 5-4 0-12 4-12 8-5 9-9 13-13 17 0 9 0 13 0 21z">
          <text:p/>
        </draw:path>
        <draw:path draw:style-name="gr1" draw:text-style-name="P1" draw:layer="layout" svg:width="0.144cm" svg:height="0.187cm" svg:x="9.547cm" svg:y="11.662cm" svg:viewBox="0 0 145 188" svg:d="M145 179c0 4 0 4-4 4l-4 5c0 0-5 0-9 0h-4c-4-5-4-5-4-5-5 0-5 0-5-4v-17c-4 8-12 17-25 21-9 5-17 5-30 5-8 0-17 0-21-5-8 0-14-4-22-8-4-5-9-9-13-17 0-5-4-14-4-22 0-9 4-17 8-26 5-8 9-13 17-17 10-4 18-8 27-12 12 0 25 0 38 0h21v-17c0-5 0-13 0-17-4-5-4-9-8-13-5-4-5-4-13-9-4 0-9 0-17 0-9 0-13 0-21 5-4 0-13 0-17 4-4 0-10 4-10 4-4 4-8 4-8 4h-4v-4-4c-5 0-5 0-5-4 0-5 0-5 5-9v-4c4 0 4-4 8-4 4-4 14-4 18-9 4 0 13 0 17-4 8 0 13 0 21 0 13 0 21 0 30 4 8 0 17 5 21 13 4 4 9 13 13 17 0 8 4 21 4 30zM111 102h-25c-9 0-17 0-22 0-8 4-12 4-16 8-5 4-9 4-9 9-4 4-4 8-4 17 0 8 4 12 8 22 5 4 13 4 26 4 8 0 12 0 21-4 8-5 13-10 21-22z">
          <text:p/>
        </draw:path>
        <draw:path draw:style-name="gr1" draw:text-style-name="P1" draw:layer="layout" svg:width="0.136cm" svg:height="0.187cm" svg:x="9.729cm" svg:y="11.662cm" svg:viewBox="0 0 137 188" svg:d="M137 153c0 5 0 5 0 5 0 4 0 4 0 4 0 4 0 4 0 4 0 0 0 4-4 4 0 0-4 5-9 5-4 4-8 4-12 8-5 0-9 5-13 5-9 0-13 0-21 0-9 0-22 0-31-5-13-4-17-13-26-17-4-8-12-18-12-30-4-13-9-26-9-39 0-16 5-33 9-46s8-21 17-30c8-8 17-12 25-17 10-4 23-4 31-4s13 0 17 0 8 4 13 4c4 5 8 5 12 9 5 0 5 0 9 4l4 4c0 4 0 4 0 4 0 5 0 5 0 9s0 8 0 8c-4 5-4 5-4 5-4 0-4 0-9-5 0 0-4-4-8-4-4-4-9-8-13-8-8-5-13-5-21-5-13 0-26 9-35 17-9 13-13 30-13 51 0 13 0 21 4 30 0 8 5 17 9 21s9 9 18 14c4 4 13 4 17 4 8 0 17 0 21-4 4-5 9-5 13-10 4 0 8-4 13-4 0-4 4-4 4-4h4v4 4z">
          <text:p/>
        </draw:path>
        <draw:path draw:style-name="gr1" draw:text-style-name="P1" draw:layer="layout" svg:width="0.111cm" svg:height="0.23cm" svg:x="9.886cm" svg:y="11.619cm" svg:viewBox="0 0 112 231" svg:d="M112 209c0 4 0 9 0 9 0 4 0 4-4 8h-5l-4 5c-4 0-4 0-8 0-5 0-9 0-9 0-8 0-18 0-27-5-4 0-8-4-12-8-4-5-9-13-9-17-4-9-4-17-4-31v-97h-25c0 0-5 0-5-5 0 0 0-4 0-8s0-4 0-8v-5h5 25v-42-5h4 5c0 0 4 0 8 0h4c4 0 4 0 9 0 0 5 0 5 0 5v42h48c4 0 4 0 4 0 0 5 0 5 0 5 0 4 0 4 0 8s0 8 0 8c0 5-4 5-4 5h-48v93c0 14 4 22 8 30 0 5 10 9 18 9 5 0 5 0 9 0l4-4c4 0 4 0 4 0 5 0 5 0 5 0h4v4z">
          <text:p/>
        </draw:path>
        <draw:path draw:style-name="gr1" draw:text-style-name="P1" draw:layer="layout" svg:width="0.14cm" svg:height="0.187cm" svg:x="10.026cm" svg:y="11.662cm" svg:viewBox="0 0 141 188" svg:d="M141 179c0 4 0 4 0 4l-4 5c0 0-4 0-8 0 0 0-5 0-9 0 0-5 0-5-4-5v-4-17c-8 8-17 17-25 21-9 5-17 5-30 5-10 0-18 0-22-5-9 0-17-4-22-8-4-5-8-9-12-17 0-5-5-14-5-22 0-9 5-17 9-26 4-8 8-13 17-17 4-4 17-8 25-12 14 0 23 0 40 0h21v-17c0-5 0-13 0-17-4-5-4-9-9-13-4-4-8-4-12-9-5 0-9 0-17 0-9 0-18 0-23 5-8 0-12 0-17 4-4 0-8 4-12 4 0 4-5 4-5 4-4 0-4 0-4 0v-4c-4 0-4 0-4-4v-4c0-5 0-5 0-9 0 0 4 0 4-4 4 0 4-4 9-4 4-4 8-4 17-9 4 0 8 0 17-4 5 0 13 0 22 0 8 0 21 0 30 4 8 0 16 5 21 13 4 4 8 13 12 17 0 8 0 21 0 30zM112 102h-26c-8 0-17 0-25 0-5 4-10 4-14 8s-8 4-8 9c-5 4-5 8-5 17 0 8 5 12 9 22 4 4 13 4 22 4s17 0 26-4c8-5 12-10 21-22z">
          <text:p/>
        </draw:path>
        <draw:path draw:style-name="gr1" draw:text-style-name="P1" draw:layer="layout" svg:width="0.148cm" svg:height="0.187cm" svg:x="10.226cm" svg:y="11.662cm" svg:viewBox="0 0 149 188" svg:d="M149 179c0 4 0 4 0 4h-4l-4 5c0 0-4 0-9 0-4 0-4 0-8 0 0 0 0-5-4-5 0 0-5 0-5-4v-98c0-13 0-22 0-26s-4-13-8-17c0-4-4-4-8-8-5 0-13-5-17-5-9 0-18 5-27 9-9 8-13 13-25 25v120c0 4 0 4 0 4-5 0-5 5-5 5-4 0-4 0-8 0s-9 0-9 0c-4 0-4-5-4-5h-4v-4-170-5h4 4c0-4 5-4 5-4 4 0 8 0 8 4 4 0 4 0 4 0h5v5 21c8-9 16-17 29-21 10-9 18-9 27-9 13 0 21 0 29 4 9 5 17 9 22 17 4 4 8 13 8 21 4 9 4 22 4 34z">
          <text:p/>
        </draw:path>
        <draw:path draw:style-name="gr1" draw:text-style-name="P1" draw:layer="layout" svg:width="0.132cm" svg:height="0.187cm" svg:x="10.421cm" svg:y="11.662cm" svg:viewBox="0 0 133 188" svg:d="M133 153c0 5 0 5 0 5 0 4 0 4 0 4 0 4 0 4 0 4 0 0 0 4-5 4 0 0-5 5-9 5-4 4-8 4-13 8-4 0-8 5-13 5-8 0-12 0-17 0-12 0-25 0-33-5-9-4-17-13-26-17-4-8-8-18-13-30-4-13-4-26-4-39 0-16 0-33 4-46 5-13 9-21 17-30 9-8 17-12 26-17 8-4 21-4 29-4 9 0 13 0 17 0 5 0 9 4 18 4 4 5 4 5 8 9 4 0 9 0 9 4 0 0 5 0 5 4s0 4 0 4c0 5 0 5 0 9s0 8 0 8c0 5-5 5-5 5-5 0-5 0-9-5 0 0-4-4-8-4-5-4-9-8-13-8-5-5-13-5-22-5-12 0-25 9-33 17-9 13-13 30-13 51 0 13 4 21 4 30 4 8 4 17 9 21 4 4 8 9 16 14 5 4 13 4 22 4 4 0 12 0 17-4 4-5 8-5 13-10 4 0 8-4 12-4 0-4 5-4 5-4h5v4 4z">
          <text:p/>
        </draw:path>
        <draw:path draw:style-name="gr1" draw:text-style-name="P1" draw:layer="layout" svg:width="0.157cm" svg:height="0.187cm" svg:x="10.587cm" svg:y="11.662cm" svg:viewBox="0 0 158 188" svg:d="M158 85c0 4-5 8-5 12-4 0-4 5-8 5h-115c0 8 4 17 4 25 5 4 5 13 9 17 4 9 13 14 17 14 9 4 17 4 30 4 4 0 12 0 21 0 4-4 8-4 17-4 4-5 8-5 8-5 5-5 9-5 9-5 4 0 4 5 4 5v5 4 4 4c0 5-4 5-4 5l-4 4c-5 0-9 4-13 4-9 0-13 5-21 5-5 0-13 0-22 0-16 0-25 0-38-5-8-4-21-8-25-17-9-8-14-18-18-30-4-13-4-26-4-43 0-12 0-25 4-38s9-21 18-30c8-8 17-16 25-21 9-4 22-4 34-4 13 0 26 0 34 4 9 5 17 13 26 17 4 9 8 17 12 30 0 8 5 17 5 30zM124 76c0-17 0-29-9-38-8-8-21-13-34-13-8 0-17 0-21 5-4 0-13 4-17 8-4 9-4 13-9 17 0 9-4 13-4 21z">
          <text:p/>
        </draw:path>
        <draw:path draw:style-name="gr1" draw:text-style-name="P1" draw:layer="layout" svg:width="0.195cm" svg:height="0.025cm" svg:x="10.846cm" svg:y="11.891cm" svg:viewBox="0 0 196 26" svg:d="M196 13c0 4 0 8 0 8 0 5-5 5-5 5h-187l-4-5c0 0 0-4 0-8 0-5 0-9 0-9 4-4 4-4 4-4h187c0 0 5 0 5 4 0 0 0 4 0 9z">
          <text:p/>
        </draw:path>
        <draw:path draw:style-name="gr1" draw:text-style-name="P1" draw:layer="layout" svg:width="0.195cm" svg:height="0.025cm" svg:x="11.041cm" svg:y="11.891cm" svg:viewBox="0 0 196 26" svg:d="M196 13c0 4 0 8 0 8 0 5-4 5-4 5h-188l-4-5c0 0 0-4 0-8 0-5 0-9 0-9 4-4 4-4 4-4h188c0 0 4 0 4 4 0 0 0 4 0 9z">
          <text:p/>
        </draw:path>
        <draw:path draw:style-name="gr1" draw:text-style-name="P1" draw:layer="layout" svg:width="0.195cm" svg:height="0.025cm" svg:x="11.232cm" svg:y="11.891cm" svg:viewBox="0 0 196 26" svg:d="M196 13c0 4 0 8 0 8 0 5-4 5-4 5h-188l-4-5c0 0 0-4 0-8 0-5 0-9 0-9 4-4 4-4 4-4h188c0 0 4 0 4 4 0 0 0 4 0 9z">
          <text:p/>
        </draw:path>
        <draw:path draw:style-name="gr1" draw:text-style-name="P1" draw:layer="layout" svg:width="0.195cm" svg:height="0.025cm" svg:x="11.427cm" svg:y="11.891cm" svg:viewBox="0 0 196 26" svg:d="M196 13c0 4 0 8 0 8 0 5-4 5-4 5h-188c0 0-4 0-4-5 0 0 0-4 0-8 0-5 0-9 0-9 0-4 4-4 4-4h188l4 4c0 0 0 4 0 9z">
          <text:p/>
        </draw:path>
        <draw:path draw:style-name="gr1" draw:text-style-name="P1" draw:layer="layout" svg:width="0.195cm" svg:height="0.025cm" svg:x="11.622cm" svg:y="11.891cm" svg:viewBox="0 0 196 26" svg:d="M196 13c0 4 0 8 0 8 0 5-4 5-4 5h-187l-5-5c0 0 0-4 0-8 0-5 0-9 0-9 5-4 5-4 5-4h187c0 0 4 0 4 4 0 0 0 4 0 9z">
          <text:p/>
        </draw:path>
        <draw:path draw:style-name="gr1" draw:text-style-name="P1" draw:layer="layout" svg:width="0.195cm" svg:height="0.025cm" svg:x="11.813cm" svg:y="11.891cm" svg:viewBox="0 0 196 26" svg:d="M196 13c0 4 0 8 0 8 0 5-4 5-4 5h-188l-4-5c0 0 0-4 0-8 0-5 0-9 0-9 4-4 4-4 4-4h188c0 0 4 0 4 4 0 0 0 4 0 9z">
          <text:p/>
        </draw:path>
        <draw:path draw:style-name="gr1" draw:text-style-name="P1" draw:layer="layout" svg:width="0.195cm" svg:height="0.025cm" svg:x="12.008cm" svg:y="11.891cm" svg:viewBox="0 0 196 26" svg:d="M196 13c0 4 0 8 0 8-4 5-4 5-4 5h-188c0 0-4 0-4-5 0 0 0-4 0-8 0-5 0-9 0-9 0-4 4-4 4-4h188l4 4c0 0 0 4 0 9z">
          <text:p/>
        </draw:path>
        <draw:path draw:style-name="gr1" draw:text-style-name="P1" draw:layer="layout" svg:width="0.196cm" svg:height="0.025cm" svg:x="12.203cm" svg:y="11.891cm" svg:viewBox="0 0 197 26" svg:d="M197 13c0 4 0 8 0 8-5 5-5 5-5 5h-187c0 0-5 0-5-5 0 0 0-4 0-8 0-5 0-9 0-9 0-4 5-4 5-4h187l5 4c0 0 0 4 0 9z">
          <text:p/>
        </draw:path>
        <draw:path draw:style-name="gr1" draw:text-style-name="P1" draw:layer="layout" svg:width="0.196cm" svg:height="0.025cm" svg:x="12.394cm" svg:y="11.891cm" svg:viewBox="0 0 197 26" svg:d="M197 13c0 4 0 8 0 8-5 5-5 5-5 5h-187c0 0-5 0-5-5 0 0 0-4 0-8 0-5 0-9 0-9 0-4 5-4 5-4h187l5 4c0 0 0 4 0 9z">
          <text:p/>
        </draw:path>
        <draw:path draw:style-name="gr1" draw:text-style-name="P1" draw:layer="layout" svg:width="0.195cm" svg:height="0.025cm" svg:x="12.59cm" svg:y="11.891cm" svg:viewBox="0 0 196 26" svg:d="M196 13c0 4 0 8 0 8-4 5-4 5-9 5h-183c0 0-4 0-4-5 0 0 0-4 0-8 0-5 0-9 0-9 0-4 4-4 4-4h183c5 0 5 0 9 4 0 0 0 4 0 9z">
          <text:p/>
        </draw:path>
        <draw:path draw:style-name="gr1" draw:text-style-name="P1" draw:layer="layout" svg:width="0.195cm" svg:height="0.025cm" svg:x="12.785cm" svg:y="11.891cm" svg:viewBox="0 0 196 26" svg:d="M196 13c0 4 0 8 0 8-4 5-4 5-8 5h-184c0 0-4 0-4-5 0 0 0-4 0-8 0-5 0-9 0-9 0-4 4-4 4-4h184c4 0 4 0 8 4 0 0 0 4 0 9z">
          <text:p/>
        </draw:path>
        <draw:path draw:style-name="gr1" draw:text-style-name="P1" draw:layer="layout" svg:width="0.136cm" svg:height="0.263cm" svg:x="13.001cm" svg:y="11.586cm" svg:viewBox="0 0 137 264" svg:d="M137 72c0 14 0 22-4 30 0 9-9 17-13 22-4 8-13 12-21 12-8 5-17 9-26 9v46l-4 5c-4 0-8 0-13 0h-4c-4 0-4 0-4 0-4 0-4 0-4-5v-55-4c0-4 0-4 0-4 4-4 4-4 4-4 4 0 4 0 8 0h5c8 0 12 0 21-5 4-4 9-8 13-12 4-5 8-9 8-13 0-8 4-13 4-17 0-9-4-18-4-22-4-9-4-13-8-17-4-5-9-9-17-9-5-4-13-4-22-4-8 0-12 0-21 0-4 4-9 4-13 8-5 0-9 5-9 5-4 0-4 0-8 0h-5v-5c0-4 0-4 0-8s0-4 0-8l5-5c0 0 4 0 4-4 4 0 8-4 13-4 9 0 13-4 17-4 9 0 13 0 22 0 12 0 25 0 34 4 12 4 17 8 25 17 4 4 13 12 13 21 4 9 4 21 4 30zM78 242c0 4 0 9 0 9 0 4 0 4-5 8 0 0-4 0-4 5-4 0-8 0-8 0-5 0-9 0-13 0 0-5-4-5-4-5-5-4-5-4-5-8 0 0 0-5 0-9s0-8 0-13c0 0 0-4 5-4 0-4 4-4 4-4 4 0 8 0 13 0 0 0 4 0 8 0 0 0 4 0 4 4 5 0 5 4 5 4 0 5 0 9 0 13z">
          <text:p/>
        </draw:path>
        <draw:path draw:style-name="gr1" draw:text-style-name="P1" draw:layer="layout" svg:width="0.14cm" svg:height="0.186cm" svg:x="4.467cm" svg:y="12.175cm" svg:viewBox="0 0 141 187" svg:d="M141 179c0 4 0 4 0 4l-4 4c0 0-5 0-9 0 0 0-4 0-8 0 0-4 0-4-4-4v-4-17c-9 8-17 17-26 21-8 4-17 4-30 4-8 0-18 0-22-4-8 0-17-4-21-8-4-5-9-9-13-17 0-5-4-13-4-21 0-9 4-17 8-26 5-9 9-13 17-17 5-4 17-9 27-13 12 0 21 0 38 0h21v-17c0-4 0-12 0-17-4-4-4-8-8-12-4-5-9-5-13-9-4 0-8 0-17 0s-17 0-21 4c-5 0-14 0-18 5-4 0-9 4-13 4 0 4-4 4-4 4h-4v-4c0 0-5 0-5-4v-5c0-4 0-4 0-8 5 0 5 0 5-4 4 0 4-4 8-4 4-5 9-5 17-10 4 0 9 0 18-4 4 0 13 0 21 0 9 0 22 0 30 4 9 0 17 5 21 14 4 4 9 12 13 17 0 8 0 21 0 29zM111 102h-25c-9 0-17 0-26 0-4 5-8 5-13 9s-9 4-9 9c-4 4-4 8-4 17 0 8 4 12 8 21 5 4 14 4 22 4 9 0 18 0 26-4 9-5 13-13 21-21z">
          <text:p/>
        </draw:path>
        <draw:path draw:style-name="gr1" draw:text-style-name="P1" draw:layer="layout" svg:width="0.043cm" svg:height="0.046cm" svg:x="4.666cm" svg:y="12.315cm" svg:viewBox="0 0 44 47" svg:d="M44 25c0 9-4 14-4 18-5 0-9 4-17 4-10 0-14-4-18-4-5-4-5-9-5-18 0-8 0-17 5-21 4 0 8-4 18-4 8 0 12 4 17 4 0 4 4 8 4 21z">
          <text:p/>
        </draw:path>
        <draw:path draw:style-name="gr1" draw:text-style-name="P1" draw:layer="layout" svg:width="0.153cm" svg:height="0.254cm" svg:x="5.099cm" svg:y="12.107cm" svg:viewBox="0 0 154 255" svg:d="M154 182c0 13 0 22-4 31-4 8-14 17-22 25-5 5-13 9-26 13-8 4-21 4-34 4-8 0-13 0-21 0-9-4-13-4-21-4-4-4-9-4-13-8-4 0-4-5-8-5 0-4 0-4 0-8-5 0-5-4-5-9v-4c0-4 5-4 5-9h4c0 0 4 0 8 5 0 0 5 4 13 4 4 4 8 4 17 9 8 0 13 4 25 4 5 0 13-4 18-4 8 0 12-5 16-9 5-4 9-9 9-13 4-5 4-13 4-17 0-9 0-13-4-18-4-4-9-8-13-12-4-5-12-9-17-13-8 0-13-4-21-8-9-5-13-9-21-13-5 0-13-9-17-13s-9-13-13-17c-4-8-4-17-4-25 0-13 0-21 4-30 4-8 9-13 17-21 4-4 13-8 21-13 13 0 21-4 30-4s13 4 17 4c8 0 13 0 17 5 4 0 8 0 13 4 4 0 8 4 8 4v4c4 0 4 0 4 0 0 4 0 4 0 4 0 5 0 5 0 9v4c0 4 0 4 0 4-4 0-4 5-4 5-4 0-4 0-8-5-5 0-5-4-13-4-4-4-9-4-13-4-8-4-12-4-21-4-4 0-13 0-17 4-4 0-9 4-13 4-4 4-4 9-8 13 0 4 0 8 0 13 0 8 0 12 4 17 4 4 8 8 13 12 4 4 8 9 17 13 8 0 13 4 21 8 8 5 13 9 21 9 4 4 13 8 17 17 4 4 10 8 14 17 4 8 4 17 4 25z">
          <text:p/>
        </draw:path>
        <draw:path draw:style-name="gr1" draw:text-style-name="P1" draw:layer="layout" svg:width="0.111cm" svg:height="0.229cm" svg:x="5.273cm" svg:y="12.132cm" svg:viewBox="0 0 112 230" svg:d="M112 209c0 4 0 9 0 9 0 4 0 4 0 8-5 0-5 0-9 0l-4 4c-4 0-4 0-9 0-4 0-4 0-8 0-9 0-17 0-27-4-4 0-8-4-12-8-4-5-9-13-9-17-4-9-4-17-4-30v-98h-26l-4-4c0 0 0-5 0-9s0-4 0-9v-4h4 26v-42-5h4 5c0 0 4 0 8 0 0 0 4 0 8 0h5c0 5 0 5 0 5v42h47c5 0 5 0 5 0 0 4 0 4 0 4 0 5 0 5 0 9s0 9 0 9c0 4-5 4-5 4h-47v94c0 13 5 21 9 29 0 5 9 9 17 9 4 0 4 0 9 0l4-4c4 0 4 0 4 0 4 0 4 0 4 0h5v4z">
          <text:p/>
        </draw:path>
        <draw:path draw:style-name="gr1" draw:text-style-name="P1" draw:layer="layout" svg:width="0.145cm" svg:height="0.186cm" svg:x="5.413cm" svg:y="12.175cm" svg:viewBox="0 0 146 187" svg:d="M146 179c0 4-5 4-5 4l-4 4c0 0-4 0-9 0 0 0-5 0-9 0 0-4 0-4-4-4v-4-17c-8 8-17 17-25 21-9 4-18 4-30 4-9 0-17 0-21-4-9 0-17-4-22-8-4-5-8-9-12-17 0-5-5-13-5-21 0-9 5-17 9-26s8-13 17-17c4-4 17-9 25-13 13 0 21 0 39 0h21v-17c0-4 0-12 0-17-4-4-4-8-9-12-4-5-8-5-12-9-5 0-9 0-18 0-8 0-17 0-21 4-4 0-12 0-17 5-4 0-8 4-12 4 0 4-5 4-5 4h-4v-4c0 0-4 0-4-4v-5c0-4 0-4 0-8 4 0 4 0 4-4 4 0 4-4 9-4 4-5 8-5 17-10 4 0 8 0 16-4 5 0 13 0 22 0 8 0 21 0 30 4 8 0 16 5 21 14 5 4 9 12 13 17 0 8 5 21 5 29zM111 102h-26c-8 0-17 0-21 0-9 5-13 5-17 9s-8 4-8 9c-5 4-5 8-5 17 0 8 5 12 9 21 4 4 12 4 25 4 4 0 13 0 22-4 8-5 12-13 21-21z">
          <text:p/>
        </draw:path>
        <draw:path draw:style-name="gr1" draw:text-style-name="P1" draw:layer="layout" svg:width="0.162cm" svg:height="0.254cm" svg:x="5.591cm" svg:y="12.175cm" svg:viewBox="0 0 163 255" svg:d="M102 183l-25 64c0 4 0 4-4 4-5 4-9 4-17 4h-4c-5 0-5-4-9-4 0-4 0-4 0-9l25-59h-4v-4l-64-166v-5-4h5c4 0 8-4 8-4 5 0 9 0 13 4h4c5 4 5 4 5 4l46 141h4l48-141c0-4 0-4 0-4 4 0 4 0 9 0 0 0 4-4 8-4s4 0 9 4h4v4 5z">
          <text:p/>
        </draw:path>
        <draw:path draw:style-name="gr1" draw:text-style-name="P1" draw:layer="layout" svg:width="0.119cm" svg:height="0.186cm" svg:x="5.778cm" svg:y="12.175cm" svg:viewBox="0 0 120 187" svg:d="M120 132c0 9 0 17-4 26-4 4-9 12-13 17-8 4-13 8-21 8-9 4-17 4-31 4-4 0-8 0-17 0-4 0-8-4-13-4-4 0-8-4-12-4-5 0-5-4-5-4-4 0-4-5-4-5 0-4 0-8 0-8 0-4 0-9 0-9v-4l4-4 5 4c4 0 8 4 12 4 5 5 9 5 13 9 4 0 13 0 17 0 9 0 14 0 18 0s9-4 13-4c0-5 4-5 4-9 4-4 4-8 4-12 0-5 0-9-4-13s-4-4-8-9c-5-4-9-4-18-8-4 0-9-5-13-5-4-4-13-4-17-8-4 0-9-4-13-9-4-4-8-8-13-16 0-5 0-9 0-17 0-9 0-13 5-22 0-4 4-8 8-16 4-5 13-5 21-10 9-4 18-4 27-4 4 0 8 0 17 0 4 0 8 4 8 4 5 0 9 0 13 5h4c0 5 5 5 5 5v4 4 4 4 5l-5 4c0 0-4 0-4-4-4 0-4 0-8-5-5 0-9-4-13-4s-9 0-17 0c-5 0-9 0-14 0-4 0-8 4-8 4-5 5-9 5-9 9s0 8 0 8c0 9 0 13 4 13 0 4 5 9 9 9 4 4 9 8 13 8 5 4 13 4 18 8 4 0 8 5 17 5 4 4 8 8 12 12 5 0 9 9 9 13 4 5 4 13 4 17z">
          <text:p/>
        </draw:path>
        <draw:path draw:style-name="gr1" draw:text-style-name="P1" draw:layer="layout" svg:width="0.11cm" svg:height="0.229cm" svg:x="6.012cm" svg:y="12.132cm" svg:viewBox="0 0 111 230" svg:d="M111 209c0 4 0 9 0 9 0 4 0 4-4 8h-5l-4 4c-4 0-9 0-9 0-4 0-9 0-9 0-12 0-17 0-25-4-4 0-13-4-17-8 0-5-4-13-8-17 0-9 0-17 0-30v-98h-26c0 0-4 0-4-4 0 0 0-5 0-9s0-4 0-9v-4c4 0 4 0 4 0h26v-42-5c4 0 4 0 8 0h4c4 0 9 0 9 0 4 0 4 0 4 0 4 0 4 0 4 0 0 5 0 5 0 5v42h48 4c0 4 0 4 0 4 0 5 0 5 0 9s0 9 0 9c-4 4-4 4-4 4h-48v94c0 13 4 21 4 29 5 5 13 9 22 9 0 0 4 0 9 0l4-4h4 5c4 0 4 0 4 0v4z">
          <text:p/>
        </draw:path>
        <draw:path draw:style-name="gr1" draw:text-style-name="P1" draw:layer="layout" svg:width="0.148cm" svg:height="0.267cm" svg:x="6.165cm" svg:y="12.094cm" svg:viewBox="0 0 149 268" svg:d="M149 260c0 4 0 4-4 4l-4 4c-5 0-5 0-9 0s-4 0-9 0l-5-4h-4v-4-98c0-12 0-21 0-25-4-4-4-13-8-17-5-4-5-4-13-9-4 0-9-4-13-4-8 0-17 4-25 9-9 8-17 12-26 25v119c0 4 0 4 0 4h-4c0 0 0 4-4 4 0 0-5 0-9 0h-4c-4 0-4-4-4-4-4 0-4 0-4 0v-4-255c0-5 0-5 4-5h4 4c4 0 9 0 9 0 4 0 4 0 4 0 4 0 4 0 4 5v102c9-8 17-12 30-21 8-4 17-4 25-4 13 0 22 0 30 4 9 4 14 9 18 17 9 4 9 13 13 21 0 9 4 21 4 34z">
          <text:p/>
        </draw:path>
        <draw:path draw:style-name="gr1" draw:text-style-name="P1" draw:layer="layout" svg:width="0.157cm" svg:height="0.186cm" svg:x="6.351cm" svg:y="12.175cm" svg:viewBox="0 0 158 187" svg:d="M158 85c0 5 0 9 0 13-4 0-8 4-8 4h-115c0 9 0 18 4 26 0 4 5 13 9 17 4 8 8 13 17 13 8 4 17 4 25 4 9 0 17 0 22 0 8-4 12-4 17-4 4-5 8-5 12-5 5-4 5-4 9-4 0 0 0 4 4 4v5 4 4 4h-4c0 5 0 5 0 5 0 0-4 0-4 4-5 0-9 4-17 4-5 0-9 4-17 4-9 0-18 0-26 0-13 0-25 0-34-4-13-4-21-8-29-17-5-8-13-17-13-29-5-13-10-26-10-43 0-13 5-25 10-38 4-13 8-21 17-30 4-8 12-17 25-22 9-4 21-4 34-4s26 0 34 4c9 5 17 14 21 18 9 8 13 17 13 30 4 8 4 17 4 29zM129 77c0-17-5-30-13-38-4-9-17-13-34-13-4 0-13 0-17 4-9 0-13 5-17 9-4 8-9 13-9 17-4 8-4 13-4 21z">
          <text:p/>
        </draw:path>
        <draw:path draw:style-name="gr1" draw:text-style-name="P1" draw:layer="layout" svg:width="0.119cm" svg:height="0.187cm" svg:x="6.635cm" svg:y="12.175cm" svg:viewBox="0 0 120 188" svg:d="M120 132c0 9 0 17-4 26-4 4-9 12-13 17-4 4-13 8-22 8-9 5-17 5-30 5-4 0-8 0-17 0-4 0-8-5-12-5-5 0-9-4-13-4-5 0-5-4-5-4-4 0-4-5-4-5 0-4 0-8 0-8 0-4 0-9 0-9v-4c4 0 4-4 4-4l5 4c4 0 8 4 13 4 4 5 8 5 12 9 5 0 13 0 22 0 4 0 8 0 12 0s9-4 13-4c0-5 4-5 4-9 5-4 5-8 5-12 0-5 0-9-5-13 0-4-4-4-8-9-5-4-9-4-13-8-8 0-13-4-17-4-4-5-13-5-17-9-4 0-8-4-13-8-4-4-8-9-8-17-5-4-5-9-5-17 0-9 0-13 5-21 0-5 4-9 8-17 9-4 13-4 22-10 8-4 17-4 25-4 4 0 13 0 17 0s9 4 14 4c0 0 4 0 8 6h4c0 4 5 4 5 4v4 4 4 5 4 4c-5 0-5 0-5 0 0 0-4 0-4-4-4 0-4 0-8-4-5 0-10-5-14-5s-9 0-17 0c-4 0-8 0-13 0-4 0-8 5-8 5-4 4-4 4-9 8 0 4 0 9 0 9 0 8 0 12 5 12 0 5 4 9 8 9 4 4 9 8 13 8 4 5 12 5 17 9 4 0 13 4 18 4 4 4 8 8 12 13 5 0 9 8 9 12 4 5 4 13 4 17z">
          <text:p/>
        </draw:path>
        <draw:path draw:style-name="gr1" draw:text-style-name="P1" draw:layer="layout" svg:width="0.14cm" svg:height="0.186cm" svg:x="6.788cm" svg:y="12.175cm" svg:viewBox="0 0 141 187" svg:d="M141 179c0 4 0 4 0 4 0 0-4 0-4 4 0 0-4 0-8 0-5 0-5 0-9 0 0-4-4-4-4-4v-4-17c-8 8-17 17-27 21-8 4-17 4-29 4-9 0-17 0-26-4-4 0-12-4-17-8-4-5-8-9-12-17-5-5-5-13-5-21 0-9 5-17 5-26 4-9 12-13 17-17 8-4 17-9 29-13 9 0 21 0 34 0h27v-17c0-4 0-12-4-17 0-4 0-8-5-12-4-5-8-5-14-9-4 0-12 0-17 0-8 0-17 0-21 4-8 0-12 0-17 5-4 0-8 4-12 4-5 4-5 4-5 4-4 0-4 0-4 0l-4-4v-4-5c0-4 0-4 0-8 0 0 4 0 4-4 0 0 4-4 9-4 4-5 8-5 12-10 9 0 13 0 21-4 5 0 13 0 17 0 13 0 27 0 36 4 8 0 12 5 21 14 4 4 8 12 8 17 4 8 4 21 4 29zM112 102h-27c-8 0-17 0-25 0-5 5-9 5-13 9s-8 4-13 9c0 4 0 8 0 17 0 8 0 12 9 21 4 4 12 4 21 4 8 0 17 0 25-4 6-5 14-13 23-21z">
          <text:p/>
        </draw:path>
        <draw:path draw:style-name="gr1" draw:text-style-name="P1" draw:layer="layout" svg:width="0.255cm" svg:height="0.186cm" svg:x="6.983cm" svg:y="12.175cm" svg:viewBox="0 0 256 187" svg:d="M256 179c0 4 0 4 0 4h-4l-4 4c0 0-4 0-9 0-4 0-4 0-8 0l-4-4c-5 0-5 0-5-4v-102c0-8 0-17 0-21s-4-13-4-17c-4-4-9-4-13-9-4 0-8-4-17-4-4 0-12 4-21 9-4 8-13 12-21 25v119c0 4 0 4-4 4l-5 4c-4 0-4 0-8 0s-4 0-8 0l-5-4h-4v-4-102c0-8 0-17 0-21-4-4-4-13-9-17 0-4-4-4-8-9-4 0-9-4-17-4-9 0-13 4-21 9-9 8-17 12-26 25v119c0 4 0 4 0 4-4 0-4 4-8 4h-4c-5 0-9 0-9 0-4 0-4-4-4-4-6 0-6 0-6 0v-4-170-5h6 4c0-4 4-4 4-4 5 0 5 0 9 4h4c4 0 4 5 4 5v21c9-8 17-16 26-21 8-9 21-9 29-9 5 0 13 0 17 0 9 4 13 4 18 9 4 5 8 9 8 13 4 4 8 8 8 13 5-9 13-13 17-17 5-4 9-9 13-9 9-5 13-5 17-9 4 0 8 0 13 0 12 0 21 0 30 4 4 5 12 10 17 18 4 4 8 13 8 21 4 9 4 17 4 30z">
          <text:p/>
        </draw:path>
        <draw:path draw:style-name="gr1" draw:text-style-name="P1" draw:layer="layout" svg:width="0.157cm" svg:height="0.186cm" svg:x="7.285cm" svg:y="12.175cm" svg:viewBox="0 0 158 187" svg:d="M158 85c0 5 0 9-4 13 0 0-5 4-9 4h-110c0 9 0 18 4 26 0 4 4 13 9 17 4 8 8 13 17 13 8 4 17 4 25 4s17 0 21 0c9-4 13-4 17-4 4-5 9-5 13-5 0-4 4-4 4-4 4 0 4 0 4 0v4 5c5 0 5 4 5 4v4c-5 0-5 4-5 4 0 5 0 5 0 5 0 0-4 0-8 4 0 0-9 4-13 4s-13 4-17 4c-8 0-17 0-25 0-13 0-26 0-34-4-13-4-21-8-30-17-4-8-14-17-18-29 0-13-4-26-4-43 0-13 4-25 4-38 4-13 14-21 18-30 9-8 17-17 26-22 12-4 25-4 34-4 16 0 25 0 38 4 8 5 17 14 21 18 8 8 13 17 13 30 4 8 4 17 4 29zM128 77c0-17-4-30-13-38-8-9-17-13-33-13-9 0-13 0-22 4-4 0-8 5-12 9-5 8-9 13-9 17-4 8-4 13-4 21z">
          <text:p/>
        </draw:path>
        <draw:path draw:style-name="gr1" draw:text-style-name="P1" draw:layer="layout" svg:width="0.157cm" svg:height="0.267cm" svg:x="4.48cm" svg:y="12.607cm" svg:viewBox="0 0 158 268" svg:d="M158 175c0 13 0 26-5 38-4 13-8 22-12 30-9 8-17 17-27 21-8 4-17 4-29 4-5 0-13 0-17 0-5 0-9-4-13-4-5-4-9-8-13-13-4 0-8-4-13-12v21c0 4 0 4-4 4l-4 4c-4 0-4 0-9 0h-4c-4 0-4-4-4-4-4 0-4 0-4 0v-4-255c0-5 0-5 4-5h4c0 0 4 0 9 0 0 0 4 0 8 0h4v5 102c9-4 13-8 17-12 4 0 9-5 13-9 4 0 9-4 13-4 8 0 13 0 17 0 13 0 21 0 29 8 10 5 18 9 23 17 8 9 12 21 12 30 5 13 5 25 5 38zM124 175c0-8 0-17 0-25 0-9-6-13-10-22 0-4-4-8-12-12-5-5-13-9-22-9-4 0-4 0-8 4-4 0-9 0-13 5-4 4-9 4-13 8s-8 13-17 17v68c9 13 17 21 26 26 8 4 17 8 25 8 9 0 17-4 22-4 4-4 8-13 12-17 4-9 4-13 10-21 0-9 0-18 0-26z">
          <text:p/>
        </draw:path>
        <draw:path draw:style-name="gr1" draw:text-style-name="P1" draw:layer="layout" svg:width="0.043cm" svg:height="0.046cm" svg:x="4.683cm" svg:y="12.828cm" svg:viewBox="0 0 44 47" svg:d="M44 25c0 9-5 14-5 18-5 0-9 4-17 4-9 0-13-4-17-4-6-4-5-9-5-18s-1-17 5-21c4 0 8-4 17-4 8 0 12 4 17 4 0 4 5 8 5 21z">
          <text:p/>
        </draw:path>
        <draw:path draw:style-name="gr1" draw:text-style-name="P1" draw:layer="layout" svg:width="0.033cm" svg:height="0.25cm" svg:x="5.121cm" svg:y="12.624cm" svg:viewBox="0 0 34 251" svg:d="M34 243c0 0 0 4-4 4 0 0-4 0-4 4-4 0-4 0-9 0-4 0-9 0-9 0-4 0-4-4-4-4-4 0-4 0-4 0v-4-238l4-5h4c0 0 5 0 9 0 0 0 5 0 9 0h4v5c4 0 4 0 4 0z">
          <text:p/>
        </draw:path>
        <draw:path draw:style-name="gr1" draw:text-style-name="P1" draw:layer="layout" svg:width="0.148cm" svg:height="0.186cm" svg:x="5.214cm" svg:y="12.688cm" svg:viewBox="0 0 149 187" svg:d="M149 179c0 4 0 4 0 4h-4c0 0 0 4-4 4 0 0-4 0-9 0h-4c-4 0-4-4-8-4v-4-98c0-12-5-21-5-25 0-5-4-14-4-18-4-5-8-5-12-9-5 0-13-4-17-4-9 0-18 4-26 8-4 9-13 13-22 27v119c0 4 0 4-4 4l-5 4c-4 0-4 0-8 0s-4 0-9 0l-4-4h-4v-4-171-4h4 4c0-4 5-4 9-4 0 0 4 0 4 4 4 0 4 0 4 0h5v4 21c8-8 17-17 30-21 9-8 17-8 30-8 9 0 21 0 25 4 9 4 17 8 22 17 4 4 8 12 8 21 4 9 4 22 4 35z">
          <text:p/>
        </draw:path>
        <draw:path draw:style-name="gr1" draw:text-style-name="P1" draw:layer="layout" svg:width="0.136cm" svg:height="0.186cm" svg:x="5.405cm" svg:y="12.688cm" svg:viewBox="0 0 137 187" svg:d="M137 153c0 4 0 4 0 4 0 5 0 5 0 5 0 4 0 4 0 4l-5 4c0 0-4 4-8 4-4 5-8 5-13 9-4 0-8 4-17 4-4 0-8 0-17 0-13 0-22 0-30-4-13-4-22-13-26-17-8-9-13-17-17-30 0-12-4-25-4-38 0-17 4-34 8-47 5-13 9-22 17-30 5-8 13-13 26-17 8-4 18-4 30-4 5 0 13 0 18 0 4 0 8 4 12 4 5 4 9 4 13 9 4 0 4 0 8 4v4c5 0 5 0 5 0 0 4 0 4 0 4 0 4 0 4 0 9 0 4 0 8 0 8-5 4-5 4-5 4-4 0-4 0-8-4-4 0-4-4-8-4-5-4-9-9-13-9-9-4-13-4-22-4-17 0-26 9-34 17-9 14-13 31-13 52 0 13 0 21 4 30 0 8 4 17 9 21 4 4 8 8 12 12 10 5 14 5 22 5 9 0 13 0 22-5 4-4 8-4 13-8 4 0 8-4 8-4 4-4 8-4 8-4 5 0 5 0 5 4v4z">
          <text:p/>
        </draw:path>
        <draw:path draw:style-name="gr1" draw:text-style-name="P1" draw:layer="layout" svg:width="0.102cm" svg:height="0.186cm" svg:x="5.583cm" svg:y="12.688cm" svg:viewBox="0 0 103 187" svg:d="M103 21v4c0 4-4 4-4 4v4h-5c-4 0-4 0-8-4h-4c-5 0-5 0-9 0s-4 0-8 0c-4 4-4 4-9 9-4 0-8 4-12 13-5 5-9 9-13 18v110c0 4 0 4 0 4-4 0-4 4-4 4-6 0-10 0-10 0-4 0-9 0-9 0-4 0-4-4-4-4-4 0-4 0-4 0v-4-171-4h4 4c0-4 5-4 5-4 4 0 8 0 8 4h6 4v4 25c4-8 8-12 13-16 4-5 8-9 12-13 0 0 5-4 9-4s8 0 12 0h5c4 0 4 0 8 0 0 0 4 0 4 4h5c0 4 0 4 0 4 4 0 4 0 4 4 0 0 0 5 0 9z">
          <text:p/>
        </draw:path>
        <draw:path draw:style-name="gr1" draw:text-style-name="P1" draw:layer="layout" svg:width="0.161cm" svg:height="0.186cm" svg:x="5.706cm" svg:y="12.688cm" svg:viewBox="0 0 162 187" svg:d="M162 86c0 4-4 8-4 12-4 0-8 4-8 4h-115c0 9 0 17 4 26 0 4 5 13 9 17 4 8 13 12 17 12 8 5 17 5 25 5 9 0 17 0 21 0 9-5 13-5 18-5 4-4 8-4 12-4 4-4 4-4 9-4l4 4v4 5 4 4h-4c0 4 0 4 0 4 0 0-5 0-5 5-4 0-8 4-16 4-5 0-9 4-18 4-8 0-12 0-21 0-17 0-29 0-38-4-13-4-21-9-25-17-9-9-13-17-18-30-5-12-9-25-9-42 0-13 4-25 9-38 5-14 9-23 18-31 4-8 12-17 25-21 9-4 21-4 34-4s25 0 34 4 17 13 21 17c9 8 13 17 17 30 0 9 4 18 4 30zM129 77c0-17-5-31-9-39-9-9-21-13-38-13-5 0-13 0-17 4-9 0-13 4-17 9-4 8-4 13-9 18 0 8-4 13-4 21z">
          <text:p/>
        </draw:path>
        <draw:path draw:style-name="gr1" draw:text-style-name="P1" draw:layer="layout" svg:width="0.141cm" svg:height="0.186cm" svg:x="5.901cm" svg:y="12.688cm" svg:viewBox="0 0 142 187" svg:d="M142 179c0 4 0 4 0 4 0 0-5 0-5 4 0 0-4 0-8 0-5 0-5 0-9 0 0-4 0-4-4-4v-4-17c-9 8-17 17-26 21-8 4-16 4-29 4-9 0-18 0-27-4-4 0-13-4-17-9-4-4-8-8-12-17 0-4-5-12-5-21 0-8 5-17 9-25 0-9 8-13 17-17 4-4 13-8 26-13 9 0 22 0 34 0h26v-17c0-4 0-13-5-18 0-4 0-8-4-13-4-4-8-4-13-8-4 0-12 0-16 0-9 0-17 0-22 4-9 0-13 0-18 4-4 0-8 5-13 5 0 4-4 4-4 4-4 0-4 0-4 0v-4c-4 0-4 0-4-5v-4c0-4 0-4 0-8 0 0 4 0 4-4 0 0 4-5 8-5 5-4 9-4 18-8 4 0 8 0 18-4 4 0 12 0 17 0 12 0 25 0 33 4 9 0 17 4 22 13 4 4 8 12 13 16 0 9 0 23 0 31zM112 102h-26c-8 0-17 0-25 0-4 5-9 5-14 9-4 4-8 4-13 8 0 5 0 9 0 17 0 9 0 13 9 21 4 5 14 5 22 5 9 0 17 0 25-5 5-4 13-12 22-21z">
          <text:p/>
        </draw:path>
        <draw:path draw:style-name="gr1" draw:text-style-name="P1" draw:layer="layout" svg:width="0.119cm" svg:height="0.186cm" svg:x="6.088cm" svg:y="12.688cm" svg:viewBox="0 0 120 187" svg:d="M120 132c0 9 0 17-4 25-5 5-10 13-14 17-4 5-13 9-21 9-9 4-17 4-30 4-4 0-9 0-17 0-4 0-9-4-13-4s-8-4-12-4l-5-5c-4 0-4-4-4-4 0-4 0-8 0-8 0-5 0-9 0-9v-4c4 0 4-4 4-4l5 4c4 0 8 4 12 4 4 4 9 4 13 9 4 0 13 0 21 0 5 0 9 0 13 0s9-5 13-5c0-4 4-4 4-8 4-4 4-8 4-13 0-4 0-8-4-12 0-5-4-5-8-9-5-4-9-4-13-8-9 0-13-5-17-5-5-4-13-4-17-8-5 0-9-4-13-8-4-5-8-9-8-17-5-5-5-9-5-18s0-13 5-22c0-4 4-8 8-17 8-4 13-4 21-8 9-4 17-4 26-4 8 0 13 0 17 0s8 4 12 4c0 0 5 0 9 4h4c5 4 5 4 5 4v5 4 4 4 4 5c-5 0-5 0-5 0 0 0-4 0-4-5-4 0-4 0-9-4-4 0-8-4-12-4s-9 0-17 0c-4 0-9 0-13 0s-9 4-9 4c-4 4-4 4-8 9 0 4 0 8 0 8 0 10 0 14 4 14 0 4 4 9 9 9 4 4 8 8 13 8 8 4 12 4 17 9 4 0 12 4 16 4 5 4 9 8 13 12 5 0 10 9 10 13 4 4 4 13 4 17z">
          <text:p/>
        </draw:path>
        <draw:path draw:style-name="gr1" draw:text-style-name="P1" draw:layer="layout" svg:width="0.157cm" svg:height="0.186cm" svg:x="6.241cm" svg:y="12.688cm" svg:viewBox="0 0 158 187" svg:d="M158 86c0 4 0 8 0 12-4 0-9 4-9 4h-115c0 9 0 17 4 26 0 4 4 13 9 17 4 8 8 12 17 12 8 5 16 5 25 5 8 0 17 0 21 0 10-5 14-5 18-5 5-4 9-4 13-4 4-4 4-4 8-4v4c5 0 5 0 5 4v5 4 4h-5c0 4 0 4 0 4 0 0-4 0-8 5 0 0-4 4-13 4-4 0-8 4-18 4-8 0-17 0-25 0-13 0-26 0-34-4-13-4-21-9-30-17-4-9-13-17-13-30-4-12-8-25-8-42 0-13 4-25 8-38 0-14 9-23 13-31 9-8 17-17 30-21 8-4 21-4 34-4 12 0 25 0 35 4 8 4 17 13 21 17 8 8 13 17 13 30 4 9 4 18 4 30zM128 77c0-17-4-31-13-39-5-9-18-13-35-13-4 0-12 0-16 4-9 0-13 4-17 9-5 8-9 13-9 18-4 8-4 13-4 21z">
          <text:p/>
        </draw:path>
        <draw:path draw:style-name="gr1" draw:text-style-name="P1" draw:layer="layout" svg:width="0.119cm" svg:height="0.186cm" svg:x="6.436cm" svg:y="12.688cm" svg:viewBox="0 0 120 187" svg:d="M120 132c0 9 0 17-4 25-6 5-10 13-14 17-4 5-13 9-21 9-9 4-17 4-30 4-4 0-9 0-17 0-4 0-9-4-13-4s-8-4-13-4l-4-5c-4 0-4-4-4-4 0-4 0-8 0-8 0-5 0-9 0-9v-4c4 0 4-4 4-4l4 4c5 0 9 4 13 4 4 4 9 4 13 9 4 0 13 0 21 0 5 0 9 0 13 0s8-5 13-5c0-4 4-4 4-8 4-4 4-8 4-13 0-4 0-8-4-12 0-5-4-5-9-9-4-4-8-4-12-8-9 0-13-5-17-5-5-4-13-4-17-8-5 0-9-4-13-8-4-5-9-9-9-17-4-5-4-9-4-18s0-13 4-22c0-4 5-8 9-17 8-4 13-4 21-8 9-4 17-4 26-4 8 0 12 0 17 0 4 0 8 4 12 4 0 0 5 0 9 4h4c4 4 4 4 4 4v5 4 4 4 4 5c-4 0-4 0-4 0 0 0-4 0-4-5-4 0-4 0-9-4-4 0-8-4-12-4-5 0-9 0-17 0-4 0-9 0-13 0s-9 4-9 4c-4 4-4 4-8 9 0 4 0 8 0 8 0 10 0 14 4 14 0 4 4 9 9 9 4 4 8 8 13 8 8 4 12 4 16 9 5 0 13 4 17 4 5 4 9 8 13 12 4 0 10 9 10 13 4 4 4 13 4 17z">
          <text:p/>
        </draw:path>
        <draw:path draw:style-name="gr1" draw:text-style-name="P1" draw:layer="layout" svg:width="0.136cm" svg:height="0.186cm" svg:x="4.467cm" svg:y="13.201cm" svg:viewBox="0 0 137 187" svg:d="M137 153c0 4 0 4 0 4 0 4 0 4 0 4 0 5 0 5 0 5l-5 4c0 0-4 4-8 4-4 4-8 4-13 9-4 0-8 4-17 4-4 0-8 0-17 0-13 0-22 0-35-4-8-5-17-13-21-17-8-9-13-17-17-30 0-13-4-25-4-39 0-17 4-34 8-47 5-12 9-21 17-29 5-9 13-13 26-17 9-4 18-4 31-4 4 0 12 0 17 0 4 0 8 4 12 4 5 4 9 4 13 8 4 0 4 0 8 5v4h5c0 4 0 4 0 4 0 4 0 4 0 8 0 5 0 9 0 9-5 4-5 4-5 4-4 0-4 0-8-4-4 0-4-4-8-4-5-5-9-9-13-9-9-4-13-4-21-4-18 0-27 8-35 17-9 13-13 30-13 51 0 13 0 22 4 30 0 9 4 17 9 22 4 4 8 8 13 12 9 4 13 4 22 4 8 0 12 0 21-4 4-4 8-4 13-8 4 0 8-4 8-4 4-5 8-5 8-5 5 0 5 0 5 5v4z">
          <text:p/>
        </draw:path>
        <draw:path draw:style-name="gr1" draw:text-style-name="P1" draw:layer="layout" svg:width="0.043cm" svg:height="0.047cm" svg:x="4.645cm" svg:y="13.34cm" svg:viewBox="0 0 44 48" svg:d="M44 27c0 8-5 12-5 17-5 0-9 4-18 4-8 0-12-4-16-4-5-5-5-9-5-17 0-10 0-18 5-22 4 0 8-5 16-5 9 0 13 5 18 5 0 4 5 8 5 22z">
          <text:p/>
        </draw:path>
        <draw:path draw:style-name="gr1" draw:text-style-name="P1" draw:layer="layout" svg:width="0.191cm" svg:height="0.246cm" svg:x="5.121cm" svg:y="13.137cm" svg:viewBox="0 0 192 247" svg:d="M192 119c0 25-5 42-9 59-8 13-17 30-26 39-8 8-21 17-39 25-17 5-34 5-55 5h-51c-4 0-8 0-8 0-4-5-4-9-4-13v-221c0-5 0-9 4-9 0 0 4-4 8-4h56c21 0 38 4 55 8 13 9 26 13 34 26 13 8 22 21 26 38 4 13 9 30 9 47zM153 123c0-13 0-26-4-38 0-13-9-21-13-30-9-8-18-17-30-21-9-5-22-5-43-5h-30v192h35c12 0 25-4 38-4 8-5 21-14 25-22 9-9 14-17 18-30 4-12 4-25 4-42z">
          <text:p/>
        </draw:path>
        <draw:path draw:style-name="gr1" draw:text-style-name="P1" draw:layer="layout" svg:width="0.158cm" svg:height="0.186cm" svg:x="5.345cm" svg:y="13.201cm" svg:viewBox="0 0 159 187" svg:d="M159 84c0 5 0 9 0 13-5 0-9 5-9 5h-116c0 9 0 17 5 26 0 4 4 12 8 17 4 8 9 12 17 12 10 4 18 4 27 4 8 0 17 0 21 0 8-4 12-4 17-4 4-4 8-4 12-4 5-4 5-4 9-4 0 0 0 4 4 4v4 4 5 4h-4c0 4 0 4 0 4 0 0-4 0-4 4-5 0-9 5-17 5-5 0-9 4-17 4-9 0-17 0-21 0-17 0-31 0-40-4-12-5-21-9-29-17-5-9-13-17-13-30-4-13-9-25-9-43 0-13 5-26 9-38 4-13 8-22 17-30 4-8 13-17 25-21 9-4 23-4 35-4 13 0 26 0 34 4 9 4 17 13 21 17 9 8 13 17 13 29 5 9 5 17 5 30zM129 76c0-17-5-30-13-38-4-9-17-13-34-13-4 0-14 0-18 4-8 0-13 4-17 9-4 8-8 12-8 17-5 8-5 12-5 21z">
          <text:p/>
        </draw:path>
        <draw:path draw:style-name="gr1" draw:text-style-name="P1" draw:layer="layout" svg:width="0.135cm" svg:height="0.186cm" svg:x="5.541cm" svg:y="13.201cm" svg:viewBox="0 0 136 187" svg:d="M136 153c0 4 0 4 0 4 0 4 0 4 0 4 0 5 0 5-4 5v4c-4 0-4 4-8 4-5 4-9 4-13 9-4 0-13 4-17 4s-13 0-17 0c-13 0-22 0-35-4-8-5-17-13-21-17-9-9-13-17-17-30s-4-25-4-39c0-17 0-34 4-47 4-12 13-21 17-29 8-9 17-13 25-17 13-4 23-4 35-4 5 0 9 0 17 0 5 0 9 4 13 4 4 4 8 4 13 8 0 0 4 0 4 5 4 0 4 0 4 4 4 4 4 4 4 4 0 4 0 4 0 8 0 5 0 9-4 9 0 4 0 4-4 4 0 0-4 0-4-4-5 0-9-4-9-4-4-5-8-9-17-9-4-4-8-4-17-4-17 0-31 8-35 17-8 13-12 30-12 51 0 13 0 22 0 30 4 9 8 17 12 22 4 4 9 8 13 12 10 4 14 4 22 4 9 0 13 0 17-4 9-4 13-4 17-8 4 0 4-4 9-4 4-5 4-5 8-5l4 5v4z">
          <text:p/>
        </draw:path>
        <draw:path draw:style-name="gr1" draw:text-style-name="P1" draw:layer="layout" svg:width="0.097cm" svg:height="0.186cm" svg:x="5.719cm" svg:y="13.201cm" svg:viewBox="0 0 98 187" svg:d="M98 21v4c0 4 0 4 0 4v4h-4-4l-4-4h-5c-4 0-4 0-8 0s-9 0-9 0c-4 4-8 4-8 9-5 0-9 4-14 12-4 5-8 9-12 17v111c0 5 0 5 0 5h-5c0 0 0 4-4 4 0 0-4 0-8 0h-5c-4 0-4-4-8-4v-5-170-4c4 0 4 0 4 0 4-4 4-4 9-4 4 0 4 0 8 4h4v4 25c9-8 13-12 17-16 5-5 5-9 9-13 5 0 9-4 13-4 5 0 9 0 9 0 4 0 4 0 8 0h5c4 0 4 0 8 4h4c0 4 0 4 0 4v4c0 0 0 5 0 9z">
          <text:p/>
        </draw:path>
        <draw:path draw:style-name="gr1" draw:text-style-name="P1" draw:layer="layout" svg:width="0.157cm" svg:height="0.186cm" svg:x="5.838cm" svg:y="13.201cm" svg:viewBox="0 0 158 187" svg:d="M158 84c0 5 0 9 0 13-5 0-9 5-9 5h-116c0 9 0 17 5 26 0 4 4 12 8 17 6 8 10 12 18 12 9 4 17 4 26 4 8 0 17 0 21 0 8-4 13-4 17-4 4-4 8-4 12-4 5-4 5-4 9-4 0 0 0 4 4 4v4 4 5 4h-4c0 4 0 4 0 4 0 0-4 0-4 4-5 0-9 5-17 5-4 0-9 4-17 4-9 0-17 0-21 0-17 0-30 0-38-4-14-5-23-9-31-17-5-9-13-17-13-30-4-13-8-25-8-43 0-13 4-26 8-38 4-13 8-22 17-30 4-8 13-17 27-21 8-4 21-4 33-4 13 0 26 0 34 4 9 4 17 13 21 17 9 8 13 17 13 29 5 9 5 17 5 30zM128 76c0-17-4-30-13-38-4-9-17-13-34-13-4 0-12 0-17 4-8 0-12 4-18 9-4 8-8 12-8 17-5 8-5 12-5 21z">
          <text:p/>
        </draw:path>
        <draw:path draw:style-name="gr1" draw:text-style-name="P1" draw:layer="layout" svg:width="0.14cm" svg:height="0.186cm" svg:x="6.033cm" svg:y="13.201cm" svg:viewBox="0 0 141 187" svg:d="M141 178c0 5 0 5 0 5 0 0-4 0-4 4 0 0-4 0-9 0-4 0-4 0-8 0 0-4-4-4-4-4v-5-17c-9 9-18 17-26 22-9 4-17 4-30 4-8 0-17 0-25-4-4 0-13-5-17-9-5-4-9-8-14-17-4-4-4-12-4-21 0-8 4-17 4-25 5-9 14-14 18-18 9-4 17-9 30-13 8 0 21 0 34 0h25v-17c0-4 0-13-4-17 0-4 0-8-4-13-5-4-9-4-13-8-4 0-13 0-17 0-8 0-17 0-21 4-9 0-13 0-17 4-4 0-9 5-13 5-4 4-4 4-4 4-5 0-5 0-5 0l-4-4v-5-4c0-4 0-4 0-8 0 0 4 0 4-4 0 0 5-5 9-5 4-4 9-4 13-8 8 0 13 0 21-4 4 0 13 0 17 0 13 0 25 0 34 4 9 0 13 4 21 13 5 4 9 12 9 16 4 9 4 22 4 30zM111 102h-25c-9 0-17 0-26 0-4 4-8 4-12 9-5 4-9 4-13 8 0 4 0 9 0 17 0 9 0 13 8 21 5 4 13 4 22 4 8 0 16 0 25-4 4-4 13-8 21-21z">
          <text:p/>
        </draw:path>
        <draw:path draw:style-name="gr1" draw:text-style-name="P1" draw:layer="layout" svg:width="0.119cm" svg:height="0.186cm" svg:x="6.219cm" svg:y="13.201cm" svg:viewBox="0 0 120 187" svg:d="M120 132c0 8 0 17-4 25-4 4-9 13-13 17s-13 9-21 9c-8 4-17 4-30 4-4 0-8 0-17 0-4 0-9-4-13-4s-9-5-13-5-4-4-4-4c-5 0-5-4-5-4 0-4 0-9 0-9 0-4 0-8 0-8v-4c5 0 5-4 5-4l4 4c4 0 9 4 13 4 4 4 9 4 13 8 5 0 13 0 22 0 4 0 8 0 12 0 5 0 9-4 13-4 0-4 4-4 4-8 4-4 4-9 4-13s0-8-4-13c0-4-4-4-8-8s-9-4-13-9c-8 0-13-4-17-4-4-5-13-5-17-9-5 0-9-4-13-9-5-4-9-8-9-17-4-4-4-8-4-17 0-8 0-12 4-21 0-4 4-8 9-17 8-4 13-4 22-8 8-4 17-4 25-4 4 0 13 0 17 0s8 4 13 4c0 0 4 0 8 4h4c0 4 5 4 5 4v5 4 4 4 4 5c-5 0-5 0-5 0 0 0-4 0-4-5-4 0-4 0-8-4-5 0-9-4-13-4s-8 0-17 0c-4 0-8 0-13 0-4 0-8 4-8 4-4 4-4 4-9 9 0 4 0 8 0 8 0 9 0 13 5 13 0 4 4 8 8 8 4 5 9 9 13 9 4 4 13 4 17 8 4 0 12 5 17 5 4 4 8 8 12 13 5 0 9 9 9 13 4 4 4 13 4 17z">
          <text:p/>
        </draw:path>
        <draw:path draw:style-name="gr1" draw:text-style-name="P1" draw:layer="layout" svg:width="0.156cm" svg:height="0.186cm" svg:x="6.373cm" svg:y="13.201cm" svg:viewBox="0 0 157 187" svg:d="M157 84c0 5 0 9-4 13 0 0-4 5-8 5h-112c0 9 0 17 5 26 0 4 4 12 8 17 4 8 9 12 17 12 8 4 17 4 26 4 8 0 18 0 22 0 8-4 13-4 17-4 4-4 8-4 12-4 5-4 5-4 5-4 4 0 4 0 4 0v4c0 0 4 0 4 4v4 5c0 0 0 4-4 4 0 4 0 4 0 4 0 0-4 0-9 4 0 0-4 5-12 5-4 0-13 4-17 4-9 0-18 0-27 0-13 0-25 0-34-4-12-5-21-9-29-17-5-9-13-17-17-30 0-13-4-25-4-43 0-13 4-26 8-38 0-13 8-22 13-30 8-8 17-17 29-21 9-4 21-4 34-4s23 0 35 4c9 4 17 13 21 17 9 8 13 17 13 29 4 9 4 17 4 30zM128 76c0-17-4-30-13-38-4-9-18-13-35-13-9 0-13 0-21 4-4 0-9 4-13 9-4 8-8 12-8 17-5 8-5 12-5 21z">
          <text:p/>
        </draw:path>
        <draw:path draw:style-name="gr1" draw:text-style-name="P1" draw:layer="layout" svg:width="0.119cm" svg:height="0.187cm" svg:x="6.568cm" svg:y="13.2cm" svg:viewBox="0 0 120 188" svg:d="M120 133c0 8 0 17-5 25-4 4-8 13-12 17-6 4-14 9-23 9-8 4-16 4-29 4-5 0-9 0-17 0-5 0-9-4-13-4s-9-5-13-5l-4-4c-4 0-4-4-4-4 0-4 0-9 0-9 0-4 0-8 0-8v-4c4 0 4-4 4-4l4 4c4 0 9 4 13 4 4 4 8 4 13 8 4 0 12 0 21 0 4 0 9 0 13 0s8-4 12-4c0-4 5-4 5-8 4-4 4-9 4-13s0-8-4-13c0-4-5-4-9-8s-8-4-12-9c-9 0-13-4-18-4-4-5-12-5-17-9-4 0-8-4-12-9-5-4-9-8-9-17-4-4-4-8-4-17 0-8 0-13 4-21 0-4 4-8 9-17 8-4 12-4 21-8 8-5 17-5 26-5 8 0 12 0 16 0 5 0 9 5 13 5 0 0 4 0 10 4h4c4 4 4 4 4 4v4 5 4 4 4 4c-4 0-4 0-4 0 0 0-4 0-4-4-6 0-6 0-10-4-4 0-8-4-13-4-4 0-8 0-16 0-5 0-9 0-13 0-5 0-9 4-9 4-4 4-4 4-8 8 0 5 0 9 0 9 0 9 0 13 4 13 0 4 4 8 8 8 5 5 9 9 13 9 9 4 13 4 17 8 4 0 13 5 17 5 4 4 10 8 14 13 4 0 8 9 8 13 5 4 5 13 5 17z">
          <text:p/>
        </draw:path>
        <draw:path draw:style-name="gr1" draw:text-style-name="P1" draw:layer="layout" svg:width="0.161cm" svg:height="0.267cm" svg:x="4.467cm" svg:y="13.624cm" svg:viewBox="0 0 162 268" svg:d="M162 260c0 4 0 4 0 4-4 0-4 0-4 0l-4 4c0 0-5 0-9 0h-4c-4 0-4-4-4-4h-5v-4-21c-8 8-17 17-30 21-9 8-17 8-30 8s-25 0-34-4c-8-8-13-12-21-21-4-8-9-17-13-30 0-12-4-21-4-33 0-17 4-30 8-43 0-12 5-21 13-29 4-9 13-13 21-22 13-4 21-4 34-4 9 0 17 0 26 4 8 5 17 13 26 22v-103c0 0 4 0 4-5h5c4 0 4 0 8 0s4 0 9 0h4v5c4 0 4 0 4 0zM128 141c-9-12-18-21-26-25-4-4-13-8-21-8-9 0-18 4-22 8-8 0-12 9-12 13-5 8-9 12-9 21-4 8-4 17-4 25 0 9 0 17 4 26 0 8 0 12 4 21 5 4 9 13 13 17 8 0 13 4 21 4 5 0 9 0 13 0 4-4 9-4 13-8 4 0 8-5 13-9 4-4 9-8 13-17z">
          <text:p/>
        </draw:path>
        <draw:path draw:style-name="gr1" draw:text-style-name="P1" draw:layer="layout" svg:width="0.043cm" svg:height="0.046cm" svg:x="4.683cm" svg:y="13.845cm" svg:viewBox="0 0 44 47" svg:d="M44 26c0 9-5 13-5 17-5 0-9 4-17 4-9 0-13-4-17-4-6-4-5-8-5-17s-1-18 5-22c4 0 8-4 17-4 8 0 12 4 17 4 0 4 5 9 5 22z">
          <text:p/>
        </draw:path>
        <draw:path draw:style-name="gr1" draw:text-style-name="P1" draw:layer="layout" svg:width="0.203cm" svg:height="0.254cm" svg:x="5.104cm" svg:y="13.637cm" svg:viewBox="0 0 204 255" svg:d="M204 38c0 5 0 5-4 9v4l-4 4c0 0-4-4-9-4 0-4-8-4-13-8-4-5-12-5-21-9-8-4-17-4-29-4-13 0-26 4-38 8-9 5-19 13-27 21-9 9-13 17-17 30s-9 25-9 38c0 17 5 30 9 43 4 12 8 21 17 29 8 10 18 18 31 23 8 4 21 4 34 4 8 0 17 0 25 0 4-4 13-4 21-9v-73h-59c0 0-4 0-4-4 0 0 0-4 0-9 0-4 0-4 0-8v-4h4 81 4 4c0 4 0 4 0 4 0 4 0 4 0 8v95c0 4 0 4 0 8 0 0-4 5-8 5-5 4-9 4-13 8-5 0-13 4-17 4-9 4-13 4-21 4-5 0-13 0-17 0-22 0-38 0-52-8-17-4-30-13-39-25-12-9-21-23-25-40s-8-34-8-51c0-21 4-38 8-55 9-12 17-29 25-38 13-12 26-21 39-25 18-9 35-13 52-13 8 0 17 4 25 4s17 5 25 5c5 4 9 8 13 8 5 4 9 4 13 9v4c0 0 4 4 4 8z">
          <text:p/>
        </draw:path>
        <draw:path draw:style-name="gr1" draw:text-style-name="P1" draw:layer="layout" svg:width="0.174cm" svg:height="0.186cm" svg:x="5.35cm" svg:y="13.705cm" svg:viewBox="0 0 175 187" svg:d="M175 93c0 13-4 25-9 38 0 9-8 23-12 31-9 9-18 13-31 21-13 4-26 4-38 4-13 0-26 0-39-4-8-4-17-12-25-21-4-4-13-18-17-26 0-13-4-26-4-43 0-13 4-25 8-38 0-9 9-21 13-30 8-8 17-12 30-17 8-8 21-8 38-8 13 0 25 0 38 4 9 4 18 13 27 21 4 9 12 17 12 30 5 8 9 21 9 38zM141 93c0-8 0-17-5-25 0-9-4-17-9-22-4-8-9-12-17-16-4-5-13-5-21-5-13 0-17 0-26 5-8 4-12 8-17 16-4 5-8 13-8 22-4 4-4 17-4 25 0 9 0 17 4 25 0 9 4 18 8 22 5 8 9 14 13 18 9 4 17 4 26 4 12 0 17 0 25-4s13-10 17-14c5-8 9-13 9-21 5-9 5-21 5-30z">
          <text:p/>
        </draw:path>
        <draw:path draw:style-name="gr1" draw:text-style-name="P1" draw:layer="layout" svg:width="0.157cm" svg:height="0.186cm" svg:x="5.558cm" svg:y="13.705cm" svg:viewBox="0 0 158 187" svg:d="M158 85c0 4 0 8 0 12-4 0-9 5-9 5h-114c0 8 0 16 4 25 0 4 4 13 8 17 5 9 9 14 17 14 9 4 17 4 26 4 8 0 17 0 21 0 9-4 13-4 17-4 4-5 9-5 13-5 4-5 4-5 8-5v5c5 0 5 0 5 5v4 4 4h-5c0 4 0 4 0 4 0 0-4 0-8 5 0 0-4 4-13 4-4 0-8 4-17 4s-17 0-25 0c-13 0-26 0-34-4-13-4-22-9-30-17-4-8-14-18-14-31-4-12-8-25-8-42 0-13 4-25 8-38 0-13 10-21 14-30 8-8 17-17 30-21 8-4 21-4 34-4 12 0 25 0 34 4 8 4 17 13 21 17 8 8 13 17 13 30 4 8 4 17 4 29zM128 76c0-17-4-30-13-38-4-9-17-13-34-13-4 0-12 0-17 4-8 0-12 5-17 9-4 8-8 13-8 17-4 8-4 13-4 21z">
          <text:p/>
        </draw:path>
        <draw:path draw:style-name="gr1" draw:text-style-name="P1" draw:layer="layout" svg:width="0.119cm" svg:height="0.186cm" svg:x="5.753cm" svg:y="13.705cm" svg:viewBox="0 0 120 187" svg:d="M120 131c0 9 0 17-5 27-4 4-8 13-12 17-9 4-13 8-22 8-9 4-18 4-30 4-5 0-13 0-17 0-5 0-9-4-13-4s-8-4-13-4c-4 0-4-4-8-4v-4c0-5 0-9 0-9 0-4 0-8 0-8v-6l4-4 4 4c5 0 9 6 13 6 4 4 8 4 13 8 4 0 12 0 17 0 8 0 12 0 17 0 4 0 8-4 8-4 5-4 9-4 9-10 5-4 5-8 5-12 0-5 0-9-5-13-4-5-4-5-9-9-4-4-8-4-17-8-4 0-8-4-13-4-8-5-12-5-17-9-4 0-8-4-12-8-4-5-9-9-13-17 0-5 0-9 0-17 0-9 0-13 0-21 4-5 9-9 13-17 4-5 12-5 21-9 8-4 17-4 25-4 5 0 9 0 13 0 9 0 14 4 14 4 4 0 8 0 13 4h4c0 5 4 5 4 5v4 4 4 5 4l-4 4c0 0-4 0-4-4-5 0-5 0-9-4-4 0-9-5-13-5-5 0-9 0-18 0-4 0-8 0-12 0-5 0-9 5-13 5 0 4-4 4-4 8s0 8 0 8c0 9 0 13 4 13 0 4 4 9 8 9 5 4 9 8 13 8 4 4 13 4 17 9 5 0 9 4 18 4 4 4 9 8 13 13 4 0 8 8 8 12 5 4 5 13 5 17z">
          <text:p/>
        </draw:path>
        <draw:path draw:style-name="gr1" draw:text-style-name="P1" draw:layer="layout" svg:width="0.149cm" svg:height="0.186cm" svg:x="6.003cm" svg:y="13.705cm" svg:viewBox="0 0 150 187" svg:d="M150 179c0 4-4 4-4 4-5 0-5 4-5 4-5 0-5 0-9 0-5 0-9 0-9 0l-4-4h-4v-4-99c0-12 0-21 0-25-5-4-5-13-9-17s-8-4-12-8c-5 0-9-5-13-5-9 0-17 5-26 9-8 8-16 12-25 25v120c0 4 0 4 0 4h-4c0 0 0 4-5 4 0 0-4 0-8 0h-4c-5 0-5-4-9-4v-4-171-4c4 0 4 0 4 0 5-4 5-4 9-4s4 0 8 4h5v4 22c13-9 21-17 29-22 9-8 22-8 30-8 13 0 21 0 30 4 8 4 12 9 17 17 4 4 9 13 14 21 0 9 4 21 4 34z">
          <text:p/>
        </draw:path>
        <draw:path draw:style-name="gr1" draw:text-style-name="P1" draw:layer="layout" svg:width="0.157cm" svg:height="0.186cm" svg:x="6.194cm" svg:y="13.705cm" svg:viewBox="0 0 158 187" svg:d="M158 85c0 4 0 8 0 12-4 0-9 5-9 5h-114c0 8 0 16 4 25 0 4 4 13 9 17 4 9 8 14 17 14 8 4 17 4 25 4 9 0 17 0 21 0 9-4 13-4 17-4 4-5 9-5 13-5 4-5 4-5 8-5 0 0 0 5 5 5v5 4 4 4h-5c0 4 0 4 0 4 0 0-4 0-4 5-4 0-8 4-17 4-4 0-8 4-17 4-8 0-17 0-21 0-17 0-30 0-38-4-13-4-21-9-30-17-4-8-13-18-13-31-5-12-9-25-9-42 0-13 4-25 9-38s9-21 17-30c5-8 13-17 26-21 8-4 21-4 34-4s25 0 34 4c8 4 17 13 21 17 8 9 13 17 13 30 4 8 4 17 4 29zM128 76c0-17-4-30-13-38-4-8-16-13-33-13-5 0-13 0-17 5-9 0-13 4-17 8-5 8-9 13-9 17-4 8-4 13-4 21z">
          <text:p/>
        </draw:path>
        <draw:path draw:style-name="gr1" draw:text-style-name="P1" draw:layer="layout" svg:width="0.165cm" svg:height="0.254cm" svg:x="6.381cm" svg:y="13.705cm" svg:viewBox="0 0 166 255" svg:d="M166 17c0 4-4 8-4 8 0 0 0 5-4 5h-27c5 4 10 8 10 12 4 9 4 13 4 17 0 13 0 21-4 30-5 4-10 13-14 17-8 4-12 8-21 12-8 5-17 5-30 5-4 0-13 0-17-5-8 0-12-4-17-4l-4 4c0 5-4 9-4 13 0 5 4 10 8 10 5 4 9 4 17 8h43c8 0 17 0 25 5 9 0 14 4 18 8s9 9 13 13c4 8 4 12 4 21 0 8 0 17-4 21-4 9-9 13-17 21-5 4-14 9-26 13-9 0-22 4-39 4-13 0-25 0-34-4-8-4-17-4-25-9-4-4-9-8-13-16 0-5-4-9-4-17 0-5 0-9 4-13 0-4 0-9 4-13 0 0 5-4 9-8 0-4 4-4 8-9-4-4-8-8-12-12-5-5-5-9-5-18s0-13 5-22c4-4 8-8 12-17-4-4-8-8-8-12-4-9-4-13-4-22 0-12 0-21 4-29 4-4 8-13 13-17 8-4 12-9 21-13 8-4 17-4 25-4 9 0 13 0 17 0 5 0 9 0 13 4h52c4 0 4 0 4 0 0 4 4 9 4 13zM115 59c0-8-5-21-9-25-8-9-17-9-30-9-4 0-8 0-13 0-8 5-8 5-12 9s-4 8-9 12c0 5 0 9 0 17 0 9 5 17 9 26 8 4 17 8 25 8 9 0 13 0 17 0 5-4 9-8 13-8 4-4 4-9 4-13 5-4 5-8 5-17zM131 196c0-4-4-13-8-17-8-4-17-4-25-4l-47-4c-4 4-4 8-9 12-4 0-4 4-4 9-4 0-4 4-4 4 0 4 0 8 0 8 0 9 4 17 13 22 8 4 16 4 34 4 8 0 17 0 21 0 8-4 13-9 17-9 4-4 8-8 8-12 4-5 4-9 4-13z">
          <text:p/>
        </draw:path>
        <draw:path draw:style-name="gr1" draw:text-style-name="P1" draw:layer="layout" svg:width="0.144cm" svg:height="0.186cm" svg:x="6.572cm" svg:y="13.705cm" svg:viewBox="0 0 145 187" svg:d="M145 179c0 4-4 4-4 4l-4 4c0 0-4 0-9 0h-5c-4-4-4-4-4-4-4 0-4 0-4-4v-17c-9 9-18 17-26 21-9 4-17 4-30 4-8 0-17 0-21-4-8 0-17-4-21-8s-9-9-13-17c0-4-4-14-4-22 0-9 4-18 8-26 5-8 9-13 17-17 9-4 17-8 26-13 13 0 25 0 38 0h21v-17c0-4 0-12 0-17-4-4-4-8-8-12-5-4-9-4-13-9-4 0-9 0-17 0s-13 0-21 5c-4 0-13 0-17 4-4 0-9 4-9 4-4 4-8 4-8 4h-4v-4l-5-4v-4c0-5 0-5 5-9v-4c4 0 4-4 8-4 4-5 13-5 17-9 4 0 9 0 17-4 9 0 13 0 21 0 13 0 21 0 30 4 9 0 17 4 22 13 5 4 9 13 13 17 0 8 4 21 4 29zM110 102h-25c-9 0-17 0-21 0-9 4-13 4-17 8-5 4-9 4-9 8-4 5-4 9-4 18 0 8 4 12 8 22 5 4 13 4 26 4 8 0 12 0 21-4 8-4 13-14 21-22z">
          <text:p/>
        </draw:path>
        <draw:path draw:style-name="gr1" draw:text-style-name="P1" draw:layer="layout" svg:width="0.11cm" svg:height="0.228cm" svg:x="6.75cm" svg:y="13.663cm" svg:viewBox="0 0 111 229" svg:d="M111 208c0 5 0 9 0 9 0 4-4 4-4 8h-4l-4 4c-5 0-9 0-9 0-4 0-8 0-8 0-13 0-17 0-26-4-4 0-12-4-17-8-4-4-4-13-8-17 0-9 0-17 0-30v-98h-27c0 0-4 0-4-5 0 0 0-4 0-8s0-4 0-9v-4c4 0 4 0 4 0h27v-42-4c4 0 4 0 8 0h5c4 0 8 0 8 0 4 0 4 0 4 0 5 0 5 0 5 0 0 4 0 4 0 4v42h42c4 0 4 0 4 0h4c0 4 0 4 0 4 0 5 0 5 0 9s0 8 0 8c-4 5-4 5-8 5h-42v94c0 13 4 21 4 30 4 4 13 8 21 8 0 0 4 0 8 0l5-4h4 4 4v4z">
          <text:p/>
        </draw:path>
        <draw:path draw:style-name="gr1" draw:text-style-name="P1" draw:layer="layout" svg:width="0.038cm" svg:height="0.254cm" svg:x="6.899cm" svg:y="13.637cm" svg:viewBox="0 0 39 255" svg:d="M34 247c0 4 0 4 0 4h-5c0 0 0 4-4 4 0 0-4 0-8 0h-5c-4 0-4-4-8-4v-4-171-4c4 0 4 0 8 0l5-4c4 0 8 0 8 4 4 0 4 0 4 0 5 0 5 0 5 0v4zM39 17c0 9 0 13-5 17-5 0-9 4-17 4-5 0-13-4-13-4-4-4-4-8-4-17 0-4 0-13 4-13 0-4 8-4 13-4 8 0 12 0 17 4 5 0 5 9 5 13z">
          <text:p/>
        </draw:path>
        <draw:path draw:style-name="gr1" draw:text-style-name="P1" draw:layer="layout" svg:width="0.161cm" svg:height="0.186cm" svg:x="6.967cm" svg:y="13.705cm" svg:viewBox="0 0 162 187" svg:d="M162 8v5 4l-60 162c0 0 0 4-4 4s-4 4-8 4c-5 0-5 0-9 0s-8 0-8 0c-4 0-4-4-9-4h-4v-4l-60-162c0-4 0-4 0-4 0-5 0-5 0-5v-4c4 0 4 0 4 0 4-4 8-4 8-4 4 0 9 0 9 4 4 0 4 0 4 0 4 0 4 0 4 0 0 0 0 4 5 4l47 140v6-6l51-140v-4c5 0 5 0 9 0 0-4 4-4 8-4 0 0 4 0 4 4 5 0 5 0 5 0 4 0 4 0 4 0z">
          <text:p/>
        </draw:path>
        <draw:path draw:style-name="gr1" draw:text-style-name="P1" draw:layer="layout" svg:width="0.157cm" svg:height="0.186cm" svg:x="7.153cm" svg:y="13.705cm" svg:viewBox="0 0 158 187" svg:d="M158 85c0 4 0 8-4 12 0 0-4 5-8 5h-112c0 8 0 16 4 25 0 4 5 13 9 17 4 9 8 14 17 14 8 4 17 4 25 4 9 0 18 0 23 0 8-4 12-4 17-4 4-5 8-5 12-5 5-5 5-5 5-5 4 0 4 0 4 0v5c0 0 4 0 4 5v4 4c0 0 0 4-4 4 0 4 0 4 0 4 0 0-4 0-9 5 0 0-4 4-12 4-5 0-13 4-17 4-9 0-18 0-27 0-13 0-25 0-34-4-13-4-21-9-30-17-4-8-12-18-16-31 0-12-5-25-5-42 0-13 5-25 9-38 0-13 8-21 12-30 9-8 17-17 30-21 9-4 21-4 34-4s22 0 35 4c9 4 17 13 21 17 9 9 13 17 13 30 4 8 4 17 4 29zM129 76c0-17-5-30-13-38-4-8-18-13-35-13-9 0-13 0-21 5-5 0-9 4-13 8-4 8-9 13-9 17-4 8-4 13-4 21z">
          <text:p/>
        </draw:path>
        <draw:path draw:style-name="gr1" draw:text-style-name="P1" draw:layer="layout" svg:width="0.179cm" svg:height="0.25cm" svg:x="3.185cm" svg:y="15.235cm" svg:viewBox="0 0 180 251" svg:d="M180 179c0 4 0 9 0 9-5 4-5 4-9 4h-25v51c0 4 0 4 0 4h-5c0 4-4 4-4 4-4 0-4 0-8 0-5 0-5 0-9 0 0 0-4 0-4-4-4 0-4 0-4-4v-51h-103c-4 0-4 0-4 0 0-4 0-4-5-4 0-5 0-5 0-9s0-4 0-8c0 0 0-5 5-5v-4-4l89-150c4-4 4-4 4-4 0 0 4 0 4-4 4 0 4 0 10 0 0 0 4 0 8 0s9 0 13 0c0 0 4 0 8 4h5v4 158h25c4 0 4 0 9 5 0 0 0 4 0 8zM112 30l-82 136h82z">
          <text:p/>
        </draw:path>
        <draw:path draw:style-name="gr1" draw:text-style-name="P1" draw:layer="layout" svg:width="0.042cm" svg:height="0.042cm" svg:x="3.406cm" svg:y="15.443cm" svg:viewBox="0 0 43 43" svg:d="M43 21c0 8-4 13-4 18-4 4-8 4-17 4s-14 0-18-4c-4-5-4-10-4-18 0-9 0-17 4-17 4-4 9-4 18-4s13 0 17 4c0 0 4 8 4 17z">
          <text:p/>
        </draw:path>
        <draw:path draw:style-name="gr1" draw:text-style-name="P1" draw:layer="layout" svg:width="0.212cm" svg:height="0.25cm" svg:x="3.822cm" svg:y="15.235cm" svg:viewBox="0 0 213 251" svg:d="M209 238c4 0 4 5 4 5 0 4 0 4-4 4 0 4 0 4-4 4 0 0-5 0-9 0s-8 0-8 0c-5 0-5 0-5 0-4-4-4-4-4-4v-4l-21-60h-107l-17 60c0 4-4 4-4 4-5 4-5 4-9 4 0 0-4 0-8 0 0 0-5 0-9 0 0 0-4 0-4-4v-4-5l85-230c0-4 0-4 0-4 0 0 4 0 4-4h4c5 0 10 0 14 0s4 0 9 0c4 0 4 0 8 0 0 4 0 4 0 4 4 0 4 4 4 4zM103 34l-44 124h90z">
          <text:p/>
        </draw:path>
        <draw:path draw:style-name="gr1" draw:text-style-name="P1" draw:layer="layout" svg:width="0.123cm" svg:height="0.186cm" svg:x="4.055cm" svg:y="15.299cm" svg:viewBox="0 0 124 187" svg:d="M124 132c0 13-4 17-4 25-4 9-8 13-17 17-4 5-13 9-21 13-8 0-18 0-26 0-9 0-13 0-18 0-8 0-12 0-17-4-4 0-8 0-8-4-4 0-8-5-8-5l-5-4c0-4 0-4 0-8 0-5 0-5 0-9v-4h5c4 0 4 0 8 0 0 4 4 4 8 8 5 0 9 0 17 5 5 0 9 4 18 4 4 0 8-4 13-4s9-5 13-5c4-4 4-4 8-8 0-4 0-9 0-13s0-8-4-12c0-5-4-5-8-9-4 0-9-4-14-4-4-4-8-4-17-9-4 0-9-4-13-8-8 0-13-4-17-9-4-4-4-8-8-13-4-8-4-12-4-21s0-13 4-22c4-4 8-8 12-13 5-4 13-8 17-12 9-4 18-4 31-4 5 0 9 0 13 0s8 4 13 4c4 0 8 4 8 4 4 0 4 0 9 4v4c0 0 4 0 4 5v4 4c0 4-4 4-4 4v5h-5l-4-5c0 0-4 0-8-4 0 0-5 0-13-4-4 0-8 0-13 0-9 0-13 0-18 0-4 0-4 4-8 4-5 4-5 9-5 9-4 4-4 9-4 13 0 5 0 9 4 13 5 0 5 4 9 8 4 0 9 5 17 5 5 4 10 4 14 8 8 0 12 5 17 5 4 4 12 8 12 12 5 5 9 9 13 13 0 4 4 13 4 17z">
          <text:p/>
        </draw:path>
        <draw:path draw:style-name="gr1" draw:text-style-name="P1" draw:layer="layout" svg:width="0.114cm" svg:height="0.267cm" svg:x="4.289cm" svg:y="15.218cm" svg:viewBox="0 0 115 268" svg:d="M115 17c0 4 0 4 0 8v5h-4-4l-4-5h-6c-4 0-8 0-8 0-9 0-13 0-13 0-4 5-8 5-8 9-5 4-5 8-5 13 0 4-4 12-4 17v22h38c6 0 6 0 6 0l4 4v4 4c0 5 0 9 0 9-4 4-4 4-10 4h-38v149c0 4 0 4 0 4-4 4-4 4-4 4-4 0-9 0-9 0-4 0-8 0-8 0-4 0-4 0-4-4h-5v-4-149h-25c0 0-4 0-4-4 0 0 0-4 0-9 0-4 0-4 0-4 0-4 0-4 0-4 0-4 0-4 4-4h25v-18c0-13 0-26 5-34 0-9 4-13 8-21 4-4 13-9 17-9 9-4 17-4 26-4 4 0 8 0 12 0 6 0 10 0 10 4 4 0 4 0 4 0 4 0 4 5 4 5v4z">
          <text:p/>
        </draw:path>
        <draw:path draw:style-name="gr1" draw:text-style-name="P1" draw:layer="layout" svg:width="0.101cm" svg:height="0.186cm" svg:x="4.429cm" svg:y="15.299cm" svg:viewBox="0 0 102 187" svg:d="M102 21v4c0 4 0 4 0 4-4 4-4 4-4 4-4 0-4 0-4 0-4 0-4 0-4 0-4-4-4-4-9-4 0 0-4 0-8 0 0 0-4 0-10 0-4 4-4 4-8 9-4 4-9 9-13 13 0 5-4 9-8 17v111c0 4-4 4-4 4 0 4-5 4-5 4-4 0-4 0-8 0s-4 0-9 0c0 0-4 0-4-4h-4v-4-171-4h4 4c0 0 5 0 9 0h4c4 0 4 0 4 0h5c0 4 0 4 0 4v25c4-8 8-12 12-17 4-4 9-8 13-8 4-4 4-4 8-8 6 0 10 0 14 0h4c5 0 5 0 9 0l4 4c4 0 4 0 4 0v4c4 0 4 0 4 0v4c0 0 0 4 0 9z">
          <text:p/>
        </draw:path>
        <draw:path draw:style-name="gr1" draw:text-style-name="P1" draw:layer="layout" svg:width="0.157cm" svg:height="0.186cm" svg:x="4.556cm" svg:y="15.299cm" svg:viewBox="0 0 158 187" svg:d="M158 85c0 9-4 9-4 13-4 0-4 4-9 4h-115c0 9 4 17 4 26 0 8 4 12 8 17 6 8 14 12 18 12 9 5 17 5 30 5 5 0 13 0 21 0 5 0 9-5 17-5 5 0 9-4 9-4 4 0 4-4 8-4v4c5 0 5 0 5 0v4 5c0 4 0 4 0 4 0 4 0 4 0 4v4h-5c0 0 0 5-4 5s-8 4-13 4c-8 0-12 4-21 4-8 0-12 0-21 0-17 0-26 0-38-4-10-4-22-9-27-17-8-9-12-17-17-30-4-12-4-25-4-42 0-13 0-26 4-38 5-14 9-23 17-31 5-9 17-13 27-17 8-4 21-8 34-8s25 4 34 8c8 4 17 8 25 17 4 4 9 13 13 26 0 9 4 17 4 30zM124 77c0-17 0-30-8-39-9-9-21-13-34-13-9 0-17 0-22 4-8 4-12 4-18 13-4 5-4 9-8 18 0 4-4 12-4 17z">
          <text:p/>
        </draw:path>
        <draw:path draw:style-name="gr1" draw:text-style-name="P1" draw:layer="layout" svg:width="0.161cm" svg:height="0.254cm" svg:x="4.747cm" svg:y="15.299cm" svg:viewBox="0 0 162 255" svg:d="M162 246c0 5 0 5-4 5v4h-4c-4 0-4 0-9 0-4 0-4 0-8 0h-4c0-4 0-4-5-4v-5-84c-4 4-8 8-12 12-4 5-9 5-17 9-5 0-9 4-13 4s-9 0-13 0c-13 0-25 0-34-4-8-4-12-13-21-21-4-9-8-17-13-30 0-13-5-21-5-34 0-17 5-31 10-43 0-9 4-22 12-30 5-9 13-13 22-17 12-4 21-8 33-8 5 0 9 0 13 0 4 4 9 4 13 8 4 0 13 4 17 8 4 5 8 9 13 13v-21-4h4 4 4c5 0 9 0 9 0h4 4c0 4 0 4 0 4zM128 59c-8-9-16-17-25-26-4-4-13-8-21-8-9 0-17 4-22 8-8 5-12 9-12 13-4 9-9 13-9 21-4 10-4 18-4 27 0 8 0 17 4 25 0 9 5 17 5 21 4 9 8 13 12 17 9 5 13 5 21 5 5 0 9 0 13 0 4-5 9-5 13-9 4 0 9-4 13-8 4-5 8-9 12-17z">
          <text:p/>
        </draw:path>
        <draw:path draw:style-name="gr1" draw:text-style-name="P1" draw:layer="layout" svg:width="0.148cm" svg:height="0.182cm" svg:x="4.964cm" svg:y="15.303cm" svg:viewBox="0 0 149 183" svg:d="M149 175c0 4 0 4 0 4-4 0-4 0-4 0 0 4-5 4-5 4 0 0-5 0-9 0h-4c-4 0-4 0-4-4-5 0-5 0-5 0v-4-22c-8 13-21 22-29 26-9 4-17 4-30 4-9 0-21 0-26-4-8-4-16-9-21-17-4-4-8-13-8-21-4-9-4-17-4-30v-107-4h4 4c0 0 4 0 9 0h4c4 0 4 0 8 0 0 4 0 4 0 4v103c0 8 0 17 4 21 0 8 5 13 5 17 4 4 8 8 12 8 5 5 9 5 17 5 9 0 17-5 22-9 8-4 17-13 25-25v-120-4c4 0 4 0 4 0h5c4 0 4 0 8 0s4 0 9 0h5 4c0 4 0 4 0 4z">
          <text:p/>
        </draw:path>
        <draw:path draw:style-name="gr1" draw:text-style-name="P1" draw:layer="layout" svg:width="0.162cm" svg:height="0.186cm" svg:x="5.154cm" svg:y="15.299cm" svg:viewBox="0 0 163 187" svg:d="M163 85c0 9-4 9-4 13-5 0-9 4-9 4h-115c0 9 0 17 4 26 0 8 4 12 8 17 4 8 13 12 17 12 9 5 18 5 27 5 8 0 16 0 25 0 4 0 8-5 13-5 4 0 8-4 13-4 4 0 4-4 8-4v4h4v4 5c0 4 0 4 0 4 0 4 0 4 0 4v4c-4 0-4 0-4 0l-4 5c-4 0-9 4-13 4-9 0-13 4-21 4-9 0-13 0-21 0-18 0-31 0-40-4-12-4-21-9-25-17-9-9-13-17-17-30-4-12-9-25-9-42 0-13 5-26 9-38 4-14 8-23 17-31 4-9 13-13 25-17 9-4 22-8 35-8s26 4 34 8c9 4 17 8 22 17 8 4 12 13 17 26 0 9 4 17 4 30zM129 77c0-17-5-30-9-39-8-9-21-13-34-13-9 0-18 0-22 4-8 4-13 4-17 13-4 5-4 9-8 18 0 4-4 12-4 17z">
          <text:p/>
        </draw:path>
        <draw:path draw:style-name="gr1" draw:text-style-name="P1" draw:layer="layout" svg:width="0.149cm" svg:height="0.186cm" svg:x="5.362cm" svg:y="15.299cm" svg:viewBox="0 0 150 187" svg:d="M150 179c0 4 0 4 0 4-4 0-4 0-4 0 0 4-4 4-4 4-5 0-5 0-9 0s-4 0-9 0c0 0-4 0-4-4-4 0-4 0-4-4v-98c0-13 0-17 0-25-4-5-4-9-9-14 0-4-4-9-8-13-8 0-13-4-17-4-8 0-17 4-25 8-9 9-18 18-27 27v119c0 4 0 4 0 4-4 4-4 4-8 4h-5c-4 0-8 0-8 0-4 0-4 0-4-4-5 0-5 0-5 0v-4-171-4h5 4 4c4 0 4 0 9 0h4c4 4 4 4 4 4v21c9-8 18-17 27-21 12-4 21-8 29-8 13 0 21 0 30 4 8 4 13 12 21 17 5 8 5 12 9 21 0 9 4 22 4 35z">
          <text:p/>
        </draw:path>
        <draw:path draw:style-name="gr1" draw:text-style-name="P1" draw:layer="layout" svg:width="0.136cm" svg:height="0.186cm" svg:x="5.553cm" svg:y="15.299cm" svg:viewBox="0 0 137 187" svg:d="M137 153c0 4 0 4 0 9v4l-4 4c0 0-4 4-9 4-4 5-8 9-12 9-5 0-9 4-17 4-4 0-9 0-17 0-9 0-21 0-31-4-13-4-17-9-25-17-5-9-13-17-13-30-4-12-9-25-9-38 0-17 5-34 9-47 4-9 8-22 17-30 8-5 17-13 26-17 9 0 22-4 30-4 9 0 13 0 17 0 4 4 8 4 13 4 4 4 8 4 12 8 5 0 5 4 9 4 0 0 0 5 4 5v4 4 4c0 5 0 9 0 9-4 5-4 5-4 5-4 0-4 0-9-5 0 0-4-4-8-4-4-5-9-5-13-9-8 0-12-4-21-4-13 0-25 8-35 17-9 14-13 30-13 52 0 13 0 21 4 30 0 8 5 16 9 21 5 4 10 8 18 12 4 5 13 5 17 5 9 0 17 0 21-5 4 0 9-4 13-8 4 0 8-4 13-4 0-5 4-5 4-5h4v5 4z">
          <text:p/>
        </draw:path>
        <draw:path draw:style-name="gr1" draw:text-style-name="P1" draw:layer="layout" svg:width="0.162cm" svg:height="0.25cm" svg:x="5.71cm" svg:y="15.303cm" svg:viewBox="0 0 163 251" svg:d="M103 183l-25 59c0 5 0 5-5 9-4 0-8 0-16 0h-5c-4 0-4 0-8-4 0-5 0-5 0-5l25-59c0-4-4-4-4-4v-4l-65-163c0-4 0-8 0-8v-4h5c5 0 9 0 9 0 4 0 9 0 13 0h4c4 4 4 4 4 4l47 141h4l47-141v-4c4 0 4 0 4 0 4 0 9 0 13 0s4 0 8 0h5v4 4z">
          <text:p/>
        </draw:path>
        <draw:path draw:style-name="gr1" draw:text-style-name="P1" draw:layer="layout" svg:width="0.039cm" svg:height="0.254cm" svg:x="5.99cm" svg:y="15.231cm" svg:viewBox="0 0 40 255" svg:d="M35 247c0 4 0 4 0 4-5 4-5 4-9 4h-4c-5 0-9 0-9 0-4 0-4 0-4-4-4 0-4 0-4 0v-4-171-4h4 4c0 0 4 0 9 0h4c4 0 4 0 9 0 0 4 0 4 0 4zM40 17c0 8 0 12-5 17-5 4-9 4-13 4-9 0-13 0-17-4-5-5-5-9-5-17 0-5 0-9 5-13 4-4 8-4 17-4 4 0 13 0 13 4 5 0 5 8 5 13z">
          <text:p/>
        </draw:path>
        <draw:path draw:style-name="gr1" draw:text-style-name="P1" draw:layer="layout" svg:width="0.148cm" svg:height="0.186cm" svg:x="6.084cm" svg:y="15.299cm" svg:viewBox="0 0 149 187" svg:d="M149 179c0 4 0 4 0 4h-4c0 4-4 4-4 4-4 0-4 0-9 0-4 0-4 0-8 0 0 0-4 0-4-4-5 0-5 0-5-4v-98c0-13 0-17 0-25 0-5-4-9-8-14 0-4-4-9-9-13-4 0-12-4-16-4-9 0-17 4-27 8-9 9-17 18-26 27v119c0 4 0 4 0 4-4 4-4 4-4 4-4 0-8 0-8 0-4 0-9 0-9 0-4 0-4 0-4-4-4 0-4 0-4 0v-4-171-4h4 4 5c4 0 8 0 8 0h4 4c0 4 0 4 0 4v21c9-8 17-17 31-21 9-4 17-8 26-8 12 0 21 0 29 4 9 4 17 12 22 17 4 8 8 12 8 21 4 9 4 22 4 35z">
          <text:p/>
        </draw:path>
        <draw:path draw:style-name="gr1" draw:text-style-name="P1" draw:layer="layout" svg:width="0.136cm" svg:height="0.186cm" svg:x="6.275cm" svg:y="15.299cm" svg:viewBox="0 0 137 187" svg:d="M137 153c0 4 0 4 0 9v4c0 0 0 4-5 4 0 0-4 4-8 4-4 5-9 9-13 9s-8 4-12 4c-9 0-13 0-17 0-13 0-26 0-35-4-8-4-16-9-25-17-4-9-13-17-13-30-4-12-9-25-9-38 0-17 5-34 9-47 5-9 9-22 17-30 9-5 17-13 26-17 8 0 21-4 30-4 8 0 12 0 17 0 4 4 8 4 12 4 4 4 9 4 13 8 4 0 8 4 8 4l5 5v4 4 4c0 5 0 9 0 9 0 5-5 5-5 5-4 0-4 0-8-5 0 0-4-4-9-4-4-5-8-5-12-9-4 0-13-4-21-4-13 0-26 8-35 17-8 14-12 30-12 52 0 13 0 21 4 30 0 8 4 16 8 21 5 4 9 8 17 12 5 5 13 5 18 5 8 0 17 0 21-5 4 0 8-4 12-8 5 0 9-4 13-4 0-5 4-5 4-5h5v5 4z">
          <text:p/>
        </draw:path>
        <draw:path draw:style-name="gr1" draw:text-style-name="P1" draw:layer="layout" svg:width="0.102cm" svg:height="0.186cm" svg:x="6.453cm" svg:y="15.299cm" svg:viewBox="0 0 103 187" svg:d="M103 21v4c0 4 0 4 0 4 0 4-4 4-4 4h-5-4c-4-4-4-4-8-4 0 0-5 0-9 0 0 0-4 0-8 0 0 4-6 4-10 9-4 4-8 9-8 13-4 5-9 9-13 17v111c0 4 0 4-4 4 0 4-4 4-4 4-5 0-5 0-9 0s-4 0-8 0c0 0-5 0-5-4h-4v-4-171-4h4 5c0 0 4 0 8 0h4c5 0 5 0 5 0h4c0 4 0 4 0 4v25c4-8 8-12 13-17 4-4 8-8 12-8 4-4 10-4 10-8 4 0 8 0 12 0h5c4 0 4 0 8 0l4 4c5 0 5 0 5 0 0 0 4 0 4 4v4c0 0 0 4 0 9z">
          <text:p/>
        </draw:path>
        <draw:path draw:style-name="gr1" draw:text-style-name="P1" draw:layer="layout" svg:width="0.157cm" svg:height="0.186cm" svg:x="6.58cm" svg:y="15.299cm" svg:viewBox="0 0 158 187" svg:d="M158 85c0 9 0 9-4 13-4 0-4 4-8 4h-116c0 9 4 17 4 26 5 8 5 12 9 17 4 8 14 12 18 12 8 5 17 5 29 5 9 0 13 0 22 0 4 0 13-5 17-5s8-4 8-4c4 0 9-4 9-4v4c4 0 4 0 4 0v4 5c0 4 0 4 0 4 0 4 0 4 0 4v4h-4c0 0 0 5-5 5-4 0-8 4-12 4-9 0-13 4-21 4-5 0-13 0-22 0-13 0-25 0-39-4-8-4-17-9-25-17-9-9-13-17-17-30-5-12-5-25-5-42 0-13 0-26 5-38 4-14 8-23 17-31 8-9 17-13 25-17 10-4 22-8 35-8s26 4 34 8c9 4 17 8 25 17 5 4 9 13 13 26 4 9 4 17 4 30zM125 77c0-17 0-30-9-39-8-9-21-13-34-13-9 0-17 0-21 4s-14 4-18 13c0 5-4 9-9 18 0 4 0 12-4 17z">
          <text:p/>
        </draw:path>
        <draw:path draw:style-name="gr1" draw:text-style-name="P1" draw:layer="layout" svg:width="0.145cm" svg:height="0.186cm" svg:x="6.771cm" svg:y="15.299cm" svg:viewBox="0 0 146 187" svg:d="M146 183h-5c0 0 0 4-4 4 0 0-4 0-8 0h-4c-5 0-5-4-5-4-4 0-4 0-4 0v-21c-9 8-13 17-26 21-8 4-17 4-30 4-9 0-17 0-21 0-9-4-17-8-22-13-4-4-8-8-13-17 0-4-4-12-4-21 0-8 4-17 9-25 4-4 8-13 17-17 8-4 17-9 25-9 13-4 27-4 39-4h22v-13c0-8 0-12 0-21-5-5-5-9-9-14-4 0-8-4-13-4-4-4-8-4-17-4s-13 0-22 4c-4 0-12 4-17 4-4 5-8 5-8 9-4 0-9 0-9 0h-4v-4h-4c0-5 0-5 0-9 0 0 0-4 4-4 0-4 0-4 0-9 4 0 4-4 9-4 4-4 12-4 17-4 4-4 12-4 17-8 8 0 12 0 22 0 12 0 21 0 29 4 9 4 18 8 22 12 4 5 8 13 12 22 0 9 5 18 5 26zM112 102h-26c-8 0-18 0-22 5-8 0-13 0-17 4s-8 8-8 13c-5 0-5 8-5 12 0 9 5 17 9 21 4 5 13 9 25 9 10 0 14-4 22-9 9-4 13-8 22-17z">
          <text:p/>
        </draw:path>
        <draw:path draw:style-name="gr1" draw:text-style-name="P1" draw:layer="layout" svg:width="0.123cm" svg:height="0.186cm" svg:x="6.958cm" svg:y="15.299cm" svg:viewBox="0 0 124 187" svg:d="M124 132c0 13-4 17-8 25 0 9-6 13-14 17-4 5-13 9-21 13-9 0-17 0-26 0-8 0-12 0-17 0-8 0-13 0-17-4-4 0-8 0-8-4-4 0-9-5-9-5l-4-4c0-4 0-4 0-8 0-5 0-5 0-9v-4h4c5 0 5 0 9 0 0 4 4 4 8 8 4 0 9 0 13 5 9 0 13 4 21 4 5 0 9-4 13-4s9-5 13-5c4-4 4-4 8-8 0-4 0-9 0-13s0-8-4-12c0-5-4-5-8-9-5 0-9-4-13-4-4-4-13-4-17-9-4 0-9-4-17-8-5 0-9-4-13-9-4-4-8-8-8-13-5-8-5-12-5-21s0-13 5-22c4-4 4-8 12-13 4-4 9-8 17-12 9-4 17-4 30-4 4 0 9 0 13 0s8 4 12 4c5 0 5 4 9 4s4 0 4 4c4 0 4 0 4 0v4 5c6 0 6 0 6 4 0 0 0 4-6 4 0 4 0 4 0 4v5h-4l-4-5c0 0-4 0-9-4-4 0-8 0-12-4-4 0-9 0-13 0-8 0-13 0-17 0s-4 4-8 4c-5 4-5 9-5 9-4 4-4 9-4 13 0 5 0 9 4 13 5 0 5 4 9 8 4 0 8 5 17 5 4 4 8 4 13 8 8 0 12 5 16 5 5 4 9 8 13 12 4 5 10 9 14 13 0 4 4 13 4 17z">
          <text:p/>
        </draw:path>
        <draw:path draw:style-name="gr1" draw:text-style-name="P1" draw:layer="layout" svg:width="0.162cm" svg:height="0.186cm" svg:x="7.106cm" svg:y="15.299cm" svg:viewBox="0 0 163 187" svg:d="M163 85c0 9-4 9-4 13-5 0-9 4-9 4h-115c0 9 0 17 4 26 0 8 4 12 8 17 5 8 14 12 18 12 9 5 17 5 26 5 8 0 17 0 25 0 4 0 9-5 13-5s8-4 13-4c4 0 4-4 8-4v4h4v4 5c0 4 0 4 0 4 0 4 0 4 0 4v4c-4 0-4 0-4 0l-4 5c-4 0-9 4-13 4-8 0-13 4-21 4-9 0-13 0-21 0-17 0-30 0-39-4-13-4-22-9-26-17-9-9-13-17-17-30-4-12-9-25-9-42 0-13 5-26 9-38 4-14 8-23 17-31 4-9 13-13 26-17 9-4 22-8 34-8 13 0 26 4 34 8 9 4 17 8 22 17 8 4 12 13 17 26 0 9 4 17 4 30zM129 77c0-17-4-30-9-39-8-9-21-13-34-13-8 0-17 0-21 4-9 4-13 4-18 13-4 5-4 9-8 18 0 4-4 12-4 17z">
          <text:p/>
        </draw:path>
        <draw:path draw:style-name="gr1" draw:text-style-name="P1" draw:layer="layout" svg:width="0.119cm" svg:height="0.186cm" svg:x="7.302cm" svg:y="15.299cm" svg:viewBox="0 0 120 187" svg:d="M120 132c0 13 0 17-5 25-4 9-8 13-12 17-5 5-13 9-22 13-8 0-17 0-29 0-4 0-9 0-17 0-4 0-9 0-13-4-4 0-9 0-14-4-4 0-4-5-4-5-4 0-4-4-4-4 0-4 0-4 0-8 0-5 0-5 0-9v-4c4 0 4 0 4 0h4c5 4 10 4 14 8 4 0 9 0 13 5 4 0 13 4 21 4 4 0 8-4 13-4 4 0 8-5 12-5 0-4 5-4 5-8 4-4 4-9 4-13s0-8-4-12c0-5-5-5-9-9-4 0-8-4-13-4-8-4-12-4-16-9-5 0-13-4-17-8-5 0-9-4-13-9-5-4-10-8-10-13-4-8-4-12-4-21s0-13 4-22c0-4 5-8 10-13 8-4 13-8 21-12 9-4 17-4 25-4 5 0 13 0 17 0 5 0 9 4 13 4 0 0 4 4 9 4 0 0 4 0 4 4h4v4 5 4 4c0 4 0 4 0 4v5c-4 0-4 0-4 0 0 0-4 0-4-5-5 0-5 0-9-4-4 0-8 0-13-4-4 0-8 0-17 0-4 0-8 0-12 0s-9 4-9 4c-4 4-4 9-8 9 0 4 0 9 0 13 0 5 0 9 4 13 0 0 4 4 9 8 4 0 8 5 12 5 4 4 13 4 17 8 4 0 13 5 17 5 4 4 9 8 13 12 4 5 8 9 8 13 5 4 5 13 5 17z">
          <text:p/>
        </draw:path>
        <draw:path draw:style-name="gr1" draw:text-style-name="P1" draw:layer="layout" svg:width="0.038cm" svg:height="0.254cm" svg:x="7.552cm" svg:y="15.231cm" svg:viewBox="0 0 39 255" svg:d="M35 247c0 4 0 4 0 4-4 4-4 4-4 4-5 0-10 0-10 0-4 0-8 0-8 0-4 0-4 0-4-4h-4v-4-171-4h4 4c0 0 4 0 8 0 0 0 5 0 10 0h4c0 4 0 4 0 4zM39 17c0 8 0 12-4 17 0 4-9 4-14 4-8 0-12 0-16-4-5-5-5-9-5-17 0-5 0-9 5-13 4-4 8-4 16-4 10 0 14 0 14 4 4 0 4 8 4 13z">
          <text:p/>
        </draw:path>
        <draw:path draw:style-name="gr1" draw:text-style-name="P1" draw:layer="layout" svg:width="0.148cm" svg:height="0.186cm" svg:x="7.646cm" svg:y="15.299cm" svg:viewBox="0 0 149 187" svg:d="M149 179c0 4 0 4 0 4h-4c0 4 0 4-4 4 0 0-5 0-9 0h-4c-5 0-5 0-10-4v-4-98c0-13-4-17-4-25 0-5-4-9-4-14-4-4-8-9-13-13-4 0-13-4-17-4-8 0-17 4-25 8-5 9-13 18-21 27v119c0 4 0 4-5 4 0 4-4 4-4 4-4 0-4 0-8 0-5 0-5 0-9 0 0 0-4 0-4-4h-4v-4-171-4h4 4c0 0 4 0 9 0h4c4 0 4 0 4 0h4c0 4 0 4 0 4v21c9-8 17-17 30-21 8-4 17-8 30-8 8 0 21 0 25 4 9 4 18 12 22 17 5 8 9 12 9 21 4 9 4 22 4 35z">
          <text:p/>
        </draw:path>
        <draw:path draw:style-name="gr1" draw:text-style-name="P1" draw:layer="layout" svg:width="0.162cm" svg:height="0.267cm" svg:x="7.836cm" svg:y="15.218cm" svg:viewBox="0 0 163 268" svg:d="M163 260c0 4 0 4 0 4-4 0-4 0-4 4h-5c0 0-4 0-8 0h-4c-5 0-5 0-5 0 0-4-5-4-5-4v-4-22c-8 9-17 17-30 26-8 4-17 4-29 4-13 0-26 0-34-4-9-4-13-13-21-21-5-9-9-17-13-30 0-13-5-21-5-34 0-17 5-30 9-42 0-9 4-22 13-30 4-9 13-13 21-17 13-4 21-8 34-8 8 0 17 4 25 8 9 4 18 8 26 17v-98c0-5 0-5 0-5h4c0-4 5-4 5-4 5 0 5 0 9 0s4 0 8 0c0 0 5 0 5 4 4 0 4 0 4 5zM128 141c-8-9-17-17-26-26-4-4-12-8-21-8-8 0-17 4-21 8-8 5-13 9-13 13-4 9-8 13-8 21-4 9-4 17-4 26 0 8 0 17 4 25 0 9 0 17 4 21 4 9 9 13 13 17 8 5 12 5 21 5 4 0 8 0 13 0 4-5 8-5 12-9 5 0 9-4 13-8 5-5 9-9 13-17z">
          <text:p/>
        </draw:path>
        <draw:path draw:style-name="gr1" draw:text-style-name="P1" draw:layer="layout" svg:width="0.148cm" svg:height="0.182cm" svg:x="8.049cm" svg:y="15.303cm" svg:viewBox="0 0 149 183" svg:d="M149 175c0 4 0 4 0 4-4 0-4 0-4 0 0 4-4 4-4 4-4 0-4 0-9 0h-4c-4 0-4 0-4-4-5 0-5 0-5 0v-4-22c-8 13-21 22-29 26-9 4-17 4-30 4-8 0-21 0-29-4-5-4-13-9-18-17-5-4-9-13-9-21-4-9-4-17-4-30v-107-4h4 4c0 0 5 0 10 0h4c4 0 4 0 9 0 0 4 0 4 0 4v103c0 8 0 17 4 21 0 8 4 13 4 17 4 4 8 8 13 8 4 5 8 5 17 5 8 0 17-5 21-9 8-4 17-13 25-25v-120-4h4 5c4 0 4 0 8 0 5 0 5 0 9 0h4c4 4 4 4 4 4z">
          <text:p/>
        </draw:path>
        <draw:path draw:style-name="gr1" draw:text-style-name="P1" draw:layer="layout" svg:width="0.135cm" svg:height="0.186cm" svg:x="8.24cm" svg:y="15.299cm" svg:viewBox="0 0 136 187" svg:d="M136 153c0 4 0 4 0 9v4l-4 4c0 0-4 4-8 4-5 5-9 9-13 9s-8 4-17 4c-4 0-8 0-17 0-13 0-22 0-30-4-13-4-22-9-26-17-9-9-13-17-17-30 0-12-4-25-4-38 0-17 4-34 8-47 4-9 9-22 17-30 4-5 13-13 26-17 8 0 18-4 30-4 5 0 13 0 17 0 5 4 9 4 13 4 4 4 8 4 13 8 4 0 4 4 8 4v5c4 0 4 0 4 4v4 4c0 5 0 9 0 9-4 5-4 5-4 5-4 0-4 0-8-5-5 0-5-4-9-4-4-5-8-5-12-9-9 0-13-4-22-4-17 0-26 8-34 17-9 14-13 30-13 52 0 13 0 21 4 30 0 8 4 16 9 21 4 4 8 8 12 12 10 5 14 5 22 5 9 0 13 0 22-5 4 0 8-4 12-8 4 0 9-4 9-4 4-5 8-5 8-5 4 0 4 0 4 5v4z">
          <text:p/>
        </draw:path>
        <draw:path draw:style-name="gr1" draw:text-style-name="P1" draw:layer="layout" svg:width="0.11cm" svg:height="0.229cm" svg:x="8.397cm" svg:y="15.256cm" svg:viewBox="0 0 111 230" svg:d="M111 209c0 4 0 8 0 13l-4 4h-4c0 4-5 4-5 4-4 0-8 0-8 0-4 0-9 0-9 0-12 0-17 0-25 0-4-4-13-8-17-13 0-4-4-12-9-17 0-8 0-17 0-25v-103h-26c0 0-4 0-4-4 0 0 0-4 0-9 0-4 0-4 0-4 0-4 0-4 0-4 0-4 0-4 0-4 4 0 4 0 4 0h26v-43c0-4 0-4 0-4 5 0 5 0 9 0h4c4 0 9 0 9 0 4 0 4 0 4 0 4 0 4 0 4 4v43h47c0 0 4 0 4 4v4 4c0 5 0 9 0 9-4 4-4 4-4 4h-47v99c0 8 4 17 4 25 5 4 13 9 22 9 4 0 4 0 8 0 0 0 4 0 4-5 5 0 5 0 5 0h4c4 0 4 0 4 0v5c0 4 0 4 0 4z">
          <text:p/>
        </draw:path>
        <draw:path draw:style-name="gr1" draw:text-style-name="P1" draw:layer="layout" svg:width="0.038cm" svg:height="0.254cm" svg:x="8.545cm" svg:y="15.231cm" svg:viewBox="0 0 39 255" svg:d="M35 247c0 4 0 4 0 4h-4c0 4 0 4-4 4h-6c-4 0-8 0-8 0-4 0-4 0-4-4-4 0-4 0-4 0v-4-171-4h4 4c0 0 4 0 8 0h6c4 0 4 0 4 0 4 0 4 0 4 0 0 4 0 4 0 4zM39 17c0 8 0 12-4 17-4 4-8 4-18 4-4 0-8 0-12-4-5-5-5-9-5-17 0-5 0-9 5-13 4-4 8-4 16-4 6 0 10 0 14 4 4 0 4 8 4 13z">
          <text:p/>
        </draw:path>
        <draw:path draw:style-name="gr1" draw:text-style-name="P1" draw:layer="layout" svg:width="0.161cm" svg:height="0.182cm" svg:x="8.618cm" svg:y="15.303cm" svg:viewBox="0 0 162 183" svg:d="M162 4v4 4l-61 163c0 4 0 4 0 4-4 0-4 0-4 4-4 0-4 0-8 0 0 0-5 0-9 0s-9 0-9 0c-4 0-4 0-8-4h-4v-4l-59-163c0-4 0-4 0-4v-4-4c4 0 4 0 8 0h4c4 0 9 0 9 0 4 0 4 0 8 0 0 4 0 4 4 4l47 141v4-4l51-141v-4h4 4c0 0 5 0 9 0h4c4 0 4 0 4 0 6 0 6 0 6 0z">
          <text:p/>
        </draw:path>
        <draw:path draw:style-name="gr1" draw:text-style-name="P1" draw:layer="layout" svg:width="0.161cm" svg:height="0.186cm" svg:x="8.804cm" svg:y="15.299cm" svg:viewBox="0 0 162 187" svg:d="M162 85c0 9-4 9-4 13-4 0-8 4-8 4h-116c0 9 0 17 4 26 0 8 5 12 9 17 4 8 8 12 17 12 8 5 17 5 25 5 9 0 17 0 21 0 9 0 13-5 18-5s9-4 13-4c5 0 5-4 9-4v4h4v4 5c0 4 0 4 0 4 0 4 0 4 0 4l-4 4-4 5c-5 0-9 4-18 4-5 0-9 4-18 4-8 0-17 0-21 0-17 0-29 0-38-4-13-4-21-9-30-17-4-9-8-17-12-30-5-12-9-25-9-42 0-13 4-26 9-38 4-14 8-23 17-31 4-9 12-13 25-17 9-4 21-8 34-8s25 4 34 8 18 8 22 17c9 4 13 13 17 26 0 9 4 17 4 30zM128 77c0-17-5-30-13-39-5-9-17-13-34-13-4 0-13 0-17 4-9 4-13 4-17 13-4 5-4 9-9 18 0 4-4 12-4 17z">
          <text:p/>
        </draw:path>
        <draw:path draw:style-name="gr1" draw:text-style-name="P1" draw:layer="layout" svg:width="0.098cm" svg:height="0.186cm" svg:x="9.097cm" svg:y="15.299cm" svg:viewBox="0 0 99 187" svg:d="M99 21v4c0 4 0 4 0 4 0 4 0 4 0 4h-5-4-4c0-4-4-4-4-4-5 0-5 0-9 0-5 0-5 0-9 0-5 4-9 4-9 9-4 4-8 9-12 13-5 5-9 9-13 17v111c0 4 0 4 0 4h-5c0 4 0 4-4 4 0 0-4 0-8 0h-5c-4 0-4 0-4-4-4 0-4 0-4 0v-4-171-4c4 0 4 0 8 0h5c4 0 4 0 8 0h4c0 4 5 4 5 4v25c4-8 8-12 13-17 4-4 8-8 8-8 4-4 8-4 13-8 4 0 9 0 13 0h5 4c4 0 4 4 8 4h5v4 4c0 0 0 4 0 9z">
          <text:p/>
        </draw:path>
        <draw:path draw:style-name="gr1" draw:text-style-name="P1" draw:layer="layout" svg:width="0.157cm" svg:height="0.186cm" svg:x="9.22cm" svg:y="15.299cm" svg:viewBox="0 0 158 187" svg:d="M158 85c0 9 0 9 0 13-4 0-8 4-8 4h-116c0 9 0 17 4 26 0 8 5 12 9 17 4 8 8 12 17 12 8 5 17 5 25 5 9 0 17 0 21 0 9 0 14-5 18-5 5 0 9-4 13-4s4-4 4-4c5 0 5 0 5 4 4 0 4 0 4 4v5c0 4 0 4 0 4 0 4 0 4 0 4 0 0-4 0-4 4 0 0-5 5-9 5 0 0-4 4-13 4-4 0-9 4-18 4-8 0-17 0-25 0-13 0-26 0-34-4-13-4-21-9-30-17-4-9-13-17-13-30-4-12-8-25-8-42 0-13 4-26 8-38 0-14 9-23 13-31 9-9 17-13 30-17 8-4 21-8 34-8s21 4 34 8c9 4 18 8 22 17 9 4 13 13 13 26 4 9 4 17 4 30zM128 77c0-17-4-30-13-39-5-9-17-13-34-13-9 0-13 0-17 4-9 4-13 4-17 13-4 5-9 9-9 18-4 4-4 12-4 17z">
          <text:p/>
        </draw:path>
        <draw:path draw:style-name="gr1" draw:text-style-name="P1" draw:layer="layout" svg:width="0.14cm" svg:height="0.186cm" svg:x="9.415cm" svg:y="15.299cm" svg:viewBox="0 0 141 187" svg:d="M141 183l-4 4c0 0-4 0-9 0-4 0-4 0-8 0 0 0 0-4-4-4v-21c-10 8-18 17-27 21-8 4-17 4-29 4-9 0-17 0-26 0-4-4-13-8-17-13-4-4-8-8-13-17 0-4-4-12-4-21 0-8 4-17 9-25 0-4 8-13 17-17 4-4 13-9 25-9 9-4 21-4 34-4h27v-13c0-8 0-12 0-21-6-5-6-9-10-14-4 0-8-4-13-4-4-4-12-4-17-4-8 0-16 0-21 4-8 0-12 4-17 4-4 5-8 5-13 9h-4c-4 0-4 0-4 0v-4c-4 0-4 0-4 0 0-5 0-5 0-9v-4c0-4 4-4 4-9 0 0 4-4 8-4 5-4 9-4 18-4 4-4 8-4 17-8 4 0 12 0 16 0 13 0 26 0 34 4 10 4 18 8 22 12 5 5 9 13 13 22 0 9 0 18 0 26zM112 102h-27c-8 0-17 0-25 5-4 0-9 0-13 4s-8 8-13 13c0 0 0 8 0 12 0 9 0 17 9 21 4 5 13 9 21 9s17-4 25-9c5-4 13-8 23-17z">
          <text:p/>
        </draw:path>
        <draw:path draw:style-name="gr1" draw:text-style-name="P1" draw:layer="layout" svg:width="0.136cm" svg:height="0.186cm" svg:x="9.602cm" svg:y="15.299cm" svg:viewBox="0 0 137 187" svg:d="M137 153c0 4 0 4 0 9v4c-4 0-4 4-4 4-5 0-5 4-9 4-4 5-8 9-13 9-4 0-8 4-17 4-4 0-8 0-17 0-12 0-21 0-35-4-8-4-17-9-21-17-8-9-13-17-17-30 0-12-4-25-4-38 0-17 4-34 8-47 5-9 9-22 17-30 5-5 13-13 27-17 8 0 17-4 30-4 4 0 12 0 17 0 4 4 8 4 12 4 5 4 9 4 13 8 4 0 4 4 9 4v5c0 0 4 0 4 4v4 4c0 5 0 9-4 9 0 5 0 5-5 5l-4-5c-4 0-4-4-8-4-5-5-9-5-17-9-5 0-9-4-17-4-17 0-26 8-35 17-9 14-13 30-13 52 0 13 0 21 4 30 0 8 4 16 9 21 5 4 9 8 13 12 9 5 13 5 22 5 8 0 12 0 21-5 4 0 8-4 13-8 4 0 8-4 8-4 4-5 4-5 9-5 4 0 4 0 4 5v4z">
          <text:p/>
        </draw:path>
        <draw:path draw:style-name="gr1" draw:text-style-name="P1" draw:layer="layout" svg:width="0.115cm" svg:height="0.229cm" svg:x="9.75cm" svg:y="15.256cm" svg:viewBox="0 0 116 230" svg:d="M116 209c0 4 0 8 0 13 0 0-4 0-4 4h-5c0 4-5 4-9 4h-4c-4 0-9 0-13 0-8 0-13 0-21 0-4-4-13-8-17-13-4-4-4-12-8-17 0-8 0-17 0-25v-103h-26c0 0-4 0-4-4 0 0-5-4-5-9 0-4 5-4 5-4 0-4 0-4 0-4 0-4 0-4 0-4 4 0 4 0 4 0h26v-43c0-4 0-4 0-4 4 0 4 0 8 0h4c5 0 9 0 9 0 4 0 4 0 4 0 4 0 4 0 4 4v43h43c5 0 5 0 5 0l4 4v4 4c0 5 0 9 0 9-4 4-4 4-9 4h-43v99c0 8 0 17 4 25 5 4 13 9 22 9 0 0 4 0 8 0 0 0 4 0 4-5h5 5 4v5c0 4 0 4 0 4z">
          <text:p/>
        </draw:path>
        <draw:path draw:style-name="gr1" draw:text-style-name="P1" draw:layer="layout" svg:width="0.14cm" svg:height="0.186cm" svg:x="9.895cm" svg:y="15.299cm" svg:viewBox="0 0 141 187" svg:d="M141 183l-4 4c-5 0-5 0-9 0s-4 0-8 0l-5-4v-21c-8 8-16 17-25 21s-21 4-30 4c-8 0-18 0-26 0-4-4-13-8-17-13-4-4-9-8-13-17-4-4-4-12-4-21 0-8 0-17 4-25 4-4 13-13 17-17 9-4 17-9 31-9 8-4 21-4 34-4h25v-13c0-8 0-12-4-21 0-5-4-9-4-14-4 0-9-4-13-4-4-4-13-4-17-4-9 0-17 0-21 4-10 0-14 4-18 4-4 5-9 5-13 9-4 0-4 0-8 0 0 0-5 0-5-4 0-5 0-5 0-9v-4c0-4 0-4 5-9 0 0 4-4 8-4 4-4 9-4 13-4 8-4 13-4 22-8 4 0 13 0 17 0 13 0 26 0 34 4s13 8 21 12c4 5 9 13 9 22 4 9 4 18 4 26zM111 102h-30c-8 0-12 0-21 5-4 0-13 0-18 4-4 4-4 8-8 13 0 0 0 8 0 12 0 9 0 17 8 21 5 5 14 9 22 9 9 0 17-4 26-9 4-4 13-8 21-17z">
          <text:p/>
        </draw:path>
        <draw:path draw:style-name="gr1" draw:text-style-name="P1" draw:layer="layout" svg:width="0.149cm" svg:height="0.186cm" svg:x="10.094cm" svg:y="15.299cm" svg:viewBox="0 0 150 187" svg:d="M150 179c0 4 0 4-4 4 0 4-5 4-5 4-4 0-4 0-8 0s-4 0-9 0c0 0-4 0-4-4h-4v-4-98c0-13 0-17 0-25-4-5-4-9-8-14-5-4-9-9-13-13-5 0-9-4-13-4-9 0-17 4-26 8-8 9-17 18-26 27v119c0 4 0 4 0 4h-4c0 4 0 4-4 4 0 0-5 0-9 0h-4c-4 0-4 0-4-4-5 0-5 0-5 0v-4-171-4c5 0 5 0 5 0 4 0 4 0 8 0s4 0 9 0h4c0 4 0 4 0 4v21c13-8 22-17 30-21 13-4 22-8 30-8 13 0 22 0 30 4s13 12 17 17c8 8 8 12 13 21 0 9 4 22 4 35z">
          <text:p/>
        </draw:path>
        <draw:path draw:style-name="gr1" draw:text-style-name="P1" draw:layer="layout" svg:width="0.136cm" svg:height="0.186cm" svg:x="10.285cm" svg:y="15.299cm" svg:viewBox="0 0 137 187" svg:d="M137 153c0 4 0 4 0 9v4l-4 4c0 0-4 4-9 4-4 5-8 9-12 9s-9 4-17 4c-4 0-9 0-17 0-13 0-21 0-30-4-14-4-22-9-26-17-9-9-13-17-17-30 0-12-5-25-5-38 0-17 5-34 9-47 4-9 8-22 17-30 4-5 13-13 27-17 8 0 16-4 29-4 4 0 13 0 17 0 4 4 9 4 13 4 4 4 8 4 12 8 5 0 5 4 9 4v5c4 0 4 0 4 4v4 4c0 5 0 9 0 9-4 5-4 5-4 5-4 0-4 0-9-5-4 0-4-4-8-4-4-5-8-5-13-9-8 0-12-4-21-4-17 0-25 8-34 17-9 14-14 30-14 52 0 13 0 21 5 30 0 8 5 16 9 21 5 4 9 8 13 12 8 5 13 5 21 5 9 0 13 0 21-5 5 0 9-4 13-8 4 0 8-4 8-4 5-5 9-5 9-5 4 0 4 0 4 5v4z">
          <text:p/>
        </draw:path>
        <draw:path draw:style-name="gr1" draw:text-style-name="P1" draw:layer="layout" svg:width="0.157cm" svg:height="0.186cm" svg:x="10.451cm" svg:y="15.299cm" svg:viewBox="0 0 158 187" svg:d="M158 85c0 9 0 9 0 13-5 0-9 4-9 4h-115c0 9 0 17 4 26 0 8 4 12 8 17 5 8 9 12 17 12 9 5 19 5 27 5s17 0 21 0c9 0 13-5 17-5s9-4 13-4 4-4 8-4v4h4v4 5c0 4 0 4 0 4 0 4 0 4 0 4l-4 4-4 5c-4 0-8 4-17 4-4 0-8 4-17 4-8 0-17 0-21 0-18 0-31 0-39-4-13-4-22-9-30-17-4-9-13-17-13-30-4-12-8-25-8-42 0-13 4-26 8-38 5-14 9-23 17-31 4-9 13-13 26-17 8-4 21-8 35-8 12 0 25 4 34 8 8 4 17 8 21 17 8 4 12 13 12 26 5 9 5 17 5 30zM128 77c0-17-4-30-13-39-4-9-17-13-33-13-6 0-14 0-19 4-8 4-12 4-17 13-4 5-8 9-8 18-4 4-4 12-4 17z">
          <text:p/>
        </draw:path>
        <draw:path draw:style-name="gr1" draw:text-style-name="P1" draw:layer="layout" svg:width="0.195cm" svg:height="0.026cm" svg:x="10.714cm" svg:y="15.527cm" svg:viewBox="0 0 196 27" svg:d="M196 14c0 4 0 9 0 9-4 4-4 4-4 4h-188c0 0-4 0-4-4 0 0 0-5 0-9 0-5 0-9 0-9 0-5 4-5 4-5h188l4 5c0 0 0 4 0 9z">
          <text:p/>
        </draw:path>
        <draw:path draw:style-name="gr1" draw:text-style-name="P1" draw:layer="layout" svg:width="0.199cm" svg:height="0.026cm" svg:x="10.905cm" svg:y="15.527cm" svg:viewBox="0 0 200 27" svg:d="M200 14c0 4 0 9-4 9 0 4 0 4-4 4h-184c0 0-4 0-4-4 0 0-4-5-4-9 0-5 4-9 4-9 0-5 4-5 4-5h184c4 0 4 0 4 5 4 0 4 4 4 9z">
          <text:p/>
        </draw:path>
        <draw:path draw:style-name="gr1" draw:text-style-name="P1" draw:layer="layout" svg:width="0.196cm" svg:height="0.026cm" svg:x="11.104cm" svg:y="15.527cm" svg:viewBox="0 0 197 27" svg:d="M197 14c0 4 0 9 0 9-5 4-5 4-9 4h-183c0 0-5 0-5-4 0 0 0-5 0-9 0-5 0-9 0-9 0-5 5-5 5-5h183c4 0 4 0 9 5 0 0 0 4 0 9z">
          <text:p/>
        </draw:path>
        <draw:path draw:style-name="gr1" draw:text-style-name="P1" draw:layer="layout" svg:width="0.196cm" svg:height="0.026cm" svg:x="11.295cm" svg:y="15.527cm" svg:viewBox="0 0 197 27" svg:d="M197 14c0 4 0 9 0 9-5 4-5 4-9 4h-183c0 0-5 0-5-4 0 0 0-5 0-9 0-5 0-9 0-9 0-5 5-5 5-5h183c4 0 4 0 9 5 0 0 0 4 0 9z">
          <text:p/>
        </draw:path>
        <draw:path draw:style-name="gr1" draw:text-style-name="P1" draw:layer="layout" svg:width="0.2cm" svg:height="0.026cm" svg:x="11.486cm" svg:y="15.527cm" svg:viewBox="0 0 201 27" svg:d="M201 14c0 4 0 9-5 9 0 4 0 4-4 4h-183c0 0-5 0-5-4 0 0-4-5-4-9 0-5 4-9 4-9 0-5 5-5 5-5h183c4 0 4 0 4 5 5 0 5 4 5 9z">
          <text:p/>
        </draw:path>
        <draw:path draw:style-name="gr1" draw:text-style-name="P1" draw:layer="layout" svg:width="0.2cm" svg:height="0.026cm" svg:x="11.681cm" svg:y="15.527cm" svg:viewBox="0 0 201 27" svg:d="M201 14c0 4 0 9-4 9 0 4 0 4-5 4h-183c0 0-4 0-4-4 0 0-5-5-5-9 0-5 5-9 5-9 0-5 4-5 4-5h183c5 0 5 0 5 5 4 0 4 4 4 9z">
          <text:p/>
        </draw:path>
        <draw:path draw:style-name="gr1" draw:text-style-name="P1" draw:layer="layout" svg:width="0.2cm" svg:height="0.026cm" svg:x="11.872cm" svg:y="15.527cm" svg:viewBox="0 0 201 27" svg:d="M201 14c0 4 0 9-4 9 0 4 0 4-5 4h-183c0 0-4 0-4-4 0 0-5-5-5-9 0-5 5-9 5-9 0-5 4-5 4-5h183c5 0 5 0 5 5 4 0 4 4 4 9z">
          <text:p/>
        </draw:path>
        <draw:path draw:style-name="gr1" draw:text-style-name="P1" draw:layer="layout" svg:width="0.199cm" svg:height="0.026cm" svg:x="12.068cm" svg:y="15.527cm" svg:viewBox="0 0 200 27" svg:d="M200 14c0 4-4 9-4 9 0 4 0 4-4 4h-184c-4 0-4 0-4-4-4 0-4-5-4-9 0-5 0-9 4-9 0-5 0-5 4-5h184c4 0 4 0 4 5 0 0 4 4 4 9z">
          <text:p/>
        </draw:path>
        <draw:path draw:style-name="gr1" draw:text-style-name="P1" draw:layer="layout" svg:width="0.199cm" svg:height="0.026cm" svg:x="12.259cm" svg:y="15.527cm" svg:viewBox="0 0 200 27" svg:d="M200 14c0 4 0 9-4 9 0 4 0 4-4 4h-184c0 0-4 0-4-4 0 0-4-5-4-9 0-5 4-9 4-9 0-5 4-5 4-5h184c4 0 4 0 4 5 4 0 4 4 4 9z">
          <text:p/>
        </draw:path>
        <draw:path draw:style-name="gr1" draw:text-style-name="P1" draw:layer="layout" svg:width="0.199cm" svg:height="0.026cm" svg:x="12.454cm" svg:y="15.527cm" svg:viewBox="0 0 200 27" svg:d="M200 14c0 4-4 9-4 9 0 4 0 4-4 4h-184c-4 0-4 0-4-4-4 0-4-5-4-9 0-5 0-9 4-9 0-5 0-5 4-5h184c4 0 4 0 4 5 0 0 4 4 4 9z">
          <text:p/>
        </draw:path>
        <draw:path draw:style-name="gr1" draw:text-style-name="P1" draw:layer="layout" svg:width="0.199cm" svg:height="0.026cm" svg:x="12.649cm" svg:y="15.527cm" svg:viewBox="0 0 200 27" svg:d="M200 14c0 4 0 9-4 9 0 4 0 4-4 4h-183c-5 0-5 0-5-4-4 0-4-5-4-9 0-5 0-9 4-9 0-5 0-5 5-5h183c4 0 4 0 4 5 4 0 4 4 4 9z">
          <text:p/>
        </draw:path>
        <draw:path draw:style-name="gr1" draw:text-style-name="P1" draw:layer="layout" svg:width="0.136cm" svg:height="0.263cm" svg:x="12.87cm" svg:y="15.222cm" svg:viewBox="0 0 137 264" svg:d="M137 72c0 13 0 21-5 30-4 9-8 18-12 22-9 9-13 13-22 17-8 0-17 4-25 4l-4 47v4c-5 0-9 0-13 0s-4 0-9 0h-4c0-4 0-4 0-4l-4-55v-4c4-5 4-5 4-5 0-4 4-4 4-4 5 0 5 0 9 0h4c4 0 13 0 21-4 5-4 9-4 13-9 4-4 4-13 8-18 0-4 0-12 0-16 0-9 0-17 0-22-4-4-8-12-12-17-4-4-9-8-13-8-8-4-13-4-21-4-9 0-17 0-21 4-4 0-9 0-14 4-4 0-8 4-13 4l-4 5-4-5v-4c0-4 0-4 0-8v-5c0-4 0-4 0-4 4-4 4-4 8-4 5-4 9-4 13-8 5 0 14 0 18-5 8 0 13 0 21 0 13 0 26 0 34 5 8 4 17 8 26 16 4 5 8 13 12 22 5 12 5 21 5 29zM77 243c0 4 0 8 0 8 0 5-4 9-4 9 0 0-4 4-9 4 0 0-4 0-8 0s-9 0-9 0c-4 0-4-4-8-4 0 0 0-4 0-9 0 0-4-4-4-8s4-9 4-13v-4c4-4 4-4 8-4 0 0 5 0 9 0s8 0 8 0c5 0 9 0 9 4l4 4c0 4 0 9 0 13z">
          <text:p/>
        </draw:path>
        <draw:path draw:style-name="gr1" draw:text-style-name="P1" draw:layer="layout" svg:width="0.14cm" svg:height="0.187cm" svg:x="4.467cm" svg:y="15.811cm" svg:viewBox="0 0 141 188" svg:d="M141 184c0 0 0 4-4 4 0 0-5 0-9 0 0 0-4 0-8 0 0 0 0-4-4-4v-22c-9 9-17 17-26 22-8 4-17 4-30 4-8 0-18 0-22 0-8-4-17-9-21-13s-9-8-13-17c0-4-4-13-4-21s4-17 8-25c5-5 9-13 17-17 5-6 17-10 27-10 12-4 21-4 38-4h21v-13c0-8 0-12 0-21-4-4-4-8-8-13-4 0-9-4-13-4-4-4-8-4-17-4s-17 0-21 4c-5 0-14 4-18 4-4 5-9 5-13 9h-4-4v-4h-5c0-5 0-5 0-9v-4c5-4 5-4 5-9 4 0 4-4 8-4 4-4 9-4 17-4 4-5 9-5 18-9 4 0 13 0 21 0 9 0 22 0 30 4 9 5 17 9 21 13 4 5 9 13 13 22 0 8 0 17 0 25zM111 103h-25c-9 0-17 0-26 4-4 0-8 0-13 5-5 4-9 8-9 12-4 0-4 9-4 13 0 8 4 17 8 21 5 4 14 9 22 9 9 0 18-5 26-9 9-4 13-8 21-17z">
          <text:p/>
        </draw:path>
        <draw:path draw:style-name="gr1" draw:text-style-name="P1" draw:layer="layout" svg:width="0.043cm" svg:height="0.043cm" svg:x="4.666cm" svg:y="15.955cm" svg:viewBox="0 0 44 44" svg:d="M44 22c0 9-4 13-4 18-5 4-9 4-17 4-10 0-14 0-18-4-5-5-5-9-5-18s0-17 5-17c4-5 8-5 18-5 8 0 12 0 17 5 0 0 4 8 4 17z">
          <text:p/>
        </draw:path>
        <draw:path draw:style-name="gr1" draw:text-style-name="P1" draw:layer="layout" svg:width="0.153cm" svg:height="0.25cm" svg:x="5.099cm" svg:y="15.748cm" svg:viewBox="0 0 154 251" svg:d="M154 179c0 13 0 21-4 34-4 8-14 12-22 21-5 4-13 13-26 13-8 4-21 4-34 4-8 0-13 0-21 0-9 0-13-4-21-4-4-5-9-5-13-9-4 0-4-4-8-4v-4c-5-5-5-9-5-13v-4c0-5 5-5 5-5 0-4 0-4 0-4h4c0 0 4 0 8 4 0 0 5 5 13 5 4 4 8 8 17 8 8 4 13 4 25 4 5 0 13 0 18-4 8 0 12-4 16-8 5-5 9-9 9-13 4-4 4-8 4-17 0-8 0-13-4-17s-9-8-13-13c-4-4-12-8-17-12-8 0-13-5-21-9-9-4-13-4-21-9-5-4-13-9-17-17-4-4-9-9-13-17-4-9-4-17-4-26 0-12 0-21 4-29 4-9 9-13 17-17 4-9 13-13 21-13 13-4 21-4 30-4s13 0 17 0c8 0 13 0 17 4 4 0 8 4 13 4 4 4 8 4 8 4v5c4 0 4 0 4 4s0 4 0 8v5c0 4 0 4 0 4-4 4-4 4-4 4-4 0-4 0-8 0-5-4-5-4-13-8-4 0-9-5-13-5-8-4-12-4-21-4-4 0-13 0-17 4-4 0-9 5-13 5-4 4-4 8-8 12 0 5 0 9 0 13 0 8 0 13 4 17s8 9 13 13c4 4 8 8 17 13 8 4 13 4 21 8s13 9 21 13c4 5 13 9 17 13 4 5 10 13 14 17 4 9 4 17 4 26z">
          <text:p/>
        </draw:path>
        <draw:path draw:style-name="gr1" draw:text-style-name="P1" draw:layer="layout" svg:width="0.111cm" svg:height="0.229cm" svg:x="5.273cm" svg:y="15.769cm" svg:viewBox="0 0 112 230" svg:d="M112 209c0 4 0 8 0 12v5c-5 0-5 0-9 0 0 4-4 4-4 4-4 0-4 0-9 0-4 0-4 0-8 0-9 0-17 0-27 0-4-4-8-9-12-13s-9-13-9-17c-4-8-4-17-4-25v-103h-26l-4-4c0 0 0-4 0-9 0-4 0-4 0-4 0-4 0-4 0-4 0-5 4-5 4-5h26v-42c0-4 0-4 4-4h5c0 0 4 0 8 0 0 0 4 0 8 0h5v4 42h47c5 0 5 0 5 5v4 4c0 5 0 9 0 9 0 4-5 4-5 4h-47v99c0 8 5 16 9 25 0 4 9 8 17 8 4 0 4 0 9 0 0 0 4 0 4-4 4 0 4 0 4 0 4 0 4 0 4 0h5v4c0 5 0 5 0 5z">
          <text:p/>
        </draw:path>
        <draw:path draw:style-name="gr1" draw:text-style-name="P1" draw:layer="layout" svg:width="0.145cm" svg:height="0.187cm" svg:x="5.413cm" svg:y="15.811cm" svg:viewBox="0 0 146 188" svg:d="M146 184h-5c0 0 0 4-4 4 0 0-4 0-9 0 0 0-5 0-9 0 0 0 0-4-4-4v-22c-8 9-17 17-25 22-9 4-18 4-30 4-9 0-17 0-21 0-9-4-17-9-22-13-4-4-8-8-12-17 0-4-5-13-5-21s5-17 9-25c4-5 8-13 17-17 4-6 17-10 25-10 13-4 21-4 39-4h21v-13c0-8 0-12 0-21-4-4-4-8-9-13-4 0-8-4-12-4-5-4-9-4-18-4-8 0-17 0-21 4-4 0-12 4-17 4-4 5-8 5-12 9h-5-4v-4h-4c0-5 0-5 0-9v-4c4-4 4-4 4-9 4 0 4-4 9-4 4-4 8-4 17-4 4-5 8-5 16-9 5 0 13 0 22 0 8 0 21 0 30 4 8 5 16 9 21 13 5 5 9 13 13 22 0 8 5 17 5 25zM111 103h-26c-8 0-17 0-21 4-9 0-13 0-17 5-4 4-8 8-8 12-5 0-5 9-5 13 0 8 5 17 9 21s12 9 25 9c4 0 13-5 22-9 8-4 12-8 21-17z">
          <text:p/>
        </draw:path>
        <draw:path draw:style-name="gr1" draw:text-style-name="P1" draw:layer="layout" svg:width="0.162cm" svg:height="0.251cm" svg:x="5.591cm" svg:y="15.815cm" svg:viewBox="0 0 163 252" svg:d="M102 184l-25 59c0 5 0 5-4 9-5 0-9 0-17 0h-4c-5 0-5 0-9-4 0-5 0-5 0-5l25-59c0-4-4-4-4-4v-5l-64-162c0-4 0-8 0-8v-5h5c4 0 8 0 8 0 5 0 9 0 13 0h4c5 5 5 5 5 5l46 141h4l48-141v-5c4 0 4 0 9 0 0 0 4 0 8 0s4 0 9 0h4v5 4z">
          <text:p/>
        </draw:path>
        <draw:path draw:style-name="gr1" draw:text-style-name="P1" draw:layer="layout" svg:width="0.119cm" svg:height="0.187cm" svg:x="5.778cm" svg:y="15.811cm" svg:viewBox="0 0 120 188" svg:d="M120 133c0 12 0 17-4 25-4 9-9 13-13 17-8 4-13 9-21 13-9 0-17 0-31 0-4 0-8 0-17 0-4 0-8 0-13-4-4 0-8 0-12-5-5 0-5-4-5-4-4 0-4-4-4-4 0-4 0-4 0-9 0-4 0-4 0-8v-4h4 5c4 4 8 4 12 8 5 0 9 0 13 4 4 0 13 5 17 5 9 0 14-5 18-5s9-4 13-4c0-4 4-4 4-8 4-5 4-9 4-13s0-8-4-13c-4-4-4-4-8-8-5 0-9-4-18-4-4-5-9-5-13-9-4 0-13-4-17-8-4 0-9-6-13-10s-8-8-13-13c0-8 0-12 0-21 0-8 0-12 5-21 0-4 4-8 8-13 4-4 13-8 21-13 9-4 18-4 27-4 4 0 8 0 17 0 4 0 8 4 8 4 5 0 9 5 13 5 0 0 4 0 4 4h5v4 5 4 4c0 4 0 4 0 4 0 0 0 5-5 5 0 0-4 0-4-5-4 0-4 0-8-4-5 0-9 0-13-4-4 0-9 0-17 0-5 0-9 0-14 0-4 0-8 4-8 4-5 4-9 9-9 9 0 4 0 8 0 12 0 5 0 9 4 13 0 0 5 4 9 8 4 0 9 5 13 5 5 4 13 4 18 8 4 0 8 4 17 4 4 6 8 10 12 14 5 4 9 9 9 13 4 4 4 13 4 17z">
          <text:p/>
        </draw:path>
        <draw:path draw:style-name="gr1" draw:text-style-name="P1" draw:layer="layout" svg:width="0.11cm" svg:height="0.229cm" svg:x="6.012cm" svg:y="15.769cm" svg:viewBox="0 0 111 230" svg:d="M111 209c0 4 0 8 0 12l-4 5h-5c0 4-4 4-4 4-4 0-9 0-9 0-4 0-9 0-9 0-12 0-17 0-25 0-4-4-13-9-17-13 0-4-4-13-8-17 0-8 0-17 0-25v-103h-26c0 0-4 0-4-4 0 0 0-4 0-9 0-4 0-4 0-4 0-4 0-4 0-4 0-5 0-5 0-5 4 0 4 0 4 0h26v-42c0-4 0-4 0-4 4 0 4 0 8 0h4c4 0 9 0 9 0 4 0 4 0 4 0 4 0 4 0 4 4v42h48l4 5v4 4c0 5 0 9 0 9-4 4-4 4-4 4h-48v99c0 8 4 16 4 25 5 4 13 8 22 8 0 0 4 0 9 0 0 0 4 0 4-4h4 5c4 0 4 0 4 0v4c0 5 0 5 0 5z">
          <text:p/>
        </draw:path>
        <draw:path draw:style-name="gr1" draw:text-style-name="P1" draw:layer="layout" svg:width="0.148cm" svg:height="0.267cm" svg:x="6.165cm" svg:y="15.731cm" svg:viewBox="0 0 149 268" svg:d="M149 259c0 5 0 5-4 5 0 4-4 4-4 4-5 0-5 0-9 0s-4 0-9 0c0 0-5 0-5-4h-4v-5-97c0-13 0-17 0-25-4-5-4-9-8-13-5-4-5-9-13-13-4 0-9-4-13-4-8 0-17 4-25 8-9 9-17 17-26 26v118c0 5 0 5 0 5h-4c0 4 0 4-4 4 0 0-5 0-9 0h-4c-4 0-4 0-4-4-4 0-4 0-4 0v-5-255l4-4h4 4c4 0 9 0 9 0 4 0 4 0 4 0 4 0 4 4 4 4v107c9-13 17-18 30-22 8-5 17-9 25-9 13 0 22 0 30 4 9 5 14 14 18 19 9 8 9 12 13 21 0 8 4 21 4 34z">
          <text:p/>
        </draw:path>
        <draw:path draw:style-name="gr1" draw:text-style-name="P1" draw:layer="layout" svg:width="0.157cm" svg:height="0.187cm" svg:x="6.351cm" svg:y="15.811cm" svg:viewBox="0 0 158 188" svg:d="M158 85c0 10 0 10 0 14-4 0-8 4-8 4h-115c0 9 0 17 4 26 0 8 5 12 9 16 4 9 8 13 17 13 8 4 17 4 25 4 9 0 17 0 22 0 8 0 12-4 17-4 4 0 8-4 12-4 5 0 5-4 9-4v4h4v4 4c0 5 0 5 0 5 0 4 0 4 0 4l-4 4-4 4c-5 0-9 5-17 5-5 0-9 4-17 4-9 0-18 0-26 0-13 0-25 0-34-4-13-5-21-9-29-17-5-9-13-17-13-30-5-13-10-25-10-42 0-14 5-27 10-39 4-13 8-22 17-30 4-9 12-13 25-17 9-5 21-9 34-9s26 4 34 9c9 4 17 8 21 17 9 4 13 13 13 25 4 9 4 17 4 30zM129 77c0-17-5-30-13-38-4-9-17-13-34-13-4 0-13 0-17 4-9 4-13 4-17 13-4 4-9 8-9 17-4 4-4 12-4 17z">
          <text:p/>
        </draw:path>
        <draw:path draw:style-name="gr1" draw:text-style-name="P1" draw:layer="layout" svg:width="0.119cm" svg:height="0.187cm" svg:x="6.635cm" svg:y="15.811cm" svg:viewBox="0 0 120 188" svg:d="M120 133c0 12 0 17-4 25-4 9-9 13-13 17s-13 9-22 13c-9 0-17 0-30 0-4 0-8 0-17 0-4 0-8 0-12-4-5 0-9 0-13-5-5 0-5-4-5-4-4 0-4-4-4-4 0-4 0-4 0-9 0-4 0-4 0-8v-4c4 0 4 0 4 0h5c4 4 8 4 13 8 4 0 8 0 12 4 5 0 13 5 22 5 4 0 8-5 12-5s9-4 13-4c0-4 4-4 4-8 5-5 5-9 5-13s0-8-5-13c0-4-4-4-8-8-5 0-9-4-13-4-8-5-13-5-17-9-4 0-13-4-17-8-4 0-8-6-13-10-4-4-8-9-8-13-5-8-5-12-5-21 0-8 0-13 5-21 0-4 4-9 8-13 9-4 13-8 22-13 8-4 17-4 25-4 4 0 13 0 17 0s9 4 14 4c0 0 4 5 8 5 0 0 4 0 4 4h5v4 4 5 4c0 4 0 4 0 4v4c-5 0-5 0-5 0 0 0-4 0-4-4-4 0-4 0-8-4-5 0-10 0-14-4-4 0-9 0-17 0-4 0-8 0-13 0-4 0-8 4-8 4-4 4-4 8-9 8 0 5 0 9 0 13s0 9 5 13c0 0 4 4 8 8 4 0 9 4 13 4 4 5 12 5 17 9 4 0 13 4 18 4 4 6 8 10 12 14 5 4 9 9 9 13 4 4 4 13 4 17z">
          <text:p/>
        </draw:path>
        <draw:path draw:style-name="gr1" draw:text-style-name="P1" draw:layer="layout" svg:width="0.14cm" svg:height="0.187cm" svg:x="6.788cm" svg:y="15.811cm" svg:viewBox="0 0 141 188" svg:d="M141 184l-4 4c0 0-4 0-8 0-5 0-5 0-9 0l-4-4v-22c-8 9-17 17-27 22-8 4-17 4-29 4-9 0-17 0-26 0-4-4-12-9-17-13-4-4-8-8-12-17-5-4-5-13-5-21s5-17 5-25c4-5 12-13 17-17 8-6 17-10 29-10 9-4 21-4 34-4h27v-13c0-8 0-12-4-21 0-4 0-8-5-13-4 0-8-4-14-4-4-4-12-4-17-4-8 0-17 0-21 4-8 0-12 4-17 4-4 5-8 5-12 9-5 0-5 0-5 0-4 0-4 0-4 0l-4-4c0-5 0-5 0-9v-4c0-4 4-4 4-9 0 0 4-4 9-4 4-4 8-4 12-4 9-5 13-5 21-9 5 0 13 0 17 0 13 0 27 0 36 4 8 5 12 9 21 13 4 5 8 13 8 22 4 8 4 17 4 25zM112 103h-27c-8 0-17 0-25 4-5 0-9 0-13 5-4 4-8 8-13 12 0 0 0 9 0 13 0 8 0 17 9 21 4 4 12 9 21 9 8 0 17-5 25-9 6-4 14-8 23-17z">
          <text:p/>
        </draw:path>
        <draw:path draw:style-name="gr1" draw:text-style-name="P1" draw:layer="layout" svg:width="0.255cm" svg:height="0.187cm" svg:x="6.983cm" svg:y="15.811cm" svg:viewBox="0 0 256 188" svg:d="M256 179c0 5 0 5 0 5h-4c0 4-4 4-4 4 0 0-4 0-9 0-4 0-4 0-8 0 0 0-4 0-4-4-5 0-5 0-5-5v-102c0-9 0-13 0-21 0-5-4-9-4-13-4-4-9-9-13-13-4 0-8-4-17-4-4 0-12 4-21 8-4 9-13 17-21 26v119c0 5 0 5-4 5 0 4-5 4-5 4-4 0-4 0-8 0s-4 0-8 0c0 0-5 0-5-4h-4v-5-102c0-9 0-13 0-21-4-5-4-9-9-13 0-4-4-9-8-13-4 0-9-4-17-4-9 0-13 4-21 8-9 9-17 17-26 26v119c0 5 0 5 0 5-4 4-4 4-8 4h-4c-5 0-9 0-9 0-4 0-4 0-4-4-6 0-6 0-6 0v-5-170-5h6 4 4c5 0 5 0 9 0h4c4 5 4 5 4 5v21c9-8 17-17 26-21 8-5 21-9 29-9 5 0 13 0 17 4 9 0 13 5 18 5 4 4 8 8 8 13 4 4 8 8 8 12 5-4 13-12 17-17 5-4 9-8 13-8 9-5 13-5 17-9 4 0 8 0 13 0 12 0 21 0 30 4 4 5 12 13 17 18 4 8 8 12 8 21 4 8 4 21 4 29z">
          <text:p/>
        </draw:path>
        <draw:path draw:style-name="gr1" draw:text-style-name="P1" draw:layer="layout" svg:width="0.157cm" svg:height="0.187cm" svg:x="7.285cm" svg:y="15.811cm" svg:viewBox="0 0 158 188" svg:d="M158 85c0 10 0 10-4 14 0 0-5 4-9 4h-110c0 9 0 17 4 26 0 8 4 12 9 16 4 9 8 13 17 13 8 4 17 4 25 4s17 0 21 0c9 0 13-4 17-4s9-4 13-4l4-4c4 0 4 0 4 4v4c5 0 5 4 5 4 0 5 0 5 0 5-5 4-5 4-5 4v4c0 0-4 4-8 4 0 0-9 5-13 5s-13 4-17 4c-8 0-17 0-25 0-13 0-26 0-34-4-13-5-21-9-30-17-4-9-14-17-18-30 0-13-4-25-4-42 0-14 4-27 4-39 4-13 14-22 18-30 9-9 17-13 26-17 12-5 25-9 34-9 16 0 25 4 38 9 8 4 17 8 21 17 8 4 13 13 13 25 4 9 4 17 4 30zM128 77c0-17-4-30-13-38-8-9-17-13-33-13-9 0-13 0-22 4-4 4-8 4-12 13-5 4-9 8-9 17-4 4-4 12-4 17z">
          <text:p/>
        </draw:path>
        <draw:path draw:style-name="gr1" draw:text-style-name="P1" draw:layer="layout" svg:width="0.157cm" svg:height="0.267cm" svg:x="4.48cm" svg:y="16.244cm" svg:viewBox="0 0 158 268" svg:d="M158 173c0 14 0 27-5 40-4 12-8 21-12 29-9 9-17 17-27 22-8 4-17 4-29 4-5 0-13 0-17 0-5 0-9-4-13-4-5-5-9-5-13-9s-8-9-13-13v17c0 5 0 5-4 5v4h-4c-4 0-4 0-9 0h-4c-4 0-4 0-4 0-4-4-4-4-4-4v-5-255l4-4h4c0 0 4 0 9 0 0 0 4 0 8 0h4v4 106c9-9 13-13 17-13 4-4 9-8 13-8 4-4 9-4 13-9 8 0 13 0 17 0 13 0 21 5 29 9 10 4 18 8 23 17 8 8 12 21 12 29 5 13 5 26 5 38zM124 179c0-14 0-23 0-27 0-8-6-17-10-25 0-4-4-9-12-13-5-4-13-8-22-8-4 0-4 4-8 4s-9 4-13 4c-4 4-9 9-13 13s-8 8-17 13v68c9 13 17 21 26 26 8 4 17 8 25 8 9 0 17 0 22-4 4-4 8-9 12-17 4-4 4-13 10-21 0-9 0-17 0-21z">
          <text:p/>
        </draw:path>
        <draw:path draw:style-name="gr1" draw:text-style-name="P1" draw:layer="layout" svg:width="0.043cm" svg:height="0.043cm" svg:x="4.683cm" svg:y="16.468cm" svg:viewBox="0 0 44 44" svg:d="M44 22c0 9-5 13-5 17-5 5-9 5-17 5-9 0-13 0-17-5-6-4-5-8-5-17s-1-18 5-18c4-4 8-4 17-4 8 0 12 0 17 4 0 0 5 9 5 18z">
          <text:p/>
        </draw:path>
        <draw:path draw:style-name="gr1" draw:text-style-name="P1" draw:layer="layout" svg:width="0.033cm" svg:height="0.25cm" svg:x="5.121cm" svg:y="16.261cm" svg:viewBox="0 0 34 251" svg:d="M34 242c0 5 0 5-4 5 0 4-4 4-4 4-4 0-4 0-9 0-4 0-9 0-9 0-4 0-4 0-4-4-4 0-4 0-4 0v-5-234c0-4 0-4 0-4h4c0-4 0-4 4-4 0 0 5 0 9 0 0 0 5 0 9 0l4 4c4 0 4 0 4 4z">
          <text:p/>
        </draw:path>
        <draw:path draw:style-name="gr1" draw:text-style-name="P1" draw:layer="layout" svg:width="0.148cm" svg:height="0.187cm" svg:x="5.214cm" svg:y="16.324cm" svg:viewBox="0 0 149 188" svg:d="M149 179c0 5 0 5 0 5h-4c0 4 0 4-4 4 0 0-4 0-9 0h-4c-4 0-4 0-8-4v-5-98c0-13-5-17-5-26 0-4-4-8-4-12-4-5-8-9-12-13-5 0-13-4-17-4-9 0-18 4-26 8-4 9-13 17-22 26v119c0 5 0 5-4 5 0 4-5 4-5 4-4 0-4 0-8 0s-4 0-9 0c0 0-4 0-4-4h-4v-5-170-4h4 4c0 0 5 0 9 0h4c4 0 4 0 4 0h5c0 4 0 4 0 4v21c8-9 17-17 30-21 9-4 17-9 30-9 9 0 21 0 25 5 9 4 17 12 22 16 4 9 8 13 8 22 4 8 4 21 4 33z">
          <text:p/>
        </draw:path>
        <draw:path draw:style-name="gr1" draw:text-style-name="P1" draw:layer="layout" svg:width="0.136cm" svg:height="0.187cm" svg:x="5.405cm" svg:y="16.324cm" svg:viewBox="0 0 137 188" svg:d="M137 154c0 4 0 4 0 8v4l-5 5c0 0-4 4-8 4-4 4-8 8-13 8-4 0-8 5-17 5-4 0-8 0-17 0-12 0-22 0-30-5-13-4-22-8-26-17-8-8-13-17-17-30 0-13-4-26-4-38 0-18 4-34 8-47 5-9 9-21 17-30 5-4 13-13 26-17 8 0 18-4 31-4 4 0 12 0 17 0 4 4 8 4 12 4 5 4 9 4 13 9 4 0 4 4 8 4v4c5 0 5 0 5 4v5 4c0 4 0 8 0 8-5 5-5 5-5 5-4 0-4 0-8-5-4 0-4-4-8-4-5-4-9-4-13-8-9 0-13-5-21-5-17 0-27 9-35 17-9 13-13 30-13 51 0 13 0 22 4 30 0 9 5 18 9 22s8 9 12 13c10 4 14 4 23 4 8 0 12 0 21-4 4 0 8-4 13-9 4 0 8-4 8-4 4-4 8-4 8-4 5 0 5 0 5 4v4z">
          <text:p/>
        </draw:path>
        <draw:path draw:style-name="gr1" draw:text-style-name="P1" draw:layer="layout" svg:width="0.102cm" svg:height="0.187cm" svg:x="5.583cm" svg:y="16.324cm" svg:viewBox="0 0 103 188" svg:d="M103 21v5c0 4-4 4-4 4 0 4 0 4 0 4h-5c-4 0-4 0-8 0 0-4 0-4-4-4-5 0-5 0-9 0s-4 0-8 0c-4 4-4 4-9 8-4 5-8 9-12 13-5 4-9 9-13 17v111c0 5 0 5 0 5-4 4-4 4-4 4-6 0-10 0-10 0-4 0-9 0-9 0-4 0-4 0-4-4-4 0-4 0-4 0v-5-170-4h4 4 5c4 0 8 0 8 0h6 4c0 4 0 4 0 4v25c4-8 8-13 13-17 4-4 8-8 12-8 0-4 5-4 9-9 4 0 8 0 12 0h5c4 0 4 0 8 0l4 5h5v4c4 0 4 4 4 4 0 0 0 4 0 8z">
          <text:p/>
        </draw:path>
        <draw:path draw:style-name="gr1" draw:text-style-name="P1" draw:layer="layout" svg:width="0.161cm" svg:height="0.187cm" svg:x="5.706cm" svg:y="16.324cm" svg:viewBox="0 0 162 188" svg:d="M162 85c0 8-4 8-4 13-4 0-8 4-8 4h-115c0 8 0 17 4 25 0 9 5 14 9 18 4 9 13 13 17 13 8 4 17 4 25 4 9 0 17 0 21 0 9 0 13-4 18-4 4 0 8-4 12-4s4-5 9-5v5h4v4 4c0 4 0 4 0 4 0 5 0 5 0 5l-4 4-5 4c-4 0-8 5-16 5-5 0-9 4-18 4-8 0-12 0-21 0-17 0-29 0-38-4-13-5-21-9-25-18-9-8-13-17-18-30s-9-26-9-43c0-12 4-25 9-38 5-12 9-21 18-29 4-9 12-13 25-17 9-4 21-9 34-9s25 5 34 9 17 8 21 17c9 4 13 12 17 25 0 9 4 17 4 30zM129 76c0-16-5-29-9-38-9-8-21-12-38-12-5 0-13 0-17 4-9 4-13 4-17 13-4 4-4 8-9 17 0 4-4 12-4 16z">
          <text:p/>
        </draw:path>
        <draw:path draw:style-name="gr1" draw:text-style-name="P1" draw:layer="layout" svg:width="0.141cm" svg:height="0.187cm" svg:x="5.901cm" svg:y="16.324cm" svg:viewBox="0 0 142 188" svg:d="M142 184l-5 4c0 0-4 0-8 0-5 0-5 0-9 0 0 0 0-4-4-4v-22c-9 9-17 17-26 22-8 4-16 4-29 4-9 0-18 0-27 0-4-4-13-9-17-13s-8-9-12-17c0-4-5-13-5-22s5-17 9-26c0-4 8-12 17-17 4-4 13-8 26-8 9-4 22-4 34-4h26v-13c0-8 0-13-5-21 0-4 0-9-4-13-4 0-8-4-13-4-4-4-12-4-16-4-9 0-17 0-22 4-9 0-13 4-18 4-4 4-8 4-13 9h-4c-4 0-4 0-4 0v-5c-4 0-4 0-4 0 0-4 0-4 0-8v-4c0-5 4-5 4-9 0 0 4-4 8-4 5-4 9-4 18-4 4-4 8-4 18-9 4 0 12 0 17 0 12 0 25 0 33 5 9 4 17 8 22 12 4 4 8 13 13 21 0 9 0 17 0 26zM112 102h-26c-8 0-17 0-25 4-4 0-9 0-14 4-4 5-8 9-13 13 0 0 0 9 0 13 0 9 0 18 9 22 4 4 14 8 22 8 9 0 17-4 25-8 5-4 13-9 22-17z">
          <text:p/>
        </draw:path>
        <draw:path draw:style-name="gr1" draw:text-style-name="P1" draw:layer="layout" svg:width="0.119cm" svg:height="0.187cm" svg:x="6.088cm" svg:y="16.324cm" svg:viewBox="0 0 120 188" svg:d="M120 132c0 13 0 17-4 26-5 8-10 13-14 17s-13 9-21 13c-9 0-17 0-30 0-4 0-9 0-17 0-4 0-9 0-13-4-4 0-8 0-12-5l-5-4c-4 0-4-4-4-4 0-5 0-5 0-9s0-4 0-8v-5c4 0 4 0 4 0h5c4 5 8 5 12 9 4 0 9 0 13 4 4 0 13 4 21 4 5 0 9-4 13-4s9-4 13-4c0-4 4-4 4-9 4-4 4-8 4-13 0-4 0-9-4-13 0-4-4-4-8-8-5 0-9-5-13-5-9-4-13-4-17-8-5 0-13-4-17-9-5 0-9-4-13-8s-8-9-8-13c-5-8-5-12-5-21 0-8 0-13 5-21 0-4 4-9 8-13 8-4 13-8 21-12 9-5 17-5 26-5 8 0 13 0 17 0s8 5 12 5c0 0 5 4 9 4 0 0 4 0 4 4 5 0 5 0 5 0v4 4 5 4c0 4 0 4 0 4v4c-5 0-5 0-5 0 0 0-4 0-4-4-4 0-4 0-9-4-4 0-8 0-12-4-4 0-9 0-17 0-4 0-9 0-13 0s-9 4-9 4c-4 4-4 8-8 8 0 5 0 9 0 13s0 9 4 13c0 0 4 4 9 8 4 0 8 4 13 4 8 5 12 5 17 9 4 0 12 4 16 4 5 4 9 9 13 13 5 4 10 8 10 13 4 4 4 12 4 17z">
          <text:p/>
        </draw:path>
        <draw:path draw:style-name="gr1" draw:text-style-name="P1" draw:layer="layout" svg:width="0.157cm" svg:height="0.187cm" svg:x="6.241cm" svg:y="16.324cm" svg:viewBox="0 0 158 188" svg:d="M158 85c0 8 0 8 0 13-4 0-9 4-9 4h-115c0 8 0 17 4 25 0 9 4 14 9 18 4 9 8 13 17 13 8 4 16 4 25 4 8 0 17 0 21 0 10 0 14-4 18-4 5 0 9-4 13-4s4-5 8-5v5c5 0 5 0 5 4v4c0 4 0 4 0 4 0 5 0 5 0 5 0 0-5 0-5 4 0 0-4 4-8 4 0 0-4 5-13 5-4 0-8 4-18 4-8 0-17 0-25 0-13 0-26 0-34-4-13-5-21-9-30-18-4-8-13-17-13-30-4-13-8-26-8-43 0-12 4-25 8-38 0-12 9-21 13-29 9-9 17-13 30-17 8-4 21-9 34-9 12 0 25 5 35 9 8 4 17 8 21 17 8 4 13 12 13 25 4 9 4 17 4 30zM128 76c0-16-4-29-13-38-5-8-18-12-35-12-4 0-12 0-16 4-9 4-13 4-17 13-5 4-9 8-9 17-4 4-4 12-4 16z">
          <text:p/>
        </draw:path>
        <draw:path draw:style-name="gr1" draw:text-style-name="P1" draw:layer="layout" svg:width="0.119cm" svg:height="0.187cm" svg:x="6.436cm" svg:y="16.324cm" svg:viewBox="0 0 120 188" svg:d="M120 132c0 13 0 17-4 26-6 8-10 13-14 17s-13 9-21 13c-9 0-17 0-30 0-4 0-9 0-17 0-4 0-9 0-13-4-4 0-8 0-13-5l-4-4c-4 0-4-4-4-4 0-5 0-5 0-9s0-4 0-8v-5c4 0 4 0 4 0h4c5 5 9 5 13 9 4 0 9 0 13 4 4 0 13 4 21 4 5 0 9-4 13-4s8-4 13-4c0-4 4-4 4-9 4-4 4-8 4-13 0-4 0-9-4-13 0-4-4-4-9-8-4 0-8-5-12-5-9-4-13-4-17-8-5 0-13-4-17-9-5 0-9-4-13-8s-9-9-9-13c-4-8-4-12-4-21 0-8 0-13 4-21 0-4 5-9 9-13 8-4 13-8 21-12 9-5 17-5 26-5 8 0 12 0 17 0 4 0 8 5 12 5 0 0 5 4 9 4 0 0 4 0 4 4 4 0 4 0 4 0v4 4 5 4c0 4 0 4 0 4v4c-4 0-4 0-4 0 0 0-4 0-4-4-4 0-4 0-9-4-4 0-8 0-12-4-5 0-9 0-17 0-4 0-9 0-13 0s-9 4-9 4c-4 4-4 8-8 8 0 5 0 9 0 13s0 9 4 13c0 0 4 4 9 8 4 0 8 4 13 4 8 5 12 5 16 9 5 0 13 4 17 4 5 4 9 9 13 13s10 8 10 13c4 4 4 12 4 17z">
          <text:p/>
        </draw:path>
        <draw:path draw:style-name="gr1" draw:text-style-name="P1" draw:layer="layout" svg:width="0.136cm" svg:height="0.186cm" svg:x="4.467cm" svg:y="16.833cm" svg:viewBox="0 0 137 187" svg:d="M137 152c0 5 0 5 0 9v4l-5 4c0 0-4 5-8 5-4 4-8 8-13 8-4 0-8 5-17 5-4 0-8 0-17 0-13 0-22 0-35-5-8-4-17-8-21-17-8-8-13-17-17-29 0-13-4-26-4-39 0-17 4-34 8-46 5-9 9-22 17-30 5-4 13-13 26-17 9 0 18-4 31-4 4 0 12 0 17 0 4 4 8 4 12 4 5 4 9 4 13 9 4 0 4 4 8 4v4c0 0 5 0 5 4v4 5c0 4 0 8 0 8-5 4-5 4-5 4-4 0-4 0-8-4-4 0-4-4-8-4-5-4-9-4-13-9-9 0-13-4-21-4-18 0-27 9-35 17-9 13-13 30-13 51 0 13 0 21 4 30 0 8 4 17 9 21 4 4 8 8 13 13 9 4 13 4 22 4 8 0 12 0 21-4 4 0 8-5 13-9 4 0 8-4 8-4 4-4 8-4 8-4 5 0 5 0 5 4v4z">
          <text:p/>
        </draw:path>
        <draw:path draw:style-name="gr1" draw:text-style-name="P1" draw:layer="layout" svg:width="0.043cm" svg:height="0.042cm" svg:x="4.645cm" svg:y="16.977cm" svg:viewBox="0 0 44 43" svg:d="M44 22c0 9-5 13-5 17-5 4-9 4-18 4-8 0-12 0-16-4-5-4-5-8-5-17 0-8 0-18 5-18 4-4 8-4 16-4 9 0 13 0 18 4 0 0 5 10 5 18z">
          <text:p/>
        </draw:path>
        <draw:path draw:style-name="gr1" draw:text-style-name="P1" draw:layer="layout" svg:width="0.191cm" svg:height="0.25cm" svg:x="5.121cm" svg:y="16.769cm" svg:viewBox="0 0 192 251" svg:d="M192 124c0 21-5 38-9 55-8 17-17 30-26 38-8 13-21 22-39 26-17 4-34 8-55 8h-51c-4 0-8-4-8-4-4-4-4-4-4-13v-217c0-8 0-8 4-12 0 0 4-5 8-5h56c21 0 38 5 55 9 13 8 26 17 34 25 13 9 22 21 26 38 4 13 9 30 9 52zM153 124c0-13 0-26-4-39 0-8-9-21-13-30-9-8-18-12-30-17-9-8-22-8-43-8h-30v192h35c12 0 25 0 38-5 8-4 21-12 25-21 9-4 14-17 18-30 4-12 4-25 4-42z">
          <text:p/>
        </draw:path>
        <draw:path draw:style-name="gr1" draw:text-style-name="P1" draw:layer="layout" svg:width="0.157cm" svg:height="0.186cm" svg:x="5.346cm" svg:y="16.833cm" svg:viewBox="0 0 158 187" svg:d="M158 84c0 9 0 9 0 13-5 0-9 5-9 5h-115c0 8 0 17 5 25 0 9 4 13 8 17 4 8 9 13 17 13 9 4 17 4 26 4 8 0 17 0 21 0 8 0 13-4 17-4s8-5 13-5c4 0 4-4 8-4v4h4v5 4c0 4 0 4 0 4 0 4 0 4 0 4l-4 5-4 4c-4 0-9 4-17 4-4 0-9 5-17 5s-17 0-21 0c-17 0-30 0-39-5-12-4-22-8-30-17-4-8-13-17-13-29-4-13-8-26-8-43 0-13 4-25 8-38s9-21 17-30c4-8 14-12 26-17 9-4 22-8 35-8 12 0 25 4 33 8 9 5 17 9 22 17 8 4 12 13 12 26 5 8 5 17 5 29zM128 76c0-17-4-30-13-38-4-9-17-13-34-13-4 0-13 0-17 4-8 5-13 5-17 13-4 4-8 9-8 17-5 4-5 13-5 17z">
          <text:p/>
        </draw:path>
        <draw:path draw:style-name="gr1" draw:text-style-name="P1" draw:layer="layout" svg:width="0.135cm" svg:height="0.186cm" svg:x="5.541cm" svg:y="16.833cm" svg:viewBox="0 0 136 187" svg:d="M136 152c0 5 0 5 0 9v4h-4v4c-4 0-4 5-8 5-5 4-9 8-13 8s-13 5-17 5-13 0-17 0c-13 0-22 0-35-5-8-4-17-8-21-17-9-8-13-17-17-29-4-13-4-26-4-39 0-17 0-34 4-46 4-9 13-22 17-30 8-4 17-13 25-17 13 0 23-4 35-4 5 0 9 0 17 0 5 4 9 4 13 4 4 4 8 4 13 9l4 4c4 0 4 4 4 4v4c4 0 4 0 4 4v5c0 4 0 8-4 8 0 4 0 4-4 4 0 0-4 0-4-4-5 0-9-4-9-4-4-4-8-4-17-9-4 0-8-4-17-4-17 0-31 9-35 17-8 13-12 30-12 51 0 13 0 21 0 30 4 8 8 17 12 21s9 8 13 13c10 4 14 4 22 4 9 0 13 0 17-4 9 0 13-5 17-9 4 0 4-4 9-4 4-4 4-4 8-4l4 4v4z">
          <text:p/>
        </draw:path>
        <draw:path draw:style-name="gr1" draw:text-style-name="P1" draw:layer="layout" svg:width="0.097cm" svg:height="0.186cm" svg:x="5.719cm" svg:y="16.833cm" svg:viewBox="0 0 98 187" svg:d="M98 21v4c0 4 0 4 0 4 0 5 0 5 0 5h-4-4-4c0-5-5-5-5-5-4 0-4 0-8 0s-9 0-9 0c-4 5-8 5-8 9-5 4-9 8-14 13-4 4-8 8-12 17v110c0 4 0 4 0 4h-5c0 5 0 5-4 5 0 0-4 0-8 0h-5c-4 0-4 0-8-5v-4-170-4c4 0 4 0 4 0 4 0 4 0 9 0 4 0 4 0 8 0h4c0 4 0 4 0 4v26c9-9 13-13 17-17 5-4 5-9 9-9 5-4 9-4 13-8 5 0 9 0 9 0 4 0 4 0 8 0h5c4 0 4 4 8 4h4v4 5c0 0 0 4 0 8z">
          <text:p/>
        </draw:path>
        <draw:path draw:style-name="gr1" draw:text-style-name="P1" draw:layer="layout" svg:width="0.157cm" svg:height="0.186cm" svg:x="5.838cm" svg:y="16.833cm" svg:viewBox="0 0 158 187" svg:d="M158 84c0 9 0 9 0 13-5 0-9 5-9 5h-114c0 8 0 17 4 25 0 9 4 13 8 17 5 8 9 13 17 13 9 4 17 4 26 4 8 0 17 0 21 0 9 0 13-4 17-4s9-5 13-5 4-4 8-4v4h4v5 4c0 4 0 4 0 4 0 4 0 4 0 4l-4 5-4 4c-4 0-8 4-17 4-4 0-8 5-17 5-8 0-17 0-21 0-17 0-30 0-38-5-13-4-22-8-30-17-4-8-14-17-14-29-4-13-8-26-8-43 0-13 4-25 8-38s10-21 18-30c4-8 13-12 26-17 8-4 21-8 34-8 12 0 25 4 34 8 8 5 17 9 21 17 8 4 12 13 12 26 5 8 5 17 5 29zM128 76c0-17-4-30-13-38-4-9-17-13-34-13-4 0-12 0-17 4-8 5-12 5-17 13-4 4-8 9-8 17-4 4-4 13-4 17z">
          <text:p/>
        </draw:path>
        <draw:path draw:style-name="gr1" draw:text-style-name="P1" draw:layer="layout" svg:width="0.14cm" svg:height="0.186cm" svg:x="6.033cm" svg:y="16.833cm" svg:viewBox="0 0 141 187" svg:d="M141 182l-4 5c0 0-4 0-9 0-4 0-4 0-8 0l-4-5v-21c-9 8-17 17-26 21-9 5-17 5-30 5-8 0-17 0-25 0-4-5-13-9-17-13-5-5-9-9-14-17-4-5-4-13-4-21 0-9 4-17 4-26 5-4 14-13 18-17 9-4 17-8 30-8 8-4 21-4 34-4h25v-13c0-9 0-13-4-21 0-5 0-9-4-13-4 0-9-4-13-4-4-5-13-5-17-5-8 0-17 0-21 5-9 0-13 4-17 4-4 4-9 4-13 8-4 0-4 0-4 0-5 0-5 0-5 0l-4-4c0-4 0-4 0-8v-5c0-4 4-4 4-8 0 0 5-4 9-4 4-5 9-5 13-5 8-4 13-4 21-8 4 0 13 0 17 0 13 0 26-1 34 4 9 4 13 9 21 13 5 4 9 13 9 21 4 9 4 17 4 26zM111 102h-25c-9 0-17 0-26 4-4 0-8 0-12 4-5 4-9 9-13 13 0 0 0 8 0 13 0 8 0 16 8 21 5 4 13 8 22 8 8 0 16-4 25-8 4-5 13-9 21-17z">
          <text:p/>
        </draw:path>
        <draw:path draw:style-name="gr1" draw:text-style-name="P1" draw:layer="layout" svg:width="0.119cm" svg:height="0.186cm" svg:x="6.219cm" svg:y="16.833cm" svg:viewBox="0 0 120 187" svg:d="M120 131c0 13 0 17-4 26-4 8-9 12-13 17-4 4-13 8-21 13-8 0-17 0-30 0-4 0-8 0-17 0-4 0-9 0-13-5-4 0-9 0-13-4-4 0-4-4-4-4-5 0-5-5-5-5 0-4 0-4 0-8s0-4 0-9v-4c5 0 5 0 5 0h4c4 4 9 4 13 9 4 0 9 0 13 4 5 0 13 4 22 4 4 0 8-4 12-4 5 0 9-4 13-4 0-5 4-5 4-9 4-4 4-8 4-12 0-5 0-9-4-13 0-4-4-4-8-9-4 0-9-4-13-4-8-4-13-4-17-8-4 0-13-5-17-9-5 0-9-4-13-9-5-4-9-8-9-12-4-9-4-13-4-21 0-9 0-13 4-22 0-4 4-8 9-12 8-4 13-9 22-13 8-5 17-4 25-4 4 0 13 0 17 0s8 4 13 4c0 0 4 4 8 4 0 0 4 0 4 5h5v4 4 4 4c0 5 0 5 0 5v4c-5 0-5 0-5 0 0 0-4 0-4-4-4 0-4 0-8-5-5 0-9 0-13-4-4 0-8 0-17 0-4 0-8 0-13 0-4 0-8 4-8 4-4 5-4 9-9 9 0 4 0 8 0 13 0 4 0 8 5 12 0 0 4 5 8 9 4 0 9 4 13 4 4 4 13 4 17 8 4 0 12 5 17 5 4 4 8 8 12 13 5 4 9 8 9 12 4 5 4 13 4 17z">
          <text:p/>
        </draw:path>
        <draw:path draw:style-name="gr1" draw:text-style-name="P1" draw:layer="layout" svg:width="0.156cm" svg:height="0.186cm" svg:x="6.373cm" svg:y="16.833cm" svg:viewBox="0 0 157 187" svg:d="M157 84c0 9 0 9-4 13 0 0-4 4-8 4h-112c0 9 0 18 5 26 0 9 4 13 8 17 4 8 9 13 17 13 8 4 17 4 26 4 8 0 18 0 22 0 8 0 13-4 17-4s8-5 12-5c5 0 5-4 5-4 4 0 4 0 4 4 0 0 4 0 4 5v4c0 4 0 4 0 4 0 4 0 4-4 4v5c0 0-4 4-9 4 0 0-4 4-12 4-4 0-13 5-17 5-9 0-18 0-27 0-13 0-25 0-34-5-12-4-21-8-29-17-5-8-13-17-17-29 0-13-4-26-4-43 0-13 4-25 8-38 0-13 8-21 13-30 8-8 17-12 29-17 9-4 21-8 34-8s23 4 35 8c9 5 17 9 21 17 9 4 13 13 13 26 4 8 4 17 4 29zM128 76c0-17-4-30-13-38-4-9-18-13-35-13-9 0-13 0-21 4-4 5-9 5-13 13-4 4-8 9-8 17-5 4-5 13-5 17z">
          <text:p/>
        </draw:path>
        <draw:path draw:style-name="gr1" draw:text-style-name="P1" draw:layer="layout" svg:width="0.119cm" svg:height="0.187cm" svg:x="6.568cm" svg:y="16.833cm" svg:viewBox="0 0 120 188" svg:d="M120 131c0 13 0 17-5 26-4 8-8 12-12 17-6 4-14 8-23 14-8 0-16 0-29 0-5 0-9 0-17 0-5 0-9 0-13-6-4 0-9 0-13-4l-4-4c-4 0-4-5-4-5 0-4 0-4 0-8s0-4 0-9v-4c4 0 4 0 4 0h4c4 4 9 4 13 9 4 0 8 0 13 4 4 0 12 4 21 4 4 0 9-4 13-4s8-4 12-4c0-5 5-5 5-9 4-4 4-8 4-12 0-5 0-9-4-13 0-4-5-4-9-9-4 0-8-4-12-4-9-4-13-4-18-8-4 0-12-5-17-9-4 0-8-4-12-8-5-4-9-9-9-13-4-8-4-13-4-21 0-9 0-13 4-21 0-5 4-9 9-13 8-4 12-8 21-13 8-5 17-4 26-4 8 0 12 0 16 0 5 0 9 4 13 4 0 0 4 5 10 5 0 0 4 0 4 4 4 0 4 0 4 0v4 4 4 5c0 4 0 4 0 4v4c-4 0-4 0-4 0 0 0-4 0-4-4-6 0-6 0-10-4-4 0-8 0-13-5-4 0-8 0-16 0-5 0-9 0-13 0-5 0-9 5-9 5-4 4-4 8-8 8 0 4 0 9 0 13s0 8 4 13c0 0 4 4 8 8 5 0 9 4 13 4 9 5 13 5 17 9 4 0 13 4 17 4 4 4 10 8 14 13 4 4 8 8 8 12 5 5 5 13 5 17z">
          <text:p/>
        </draw:path>
        <draw:path draw:style-name="gr1" draw:text-style-name="P1" draw:layer="layout" svg:width="0.161cm" svg:height="0.267cm" svg:x="4.467cm" svg:y="17.265cm" svg:viewBox="0 0 162 268" svg:d="M162 260c0 4 0 4 0 4-4 0-4 0-4 4h-4c0 0-5 0-9 0h-4c-4 0-4 0-4 0 0-4-5-4-5-4v-4-22c-8 9-18 17-30 26-9 4-17 4-30 4s-25 0-34-4c-8-4-13-13-21-21-4-9-9-17-13-30 0-13-4-21-4-34 0-17 4-31 8-43 0-9 5-22 13-30 4-8 13-13 21-17 13-4 21-8 34-8 9 0 17 4 26 8 8 4 17 9 26 17v-97c0-5 0-5 0-5h4c0-4 5-4 5-4 4 0 4 0 8 0s4 0 9 0c0 0 4 0 4 4 4 0 4 0 4 5zM128 140c-9-9-18-17-26-26-5-4-13-8-22-8-8 0-17 4-21 8-8 5-12 9-12 13-5 9-9 13-9 21-4 9-4 18-4 27 0 8 0 17 4 25 0 9 0 17 4 22 5 8 9 12 13 16 8 5 13 5 21 5 4 0 9 0 13 0 4-5 8-5 13-9 4 0 8-4 12-8 5-4 10-9 14-17z">
          <text:p/>
        </draw:path>
        <draw:path draw:style-name="gr1" draw:text-style-name="P1" draw:layer="layout" svg:width="0.043cm" svg:height="0.042cm" svg:x="4.683cm" svg:y="17.49cm" svg:viewBox="0 0 44 43" svg:d="M44 22c0 8-5 13-5 17-5 4-9 4-17 4-9 0-13 0-17-4-6-4-5-9-5-17 0-9-1-17 5-17 4-5 8-5 17-5 8 0 12 0 17 5 0 0 5 8 5 17z">
          <text:p/>
        </draw:path>
        <draw:path draw:style-name="gr1" draw:text-style-name="P1" draw:layer="layout" svg:width="0.203cm" svg:height="0.25cm" svg:x="5.104cm" svg:y="17.282cm" svg:viewBox="0 0 204 251" svg:d="M204 34c0 4 0 4-4 8v5 4h-4c0 0-4-4-9-4 0-5-8-5-13-9-4-4-12-4-21-8-8 0-17-5-29-5-13 0-26 5-38 9-9 4-19 13-27 21-9 9-13 17-17 30s-9 26-9 39c0 17 5 30 9 42 4 13 8 26 17 34 8 9 18 13 31 17 8 4 21 9 34 9 8 0 17-5 25-5 4 0 13-4 21-8v-72h-59c0 0-4 0-4-4 0 0 0-4 0-9 0-4 0-4 0-4 0-4 0-4 0-4 0-4 0-4 4-4h81 4 4c0 4 0 4 0 4 0 4 0 4 0 8v93c0 5 0 9 0 9 0 4-4 4-8 8-5 0-9 0-13 5-5 4-13 4-17 4-9 4-13 4-21 4-5 0-13 0-17 0-22 0-38 0-52-8-17-5-30-13-39-26-12-8-21-21-25-38-4-13-8-29-8-51 0-21 4-39 8-52 9-17 17-29 25-42 13-13 26-21 39-25 18-9 35-9 52-9 8 0 17 0 25 0 8 4 17 4 25 9 5 0 9 4 13 4 5 4 9 4 13 8v4c0 5 4 5 4 9z">
          <text:p/>
        </draw:path>
        <draw:path draw:style-name="gr1" draw:text-style-name="P1" draw:layer="layout" svg:width="0.174cm" svg:height="0.186cm" svg:x="5.35cm" svg:y="17.346cm" svg:viewBox="0 0 175 187" svg:d="M175 94c0 13-4 25-9 38 0 13-8 21-12 30-9 8-18 17-31 21s-26 4-38 4c-13 0-26 0-39-4-8-4-17-9-25-17-4-9-13-21-17-30 0-12-4-25-4-38 0-17 4-29 8-38 0-13 9-27 13-35 8-8 17-13 30-17 8-4 21-8 38-8 13 0 25 4 38 4 9 4 18 13 27 21 4 8 12 17 12 31 5 8 9 21 9 38zM141 94c0-8 0-17-5-25 0-9-4-17-9-22-4-5-9-14-17-18-4 0-13-4-21-4-13 0-17 4-26 4-8 4-12 9-17 18-4 5-8 13-8 22-4 8-4 17-4 25s0 17 4 25c0 9 4 17 8 22 5 8 9 12 13 16 9 5 17 5 26 5 12 0 17 0 25-5 8-4 13-8 17-12 5-9 9-13 9-21 5-9 5-17 5-30z">
          <text:p/>
        </draw:path>
        <draw:path draw:style-name="gr1" draw:text-style-name="P1" draw:layer="layout" svg:width="0.157cm" svg:height="0.186cm" svg:x="5.558cm" svg:y="17.346cm" svg:viewBox="0 0 158 187" svg:d="M158 86c0 8 0 8 0 12-4 0-9 4-9 4h-114c0 9 0 17 4 26 0 8 4 13 8 17 5 8 9 12 17 12 9 5 17 5 26 5 8 0 17 0 21 0 9 0 13-5 17-5s9-4 13-4 4-4 8-4v4c5 0 5 0 5 4v5c0 4 0 4 0 4 0 4 0 4 0 4 0 0-5 0-5 5 0 0-4 4-8 4 0 0-4 4-13 4-4 0-8 4-17 4s-17 0-25 0c-13 0-26 0-34-4-13-4-22-8-30-17-4-9-14-17-14-30-4-12-8-25-8-42 0-13 4-25 8-38 0-14 10-22 14-31 8-8 17-12 30-17 8-4 21-8 34-8 12 0 25 4 34 8 8 5 17 9 21 17 8 4 13 13 13 27 4 8 4 17 4 29zM128 77c0-17-4-30-13-39-4-9-17-13-34-13-4 0-12 0-17 4-8 5-12 5-17 13-4 5-8 10-8 18-4 4-4 13-4 17z">
          <text:p/>
        </draw:path>
        <draw:path draw:style-name="gr1" draw:text-style-name="P1" draw:layer="layout" svg:width="0.119cm" svg:height="0.186cm" svg:x="5.753cm" svg:y="17.346cm" svg:viewBox="0 0 120 187" svg:d="M120 132c0 13 0 17-5 25-4 9-8 13-12 17-9 5-13 9-22 13-9 0-18 0-30 0-5 0-13 0-17 0-5 0-9 0-13-4-4 0-8 0-13-4-4 0-4-5-8-5v-4c0-4 0-4 0-8 0-5 0-5 0-9v-4h4 4c5 4 9 4 13 8 4 0 8 0 13 5 4 0 12 4 17 4 8 0 12-4 17-4 4 0 8-5 8-5 5-4 9-4 9-8 5-4 5-8 5-13 0-4 0-8-5-12-4-5-4-5-9-9-4 0-8-4-17-4-4-4-8-4-13-9-8 0-12-4-17-8-4 0-8-4-12-8-4-5-9-9-13-13 0-9 0-13 0-21 0-10 0-14 0-23 4-4 9-8 13-12 4-5 12-9 21-13 8-4 17-4 25-4 5 0 9 0 13 0 9 0 14 4 14 4 4 0 8 4 13 4 0 0 4 0 4 4h4v5 4 4 4c0 4 0 4 0 4 0 0 0 5-4 5 0 0-4 0-4-5-5 0-5 0-9-4-4 0-9 0-13-4-5 0-9 0-18 0-4 0-8 0-12 0-5 0-9 4-13 4 0 4-4 9-4 9 0 4 0 9 0 14 0 4 0 8 4 12 0 0 4 5 8 9 5 0 9 4 13 4 4 4 13 4 17 9 5 0 9 4 18 4 4 4 9 8 13 12 4 5 8 9 8 13 5 4 5 13 5 17z">
          <text:p/>
        </draw:path>
        <draw:path draw:style-name="gr1" draw:text-style-name="P1" draw:layer="layout" svg:width="0.149cm" svg:height="0.186cm" svg:x="6.003cm" svg:y="17.346cm" svg:viewBox="0 0 150 187" svg:d="M150 179c0 4-4 4-4 4-5 4-5 4-5 4-5 0-5 0-9 0-5 0-9 0-9 0 0 0-4 0-4-4h-4v-4-98c0-12 0-17 0-25-5-4-5-9-9-14-4-4-8-9-12-13-5 0-9-4-13-4-9 0-17 4-26 8-8 9-16 19-25 27v119c0 4 0 4 0 4h-4c0 4 0 4-5 4 0 0-4 0-8 0h-4c-5 0-5 0-9-4v-4-171-4c4 0 4 0 4 0 5 0 5 0 9 0s4 0 8 0h5c0 4 0 4 0 4v21c13-8 21-17 29-21 9-4 22-8 30-8 13 0 21 0 30 4 8 4 12 13 17 17 4 8 9 12 14 21 0 10 4 22 4 35z">
          <text:p/>
        </draw:path>
        <draw:path draw:style-name="gr1" draw:text-style-name="P1" draw:layer="layout" svg:width="0.157cm" svg:height="0.186cm" svg:x="6.194cm" svg:y="17.346cm" svg:viewBox="0 0 158 187" svg:d="M158 86c0 8 0 8 0 12-4 0-8 5-8 5h-116c0 8 0 17 4 25 0 9 5 13 9 17 4 9 8 13 17 13 8 4 17 4 25 4 9 0 17 0 22 0 8 0 12-4 17-4s9-4 13-4 4-5 9-5v5h4v4 4c0 4 0 4 0 4 0 4 0 4 0 4l-4 5-5 4c-4 0-8 4-17 4-5 0-9 4-17 4-9 0-17 0-22 0-17 0-30 0-38-4-13-4-21-8-30-17-4-8-12-17-12-29-5-13-9-26-9-43 0-13 4-25 9-38 4-14 8-22 17-31 4-8 12-12 25-17 8-4 21-8 34-8s26 4 34 8c9 5 18 9 22 17 9 4 13 13 13 27 4 8 4 17 4 29zM128 77c0-17-5-30-13-39-4-9-17-13-34-13-4 0-13 0-17 4-9 5-13 5-17 13-4 5-9 10-9 18-4 4-4 13-4 17z">
          <text:p/>
        </draw:path>
        <draw:path draw:style-name="gr1" draw:text-style-name="P1" draw:layer="layout" svg:width="0.165cm" svg:height="0.254cm" svg:x="6.381cm" svg:y="17.346cm" svg:viewBox="0 0 166 255" svg:d="M166 17c0 4-4 8-4 8 0 4 0 4-4 4h-27c5 4 10 9 10 13 4 9 4 14 4 18 0 13 0 21-4 30-5 4-10 12-14 17-8 4-12 8-21 12-8 5-17 5-30 5-4 0-13 0-17-5-8 0-12-4-17-4 0 0-4 4-4 9 0 0-4 4-4 8s4 9 8 13c5 0 9 4 17 4h43c8 0 17 4 25 4 9 4 14 4 18 9 4 4 9 8 13 12 4 9 4 13 4 22 0 8 0 17-4 21-4 8-9 17-17 21-5 4-14 8-26 13-9 4-22 4-39 4-13 0-25 0-34-4-8 0-17-5-25-9-4-4-9-8-13-17 0-4-4-8-4-17 0-4 0-8 4-12 0-5 0-9 4-9 0-4 5-8 9-13 0-4 4-4 8-8-4-4-8-9-12-13-5-4-5-8-5-17 0-4 0-12 5-17 4-8 8-12 12-17-4-4-8-12-8-16-4-9-4-13-4-22 0-8 0-22 4-26 4-9 8-17 13-21 8-5 12-9 21-13 8-4 17-4 25-4 9 0 13 0 17 0 5 0 9 4 13 4h52c4 0 4 0 4 4 0 0 4 4 4 9zM115 64c0-13-5-22-9-31-8-4-17-8-30-8-4 0-8 0-13 0-8 4-8 8-12 8-4 5-4 9-9 13 0 5 0 14 0 18 0 9 5 22 9 26 8 8 17 8 25 8 9 0 13 0 17 0 5-4 9-4 13-8s4-9 4-13c5-4 5-8 5-13zM131 200c0-9-4-17-8-17-8-4-17-9-25-9h-47c-4 0-4 5-9 9-4 0-4 4-4 8-4 0-4 5-4 9v4c0 9 4 17 13 21 8 4 16 4 34 4 8 0 17 0 21 0 8-4 13-4 17-8s8-8 8-13c4 0 4-4 4-8z">
          <text:p/>
        </draw:path>
        <draw:path draw:style-name="gr1" draw:text-style-name="P1" draw:layer="layout" svg:width="0.144cm" svg:height="0.186cm" svg:x="6.572cm" svg:y="17.346cm" svg:viewBox="0 0 145 187" svg:d="M145 183h-4c0 0 0 4-4 4 0 0-4 0-9 0h-5c-4 0-4-4-4-4-4 0-4 0-4 0v-21c-9 8-18 17-26 21-9 4-17 4-30 4-8 0-17 0-21 0-8-4-17-8-21-13-4-4-9-8-13-17 0-4-4-12-4-21 0-8 4-17 8-25 5-4 9-13 17-17 9-4 17-8 26-8 13-5 25-5 38-5h21v-12c0-9 0-13 0-22-4-5-4-9-8-14-5 0-9-4-13-4-4-4-9-4-17-4s-13 0-21 4c-4 0-13 4-17 4-4 5-9 5-9 9-4 0-8 0-8 0h-4v-4h-5c0-5 0-5 0-9 0 0 0-4 5-4 0-4 0-4 0-8 4 0 4-5 8-5 4-4 13-4 17-4 4-4 9-4 17-8 9 0 13 0 21 0 13 0 21 0 30 4s17 8 22 13c5 4 9 12 13 21 0 9 4 18 4 26zM110 102h-25c-9 0-17 0-21 5-9 0-13 0-17 4-5 4-9 8-9 13-4 0-4 8-4 12 0 9 4 17 8 21 5 5 13 9 26 9 8 0 12-4 21-9 8-4 13-8 21-16z">
          <text:p/>
        </draw:path>
        <draw:path draw:style-name="gr1" draw:text-style-name="P1" draw:layer="layout" svg:width="0.11cm" svg:height="0.229cm" svg:x="6.75cm" svg:y="17.303cm" svg:viewBox="0 0 111 230" svg:d="M111 209c0 4 0 8 0 13 0 0-4 0-4 4h-4c0 4-4 4-4 4-5 0-9 0-9 0-4 0-8 0-8 0-13 0-17 0-26 0-4-4-12-8-17-13-4-4-4-12-8-17 0-8 0-16 0-25v-103h-27c0 0-4 0-4-4 0 0 0-4 0-8 0-5 0-5 0-5 0-4 0-4 0-4 0-4 0-4 0-4 4 0 4 0 4 0h27v-43c0-4 0-4 0-4 4 0 4 0 8 0h5c4 0 8 0 8 0 4 0 4 0 4 0 5 0 5 0 5 4v43h42c4 0 4 0 4 0l4 4v4 5c0 4 0 8 0 8-4 4-4 4-8 4h-42v99c0 8 4 17 4 25 4 4 13 9 21 9 0 0 4 0 8 0 0 0 5 0 5-5h4 4 4v5c0 4 0 4 0 4z">
          <text:p/>
        </draw:path>
        <draw:path draw:style-name="gr1" draw:text-style-name="P1" draw:layer="layout" svg:width="0.038cm" svg:height="0.254cm" svg:x="6.899cm" svg:y="17.278cm" svg:viewBox="0 0 39 255" svg:d="M34 247c0 4 0 4 0 4h-5c0 4 0 4-4 4 0 0-4 0-8 0h-5c-4 0-4 0-8-4v-4-171-4c4 0 4 0 8 0h5c4 0 8 0 8 0 4 0 4 0 4 0 5 0 5 0 5 0 0 4 0 4 0 4zM39 17c0 8 0 12-5 17-5 4-9 4-17 4-5 0-13 0-13-4-4-5-4-9-4-17 0-4 0-9 4-13 0-4 8-4 13-4 8 0 12 0 17 4 5 0 5 9 5 13z">
          <text:p/>
        </draw:path>
        <draw:path draw:style-name="gr1" draw:text-style-name="P1" draw:layer="layout" svg:width="0.161cm" svg:height="0.182cm" svg:x="6.967cm" svg:y="17.35cm" svg:viewBox="0 0 162 183" svg:d="M162 4v4 5l-60 162c0 4 0 4-4 4v4c-4 0-4 0-8 0-5 0-5 0-9 0s-8 0-8 0c-4 0-4 0-9-4h-4v-4l-60-162c0-5 0-5 0-5v-4-4c4 0 4 0 4 0 4 0 8 0 8 0 4 0 9 0 9 0 4 0 4 0 4 0 4 0 4 0 4 0 0 4 0 4 5 4l47 141v4-4l51-141v-4c5 0 5 0 9 0 0 0 4 0 8 0h4c5 0 5 0 5 0 4 0 4 0 4 0z">
          <text:p/>
        </draw:path>
        <draw:path draw:style-name="gr1" draw:text-style-name="P1" draw:layer="layout" svg:width="0.157cm" svg:height="0.186cm" svg:x="7.153cm" svg:y="17.346cm" svg:viewBox="0 0 158 187" svg:d="M158 86c0 8 0 8-4 12 0 0-4 4-8 4h-112c0 9 0 18 4 26 0 9 5 13 9 17 4 9 8 13 17 13 8 4 17 4 25 4 9 0 18 0 23 0 8 0 12-4 17-4 4 0 8-4 12-4 5 0 5-5 5-5 4 0 4 0 4 5 0 0 4 0 4 4v4c0 4 0 4 0 4 0 4 0 4-4 4v5c0 0-4 4-9 4 0 0-4 4-12 4-5 0-13 4-17 4-9 0-18 0-27 0-13 0-25 0-34-4-13-4-21-8-30-17-4-8-12-17-16-29 0-13-5-26-5-43 0-13 5-25 9-38 0-14 8-22 12-31 9-8 17-12 30-17 9-4 21-8 34-8s22 4 35 8c9 5 17 9 21 17 9 4 13 13 13 27 4 8 4 17 4 29zM129 77c0-17-5-30-13-39-4-9-18-13-35-13-9 0-13 0-21 4-5 5-9 5-13 13-4 5-9 10-9 18-4 4-4 13-4 17z">
          <text:p/>
        </draw:path>
        <draw:path draw:style-name="gr1" draw:text-style-name="P1" draw:layer="layout" svg:width="0.153cm" svg:height="0.25cm" svg:x="3.198cm" svg:y="18.308cm" svg:viewBox="0 0 154 251" svg:d="M154 170c0 13 0 26-5 34-4 13-12 22-21 26-4 8-17 12-25 17-13 4-25 4-39 4-9 0-17 0-22 0-8 0-12-4-21-4-4 0-8-5-12-5-5 0-5-4-5-4-4 0-4 0-4 0 0-4 0-4 0-4v-4-4c0-5 0-5 0-9v-4c4 0 4-4 4-4l5 4c4 0 8 4 12 4 4 4 9 4 17 4 4 5 13 5 26 5 9 0 14 0 22-5 8 0 13-4 17-8 8-4 13-9 13-17 4-4 4-13 4-22 0-8 0-16-4-21 0-8-5-12-9-17-8-4-13-4-21-8-8 0-18-4-31-4-4 0-13 0-17 4-8 0-13 0-17 0s-4 0-8-4c0 0 0-5 0-9v-102c0-5 0-5 0-9 4 0 8-4 8-4h112l4 4c4 4 4 4 4 4 0 5 0 5 0 9s0 8-4 8c0 5 0 5-4 5h-95v68c4 0 13 0 17 0 5 0 9 0 13 0 18 0 31 4 39 4 13 5 21 9 26 17 8 5 12 13 16 22 5 8 5 17 5 29z">
          <text:p/>
        </draw:path>
        <draw:path draw:style-name="gr1" draw:text-style-name="P1" draw:layer="layout" svg:width="0.042cm" svg:height="0.042cm" svg:x="3.406cm" svg:y="18.516cm" svg:viewBox="0 0 43 43" svg:d="M43 21c0 9-4 13-4 18-4 4-8 4-17 4s-14 0-18-4c-4-5-4-9-4-18s0-17 4-17c4-4 9-4 18-4s13 0 17 4c0 0 4 8 4 17z">
          <text:p/>
        </draw:path>
        <draw:path draw:style-name="gr1" draw:text-style-name="P1" draw:layer="layout" svg:width="0.166cm" svg:height="0.25cm" svg:x="3.847cm" svg:y="18.308cm" svg:viewBox="0 0 167 251" svg:d="M167 242c0 5 0 5 0 5-4 0-4 0-4 0 0 4-5 4-5 4-4 0-8 0-8 0-4 0-9 0-9 0-4 0-4 0-8-4l-4-5-22-59c-4-4-4-13-8-17s-4-8-8-13c-5-4-9-8-17-12-5 0-9 0-17 0h-22v101c0 5 0 5-5 5 0 4-4 4-4 4-4 0-4 0-9 0-4 0-8 0-8 0-4 0-4 0-4-4-5 0-5 0-5 0v-5-225c0-9 0-9 5-13 0 0 4-4 8-4h52c9 0 13 0 17 4 4 0 9 0 9 0 12 0 21 4 25 9 8 0 17 8 21 12 4 5 9 13 9 17 4 9 4 17 4 27 0 8 0 12-4 21 0 8-5 12-9 17-4 4-8 8-13 12-8 5-12 9-21 9 4 4 9 4 13 8 0 5 4 5 8 9 0 4 5 8 9 13 0 8 4 12 4 16l26 56c0 4 0 8 0 8 4 4 4 4 4 4zM116 73c0-14 0-22-9-27-4-8-8-12-21-16 0 0-4 0-8 0s-9 0-17 0h-26v81h30c9 0 17 0 21 0 9-4 13-4 17-9 4-4 9-8 9-16 4-5 4-9 4-13z">
          <text:p/>
        </draw:path>
        <draw:path draw:style-name="gr1" draw:text-style-name="P1" draw:layer="layout" svg:width="0.156cm" svg:height="0.187cm" svg:x="4.043cm" svg:y="18.371cm" svg:viewBox="0 0 157 188" svg:d="M157 85c0 9 0 9 0 13-4 0-8 4-8 4h-116c0 9 0 17 5 26 0 9 4 13 8 18 4 8 9 12 17 12 9 5 17 5 26 5s18 0 22 0c8 0 13-5 17-5s8-4 13-4c4 0 4-4 8-4v4h4v4 5c0 4 0 4 0 4 0 4 0 4 0 4l-4 4-4 4c-4 0-9 5-17 5-4 0-9 4-17 4-9 0-17 0-22 0-17 0-30 0-39-4-12-5-21-9-29-17-4-9-13-17-13-30-4-14-8-26-8-43 0-13 4-26 8-39 4-12 9-21 17-29 4-9 13-13 25-17 9-4 22-9 35-9s26 5 34 9c9 4 17 8 22 17 8 4 12 12 12 25 4 9 4 17 4 30zM128 77c0-17-4-30-13-39-4-8-17-12-35-12-4 0-13 0-17 4-8 4-13 4-17 13-4 4-8 8-8 17-5 4-5 12-5 17z">
          <text:p/>
        </draw:path>
        <draw:path draw:style-name="gr1" draw:text-style-name="P1" draw:layer="layout" svg:width="0.14cm" svg:height="0.187cm" svg:x="4.238cm" svg:y="18.371cm" svg:viewBox="0 0 141 188" svg:d="M141 184l-4 4c0 0-5 0-9 0s-4 0-8 0l-5-4v-21c-8 8-17 16-25 21-9 4-17 4-30 4-8 0-17 0-25 0-5-4-13-9-17-13s-9-8-13-17c-5-4-5-12-5-21s5-18 5-26c4-5 13-13 17-17 8-4 17-9 30-9 8-4 21-4 34-4h25v-13c0-8 0-12-4-21 0-4 0-8-4-12-5 0-9-5-13-5-4-4-13-4-17-4-9 0-17 0-21 4-9 0-13 5-17 5-5 4-9 4-13 8-4 0-4 0-4 0-4 0-4 0-4 0l-5-4c0-4 0-4 0-9v-4c0-4 5-4 5-9 0 0 4-4 8-4 4-4 8-4 13-4 8-4 12-4 21-9 4 0 13 0 17 0 13 0 25 0 34 5 8 4 13 8 21 12 4 5 9 13 9 22 4 8 4 17 4 25zM111 102h-25c-9 0-17 0-26 4-4 0-8 0-13 5-4 4-8 8-12 12 0 0 0 9 0 14 0 9 0 17 8 21 4 5 13 9 21 9 9 0 17-4 26-9 4-4 13-8 21-17z">
          <text:p/>
        </draw:path>
        <draw:path draw:style-name="gr1" draw:text-style-name="P1" draw:layer="layout" svg:width="0.136cm" svg:height="0.187cm" svg:x="4.424cm" svg:y="18.371cm" svg:viewBox="0 0 137 188" svg:d="M137 154c0 4 0 4 0 9v4h-4v4c-4 0-4 4-8 4-5 4-9 9-13 9-5 0-14 4-18 4s-13 0-17 0c-13 0-21 0-34-4-8-5-17-9-21-17-9-9-13-17-17-30-5-14-5-27-5-39 0-17 5-34 9-47 0-8 9-21 17-29 4-5 13-13 21-17 13 0 21-5 34-5 4 0 9 0 17 0 5 5 9 5 14 5 4 4 8 4 13 8 4 0 4 4 4 4 4 0 4 5 4 5l4 4v4 4c0 4 0 9-4 9 0 4 0 4-4 4 0 0-4 0-4-4-5 0-9-5-9-5-4-4-9-4-18-8-4 0-8-4-17-4-17 0-25 8-34 17-8 12-12 29-12 51 0 12 0 21 4 29 0 9 4 18 8 23 4 4 9 8 13 12 8 5 13 5 21 5 9 0 13 0 17-5 9 0 14-4 18-8 4 0 9-4 9-4 4-5 4-5 8-5 0 0 4 0 4 5v4z">
          <text:p/>
        </draw:path>
        <draw:path draw:style-name="gr1" draw:text-style-name="P1" draw:layer="layout" svg:width="0.115cm" svg:height="0.229cm" svg:x="4.577cm" svg:y="18.329cm" svg:viewBox="0 0 116 230" svg:d="M116 209c0 4 0 8 0 12 0 0-4 0-4 5h-5c0 4-4 4-8 4 0 0-4 0-9 0 0 0-4 0-8 0-8 0-17 0-21 0-9-4-13-9-17-13-6-4-6-12-10-17 0-8 0-17 0-25v-102h-25c-4 0-4 0-4-4 0 0-5-4-5-9 0-4 0-4 5-4 0-4 0-4 0-4 0-4 0-4 0-4h4 25v-44c0-4 0-4 0-4 4 0 4 0 4 0 6 0 10 0 10 0 4 0 8 0 8 0 5 0 5 0 5 0 0 0 4 0 4 4v44h42c5 0 5 0 5 0v4c4 0 4 0 4 4v4c0 5 0 9-4 9 0 4 0 4-5 4h-42v98c0 8 0 17 4 25 5 4 9 9 21 9h5c4 0 4 0 8-5h4 5 4v5c0 4 0 4 0 4z">
          <text:p/>
        </draw:path>
        <draw:path draw:style-name="gr1" draw:text-style-name="P1" draw:layer="layout" svg:width="0.14cm" svg:height="0.187cm" svg:x="4.722cm" svg:y="18.371cm" svg:viewBox="0 0 141 188" svg:d="M141 184c0 0 0 4-4 4 0 0-5 0-9 0s-4 0-9 0c0 0 0-4-4-4v-21c-9 8-18 16-26 21-9 4-17 4-30 4-8 0-17 0-25 0-5-4-13-9-18-13-4-4-8-8-12-17 0-4-4-12-4-21s4-18 8-27c4-4 8-12 17-16 4-5 13-9 26-9 12-4 21-4 38-4h22v-13c0-8 0-13 0-21-5-4-5-9-10-13-4 0-8-4-12-4-5-4-9-4-17-4-9 0-17 0-21 4-9 0-13 4-17 4-5 4-9 4-13 9h-5c-4 0-4 0-4 0v-5c-4 0-4 0-4 0 0-4 0-4 0-8v-4c0-4 4-4 4-9 4 0 4-4 9-4 4-4 8-4 17-4 4-4 8-4 17-9 4 0 13 0 17 0 12 0 25 0 34 5 9 4 18 8 22 12 4 5 9 13 13 21 0 9 0 17 0 26zM111 102h-27c-8 0-16 0-25 4-4 0-8 0-13 4-4 5-8 9-8 13-4 0-4 9-4 14 0 9 0 17 8 21 4 5 13 9 21 9 9 0 17-4 26-9 8-4 12-8 22-17z">
          <text:p/>
        </draw:path>
        <draw:path draw:style-name="gr1" draw:text-style-name="P1" draw:layer="layout" svg:width="0.149cm" svg:height="0.187cm" svg:x="4.921cm" svg:y="18.371cm" svg:viewBox="0 0 150 188" svg:d="M150 179c0 5 0 5 0 5h-5c0 4-4 4-4 4 0 0-4 0-8 0-5 0-5 0-9 0 0 0-4 0-4-4 0 0-4 0-4-5v-98c0-13 0-17 0-26 0-4-5-8-9-12 0-5-4-9-8-13-5 0-13-4-17-4-9 0-17 4-26 8-8 9-12 17-26 26v119c0 5 0 5 0 5-5 4-5 4-5 4-4 0-8 0-8 0-4 0-9 0-9 0-4 0-4 0-4-4h-4v-5-170-4h4 4 5c4 0 8 0 8 0h4 5c0 4 0 4 0 4v21c9-8 18-17 31-21 8-4 16-9 25-9 13 0 21 0 30 5 8 4 17 12 21 17 4 8 8 12 8 21 5 8 5 21 5 34z">
          <text:p/>
        </draw:path>
        <draw:path draw:style-name="gr1" draw:text-style-name="P1" draw:layer="layout" svg:width="0.136cm" svg:height="0.187cm" svg:x="5.112cm" svg:y="18.371cm" svg:viewBox="0 0 137 188" svg:d="M137 154c0 4 0 4 0 9v4c-4 0-4 4-4 4-5 0-5 4-9 4-4 4-8 9-13 9-4 0-8 4-17 4-4 0-9 0-17 0-13 0-22 0-35-4-8-5-17-9-21-17-8-9-12-17-17-30 0-14-4-26-4-39 0-17 4-34 9-47 4-8 8-21 16-29 5-5 13-13 26-17 8 0 17-5 30-5 4 0 13 0 18 0 4 5 8 5 12 5 5 4 9 4 13 8 4 0 4 4 9 4v5c0 0 4 0 4 4v4 4c0 4 0 9-4 9 0 4 0 4-5 4l-4-4c-4 0-4-5-8-5-5-4-9-4-17-8-5 0-9-4-18-4-17 0-26 8-34 17-9 12-13 29-13 51 0 12 0 21 4 29 0 9 4 18 9 23 4 4 8 8 12 12 9 5 13 5 22 5s13 0 22-5c4 0 8-4 13-8 4 0 8-4 8-4 4-5 4-5 9-5 4 0 4 0 4 5v4z">
          <text:p/>
        </draw:path>
        <draw:path draw:style-name="gr1" draw:text-style-name="P1" draw:layer="layout" svg:width="0.157cm" svg:height="0.187cm" svg:x="5.273cm" svg:y="18.371cm" svg:viewBox="0 0 158 188" svg:d="M158 85c0 9 0 9 0 13-4 0-8 4-8 4h-116c0 8 0 17 5 25 0 10 4 14 8 18 4 9 8 13 17 13 8 4 17 4 25 4 9 0 17 0 22 0 8 0 12-4 17-4 4 0 8-4 12-4 6 0 6-4 10-4v4h4v4 4c0 4 0 4 0 4 0 5 0 5 0 5l-4 4-4 4c-6 0-10 4-18 4-5 0-9 5-17 5-9 0-17 0-26 0-13 0-25 0-34-5-12-4-21-8-29-17-5-8-13-16-13-29-4-14-9-27-9-43 0-13 5-26 9-39 4-12 8-21 17-29 4-9 13-13 25-17 9-5 21-9 34-9s26 4 34 9c9 4 17 8 21 17 10 4 14 12 14 25 4 9 4 17 4 30zM128 77c0-17-5-30-13-39-4-8-17-12-34-12-4 0-13 0-17 4-9 4-13 4-17 13-4 4-8 8-8 17-5 4-5 12-5 17z">
          <text:p/>
        </draw:path>
        <draw:path draw:style-name="gr1" draw:text-style-name="P1" draw:layer="layout" svg:width="0.03cm" svg:height="0.267cm" svg:x="5.57cm" svg:y="18.291cm" svg:viewBox="0 0 31 268" svg:d="M31 259c0 5 0 5 0 5-4 4-4 4-9 4h-4c-4 0-9 0-9 0-4 0-4 0-4-4-5 0-5 0-5 0v-5-255l5-4h4c0 0 5 0 9 0h4c5 0 5 0 9 0v4z">
          <text:p/>
        </draw:path>
        <draw:path draw:style-name="gr1" draw:text-style-name="P1" draw:layer="layout" svg:width="0.038cm" svg:height="0.254cm" svg:x="5.655cm" svg:y="18.304cm" svg:viewBox="0 0 39 255" svg:d="M35 246c0 5 0 5 0 5-4 4-4 4-4 4-4 0-10 0-10 0-4 0-8 0-8 0-4 0-4 0-4-4-5 0-5 0-5 0v-5-170-4h5 4c0 0 4 0 8 0 0 0 6 0 10 0h4c0 4 0 4 0 4zM39 17c0 8 0 12-4 17 0 4-8 4-14 4-8 0-12 0-17-4-4-5-4-9-4-17 0-5 0-9 4-13 5-4 9-4 17-4 6 0 14 0 14 4 4 0 4 8 4 13z">
          <text:p/>
        </draw:path>
        <draw:path draw:style-name="gr1" draw:text-style-name="P1" draw:layer="layout" svg:width="0.157cm" svg:height="0.187cm" svg:x="5.736cm" svg:y="18.371cm" svg:viewBox="0 0 158 188" svg:d="M158 85c0 9 0 9 0 13-4 0-9 4-9 4h-115c0 8 0 17 4 26 0 9 4 13 8 18 5 8 9 12 17 12 9 5 17 5 26 5s17 0 21 0c10 0 14-5 18-5s9-4 13-4 4-4 4-4c4 0 4 0 4 4 5 0 5 0 5 4v5c0 4 0 4 0 4 0 4 0 4 0 4-5 0-5 0-5 4 0 0-4 4-8 4 0 0-4 5-13 5-4 0-8 4-18 4-8 0-17 0-25 0-13 0-26 0-34-4-13-5-21-9-30-17-4-9-13-17-13-30-4-14-8-27-8-43 0-13 4-26 8-39 0-12 9-21 13-29 9-9 17-13 30-17 8-4 21-9 34-9s21 5 35 9c8 4 17 8 21 17 8 4 13 12 13 25 4 9 4 17 4 30zM128 77c0-17-4-30-13-39-5-8-17-12-35-12-8 0-12 0-21 4-4 4-8 4-13 13-4 4-8 8-8 17-4 4-4 12-4 17z">
          <text:p/>
        </draw:path>
        <draw:path draw:style-name="gr1" draw:text-style-name="P1" draw:layer="layout" svg:width="0.119cm" svg:height="0.187cm" svg:x="5.927cm" svg:y="18.371cm" svg:viewBox="0 0 120 188" svg:d="M120 132c0 14 0 18-4 26-5 9-9 13-13 17-9 4-13 9-22 13-8 0-17 0-29 0-4 0-9 0-17 0-5 0-10 0-14-4-4 0-8 0-13-5-4 0-4-4-4-4-4 0-4-4-4-4 0-4 0-4 0-8 0-5 0-5 0-9v-4c4 0 4 0 4 0h4c5 4 9 4 13 8 4 0 9 0 14 5 4 0 13 4 21 4 4 0 8-4 13-4 4 0 8-5 12-5 0-4 5-4 5-8 4-4 4-9 4-13 0-5 0-9-4-14-5-4-5-4-9-8-4 0-8-5-13-5-8-4-12-4-16-8-5 0-13-4-18-8-5 0-9-5-13-9s-9-8-9-13c-4-8-4-12-4-21 0-8 0-13 4-21 0-4 5-8 9-13 8-4 13-8 22-12 9-5 17-5 25-5 5 0 13 0 17 0 5 0 9 5 13 5 0 0 4 4 9 4 0 0 4 0 4 4h4v4 5 4 4c0 4 0 4 0 4v4c-4 0-4 0-4 0 0 0-4 0-4-4-5 0-5 0-9-4-4 0-8 0-13-4-4 0-8 0-17 0-4 0-8 0-12 0s-9 4-9 4c-4 4-4 8-8 8 0 5 0 9 0 13s0 9 4 13c0 0 4 4 9 8 4 0 8 5 12 5 4 4 13 4 17 8 4 0 13 4 17 4 4 5 9 9 13 13s9 8 9 13c4 4 4 13 4 17z">
          <text:p/>
        </draw:path>
        <draw:path draw:style-name="gr1" draw:text-style-name="P1" draw:layer="layout" svg:width="0.169cm" svg:height="0.187cm" svg:x="6.169cm" svg:y="18.371cm" svg:viewBox="0 0 170 188" svg:d="M170 94c0 12 0 25-5 38-4 14-8 22-17 31-8 8-17 16-25 21-13 4-26 4-38 4-17 0-30 0-39-4-12-5-21-9-25-17-9-9-13-21-17-30-4-14-4-27-4-39 0-17 0-30 4-38 4-13 8-26 17-34 8-9 17-13 25-17 13-4 26-9 39-9 17 0 29 5 38 5 13 4 21 12 25 21 9 8 13 17 17 29 5 9 5 22 5 39zM136 94c0-9 0-17 0-26-5-8-5-17-9-21s-8-13-17-17c-8 0-13-4-25-4-9 0-17 4-26 4-4 4-8 8-13 17-4 4-8 13-12 21 0 9 0 17 0 26 0 8 0 16 0 25 4 9 4 17 8 22 4 9 9 13 17 17 9 5 17 5 26 5 8 0 17 0 25-5 4-4 9-8 13-12 4-9 8-14 13-23 0-8 0-17 0-29z">
          <text:p/>
        </draw:path>
        <draw:path draw:style-name="gr1" draw:text-style-name="P1" draw:layer="layout" svg:width="0.149cm" svg:height="0.187cm" svg:x="6.389cm" svg:y="18.371cm" svg:viewBox="0 0 150 188" svg:d="M150 179c0 5 0 5-4 5 0 4-5 4-5 4-4 0-4 0-8 0s-4 0-9 0c0 0-4 0-4-4h-4v-5-98c0-13 0-17 0-26-4-4-4-8-8-12-5-5-5-9-13-13-4 0-9-4-13-4-8 0-17 4-26 8-9 9-17 17-26 26v119c0 5 0 5 0 5h-4c0 4 0 4-4 4 0 0-5 0-9 0h-4c-4 0-4 0-4-4-5 0-5 0-5 0v-5-170-4c5 0 5 0 5 0 4 0 4 0 8 0s4 0 9 0h4c0 4 0 4 0 4v21c13-8 21-17 30-21 13-4 22-9 30-9 13 0 22 0 30 5 8 4 13 12 17 17 8 8 8 12 13 21 0 8 4 21 4 34z">
          <text:p/>
        </draw:path>
        <draw:path draw:style-name="gr1" draw:text-style-name="P1" draw:layer="layout" svg:width="0.259cm" svg:height="0.182cm" svg:x="6.657cm" svg:y="18.376cm" svg:viewBox="0 0 260 183" svg:d="M260 4v4 4l-51 162c0 5 0 5-6 5v4c-4 0-4 0-8 0 0 0-4 0-9 0-4 0-8 0-8 0-4 0-8 0-8-4h-5v-5l-38-124v-4 4l-34 124c0 5 0 5 0 5 0 0-4 0-4 4h-4c-5 0-9 0-13 0s-4 0-9 0c-4 0-4 0-4-4-4 0-4 0-4 0 0 0-4 0-4-5l-47-162c-4-4-4-4-4-4 0-4 0-4 0-4v-4h4 4c4 0 4 0 9 0 4 0 4 0 8 0h5 4c0 4 0 4 0 4l42 141v4-4l38-141v-4h4 5c0 0 4 0 8 0h5c4 0 4 0 4 0 4 0 4 0 4 0 0 4 0 4 0 4l42 141v4-4l44-141v-4h4 5c0 0 4 0 8 0h4c4 0 4 0 4 0 5 0 5 0 5 0z">
          <text:p/>
        </draw:path>
        <draw:path draw:style-name="gr1" draw:text-style-name="P1" draw:layer="layout" svg:width="0.149cm" svg:height="0.267cm" svg:x="6.958cm" svg:y="18.291cm" svg:viewBox="0 0 150 268" svg:d="M150 259c0 5 0 5-4 5 0 4-5 4-5 4-4 0-4 0-8 0-5 0-5 0-9 0 0 0-4 0-4-4h-4v-5-98c0-13 0-17 0-26-5-4-5-8-9-12-4-5-8-9-13-13-4 0-8-4-12-4-9 0-18 4-27 8-8 9-17 17-25 26v119c0 5 0 5 0 5h-5c0 4 0 4-4 4 0 0-4 0-8 0h-4c-5 0-5 0-9-4v-5-255-4c4 0 4 0 9 0h4c4 0 8 0 8 0 4 0 4 0 4 0 5 0 5 4 5 4v106c8-13 17-17 30-21 8-4 18-9 26-9 13 0 21 0 30 5 8 4 12 12 17 17 4 8 8 12 13 21 0 8 4 21 4 34z">
          <text:p/>
        </draw:path>
        <draw:path draw:style-name="gr1" draw:text-style-name="P1" draw:layer="layout" svg:width="0.038cm" svg:height="0.254cm" svg:x="7.158cm" svg:y="18.304cm" svg:viewBox="0 0 39 255" svg:d="M34 246c0 5 0 5 0 5h-4c0 4 0 4-4 4 0 0-4 0-9 0h-4c-4 0-4 0-4-4-5 0-5 0-5 0v-5-170-4h5 4 4c5 0 9 0 9 0 4 0 4 0 4 0 4 0 4 0 4 0 0 4 0 4 0 4zM39 17c0 8 0 12-5 17-4 4-8 4-17 4-4 0-13 0-13-4-4-5-4-9-4-17 0-5 0-9 4-13 5-4 9-4 13-4 9 0 13 0 17 4 5 0 5 8 5 13z">
          <text:p/>
        </draw:path>
        <draw:path draw:style-name="gr1" draw:text-style-name="P1" draw:layer="layout" svg:width="0.136cm" svg:height="0.187cm" svg:x="7.238cm" svg:y="18.371cm" svg:viewBox="0 0 137 188" svg:d="M137 154c0 4 0 4 0 9v4c-4 0-4 4-4 4-4 0-4 4-9 4-5 4-9 9-13 9-5 0-9 4-17 4-5 0-9 0-17 0-13 0-22 0-34-4-9-5-17-9-22-17-8-9-12-17-17-30-4-14-4-27-4-39 0-17 4-34 9-47 4-8 8-21 17-29 4-5 12-13 25-17 9 0 17-5 30-5 4 0 8 0 17 0 4 5 8 5 13 5 4 4 8 4 13 8 5 0 5 4 9 4v5l4 4v4 4c0 4 0 9-4 9 0 4 0 4-4 4 0 0-5 0-5-4-5 0-5-5-9-5-4-4-9-4-17-8-4 0-9-4-17-4-17 0-26 8-34 17-9 12-13 29-13 51 0 12 0 21 4 29 0 9 5 18 9 23 4 4 8 8 13 12 8 5 12 5 21 5 8 0 13 0 21-5 4 0 9-4 13-8 4 0 9-4 9-4 5-5 5-5 9-5 0 0 4 0 4 5v4z">
          <text:p/>
        </draw:path>
        <draw:path draw:style-name="gr1" draw:text-style-name="P1" draw:layer="layout" svg:width="0.149cm" svg:height="0.267cm" svg:x="7.416cm" svg:y="18.291cm" svg:viewBox="0 0 150 268" svg:d="M150 259c0 5 0 5-4 5 0 4-4 4-4 4-5 0-5 0-9 0s-4 0-8 0c0 0-5 0-5-4h-4v-5-98c0-13 0-17 0-26-4-4-4-8-9-12-4-5-4-9-12-13-5 0-9-4-13-4-8 0-17 4-26 8-9 9-17 17-26 26v119c0 5 0 5 0 5h-4c0 4 0 4-4 4h-5c-4 0-8 0-8 0-4 0-4 0-4-4-5 0-5 0-5 0v-5-255l5-4h4c0 0 4 0 8 0h5c4 0 4 0 4 0 4 0 4 4 4 4v106c9-13 21-17 31-21 8-4 17-9 25-9 13 0 21 0 30 5 9 4 13 12 17 17 9 8 9 12 13 21 0 8 4 21 4 34z">
          <text:p/>
        </draw:path>
        <draw:path draw:style-name="gr1" draw:text-style-name="P1" draw:layer="layout" svg:width="0.14cm" svg:height="0.187cm" svg:x="7.696cm" svg:y="18.371cm" svg:viewBox="0 0 141 188" svg:d="M141 184c-4 0-4 4-4 4-4 0-4 0-8 0s-9 0-9 0l-4-4v-21c-8 8-17 16-25 21-9 4-22 4-30 4s-17 0-26 0c-8-4-12-9-18-13-8-4-8-8-12-17-5-4-5-12-5-21s0-18 5-27c4-4 8-12 18-16 8-5 17-9 30-9 8-4 21-4 33-4h26v-13c0-8-4-13-4-21 0-4-5-9-5-13-4 0-8-4-12-4-5-4-13-4-22-4-4 0-12 0-21 4-4 0-8 4-13 4-4 4-8 4-12 9-6 0-6 0-10 0s-4 0-4-5c0-4 0-4 0-8v-4c0-4 0-4 4-9 0 0 4-4 10-4 4-4 8-4 12-4 9-4 13-4 18-9 8 0 16 0 21 0 12 0 21 0 29 5 13 4 17 8 22 12 8 5 12 13 12 21 4 9 4 17 4 26zM112 102h-30c-8 0-13 0-21 4-4 0-13 0-17 4-4 5-4 9-9 13 0 0-4 9-4 14 0 9 4 17 9 21 8 5 17 9 25 9 9 0 17-4 21-9 9-4 17-8 26-17z">
          <text:p/>
        </draw:path>
        <draw:path draw:style-name="gr1" draw:text-style-name="P1" draw:layer="layout" svg:width="0.152cm" svg:height="0.182cm" svg:x="7.871cm" svg:y="18.376cm" svg:viewBox="0 0 153 183" svg:d="M149 174c4 0 4 0 4 5h-4c0 4 0 4-4 4s-4 0-9 0c-4 0-8 0-8 0-4 0-4 0-9 0 0-4 0-4 0-4h-4l-39-68-43 68h-4v4c-4 0-4 0-4 0-4 0-8 0-8 0-5 0-9 0-13 0 0 0-4 0-4-4 0-5 0-5 0-5l55-85-51-81c0-4 0-4 0-4v-4h4c4 0 9 0 13 0 0 0 4 0 8 0h4 5v4l38 63 39-63c4 0 4-4 4-4h5 4 4c4 0 9 0 13 0h4v4 4l-52 81z">
          <text:p/>
        </draw:path>
        <draw:path draw:style-name="gr1" draw:text-style-name="P1" draw:layer="layout" svg:width="0.038cm" svg:height="0.254cm" svg:x="8.057cm" svg:y="18.304cm" svg:viewBox="0 0 39 255" svg:d="M35 246c0 5 0 5 0 5h-4c0 4 0 4-4 4 0 0-4 0-10 0h-4c-4 0-4 0-8-4v-5-170-4c4 0 4 0 8 0h4c6 0 10 0 10 0 4 0 4 0 4 0 4 0 4 0 4 0 0 4 0 4 0 4zM39 17c0 8 0 12-4 17-4 4-8 4-18 4-4 0-12 0-12-4-5-5-5-9-5-17 0-5 0-9 5-13 0-4 8-4 12-4 10 0 14 0 18 4 4 0 4 8 4 13z">
          <text:p/>
        </draw:path>
        <draw:path draw:style-name="gr1" draw:text-style-name="P1" draw:layer="layout" svg:width="0.118cm" svg:height="0.187cm" svg:x="8.134cm" svg:y="18.371cm" svg:viewBox="0 0 119 188" svg:d="M119 132c0 14 0 18-4 26-4 9-8 13-13 17-8 4-12 9-21 13-8 0-18 0-30 0-5 0-9 0-18 0-4 0-8 0-12-4-4 0-9 0-13-5-4 0-4-4-8-4v-4c0-4 0-4 0-8 0-5 0-5 0-9v-4h4 4c4 4 9 4 13 8 4 0 8 0 12 5 5 0 13 4 18 4 8 0 12-4 18-4 4 0 8-5 12-5 0-4 5-4 5-8 4-4 4-9 4-13 0-5 0-9-4-14-5-4-5-4-9-8-4 0-8-5-18-5-4-4-8-4-13-8-8 0-13-4-17-8-4 0-8-5-12-9-5-4-9-8-13-13 0-8 0-12 0-21 0-8 0-13 0-21 4-4 8-8 13-13 4-4 12-8 21-12 8-5 17-5 25-5 6 0 10 0 18 0 5 0 9 5 9 5 4 0 8 4 12 4 0 0 5 0 5 4h4v4 5 4 4c0 4 0 4 0 4 0 0 0 4-4 4 0 0-5 0-5-4-4 0-4 0-8-4-4 0-8 0-13-4-4 0-8 0-18 0-4 0-8 0-12 0-5 0-9 4-9 4-4 4-9 8-9 8 0 5 0 9 0 13s0 9 5 13c0 0 4 4 8 8 5 0 9 5 13 5 4 4 14 4 18 8 4 0 9 4 17 4 4 5 8 9 13 13 4 4 8 8 8 13 4 4 4 13 4 17z">
          <text:p/>
        </draw:path>
        <draw:path draw:style-name="gr1" draw:text-style-name="P1" draw:layer="layout" svg:width="0.17cm" svg:height="0.187cm" svg:x="8.375cm" svg:y="18.371cm" svg:viewBox="0 0 171 188" svg:d="M171 94c0 12 0 25-4 38-4 14-9 22-18 31-8 8-17 16-30 21-8 4-21 4-38 4-13 0-25 0-34-4-12-5-21-9-25-17-9-9-13-21-17-30-5-14-5-27-5-39 0-17 0-30 5-38 4-13 8-26 17-34 8-9 17-13 25-17 13-4 26-9 38-9 17 0 30 5 39 5 12 4 21 12 25 21 9 8 14 17 18 29 4 9 4 22 4 39zM136 94c0-9 0-17 0-26-4-8-4-17-8-21s-9-13-17-17c-9 0-17-4-26-4-8 0-17 4-25 4-4 4-9 8-13 17-8 4-8 13-12 21 0 9-5 17-5 26 0 8 5 16 5 25 4 9 4 17 8 22 4 9 8 13 17 17 4 5 13 5 25 5 9 0 17 0 22-5 8-4 12-8 17-12 4-9 8-14 12-23 0-8 0-17 0-29z">
          <text:p/>
        </draw:path>
        <draw:path draw:style-name="gr1" draw:text-style-name="P1" draw:layer="layout" svg:width="0.118cm" svg:height="0.267cm" svg:x="8.571cm" svg:y="18.291cm" svg:viewBox="0 0 119 268" svg:d="M119 17c0 4 0 4 0 8v5c-4 0-4 0-4 0h-4c0 0-4 0-4-5-4 0-4 0-10 0 0 0-4 0-8 0s-9 0-13 0c0 5-4 5-8 9 0 4 0 8-5 13 0 4 0 12 0 16v22h40 4v4 4c4 0 4 0 4 4 0 5-4 9-4 9 0 4 0 4-4 4h-40v149c0 5 0 5 0 5h-4c0 4 0 4-4 4 0 0-4 0-8 0h-5c-4 0-4 0-8-4v-5-149h-26c-4 0-4 0-4-4 0 0-4-4-4-9 0-4 0-4 4-4 0-4 0-4 0-4 0-4 0-4 0-4h4 26v-17c0-13 0-26 0-34 4-9 8-13 13-21 4-5 8-9 16-9 5-4 13-4 26-4 4 0 8 0 14 0 4 0 4 0 8 4 4 0 4 0 4 0 0 0 0 4 4 4v5z">
          <text:p/>
        </draw:path>
        <draw:path draw:style-name="gr1" draw:text-style-name="P1" draw:layer="layout" svg:width="0.115cm" svg:height="0.229cm" svg:x="8.774cm" svg:y="18.329cm" svg:viewBox="0 0 116 230" svg:d="M116 209c0 4 0 8 0 12-4 0-4 0-4 5h-4c-5 4-5 4-9 4 0 0-4 0-8 0 0 0-5 0-9 0-8 0-17 0-22 0-9-4-13-9-17-13s-4-12-9-17c0-8-4-17-4-25v-102h-21c-4 0-4 0-4-4-5 0-5-4-5-9 0-4 0-4 0-4 0-4 5-4 5-4 0-4 0-4 0-4h4 21v-44h4c0-4 0-4 0-4h5c4 0 4 0 8 0s4 0 9 0h4c0 0 5 0 5 4v44h43 4v4c0 0 4 0 4 4v4c0 5 0 9-4 9 0 4 0 4-4 4h-43v98c0 8 0 17 4 25 5 4 9 9 22 9h4c4 0 4 0 8-5h5 4c4 0 4 5 4 5 0 4 0 4 0 4z">
          <text:p/>
        </draw:path>
        <draw:path draw:style-name="gr1" draw:text-style-name="P1" draw:layer="layout" svg:width="0.144cm" svg:height="0.267cm" svg:x="8.932cm" svg:y="18.291cm" svg:viewBox="0 0 145 268" svg:d="M145 259c0 5 0 5 0 5-4 4-4 4-9 4h-4c-4 0-8 0-8 0-5 0-5 0-5-4-4 0-4 0-4 0v-5-98c0-13 0-17-4-26 0-4 0-8-4-12-5-5-9-9-13-13-5 0-9-4-17-4-4 0-14 4-22 8-9 9-17 17-26 26v119c0 5 0 5 0 5h-4c0 4 0 4-4 4 0 0-4 0-9 0-4 0-4 0-8 0l-4-4v-5-255-4c4 0 4 0 4 0 4 0 4 0 8 0 5 0 9 0 9 0 4 0 4 0 4 0l4 4v106c9-13 17-17 26-21 12-4 22-9 30-9 13 0 22 0 30 5 9 4 13 12 17 17 4 8 9 12 13 21 0 8 0 21 0 34z">
          <text:p/>
        </draw:path>
        <draw:path draw:style-name="gr1" draw:text-style-name="P1" draw:layer="layout" svg:width="0.157cm" svg:height="0.187cm" svg:x="9.122cm" svg:y="18.371cm" svg:viewBox="0 0 158 188" svg:d="M158 85c0 9 0 9-4 13 0 0-4 4-8 4h-112c0 8 0 17 5 26 0 9 4 13 8 18 4 8 9 12 18 12 9 5 17 5 25 5 9 0 17 0 22 0 8 0 13-5 17-5s8-4 13-4c4 0 4-4 4-4 4 0 4 0 4 4 0 0 4 0 4 4v5c0 4 0 4 0 4 0 4 0 4-4 4v4c0 0-4 4-8 4 0 0-5 5-13 5-4 0-13 4-17 4-9 0-17 0-26 0-12 0-26 0-35-4-12-5-21-9-29-17-4-9-13-17-17-30 0-14-5-27-5-43 0-13 5-26 5-39 4-12 13-21 17-29 8-9 17-13 25-17 13-4 27-9 39-9 13 0 21 5 34 9 9 4 17 8 22 17 8 4 12 12 12 25 4 9 4 17 4 30zM129 77c0-17-4-30-13-39-9-8-17-12-34-12-8 0-13 0-22 4-4 4-9 4-13 13-4 4-8 8-8 17-5 4-5 12-5 17z">
          <text:p/>
        </draw:path>
        <draw:path draw:style-name="gr1" draw:text-style-name="P1" draw:layer="layout" svg:width="0.131cm" svg:height="0.187cm" svg:x="9.407cm" svg:y="18.371cm" svg:viewBox="0 0 132 188" svg:d="M132 154c0 4 0 4 0 9v4c0 0 0 4-4 4 0 0-4 4-8 4-5 4-9 9-13 9s-9 4-13 4c-9 0-14 0-18 0-12 0-25 0-34-4-8-5-17-9-25-17-5-9-9-17-13-30-4-14-4-27-4-39 0-17 0-34 4-47 4-8 8-21 17-29 8-5 17-13 26-17 8 0 21-5 29-5 9 0 13 0 18 0 4 5 13 5 17 5 4 4 4 4 9 8 4 0 8 4 8 4l4 5v4 4 4c0 4 0 9 0 9 0 4-4 4-4 4-4 0-4 0-8-4 0 0-5-5-9-5-4-4-8-4-13-8-4 0-13-4-22-4-12 0-25 8-34 17-8 12-13 29-13 51 0 12 5 21 5 29 4 9 4 18 8 23 5 4 9 8 17 12 5 5 13 5 21 5 5 0 14 0 18-5 5 0 9-4 13-8 4 0 9-4 13-4 0-5 4-5 4-5h4v5 4z">
          <text:p/>
        </draw:path>
        <draw:path draw:style-name="gr1" draw:text-style-name="P1" draw:layer="layout" svg:width="0.17cm" svg:height="0.187cm" svg:x="9.568cm" svg:y="18.371cm" svg:viewBox="0 0 171 188" svg:d="M171 94c0 12 0 25-4 38-5 14-9 22-18 31-9 8-17 16-26 21-13 4-25 4-38 4-17 0-30 0-38-4-13-5-21-9-26-17-8-9-12-21-17-30-4-14-4-27-4-39 0-17 0-30 4-38 5-13 9-26 17-34 9-9 17-13 26-17 12-4 25-9 38-9 17 0 30 5 38 5 13 4 21 12 26 21 9 8 13 17 18 29 4 9 4 22 4 39zM136 94c0-9 0-17 0-26-4-8-4-17-9-21-4-4-8-13-17-17-4 0-12-4-25-4-9 0-17 4-21 4-9 4-13 8-17 17-5 4-9 13-13 21 0 9 0 17 0 26 0 8 0 16 0 25 4 9 4 17 8 22 5 9 9 13 17 17 9 5 17 5 26 5 8 0 17 0 25-5 5-4 9-8 17-12 5-9 5-14 9-23 0-8 0-17 0-29z">
          <text:p/>
        </draw:path>
        <draw:path draw:style-name="gr1" draw:text-style-name="P1" draw:layer="layout" svg:width="0.254cm" svg:height="0.187cm" svg:x="9.785cm" svg:y="18.371cm" svg:viewBox="0 0 255 188" svg:d="M255 179c0 5 0 5 0 5-4 0-4 0-4 0 0 4-5 4-5 4-5 0-5 0-9 0s-4 0-8 0c0 0-5 0-5-4h-4v-5-102c0-9 0-13 0-22 0-4-4-8-8-12 0-5-4-9-9-13-4 0-8-4-17-4-4 0-13 4-21 8-9 9-17 17-25 26v119c0 5 0 5 0 5-5 4-5 4-9 4h-4c-4 0-9 0-9 0-4 0-4 0-4-4-4 0-4 0-4 0v-5-102c0-9 0-13 0-22-4-4-4-8-9-12-4-5-4-9-8-13-5 0-13-4-17-4-9 0-13 4-21 8-9 9-17 17-26 26v119c0 5 0 5 0 5h-4c0 4 0 4-4 4 0 0-4 0-9 0h-4c-4 0-4 0-8-4v-5-170-4c4 0 4 0 4 0 4 0 4 0 8 0 5 0 5 0 9 0h4c0 4 0 4 0 4v21c13-8 21-17 30-21 8-4 17-9 29-9 4 0 13 0 17 5 5 0 13 4 17 4 5 4 5 8 9 13 4 4 4 8 8 12 5-4 13-12 17-17 4-4 9-8 13-8 4-4 13-4 17-9 4 0 8 0 13 0 8 0 21 0 25 5 9 4 17 12 21 17 5 8 10 12 10 21 0 8 4 21 4 29z">
          <text:p/>
        </draw:path>
        <draw:path draw:style-name="gr1" draw:text-style-name="P1" draw:layer="layout" svg:width="0.157cm" svg:height="0.255cm" svg:x="10.099cm" svg:y="18.371cm" svg:viewBox="0 0 158 256" svg:d="M158 95c0 12-5 25-5 38-4 13-8 21-17 30-4 8-12 16-22 21-8 4-21 4-34 4-4 0-8 0-13 0-4 0-8-4-12-4-5-5-9-5-13-9s-8-8-13-12v84c0 4 0 4 0 4l-4 5h-4c0 0-4 0-9 0 0 0-4 0-8 0h-4c0-5 0-5 0-5v-4-238-4c4 0 4 0 4 0 4 0 4 0 8 0h5c4 0 4 0 4 0 4 0 4 0 4 0 0 4 0 4 0 4v21c4-4 13-8 17-13 4-4 8-4 13-8 4-4 8-4 17-9 4 0 8 0 12 0 13 0 26 5 34 9 10 4 18 8 23 17 4 8 8 22 12 30 0 13 5 26 5 39zM124 95c0-9 0-17 0-26-6-4-6-13-10-21-4-5-8-10-12-14-5-4-13-8-22-8-4 0-8 4-13 4-4 0-8 4-12 4-5 4-9 9-13 14-4 4-8 8-13 13v68c9 12 17 21 26 25 8 4 17 9 25 9 4 0 13 0 17-5 9-4 13-8 17-17 0-4 4-12 4-21 6-9 6-17 6-25z">
          <text:p/>
        </draw:path>
        <draw:path draw:style-name="gr1" draw:text-style-name="P1" draw:layer="layout" svg:width="0.03cm" svg:height="0.267cm" svg:x="10.302cm" svg:y="18.291cm" svg:viewBox="0 0 31 268" svg:d="M31 259c0 5 0 5 0 5h-4c0 4 0 4-4 4 0 0-5 0-9 0h-4c-5 0-5 0-10-4v-5-255-4c5 0 5 0 10 0h4c4 0 9 0 9 0 4 0 4 0 4 0 4 0 4 4 4 4z">
          <text:p/>
        </draw:path>
        <draw:path draw:style-name="gr1" draw:text-style-name="P1" draw:layer="layout" svg:width="0.157cm" svg:height="0.187cm" svg:x="10.379cm" svg:y="18.371cm" svg:viewBox="0 0 158 188" svg:d="M158 85c0 9 0 9-4 13 0 0-5 4-9 4h-111c0 8 0 17 4 26 0 9 4 13 8 18 5 8 9 12 18 12 9 5 17 5 26 5 8 0 17 0 21 0 8 0 13-5 17-5s8-4 13-4l4-4c4 0 4 0 4 4l5 4v5c0 4 0 4 0 4 0 4-5 4-5 4v4c0 0-4 4-8 4 0 0-9 5-13 5s-13 4-17 4c-9 0-17 0-25 0-13 0-27 0-35-4-13-5-22-9-30-17-4-9-13-17-17-30 0-14-4-27-4-43 0-13 4-26 4-39 4-12 13-21 17-29 8-9 17-13 25-17 13-4 27-9 35-9 17 0 26 5 38 9 9 4 17 8 22 17 8 4 13 12 13 25 4 9 4 17 4 30zM128 77c0-17-4-30-13-39-8-8-17-12-34-12-8 0-12 0-22 4-4 4-8 4-13 13-4 4-8 8-8 17-4 4-4 12-4 17z">
          <text:p/>
        </draw:path>
        <draw:path draw:style-name="gr1" draw:text-style-name="P1" draw:layer="layout" svg:width="0.153cm" svg:height="0.182cm" svg:x="10.565cm" svg:y="18.376cm" svg:viewBox="0 0 154 183" svg:d="M149 174c0 0 5 0 5 5h-5c0 4-4 4-4 4-5 0-5 0-9 0s-8 0-13 0h-4c0-4 0-4-4-4l-42-68-39 68h-4v4c-4 0-4 0-8 0 0 0-5 0-9 0s-4 0-8 0c0 0-5 0-5-4 0-5 0-5 0-5l55-85-50-81c-5-4-5-4-5-4 0 0 0-4 5-4h4c4 0 4 0 8 0 5 0 9 0 9 0 4 0 4 0 8 0l4 4 39 63 38-63 4-4c4 0 4 0 4 0 5 0 5 0 9 0s8 0 8 0c5 0 5 0 9 0v4 4l-51 81z">
          <text:p/>
        </draw:path>
        <draw:path draw:style-name="gr1" draw:text-style-name="P1" draw:layer="layout" svg:width="0.161cm" svg:height="0.255cm" svg:x="10.837cm" svg:y="18.371cm" svg:viewBox="0 0 162 256" svg:d="M162 95c0 12-4 25-8 38 0 13-4 21-13 30-4 8-13 16-21 21-13 4-22 4-34 4-4 0-9 0-13 0s-8-4-13-4c-4-5-8-5-12-9-5-4-9-8-13-12v84c0 4 0 4 0 4 0 0-5 0-5 5h-5c-4 0-4 0-8 0s-4 0-8 0h-5c0-5 0-5 0-5-4 0-4 0-4-4v-238l4-4h5c4 0 4 0 8 0h4c4 0 4 0 4 0h5c0 4 0 4 0 4v21c5-4 9-8 13-13 9-4 13-4 17-8 5-4 9-4 13-9 9 0 13 0 17 0 13 0 26 5 34 9 9 4 17 8 21 17 5 8 9 22 13 30 0 13 4 26 4 39zM128 95c0-9 0-17-4-26 0-4-4-13-4-21-4-5-9-10-13-14-9-4-13-8-21-8-4 0-9 4-13 4s-8 4-13 4c-4 4-8 9-12 14-5 4-9 8-13 13v68c8 12 17 21 25 25 5 4 13 9 22 9 8 0 16 0 21-5 4-4 13-8 13-17 4-4 8-12 8-21 4-9 4-17 4-25z">
          <text:p/>
        </draw:path>
        <draw:path draw:style-name="gr1" draw:text-style-name="P1" draw:layer="layout" svg:width="0.03cm" svg:height="0.267cm" svg:x="11.045cm" svg:y="18.291cm" svg:viewBox="0 0 31 268" svg:d="M31 259c0 5 0 5 0 5h-5c0 4 0 4-4 4 0 0-5 0-9 0h-4c-5 0-5 0-9-4v-5-255-4c4 0 4 0 9 0h4c4 0 9 0 9 0 4 0 4 0 4 0 5 0 5 4 5 4z">
          <text:p/>
        </draw:path>
        <draw:path draw:style-name="gr1" draw:text-style-name="P1" draw:layer="layout" svg:width="0.14cm" svg:height="0.187cm" svg:x="11.121cm" svg:y="18.371cm" svg:viewBox="0 0 141 188" svg:d="M141 184l-4 4c0 0-4 0-8 0-5 0-5 0-9 0l-4-4v-21c-9 8-17 16-26 21-8 4-17 4-30 4-9 0-17 0-26 0-4-4-13-9-17-13s-8-8-13-17c-4-4-4-12-4-21s4-18 9-27c0-4 8-12 17-16 4-5 12-9 25-9 9-4 22-4 35-4h26v-13c0-8 0-13-5-21 0-4 0-9-4-13-4 0-8-4-13-4-4-4-12-4-17-4-9 0-17 0-22 4-8 0-13 4-17 4-4 4-8 4-13 9h-4c-4 0-4 0-4 0l-4-5c0-4 0-4 0-8v-4c0-4 4-4 4-9 0 0 4-4 8-4 5-4 9-4 17-4 5-4 9-4 18-9 4 0 12 0 17 0 13 0 26 0 34 5 9 4 13 8 22 12 4 5 8 13 8 21 4 9 4 17 4 26zM112 102h-26c-8 0-18 0-26 4-4 0-9 0-13 4-4 5-9 9-13 13 0 0 0 9 0 14 0 9 0 17 9 21 4 5 13 9 21 9 9 0 18-4 26-9 5-4 13-8 22-17z">
          <text:p/>
        </draw:path>
        <draw:path draw:style-name="gr1" draw:text-style-name="P1" draw:layer="layout" svg:width="0.144cm" svg:height="0.187cm" svg:x="11.321cm" svg:y="18.371cm" svg:viewBox="0 0 145 188" svg:d="M145 179c0 5 0 5 0 5-4 4-4 4-4 4-5 0-5 0-9 0s-9 0-9 0c-4 0-4 0-4-4h-5v-5-98c0-13 0-17 0-26-4-4-4-8-8-12-4-5-9-9-13-13-4 0-8-4-17-4-4 0-12 4-21 8-9 9-17 17-26 26v119c0 5 0 5 0 5h-4c0 4 0 4-4 4 0 0-4 0-9 0h-4c-4 0-4 0-8-4v-5-170-4c4 0 4 0 4 0 4 0 4 0 8 0 5 0 5 0 9 0h4c0 4 0 4 0 4v21c13-8 21-17 30-21s21-9 30-9c12 0 21 0 29 5 9 4 14 12 18 17 4 8 9 12 13 21 0 8 0 21 0 34z">
          <text:p/>
        </draw:path>
        <draw:path draw:style-name="gr1" draw:text-style-name="P1" draw:layer="layout" svg:width="0.157cm" svg:height="0.187cm" svg:x="11.512cm" svg:y="18.371cm" svg:viewBox="0 0 158 188" svg:d="M158 85c0 9 0 9-5 13 0 0-4 4-8 4h-111c0 8 0 17 0 26 4 9 8 13 12 18 5 8 9 12 17 12 5 5 17 5 26 5 8 0 17 0 22 0 9 0 13-5 17-5s9-4 13-4l4-4c0 0 4 0 4 4v4 5c0 4 0 4 0 4 0 4 0 4 0 4v4c0 0-4 4-8 4s-9 5-13 5-13 4-17 4c-9 0-18 0-26 0-13 0-26 0-39-4-8-5-17-9-25-17-9-9-13-17-17-30-4-14-4-27-4-43 0-13 0-26 4-39 4-12 13-21 17-29 8-9 17-13 25-17 13-4 22-9 34-9 17 0 26 5 35 9 13 4 22 8 26 17 4 4 8 12 12 25 5 9 5 17 5 30zM128 77c0-17-4-30-13-39-9-8-18-12-35-12-8 0-12 0-21 4-4 4-8 4-13 13-4 4-8 8-8 17-4 4-4 12-4 17z">
          <text:p/>
        </draw:path>
        <draw:path draw:style-name="gr1" draw:text-style-name="P1" draw:layer="layout" svg:width="0.135cm" svg:height="0.263cm" svg:x="11.716cm" svg:y="18.295cm" svg:viewBox="0 0 136 264" svg:d="M136 72c0 13 0 21-4 30-4 8-8 17-13 21-8 8-12 13-21 17-9 0-18 4-27 4l-4 48v4c-4 0-8 0-12 0-5 0-5 0-9 0h-4c0-4 0-4 0-4l-4-56v-5c4-4 4-4 4-4 0-4 4-4 4-4h4 5c8 0 16 0 21-4 8-5 13-5 17-9 5-4 5-12 9-17 0-4 0-12 0-17 0-8 0-17 0-21-4-4-9-12-13-17-5-4-9-8-13-8-9-4-13-4-21-4-9 0-17 0-22 4-4 0-8 0-12 4-5 0-9 4-13 4l-4 5-4-5v-4c0-4 0-4 0-8v-5c0-4 0-4 0-4 4-4 4-4 8-4 4-4 8-4 13-9 4 0 12 0 17-4 8 0 12 0 21 0 12 0 25 0 34 4 9 5 18 9 26 17 5 5 9 13 13 22 4 12 4 21 4 29zM76 243c0 4 0 8 0 8-5 4-5 9-5 9 0 0-4 4-8 4 0 0-4 0-8 0-5 0-9 0-9 0-4 0-4-4-8-4 0 0 0-5 0-9-5 0-5-4-5-8s0-9 5-13v-4c4-4 4-4 8-4 0 0 4 0 9 0 4 0 8 0 8 0 4 0 8 0 8 4 0 0 0 4 5 4 0 4 0 9 0 13z">
          <text:p/>
        </draw:path>
        <draw:path draw:style-name="gr1" draw:text-style-name="P1" draw:layer="layout" svg:width="0.14cm" svg:height="0.186cm" svg:x="4.467cm" svg:y="18.88cm" svg:viewBox="0 0 141 187" svg:d="M141 182c0 0 0 5-4 5 0 0-5 0-9 0 0 0-4 0-8 0 0 0 0-5-4-5v-21c-9 8-17 17-26 21-8 5-17 5-30 5-8 0-18 0-22 0-8-5-17-9-21-13-4-5-9-9-13-17 0-4-4-13-4-21 0-9 4-17 8-26 5-4 9-12 17-17 5-4 17-8 27-8 12-4 21-4 38-4h21v-13c0-9 0-13 0-21-4-5-4-9-8-13-4 0-9-4-13-4-4-4-8-4-17-4s-17 0-21 4c-5 0-14 4-18 4-4 4-9 4-13 8h-4-4v-4h-5c0-4 0-4 0-8v-4c5-5 5-5 5-9 4 0 4-4 8-4 4-5 9-5 17-5 4-4 9-4 18-8 4 0 13 0 21 0 9 0 22 0 30 4 9 4 17 9 21 13s9 13 13 21c0 9 0 17 0 26zM111 102h-25c-9 0-17 0-26 4-4 0-8 0-13 4s-9 9-9 13c-4 0-4 8-4 13 0 8 4 17 8 21 5 4 14 8 22 8 9 0 18-4 26-8 9-4 13-9 21-17z">
          <text:p/>
        </draw:path>
        <draw:path draw:style-name="gr1" draw:text-style-name="P1" draw:layer="layout" svg:width="0.043cm" svg:height="0.042cm" svg:x="4.666cm" svg:y="19.024cm" svg:viewBox="0 0 44 43" svg:d="M44 21c0 10-4 14-4 18-5 4-9 4-17 4-10 0-14 0-18-4-5-4-5-8-5-18 0-8 0-17 5-17 4-4 8-4 18-4 8 0 12 0 17 4 0 0 4 9 4 17z">
          <text:p/>
        </draw:path>
        <draw:path draw:style-name="gr1" draw:text-style-name="P1" draw:layer="layout" svg:width="0.187cm" svg:height="0.25cm" svg:x="5.095cm" svg:y="18.816cm" svg:viewBox="0 0 188 251" svg:d="M183 239l5 4c0 4 0 4-5 4 0 4 0 4-4 4s-4 0-8 0c-5 0-9 0-13 0h-4c0-4-4-4-4-4v-4l-55-97-56 97c0 4 0 4-4 4v4c-4 0-4 0-8 0 0 0-5 0-10 0-4 0-8 0-8 0-5 0-5 0-5-4-4 0-4 0-4-4 4 0 4-4 4-4l69-115-64-111c-5 0-5-4-5-4 0-4 0-4 0-4 5-5 5-5 9-5 0 0 4 0 9 0s9 0 9 0c4 0 4 0 8 0 0 5 0 5 0 5 0 0 4 0 4 4l52 90 55-90c0-4 0-4 0-4 0 0 4 0 4-5h4c4 0 4 0 8 0 5 0 9 0 9 0 4 0 4 0 8 5v4c0 0 0 4-4 4l-63 111z">
          <text:p/>
        </draw:path>
        <draw:path draw:style-name="gr1" draw:text-style-name="P1" draw:layer="layout" svg:width="0.157cm" svg:height="0.267cm" svg:x="4.48cm" svg:y="19.312cm" svg:viewBox="0 0 158 268" svg:d="M158 175c0 13 0 25-5 38-4 13-8 21-12 30-9 8-17 17-27 21-8 4-17 4-29 4-5 0-13 0-17 0-5 0-9-4-13-4-5-4-9-4-13-8-4-5-8-9-13-13v17c0 4 0 4-4 4v4h-4c-4 0-4 0-9 0h-4c-4 0-4 0-4 0-4-4-4-4-4-4v-4-256l4-4h4c0 0 4 0 9 0 0 0 4 0 8 0h4v4 108c9-9 13-13 17-13 4-4 9-9 13-9 4-4 9-4 13-8 8 0 13 0 17 0 13 0 21 4 29 8 10 5 18 9 23 17 8 9 12 21 12 30 5 13 5 25 5 38zM124 179c0-12 0-21 0-25 0-9-6-17-10-26 0-4-4-8-12-12-5-4-13-9-22-9-4 0-4 5-8 5s-9 4-13 4c-4 4-9 8-13 12-4 5-8 9-17 13v68c9 13 17 21 26 25 8 5 17 9 25 9 9 0 17 0 22-4 4-5 8-9 12-17 4-5 4-13 10-22 0-8 0-16 0-21z">
          <text:p/>
        </draw:path>
        <draw:path draw:style-name="gr1" draw:text-style-name="P1" draw:layer="layout" svg:width="0.043cm" svg:height="0.042cm" svg:x="4.683cm" svg:y="19.537cm" svg:viewBox="0 0 44 43" svg:d="M44 22c0 8-5 13-5 17-5 4-9 4-17 4-9 0-13 0-17-4-6-4-5-9-5-17 0-9-1-18 5-18 4-4 8-4 17-4 8 0 12 0 17 4 0 0 5 9 5 18z">
          <text:p/>
        </draw:path>
        <draw:path draw:style-name="gr1" draw:text-style-name="P1" draw:layer="layout" svg:width="0.176cm" svg:height="0.25cm" svg:x="5.095cm" svg:y="19.329cm" svg:viewBox="0 0 177 251" svg:d="M103 154v89c0 4 0 4 0 4-4 4-4 4-8 4h-5c-4 0-8 0-8 0-5 0-5 0-5-4-4 0-4 0-4 0v-4-89l-73-141v-4c0-5 0-5 0-5 0-4 0-4 4-4 5 0 5 0 9 0s8 0 13 0c0 0 4 0 4 4h4v5l35 69c4 8 8 17 8 21 5 8 9 17 13 25 0-8 5-17 9-21 4-8 4-17 8-21l34-73c0-5 0-5 4-5 5-4 5-4 5-4 4 0 8 0 8 0 8 0 8 0 13 0 4 0 4 0 4 4 0 0 4 0 0 5v4z">
          <text:p/>
        </draw:path>
        <draw:path draw:style-name="gr1" draw:text-style-name="P1" draw:layer="layout" svg:width="0.136cm" svg:height="0.186cm" svg:x="4.467cm" svg:y="19.906cm" svg:viewBox="0 0 137 187" svg:d="M137 153c0 5 0 5 0 9v4l-5 4c0 0-4 5-8 5-4 4-8 8-13 8-4 0-8 4-17 4-4 0-8 0-17 0-13 0-22 0-35-4-8-4-17-8-21-17-8-8-13-17-17-30 0-12-4-25-4-38 0-18 4-35 8-48 5-8 9-21 17-29 5-4 13-13 26-17 9 0 18-4 31-4 4 0 12 0 17 0 4 4 8 4 12 4 5 4 9 4 13 8 4 0 4 5 8 5v4c0 0 5 0 5 4v4 5c0 4 0 8 0 8-5 4-5 4-5 4-4 0-4 0-8-4-4 0-4-4-8-4-5-4-9-4-13-9-9 0-13-4-21-4-18 0-27 9-35 17-9 13-13 30-13 52 0 13 0 21 4 30 0 8 4 17 9 21 4 4 8 8 13 13 9 4 13 4 22 4 8 0 12 0 21-4 4 0 8-5 13-9 4 0 8-4 8-4 4-4 8-4 8-4 5 0 5 0 5 4v4z">
          <text:p/>
        </draw:path>
        <draw:path draw:style-name="gr1" draw:text-style-name="P1" draw:layer="layout" svg:width="0.043cm" svg:height="0.042cm" svg:x="4.645cm" svg:y="20.05cm" svg:viewBox="0 0 44 43" svg:d="M44 22c0 9-5 13-5 17-5 4-9 4-18 4-8 0-12 0-16-4-5-4-5-8-5-17 0-8 0-18 5-18 4-4 8-4 16-4 9 0 13 0 18 4 0 0 5 10 5 18z">
          <text:p/>
        </draw:path>
        <draw:path draw:style-name="gr1" draw:text-style-name="P1" draw:layer="layout" svg:width="0.161cm" svg:height="0.25cm" svg:x="5.099cm" svg:y="19.842cm" svg:viewBox="0 0 162 251" svg:d="M162 234c0 5 0 5 0 9v4h-4c0 4 0 4 0 4h-149l-4-4c-5-4-5-4-5-8v-9-4-4c0-5 5-5 5-5 0-4 0-4 4-8l114-179h-114-4v-4-5c-5 0-5-4-5-4 0-4 0-4 5-8v-5c4 0 4-4 4-4h137c4 0 8 4 8 4 4 5 4 5 4 9v8c0 5 0 5 0 5 0 4 0 4 0 4 0 5-4 5-4 9l-4 5-116 178h124c0 0 4 0 4 4 0 0 0 4 0 8z">
          <text:p/>
        </draw:path>
        <draw:path draw:style-name="gr1" draw:text-style-name="P1" draw:layer="layout" svg:width="0.161cm" svg:height="0.267cm" svg:x="4.467cm" svg:y="20.338cm" svg:viewBox="0 0 162 268" svg:d="M162 260c0 4 0 4 0 4-4 0-4 0-4 4h-4c0 0-5 0-9 0h-4c-4 0-4 0-4 0 0-4-5-4-5-4v-4-22c-8 9-18 17-30 26-9 4-17 4-30 4s-25 0-34-4c-8-4-13-13-21-21-4-9-9-17-13-30 0-13-4-21-4-34 0-17 4-30 8-43 0-8 5-21 13-29 4-9 13-13 21-17 13-4 21-9 34-9 9 0 17 5 26 9 8 4 17 8 26 17v-99c0-4 0-4 0-4h4c0-4 5-4 5-4 4 0 4 0 8 0s4 0 9 0c0 0 4 0 4 4 4 0 4 0 4 4zM128 141c-9-9-18-17-26-26-5-4-13-8-22-8-8 0-17 4-21 8-8 5-12 9-12 13-5 8-9 13-9 21-4 9-4 17-4 26 0 8 0 17 4 25 0 9 0 17 4 21 5 9 9 13 13 17 8 5 13 5 21 5 4 0 9 0 13 0 4-5 8-5 13-9 4 0 8-4 12-8 5-5 10-9 14-17z">
          <text:p/>
        </draw:path>
        <draw:path draw:style-name="gr1" draw:text-style-name="P1" draw:layer="layout" svg:width="0.043cm" svg:height="0.042cm" svg:x="4.683cm" svg:y="20.563cm" svg:viewBox="0 0 44 43" svg:d="M44 21c0 8-5 13-5 18-5 4-9 4-17 4-9 0-13 0-17-4-6-5-5-10-5-18 0-9-1-17 5-17 4-4 8-4 17-4 8 0 12 0 17 4 0 0 5 8 5 17z">
          <text:p/>
        </draw:path>
        <draw:path draw:style-name="gr1" draw:text-style-name="P1" draw:layer="layout" svg:width="0.033cm" svg:height="0.25cm" svg:x="5.121cm" svg:y="20.355cm" svg:viewBox="0 0 34 251" svg:d="M34 243c0 4 0 4-4 4 0 4-4 4-4 4-4 0-4 0-9 0-4 0-9 0-9 0-4 0-4 0-4-4-4 0-4 0-4 0v-4-235c0-4 0-4 0-4h4c0-4 0-4 4-4 0 0 5 0 9 0 0 0 5 0 9 0l4 4c4 0 4 0 4 4z">
          <text:p/>
        </draw:path>
        <draw:path draw:style-name="gr1" draw:text-style-name="P1" draw:layer="layout" svg:width="0.254cm" svg:height="0.187cm" svg:x="5.214cm" svg:y="20.418cm" svg:viewBox="0 0 255 188" svg:d="M255 180c0 4 0 4 0 4h-4c0 4 0 4-5 4h-4c-4 0-9 0-9 0-4 0-4 0-4-4-4 0-4 0-4 0v-4-103c0-9 0-13-4-22 0-4 0-8-5-12-4-4-8-9-12-13-5 0-9-4-13-4-9 0-17 4-21 8-9 9-17 17-26 26v120c0 4 0 4 0 4h-4c0 4-4 4-4 4 0 0-5 0-9 0 0 0-4 0-8 0l-5-4v-4-103c0-9-4-13-4-22 0-4-4-8-4-12-4-4-8-9-13-13-4 0-8-4-17-4-4 0-13 4-21 8-4 9-13 17-21 26v120c0 4 0 4-4 4 0 4-5 4-5 4-4 0-4 0-8 0s-4 0-9 0c0 0-4 0-4-4h-4v-4-171-4h4 4c0 0 5 0 9 0h4c4 0 4 0 4 0h5c0 4 0 4 0 4v21c8-8 16-17 29-21 9-4 17-9 26-9 8 0 13 0 21 5 4 0 8 4 13 4 4 4 8 8 12 13 0 4 5 8 5 12 8-4 12-12 17-17 8-4 12-8 17-8 4-4 8-4 12-9 5 0 9 0 13 0 13 0 21 0 30 5 8 4 13 12 17 17 4 8 9 12 9 21 4 8 4 21 4 30z">
          <text:p/>
        </draw:path>
        <draw:path draw:style-name="gr1" draw:text-style-name="P1" draw:layer="layout" svg:width="0.14cm" svg:height="0.187cm" svg:x="5.515cm" svg:y="20.418cm" svg:viewBox="0 0 141 188" svg:d="M141 184l-4 4c0 0-4 0-8 0-5 0-5 0-9 0 0 0 0-4-4-4v-21c-10 8-18 17-27 21-8 4-17 4-29 4-9 0-17 0-26 0-4-4-13-8-17-13-4-4-8-8-12-17 0-4-5-12-5-21s5-18 9-26c0-4 8-13 17-17 4-4 13-9 25-9 9-4 21-4 34-4h26v-13c0-8 0-13 0-21-5-4-5-8-9-13-4 0-8-4-13-4-4-4-12-4-17-4-8 0-16 0-21 4-8 0-12 4-17 4-4 5-8 5-13 9h-4c-4 0-4 0-4 0v-4c-4 0-4 0-4 0 0-5 0-5 0-9v-4c0-4 4-4 4-9 0 0 4-4 8-4 5-4 9-4 18-4 4-4 8-4 17-9 4 0 12 0 16 0 13 0 26 0 34 5 10 4 18 8 23 12 4 5 8 13 12 22 0 8 0 16 0 25zM111 102h-26c-8 0-17 0-25 5-4 0-9 0-13 4s-8 8-13 12c0 0 0 9 0 14 0 9 0 17 9 21 4 5 13 9 21 9s17-4 25-9c5-4 13-8 22-17z">
          <text:p/>
        </draw:path>
        <draw:path draw:style-name="gr1" draw:text-style-name="P1" draw:layer="layout" svg:width="0.166cm" svg:height="0.255cm" svg:x="5.693cm" svg:y="20.418cm" svg:viewBox="0 0 167 256" svg:d="M167 17c0 5 0 9-5 9 0 5 0 5-5 5h-25c4 4 9 9 13 13 0 8 0 12 0 17 0 13 0 21-4 30-5 4-9 12-13 17-5 4-13 8-22 12-8 4-17 4-25 4s-17 0-21-4c-9 0-13-4-17-4 0 0-4 4-4 8 0 0 0 5 0 9s0 8 4 13c4 0 8 4 17 4h46c9 0 13 4 22 4 8 4 13 4 17 9 8 4 12 8 12 12 5 9 5 13 5 21 0 9 0 17-5 22-4 8-8 17-12 21-9 4-17 8-30 12-9 5-21 5-34 5-17 0-25 0-38-5-9 0-17-4-21-8-9-4-13-8-17-17 0-4-5-8-5-17 0-4 5-8 5-13 0-4 0-8 4-8 0-4 4-8 8-13 5-4 5-4 9-8-4-4-9-9-13-13s-4-8-4-17c0-4 0-13 4-17 4-8 9-12 13-17-4-4-9-12-9-17-4-8-4-12-4-21s0-21 4-25c5-9 9-18 13-23 9-4 13-8 21-12 9-5 17-5 30-5 4 0 8 0 13 0 4 0 8 5 12 5h51c5 0 5 0 5 4 5 0 5 4 5 8zM115 65c0-13-4-21-9-30-8-4-17-9-29-9-4 0-9 0-13 0-4 5-8 9-13 9-4 5-4 9-8 13 0 4 0 13 0 17 0 9 4 21 8 26 9 8 17 8 30 8 4 0 8 0 13 0 4-4 8-4 12-8 5-5 5-9 9-13 0-4 0-9 0-13zM132 201c0-9-4-17-9-17-8-4-17-9-25-9h-42c-5 0-9 5-13 9 0 0-4 4-4 8-5 0-5 4-5 9v4c0 8 5 17 13 21 9 4 17 4 34 4 8 0 17 0 25 0 5-4 9-4 13-8s9-9 9-13c4 0 4-4 4-8z">
          <text:p/>
        </draw:path>
        <draw:path draw:style-name="gr1" draw:text-style-name="P1" draw:layer="layout" svg:width="0.038cm" svg:height="0.254cm" svg:x="5.893cm" svg:y="20.351cm" svg:viewBox="0 0 39 255" svg:d="M35 247c0 4 0 4 0 4-5 4-5 4-9 4h-4c-4 0-9 0-9 0-5 0-5 0-5-4-4 0-4 0-4 0v-4-171-4h4 5c0 0 5 0 9 0h4c4 0 4 0 9 0 0 4 0 4 0 4zM39 17c0 8 0 12-4 17 0 4-9 4-13 4-9 0-14 0-18-4-4-5-4-9-4-17 0-5 0-9 4-13s9-4 18-4c4 0 13 0 13 4 4 0 4 8 4 13z">
          <text:p/>
        </draw:path>
        <draw:path draw:style-name="gr1" draw:text-style-name="P1" draw:layer="layout" svg:width="0.149cm" svg:height="0.187cm" svg:x="5.986cm" svg:y="20.418cm" svg:viewBox="0 0 150 188" svg:d="M150 180c0 4 0 4 0 4h-5c0 4 0 4-4 4 0 0-4 0-8 0-5 0-5 0-9 0l-4-4v-4-99c0-13-4-17-4-26 0-4-4-8-9-12 0-4-4-9-8-13-4 0-13-4-17-4-9 0-17 4-25 8-5 9-13 17-22 26v120c0 4-4 4-4 4-4 4-4 4-4 4-5 0-5 0-9 0s-8 0-8 0c0 0-6 0-6-4h-4v-4-171-4h4 6 4c4 0 8 0 8 0 5 0 5 0 5 0h4c0 4 0 4 0 4v21c8-8 17-17 30-21 8-4 17-9 25-9 13 0 21 0 30 5 8 4 17 12 21 17 4 8 8 12 8 21 5 8 5 21 5 34z">
          <text:p/>
        </draw:path>
        <draw:path draw:style-name="gr1" draw:text-style-name="P1" draw:layer="layout" svg:width="0.14cm" svg:height="0.187cm" svg:x="6.177cm" svg:y="20.418cm" svg:viewBox="0 0 141 188" svg:d="M141 184l-4 4c0 0-4 0-8 0-5 0-5 0-9 0 0 0 0-4-4-4v-21c-9 8-17 17-26 21-8 4-17 4-29 4-9 0-17 0-26 0-4-4-13-8-17-13-4-4-8-8-14-17 0-4-4-12-4-21s4-18 10-26c4-4 8-13 17-17 4-4 12-9 25-9 9-4 21-4 34-4h26v-13c0-8 0-13 0-21-5-4-5-8-9-13-4 0-8-4-13-4-4-4-12-4-17-4-8 0-17 0-21 4-8 0-13 4-17 4-4 5-8 5-13 9h-4c-4 0-4 0-4 0v-4c-4 0-4 0-4 0 0-5 0-5 0-9v-4c0-4 4-4 4-9 4 0 4-4 8-4 5-4 9-4 17-4 5-4 9-4 17-9 5 0 13 0 17 0 13 0 26 0 34 5 9 4 17 8 22 12 4 5 8 13 12 22 0 8 0 16 0 25zM112 102h-26c-8 0-17 0-25 5-5 0-9 0-13 4s-9 8-13 12c0 0 0 9 0 14 0 9 0 17 9 21 4 5 12 9 21 9 8 0 17-4 25-9 5-4 13-8 22-17z">
          <text:p/>
        </draw:path>
        <draw:path draw:style-name="gr1" draw:text-style-name="P1" draw:layer="layout" svg:width="0.102cm" svg:height="0.187cm" svg:x="6.377cm" svg:y="20.418cm" svg:viewBox="0 0 103 188" svg:d="M103 22v4c0 4 0 4-5 4 0 4 0 4 0 4-4 0-4 0-4 0-4 0-4 0-8 0 0-4 0-4-5-4-4 0-4 0-8 0 0 0-5 0-9 0-4 4-4 4-8 9-4 4-9 8-13 12s-9 9-14 17v112c0 4 0 4 0 4-4 4-4 4-4 4-4 0-8 0-8 0-5 0-9 0-9 0-4 0-4 0-4-4-4 0-4 0-4 0v-4-171-4h4 4 4c5 0 9 0 9 0h4 4c0 4 0 4 0 4v25c5-8 10-12 14-17 4-4 9-8 13-8 0-4 4-4 8-9 4 0 9 0 13 0h4c5 0 5 0 9 0l4 5c4 0 4 0 4 0v4h5v4c0 0 0 4 0 9z">
          <text:p/>
        </draw:path>
        <draw:path draw:style-name="gr1" draw:text-style-name="P1" draw:layer="layout" svg:width="0.162cm" svg:height="0.25cm" svg:x="6.491cm" svg:y="20.423cm" svg:viewBox="0 0 163 251" svg:d="M103 182l-25 60c0 4 0 4-4 9-5 0-9 0-17 0h-5c-4 0-4 0-8-5 0-4 0-4 0-4l25-60c0-4-4-4-4-4v-4l-65-162c0-4 0-8 0-8v-4h5c4 0 8 0 8 0 5 0 9 0 13 0h5c4 4 4 4 4 4l47 140h4l47-140v-4c4 0 4 0 4 0 5 0 9 0 13 0s4 0 8 0h5v4 4z">
          <text:p/>
        </draw:path>
        <draw:path draw:style-name="gr1" draw:text-style-name="P1" draw:layer="layout" svg:width="0.161cm" svg:height="0.186cm" svg:x="4.467cm" svg:y="20.923cm" svg:viewBox="0 0 162 187" svg:d="M162 86c0 8-4 8-4 12-4 0-9 5-9 5h-115c0 8 0 17 4 25 0 8 4 13 9 17 4 8 8 13 16 13 9 4 18 4 26 4 9 0 17 0 21 0 9 0 14-4 18-4s9-5 13-5 4-4 8-4v4h5v5 4c0 4 0 4 0 4 0 4 0 4 0 4l-5 5-4 4c-4 0-8 4-17 4-4 0-9 4-18 4-8 0-17 0-21 0-17 0-30 0-38-4-13-4-21-8-26-17-8-8-12-17-17-30-4-12-8-25-8-42 0-13 4-25 8-38 5-13 9-21 17-30 5-8 13-12 26-17 8-4 21-9 34-9s25 5 34 9c9 5 18 9 22 17 8 5 13 13 17 26 0 8 4 17 4 29zM128 77c0-17-4-29-13-38-5-8-17-13-34-13-5 0-13 0-18 5-8 4-12 4-16 12-5 5-5 9-9 17 0 5-4 13-4 17z">
          <text:p/>
        </draw:path>
        <draw:path draw:style-name="gr1" draw:text-style-name="P1" draw:layer="layout" svg:width="0.042cm" svg:height="0.042cm" svg:x="4.675cm" svg:y="21.067cm" svg:viewBox="0 0 43 43" svg:d="M43 21c0 9-4 13-4 18-4 4-8 4-17 4-8 0-13 0-18-4-4-5-4-9-4-18 0-8 0-17 4-17 5-4 10-4 18-4 9 0 13 0 17 4 0 0 4 9 4 17z">
          <text:p/>
        </draw:path>
        <draw:path draw:style-name="gr1" draw:text-style-name="P1" draw:layer="layout" svg:width="0.161cm" svg:height="0.25cm" svg:x="5.121cm" svg:y="20.859cm" svg:viewBox="0 0 162 251" svg:d="M162 179c0 9 0 13 0 21-5 5-9 13-9 17-4 5-8 9-13 13-8 4-12 9-16 13-9 0-18 4-23 4-8 0-17 4-25 4h-64c-4 0-8-4-8-4-4-4-4-4-4-13v-216c0-9 0-9 4-14 0 0 4-4 8-4h56c12 0 25 4 38 4 9 5 18 9 22 14 8 9 12 13 12 21 5 9 9 17 9 26 0 8-4 13-4 17s-5 13-5 17c-4 4-8 8-12 8-4 5-9 9-13 9 4 4 13 4 17 8 8 5 13 9 17 13s8 13 8 17c5 8 5 17 5 25zM115 69c0-4-5-13-5-17s-4-8-9-13c-4-4-8-4-12-8-5 0-13 0-21 0h-35v81h35c8 0 16-5 21-5 4-4 8-4 12-8 5-4 9-9 9-13 0-8 5-13 5-17zM128 179c0-4 0-12-4-17 0-8-5-12-9-17-5 0-14-4-18-8-8 0-17 0-25 0h-39v85h47c9 0 13 0 17 0 9-5 13-5 18-9 4-4 9-8 9-13 4-8 4-12 4-21z">
          <text:p/>
        </draw:path>
        <draw:path draw:style-name="gr1" draw:text-style-name="P1" draw:layer="layout" svg:width="0.14cm" svg:height="0.186cm" svg:x="5.405cm" svg:y="20.923cm" svg:viewBox="0 0 141 187" svg:d="M141 183l-4 4c0 0-5 0-9 0s-4 0-8 0l-4-4v-21c-9 8-17 17-26 21s-18 4-31 4c-8 0-16 0-25 0-4-4-13-8-17-12-4-5-9-9-13-17-4-5-4-13-4-22 0-8 4-16 8-25 0-4 9-13 17-17 5-4 13-9 26-9 8-4 21-4 34-4h26v-13c0-8 0-12-4-21 0-4 0-8-4-12-4 0-9-5-13-5-5-4-14-4-18-4-8 0-17 0-21 4-8 0-13 5-17 5-4 4-9 4-13 8h-4c-4 0-4 0-4 0l-5-4c0-4 0-4 0-9v-4c0-4 5-4 5-8 0 0 4-5 8-5 4-4 9-4 17-4 5-4 9-4 17-9 4 0 13 0 17 0 13 0 27 0 35 5 9 4 13 8 21 13 4 4 9 12 9 21 4 8 4 17 4 25zM111 102h-26c-9 0-17 0-26 5-4 0-8 0-12 4s-9 9-13 13c0 0 0 8 0 12 0 9 0 17 9 22 4 4 12 8 21 8 8 0 17-4 26-8 4-5 13-9 21-17z">
          <text:p/>
        </draw:path>
        <draw:path draw:style-name="gr1" draw:text-style-name="P1" draw:layer="layout" svg:width="0.149cm" svg:height="0.186cm" svg:x="5.604cm" svg:y="20.923cm" svg:viewBox="0 0 150 187" svg:d="M150 179c0 4 0 4 0 4-4 0-4 0-4 0 0 4-5 4-5 4-4 0-4 0-8 0s-4 0-9 0c0 0-4 0-4-4-4 0-4 0-4-4v-98c0-12 0-16 0-25-4-4-4-8-9-13 0-4-4-8-8-12-10 0-14-5-18-5-9 0-17 5-26 9-8 8-16 17-25 25v119c0 4 0 4 0 4-4 4-4 4-8 4h-5c-4 0-8 0-8 0-4 0-4 0-4-4-5 0-5 0-5 0v-4-170-4h5 4 4c4 0 9 0 9 0h4c4 4 4 4 4 4v22c9-9 17-17 25-22 13-4 22-9 30-9 14 0 22 0 31 5 8 4 13 13 21 17 4 9 9 13 9 21 4 9 4 22 4 34z">
          <text:p/>
        </draw:path>
        <draw:path draw:style-name="gr1" draw:text-style-name="P1" draw:layer="layout" svg:width="0.158cm" svg:height="0.267cm" svg:x="5.799cm" svg:y="20.842cm" svg:viewBox="0 0 159 268" svg:d="M159 260c0 4 0 4 0 4 0 0-5 0-5 4h-4-4c-4 0-4 0-9 0h-4c0-4 0-4-4-4v-4-21c-9 8-17 17-26 25-12 4-22 4-35 4-12 0-21 0-29-4-13-4-17-13-26-21-4-9-8-17-8-30-5-12-5-21-5-34 0-17 0-29 5-42 4-8 8-21 12-30 9-8 13-12 26-17 8-4 17-8 30-8 8 0 22 4 30 8 9 5 13 9 21 17v-98c0-4 0-4 5-4 0-5 4-5 4-5 4 0 4 0 9 0 4 0 4 0 8 0 0 0 4 0 4 5h5v4zM124 141c-8-8-16-17-21-25-8-4-18-9-26-9-9 0-17 5-21 9-5 4-9 8-13 13-4 8-8 12-8 21 0 8-5 17-5 25 0 9 5 17 5 26 0 8 4 16 4 21 4 8 8 12 17 17 4 4 8 4 17 4 4 0 8 0 12 0 6-4 10-4 14-9 4 0 9-4 13-8s8-9 12-17z">
          <text:p/>
        </draw:path>
        <draw:path draw:style-name="gr1" draw:text-style-name="P1" draw:layer="layout" svg:width="0.187cm" svg:height="0.25cm" svg:x="6.105cm" svg:y="20.859cm" svg:viewBox="0 0 188 251" svg:d="M188 124c0 21 0 38-9 55-4 17-12 30-21 38-13 13-25 22-39 26-17 4-34 8-55 8h-51c-5 0-9-4-9-4-4-4-4-4-4-13v-216c0-9 0-9 4-14 0 0 4-4 9-4h55c21 0 38 4 51 9 18 9 31 18 39 26 13 9 17 21 26 38 4 13 4 30 4 51zM154 124c0-12 0-25-4-38-5-8-9-21-17-30-5-8-14-12-27-17-8-8-25-8-42-8h-34v191h34c17 0 29 0 42-5 9-4 17-12 27-21 8-4 12-17 17-29 4-13 4-26 4-43z">
          <text:p/>
        </draw:path>
        <draw:path draw:style-name="gr1" draw:text-style-name="P1" draw:layer="layout" svg:width="0.161cm" svg:height="0.254cm" svg:x="3.198cm" svg:y="22.453cm" svg:viewBox="0 0 162 255" svg:d="M162 170c0 13 0 22-4 30-4 13-9 21-17 30-4 4-13 12-25 17-9 4-23 8-39 8-9 0-17-4-26-4-9-4-13-9-21-13-5-4-9-8-13-17-4-4-8-12-8-21-5-8-5-21-9-30 0-12 0-21 0-33 0-13 0-22 0-34 4-9 4-21 9-30 4-8 4-21 12-30 4-8 9-18 17-22 9-8 17-13 30-17 9-4 21-4 34-4 5 0 9 0 18 0 4 0 8 0 13 4 4 0 4 0 8 0 4 4 4 4 4 4 4 0 4 0 4 5v4 4c0 4 0 4 0 4 0 6 0 6 0 6 0 4 0 4 0 4h-4-4c-4 0-8-4-8-4-5 0-9 0-13-6-4 0-13 0-18 0-13 0-21 6-34 10-8 4-13 8-17 17-9 8-13 17-13 30-4 12-4 21-4 33 0-4 4-4 8-4 5-4 9-4 18-8 4 0 8 0 12 0 5-5 13-5 17-5 13 0 27 5 35 5 9 4 17 8 21 17 9 4 13 12 13 21 4 8 4 21 4 29zM128 175c0-9 0-17 0-22 0-4-4-12-8-16-4-5-9-5-13-9-5 0-14-4-22-4-4 0-8 0-13 4-8 0-12 0-17 0-4 4-8 4-13 9-4 0-4 4-8 4 0 17 0 29 4 42 0 9 4 17 9 26 4 8 8 12 13 12 8 4 12 4 21 4 8 0 17 0 21-4 9 0 14-4 18-12 4-5 4-9 8-17 0-5 0-13 0-17z">
          <text:p/>
        </draw:path>
        <draw:path draw:style-name="gr1" draw:text-style-name="P1" draw:layer="layout" svg:width="0.042cm" svg:height="0.042cm" svg:x="3.406cm" svg:y="22.661cm" svg:viewBox="0 0 43 43" svg:d="M43 21c0 8-4 12-4 17-4 5-8 5-17 5s-14 0-18-5c-4 0-4-9-4-17 0-9 0-13 4-17s9-4 18-4 13 0 17 4c0 0 4 8 4 17z">
          <text:p/>
        </draw:path>
        <draw:path draw:style-name="gr1" draw:text-style-name="P1" draw:layer="layout" svg:width="0.178cm" svg:height="0.254cm" svg:x="3.835cm" svg:y="22.453cm" svg:viewBox="0 0 179 255" svg:d="M179 217v4 4c-4 0-4 0-4 5-6 4-6 4-10 8-4 0-8 4-17 4-4 5-13 9-21 9-9 0-17 4-25 4-17 0-30-4-43-8-13-9-25-13-34-26-8-8-17-21-21-38s-4-34-4-51c0-21 0-42 4-55 8-17 13-29 25-42 9-14 21-22 34-27 13-4 26-8 43-8 8 0 12 0 21 0 8 4 13 4 17 8 8 0 13 5 17 5 4 4 8 4 8 8 6 0 6 4 6 4v6 4 4c0 4 0 4 0 4 0 5 0 5 0 9h-6c0 0-4 0-8-4 0 0-4-5-13-5-4-4-8-8-17-8-8-4-17-4-25-4-13 0-21 0-30 4-8 4-17 13-21 21-9 9-13 17-17 30-4 12-4 25-4 42s0 30 4 42c4 13 8 22 12 30 9 9 18 13 26 17 9 4 21 8 30 8 12 0 21-4 25-4 9-4 13-4 21-8 5-4 9-4 13-9 0-4 4-4 10-4v4c4 0 4 0 4 5 0 0 0 4 0 8z">
          <text:p/>
        </draw:path>
        <draw:path draw:style-name="gr1" draw:text-style-name="P1" draw:layer="layout" svg:width="0.145cm" svg:height="0.19cm" svg:x="4.038cm" svg:y="22.517cm" svg:viewBox="0 0 146 191" svg:d="M146 182c0 0-5 0-5 4h-4c0 0-4 0-8 0 0 0-5 0-9 0h-4c0-4 0-4 0-4v-17c-9 8-17 12-25 17-9 4-17 9-31 9-9 0-17-5-22-5-8-4-16-4-21-13-4-4-8-8-12-13 0-8-5-16-5-25 0-8 5-17 9-25 4-5 8-13 17-17 4-5 17-9 25-9 13-4 23-4 40-4h21v-13c0-8 0-12 0-17-5-8-5-12-9-12-4-5-8-9-12-9-5-4-9-4-17-4-10 0-19 0-23 4-4 0-13 4-17 4-4 5-8 5-12 9h-5-4l-4-4c0-5 0-5 0-5 0-4 0-8 0-8 4-4 4-4 4-4 4-4 4-4 9-9 4 0 8-4 16-4 5-4 9-4 17-4 5-4 14-4 23-4 8 0 21 4 29 4 9 4 17 8 22 13 4 4 8 12 12 21 0 8 5 17 5 25zM112 101h-26c-8 0-17 0-22 4-9 0-13 5-17 5-4 4-9 8-9 12-4 5-4 9-4 13 0 9 4 17 9 21 4 4 12 9 26 9 5 0 13-5 22-9 8-4 12-8 21-17z">
          <text:p/>
        </draw:path>
        <draw:path draw:style-name="gr1" draw:text-style-name="P1" draw:layer="layout" svg:width="0.157cm" svg:height="0.254cm" svg:x="4.238cm" svg:y="22.517cm" svg:viewBox="0 0 158 255" svg:d="M158 93c0 12 0 29-4 38-5 13-9 25-13 34-9 8-13 12-26 17-8 4-17 8-29 8-5 0-9 0-17-4-5 0-9 0-9-4-4 0-9-5-14-9-4 0-8-4-12-8v86h-5c0 4 0 4 0 4h-4c-4 0-4 0-8 0s-4 0-9 0h-4c0 0-4 0-4-4v-243c0-4 4-4 4-4h4 5c4 0 8 0 8 0h4l4 4v25c5-8 9-12 13-16 4 0 9-5 18-9 4 0 9-4 13-4 4-4 13-4 17-4 13 0 21 4 34 8 8 4 13 13 21 21 4 9 9 17 9 30 4 8 4 21 4 34zM128 97c0-9-4-17-4-25 0-9-4-17-9-22 0-8-4-12-12-17-5-4-13-4-17-4-5 0-9 0-13 0s-9 4-13 4c-4 5-9 9-14 13-4 4-8 9-12 17v68c8 8 17 17 22 21 8 8 17 8 25 8 9 0 17 0 22-4 4-4 8-8 12-17 5-4 9-12 9-21 0-8 4-13 4-21z">
          <text:p/>
        </draw:path>
        <draw:path draw:style-name="gr1" draw:text-style-name="P1" draw:layer="layout" svg:width="0.144cm" svg:height="0.19cm" svg:x="4.429cm" svg:y="22.517cm" svg:viewBox="0 0 145 191" svg:d="M145 182c0 0-4 0-4 4h-4c0 0-5 0-9 0 0 0-4 0-8 0h-5c0-4 0-4 0-4v-17c-9 8-17 12-26 17-8 4-17 9-30 9-8 0-17-5-21-5-8-4-17-4-21-13-4-4-9-8-13-13 0-8-4-16-4-25 0-8 4-17 8-25 5-5 9-13 17-17 5-5 17-9 26-9 12-4 21-4 38-4h22v-13c0-8 0-12 0-17-5-8-5-12-9-12-4-5-9-9-13-9-4-4-8-4-17-4s-17 0-21 4c-5 0-13 4-17 4-4 5-9 5-13 9h-4-4l-5-4c0-5 0-5 0-5 0-4 0-8 0-8 5-4 5-4 5-4 4-4 4-4 8-9 4 0 9-4 17-4 4-4 8-4 17-4 4-4 13-4 21-4 9 0 22 4 30 4 9 4 18 8 22 13 4 4 9 12 13 21 0 8 4 17 4 25zM111 101h-26c-9 0-17 0-22 4-8 0-12 5-17 5-4 4-8 8-8 12-4 5-4 9-4 13 0 9 4 17 8 21s13 9 26 9c4 0 13-5 21-9 9-4 13-8 22-17z">
          <text:p/>
        </draw:path>
        <draw:path draw:style-name="gr1" draw:text-style-name="P1" draw:layer="layout" svg:width="0.136cm" svg:height="0.19cm" svg:x="4.615cm" svg:y="22.517cm" svg:viewBox="0 0 137 191" svg:d="M137 156v4 5c0 4-4 4-4 4 0 4-4 4-9 8-4 0-8 5-12 5-4 4-9 4-17 4-4 5-9 5-17 5-13 0-21-5-30-9-13-5-22-9-26-17-9-9-13-17-13-30-4-8-9-25-9-38 0-17 5-30 9-42 4-13 8-22 17-30 4-8 13-13 26-17 9-4 22-8 30-8 4 0 13 0 17 4 4 0 9 0 13 4 4 0 8 0 12 4 5 0 5 5 9 5 0 4 0 4 0 4 4 0 4 4 4 4v4 4c0 5 0 9 0 13-4 0-4 0-4 0-4 0-4 0-9 0 0-4-4-4-8-8-4-5-8-5-13-9-8 0-12 0-21 0-13 0-25 4-34 17-9 9-13 26-13 51 0 8 0 17 4 25 0 9 5 17 9 22 4 8 9 12 13 12 8 4 13 4 21 4 9 0 13 0 21-4 5 0 9-4 13-4 4-4 8-8 8-8 5-5 9-5 9-5h4v5 4c0 0 0 4 0 8z">
          <text:p/>
        </draw:path>
        <draw:path draw:style-name="gr1" draw:text-style-name="P1" draw:layer="layout" svg:width="0.038cm" svg:height="0.254cm" svg:x="4.79cm" svg:y="22.449cm" svg:viewBox="0 0 39 255" svg:d="M34 251v4c-4 0-4 0-4 0-4 0-4 0-8 0-6 0-10 0-10 0-4 0-4 0-4 0l-4-4v-174l4-4h4c0 0 4 0 10 0 0 0 4 0 8 0h4v4zM39 21c0 4 0 14-5 14 0 4-8 4-12 4-10 0-14 0-18-4-4 0-4-10-4-14 0-9 0-13 4-17 4 0 8-4 18-4 8 0 12 4 12 4 5 4 5 8 5 17z">
          <text:p/>
        </draw:path>
        <draw:path draw:style-name="gr1" draw:text-style-name="P1" draw:layer="layout" svg:width="0.11cm" svg:height="0.233cm" svg:x="4.862cm" svg:y="22.474cm" svg:viewBox="0 0 111 234" svg:d="M111 213c0 4 0 4 0 8v5c-4 0-4 0-8 4h-5c-4 0-4 0-8 0-5 4-9 4-9 4-8 0-17-4-25-4-4-4-9-9-13-13s-8-8-8-17c-6-8-6-17-6-25v-102h-25-4c0-4 0-8 0-12v-5c0-4 0-4 0-4l4-4h25v-43l6-5h4c0 0 4 0 8 0h5c4 0 4 0 8 0 0 5 0 5 0 5v43h47c4 0 4 4 4 4v4 5c0 4 0 8 0 12h-4-47v98c0 12 4 21 8 25 0 8 9 8 17 8 5 0 5 0 9 0h4c5-4 5-4 5-4 4 0 4 0 4 0h4v4c0 5 0 5 0 9z">
          <text:p/>
        </draw:path>
        <draw:path draw:style-name="gr1" draw:text-style-name="P1" draw:layer="layout" svg:width="0.038cm" svg:height="0.254cm" svg:x="5.01cm" svg:y="22.449cm" svg:viewBox="0 0 39 255" svg:d="M35 251v4c-4 0-4 0-4 0-4 0-10 0-10 0-4 0-8 0-8 0-4 0-4 0-4 0l-5-4v-174c0 0 0-4 5-4h4c0 0 4 0 8 0 0 0 6 0 10 0h4v4zM39 21c0 4 0 14-4 14 0 4-8 4-14 4-8 0-12 0-17-4-4 0-4-10-4-14 0-9 0-13 4-17 5 0 9-4 17-4 6 0 14 4 14 4 4 4 4 8 4 17z">
          <text:p/>
        </draw:path>
        <draw:path draw:style-name="gr1" draw:text-style-name="P1" draw:layer="layout" svg:width="0.162cm" svg:height="0.182cm" svg:x="5.082cm" svg:y="22.521cm" svg:viewBox="0 0 163 183" svg:d="M163 4v4c0 5 0 5 0 5l-61 161c0 5 0 5 0 5l-4 4c-4 0-4 0-9 0 0 0-4 0-8 0s-9 0-9 0c-4 0-4 0-8 0v-4c-4 0-4 0-4-5l-60-161v-5c0-4 0-4 0-4 0-4 0-4 5-4h4 4c4 0 9 0 13 0h4v4c4 0 4 0 4 0l47 145h4l47-145c0-4 0-4 4-4h4c0 0 5 0 9 0 5 0 5 0 9 0h5z">
          <text:p/>
        </draw:path>
        <draw:path draw:style-name="gr1" draw:text-style-name="P1" draw:layer="layout" svg:width="0.161cm" svg:height="0.19cm" svg:x="5.265cm" svg:y="22.517cm" svg:viewBox="0 0 162 191" svg:d="M162 89c0 4-4 8-4 8-4 4-9 4-9 4h-115c0 9 0 17 4 26 0 8 4 12 9 21 4 4 8 8 16 12 9 0 17 5 26 5 8 0 17 0 21-5 9 0 13 0 17-4 5 0 10-4 14-4s4 0 8 0h5v4 4c0 5 0 5 0 5 0 4 0 4 0 4 0 0 0 4-5 4 0 4-4 4-4 4-4 5-8 5-18 5-4 4-8 4-17 4-8 5-17 5-21 5-17 0-30-5-38-9-13-5-21-9-26-17-8-9-13-17-17-30-4-8-8-25-8-38 0-17 4-30 8-42 4-9 9-22 17-30 5-8 13-13 26-17 8-4 21-8 34-8 12 0 25 4 34 8 8 4 18 9 22 17 8 8 13 17 17 25 0 9 4 22 4 30zM127 80c0-17-4-30-8-42-9-9-22-13-39-13-4 0-12 0-17 4-8 4-12 9-16 13-5 4-5 8-9 17 0 4-4 13-4 21z">
          <text:p/>
        </draw:path>
        <draw:path draw:style-name="gr1" draw:text-style-name="P1" draw:layer="layout" svg:width="0.102cm" svg:height="0.186cm" svg:x="5.562cm" svg:y="22.517cm" svg:viewBox="0 0 103 187" svg:d="M103 21c0 4 0 4 0 8-5 0-5 0-5 4h-4c-4 0-4 0-8 0 0 0-4 0-4-4-5 0-5 0-9 0s-4 0-8 4c-5 0-5 5-9 5-4 4-8 8-14 12-4 5-8 9-13 17v116 4c-4 0-4 0-8 0h-4c-4 0-9 0-9 0-4 0-4 0-4 0-4 0-4-4-4-4v-175c0 0 0-4 4-4h4 5c4 0 4 0 8 0h4v4c4 0 4 0 4 0v25c5-4 9-12 13-16 6-5 10-9 14-9 0-4 4-4 9-4 4-4 8-4 12-4h5c0 0 4 0 8 4h4 4c0 4 0 4 0 4 0 4 5 4 5 4 0 5 0 5 0 9z">
          <text:p/>
        </draw:path>
        <draw:path draw:style-name="gr1" draw:text-style-name="P1" draw:layer="layout" svg:width="0.161cm" svg:height="0.19cm" svg:x="5.685cm" svg:y="22.517cm" svg:viewBox="0 0 162 191" svg:d="M162 89c0 4-4 8-4 8-4 4-8 4-8 4h-115c0 9 0 17 4 26 0 8 4 12 9 21 4 4 8 8 17 12 8 0 17 5 25 5s17 0 21-5c9 0 13 0 17-4 4 0 9-4 13-4s4 0 9 0h4v4 4c0 5 0 5 0 5 0 4 0 4 0 4 0 0 0 4-4 4 0 4-5 4-5 4-4 5-8 5-17 5-4 4-8 4-17 4-8 5-17 5-21 5-17 0-30-5-38-9-13-5-22-9-27-17-8-9-12-17-17-30-4-8-8-25-8-38 0-17 4-30 8-42 5-9 9-22 17-30 5-8 14-13 27-17 8-4 21-8 34-8 12 0 25 4 34 8 8 4 17 9 21 17 9 8 13 17 17 25 0 9 4 22 4 30zM128 80c0-17-4-30-13-42-4-9-17-13-33-13-5 0-13 0-17 4-9 4-13 9-17 13-5 4-5 8-9 17 0 4-4 13-4 21z">
          <text:p/>
        </draw:path>
        <draw:path draw:style-name="gr1" draw:text-style-name="P1" draw:layer="layout" svg:width="0.14cm" svg:height="0.19cm" svg:x="5.88cm" svg:y="22.517cm" svg:viewBox="0 0 141 191" svg:d="M141 182v4h-4c0 0-4 0-9 0-4 0-4 0-8 0h-4c0-4 0-4 0-4v-17c-9 8-17 12-26 17-8 4-17 9-29 9-9 0-18-5-26-5-4-4-14-4-18-13-4-4-8-8-13-13-4-8-4-16-4-25 0-8 4-17 9-25 0-5 8-13 17-17 5-5 13-9 26-9 9-4 21-4 34-4h25v-13c0-8 0-12-4-17 0-8 0-12-4-12-4-5-8-9-13-9-4-4-12-4-17-4-8 0-17 0-21 4-9 0-13 4-17 4-4 5-9 5-14 9-4 0-4 0-4 0-4 0-4 0-4 0h-4v-4c0-5 0-5 0-5 0-4 0-8 0-8 0-4 4-4 4-4 0-4 4-4 8-9 5 0 10-4 18-4 4-4 9-4 17-4 5-4 13-4 17-4 13 0 26 4 34 4 9 4 13 8 21 13 5 4 9 12 9 21 4 8 4 17 4 25zM111 101h-25c-8 0-17 0-25 4-5 0-9 5-13 5-5 4-9 8-13 12 0 5 0 9 0 13 0 9 0 17 8 21 5 4 13 9 22 9 8 0 17-5 25-9 5-4 13-8 21-17z">
          <text:p/>
        </draw:path>
        <draw:path draw:style-name="gr1" draw:text-style-name="P1" draw:layer="layout" svg:width="0.135cm" svg:height="0.19cm" svg:x="6.063cm" svg:y="22.517cm" svg:viewBox="0 0 136 191" svg:d="M136 156v4 5c-4 4-4 4-4 4-4 4-4 4-8 8-5 0-9 5-13 5-4 4-8 4-17 4-4 5-8 5-18 5-13 0-21-5-34-9-8-5-17-9-21-17-9-9-13-17-17-30-4-8-4-25-4-38 0-17 4-30 8-42 4-13 9-22 17-30 4-8 13-13 25-17 9-4 17-8 31-8 5 0 9 0 17 4 5 0 9 0 13 4 4 0 8 0 13 4 4 0 4 5 4 5 4 4 4 4 4 4 0 0 0 4 4 4v4 4c0 5 0 9-4 13h-4-4c-5-4-5-4-9-8-4-5-8-5-17-9-4 0-8 0-17 0-18 0-26 4-35 17-8 9-12 26-12 51 0 8 0 17 4 25 0 9 4 17 8 22 4 8 9 12 13 12 8 4 13 4 22 4s13 0 22-4c4 0 8-4 12-4 4-4 9-8 9-8 4-5 4-5 8-5l4 5v4c0 0 0 4 0 8z">
          <text:p/>
        </draw:path>
        <draw:path draw:style-name="gr1" draw:text-style-name="P1" draw:layer="layout" svg:width="0.115cm" svg:height="0.233cm" svg:x="6.215cm" svg:y="22.474cm" svg:viewBox="0 0 116 234" svg:d="M116 213c0 4 0 4 0 8l-5 5-5 4c0 0-4 0-8 0 0 0-4 0-8 0 0 4-5 4-9 4-8 0-13-4-21-4-4-4-13-9-17-13s-4-8-9-17c0-8 0-17 0-25v-102h-25c-4 0-4 0-4 0 0-4-5-8-5-12 0 0 0-5 5-5 0-4 0-4 0-4v-4h4 25v-43-5c5 0 5 0 5 0 4 0 8 0 8 0 4 0 9 0 9 0 4 0 4 0 4 0 0 5 4 5 4 5v43h42c5 0 5 0 5 0v4c5 0 5 0 5 4v5c0 4 0 8-5 12h-5-42v98c0 12 0 21 4 25 5 8 13 8 22 8h4c4 0 8 0 8 0 0-4 4-4 4-4h5l5 4c0 5 0 5 0 9z">
          <text:p/>
        </draw:path>
        <draw:path draw:style-name="gr1" draw:text-style-name="P1" draw:layer="layout" svg:width="0.14cm" svg:height="0.19cm" svg:x="6.36cm" svg:y="22.517cm" svg:viewBox="0 0 141 191" svg:d="M141 182v4h-4c-5 0-5 0-9 0s-4 0-8 0h-5c0-4 0-4 0-4v-17c-8 8-18 12-26 17-9 4-21 9-30 9-8 0-17-5-25-5-9-4-13-4-17-13-4-4-9-8-13-13-4-8-4-16-4-25 0-8 0-17 4-25 4-5 13-13 17-17 8-5 17-9 30-9 8-4 21-4 33-4h27v-13c0-8 0-12-4-17 0-8-5-12-5-12-5-5-9-9-13-9-5-4-13-4-21-4-5 0-13 0-17 4-9 0-13 4-17 4-5 5-9 5-13 9-4 0-4 0-8 0h-5v-4c0-5 0-5 0-5 0-4 0-8 0-8 0-4 0-4 5-4 0-4 4-4 8-9 4 0 8-4 13-4 8-4 12-4 21-4 4-4 13-4 17-4 12 0 25 4 35 4 8 4 13 8 21 13 4 4 9 12 9 21 4 8 4 17 4 25zM111 101h-31c-8 0-12 0-21 4-4 0-13 5-17 5-4 4-4 8-8 12 0 5-5 9-5 13 0 9 5 17 9 21 8 4 17 9 25 9 9 0 17-5 26-9 4-4 13-8 22-17z">
          <text:p/>
        </draw:path>
        <draw:path draw:style-name="gr1" draw:text-style-name="P1" draw:layer="layout" svg:width="0.149cm" svg:height="0.186cm" svg:x="6.559cm" svg:y="22.517cm" svg:viewBox="0 0 150 187" svg:d="M150 183h-4v4c-5 0-5 0-5 0-4 0-4 0-8 0s-9 0-9 0h-4l-4-4v-103c0-8 0-17 0-25-5-5-5-9-9-13s-8-9-13-13c-4 0-8 0-12 0-9 0-17 0-26 9-8 4-17 12-25 21v124c0 0 0 4-5 4h-5c0 0-4 0-8 0h-4c-5 0-5 0-9 0v-4-175-4c4 0 4 0 4 0 5 0 5 0 9 0s4 0 8 0h5v4 25c13-12 22-21 30-25 9-4 22-8 30-8 13 0 21 4 30 8 8 4 13 9 17 13 4 8 8 17 13 25 0 9 4 17 4 30z">
          <text:p/>
        </draw:path>
        <draw:path draw:style-name="gr1" draw:text-style-name="P1" draw:layer="layout" svg:width="0.136cm" svg:height="0.19cm" svg:x="6.75cm" svg:y="22.517cm" svg:viewBox="0 0 137 191" svg:d="M137 156v4 5c0 4-4 4-4 4 0 4-5 4-9 8-4 0-8 5-13 5-4 4-8 4-17 4-4 5-8 5-16 5-14 0-23-5-35-9-9-5-18-9-22-17-8-9-12-17-17-30 0-8-4-25-4-38 0-17 4-30 9-42 4-13 8-22 16-30 5-8 13-13 26-17 9-4 18-8 31-8 4 0 12 0 17 4 4 0 8 0 12 4 5 0 9 0 13 4 4 0 4 5 9 5 0 4 0 4 0 4l4 4v4 4c0 5 0 9-4 13-5 0-5 0-9 0-4-4-4-4-8-8-5-5-9-5-17-9-5 0-9 0-17 0-18 0-27 4-35 17-9 9-13 26-13 51 0 8 0 17 4 25 0 9 5 17 9 22 4 8 8 12 13 12 9 4 13 4 22 4 8 0 12 0 21-4 4 0 8-4 13-4 4-4 8-8 8-8 4-5 9-5 9-5 4 0 4 5 4 5v4c0 0 0 4 0 8z">
          <text:p/>
        </draw:path>
        <draw:path draw:style-name="gr1" draw:text-style-name="P1" draw:layer="layout" svg:width="0.157cm" svg:height="0.19cm" svg:x="6.916cm" svg:y="22.517cm" svg:viewBox="0 0 158 191" svg:d="M158 89c0 4 0 8 0 8-5 4-9 4-9 4h-114c0 9 0 17 4 26 0 8 4 12 8 21 5 4 9 8 17 12 9 0 17 5 26 5 8 0 17 0 21-5 9 0 13 0 17-4 4 0 8-4 13-4 4 0 4 0 8 0s4 4 4 4v4c0 5 0 5 0 5 0 4 0 4 0 4l-4 4c0 4-4 4-8 4 0 5-5 5-13 5-4 4-8 4-17 4-8 5-17 5-25 5-13 0-26-5-34-9-13-5-22-9-31-17-4-9-13-17-13-30-4-8-8-25-8-38 0-17 4-30 8-42 0-9 9-22 13-30 9-8 18-13 31-17 8-4 21-8 34-8 12 0 25 4 34 8 8 4 16 9 21 17 8 8 12 17 12 25 5 9 5 22 5 30zM128 80c0-17-4-30-13-42-4-9-17-13-34-13-4 0-13 0-17 4-8 4-12 9-17 13-4 4-8 8-8 17-4 4-4 13-4 21z">
          <text:p/>
        </draw:path>
        <draw:path draw:style-name="gr1" draw:text-style-name="P1" draw:layer="layout" svg:width="0.169cm" svg:height="0.19cm" svg:x="7.196cm" svg:y="22.517cm" svg:viewBox="0 0 170 191" svg:d="M170 93c0 12 0 25-4 38s-8 21-18 29c-8 9-17 17-25 22-13 4-26 9-38 9-17 0-30-5-39-9-12-5-21-9-25-17-8-9-13-17-17-30s-4-25-4-38 0-25 4-38 9-21 17-30c9-8 17-17 25-21 13-4 26-8 43-8 13 0 25 4 34 8 13 4 21 9 25 17 10 8 14 17 18 30 4 12 4 25 4 38zM136 97c0-13 0-21 0-30-5-8-5-12-9-21-4-4-8-8-17-13-4-4-13-8-25-8-9 0-17 4-22 8-8 0-12 5-17 13-4 4-8 13-12 21 0 9 0 17 0 26 0 12 0 21 0 29 4 9 4 13 8 22 4 4 9 8 17 12 9 4 17 4 26 4 8 0 17 0 25-4 4 0 9-8 17-12 4-5 4-13 9-22 0-8 0-17 0-25z">
          <text:p/>
        </draw:path>
        <draw:path draw:style-name="gr1" draw:text-style-name="P1" draw:layer="layout" svg:width="0.149cm" svg:height="0.186cm" svg:x="7.416cm" svg:y="22.517cm" svg:viewBox="0 0 150 187" svg:d="M150 183h-4v4h-4c-5 0-5 0-9 0s-4 0-8 0h-5c0 0 0-4-4-4v-103c0-8 0-17 0-25-4-5-4-9-9-13-4-4-4-9-12-13-5 0-9 0-13 0-8 0-17 0-26 9-9 4-17 12-26 21v124c0 0 0 4-4 4h-4-5c-4 0-8 0-8 0-4 0-4 0-4 0-5 0-5-4-5-4v-175c0 0 0-4 5-4h4 4c4 0 4 0 9 0h4v4h4v25c9-12 17-21 26-25 13-4 22-8 30-8 13 0 21 4 30 8s13 9 17 13c9 8 9 17 13 25 0 9 4 17 4 30z">
          <text:p/>
        </draw:path>
        <draw:path draw:style-name="gr1" draw:text-style-name="P1" draw:layer="layout" svg:width="0.114cm" svg:height="0.233cm" svg:x="7.68cm" svg:y="22.474cm" svg:viewBox="0 0 115 234" svg:d="M115 213c0 4 0 4 0 8l-4 5-4 4c0 0-5 0-9 0 0 0-4 0-8 0 0 4-5 4-9 4-8 0-12-4-21-4-4-4-13-9-17-13s-4-8-8-17c0-8 0-17 0-25v-102h-27c-4 0-4 0-4 0 0-4-4-8-4-12 0 0 0-5 4-5 0-4 0-4 0-4v-4h4 27v-43-5c4 0 4 0 4 0 4 0 8 0 8 0 5 0 9 0 9 0 4 0 4 0 4 0 0 5 4 5 4 5v43h43c4 0 4 0 4 0v4c4 0 4 0 4 4v5c0 4 0 8-4 12h-4-43v98c0 12 0 21 5 25 4 8 12 8 21 8h4c4 0 8 0 8 0 0-4 5-4 5-4h4l4 4c0 5 0 5 0 9z">
          <text:p/>
        </draw:path>
        <draw:path draw:style-name="gr1" draw:text-style-name="P1" draw:layer="layout" svg:width="0.145cm" svg:height="0.267cm" svg:x="7.836cm" svg:y="22.436cm" svg:viewBox="0 0 146 268" svg:d="M146 264v4c-4 0-4 0-4 0-5 0-9 0-9 0-4 0-8 0-8 0-4 0-4 0-4 0l-5-4v-102c0-8 0-17 0-25-4-5-4-9-8-14-5-4-9-9-13-13-4 0-9 0-17 0-4 0-13 0-21 9-9 4-17 13-26 22v123c0 0 0 4-4 4h-4c0 0-4 0-9 0h-5c-4 0-4 0-9 0v-4-256c0-4 0-4 0-4 5 0 5-4 9-4h5c5 0 9 0 9 0 4 0 4 0 4 4 4 0 4 0 4 0v4 102c9-8 17-17 26-21 12-4 21-8 29-8 13 0 22 4 30 8 9 4 13 9 17 13 4 8 9 17 13 26 0 9 0 17 0 30z">
          <text:p/>
        </draw:path>
        <draw:path draw:style-name="gr1" draw:text-style-name="P1" draw:layer="layout" svg:width="0.157cm" svg:height="0.19cm" svg:x="8.023cm" svg:y="22.517cm" svg:viewBox="0 0 158 191" svg:d="M158 89c0 4 0 8-4 8 0 4-4 4-9 4h-111c0 9 0 17 5 26 0 8 4 12 8 21 4 4 9 8 18 12 8 0 17 5 25 5 9 0 17 0 22-5 8 0 12 0 17-4 4 0 8-4 12-4s4 0 4 0c5 0 5 0 5 0l4 4v4c0 5 0 5 0 5 0 4 0 4-4 4v4c0 4-5 4-9 4 0 5-4 5-12 5-5 4-13 4-17 4-9 5-17 5-26 5-13 0-26-5-35-9-12-5-21-9-30-17-4-9-12-17-17-30 0-8-4-25-4-38 0-17 4-30 4-42 5-9 13-22 17-30 9-8 18-13 30-17 9-4 22-8 35-8s21 4 34 8c9 4 17 9 21 17 9 8 13 17 13 25 4 9 4 22 4 30zM129 80c0-17-5-30-13-42-4-9-17-13-34-13-9 0-13 0-22 4-4 4-9 9-13 13s-8 8-8 17c-5 4-5 13-5 21z">
          <text:p/>
        </draw:path>
        <draw:path draw:style-name="gr1" draw:text-style-name="P1" draw:layer="layout" svg:width="0.135cm" svg:height="0.19cm" svg:x="8.308cm" svg:y="22.517cm" svg:viewBox="0 0 136 191" svg:d="M136 156v4 5h-4c0 4 0 4 0 4-5 4-5 4-9 8-5 0-9 5-13 5-4 4-13 4-17 4-4 5-13 5-17 5-13 0-26-5-34-9-8-5-17-9-21-17-9-9-13-17-17-30-4-8-4-25-4-38 0-17 0-30 4-42 4-13 13-22 17-30 8-8 17-13 25-17 13-4 21-8 34-8 5 0 9 0 17 4 5 0 9 0 13 4 4 0 8 0 13 4l4 5c5 4 5 4 5 4v4c0 0 4 0 4 4v4c0 5-4 9-4 13h-5-4c-5-4-9-4-13-8 0-5-8-5-13-9-4 0-12 0-17 0-17 0-30 4-38 17-4 9-8 26-8 51 0 8 0 17 0 25 4 9 8 17 12 22 0 8 9 12 13 12 4 4 13 4 21 4 9 0 13 0 17-4 9 0 13-4 17-4 4-4 4-8 9-8 4-5 4-5 9-5 0 0 0 5 4 5v4c0 0 0 4 0 8z">
          <text:p/>
        </draw:path>
        <draw:path draw:style-name="gr1" draw:text-style-name="P1" draw:layer="layout" svg:width="0.17cm" svg:height="0.19cm" svg:x="8.469cm" svg:y="22.517cm" svg:viewBox="0 0 171 191" svg:d="M171 93c0 12 0 25-5 38-4 13-8 21-16 29-9 9-17 17-26 22-13 4-26 9-38 9-17 0-31-5-39-9-13-5-22-9-26-17-8-9-13-17-17-30s-4-25-4-38 0-25 4-38 9-21 17-30c9-8 17-17 26-21 12-4 26-8 43-8 13 0 25 4 34 8 13 4 21 9 26 17 8 8 12 17 16 30 5 12 5 25 5 38zM141 97c0-13-4-21-4-30-4-8-4-12-9-21-4-4-8-8-17-13-4-4-13-8-25-8-9 0-17 4-22 8-9 0-13 5-17 13-5 4-9 13-13 21 0 9 0 17 0 26 0 12 0 21 0 29 4 9 4 13 8 22 5 4 9 8 17 12 10 4 18 4 27 4 8 0 17 0 25-4 4 0 13-8 17-12 5-5 5-13 9-22 0-8 4-17 4-25z">
          <text:p/>
        </draw:path>
        <draw:path draw:style-name="gr1" draw:text-style-name="P1" draw:layer="layout" svg:width="0.255cm" svg:height="0.186cm" svg:x="8.689cm" svg:y="22.517cm" svg:viewBox="0 0 256 187" svg:d="M256 183h-4v4h-4c-4 0-4 0-9 0-4 0-4 0-8 0h-5l-4-4v-107c0-9 0-13 0-21-4-5-4-9-8-13 0-4-5-9-9-13-4 0-8 0-17 0-8 0-12 0-21 9-8 4-17 12-25 21v124 4c-5 0-5 0-9 0h-4c-4 0-9 0-9 0-4 0-4 0-4 0-4 0-4-4-4-4v-107c0-9 0-13-4-21 0-5 0-9-5-13-4-4-8-9-12-13-5 0-9 0-13 0-10 0-18 0-22 9-9 4-17 12-26 21v124c0 0 0 4-4 4h-4c0 0-4 0-9 0h-4c-4 0-4 0-9 0v-4-175-4c5 0 5 0 5 0 4 0 4 0 8 0 5 0 5 0 9 0h4v4 25c13-12 21-21 30-25 8-4 17-8 26-8s17 0 21 4c5 0 9 4 17 4 5 4 5 9 9 13s4 8 8 12c5-4 13-8 17-12 5-4 9-9 13-13s9-4 17-4c4-4 9-4 13-4 8 0 21 4 25 8 9 4 17 9 22 13 4 8 4 17 8 25 0 9 4 17 4 26z">
          <text:p/>
        </draw:path>
        <draw:path draw:style-name="gr1" draw:text-style-name="P1" draw:layer="layout" svg:width="0.157cm" svg:height="0.254cm" svg:x="9.004cm" svg:y="22.517cm" svg:viewBox="0 0 158 255" svg:d="M158 93c0 12-5 29-5 38-4 13-8 25-16 34-5 8-13 12-22 17-8 4-21 8-34 8-4 0-8 0-12-4-5 0-9 0-13-4-4 0-9-5-13-9-4 0-8-4-13-8v86c0 4-4 4-4 4h-5c0 0-5 0-9 0 0 0-4 0-8 0h-4v-4-243c0-4 0-4 0-4h4c4 0 4 0 8 0h4c5 0 5 0 5 0 5 0 5 0 5 4v25c4-8 9-12 17-16 4 0 9-5 13-9 4 0 8-4 17-4 4-4 8-4 12-4 13 0 26 4 34 8 9 4 18 13 22 21 4 9 8 17 12 30 0 8 5 21 5 34zM124 97c0-9 0-17-5-25 0-9 0-17-4-22-4-8-8-12-13-17-8-4-12-4-21-4-4 0-8 0-12 0-5 0-9 4-13 4-4 5-9 9-13 13s-8 9-13 17v68c9 8 17 17 26 21 8 8 13 8 25 8 4 0 13 0 17-4 9-4 13-8 17-17 0-4 4-12 4-21 5-8 5-13 5-21z">
          <text:p/>
        </draw:path>
        <draw:path draw:style-name="gr1" draw:text-style-name="P1" draw:layer="layout" svg:width="0.031cm" svg:height="0.267cm" svg:x="9.207cm" svg:y="22.436cm" svg:viewBox="0 0 32 268" svg:d="M32 264l-5 4h-5c0 0-4 0-8 0 0 0-4 0-9 0h-5v-4-256c0-4 0-4 0-4 5 0 5-4 5-4 5 0 9 0 9 0 4 0 8 0 8 0 5 0 5 0 5 4h5v4z">
          <text:p/>
        </draw:path>
        <draw:path draw:style-name="gr1" draw:text-style-name="P1" draw:layer="layout" svg:width="0.157cm" svg:height="0.19cm" svg:x="9.279cm" svg:y="22.517cm" svg:viewBox="0 0 158 191" svg:d="M158 89c0 4 0 8-4 8 0 4-4 4-8 4h-111c0 9 0 17 0 26 5 8 9 12 13 21 4 4 9 8 17 12 4 0 13 5 26 5 8 0 12 0 21-5 4 0 13 0 17-4 4 0 8-4 12-4h5 4v4 4c0 5 0 5 0 5 0 4 0 4 0 4v4c-4 4-4 4-9 4-4 5-8 5-12 5-4 4-13 4-21 4-5 5-13 5-22 5-12 0-25-5-38-9-8-5-17-9-25-17-9-9-13-17-17-30-6-8-6-25-6-38 0-17 0-30 6-42 4-9 8-22 17-30 8-8 17-13 25-17 13-4 21-8 34-8s26 4 34 8c13 4 17 9 25 17 5 8 9 17 13 25 4 9 4 22 4 30zM129 80c0-17-4-30-13-42-8-9-21-13-34-13-8 0-13 0-21 4-4 4-9 9-13 13s-8 8-8 17c-5 4-5 13-5 21z">
          <text:p/>
        </draw:path>
        <draw:path draw:style-name="gr1" draw:text-style-name="P1" draw:layer="layout" svg:width="0.153cm" svg:height="0.182cm" svg:x="9.462cm" svg:y="22.521cm" svg:viewBox="0 0 154 183" svg:d="M154 174v5 4h-5c-4 0-8 0-12 0s-4 0-9 0h-4c0 0-4 0-4-4l-43-69-43 69c0 4 0 4-4 4h-5c0 0-4 0-8 0s-8 0-8 0c-5 0-5 0-5 0-4-4-4-4-4-4 0 0 0-5 4-5l52-85-52-81v-4-4c5 0 5 0 9 0 0 0 4 0 8 0s9 0 9 0c4 0 4 0 4 0 5 0 5 0 5 4l42 64 39-64c4-4 4-4 4-4h4c5 0 5 0 9 0s8 0 8 0c4 0 4 0 4 0 5 0 5 4 5 4 0 0 0 4-5 4l-50 81z">
          <text:p/>
        </draw:path>
        <draw:path draw:style-name="gr1" draw:text-style-name="P1" draw:layer="layout" svg:width="0.157cm" svg:height="0.254cm" svg:x="9.742cm" svg:y="22.517cm" svg:viewBox="0 0 158 255" svg:d="M158 93c0 12 0 29-4 38 0 13-9 25-13 34-9 8-13 12-25 17-9 4-17 8-30 8-4 0-9 0-13-4-5 0-9 0-13-4-5 0-9-5-13-9-4 0-9-4-13-8v86h-4c0 4 0 4 0 4h-5c-4 0-4 0-8 0s-4 0-9 0h-4l-4-4v-243c0-4 4-4 4-4h4 5c4 0 8 0 8 0h4l5 4v25c4-8 8-12 13-16 4 0 12-5 17-9 4 0 8-4 13-4 9-4 13-4 17-4 13 0 26 4 34 8s13 13 21 21c5 9 9 17 13 30 0 8 0 21 0 34zM128 97c0-9-4-17-4-25 0-9-4-17-4-22-4-8-9-12-17-17-4-4-9-4-17-4-4 0-9 0-13 0-5 0-9 4-13 4-5 5-9 9-13 13s-9 9-13 17v68c9 8 17 17 21 21 9 8 18 8 27 8 8 0 17 0 21-4s8-8 13-17c4-4 8-12 8-21 0-8 4-13 4-21z">
          <text:p/>
        </draw:path>
        <draw:path draw:style-name="gr1" draw:text-style-name="P1" draw:layer="layout" svg:width="0.03cm" svg:height="0.267cm" svg:x="9.95cm" svg:y="22.436cm" svg:viewBox="0 0 31 268" svg:d="M31 264l-5 4h-4c0 0-4 0-9 0 0 0-5 0-9 0h-4v-4-256c0-4 0-4 0-4 4 0 4-4 4-4 4 0 9 0 9 0 5 0 9 0 9 0 4 0 4 0 4 4h5v4z">
          <text:p/>
        </draw:path>
        <draw:path draw:style-name="gr1" draw:text-style-name="P1" draw:layer="layout" svg:width="0.14cm" svg:height="0.19cm" svg:x="10.026cm" svg:y="22.517cm" svg:viewBox="0 0 141 191" svg:d="M141 182v4h-4c-4 0-4 0-8 0-5 0-5 0-9 0h-4c0-4 0-4 0-4v-17c-8 8-17 12-25 17-9 4-22 9-30 9-10 0-18-5-27-5-4-4-12-4-17-13-4-4-8-8-12-13-5-8-5-16-5-25 0-8 0-17 5-25 4-5 12-13 17-17 8-5 17-9 29-9 10-4 23-4 35-4h26v-13c0-8 0-12-4-17 0-8-5-12-5-12-4-5-8-9-12-9-5-4-13-4-17-4-9 0-18 0-23 4-8 0-12 4-17 4-4 5-8 5-12 9-5 0-5 0-9 0h-4v-4c0-5 0-5 0-5 0-4 0-8 0-8 0-4 0-4 4-4 0-4 4-4 9-9 4 0 8-4 12-4 9-4 13-4 22-4 5-4 13-4 18-4 12 0 25 4 34 4 8 4 12 8 21 13 4 4 8 12 8 21 4 8 4 17 4 25zM112 101h-30c-8 0-13 0-21 4-5 0-14 5-18 5-4 4-4 8-9 12 0 5 0 9 0 13 0 9 0 17 9 21 4 4 13 9 22 9s17-5 26-9c4-4 12-8 21-17z">
          <text:p/>
        </draw:path>
        <draw:path draw:style-name="gr1" draw:text-style-name="P1" draw:layer="layout" svg:width="0.144cm" svg:height="0.186cm" svg:x="10.226cm" svg:y="22.517cm" svg:viewBox="0 0 145 187" svg:d="M145 183v4c-4 0-4 0-8 0h-5c-4 0-8 0-8 0-4 0-4 0-4 0-5 0-5-4-5-4v-103c0-8 0-17-4-25 0-5-4-9-4-13-4-4-8-9-13-13-4 0-8 0-17 0s-14 0-22 9c-9 4-17 12-25 21v124l-5 4h-4c0 0-4 0-8 0-5 0-5 0-9 0h-4v-4-175-4h4c4 0 4 0 9 0 4 0 4 0 8 0h4v4 25c9-12 21-21 30-25 8-4 22-8 31-8 13 0 21 4 29 8 9 4 13 9 17 13 5 8 9 17 13 25 0 9 0 17 0 30z">
          <text:p/>
        </draw:path>
        <draw:path draw:style-name="gr1" draw:text-style-name="P1" draw:layer="layout" svg:width="0.157cm" svg:height="0.19cm" svg:x="10.417cm" svg:y="22.517cm" svg:viewBox="0 0 158 191" svg:d="M158 89c0 4 0 8-4 8 0 4-5 4-9 4h-111c0 9 0 17 0 26 4 8 8 12 13 21 4 4 8 8 16 12 5 0 13 5 26 5 9 0 13 0 21-5 6 0 14 0 18-4 4 0 9-4 13-4h4 4v4 4c0 5 0 5 0 5 0 4 0 4 0 4v4c-4 4-4 4-8 4-4 5-9 5-13 5-4 4-12 4-22 4-4 5-13 5-21 5-13 0-26-5-38-9-9-5-17-9-26-17-8-9-13-17-17-30-4-8-4-25-4-38 0-17 0-30 4-42 4-9 9-22 17-30 9-8 17-13 26-17 12-4 21-8 34-8 12 0 25 4 35 8 12 4 16 9 25 17 4 8 8 17 13 25 4 9 4 22 4 30zM128 80c0-17-4-30-12-42-10-9-23-13-35-13-9 0-13 0-22 4-4 4-8 9-12 13-5 4-9 8-9 17-4 4-4 13-4 21z">
          <text:p/>
        </draw:path>
        <draw:path draw:style-name="gr1" draw:text-style-name="P1" draw:layer="layout" svg:width="0.038cm" svg:height="0.254cm" svg:x="10.71cm" svg:y="22.449cm" svg:viewBox="0 0 39 255" svg:d="M35 251l-5 4h-4c-5 0-5 0-9 0-5 0-5 0-9 0h-4v-4c-4 0-4 0-4 0v-174h4v-4h4c4 0 4 0 9 0 4 0 4 0 9 0h4l5 4zM39 21c0 4-4 14-4 14-5 4-9 4-18 4s-13 0-17-4c0 0 0-10 0-14 0-9 0-13 4-17 0 0 4-4 13-4s13 4 18 4c0 4 4 8 4 17z">
          <text:p/>
        </draw:path>
        <draw:path draw:style-name="gr1" draw:text-style-name="P1" draw:layer="layout" svg:width="0.123cm" svg:height="0.19cm" svg:x="10.782cm" svg:y="22.517cm" svg:viewBox="0 0 124 191" svg:d="M124 135c0 9-4 17-4 21-5 9-9 13-18 17-5 4-13 9-22 13-8 0-16 5-25 5s-13 0-17-5c-9 0-13 0-17-4-4 0-8 0-8-5-5 0-9 0-9-4l-4-4c0 0 0-4 0-9 0-4 0-4 0-4 0-4 0-4 0-4 4-4 4-4 4-4 4 0 4 0 9 4 0 0 4 0 8 4 4 0 8 4 17 4 4 5 8 5 17 5 4 0 9 0 13-5 4 0 8 0 12-4 5 0 5-4 9-8 0-4 0-9 0-13s0-8 0-13c-4 0-9-4-13-8-4 0-8-4-12-4-5-5-9-5-18-9-4 0-8-4-12-4-9-4-13-9-17-13s-4-8-9-12c-4-5-4-13-4-22 0-4 0-12 4-17 5-8 9-12 13-16 4-5 13-9 17-13 8 0 17-4 30-4 4 0 8 0 12 4 5 0 9 0 13 0s9 4 9 4c5 0 5 4 9 4v5c4 0 4 4 4 4v4c0 4 0 4 0 8h-4c0 5 0 5 0 5-4 0-4 0-9 0 0-5-5-5-9-5 0-4-4-4-8-4-9-4-13-4-17-4s-13 0-17 0c0 4-5 4-9 8-4 0-4 5-4 9-4 0-4 4-4 8 0 5 4 9 4 13 4 4 4 4 8 9 5 0 13 4 18 4 4 4 8 4 12 8 9 0 13 4 17 9 9 0 14 4 18 8s4 9 9 13c0 4 4 13 4 21z">
          <text:p/>
        </draw:path>
        <draw:path draw:style-name="gr1" draw:text-style-name="P1" draw:layer="layout" svg:width="0.14cm" svg:height="0.263cm" svg:x="10.943cm" svg:y="22.44cm" svg:viewBox="0 0 141 264" svg:d="M141 72c0 13 0 22-4 30s-9 17-13 25c-8 5-12 9-21 13s-17 4-30 4v47c0 4 0 4-4 4 0 0-4 4-9 4-4 0-4-4-8-4h-4c-5 0-5-4-5-4v-51c0-4 0-8 0-8l5-5c0 0 0-4 4-4h4 4c9 0 17 0 22-4 8 0 12-4 17-9 4-4 4-8 8-16 0-5 0-13 0-17 0-9 0-13-4-22 0-4-4-8-9-12-4-4-8-9-12-13-9 0-17-4-26-4-4 0-13 0-18 4-4 0-12 4-12 4-5 5-9 5-13 5 0 4-4 4-4 4h-5v-4-5c-4 0-4-4-4-4 0-4 0-9 4-9v-4c0 0 5-4 9-4 4-4 8-4 13-4 4-5 12-5 17-5 5-4 13-4 22-4 12 0 21 4 34 4 8 5 17 13 21 17 8 9 13 18 17 26s4 17 4 25zM82 243c0 4 0 8-5 12v5c-4 4-4 4-8 4 0 0-4 0-9 0-4 0-8 0-8 0-4 0-4 0-9-4 0 0 0-5-5-5 0-4 0-8 0-12 0-5 0-9 0-9 5-4 5-8 5-8 5 0 5-5 9-5 0 0 4 0 8 0 5 0 9 0 9 0 4 0 4 5 8 5 0 0 0 4 0 8 5 0 5 4 5 9z">
          <text:p/>
        </draw:path>
        <draw:path draw:style-name="gr1" draw:text-style-name="P1" draw:layer="layout" svg:width="0.14cm" svg:height="0.191cm" svg:x="4.467cm" svg:y="23.029cm" svg:viewBox="0 0 141 192" svg:d="M141 184v4h-4c0 0-5 0-9 0 0 0-4 0-8 0h-4c0-4 0-4 0-4v-17c-9 8-17 12-26 17-8 4-17 8-30 8-8 0-18-4-22-4-8-4-17-4-21-13-4-4-9-8-13-13 0-8-4-16-4-25 0-8 4-17 8-25 5-5 9-13 17-18 5-4 17-8 27-8 12-4 21-4 38-4h21v-13c0-8 0-14 0-18-4-8-4-13-8-13-4-4-9-8-13-8-4-4-8-4-17-4s-17 0-21 4c-5 0-14 4-18 4-4 4-9 4-13 9h-4-4l-5-5c0-4 0-4 0-4 0-4 0-8 0-8 5-4 5-4 5-4 4-5 4-5 8-9 4 0 9-4 17-4 4-4 9-4 18-4 4-5 13-5 21-5 9 0 22 5 30 5 9 4 17 8 21 12 4 5 9 13 13 21 0 9 0 17 0 27zM111 103h-25c-9 0-17 0-26 4-4 0-8 5-13 5-5 4-9 8-9 12-4 5-4 9-4 13 0 9 4 17 8 21 5 4 14 9 22 9 9 0 18-5 26-9 9-4 13-8 21-17z">
          <text:p/>
        </draw:path>
        <draw:path draw:style-name="gr1" draw:text-style-name="P1" draw:layer="layout" svg:width="0.043cm" svg:height="0.042cm" svg:x="4.666cm" svg:y="23.174cm" svg:viewBox="0 0 44 43" svg:d="M44 21c0 8-4 13-4 18-5 4-9 4-17 4-10 0-14 0-18-4-5 0-5-10-5-18 0-9 0-13 5-17 4-4 8-4 18-4 8 0 12 0 17 4 0 0 4 8 4 17z">
          <text:p/>
        </draw:path>
        <draw:path draw:style-name="gr1" draw:text-style-name="P1" draw:layer="layout" svg:width="0.152cm" svg:height="0.246cm" svg:x="5.121cm" svg:y="22.97cm" svg:viewBox="0 0 153 247" svg:d="M153 72c0 13-4 21-8 34-5 8-9 17-17 25-10 5-18 9-31 13-8 4-21 8-38 8h-26v91h-4v4h-4c-4 0-4 0-9 0-4 0-8 0-8 0-4 0-4 0-4 0-4 0-4-4-4-4v-230c0-4 0-9 4-13 0 0 4 0 8 0h51c9 0 13 0 17 0s13 0 17 4c9 0 13 5 21 5 10 4 14 12 18 16 4 5 9 13 13 22 0 8 4 17 4 25zM114 72c0-8 0-17-4-25-4-5-9-9-13-13s-13-4-17-9c-8 0-12 0-17 0h-30v98h30c9 0 17 0 21-4 9 0 13-5 17-9 5-4 9-8 13-17 0-4 0-12 0-21z">
          <text:p/>
        </draw:path>
        <draw:path draw:style-name="gr1" draw:text-style-name="P1" draw:layer="layout" svg:width="0.174cm" svg:height="0.191cm" svg:x="5.307cm" svg:y="23.029cm" svg:viewBox="0 0 175 192" svg:d="M175 94c0 13-4 26-8 39-5 13-9 21-17 29-4 9-14 17-27 22-12 4-25 8-38 8s-25-4-38-8c-9-5-17-9-26-17-8-9-12-17-16-30 0-13-5-25-5-38s5-26 5-38c4-14 12-23 16-31 9-8 17-17 30-21 9-4 21-9 38-9 13 0 26 5 34 9 13 4 23 8 31 17 4 8 13 17 13 29 4 14 8 27 8 39zM140 99c0-13 0-21-4-30 0-8-4-14-8-22-5-4-9-9-17-13-5-4-13-8-26-8-8 0-17 4-21 8-9 0-13 4-17 13-4 4-9 14-9 22-4 9-4 17-4 25 0 13 0 22 4 30 0 9 5 13 9 22 0 4 8 8 13 12 8 4 17 4 25 4 9 0 17 0 26-4 4 0 12-8 17-12 4-5 8-13 8-22 4-8 4-17 4-25z">
          <text:p/>
        </draw:path>
        <draw:path draw:style-name="gr1" draw:text-style-name="P1" draw:layer="layout" svg:width="0.119cm" svg:height="0.191cm" svg:x="5.515cm" svg:y="23.029cm" svg:viewBox="0 0 120 192" svg:d="M120 137c0 9 0 17-4 21-4 9-9 13-13 17s-14 9-22 13c-9 0-17 4-30 4-4 0-8 0-17-4-4 0-8 0-13-4-4 0-8 0-12-5-4 0-4 0-4-4-5 0-5 0-5-4 0 0 0-4 0-9 0-4 0-4 0-4 0-4 0-4 0-4 0-4 0-4 0-4 5 0 5 0 5 0 0 0 4 0 4 4 4 0 8 0 12 4 5 0 9 4 13 4 4 5 13 5 21 5 5 0 9 0 13-5 4 0 8 0 13-4 0 0 4-4 4-8 4-4 4-9 4-13s0-8-4-13c0 0-4-4-9-8-4 0-8-4-12-4-9-5-13-5-17-9-4 0-13-4-17-4-4-5-9-9-13-13s-8-8-8-13c-4-4-4-12-4-22 0-4 0-13 4-17 0-8 4-12 8-17 9-4 13-8 21-12 9 0 17-5 26-5 4 0 12 0 17 5 4 0 8 0 14 0 0 0 4 4 8 4l4 4c0 0 5 0 5 4v5 4c0 4 0 4 0 8s0 4 0 4c-5 0-5 0-5 0h-4c-4-4-4-4-8-4-6-4-10-4-14-4-5-4-9-4-17-4-4 0-9 0-13 0-4 4-8 4-8 8-5 0-5 4-9 9 0 0 0 4 0 8s0 10 4 14c0 4 5 4 9 8 4 0 8 5 13 5 4 4 12 4 16 8 5 0 13 4 19 8 4 0 8 5 12 9 5 4 9 9 9 13 4 4 4 13 4 21z">
          <text:p/>
        </draw:path>
        <draw:path draw:style-name="gr1" draw:text-style-name="P1" draw:layer="layout" svg:width="0.039cm" svg:height="0.254cm" svg:x="5.676cm" svg:y="22.962cm" svg:viewBox="0 0 40 255" svg:d="M35 251v4c-4 0-4 0-8 0h-4c-5 0-9 0-9 0-4 0-4 0-4 0-4 0-4-4-4-4v-174c0 0 0-4 4-4h4c0 0 4 0 9 0h4c4 0 4 0 8 0v4zM40 21c0 5 0 13-5 13 0 5-8 5-12 5-9 0-13 0-17-5-6 0-6-8-6-13 0-9 0-13 6-17 4 0 8-4 17-4 4 0 12 4 12 4 5 4 5 8 5 17z">
          <text:p/>
        </draw:path>
        <draw:path draw:style-name="gr1" draw:text-style-name="P1" draw:layer="layout" svg:width="0.111cm" svg:height="0.233cm" svg:x="5.744cm" svg:y="22.987cm" svg:viewBox="0 0 112 234" svg:d="M112 213c0 4 0 4 0 8l-5 5-4 4h-4c-4 0-8 0-8 0-5 4-9 4-9 4-13 0-17-4-26-4-4-4-12-9-17-13-4-4-4-8-9-17 0-9 0-18 0-26v-102h-25-5c0-4 0-8 0-13v-4c0-4 0-4 0-4v-4c5 0 5 0 5 0h25v-43-4c5 0 5 0 9 0h5c4 0 8 0 8 0 4 0 4 0 4 0 5 4 5 4 5 4v43h42c4 0 4 0 4 0 0 0 0 4 5 4v4 4c0 5 0 9 0 13-5 0-5 0-9 0h-42v98c0 12 4 21 4 25 4 9 13 9 21 9 0 0 5 0 9 0h4c0-4 4-4 4-4h4c0 0 5 0 5 4 0 5 0 5 0 9z">
          <text:p/>
        </draw:path>
        <draw:path draw:style-name="gr1" draw:text-style-name="P1" draw:layer="layout" svg:width="0.038cm" svg:height="0.254cm" svg:x="5.893cm" svg:y="22.962cm" svg:viewBox="0 0 39 255" svg:d="M35 251c0 0 0 4-5 4h-4c0 0-4 0-8 0h-5c-5 0-5 0-5 0-4 0-4-4-4-4v-174c0 0 0-4 4-4h5 5c4 0 8 0 8 0 4 0 4 0 4 0 5 0 5 4 5 4zM39 21c0 5 0 13-4 13-5 5-9 5-17 5-5 0-14 0-14-5-4 0-4-8-4-13 0-9 0-13 4-17 4 0 9-4 14-4 8 0 12 4 17 4 4 4 4 8 4 17z">
          <text:p/>
        </draw:path>
        <draw:path draw:style-name="gr1" draw:text-style-name="P1" draw:layer="layout" svg:width="0.161cm" svg:height="0.182cm" svg:x="5.965cm" svg:y="23.034cm" svg:viewBox="0 0 162 183" svg:d="M162 4v4c0 4 0 4 0 4l-59 162c0 5 0 5-4 5v4c-5 0-5 0-9 0 0 0-4 0-8 0s-10 0-10 0c-4 0-4 0-8 0l-5-4v-5l-59-162v-4c0-4 0-4 0-4 0-4 0-4 0-4 4 0 4 0 4 0 5 0 9 0 9 0 4 0 8 0 8 0 4 0 4 0 9 0v4h4l48 144 51-144c0-4 0-4 0-4 4 0 4 0 8 0 0 0 4 0 8 0h5c4 0 4 0 4 0 4 0 4 0 4 4z">
          <text:p/>
        </draw:path>
        <draw:path draw:style-name="gr1" draw:text-style-name="P1" draw:layer="layout" svg:width="0.157cm" svg:height="0.191cm" svg:x="6.148cm" svg:y="23.029cm" svg:viewBox="0 0 158 192" svg:d="M158 90c0 4 0 9 0 9-5 4-9 4-9 4h-115c0 9 0 17 5 26 0 8 4 12 8 21 4 4 9 8 17 12 9 0 17 5 26 5 8 0 17 0 21-5 8 0 13 0 17-4 4 0 8-4 13-4 4 0 4 0 8 0s4 4 4 4v4c0 5 0 5 0 5 0 4 0 4 0 4l-4 4c0 4-4 4-4 4-4 5-9 5-17 5-4 4-9 4-17 4-9 4-17 4-26 4-12 0-25-4-34-8-12-5-21-9-29-17-4-9-14-17-14-30-4-8-8-25-8-38 0-17 4-30 8-44 4-8 10-21 14-29 8-9 17-13 29-17 9-4 22-9 34-9 13 0 26 5 34 9 9 4 17 8 22 17 8 8 12 17 12 25 5 10 5 22 5 31zM128 82c0-17-4-31-13-44-4-8-17-12-34-12-4 0-13 0-17 4-8 4-13 8-17 13-4 4-8 8-8 18-5 4-5 12-5 21z">
          <text:p/>
        </draw:path>
        <draw:path draw:style-name="gr1" draw:text-style-name="P1" draw:layer="layout" svg:width="0.157cm" svg:height="0.272cm" svg:x="4.48cm" svg:y="23.457cm" svg:viewBox="0 0 158 273" svg:d="M158 174c0 13 0 30-5 38-4 13-8 26-12 34-9 9-17 14-27 18-8 4-17 9-29 9-5 0-13 0-17-5-5 0-9 0-13-4-5 0-9-4-13-9s-8-9-13-13v22h-4c0 4 0 4 0 4h-4c-4 0-4 0-9 0h-4c-4 0-4 0-4 0-4 0-4 0-4-4v-255c0-4 0-4 0-4h4c0 0 0-5 4-5 0 0 4 0 9 0 0 0 4 0 8 0l4 5v4 102c9-5 13-9 17-13s9-9 13-9c4-4 9-4 13-4 8-4 13-4 17-4 13 0 21 4 29 8 10 5 18 13 23 22 8 8 12 17 12 29 5 9 5 22 5 34zM124 179c0-9 0-17 0-26 0-8-6-17-10-21 0-9-4-13-12-17-5-4-13-4-22-4-4 0-4 0-8 0s-9 4-13 4c-4 4-9 8-13 13-4 4-8 8-17 17v67c9 9 17 17 26 22 8 8 17 8 25 8 9 0 17 0 22-4 4-4 8-9 12-17 4-4 4-13 10-21 0-5 0-13 0-21z">
          <text:p/>
        </draw:path>
        <draw:path draw:style-name="gr1" draw:text-style-name="P1" draw:layer="layout" svg:width="0.043cm" svg:height="0.043cm" svg:x="4.683cm" svg:y="23.682cm" svg:viewBox="0 0 44 44" svg:d="M44 21c0 10-5 14-5 18-5 5-9 5-17 5-9 0-13 0-17-5-6 0-5-8-5-18 0-8-1-12 5-17 4-4 8-4 17-4 8 0 12 0 17 4 0 0 5 9 5 17z">
          <text:p/>
        </draw:path>
        <draw:path draw:style-name="gr1" draw:text-style-name="P1" draw:layer="layout" svg:width="0.186cm" svg:height="0.245cm" svg:x="5.121cm" svg:y="23.479cm" svg:viewBox="0 0 187 246" svg:d="M187 234v4c-4 4-4 4-4 4-5 0-5 4-5 4-4 0-4 0-4 0h-13c-5 0-5 0-9 0s-4-4-8-4c0-4-5-4-5-8-4-5-4-9-8-13l-76-141c-5-8-9-13-13-21-4-9-9-17-13-26 0 9 0 22 0 30 0 9 0 17 0 30v149c0 0 0 4-4 4h-4-5c-4 0-8 0-8 0-4 0-4 0-4 0-4 0-4-4-4-4v-230c0-4 0-8 4-12 4 0 4 0 8 0h17c4 0 4 0 9 0 0 0 4 0 4 4 4 0 4 0 8 4 0 4 5 4 5 9l59 110c4 4 9 13 13 17 4 8 4 13 8 22 4 4 9 13 9 17 4 8 8 13 12 17 0-9 0-21 0-30 0-13 0-22 0-30v-136-4c5 0 5 0 5 0 4 0 4 0 8 0 5 0 5 0 9 0h5 4c0 4 0 4 0 4z">
          <text:p/>
        </draw:path>
        <draw:path draw:style-name="gr1" draw:text-style-name="P1" draw:layer="layout" svg:width="0.161cm" svg:height="0.191cm" svg:x="5.354cm" svg:y="23.538cm" svg:viewBox="0 0 162 192" svg:d="M162 89c0 4-4 9-4 9-4 4-8 4-8 4h-116c0 8 0 18 4 26 0 9 5 13 10 21 4 5 8 9 17 13 8 0 17 4 25 4 9 0 17 0 21-4 9 0 13 0 17-4 4 0 9-4 13-4s4 0 9 0h4v4 4c0 4 0 4 0 4 0 4 0 4 0 4 0 0 0 5-4 5 0 4-5 4-5 4-4 4-8 4-17 4-4 4-8 4-17 4-8 5-17 5-21 5-17 0-30-5-38-9-14-4-22-8-31-17-4-8-13-17-13-29-4-9-8-27-8-39 0-17 4-30 8-43 5-8 9-21 17-30 5-8 13-12 27-17 8-4 21-8 34-8s25 4 34 8c8 5 17 9 21 17 9 9 13 17 17 26 0 8 4 21 4 30zM128 81c0-17-4-30-13-43-4-8-16-13-33-13-5 0-13 0-17 5-9 4-13 8-17 12-5 5-5 9-10 17-4 5-4 13-4 22z">
          <text:p/>
        </draw:path>
        <draw:path draw:style-name="gr1" draw:text-style-name="P1" draw:layer="layout" svg:width="0.165cm" svg:height="0.254cm" svg:x="5.541cm" svg:y="23.538cm" svg:viewBox="0 0 166 255" svg:d="M166 17c0 4-4 8-4 8 0 5 0 5-4 5h-27c4 4 9 8 9 17 4 4 4 8 4 17 0 8 0 17-4 25-5 9-9 13-13 17-9 8-13 13-21 13-9 4-17 4-30 4-4 0-13 0-17 0-9-4-13-4-17-9 0 5-4 5-4 9s-4 4-4 8c0 5 4 9 8 13s8 4 17 4h43c8 0 16 5 25 5 8 4 13 4 17 8s9 8 14 17c4 4 4 13 4 17 0 8 0 18-4 26-5 5-10 13-18 17-5 4-13 9-26 13-8 4-21 4-38 4-13 0-26 0-34-4-8 0-17-4-21-9-9-4-13-8-17-12 0-9-4-13-4-22 0-5 0-9 4-13 0 0 0-4 4-9 0-4 4-8 9-12 0 0 4-5 8-9-4-4-8-8-13-12-4-5-4-9-4-13 0-9 0-17 4-21 5-9 9-13 13-17-4-4-8-9-8-17-5-4-5-13-5-21 0-9 0-17 5-26 4-8 8-13 12-21 9-4 13-9 21-13 9 0 18-4 26-4 9 0 13 0 17 4 4 0 9 0 13 0h52c4 0 4 0 4 4 0 0 4 5 4 9zM114 64c0-13-4-22-8-30-9-4-17-9-30-9-4 0-8 0-13 5-8 0-8 4-13 8-4 4-4 9-8 13 0 4 0 8 0 13 0 12 4 21 8 25 9 9 18 13 26 13 9 0 13-4 17-4 4-5 9-5 13-9s4-8 8-13c0-4 0-8 0-12zM131 199c0-8-4-13-8-17-9-4-17-8-26-8h-47c-4 4-4 4-8 8s-4 4-4 9c-4 4-4 4-4 8 0 0 0 4 0 9 0 9 4 13 12 18 9 4 17 8 34 8 9 0 17-4 22-4 8-4 12-4 16-9 5-4 9-4 9-8 4-5 4-10 4-14z">
          <text:p/>
        </draw:path>
        <draw:path draw:style-name="gr1" draw:text-style-name="P1" draw:layer="layout" svg:width="0.144cm" svg:height="0.191cm" svg:x="5.732cm" svg:y="23.538cm" svg:viewBox="0 0 145 192" svg:d="M145 183l-4 4h-5c0 0-4 0-8 0h-4c-5 0-5 0-5 0-4-4-4-4-4-4v-17c-8 9-12 13-26 17-9 4-17 9-30 9-9 0-17-5-21-5-9-4-17-4-21-12-5-5-9-9-13-13 0-8-4-17-4-25 0-9 4-17 8-27 4-4 9-12 17-17 9-4 17-8 25-8 13-4 26-4 39-4h22v-13c0-9 0-13 0-17-4-9-4-13-8-13-6-4-10-8-14-8-5-5-9-5-17-5-9 0-13 0-22 5-4 0-12 4-16 4-5 4-9 4-9 8-4 0-8 0-8 0h-5c0 0 0-4-4-4 0-4 0-4 0-4 0-4 0-9 4-9 0-4 0-4 0-4 5-4 5-4 9-8 4 0 13-5 17-5 4-4 12-4 17-4 8-4 12-4 21-4 13 0 21 4 31 4 8 4 17 9 21 13s8 13 13 21c0 9 4 17 4 26zM111 102h-27c-8 0-17 0-21 4-8 0-13 4-17 4-4 4-8 10-8 14-4 4-4 8-4 13 0 8 4 17 8 21s13 8 25 8c9 0 13-4 22-8 8-4 14-9 22-17z">
          <text:p/>
        </draw:path>
        <draw:path draw:style-name="gr1" draw:text-style-name="P1" draw:layer="layout" svg:width="0.11cm" svg:height="0.233cm" svg:x="5.91cm" svg:y="23.496cm" svg:viewBox="0 0 111 234" svg:d="M111 212c0 5 0 5 0 9v4c-4 0-4 0-8 4h-5c-4 0-4 0-8 0-4 5-10 5-10 5-8 0-16-5-25-5-4-4-8-8-13-12-4-5-8-9-8-17-4-9-4-17-4-26v-102h-26-4c0-5 0-9 0-13v-4c0-5 0-5 0-5l4-4h26v-42l4-4h4c0 0 4 0 9 0 0 0 4 0 8 0h4c0 4 0 4 0 4v42h48c4 0 4 4 4 4v5 4c0 4 0 8 0 13h-4-48v98c0 13 5 21 9 26 0 8 8 8 18 8 4 0 4 0 8 0h4c5-4 5-4 5-4 4 0 4 0 4 0h4v4c0 4 0 4 0 8z">
          <text:p/>
        </draw:path>
        <draw:path draw:style-name="gr1" draw:text-style-name="P1" draw:layer="layout" svg:width="0.039cm" svg:height="0.254cm" svg:x="6.058cm" svg:y="23.47cm" svg:viewBox="0 0 40 255" svg:d="M35 251v4c-4 0-4 0-4 0-4 0-8 0-8 0-5 0-9 0-9 0-4 0-4 0-4 0l-4-4v-174c0 0 0-4 4-4h4c0 0 4 0 9 0 0 0 4 0 8 0h4v4zM40 21c0 6 0 14-5 14 0 4-8 4-12 4-9 0-13 0-17-4-6 0-6-8-6-14 0-8 0-12 6-17 4 0 8-4 17-4 8 0 12 4 12 4 5 5 5 9 5 17z">
          <text:p/>
        </draw:path>
        <draw:path draw:style-name="gr1" draw:text-style-name="P1" draw:layer="layout" svg:width="0.162cm" svg:height="0.182cm" svg:x="6.13cm" svg:y="23.542cm" svg:viewBox="0 0 163 183" svg:d="M163 4v5c0 4 0 4 0 4l-60 162c0 4 0 4 0 4l-4 4c-4 0-4 0-8 0 0 0-5 0-9 0s-8 0-8 0c-6 0-6 0-10 0v-4c-4 0-4 0-4-4l-60-162v-4c0-5 0-5 0-5 0-4 0-4 5-4h4c0 0 4 0 9 0 0 0 4 0 8 0h4v4c5 0 5 0 5 0l47 146h4l47-146c0-4 0-4 4-4h5c0 0 4 0 8 0s4 0 9 0h4z">
          <text:p/>
        </draw:path>
        <draw:path draw:style-name="gr1" draw:text-style-name="P1" draw:layer="layout" svg:width="0.157cm" svg:height="0.191cm" svg:x="6.317cm" svg:y="23.538cm" svg:viewBox="0 0 158 192" svg:d="M158 89c0 4 0 9-4 9 0 4-4 4-8 4h-112c0 8 0 18 5 26 0 9 5 13 9 21 4 5 9 9 17 13 8 0 17 4 25 4 9 0 17 0 22-4 8 0 12 0 16-4 5 0 9-4 13-4h5c4 0 4 0 4 0 0 0 0 4 4 4v4c0 4 0 4 0 4 0 4-4 4-4 4v5c0 4-4 4-9 4 0 4-8 4-13 4-4 4-12 4-16 4-9 5-17 5-26 5-13 0-25-5-34-9-13-4-22-8-31-17-4-8-12-17-17-29 0-9-4-27-4-39 0-17 4-30 4-43 5-8 13-21 17-30 9-8 18-12 27-17 13-4 25-8 38-8s21 4 34 8c8 5 17 9 21 17 9 9 13 17 13 26 4 8 4 21 4 30zM128 81c0-17-4-30-12-43-9-8-17-13-34-13-9 0-13 0-21 5-4 4-9 8-13 12-4 5-9 9-9 17-5 5-5 13-5 22z">
          <text:p/>
        </draw:path>
        <draw:frame draw:style-name="gr2" draw:text-style-name="P2" draw:layer="layout" svg:width="6.731cm" svg:height="1.873cm" svg:x="3.643cm" svg:y="2.062cm">
          <draw:text-box>
            <text:p>Alexander J King</text:p>
          </draw:text-box>
        </draw:frame>
        <draw:frame draw:style-name="gr3" draw:text-style-name="P2" draw:layer="layout" svg:width="1.016cm" svg:height="0.937cm" svg:x="10.755cm" svg:y="2.903cm">
          <draw:text-box>
            <text:p>C</text:p>
          </draw:text-box>
        </draw:frame>
        <draw:frame draw:style-name="gr3" draw:text-style-name="P2" draw:layer="layout" svg:width="0.762cm" svg:height="0.937cm" svg:x="10.755cm" svg:y="7.015cm">
          <draw:text-box>
            <text:p>D</text:p>
          </draw:text-box>
        </draw:frame>
        <draw:frame draw:style-name="gr3" draw:text-style-name="P2" draw:layer="layout" svg:width="0.762cm" svg:height="0.937cm" svg:x="11.517cm" svg:y="10.952cm">
          <draw:text-box>
            <text:p>C</text:p>
          </draw:text-box>
        </draw:frame>
        <draw:frame draw:style-name="gr4" draw:text-style-name="P2" draw:layer="layout" svg:width="0.565cm" svg:height="0.937cm" svg:x="11.377cm" svg:y="14.381cm">
          <draw:text-box>
            <text:p>B</text:p>
          </draw:text-box>
        </draw:frame>
        <draw:frame draw:style-name="gr5" draw:text-style-name="P2" draw:layer="layout" svg:width="1.524cm" svg:height="0.937cm" svg:x="10.628cm" svg:y="20.223cm">
          <draw:text-box>
            <text:p>D</text:p>
          </draw:text-box>
        </draw:frame>
        <draw:frame draw:style-name="gr6" draw:text-style-name="P2" draw:layer="layout" svg:width="1.27cm" svg:height="1.905cm" svg:x="8.215cm" svg:y="23.906cm">
          <draw:text-box>
            <text:p>B</text:p>
          </draw:text-box>
        </draw:frame>
      </draw:page>
      <draw:page draw:name="page2" draw:style-name="dp1" draw:master-page-name="master-page3">
        <draw:path draw:style-name="gr1" draw:text-style-name="P1" draw:layer="layout" svg:width="0.242cm" svg:height="0.28cm" svg:x="2.549cm" svg:y="1.375cm" svg:viewBox="0 0 243 281" svg:d="M80 13v115h64c13 0 25-5 30-9 8-8 13-17 13-34h8v99h-8c0-13-5-22-5-27-4-4-8-8-13-12-8-5-17-5-25-5h-64v94c0 13 0 22 0 22 5 4 5 4 9 8 0 0 8 0 17 0h46c17 0 26 0 35 0 8-4 12-8 21-13 8-8 18-25 26-42h9l-27 72h-216v-8h12c5 0 13 0 17-5 5 0 9-4 9-8 4-4 4-13 4-30v-183c0-17-4-25-8-30-5-8-13-8-22-8h-12v-9h216l4 60h-8c-4-13-4-26-9-30-4-4-8-8-16-13-5 0-13-4-30-4z">
          <text:p/>
        </draw:path>
        <draw:path draw:style-name="gr1" draw:text-style-name="P1" draw:layer="layout" svg:width="0.306cm" svg:height="0.284cm" svg:x="2.795cm" svg:y="1.375cm" svg:viewBox="0 0 307 285" svg:d="M0 0h77l170 209v-162c0-17 0-25-4-30-4-8-13-8-25-8h-9v-9h98v9h-9c-12 0-21 0-25 8-4 5-4 17-4 30v238h-9l-188-225v174c0 17 5 26 9 30 4 9 12 9 21 9h14v8h-99v-8h8c13 0 22-5 26-9s4-17 4-30v-200c-8-8-12-12-17-17-4-4-13-4-21-8-4 0-8 0-17 0z">
          <text:p/>
        </draw:path>
        <draw:path draw:style-name="gr1" draw:text-style-name="P1" draw:layer="layout" svg:width="0.284cm" svg:height="0.297cm" svg:x="3.122cm" svg:y="1.367cm" svg:viewBox="0 0 285 298" svg:d="M247 0l4 89h-4c-9-21-17-38-30-51-17-13-38-21-63-21-40 0-65 13-86 42-13 22-21 51-21 85 0 25 4 51 17 72 8 21 21 38 38 52 17 8 34 13 52 13 12 0 21 0 29-5 13 0 22-4 30-8v-86c0-13 0-21-4-25 0-4-4-9-9-9-4-4-12-4-25-4v-8h110v8h-4c-13 0-17 4-21 9-4 4-4 16-4 29v90c-18 9-34 13-51 17-13 4-30 9-51 9-52 0-95-22-124-57-22-25-30-55-30-88 0-26 4-47 17-72 13-26 34-47 59-60 17-13 43-21 74-21 8 0 16 0 25 4 8 0 21 4 38 9 9 4 13 4 13 4 4 0 8 0 8 0 0-4 4-9 4-17z">
          <text:p/>
        </draw:path>
        <draw:path draw:style-name="gr1" draw:text-style-name="P1" draw:layer="layout" svg:width="0.238cm" svg:height="0.28cm" svg:x="3.423cm" svg:y="1.375cm" svg:viewBox="0 0 239 281" svg:d="M235 0l4 64h-8c0-9-5-17-5-26-4-4-12-12-17-16-8-5-16-5-29-5h-39v217c0 17 0 26 5 30 4 9 13 9 25 9h9v8h-119v-8h8c13 0 22-5 26-9s4-17 4-30v-217h-34c-12 0-21 0-25 5-9 0-13 4-22 12-5 9-5 17-9 30h-9l5-64z">
          <text:p/>
        </draw:path>
        <draw:path draw:style-name="gr1" draw:text-style-name="P1" draw:layer="layout" svg:width="0.161cm" svg:height="0.293cm" svg:x="3.793cm" svg:y="1.367cm" svg:viewBox="0 0 162 294" svg:d="M4 59c8-17 21-29 29-42 13-8 30-17 47-17 21 0 43 9 51 26 13 8 17 21 17 33 0 22-13 43-38 64 17 4 30 17 38 30 9 12 14 25 14 42 0 26-9 48-27 65-17 21-47 34-85 34-21 0-33 0-38-5-8-8-12-12-12-17 0-4 4-8 4-12 4 0 8-5 13-5 4 0 8 5 12 5 0 0 4 4 13 8 8 4 17 4 17 4 8 5 13 5 17 5 17 0 30-5 38-17 9-9 17-27 17-39 0-13-4-22-8-34-5-5-9-13-13-17-4-5-13-9-26-13-8-4-21-8-29-8h-9v-5c13-4 26-8 34-12 13-9 21-13 26-26 4-8 8-17 8-29 0-13-8-26-17-35-9-8-17-12-30-12-21 0-42 12-55 34z">
          <text:p/>
        </draw:path>
        <draw:path draw:style-name="gr1" draw:text-style-name="P1" draw:layer="layout" svg:width="0.182cm" svg:height="0.292cm" svg:x="4.005cm" svg:y="1.367cm" svg:viewBox="0 0 183 293" svg:d="M0 148c0-29 4-59 12-80 13-26 26-43 39-51 12-13 25-17 38-17 22 0 43 13 60 34 21 29 34 63 34 110 0 34-4 59-17 85-8 22-21 39-34 52-17 8-30 12-43 12-26 0-51-17-68-46-13-27-21-61-21-99zM38 157c0 38 8 67 17 94 8 21 17 30 34 30 9 0 18-5 26-9 5-8 13-17 17-35 4-25 9-59 9-101 0-30-5-60-9-81-4-17-12-25-21-34-4-4-13-4-22-4s-17 4-26 13c-8 8-12 29-17 51-4 25-8 50-8 76z">
          <text:p/>
        </draw:path>
        <draw:path draw:style-name="gr1" draw:text-style-name="P1" draw:layer="layout" svg:width="0.166cm" svg:height="0.284cm" svg:x="4.221cm" svg:y="1.375cm" svg:viewBox="0 0 167 285" svg:d="M167 0l-18 34h-85l-17 39c34 4 64 16 85 42 17 17 31 38 31 63 0 18-5 31-14 44-4 12-13 21-21 29-9 13-17 17-30 22-17 8-34 12-51 12s-25 0-34-8c-8-4-13-13-13-17s0-9 5-13c4 0 8-4 12-4 5 0 9 0 9 4 4 0 8 4 13 9 12 4 21 8 33 8 17 0 30-4 43-17s17-30 17-46c0-18-4-31-17-48-8-13-26-25-43-34-17-4-38-8-63-8l55-111z">
          <text:p/>
        </draw:path>
        <draw:path draw:style-name="gr1" draw:text-style-name="P1" draw:layer="layout" svg:width="0.183cm" svg:height="0.292cm" svg:x="4.429cm" svg:y="1.367cm" svg:viewBox="0 0 184 293" svg:d="M0 148c0-29 5-59 13-80 13-26 27-43 39-51 13-13 26-17 38-17 22 0 43 13 60 34 21 29 34 63 34 110 0 34-5 59-17 85-9 22-21 39-34 52-17 8-30 12-43 12-25 0-50-17-68-46-13-27-22-61-22-99zM40 157c0 38 8 67 16 94 9 21 17 30 34 30 9 0 18-5 26-9 4-8 13-17 17-35 4-25 8-59 8-101 0-30-4-60-8-81-4-17-13-25-21-34-4-4-13-4-22-4-8 0-17 4-25 13-9 8-13 29-17 51-4 25-8 50-8 76z">
          <text:p/>
        </draw:path>
        <draw:path draw:style-name="gr1" draw:text-style-name="P1" draw:layer="layout" svg:width="0.293cm" svg:height="0.28cm" svg:x="9.608cm" svg:y="1.375cm" svg:viewBox="0 0 294 281" svg:d="M81 132h133v-81c0-17 0-25-5-29 0-5-4-9-8-9-4-4-13-4-17-4h-14v-9h124v9h-12c-5 0-13 0-18 4-4 0-8 4-8 9-4 4-4 12-4 29v179c0 17 0 26 4 30 0 4 4 4 8 8 5 5 13 5 18 5h12v8h-124v-8h14c8 0 17-5 25-9 0-4 5-17 5-34v-85h-133v85c0 17 0 26 4 30 0 4 5 4 9 8 4 5 12 5 17 5h8v8h-119v-8h9c13 0 21-5 25-9s9-17 9-34v-179c0-17-5-25-5-29 0-5-4-9-8-9-4-4-13-4-21-4h-9v-9h119v9h-8c-5 0-13 0-17 4-4 0-9 4-9 9-4 4-4 12-4 29z">
          <text:p/>
        </draw:path>
        <draw:path draw:style-name="gr1" draw:text-style-name="P1" draw:layer="layout" svg:width="0.182cm" svg:height="0.199cm" svg:x="9.923cm" svg:y="1.46cm" svg:viewBox="0 0 183 200" svg:d="M93 0c25 0 51 13 68 35 13 17 22 38 22 64 0 17-5 33-14 50-8 17-17 30-34 39-12 8-29 12-46 12-30 0-51-8-68-34-13-17-21-38-21-63 0-17 4-34 12-51 9-17 22-31 34-39 13-9 30-13 47-13zM85 13c-9 0-13 4-22 8-8 5-13 9-17 23-4 12-8 25-8 42 0 25 4 51 17 72s25 30 42 30c13 0 26-5 34-17 9-13 13-30 13-55 0-34-9-64-21-81-9-14-21-22-38-22z">
          <text:p/>
        </draw:path>
        <draw:path draw:style-name="gr1" draw:text-style-name="P1" draw:layer="layout" svg:width="0.327cm" svg:height="0.195cm" svg:x="10.122cm" svg:y="1.46cm" svg:viewBox="0 0 328 196" svg:d="M68 38c13-12 22-21 26-21 4-4 13-8 21-13 4-4 13-4 21-4 9 0 22 4 31 9 8 8 13 17 17 29 13-12 25-25 34-29 13-5 21-9 30-9 12 0 21 4 29 9 9 4 13 12 17 25 5 9 5 21 5 38v81c0 12 0 21 4 25 0 0 4 4 8 4 5 5 9 5 17 5v9h-93v-9h4c9 0 13 0 17-5 4 0 8-4 8-8s0-9 0-21v-81c0-17 0-29-4-34-4-8-12-12-25-12-9 0-17 0-26 4-4 4-12 13-25 21v13 89c0 12 0 21 4 25 0 0 4 4 9 4 4 5 8 5 17 5v9h-95v-9c9 0 17 0 21-5 5 0 10-4 10-8s0-9 0-21v-81c0-17 0-29-5-34-9-8-17-12-30-12-4 0-13 0-21 4-9 8-22 13-26 21v102c0 12 0 21 4 25 0 0 5 4 5 9 4 0 13 0 21 0v9h-93v-9c8 0 17 0 17 0 4-5 8-9 8-13 4 0 4-9 4-21v-72c0-21 0-34 0-43-4-4-4-8-8-8 0 0-4-4-9-4 0 0-8 4-12 4l-5-9 60-21h8z">
          <text:p/>
        </draw:path>
        <draw:path draw:style-name="gr1" draw:text-style-name="P1" draw:layer="layout" svg:width="0.161cm" svg:height="0.199cm" svg:x="10.466cm" svg:y="1.46cm" svg:viewBox="0 0 162 200" svg:d="M30 77c0 30 8 51 21 68s31 21 48 21c12 0 25 0 34-8 8-9 17-17 21-34l8 4c-4 17-12 34-25 51s-30 21-51 21c-26 0-44-8-60-25-17-17-26-43-26-72 0-30 9-55 26-77 16-17 38-26 64-26 21 0 38 9 51 21 13 14 21 35 21 56zM30 65h90c0-13-4-21-4-26-5-9-9-13-17-18-9-4-13-8-22-8-13 0-22 4-30 17-9 9-17 22-17 35z">
          <text:p/>
        </draw:path>
        <draw:path draw:style-name="gr1" draw:text-style-name="P1" draw:layer="layout" svg:width="0.301cm" svg:height="0.195cm" svg:x="10.64cm" svg:y="1.464cm" svg:viewBox="0 0 302 196" svg:d="M0 0h81v9c-8 0-12 4-17 4 0 0 0 4 0 9 0 4 0 8 0 17l43 110 42-89-12-30c-5-8-9-13-13-17s-8-4-17-4v-9h89v9c-8 0-17 4-21 4 0 4-4 9-4 13 0 0 0 4 4 8l42 110 39-105c4-9 4-13 4-17 0-5 0-9-4-9 0-4-9-4-13-4v-9h59v9c-13 0-21 8-30 25l-59 162h-8l-51-119-55 119h-9l-60-157c-5-13-9-17-13-22-4-4-9-4-17-8z">
          <text:p/>
        </draw:path>
        <draw:path draw:style-name="gr1" draw:text-style-name="P1" draw:layer="layout" svg:width="0.182cm" svg:height="0.199cm" svg:x="10.959cm" svg:y="1.46cm" svg:viewBox="0 0 183 200" svg:d="M94 0c25 0 51 13 68 35 13 17 21 38 21 64 0 17-4 33-13 50-8 17-17 30-34 39-12 8-29 12-46 12-30 0-52-8-69-34-13-17-21-38-21-63 0-17 4-34 12-51 9-17 21-31 34-39 14-9 31-13 48-13zM85 13c-8 0-12 4-21 8-8 5-14 9-18 23-4 12-8 25-8 42 0 25 4 51 18 72 13 21 25 30 42 30 13 0 26-5 34-17 9-13 13-30 13-55 0-34-9-64-21-81-9-14-22-22-39-22z">
          <text:p/>
        </draw:path>
        <draw:path draw:style-name="gr1" draw:text-style-name="P1" draw:layer="layout" svg:width="0.144cm" svg:height="0.195cm" svg:x="11.158cm" svg:y="1.46cm" svg:viewBox="0 0 145 196" svg:d="M69 0v43c17-30 30-43 47-43 8 0 17 0 21 9 4 4 8 8 8 12 0 9-4 13-8 17-4 0-8 5-13 5-4 0-8-5-17-9-4-4-8-4-13-4 0 0-4 0-8 4s-13 13-17 26v93c0 8 0 17 4 21 0 4 5 8 9 8 4 5 12 5 21 5v9h-98v-9c9 0 17 0 22-5 4 0 4-4 8-8 0-4 0-9 0-21v-72c0-26 0-38-4-43 0-4 0-4-4-8 0 0-5-4-9-4s-8 4-13 4l-5-9 61-21z">
          <text:p/>
        </draw:path>
        <draw:path draw:style-name="gr1" draw:text-style-name="P1" draw:layer="layout" svg:width="0.212cm" svg:height="0.292cm" svg:x="11.298cm" svg:y="1.363cm" svg:viewBox="0 0 213 293" svg:d="M69 0v186l47-42c13-9 17-17 17-21 4 0 4 0 4-5l-4-4c-4-4-4-4-13-4v-9h85v9c-13 0-21 0-30 4-8 4-17 9-25 17l-47 47 47 59c12 18 25 31 29 35 5 4 13 8 18 13 4 0 8 0 16 0v8h-93v-8c4 0 9 0 13 0 0-5 0-5 0-9 0 0 0-8-9-13l-55-77v65c0 12 0 21 0 25 4 4 4 4 8 9 5 0 9 0 22 0v8h-99v-8c13 0 17 0 21-5 5 0 9 0 9-4s4-13 4-25v-175c0-21 0-34-4-38 0-4 0-9-4-9 0-4-5-4-9-4s-8 0-12 4l-5-8 61-21z">
          <text:p/>
        </draw:path>
        <draw:path draw:style-name="gr1" draw:text-style-name="P1" draw:layer="layout" svg:width="0.199cm" svg:height="0.292cm" svg:x="11.621cm" svg:y="1.367cm" svg:viewBox="0 0 200 293" svg:d="M17 293l22-94h-39v-17h39l17-72h-56v-17h60l17-93h17l-17 93h68l21-93h17l-21 93h38v17h-38l-17 72h55v17h-59l-17 94h-17l17-94h-68l-21 94zM56 182h72l17-72h-72z">
          <text:p/>
        </draw:path>
        <draw:path draw:style-name="gr1" draw:text-style-name="P1" draw:layer="layout" svg:width="0.179cm" svg:height="0.284cm" svg:x="11.841cm" svg:y="1.375cm" svg:viewBox="0 0 180 285" svg:d="M30 0h150v9l-95 276h-21l81-251h-77c-13 0-25 0-34 4-8 9-21 17-25 30l-9-4z">
          <text:p/>
        </draw:path>
        <draw:path draw:style-name="gr1" draw:text-style-name="P1" draw:layer="layout" svg:width="0.212cm" svg:height="0.28cm" svg:x="2.549cm" svg:y="1.863cm" svg:viewBox="0 0 213 281" svg:d="M80 13v110h52c9 0 21 0 26-4 4-9 8-17 8-34h9v97h-9c0-12 0-21-4-25 0-4-4-9-9-13-4 0-12-4-21-4h-52v89c0 18 0 26 0 31 5 4 5 4 9 8 8 4 14 4 22 4h9v9h-120v-9h8c13 0 21-4 26-8 4-4 4-17 4-35v-178c0-17 0-25 0-30-4-4-4-8-9-8-8-5-12-5-21-5h-8v-8h209l4 59h-9c-4-12-8-21-12-25-4-8-9-13-17-17-9 0-17-4-34-4z">
          <text:p/>
        </draw:path>
        <draw:path draw:style-name="gr1" draw:text-style-name="P1" draw:layer="layout" svg:width="0.212cm" svg:height="0.195cm" svg:x="2.774cm" svg:y="1.952cm" svg:viewBox="0 0 213 196" svg:d="M183 0v115c0 26 0 39 0 43s4 8 4 8c5 5 5 5 9 5s8 0 13-5l4 9-55 21h-13v-38c-13 17-26 30-34 34s-17 4-31 4c-8 0-17 0-25-8-9-5-13-13-17-22-4-12-4-25-4-42v-86c0-8 0-17-5-17 0-4-4-8-8-8-4-4-9-4-21-4v-9h68v128c0 17 4 30 8 34 9 9 14 9 22 9 9 0 13 0 21-5 9-4 17-8 26-21v-107c0-12 0-21-4-21-5-4-13-8-26-8v-9z">
          <text:p/>
        </draw:path>
        <draw:path draw:style-name="gr1" draw:text-style-name="P1" draw:layer="layout" svg:width="0.208cm" svg:height="0.195cm" svg:x="2.99cm" svg:y="1.948cm" svg:viewBox="0 0 209 196" svg:d="M65 38c25-25 46-38 63-38 13 0 22 4 30 8 4 5 13 13 17 26 4 8 4 21 4 38v81c0 13 0 22 5 26 0 0 4 4 4 8 4 0 13 0 21 0v9h-93v-9h4c8 0 13 0 17-4 4 0 4-4 8-13 0 0 0-8 0-17v-77c0-17-4-30-8-38s-13-13-21-13c-17 0-34 9-51 26v102c0 13 4 22 4 26 0 0 4 4 9 8 4 0 8 0 21 0v9h-95v-9c14 0 18 0 22-4 5-8 5-17 5-30v-73c0-21 0-34 0-42 0-4-5-4-5-8-4 0-4-5-8-5s-9 5-14 5l-4-9 56-21h9z">
          <text:p/>
        </draw:path>
        <draw:path draw:style-name="gr1" draw:text-style-name="P1" draw:layer="layout" svg:width="0.196cm" svg:height="0.297cm" svg:x="3.215cm" svg:y="1.85cm" svg:viewBox="0 0 197 298" svg:d="M133 272c-9 9-17 17-26 22-12 4-21 4-29 4-21 0-38-9-56-26-17-16-22-38-22-68 0-25 10-50 27-72 17-21 38-33 63-33 17 0 30 4 43 17v-39c0-22 0-34 0-39-4-4-4-8-9-8 0-5-4-5-8-5 0 0-9 0-13 5l-4-9 59-21h9v217c0 26 0 39 0 43 4 4 4 8 8 8 0 4 5 4 5 4 4 0 8 0 17-4v9l-56 21h-8zM133 260v-98c0-13-4-21-9-30-4-4-8-12-17-16-4-5-12-5-17-5-12 0-25 5-33 17-13 13-22 34-22 64 0 25 9 46 22 64 12 12 25 21 38 21 12 0 25-5 38-17z">
          <text:p/>
        </draw:path>
        <draw:path draw:style-name="gr1" draw:text-style-name="P1" draw:layer="layout" svg:width="0.17cm" svg:height="0.199cm" svg:x="3.427cm" svg:y="1.948cm" svg:viewBox="0 0 171 200" svg:d="M108 170c-22 13-34 21-39 26-8 4-16 4-25 4-14 0-22-4-31-13-8-8-13-21-13-38 0-10 0-18 5-22 8-9 17-22 29-30 14-4 40-17 74-30v-4c0-21-5-34-9-42-8-4-17-9-30-9-8 0-12 0-21 9-4 4-4 8-4 12v13c0 9-4 13-4 17-6 4-10 4-14 4-9 0-13 0-13-4-4-4-8-8-8-17 0-13 8-21 21-34 14-8 31-12 52-12 17 0 30 4 42 8 9 4 13 13 17 21 0 4 4 17 4 34v64c0 22 0 31 0 35s0 8 5 8c0 4 4 4 4 4 4 0 4 0 4-4 5 0 9-4 17-12v12c-12 17-30 30-42 30-9 0-13-4-17-9-4-4-4-12-4-21zM108 153v-73c-22 9-34 17-43 17-8 8-17 13-21 21-4 9-10 13-10 21 0 10 6 19 10 27 4 4 13 8 21 8 9 0 26-4 43-21z">
          <text:p/>
        </draw:path>
        <draw:path draw:style-name="gr1" draw:text-style-name="P1" draw:layer="layout" svg:width="0.327cm" svg:height="0.195cm" svg:x="3.602cm" svg:y="1.948cm" svg:viewBox="0 0 328 196" svg:d="M68 38c13-13 21-21 21-21 8-4 13-9 21-13 9-4 13-4 21-4 13 0 22 4 31 8 8 9 17 17 17 30 17-13 30-25 38-30 9-4 21-8 30-8 8 0 21 4 25 8 9 5 17 13 22 26 0 8 4 21 4 38v81c0 13 0 22 0 26 4 0 4 4 8 4 5 4 13 4 22 4v9h-98v-9h4c9 0 17 0 21-4 5 0 5-4 9-8 0-5 0-9 0-22v-81c0-17-4-30-9-34-4-8-12-13-25-13-4 0-13 0-21 5-9 4-17 12-26 21v12 90c0 13 0 22 0 26 5 0 5 4 9 4 4 4 13 4 21 4v9h-99v-9c13 0 22 0 26-4 0 0 4-4 4-8 5-5 5-9 5-22v-81c0-17-5-30-9-34-4-8-13-13-26-13-8 0-12 0-21 5-12 8-21 12-25 21v102c0 13 0 22 0 26 4 0 4 4 8 8 5 0 9 0 21 0v9h-93v-9c9 0 13 0 17 0 4-4 4-8 8-12 0 0 5-9 5-22v-73c0-21-5-34-5-42 0-4 0-8-4-8 0 0-4-5-8-5s-9 5-13 5l-4-9 59-21h9z">
          <text:p/>
        </draw:path>
        <draw:path draw:style-name="gr1" draw:text-style-name="P1" draw:layer="layout" svg:width="0.162cm" svg:height="0.199cm" svg:x="3.945cm" svg:y="1.948cm" svg:viewBox="0 0 163 200" svg:d="M30 76c0 30 4 51 17 69 17 17 34 21 51 21 13 0 21 0 34-8 8-9 17-18 21-35l10 4c-6 18-14 35-27 52-17 17-34 21-55 21s-42-8-59-25c-13-17-22-44-22-74 0-29 9-55 26-76 17-17 34-25 59-25 22 0 39 8 55 21 13 13 23 34 23 55zM30 63h85c0-12 0-21-4-25 0-8-9-13-13-17-8-4-17-8-21-8-13 0-21 4-34 17-9 8-13 21-13 33z">
          <text:p/>
        </draw:path>
        <draw:path draw:style-name="gr1" draw:text-style-name="P1" draw:layer="layout" svg:width="0.208cm" svg:height="0.195cm" svg:x="4.12cm" svg:y="1.948cm" svg:viewBox="0 0 209 196" svg:d="M67 38c21-25 43-38 65-38 9 0 17 4 25 8 9 5 13 13 17 26 5 8 5 21 5 38v81c0 13 0 22 4 26 0 0 4 4 8 8 0 0 9 0 18 0v9h-95v-9h4c10 0 14 0 18-4 5 0 9-4 9-13 0 0 0-8 0-17v-77c0-17 0-30-9-38-4-8-8-13-22-13-17 0-34 9-47 26v102c0 13 0 22 0 26 5 0 5 4 9 8 4 0 8 0 21 0v9h-93v-9h4c9 0 17 0 17-4 4-8 8-17 8-30v-73c0-21-4-34-4-42 0-4 0-4-4-8 0 0-4-5-8-5-5 0-9 5-13 5l-4-9 55-21h12z">
          <text:p/>
        </draw:path>
        <draw:path draw:style-name="gr1" draw:text-style-name="P1" draw:layer="layout" svg:width="0.115cm" svg:height="0.254cm" svg:x="4.332cm" svg:y="1.893cm" svg:viewBox="0 0 116 255" svg:d="M69 0v60h42v17h-42v123c0 13 0 21 4 25s8 4 13 4c4 0 8 0 13-4 4-4 8-8 8-12h9c-5 12-9 25-22 29-8 9-17 13-25 13-4 0-14-4-18-9-9 0-13-8-17-12 0-9-4-17-4-30v-127h-30v-9c9-4 17-8 25-17 9-4 13-12 22-25 4-4 8-13 13-26z">
          <text:p/>
        </draw:path>
        <draw:path draw:style-name="gr1" draw:text-style-name="P1" draw:layer="layout" svg:width="0.17cm" svg:height="0.199cm" svg:x="4.463cm" svg:y="1.948cm" svg:viewBox="0 0 171 200" svg:d="M107 170c-21 13-33 21-38 26-8 4-17 4-25 4-13 0-22-4-31-13-8-8-13-21-13-38 0-10 0-18 5-22 8-9 17-22 30-30 13-4 39-17 72-30v-4c0-21-4-34-8-42-9-4-17-9-30-9-8 0-12 0-21 9-4 4-4 8-4 12v13c0 9-5 13-5 17-4 4-8 4-12 4-9 0-14 0-14-4-4-4-8-8-8-17 0-13 8-21 22-34 12-8 30-12 51-12 17 0 29 4 42 8 9 4 13 13 17 21 0 4 4 17 4 34v64c0 22 0 31 0 35s0 8 4 8c0 4 5 4 5 4 4 0 4 0 4-4 4 0 9-4 17-12v12c-13 17-30 30-42 30-9 0-13-4-17-9-5-4-5-12-5-21zM107 153v-73c-21 9-33 17-42 17-8 8-17 13-21 21-5 9-9 13-9 21 0 10 4 19 9 27 4 4 13 8 21 8 9 0 25-4 42-21z">
          <text:p/>
        </draw:path>
        <draw:path draw:style-name="gr1" draw:text-style-name="P1" draw:layer="layout" svg:width="0.097cm" svg:height="0.293cm" svg:x="4.646cm" svg:y="1.85cm" svg:viewBox="0 0 98 294" svg:d="M69 0v251c0 13 0 22 0 22 4 4 4 8 8 12 5 0 13 0 21 0v9h-94v-9c9 0 13 0 17 0 5-4 9-8 9-8 0-4 4-13 4-26v-173c0-21 0-35-4-39 0-5 0-9-4-9 0-4-5-4-9-4s-8 0-13 4l-4-9 60-21z">
          <text:p/>
        </draw:path>
        <draw:path draw:style-name="gr1" draw:text-style-name="P1" draw:layer="layout" svg:width="0.128cm" svg:height="0.199cm" svg:x="4.773cm" svg:y="1.948cm" svg:viewBox="0 0 129 200" svg:d="M115 0v63h-9c-4-21-8-33-16-42-9-4-22-8-35-8-8 0-17 0-21 8-8 4-8 9-8 17 0 4 0 13 4 17 4 8 13 13 25 21l30 13c30 12 44 34 44 56 0 17-5 30-18 42-13 9-30 13-47 13-9 0-21 0-38-4-4 0-9-4-13-4 0 0-4 4-4 8h-9v-69h9c4 18 8 35 21 44 8 8 21 12 38 12 9 0 17 0 22-4 4-8 8-13 8-21 0-9-4-17-8-27-9-4-22-12-43-25-17-9-30-17-38-25-4-9-9-17-9-30 0-17 5-30 17-38 9-13 21-17 38-17 9 0 17 0 30 4 9 4 13 4 13 4 4 0 4 0 4-4 4 0 4 0 4-4z">
          <text:p/>
        </draw:path>
        <draw:path draw:style-name="gr1" draw:text-style-name="P1" draw:layer="layout" svg:width="0.183cm" svg:height="0.199cm" svg:x="5.036cm" svg:y="1.948cm" svg:viewBox="0 0 184 200" svg:d="M94 0c29 0 51 13 69 34 17 17 21 38 21 63 0 17-4 34-9 52-8 17-21 30-35 38-17 9-29 13-50 13-26 0-51-8-68-34-13-17-22-39-22-65 0-16 5-33 13-50 9-17 22-30 34-38 17-9 30-13 47-13zM85 13c-4 0-12 4-21 8-8 4-13 9-17 21-4 13-8 26-8 43 0 25 8 50 17 73 12 21 25 29 42 29s25-4 34-17c8-12 13-30 13-56 0-34-5-63-22-80-8-13-21-21-38-21z">
          <text:p/>
        </draw:path>
        <draw:path draw:style-name="gr1" draw:text-style-name="P1" draw:layer="layout" svg:width="0.165cm" svg:height="0.293cm" svg:x="5.253cm" svg:y="1.85cm" svg:viewBox="0 0 166 294" svg:d="M72 120v123c0 17 0 30 4 34 4 8 13 8 21 8h18v9h-115v-9h8c5 0 13 0 17-4 4 0 4-4 9-8 0-5 0-17 0-30v-123h-34v-17h34v-13c0-17 4-33 13-47 4-13 12-26 25-30 13-9 25-13 43-13 17 0 30 4 43 13 4 4 8 13 8 21 0 5 0 9-4 13-4 5-8 5-13 5 0 0-4 0-8-5-4 0-9-8-13-13-4-8-8-13-13-17-4-4-13-4-18-4-4 0-12 4-17 4-4 4-4 9-8 17 0 9 0 27 0 56v13h48v17z">
          <text:p/>
        </draw:path>
        <draw:path draw:style-name="gr1" draw:text-style-name="P1" draw:layer="layout" svg:width="0.241cm" svg:height="0.28cm" svg:x="5.491cm" svg:y="1.863cm" svg:viewBox="0 0 242 281" svg:d="M80 13v114h64c13 0 25-4 31-8 8-9 12-17 12-34h9v97h-9c0-12-4-21-4-25-4-4-8-9-14-13-8-4-17-4-25-4h-64v94c0 13 0 21 0 21 5 4 5 4 9 9 0 0 8 0 17 0h46c17 0 27 0 35 0 9-5 13-9 22-13 8-8 17-26 25-43h8l-25 73h-217v-9h12c5 0 13 0 17-4 5 0 9-4 9-9 4-4 4-12 4-30v-182c0-17-4-26-8-30-5-9-13-9-22-9h-12v-8h217l4 59h-8c-4-12-4-25-9-29-4-5-8-9-17-13-4 0-12-4-30-4z">
          <text:p/>
        </draw:path>
        <draw:path draw:style-name="gr1" draw:text-style-name="P1" draw:layer="layout" svg:width="0.098cm" svg:height="0.293cm" svg:x="5.754cm" svg:y="1.85cm" svg:viewBox="0 0 99 294" svg:d="M69 0v251c0 13 0 22 0 22 4 4 4 8 8 12 5 0 13 0 22 0v9h-95v-9c9 0 13 0 18 0 5-4 9-8 9-8 0-4 4-13 4-26v-173c0-21 0-35-4-39 0-5 0-9-4-9 0-4-5-4-10-4-4 0-8 0-13 4l-4-9 60-21z">
          <text:p/>
        </draw:path>
        <draw:path draw:style-name="gr1" draw:text-style-name="P1" draw:layer="layout" svg:width="0.162cm" svg:height="0.199cm" svg:x="5.881cm" svg:y="1.948cm" svg:viewBox="0 0 163 200" svg:d="M30 76c0 30 4 51 21 69 13 17 30 21 47 21 13 0 25 0 34-8 8-9 17-18 21-35l10 4c-5 18-14 35-27 52-17 17-34 21-55 21s-43-8-55-25c-17-17-26-44-26-74 0-29 9-55 26-76 17-17 38-25 59-25s42 8 55 21 23 34 23 55zM30 63h85c0-12 0-21-4-25 0-8-9-13-13-17-9-4-17-8-21-8-13 0-22 4-34 17-9 8-13 21-13 33z">
          <text:p/>
        </draw:path>
        <draw:path draw:style-name="gr1" draw:text-style-name="P1" draw:layer="layout" svg:width="0.157cm" svg:height="0.199cm" svg:x="6.068cm" svg:y="1.948cm" svg:viewBox="0 0 158 200" svg:d="M158 123c-4 26-13 43-29 60-13 13-30 17-52 17s-39-8-56-25-21-44-21-74c0-29 9-55 26-71 17-22 38-30 63-30 18 0 35 4 48 13 13 12 17 21 17 33 0 5 0 9-4 13-5 0-9 4-17 4-9 0-13-4-17-8 0-4-4-9-4-17s-5-13-9-17-14-8-22-8c-13 0-26 4-34 17-9 12-17 29-17 50 0 26 8 47 17 65 13 17 30 25 48 25 12 0 25-4 38-17 4-4 12-18 21-35z">
          <text:p/>
        </draw:path>
        <draw:path draw:style-name="gr1" draw:text-style-name="P1" draw:layer="layout" svg:width="0.115cm" svg:height="0.254cm" svg:x="6.242cm" svg:y="1.893cm" svg:viewBox="0 0 116 255" svg:d="M64 0v60h47v17h-47v123c0 13 4 21 4 25 4 4 9 4 18 4 4 0 8 0 13-4 4-4 8-8 8-12h9c-5 12-13 25-22 29-8 9-17 13-26 13-8 0-13-4-21-9-4 0-9-8-13-12-4-9-4-17-4-30v-127h-30v-9c9-4 17-8 26-17 4-4 12-12 21-25 0-4 4-13 13-26z">
          <text:p/>
        </draw:path>
        <draw:path draw:style-name="gr1" draw:text-style-name="P1" draw:layer="layout" svg:width="0.14cm" svg:height="0.195cm" svg:x="6.361cm" svg:y="1.948cm" svg:viewBox="0 0 141 196" svg:d="M64 0v42c17-29 34-42 52-42 4 0 12 0 17 8 4 5 8 9 8 13 0 9-4 13-4 17-4 0-9 4-13 4-8 0-13-4-17-8-9-4-14-4-14-4-4 0-8 0-8 4-9 4-13 12-21 25v94c0 9 0 17 4 22 0 4 4 8 8 8 5 4 13 4 22 4v9h-98v-9c9 0 17 0 21-4 5 0 5-4 9-8 0-5 0-9 0-22v-73c0-25 0-38 0-42s-4-4-4-8c-5 0-9-5-13-5s-9 5-13 5v-9l55-21z">
          <text:p/>
        </draw:path>
        <draw:path draw:style-name="gr1" draw:text-style-name="P1" draw:layer="layout" svg:width="0.097cm" svg:height="0.293cm" svg:x="6.51cm" svg:y="1.85cm" svg:viewBox="0 0 98 294" svg:d="M51 0c5 0 9 0 13 4 5 5 9 9 9 13 0 9-4 13-9 17-4 5-8 5-13 5-8 0-12 0-18-5-4-4-4-8-4-17 0-4 0-8 4-13 6-4 10-4 18-4zM69 99v152c0 13 0 22 0 22 4 4 4 8 8 12 4 0 9 0 21 0v9h-94v-9c8 0 13 0 17 0 4-4 8-8 8-8 0-4 4-13 4-26v-72c0-21 0-34-4-42 0-4 0-8-4-8 0 0-4-5-8-5-5 0-9 5-13 5l-4-9 60-21z">
          <text:p/>
        </draw:path>
        <draw:path draw:style-name="gr1" draw:text-style-name="P1" draw:layer="layout" svg:width="0.162cm" svg:height="0.199cm" svg:x="6.628cm" svg:y="1.948cm" svg:viewBox="0 0 163 200" svg:d="M163 123c-4 26-13 43-30 60-13 13-30 17-51 17s-39-8-56-25-26-44-26-74c0-29 9-55 30-71 17-22 39-30 65-30 17 0 34 4 46 13 9 12 18 21 18 33 0 5-5 9-5 13-4 0-8 4-17 4-8 0-13-4-17-8s-4-9-4-17-4-13-9-17c-4-4-12-8-21-8-12 0-25 4-35 17-8 12-17 29-17 50 0 26 9 47 17 65 14 17 27 25 48 25 13 0 25-4 34-17 8-4 17-18 26-35z">
          <text:p/>
        </draw:path>
        <draw:path draw:style-name="gr1" draw:text-style-name="P1" draw:layer="layout" svg:width="0.097cm" svg:height="0.293cm" svg:x="6.82cm" svg:y="1.85cm" svg:viewBox="0 0 98 294" svg:d="M51 0c5 0 9 0 13 4 5 5 9 9 9 13 0 9-4 13-9 17-4 5-8 5-13 5-4 0-12 0-16-5-5-4-5-8-5-17 0-4 0-8 5-13 4-4 12-4 16-4zM69 99v152c0 13 0 22 4 22 0 4 4 8 4 12 4 0 13 0 21 0v9h-94v-9c8 0 18 0 18 0 4-4 8-8 8-8 5-4 5-13 5-26v-72c0-21 0-34-5-42 0-4 0-8-4-8 0 0-4-5-9-5s-9 5-13 5l-4-9 60-21z">
          <text:p/>
        </draw:path>
        <draw:path draw:style-name="gr1" draw:text-style-name="P1" draw:layer="layout" svg:width="0.115cm" svg:height="0.254cm" svg:x="6.93cm" svg:y="1.893cm" svg:viewBox="0 0 116 255" svg:d="M63 0v60h48v17h-48v123c0 13 5 21 9 25 0 4 4 4 14 4 4 0 8 0 13-4 4-4 8-8 8-12h9c-5 12-13 25-22 29-8 9-18 13-26 13-9 0-13-4-21-9-5 0-9-8-13-12 0-9-4-17-4-30v-127h-30v-9c8-4 17-8 25-17 9-4 13-12 22-25 0-4 4-13 12-26z">
          <text:p/>
        </draw:path>
        <draw:path draw:style-name="gr1" draw:text-style-name="P1" draw:layer="layout" svg:width="0.208cm" svg:height="0.284cm" svg:x="7.053cm" svg:y="1.952cm" svg:viewBox="0 0 209 285" svg:d="M0 0h90v9h-5c-9 0-13 0-17 4 0 4-4 4-4 8 0 9 4 13 8 26l48 93 42-102c0-8 5-12 5-17 0-4 0-4-5-8l-4-4c0 0-4 0-13 0v-9h64v9c-4 0-8 0-13 4-4 0-4 4-8 8 0 0-4 9-9 17l-76 188c-9 21-18 34-31 42-12 9-25 17-34 17-8 0-17-4-21-8-4-5-9-9-9-17 0-5 5-9 9-13 0-4 8-4 13-4 4 0 12 0 21 4 4 0 9 0 9 0 4 0 8 0 12-4 4-5 13-13 18-26l13-34-69-141c-4-4-4-12-9-16-4-5-8-9-8-13-4 0-9-4-17-4z">
          <text:p/>
        </draw:path>
        <draw:path draw:style-name="gr1" draw:text-style-name="P1" draw:layer="layout" svg:width="0.162cm" svg:height="0.246cm" svg:x="3.198cm" svg:y="2.664cm" svg:viewBox="0 0 163 247" svg:d="M163 13c0 4 0 4-5 8v5 4c0 4 0 4 0 4l-90 209c-4 0-4 0-4 4h-4-5c-4 0-4 0-8 0s-9 0-13 0h-4v-4-4l94-209h-119c0 0-5 0-5-4 0-5 0-9 0-13v-4-5c0 0 0-4 5-4h145c4 0 4 0 4 0 4 0 4 0 4 4v5c5 0 5 4 5 4z">
          <text:p/>
        </draw:path>
        <draw:path draw:style-name="gr1" draw:text-style-name="P1" draw:layer="layout" svg:width="0.043cm" svg:height="0.046cm" svg:x="3.406cm" svg:y="2.868cm" svg:viewBox="0 0 44 47" svg:d="M44 22c0 8-5 17-5 21-4 0-8 4-17 4s-13-4-17-4c-5-4-5-13-5-21s0-13 5-18c4-4 8-4 17-4s13 0 17 4c0 5 5 10 5 18z">
          <text:p/>
        </draw:path>
        <draw:path draw:style-name="gr1" draw:text-style-name="P1" draw:layer="layout" svg:width="0.034cm" svg:height="0.246cm" svg:x="3.848cm" svg:y="2.664cm" svg:viewBox="0 0 35 247" svg:d="M35 243l-6 4h-4c-4 0-4 0-8 0s-9 0-9 0c-4 0-4 0-4 0-4 0-4 0-4 0 0-4 0-4 0-4v-239c0-4 0-4 4-4h4c0 0 5 0 9 0 0 0 4 0 8 0h4v4c6 0 6 0 6 0z">
          <text:p/>
        </draw:path>
        <draw:path draw:style-name="gr1" draw:text-style-name="P1" draw:layer="layout" svg:width="0.149cm" svg:height="0.182cm" svg:x="3.941cm" svg:y="2.728cm" svg:viewBox="0 0 150 183" svg:d="M150 179v4h-5-4c0 0-4 0-8 0h-5c-5 0-5 0-9 0 0-4 0-4 0-4v-103c0-8-4-17-4-21 0-9-4-13-4-17-5-4-9-8-13-8-4-5-13-5-17-5-9 0-17 5-26 9-4 4-12 12-21 25v120l-4 4h-4c-5 0-5 0-9 0s-4 0-8 0h-5-4c0-4 0-4 0-4v-171c0-4 0-4 0-4h4c0-4 5-4 5-4 0 0 4 0 8 0h4c5 0 5 0 5 4h4v4 22c8-13 17-17 30-26 8-4 16-4 29-4 9 0 22 0 26 4 8 4 18 9 22 17 4 4 8 13 8 21 5 9 5 21 5 30z">
          <text:p/>
        </draw:path>
        <draw:path draw:style-name="gr1" draw:text-style-name="P1" draw:layer="layout" svg:width="0.156cm" svg:height="0.267cm" svg:x="4.137cm" svg:y="2.647cm" svg:viewBox="0 0 157 268" svg:d="M157 260v4c-5 0-5 0-5 0h-4c0 0-4 0-9 0h-4c-4 0-4 0-4 0h-4c0-4 0-4 0-4v-21c-9 8-17 17-30 21-8 4-17 8-30 8-12 0-25-4-34-8-8-4-12-9-21-17-4-8-8-21-12-30 0-13 0-25 0-38s0-26 4-39c0-13 4-21 12-30 5-8 13-17 22-21 12-4 21-4 34-4 8 0 17 0 25 4 9 4 17 13 26 21v-102c0-4 4-4 4-4h4c4 0 4 0 8 0 5 0 5 0 9 0h4v4c5 0 5 0 5 0zM123 140c-9-13-17-21-26-25-4-4-13-9-21-9-9 0-17 0-21 5-9 4-13 8-13 16-4 5-9 13-9 22-4 9-4 18-4 26s0 17 4 21c0 9 5 17 5 26 4 4 8 8 12 13 9 4 13 8 22 8 4 0 8 0 12-4 5 0 9 0 13-4 4-5 9-9 13-13 4-5 8-9 13-13z">
          <text:p/>
        </draw:path>
        <draw:path draw:style-name="gr1" draw:text-style-name="P1" draw:layer="layout" svg:width="0.148cm" svg:height="0.186cm" svg:x="4.349cm" svg:y="2.728cm" svg:viewBox="0 0 149 187" svg:d="M149 179v4c-4 0-4 0-4 0h-4c0 0-5 0-9 0h-4c-4 0-4 0-4 0-4 0-4 0-4 0 0-4 0-4 0-4v-21c-9 8-22 17-30 21-9 4-17 8-30 8-8 0-21 0-25-4-9-4-17-8-23-17-4-8-8-13-8-22-4-9-4-21-4-34v-102c0-4 0-4 0-4h4c0-4 0-4 4-4 0 0 4 0 10 0h4c4 0 4 0 8 4v4 98c0 12 0 17 5 25 0 4 4 9 4 13 4 4 8 9 13 14 4 0 8 4 17 4 8 0 17-4 21-9 8-9 17-18 25-26v-119c0-4 0-4 0-4 5 0 5 0 5 0 0-4 4-4 4-4 4 0 4 0 8 0s4 0 9 0c0 0 4 0 4 4h4v4z">
          <text:p/>
        </draw:path>
        <draw:path draw:style-name="gr1" draw:text-style-name="P1" draw:layer="layout" svg:width="0.136cm" svg:height="0.186cm" svg:x="4.539cm" svg:y="2.728cm" svg:viewBox="0 0 137 187" svg:d="M137 153v5c0 4 0 4 0 4v4c0 0-4 0-4 4 0 0-4 5-8 5-4 4-10 4-14 8-4 0-9 0-17 4-4 0-9 0-17 0-13 0-21 0-30-4-12-4-21-13-25-21-9-4-13-18-17-26 0-13-5-26-5-43s5-30 9-42c4-13 9-21 17-30 4-8 13-13 26-17 8-4 16-4 29-4 4 0 13 0 17 0s9 4 13 4 10 4 14 4c4 5 4 5 8 9s4 4 4 4v4c0 5 0 5 0 5 0 8 0 8 0 12-4 0-4 4-4 4-4 0-4-4-8-4-4-4-4-4-10-8-4 0-8-4-13-4-8-5-12-5-21-5-13 0-25 5-34 17-8 13-12 30-12 51 0 13 0 21 4 30 0 8 4 13 8 21 5 4 9 9 13 14 8 0 13 4 21 4 9 0 13-4 21-4 5-5 9-5 13-10 6-4 10-4 10-8 4 0 8-4 8-4 0 0 0 4 4 4 0 4 0 4 0 4 0 4 0 4 0 9z">
          <text:p/>
        </draw:path>
        <draw:path draw:style-name="gr1" draw:text-style-name="P1" draw:layer="layout" svg:width="0.11cm" svg:height="0.233cm" svg:x="4.697cm" svg:y="2.681cm" svg:viewBox="0 0 111 234" svg:d="M111 212c0 4 0 9 0 9 0 4 0 4-4 4 0 0 0 4-4 4h-4c-5 5-9 5-9 5-5 0-9 0-9 0-9 0-18 0-26-5-4 0-13-4-13-8-4-9-8-13-12-21 0-5 0-13 0-26v-97h-26l-4-5c0-4 0-4 0-8s0-4 0-9v-4h4v-4h26v-38-5h4l4-4h4c4 0 9 0 9 0 4 4 4 4 4 4 4 0 4 0 4 0v5 38h48v4h4v4c0 0 0 5 0 9s0 4 0 8c-4 0-4 5-4 5h-48v93c0 12 4 21 4 25 5 9 13 13 22 13 5 0 5 0 9-4h5c4 0 4 0 4 0 4-4 4-4 4-4 4 4 4 4 4 4v4z">
          <text:p/>
        </draw:path>
        <draw:path draw:style-name="gr1" draw:text-style-name="P1" draw:layer="layout" svg:width="0.038cm" svg:height="0.25cm" svg:x="4.846cm" svg:y="2.66cm" svg:viewBox="0 0 39 251" svg:d="M33 247v4h-4-4c0 0-4 0-8 0h-5c-4 0-4 0-4 0-4 0-4 0-4 0 0-4 0-4 0-4v-171c0-4 0-4 0-4h4c0-4 0-4 4-4h5c4 0 8 0 8 0 4 0 4 0 4 4 4 0 4 0 4 0v4zM39 17c0 9 0 13-6 17-4 0-8 0-16 0-5 0-13 0-13 0-4-4-4-8-4-17 0-8 0-13 4-17 4 0 8 0 17 0 4 0 8 0 12 0 6 4 6 9 6 17z">
          <text:p/>
        </draw:path>
        <draw:path draw:style-name="gr1" draw:text-style-name="P1" draw:layer="layout" svg:width="0.161cm" svg:height="0.182cm" svg:x="4.918cm" svg:y="2.728cm" svg:viewBox="0 0 162 183" svg:d="M162 8v5l-61 166v4c-4 0-4 0-4 0-4 0-4 0-8 0 0 0-4 0-9 0-4 0-8 0-8 0-4 0-4 0-9 0h-4c0-4 0-4 0-4l-59-166v-5c0-4 0-4 0-4v-4c4 0 4 0 8 0h4c5 0 9 0 9 0 4 0 4 0 8 4l4 4 47 141v5-5l51-141c0-4 0-4 0-4h4c0-4 0-4 5-4 0 0 4 0 8 0h5c5 0 5 0 5 0 4 4 4 4 4 4z">
          <text:p/>
        </draw:path>
        <draw:path draw:style-name="gr1" draw:text-style-name="P1" draw:layer="layout" svg:width="0.162cm" svg:height="0.186cm" svg:x="5.104cm" svg:y="2.728cm" svg:viewBox="0 0 163 187" svg:d="M163 85c0 4-4 8-4 12-5 0-9 0-9 0h-116c0 13 0 21 4 26 0 8 5 17 9 21s9 9 17 14c9 4 17 4 26 4 8 0 16 0 21 0 8-4 12-4 17-9 5 0 9 0 13-5 5 0 5 0 9 0l4 5c0 5 0 5 0 9v4 4h-4v5c0 0-4 0-4 4-5 0-9 0-18 4-5 0-9 0-17 4-9 0-13 0-21 0-17 0-30 0-39-4-13-4-21-13-25-21-9-4-13-18-17-27-4-12-9-25-9-42 0-13 5-30 9-38 4-13 8-21 17-30 4-8 12-17 25-21 9-4 22-4 34-4 13 0 26 0 34 4 9 4 18 13 22 17 9 9 13 17 18 25 0 13 4 22 4 34zM128 76c0-17-5-30-9-38-8-8-21-17-38-17-4 0-13 4-17 4-8 5-13 9-17 13s-4 13-9 17c0 8-4 13-4 21z">
          <text:p/>
        </draw:path>
        <draw:path draw:style-name="gr1" draw:text-style-name="P1" draw:layer="layout" svg:width="0.102cm" svg:height="0.182cm" svg:x="5.401cm" svg:y="2.728cm" svg:viewBox="0 0 103 183" svg:d="M103 17c0 4 0 4 0 8-4 0-4 5-4 5v4h-4c-4-4-4-4-9-4h-4c-4 0-4 0-8 0-5 0-5 0-9 0s-4 4-8 8c-4 0-9 4-13 8-4 5-9 13-13 17v116 4c-4 0-4 0-8 0h-5c-4 0-8 0-8 0-4 0-4 0-4 0-6 0-6 0-6 0 0-4 0-4 0-4v-171c0-4 0-4 0-4h6c0-4 0-4 4-4h4c4 0 4 0 9 0 0 0 4 0 4 4 4 0 4 0 4 4v22c4-5 9-9 13-13s9-9 13-13c0 0 4-4 8-4s9 0 13 0h4c0 0 4 0 9 0h4l4 4v4c0 0 4 0 4 5z">
          <text:p/>
        </draw:path>
        <draw:path draw:style-name="gr1" draw:text-style-name="P1" draw:layer="layout" svg:width="0.157cm" svg:height="0.186cm" svg:x="5.52cm" svg:y="2.728cm" svg:viewBox="0 0 158 187" svg:d="M158 85c0 4 0 8 0 12-4 0-8 0-8 0h-116c0 13 0 21 5 26 0 8 4 17 8 21s10 9 18 14c9 4 17 4 25 4 9 0 17 0 22 0 8-4 12-4 17-9 4 0 8 0 13-5 4 0 4 0 8 0v5c4 0 4 0 4 0 0 5 0 5 0 9v4 4h-4v5c0 0-4 0-8 4 0 0-5 0-13 4-5 0-9 0-17 4-9 0-17 0-26 0-12 0-25 0-35-4-12-4-21-13-30-21-4-4-12-18-12-26-4-13-9-26-9-43 0-13 5-30 9-38 0-13 8-21 12-30 9-8 18-17 30-21 10-4 23-4 35-4 13 0 26 0 34 4 9 4 17 13 22 17 8 9 12 17 12 25 4 13 4 22 4 34zM129 76c0-17-5-30-13-38-4-8-17-17-34-17-4 0-13 4-17 4-8 5-14 9-18 13s-8 13-8 17c-5 8-5 13-5 21z">
          <text:p/>
        </draw:path>
        <draw:path draw:style-name="gr1" draw:text-style-name="P1" draw:layer="layout" svg:width="0.14cm" svg:height="0.186cm" svg:x="5.716cm" svg:y="2.728cm" svg:viewBox="0 0 141 187" svg:d="M141 179v4h-4c-5 0-5 0-9 0s-4 0-8 0h-5v-4-17c-8 8-17 13-26 17s-21 8-30 8c-8 0-17 0-25-4-5 0-13-4-17-8-4-5-9-13-13-17-4-10-4-14-4-23 0-12 0-21 4-25 4-9 13-13 17-17 8-4 17-8 30-13 8 0 21-4 33-4h27v-13c0-4 0-12-4-17 0-4-5-8-5-12-4-4-9-4-13-9-5 0-13 0-17 0-9 0-17 0-21 0-9 5-13 5-17 9-5 0-9 4-13 4-4 4-4 4-8 4 0-4 0-4-5-4v-4-4c0-5 0-5 0-9l5-4c0 0 4-4 8-4 4-5 8-5 13-9 8 0 12-4 21-4 4 0 13 0 17 0 12 0 26 0 35 4 8 0 13 4 21 9 4 8 9 12 9 21 4 8 4 17 4 29zM111 101h-27c-12 0-16 0-25 0-4 0-13 5-17 9-4 0-4 4-8 8 0 5 0 9 0 13 0 9 0 17 8 22 4 9 13 9 21 9 9 0 17 0 26-4 4-5 13-14 22-23z">
          <text:p/>
        </draw:path>
        <draw:path draw:style-name="gr1" draw:text-style-name="P1" draw:layer="layout" svg:width="0.136cm" svg:height="0.186cm" svg:x="5.902cm" svg:y="2.728cm" svg:viewBox="0 0 137 187" svg:d="M137 153v5c0 4 0 4 0 4 0 0 0 4-4 4v4c-4 0-4 5-8 5-5 4-9 4-13 8-4 0-14 0-18 4-4 0-13 0-17 0-13 0-21 0-34-4-9-4-17-13-21-21-9-4-13-18-17-27-5-12-5-25-5-42s0-30 5-42c4-13 13-21 17-30 8-8 17-13 25-17 13-4 21-4 34-4 4 0 9 0 17 0 4 0 10 4 14 4s8 4 13 4c0 5 4 5 4 9 4 0 4 0 4 0 0 4 0 4 0 4 4 0 4 4 4 4 0 5 0 5 0 5 0 8 0 8-4 12 0 0 0 4-4 4l-4-4c-5-4-9-4-9-8-4 0-8-4-18-4-4-5-8-5-17-5-17 0-30 5-34 17-8 13-13 30-13 51 0 13 0 21 0 30 5 8 9 12 13 21 4 4 9 9 13 14 8 0 13 4 21 4 9 0 13-4 17-4 10-5 14-5 18-10 4-4 9-4 9-8 4 0 4-5 8-5v5h4c0 4 0 4 0 4 0 4 0 4 0 9z">
          <text:p/>
        </draw:path>
        <draw:path draw:style-name="gr1" draw:text-style-name="P1" draw:layer="layout" svg:width="0.115cm" svg:height="0.233cm" svg:x="6.055cm" svg:y="2.681cm" svg:viewBox="0 0 116 234" svg:d="M116 212c0 4 0 9 0 9-4 4-4 4-4 4l-5 4c-4 0-4 0-8 0 0 5-4 5-9 5 0 0-4 0-8 0-8 0-17 0-21-5-9 0-13-4-18-8-5-9-5-13-9-21 0-5-4-13-4-26v-97h-21c-4 0-4-5-4-5-5-4-5-4-5-8s0-4 0-9c5 0 5-4 5-4l4-4h21v-38l4-5c4 0 4 0 4-4 5 0 5 0 10 0 4 0 9 0 9 0 0 4 4 4 4 4h4v5 38h42c5 0 5 0 5 4 4 0 4 4 4 4 0 0 0 5 0 9s0 4-4 8c0 0 0 5-5 5h-42v93c0 12 0 21 4 25 5 9 9 13 21 13 0 0 5 0 5-4 4 0 4 0 8 0h4c0-4 0-4 5-4 0 4 0 4 0 4 4 0 4 0 4 4z">
          <text:p/>
        </draw:path>
        <draw:path draw:style-name="gr1" draw:text-style-name="P1" draw:layer="layout" svg:width="0.141cm" svg:height="0.186cm" svg:x="6.199cm" svg:y="2.728cm" svg:viewBox="0 0 142 187" svg:d="M142 179v4h-5c0 0-4 0-8 0s-4 0-9 0h-4v-4-17c-8 8-17 13-25 17-9 4-17 8-30 8-8 0-17 0-25-4-6 0-14-4-19-8-4-5-8-13-12-17-5-10-5-14-5-22 0-13 5-22 5-26 4-9 12-13 17-17 8-4 18-8 31-13 8 0 21-4 33-4h26v-13c0-4 0-12-4-17 0-4 0-8-5-12-4-4-8-4-12-9-5 0-13 0-17 0-9 0-17 0-21 0-9 5-13 5-17 9-6 0-10 4-14 4-5 4-5 4-5 4-4 0-4 0-4 0 0-4 0-4-4-4v-4-4c0-5 0-5 0-9l4-4c0 0 4-4 9-4 4-5 8-5 14-9 8 0 12-4 21-4 4 0 12 0 17 0 12 0 25 0 34 4 8 0 12 4 21 9 4 8 8 12 8 21 5 8 5 17 5 29zM112 101h-26c-8 0-17 0-25 0-4 0-8 5-13 9-4 0-8 4-12 8 0 5 0 9 0 13 0 9 0 17 8 22 4 9 13 9 21 9 9 0 17 0 26-4 4-5 12-14 21-22z">
          <text:p/>
        </draw:path>
        <draw:path draw:style-name="gr1" draw:text-style-name="P1" draw:layer="layout" svg:width="0.149cm" svg:height="0.182cm" svg:x="6.399cm" svg:y="2.728cm" svg:viewBox="0 0 150 183" svg:d="M150 179v4c-5 0-5 0-5 0h-4c-4 0-4 0-8 0s-4 0-9 0h-4-4c0-4 0-4 0-4v-103c0-8 0-17 0-21-4-9-4-13-9-17 0-4-4-8-8-8-9-5-13-5-17-5-9 0-17 5-26 9-8 4-18 12-26 25v120 4c-4 0-4 0-9 0h-4c-4 0-8 0-8 0-5 0-5 0-5 0-4 0-4 0-4 0 0-4 0-4 0-4v-171c0-4 0-4 0-4h4c0-4 0-4 5-4h4c4 0 4 0 8 0 0 0 5 0 5 4 4 0 4 0 4 4v22c8-13 18-17 26-26 13-4 21-4 30-4 13 0 21 0 30 4 8 4 13 9 21 17 4 4 4 13 8 21 0 9 5 21 5 30z">
          <text:p/>
        </draw:path>
        <draw:path draw:style-name="gr1" draw:text-style-name="P1" draw:layer="layout" svg:width="0.136cm" svg:height="0.186cm" svg:x="6.59cm" svg:y="2.728cm" svg:viewBox="0 0 137 187" svg:d="M137 153v5c0 4 0 4 0 4 0 0 0 4-4 4v4c-4 0-4 5-9 5-4 4-8 4-12 8-5 0-13 0-18 4-5 0-13 0-18 0-12 0-21 0-33-4-9-4-17-13-22-21-8-4-13-18-17-27-4-12-4-25-4-42s0-30 4-42c4-13 13-21 17-30 9-8 17-13 26-17 13-4 21-4 34-4 4 0 8 0 18 0 4 0 8 4 13 4 4 0 8 4 12 4 0 5 5 5 5 9 4 0 4 0 4 0 0 4 0 4 0 4 4 0 4 4 4 4 0 5 0 5 0 5 0 8 0 8-4 12 0 0 0 4-4 4l-5-4c-4-4-8-4-8-8-4 0-9-4-17-4-5-5-10-5-18-5-17 0-30 5-34 17-9 13-13 30-13 51 0 13 0 21 0 30 4 8 9 12 13 21 4 4 8 9 13 14 8 0 12 4 21 4 8 0 13-4 18-4 8-5 13-5 17-10 4-4 8-4 8-8 5 0 5-5 9-5v5h4c0 4 0 4 0 4 0 4 0 4 0 9z">
          <text:p/>
        </draw:path>
        <draw:path draw:style-name="gr1" draw:text-style-name="P1" draw:layer="layout" svg:width="0.158cm" svg:height="0.186cm" svg:x="6.751cm" svg:y="2.728cm" svg:viewBox="0 0 159 187" svg:d="M159 85c0 4 0 8-5 12 0 0-4 0-8 0h-111c0 13 0 21 4 26 0 8 4 17 8 21s9 8 17 14c9 4 18 4 27 4 8 0 17 0 21 0 8-4 12-4 17-10 4 0 8 0 13-4 4 0 4 0 4 0 4 0 4 0 4 0v4h4c0 6 0 6 0 10v4l-4 4v4c0 0-4 0-8 5 0 0-5 0-13 4-5 0-13 0-17 4-9 0-17 0-26 0-13 0-26 0-35-4-12-4-21-13-29-21-5-4-13-18-17-27 0-12-5-25-5-42 0-13 5-30 5-38 4-13 12-22 17-30 8-8 17-17 29-21 9-4 22-4 35-4s22 0 34 4c9 4 17 13 22 17 8 8 12 17 12 25 5 13 5 22 5 34zM129 76c0-17-5-30-13-38-8-9-17-17-34-17-9 0-14 4-22 4-4 4-9 8-13 13-4 4-8 13-8 17-4 8-4 13-4 21z">
          <text:p/>
        </draw:path>
        <draw:path draw:style-name="gr1" draw:text-style-name="P1" draw:layer="layout" svg:width="0.169cm" svg:height="0.186cm" svg:x="7.032cm" svg:y="2.728cm" svg:viewBox="0 0 170 187" svg:d="M170 89c0 17 0 29-4 38-4 13-8 26-18 35-8 8-17 13-25 17-13 4-26 8-38 8-17 0-26 0-39-4-8-4-17-13-25-21-9-9-13-18-17-31-4-8-4-21-4-38 0-13 0-25 4-38s8-21 17-30c8-8 17-17 30-21 8-4 21-4 38-4 12 0 25 0 34 4 13 4 21 13 25 17 10 9 14 21 18 30 4 12 4 25 4 38zM140 93c0-8-4-17-4-25 0-9-5-17-9-22-4-8-8-12-17-16-4-5-13-5-25-5-9 0-17 0-22 5-8 4-12 8-17 12-4 9-8 13-12 21 0 9 0 17 0 30 0 8 0 17 0 25 4 9 4 17 8 22 4 4 13 13 17 13 9 5 17 9 26 9 8 0 16-4 25-4 4-5 13-10 17-18 4-5 4-13 9-22 0-8 4-17 4-25z">
          <text:p/>
        </draw:path>
        <draw:path draw:style-name="gr1" draw:text-style-name="P1" draw:layer="layout" svg:width="0.148cm" svg:height="0.182cm" svg:x="7.253cm" svg:y="2.728cm" svg:viewBox="0 0 149 183" svg:d="M149 179l-4 4h-5c-4 0-4 0-8 0s-4 0-8 0h-5-4c0-4 0-4 0-4v-103c0-8 0-17 0-21-4-9-4-13-8-17-5-4-9-8-13-8-4-5-9-5-13-5-10 0-18 5-26 9-9 4-17 12-26 25v120 4h-4-4c0 0-5 0-9 0h-4c-4 0-4 0-8 0 0-4 0-4 0-4v-171c0-4 0-4 0-4 4-4 4-4 4-4 4 0 4 0 8 0s4 0 9 0c0 0 4 0 4 4v4 22c13-13 21-17 30-26 8-4 22-4 30-4 13 0 22 0 30 4 9 4 13 9 17 17 4 4 8 13 13 21 0 9 4 21 4 30z">
          <text:p/>
        </draw:path>
        <draw:path draw:style-name="gr1" draw:text-style-name="P1" draw:layer="layout" svg:width="0.115cm" svg:height="0.233cm" svg:x="7.52cm" svg:y="2.681cm" svg:viewBox="0 0 116 234" svg:d="M116 212c0 4 0 9-5 9 0 4 0 4 0 4l-4 4c-4 0-4 0-8 0 0 5-5 5-9 5 0 0-4 0-9 0-8 0-16 0-22-5-8 0-12-4-17-8-4-9-8-13-8-21 0-5-4-13-4-26v-97h-22c-4 0-4-5-4-5-4-4-4-4-4-8s0-4 0-9c0 0 0-4 4-4 0 0 0-4 4-4h22v-38-5c4 0 4 0 4 0 0 0 4 0 4-4 4 0 4 0 9 0 4 0 4 0 8 0 0 4 4 4 4 4h6v5 38h42c0 0 4 0 4 4v4c5 0 5 5 5 9s-5 4-5 8c0 0 0 5-4 5h-42v93c0 12 0 21 4 25 4 9 8 13 17 13 4 0 8 0 8-4 5 0 5 0 9 0h4c0-4 0-4 4-4 0 4 0 4 0 4v4c5 0 5 4 5 4z">
          <text:p/>
        </draw:path>
        <draw:path draw:style-name="gr1" draw:text-style-name="P1" draw:layer="layout" svg:width="0.144cm" svg:height="0.263cm" svg:x="7.677cm" svg:y="2.647cm" svg:viewBox="0 0 145 264" svg:d="M145 260v4c-4 0-4 0-4 0-4 0-4 0-8 0-5 0-9 0-9 0-4 0-4 0-4 0h-5c0-4 0-4 0-4v-102c0-8 0-17 0-21-4-9-4-13-8-17s-8-8-13-8c-4-5-8-5-17-5-4 0-12 5-21 9-8 4-17 12-25 25v119 4h-6-4c0 0-4 0-8 0h-5c-4 0-4 0-8 0 0-4 0-4 0-4v-256-4c4 0 4 0 8 0h5c4 0 8 0 8 0 4 0 4 0 4 0 6 0 6 0 6 0 0 4 0 4 0 4v103c8-9 17-18 25-22 13-4 21-4 30-4 13 0 21 0 29 4 9 4 13 9 18 17 4 5 8 14 12 22 0 9 0 21 0 30z">
          <text:p/>
        </draw:path>
        <draw:path draw:style-name="gr1" draw:text-style-name="P1" draw:layer="layout" svg:width="0.157cm" svg:height="0.186cm" svg:x="7.868cm" svg:y="2.728cm" svg:viewBox="0 0 158 187" svg:d="M158 85c0 4 0 8-4 12 0 0-4 0-9 0h-111c0 13 0 21 0 26 4 8 9 17 13 21s8 9 18 14c4 4 17 4 25 4 9 0 17 0 21 0 9-4 13-4 17-9 5 0 9 0 13-5h4 5v5c0 5 0 5 0 9v4 4 5c0 0-5 0-9 4-4 0-8 0-13 4-4 0-12 0-17 4-8 0-17 0-25 0-13 0-27 0-39-4-9-4-17-13-26-21-8-4-13-18-17-27-4-12-4-25-4-42 0-13 0-30 4-38 4-13 13-21 17-30 9-8 17-17 26-21 12-4 22-4 35-4 17 0 25 0 34 4 12 4 21 13 25 17 4 9 9 17 13 25 4 13 4 22 4 34zM128 76c0-17-4-30-12-38-9-8-17-17-34-17-9 0-13 4-23 4-4 5-8 9-12 13s-9 13-9 17c-4 8-4 13-4 21z">
          <text:p/>
        </draw:path>
        <draw:path draw:style-name="gr1" draw:text-style-name="P1" draw:layer="layout" svg:width="0.136cm" svg:height="0.186cm" svg:x="8.144cm" svg:y="2.728cm" svg:viewBox="0 0 137 187" svg:d="M137 153v5c0 4 0 4-5 4v4 4c-4 0-8 5-8 5-4 4-9 4-13 8-8 0-12 0-17 4-4 0-12 0-17 0-12 0-25 0-33-4-9-4-18-13-27-21-4-4-9-18-13-27-4-12-4-25-4-42s0-30 4-42c4-13 13-21 17-30 10-8 18-13 27-17 12-4 21-4 34-4 4 0 8 0 12 0 9 0 13 4 17 4s9 4 9 4c4 5 8 5 8 9 4 0 4 0 4 0 0 4 0 4 0 4v4c0 5 5 5 5 5 0 8-5 8-5 12 0 0 0 4-4 4l-4-4c-4-4-9-4-13-8-4 0-8-4-12-4-5-5-13-5-17-5-17 0-30 5-38 17-9 13-9 30-9 51 0 13 0 21 0 30 4 8 4 12 9 21 4 4 12 9 16 14 5 0 13 4 22 4 4 0 12-4 17-4 8-5 12-5 16-10 5-4 5-4 9-8 4 0 4-5 4-5 4 0 4 5 4 5 0 4 5 4 5 4 0 4 0 4 0 9z">
          <text:p/>
        </draw:path>
        <draw:path draw:style-name="gr1" draw:text-style-name="P1" draw:layer="layout" svg:width="0.169cm" svg:height="0.186cm" svg:x="8.31cm" svg:y="2.728cm" svg:viewBox="0 0 170 187" svg:d="M170 89c0 17 0 29-4 38-4 13-9 26-17 35-9 8-17 13-30 17-8 4-21 8-38 8-12 0-26 0-35-4-13-4-21-13-25-21-9-9-13-18-17-31-4-8-4-21-4-38 0-13 0-25 4-38s8-21 17-30c8-8 17-17 25-21 14-4 27-4 39-4 17 0 30 0 39 4 8 4 21 13 25 17 8 9 13 21 17 30 4 12 4 25 4 38zM136 93c0-8 0-17 0-25-4-9-4-17-8-22-4-8-9-12-17-16-9-5-17-5-26-5-8 0-16 0-25 5-5 4-10 8-18 12-4 9-4 13-9 21 0 9-4 17-4 30 0 8 4 17 4 25 0 9 5 17 9 22 4 4 8 13 18 13 4 5 13 9 25 9 9 0 17-4 22-4 8-5 12-10 17-18 4-5 8-13 12-22 0-8 0-17 0-25z">
          <text:p/>
        </draw:path>
        <draw:path draw:style-name="gr1" draw:text-style-name="P1" draw:layer="layout" svg:width="0.255cm" svg:height="0.182cm" svg:x="8.526cm" svg:y="2.728cm" svg:viewBox="0 0 256 183" svg:d="M256 179l-4 4h-5c-4 0-4 0-8 0-5 0-5 0-10 0h-4-4c0-4 0-4 0-4v-107c0-4 0-13 0-17-5-9-5-13-9-17 0-4-4-8-8-8-5-5-9-5-17-5-9 0-13 5-21 9-9 4-17 12-26 25v120 4c-4 0-4 0-9 0h-4c-4 0-8 0-8 0-4 0-4 0-4 0-5 0-5 0-5 0 0-4 0-4 0-4v-107c0-4 0-13-4-17 0-9 0-13-4-17s-9-8-13-8c-4-5-8-5-13-5-8 0-17 5-21 9-8 4-17 12-25 25v120 4h-5-4c0 0-4 0-8 0h-5c-4 0-4 0-8 0 0-4 0-4 0-4v-171c0-4 0-4 0-4 4-4 4-4 4-4 4 0 4 0 9 0 4 0 4 0 8 0l4 4v4 22c13-13 22-17 30-26 9-4 17-4 26-4 8 0 17 0 21 0 4 4 8 4 17 8 4 5 4 5 8 9s4 8 9 17c4-9 13-13 17-17s8-9 13-13c4 0 8-4 17-4 4 0 8 0 12 0 9 0 21 0 26 4 8 4 13 9 22 17 4 4 4 13 9 21 0 9 4 17 4 26z">
          <text:p/>
        </draw:path>
        <draw:path draw:style-name="gr1" draw:text-style-name="P1" draw:layer="layout" svg:width="0.157cm" svg:height="0.254cm" svg:x="8.84cm" svg:y="2.728cm" svg:viewBox="0 0 158 255" svg:d="M158 89c0 17-4 29-4 42-4 13-9 22-17 30-4 8-13 13-21 17-9 4-22 8-34 8-5 0-9 0-13 0-4-4-8-4-13-4-4-4-8-8-12-8-5-5-9-9-14-13v86 4h-4-5c0 0-4 4-8 4 0 0-4-4-9-4h-4v-4-239c0-4 0-4 0-4 0-4 4-4 4-4 5 0 5 0 9 0h4c4 0 4 0 4 4 5 0 5 0 5 0v4 22c4-5 9-9 18-13 4-4 8-9 12-13 5 0 9-4 17-4 4 0 9 0 13 0 13 0 26 0 34 4 9 4 17 13 21 21 4 9 9 17 13 30 0 8 4 21 4 34zM124 93c0-8 0-17-4-25 0-9 0-17-4-22-4-8-9-12-13-16-9-5-13-5-21-5-5 0-9 0-13 0-4 5-8 5-13 9-4 0-8 4-12 8-5 4-9 9-14 17v68c9 8 18 17 26 26 9 4 13 8 21 8 9 0 17-4 22-8 8-5 13-9 17-13 0-9 4-13 4-22 4-8 4-17 4-25z">
          <text:p/>
        </draw:path>
        <draw:path draw:style-name="gr1" draw:text-style-name="P1" draw:layer="layout" svg:width="0.03cm" svg:height="0.263cm" svg:x="9.044cm" svg:y="2.647cm" svg:viewBox="0 0 31 264" svg:d="M31 260v4h-5-4c0 0-5 0-9 0 0 0-5 0-9 0h-4c0-4 0-4 0-4v-256-4c4 0 4 0 4 0 4 0 9 0 9 0 4 0 9 0 9 0 4 0 4 0 4 0h5c0 4 0 4 0 4z">
          <text:p/>
        </draw:path>
        <draw:path draw:style-name="gr1" draw:text-style-name="P1" draw:layer="layout" svg:width="0.157cm" svg:height="0.186cm" svg:x="9.12cm" svg:y="2.728cm" svg:viewBox="0 0 158 187" svg:d="M158 85c0 4 0 8-4 12 0 0-4 0-8 0h-112c0 13 0 21 5 26 0 8 4 17 8 21s9 9 17 14c9 4 18 4 26 4 9 0 17 0 22 0 8-4 13-4 17-9 4 0 8 0 12-5h5c4 0 4 0 4 0v5c0 5 4 5 4 9 0 0 0 4-4 4v4 5c0 0-4 0-9 4-4 0-8 0-12 4-4 0-13 0-17 4-9 0-17 0-26 0-13 0-26 0-35-4-12-4-21-13-29-21-9-4-13-18-18-27-4-12-4-25-4-42 0-13 0-30 4-38 5-13 13-21 18-30 8-8 17-17 25-21 13-4 22-4 35-4 17 0 25 0 38 4 9 4 17 13 21 17 5 9 13 17 13 25 4 13 4 22 4 34zM129 76c0-17-4-30-13-38s-17-17-34-17c-9 0-13 4-22 4-4 5-9 9-13 13s-8 13-8 17c-5 8-5 13-5 21z">
          <text:p/>
        </draw:path>
        <draw:path draw:style-name="gr1" draw:text-style-name="P1" draw:layer="layout" svg:width="0.153cm" svg:height="0.182cm" svg:x="9.307cm" svg:y="2.728cm" svg:viewBox="0 0 154 183" svg:d="M150 175c0 4 4 4 4 4 0 4-4 4-4 4h-5c-4 0-8 0-8 0-4 0-8 0-13 0h-4-4v-4l-43-68-39 68-4 4h-4-5c0 0-4 0-8 0-5 0-5 0-9 0h-4v-4-4l56-86-52-81c-4 0-4 0-4-4h4c0 0 0-4 4-4 5 0 5 0 9 0s9 0 9 0c4 0 4 0 8 0 0 4 0 4 0 4h4l39 64 39-64h4c0-4 4-4 4-4 5 0 5 0 9 0s8 0 8 0c4 0 4 0 9 4 0 4 0 4-5 4l-46 81z">
          <text:p/>
        </draw:path>
        <draw:path draw:style-name="gr1" draw:text-style-name="P1" draw:layer="layout" svg:width="0.161cm" svg:height="0.254cm" svg:x="9.583cm" svg:y="2.728cm" svg:viewBox="0 0 162 255" svg:d="M162 89c0 17-5 29-9 42 0 13-4 22-13 30-4 8-12 13-21 17-13 4-21 8-34 8-4 0-9 0-13 0-4-4-8-4-12-4-5-4-9-8-13-8-4-5-9-9-13-13v86 4h-4-4c-5 0-5 4-9 4s-4-4-9-4h-4l-4-4v-239c0-4 0-4 4-4 0-4 4-4 4-4 5 0 5 0 9 0h4c5 0 5 0 5 4 4 0 4 0 4 0v4 22c4-5 8-9 17-13 4-4 8-9 13-13 4 0 8-4 12-4 9 0 13 0 17 0 13 0 26 0 34 4 9 4 17 13 21 21 5 9 9 17 13 30 0 8 5 21 5 34zM128 93c0-8 0-17-5-25 0-9-4-17-4-22-4-8-9-12-13-16-8-5-13-5-21-5-4 0-9 0-13 0-4 5-8 5-12 9-5 0-9 4-13 8s-9 9-13 17v68c9 8 17 17 26 26 4 4 12 8 21 8 8 0 17-4 21-8 8-5 13-9 13-13 4-9 8-13 8-22 5-8 5-17 5-25z">
          <text:p/>
        </draw:path>
        <draw:path draw:style-name="gr1" draw:text-style-name="P1" draw:layer="layout" svg:width="0.034cm" svg:height="0.263cm" svg:x="9.787cm" svg:y="2.647cm" svg:viewBox="0 0 35 264" svg:d="M35 260v4h-4-5c0 0-5 0-9 0s-4 0-9 0h-4c0-4-4-4-4-4v-256c0 0 4 0 4-4h4c5 0 5 0 9 0s4 0 9 0h5 4c0 4 0 4 0 4z">
          <text:p/>
        </draw:path>
        <draw:path draw:style-name="gr1" draw:text-style-name="P1" draw:layer="layout" svg:width="0.141cm" svg:height="0.186cm" svg:x="9.867cm" svg:y="2.728cm" svg:viewBox="0 0 142 187" svg:d="M142 179v4c-5 0-5 0-5 0-4 0-4 0-8 0s-9 0-9 0h-4v-4-17c-9 8-17 13-25 17-9 4-22 8-30 8-9 0-17 0-25-4-9 0-13-4-18-8-4-5-8-13-12-17-6-10-6-14-6-23 0-12 0-21 6-25 4-9 12-13 17-17 8-4 17-8 29-13 9 0 22-4 34-4h26v-13c0-4 0-12-5-17 0-4-4-8-4-12-4-4-8-4-12-9-5 0-13 0-22 0-4 0-12 0-17 0-8 5-12 5-16 9-5 0-9 4-13 4-5 4-5 4-9 4 0-4-4-4-4-4v-4-4c0-5 0-5 0-9 0 0 0-4 4-4 0 0 4-4 9-4 4-5 8-5 13-9 8 0 12-4 21-4 4 0 12 0 17 0 12 0 25 0 33 4 9 0 13 4 18 9 8 8 12 12 12 21 5 8 5 17 5 29zM112 101h-30c-8 0-13 0-21 0-4 0-13 5-17 9-4 0-4 4-8 8 0 5-5 9-5 13 0 9 5 17 9 22 8 9 17 9 25 9 9 0 17 0 21-4 9-5 17-14 26-23z">
          <text:p/>
        </draw:path>
        <draw:path draw:style-name="gr1" draw:text-style-name="P1" draw:layer="layout" svg:width="0.149cm" svg:height="0.182cm" svg:x="10.067cm" svg:y="2.728cm" svg:viewBox="0 0 150 183" svg:d="M150 179c0 0-5 0-5 4-4 0-4 0-4 0-4 0-4 0-8 0-5 0-9 0-9 0h-4-4c0-4 0-4 0-4v-103c0-8 0-17 0-21-5-9-5-13-9-17s-8-8-13-8c-4-5-8-5-12-5-9 0-18 5-27 9-8 4-17 12-25 25v120 4h-4-5c0 0-4 0-8 0h-5c-4 0-4 0-8 0 0-4 0-4 0-4v-171c0-4 0-4 0-4 4-4 4-4 4-4 4 0 4 0 9 0 4 0 4 0 8 0l5 4v4 22c12-13 21-17 29-26 9-4 22-4 31-4 13 0 21 0 30 4 8 4 12 9 17 17 4 4 8 13 12 21 0 9 5 21 5 30z">
          <text:p/>
        </draw:path>
        <draw:path draw:style-name="gr1" draw:text-style-name="P1" draw:layer="layout" svg:width="0.157cm" svg:height="0.186cm" svg:x="10.254cm" svg:y="2.728cm" svg:viewBox="0 0 158 187" svg:d="M158 85c0 4 0 8-4 12-5 0-5 0-9 0h-110c0 13 0 21 0 26 4 8 4 17 8 21 9 4 13 9 21 14 5 4 13 4 26 4 8 0 13 0 21 0 5-4 13-4 17-9 4 0 9 0 9-5 4 0 8 0 8 0h4v5c0 5 0 5 0 9v4 4c0 0 0 5-4 5l-4 4c-4 0-9 0-13 4-4 0-12 0-21 4-4 0-13 0-21 0-13 0-26 0-38-4-9-4-17-13-27-21-9-4-13-18-17-27-4-12-4-25-4-42 0-13 0-30 4-38 4-13 8-21 17-30 10-8 18-17 27-21 8-4 21-4 33-4 13 0 26 0 35 4 8 4 16 13 25 17 4 9 8 17 13 25 4 13 4 22 4 34zM124 76c4-17 0-30-8-38-9-8-22-17-35-17-8 0-17 4-21 4-4 5-8 9-12 13-5 4-9 13-13 17 0 8 0 13 0 21z">
          <text:p/>
        </draw:path>
        <draw:path draw:style-name="gr1" draw:text-style-name="P1" draw:layer="layout" svg:width="0.043cm" svg:height="0.25cm" svg:x="10.542cm" svg:y="2.66cm" svg:viewBox="0 0 44 251" svg:d="M40 247v4c-5 0-5 0-5 0h-4c-4 0-4 0-8 0-5 0-5 0-10 0h-4-4c0-4 0-4 0-4v-171c0-4 0-4 0-4 4 0 4 0 4 0 0-4 4-4 4-4 5 0 5 0 10 0 4 0 4 0 8 0 0 0 4 0 4 4h5v4zM44 17c0 8-4 13-4 17-5 0-9 0-17 0-10 0-14 0-18 0 0-4-5-9-5-17 0-9 5-13 5-17 4 0 8 0 18 0 8 0 12 0 17 0 0 4 4 8 4 17z">
          <text:p/>
        </draw:path>
        <draw:path draw:style-name="gr1" draw:text-style-name="P1" draw:layer="layout" svg:width="0.123cm" svg:height="0.186cm" svg:x="10.623cm" svg:y="2.728cm" svg:viewBox="0 0 124 187" svg:d="M124 131c0 9-4 17-4 27-4 4-9 12-17 17-4 4-13 8-21 8-9 4-17 4-26 4-4 0-12 0-17 0-4-4-12-4-17-4-4-4-9-4-9-4-4-4-4-4-9-4 0-5 0-5-4-9 0 0 0-4 0-8v-5c0-5 0-5 4-5v-4c5 0 5 0 9 4 5 0 5 5 9 5 5 5 9 5 17 5 5 4 9 4 17 4 5 0 13 0 17 0 5-4 5-4 9-9 4 0 8-5 8-9 0 0 4-4 4-9 0-8-4-8-4-12-4-5-8-9-12-9-5-4-9-4-13-8-4 0-9-5-17-5-4-4-9-4-13-8-8-4-13-8-17-8-5-5-5-9-9-17 0-5-5-13-5-17 0-9 5-17 5-21 4-5 9-13 13-17 5-5 13-9 22-9 4-4 12-4 25-4 4 0 9 0 13 0s8 0 12 4c5 0 9 0 9 0 4 4 4 4 8 4v5h5c0 4 0 4 0 4 0 4 0 4 0 8v5c0 0 0 4-5 4-4 0-4 0-8 0 0 0-4-4-9-4 0 0-4-5-8-5s-13-4-17-4-8 0-13 4c-4 0-8 0-12 5 0 0-5 4-5 8-4 4-4 4-4 8 0 5 4 9 4 13 5 4 9 9 13 9 4 4 9 4 13 8 4 0 8 4 17 4 4 5 8 5 12 9 9 4 13 4 17 8 5 4 5 9 9 17 4 4 4 9 4 17z">
          <text:p/>
        </draw:path>
        <draw:path draw:style-name="gr1" draw:text-style-name="P1" draw:layer="layout" svg:width="0.135cm" svg:height="0.267cm" svg:x="10.789cm" svg:y="2.647cm" svg:viewBox="0 0 136 268" svg:d="M136 77c0 8 0 21-4 29-4 9-8 13-13 21-8 5-12 9-21 13-8 4-17 9-26 9l-4 47-5 4c0 0-4 0-8 0s-4 0-9 0h-4c0-4 0-4 0-4h-4v-56c0-4 0-4 0-8 0 0 4 0 4-5h4 5 4c8 0 17-4 21-4 10-4 14-8 18-12 4-5 4-9 9-13 0-9 0-13 0-21 0-5 0-13-5-17 0-9-4-13-8-17-4-5-9-9-14-13-8 0-13 0-21 0-9 0-17 0-21 0-5 4-9 4-13 4-4 4-9 4-13 9h-4-4c0-5 0-5 0-5 0-4 0-4 0-8s0-4 0-9v-4c4 0 4 0 8-4 4 0 9-4 13-4 4-5 13-5 17-5 8 0 13-4 21-4 13 0 27 4 35 9 9 4 17 8 25 17 5 4 9 12 13 21 4 8 4 17 4 30zM76 243c0 4 0 8 0 13-4 4-4 4-4 8-4 0-4 0-9 0 0 4-4 4-8 4s-9 0-9-4c-4 0-4 0-8 0 0-4 0-4 0-8-4-5-4-9-4-13 0 0 0-4 4-8 0-5 0-5 0-9 4 0 4 0 8 0 0-4 5-4 9-4s8 0 8 4c5 0 5 0 9 0 0 4 0 4 4 9 0 4 0 8 0 8z">
          <text:p/>
        </draw:path>
        <draw:path draw:style-name="gr1" draw:text-style-name="P1" draw:layer="layout" svg:width="0.14cm" svg:height="0.186cm" svg:x="4.468cm" svg:y="3.241cm" svg:viewBox="0 0 141 187" svg:d="M141 179v4h-4c0 0-5 0-9 0 0 0-4 0-8 0h-5v-4-17c-8 8-17 12-25 17-9 4-17 8-30 8-8 0-18 0-22-4-9 0-17-4-21-9-5-4-9-12-13-16 0-9-4-13-4-22 0-12 4-21 8-25 4-8 9-13 17-17 4-4 17-8 27-13 12 0 21-4 38-4h21v-13c0-4 0-12 0-17-4-4-4-8-8-12-5-4-9-4-13-9-4 0-9 0-17 0-9 0-17 0-21 0-6 5-14 5-18 9-5 0-9 4-13 4 0 4-4 4-4 4h-5c0-4 0-4 0-4 0 0-4 0-4-4v-4c0-5 0-5 0-9 4 0 4-4 4-4 5 0 5-5 9-5 4-5 8-5 17-9 4 0 8-4 18-4 4 0 13 0 21 0 9 0 21 0 30 4 8 0 17 4 21 9 4 9 9 13 13 22 0 8 0 17 0 29zM111 103h-25c-9 0-17 0-26 0-4 0-8 4-14 8-4 0-8 4-8 8-4 5-4 9-4 13 0 9 4 17 8 21 4 9 14 9 22 9 9 0 17 0 26-4 8-5 13-13 21-22z">
          <text:p/>
        </draw:path>
        <draw:path draw:style-name="gr1" draw:text-style-name="P1" draw:layer="layout" svg:width="0.043cm" svg:height="0.046cm" svg:x="4.667cm" svg:y="3.381cm" svg:viewBox="0 0 44 47" svg:d="M44 21c0 8-5 17-5 21-4 0-8 5-17 5s-13-5-17-5c-5-4-5-13-5-21 0-9 0-13 5-17 4-4 8-4 17-4s13 0 17 4c0 4 5 8 5 17z">
          <text:p/>
        </draw:path>
        <draw:path draw:style-name="gr1" draw:text-style-name="P1" draw:layer="layout" svg:width="0.153cm" svg:height="0.246cm" svg:x="5.121cm" svg:y="3.177cm" svg:viewBox="0 0 154 247" svg:d="M154 72c0 13-4 26-8 34-4 9-9 17-17 27-10 8-18 12-31 17-9 4-21 4-38 4h-26v89l-4 4h-4c-5 0-5 0-9 0s-8 0-8 0c-4 0-4 0-4 0-5 0-5 0-5 0 0-4 0-4 0-4v-230c0-4 0-9 5-9 0-4 4-4 8-4h51c9 0 13 0 17 0s13 4 17 4c8 0 13 5 21 9 10 4 14 8 18 13 5 8 9 12 13 21 0 8 4 17 4 25zM115 77c0-13 0-22-4-26-5-9-9-13-13-17s-13-4-17-4c-8 0-13-4-17-4h-30v101h30c9 0 17-4 21-4 9-4 13-8 17-13 4-4 9-8 13-12 0-9 0-17 0-21z">
          <text:p/>
        </draw:path>
        <draw:path draw:style-name="gr1" draw:text-style-name="P1" draw:layer="layout" svg:width="0.174cm" svg:height="0.186cm" svg:x="5.308cm" svg:y="3.241cm" svg:viewBox="0 0 175 187" svg:d="M175 90c0 17-5 29-9 38-5 13-9 25-17 34-4 8-13 12-26 17-13 4-25 8-38 8s-25 0-38-4c-9-4-17-13-26-21-8-9-12-17-17-30 0-8-4-21-4-38 0-13 4-25 4-38 5-13 13-21 17-30 9-8 17-18 30-22 9-4 21-4 38-4 13 0 26 0 34 4 13 4 22 14 30 18 4 9 13 21 13 30 4 12 9 25 9 38zM140 94c0-8 0-17-4-25 0-9-4-17-9-22-4-8-8-12-17-16-4-5-12-5-25-5-8 0-17 0-21 5-9 4-13 8-17 12-4 9-9 13-9 21-4 9-4 17-4 30 0 9 0 17 4 25 0 9 5 17 9 22 0 4 8 12 13 12 8 5 17 9 25 9s17-4 25-4c5-5 13-9 17-17 5-5 9-13 9-22 4-8 4-16 4-25z">
          <text:p/>
        </draw:path>
        <draw:path draw:style-name="gr1" draw:text-style-name="P1" draw:layer="layout" svg:width="0.119cm" svg:height="0.186cm" svg:x="5.516cm" svg:y="3.241cm" svg:viewBox="0 0 120 187" svg:d="M120 132c0 9 0 17-4 26-4 4-9 13-13 17-8 4-13 8-22 8-8 4-17 4-30 4-4 0-8 0-17 0-4-4-8-4-12-4-4-4-9-4-13-4-4-4-4-4-4-4-5-4-5-4-5-9 0 0 0-4 0-8v-4c0-5 0-5 0-5v-4h5c0 0 4 0 4 4 4 0 9 5 13 5 4 4 8 4 12 4 5 4 13 4 17 4 9 0 13 0 17 0 5-4 9-4 13-8 0 0 4-5 4-9 5 0 5-4 5-8 0-9 0-9-5-13-4-5-4-9-8-9-4-4-9-4-17-8-4 0-9-4-13-4-4-5-13-5-17-9s-8-8-12-8c-5-5-9-9-13-17 0-5 0-13 0-17 0-9 0-17 4-21 0-5 4-13 9-18 4-5 12-9 21-9 8-4 17-4 25-4 4 0 9 0 17 0 4 0 9 0 9 4 5 0 9 0 13 0 0 4 4 4 4 4l5 5c0 5 0 5 0 5 0 4 0 4 0 8v5 4h-5-4c-4 0-4-4-8-4-5 0-10-5-14-5s-8-4-17-4c-4 0-8 0-13 4-4 0-8 0-8 5-4 0-9 4-9 8s0 4 0 8c0 5 0 9 5 13 0 4 4 9 8 9 4 4 9 4 13 8 4 0 13 4 17 4 4 5 8 5 18 9 4 4 8 4 12 8 5 5 9 9 9 17 4 4 4 9 4 17z">
          <text:p/>
        </draw:path>
        <draw:path draw:style-name="gr1" draw:text-style-name="P1" draw:layer="layout" svg:width="0.039cm" svg:height="0.25cm" svg:x="5.677cm" svg:y="3.173cm" svg:viewBox="0 0 40 251" svg:d="M35 247v4c-4 0-4 0-8 0h-4c-5 0-9 0-9 0-4 0-4 0-4 0-4 0-4 0-4 0 0-4 0-4 0-4v-171c0-4 0-4 0-4h4c0-4 0-4 4-4 0 0 4 0 9 0h4c4 0 4 0 8 4v4zM40 17c0 8 0 13-5 17 0 0-8 0-12 0-9 0-13 0-17 0-6-4-6-9-6-17 0-9 0-13 6-17 4 0 8 0 17 0 4 0 12 0 12 0 5 4 5 8 5 17z">
          <text:p/>
        </draw:path>
        <draw:path draw:style-name="gr1" draw:text-style-name="P1" draw:layer="layout" svg:width="0.111cm" svg:height="0.233cm" svg:x="5.745cm" svg:y="3.194cm" svg:viewBox="0 0 112 234" svg:d="M112 213c0 4 0 8 0 8 0 5-4 5-4 5 0 0 0 4-5 4h-4c-4 4-8 4-8 4-5 0-9 0-9 0-13 0-17 0-26-4-4 0-12-4-16-9-5-8-5-12-9-21 0-4 0-12 0-26v-97h-26l-5-5c0-4 0-4 0-8s0-4 0-9v-4c5 0 5-4 5-4h26v-38-5c4 0 4 0 9-4h4c4 0 8 0 8 0 4 4 4 4 4 4 5 0 5 0 5 0v5 38h42c5 0 5 0 5 4h4v4c0 0 0 5 0 9s0 4 0 8c-4 0-4 5-9 5h-42v93c0 12 4 22 4 26 4 9 13 13 21 13 0 0 5 0 9-4h4 4c0-5 5-5 5-5 0 5 4 5 4 5v4z">
          <text:p/>
        </draw:path>
        <draw:path draw:style-name="gr1" draw:text-style-name="P1" draw:layer="layout" svg:width="0.038cm" svg:height="0.25cm" svg:x="5.894cm" svg:y="3.173cm" svg:viewBox="0 0 39 251" svg:d="M35 247v4h-4-4c0 0-5 0-9 0h-5c-4 0-4 0-4 0-5 0-5 0-5 0 0-4 0-4 0-4v-171c0-4 0-4 0-4h5c0-4 0-4 4-4h5c4 0 9 0 9 0 4 0 4 0 4 4 4 0 4 0 4 0v4zM39 17c0 8 0 13-4 17-4 0-8 0-17 0-5 0-14 0-14 0-4-4-4-9-4-17 0-9 0-13 4-17 5 0 9 0 14 0 9 0 13 0 17 0 4 4 4 8 4 17z">
          <text:p/>
        </draw:path>
        <draw:path draw:style-name="gr1" draw:text-style-name="P1" draw:layer="layout" svg:width="0.162cm" svg:height="0.182cm" svg:x="5.966cm" svg:y="3.241cm" svg:viewBox="0 0 163 183" svg:d="M163 8v5l-60 166-4 4c-4 0-4 0-9 0 0 0-4 0-8 0s-9 0-9 0c-5 0-5 0-9 0h-4c0-4 0-4 0-4l-60-166v-5c0-4 0-4 0-4v-4c4 0 4 0 4 0 5 0 9 0 9 0 4 0 8 0 8 0 5 0 5 0 9 4l4 4 48 141v4-4l51-141c0-4 0-4 0-4 4-4 4-4 8-4 0 0 5 0 9 0h4c4 0 4 0 4 0 5 4 5 4 5 4z">
          <text:p/>
        </draw:path>
        <draw:path draw:style-name="gr1" draw:text-style-name="P1" draw:layer="layout" svg:width="0.157cm" svg:height="0.186cm" svg:x="6.149cm" svg:y="3.241cm" svg:viewBox="0 0 158 187" svg:d="M158 86c0 4 0 8 0 12-4 0-9 0-9 0h-115c0 13 0 21 4 26 0 8 4 17 8 21 5 4 10 8 18 13 9 4 17 4 26 4 8 0 17 0 21 0 8-4 13-4 17-9 4 0 8 0 13-4 4 0 4 0 8 0v4c5 0 5 0 5 0 0 5 0 5 0 9v4 4h-5v4c0 0-4 0-4 5-4 0-9 0-17 4-4 0-9 0-17 4-8 0-17 0-25 0-13 0-26 0-35-4-13-4-22-13-30-21-4-4-13-17-13-26-4-12-8-25-8-42 0-13 4-30 8-38 4-13 9-21 13-30 8-8 17-18 30-22 9-4 22-4 35-4 12 0 25 0 33 4 9 4 17 14 22 18 8 9 13 17 13 25 4 13 4 22 4 34zM128 77c0-17-4-30-13-38-4-8-17-17-34-17-4 0-12 4-17 4-8 5-13 9-18 13-4 4-8 13-8 17-4 8-4 13-4 21z">
          <text:p/>
        </draw:path>
        <draw:path draw:style-name="gr1" draw:text-style-name="P1" draw:layer="layout" svg:width="0.157cm" svg:height="0.267cm" svg:x="4.48cm" svg:y="3.669cm" svg:viewBox="0 0 158 268" svg:d="M158 170c0 17 0 30-4 43s-8 21-13 30c-8 8-16 12-26 17-8 4-17 8-30 8-4 0-12 0-17 0-4-4-8-4-12-8-5 0-9-5-13-9s-9-8-13-13v22l-4 4h-4c-5 0-5 0-9 0h-4c-4 0-4 0-4 0-5 0-5 0-5 0 0-4 0-4 0-4v-256-4h5 4c0 0 4 0 8 0 0 0 5 0 9 0h4c0 4 0 4 0 4v102c9-4 13-8 17-13 4-4 9-4 13-8 4 0 8-4 13-4 8 0 12 0 17 0 12 0 21 0 29 4 10 8 18 13 22 21 9 9 13 17 13 30 4 12 4 21 4 34zM125 174c0-9 0-17 0-26 0-8-6-16-10-21 0-8-4-12-13-17-4-4-12-4-21-4-4 0-4 0-8 0-5 4-9 4-13 9-4 0-9 4-13 8s-8 9-17 17v69c9 8 17 17 26 25 8 4 17 9 25 9 9 0 17-5 21-9 5-4 9-8 13-13 4-8 4-12 10-21 0-8 0-18 0-26z">
          <text:p/>
        </draw:path>
        <draw:path draw:style-name="gr1" draw:text-style-name="P1" draw:layer="layout" svg:width="0.043cm" svg:height="0.047cm" svg:x="4.684cm" svg:y="3.889cm" svg:viewBox="0 0 44 48" svg:d="M44 22c0 8-6 17-6 21-4 0-8 5-17 5-8 0-12-5-17-5-4-4-4-13-4-21 0-9 0-13 4-17 5-5 9-5 17-5 9 0 13 0 17 5 0 4 6 8 6 17z">
          <text:p/>
        </draw:path>
        <draw:path draw:style-name="gr1" draw:text-style-name="P1" draw:layer="layout" svg:width="0.187cm" svg:height="0.246cm" svg:x="5.121cm" svg:y="3.686cm" svg:viewBox="0 0 188 247" svg:d="M188 234c0 4 0 4 0 9-4 0-4 0-4 4-5 0-5 0-5 0-5 0-5 0-5 0h-12c-5 0-5 0-9 0s-4 0-8-4c0 0-4-5-4-9-5 0-5-4-9-8l-76-146c-5-4-9-12-13-21-4-8-9-17-13-21 0 9 0 17 0 25 0 9 0 22 0 30v150 4h-4-5-4c-4 0-8 0-8 0-4 0-4 0-4 0-5 0-5 0-5 0 0-4 0-4 0-4v-230c0-5 0-9 5-9 4-4 4-4 8-4h17c4 0 4 0 9 0l4 4c4 0 4 4 8 4 0 5 5 9 5 13l59 107c4 9 8 13 13 21 4 5 4 13 8 17 5 9 9 13 9 17 4 9 8 13 12 21 0-12 0-21 0-33 0-9 0-22 0-30v-137-4c5 0 5 0 5 0 4 0 4 0 8 0s4 0 9 0h5l4 4z">
          <text:p/>
        </draw:path>
        <draw:path draw:style-name="gr1" draw:text-style-name="P1" draw:layer="layout" svg:width="0.161cm" svg:height="0.186cm" svg:x="5.355cm" svg:y="3.75cm" svg:viewBox="0 0 162 187" svg:d="M162 85c0 5-4 9-4 13-4 0-9 0-9 0h-115c0 13 0 21 4 25 0 9 5 17 9 22 5 4 9 8 17 13 9 4 17 4 26 4 8 0 17 0 21 0 8-4 13-4 17-9 4 0 8 0 13-4 4 0 4 0 8 0l5 4c0 5 0 5 0 9v4 4h-5v5c0 0-4 0-4 4-4 0-9 0-17 4-4 0-9 0-17 4-8 0-13 0-21 0-17 0-30 0-38-4-14-4-23-13-27-21-8-4-13-17-17-26-4-13-8-25-8-42 0-13 4-30 8-39 4-13 9-21 17-30 4-8 13-17 27-21 8-4 21-4 34-4 12 0 25 0 33 4 9 4 17 13 22 17 8 8 13 17 17 25 0 13 4 22 4 35zM128 77c0-18-4-31-9-39-8-9-21-17-38-17-4 0-12 4-17 4-8 4-12 9-17 13-4 4-4 13-9 17 0 9-4 13-4 22z">
          <text:p/>
        </draw:path>
        <draw:path draw:style-name="gr1" draw:text-style-name="P1" draw:layer="layout" svg:width="0.165cm" svg:height="0.255cm" svg:x="5.542cm" svg:y="3.749cm" svg:viewBox="0 0 166 256" svg:d="M166 13c0 4-4 9-4 13h-4-27c4 4 9 13 9 17 4 4 4 13 4 17 0 8 0 17-4 25-5 9-9 17-13 22-8 4-13 8-21 12-9 0-17 4-30 4-4 0-13-4-17-4-8 0-13-4-17-8 0 4-4 8-4 8 0 4-4 9-4 13s4 4 8 8c4 5 9 5 17 5l43 4c8 0 17 0 25 4 8 0 13 4 17 9 4 4 9 8 14 12 4 5 4 13 4 22s0 13-4 22c-5 8-10 12-18 17-5 8-13 13-26 13-8 4-21 8-38 8-13 0-25-4-34-4-8-4-17-9-21-13-9 0-13-9-17-13 0-4-4-13-4-17s0-8 4-13c0-4 0-9 4-13 0-4 4-4 9-9 0-4 4-8 8-12-4 0-8-5-13-9-4-4-4-13-4-17 0-8 0-13 4-21 5-4 9-13 13-17-4-4-8-8-8-17-5-4-5-13-5-21 0-9 0-17 5-26 4-8 8-12 12-17 9-8 13-12 22-12 8-5 16-5 25-5 8 0 13 0 17 0s9 0 13 0h52c4 0 4 5 4 5 0 4 4 4 4 8zM114 60c0-13-4-21-8-26-9-8-17-12-30-12-4 0-9 4-13 4-8 4-8 4-12 8-5 5-5 9-9 13 0 4 0 9 0 13 0 13 4 21 9 30 8 4 16 8 25 8 8 0 13 0 17-4 4 0 9-4 13-9 4 0 4-4 8-12 0-5 0-9 0-13zM131 196c0-9-4-13-8-17-9-5-17-5-26-5l-46-4c-5 4-5 9-9 9-4 4-4 8-4 8-4 5-4 9-4 9 0 5 0 5 0 9 0 8 4 13 12 17 9 4 17 8 34 8 9 0 17 0 22-4 8 0 12-4 17-4 4-4 8-9 8-13 4-4 4-8 4-13z">
          <text:p/>
        </draw:path>
        <draw:path draw:style-name="gr1" draw:text-style-name="P1" draw:layer="layout" svg:width="0.144cm" svg:height="0.187cm" svg:x="5.733cm" svg:y="3.749cm" svg:viewBox="0 0 145 188" svg:d="M145 180c0 0 0 4-4 4h-5c0 0-4 0-8 0h-4c-4 0-4 0-4 0-5 0-5-4-5-4v-17c-8 8-12 12-26 17-9 4-17 8-30 8-8 0-17 0-21-4-9 0-17-4-21-9-5-4-9-12-13-17 0-8-4-12-4-21 0-13 4-21 8-25 4-9 9-13 17-17 9-4 17-9 26-13 12 0 25-4 38-4h22v-13c0-5 0-14 0-18-4-4-4-8-8-13-6-4-10-4-14-8-5 0-9 0-17 0-9 0-13 0-21 0-5 4-13 4-17 8-5 0-9 5-9 5-4 4-8 4-8 4h-5c0-4 0-4 0-4l-4-5v-4c0-4 0-4 4-8v-5c5 0 5-4 9-4 4-4 13-4 17-8 4 0 13-5 17-5 8 0 12 0 21 0 13 0 21 0 31 5 8 0 17 4 21 8 4 9 8 13 13 21 0 9 4 17 4 31zM111 103h-27c-8 0-17 0-21 0-8 0-12 5-17 9-4 0-8 4-8 8-4 4-4 9-4 13 0 8 4 17 8 21 4 9 13 9 25 9 9 0 13 0 22-5 8-4 14-12 22-21z">
          <text:p/>
        </draw:path>
        <draw:path draw:style-name="gr1" draw:text-style-name="P1" draw:layer="layout" svg:width="0.11cm" svg:height="0.233cm" svg:x="5.911cm" svg:y="3.703cm" svg:viewBox="0 0 111 234" svg:d="M111 213c0 4 0 8 0 8 0 5 0 5 0 5-4 0-4 4-8 4h-4c-5 4-5 4-9 4s-9 0-9 0c-9 0-17 0-26-4-4 0-8-4-13-9-4-8-8-12-8-21-4-4-4-13-4-25v-99h-26c0 0 0-4-4-4 0-4 0-4 0-9 0-4 0-4 0-8v-4h4v-5h26v-38-4h4l4-4c0 0 4 0 9 0 0 0 4 0 8 0 0 4 0 4 4 4v4 38h48v5c4 0 4 0 4 0v4c0 0 0 4 0 8 0 5 0 5 0 9l-4 4h-48v94c0 13 5 22 9 26 0 8 8 13 18 13 4 0 4 0 8-5h5c4 0 4 0 4 0 4-4 4-4 4-4h4c0 4 0 4 0 4v5z">
          <text:p/>
        </draw:path>
        <draw:path draw:style-name="gr1" draw:text-style-name="P1" draw:layer="layout" svg:width="0.038cm" svg:height="0.25cm" svg:x="6.06cm" svg:y="3.682cm" svg:viewBox="0 0 39 251" svg:d="M34 247v4c-4 0-4 0-4 0-4 0-8 0-8 0-5 0-9 0-9 0-4 0-4 0-4 0h-4c0-4 0-4 0-4v-171c0-4 0-4 0-4h4c0-5 0-5 4-5 0 0 4 0 9 0 0 0 4 0 8 0l4 5v4zM39 17c0 8 0 12-5 17 0 0-8 0-12 0-9 0-13 0-17 0-5-5-5-9-5-17 0-9 0-13 5-17 4 0 8 0 17 0 8 0 12 0 12 0 5 4 5 8 5 17z">
          <text:p/>
        </draw:path>
        <draw:path draw:style-name="gr1" draw:text-style-name="P1" draw:layer="layout" svg:width="0.161cm" svg:height="0.183cm" svg:x="6.132cm" svg:y="3.749cm" svg:viewBox="0 0 162 184" svg:d="M162 9v4l-59 167v4h-5c-4 0-4 0-8 0 0 0-4 0-9 0-4 0-8 0-8 0-4 0-4 0-10 0-4-4-4-4-4-4l-59-167v-4c0-4 0-4 0-4l4-5h4c0 0 4 0 9 0 0 0 4 0 8 0 0 0 4 0 4 5 5 0 5 0 5 4l47 140v4l5-4 46-140c0-4 0-4 0-4h4c0-5 0-5 5-5 0 0 4 0 8 0s4 0 9 0h4c0 5 0 5 0 5z">
          <text:p/>
        </draw:path>
        <draw:path draw:style-name="gr1" draw:text-style-name="P1" draw:layer="layout" svg:width="0.156cm" svg:height="0.187cm" svg:x="6.319cm" svg:y="3.749cm" svg:viewBox="0 0 157 188" svg:d="M157 86c0 5 0 9-5 13 0 0-4 0-8 0h-111c0 13 0 21 5 25 0 9 4 17 8 22 4 4 9 8 17 12 9 5 17 5 26 5 8 0 17 0 21 0 8-5 13-5 17-9 4 0 8 0 13-4h4c4 0 4 0 4 0v4h4c0 4 0 4 0 9v4c0 0-4 0-4 4v4c0 0-4 0-8 5 0 0-9 0-13 4-4 0-13 0-17 4-9 0-17 0-26 0-12 0-25 0-34-4-12-4-21-13-29-21-5-5-13-17-17-26 0-13-4-25-4-42 0-13 4-30 4-39 4-13 12-22 17-30 8-9 17-17 25-21 13-5 26-5 38-5 13 0 22 0 34 5 9 4 17 12 22 17 8 8 12 17 12 25 5 13 5 22 5 35zM127 78c0-18-4-31-13-39-8-9-17-17-34-17-8 0-12 4-21 4-4 4-9 8-13 13-4 4-8 12-8 17-5 9-5 13-5 22z">
          <text:p/>
        </draw:path>
        <draw:path draw:style-name="gr1" draw:text-style-name="P1" draw:layer="layout" svg:width="0.166cm" svg:height="0.255cm" svg:x="3.194cm" svg:y="5.271cm" svg:viewBox="0 0 167 256" svg:d="M167 187c0 14 0 22-5 31-4 8-8 17-17 21-8 4-17 8-25 13-13 4-26 4-38 4-13 0-26 0-34-4-9-5-17-5-27-13-8-4-12-9-17-17-4-8-4-17-4-26s0-18 4-22c0-8 5-13 9-21 4-4 13-8 22-13 4-4 13-8 21-12-8-5-13-9-21-13-4-4-9-13-14-17-4-4-8-9-8-17-4-4-4-13-4-17 0-8 0-17 4-25 4-9 8-13 13-21 9-5 17-9 26-13 8 0 21-5 34-5s21 5 34 5c8 4 17 8 21 13 4 4 9 12 13 16 4 9 4 17 4 26 0 4 0 13-4 17 0 8-4 12-9 17-4 4-8 12-12 17-9 4-13 8-22 12 9 5 17 9 22 13 8 4 12 9 21 17 4 4 8 8 8 17 5 4 5 13 5 17zM124 60c0-4 0-9 0-13-4-4-4-8-8-13-5 0-9-4-13-4-9-4-13-4-21-4-13 0-22 4-30 8-9 9-9 17-9 26 0 8 0 13 0 17 5 4 5 8 9 12 4 0 8 5 13 9 8 4 13 8 21 13 13-9 21-13 30-22 8-8 8-16 8-29zM133 192c0-5 0-14-5-18 0-4-4-8-8-13-4-4-9-8-17-12-4-4-13-9-21-13-9 4-17 9-22 13-4 4-12 8-17 12 0 5-4 9-8 13 0 4 0 13 0 18 0 13 4 22 13 30 8 4 21 8 38 8 13 0 25-4 34-8 8-8 13-17 13-30z">
          <text:p/>
        </draw:path>
        <draw:path draw:style-name="gr1" draw:text-style-name="P1" draw:layer="layout" svg:width="0.043cm" svg:height="0.047cm" svg:x="3.406cm" svg:y="5.479cm" svg:viewBox="0 0 44 48" svg:d="M44 22c0 9-5 17-5 22-4 0-8 4-17 4s-13-4-17-4c-5-5-5-13-5-22s0-13 5-17c4-5 8-5 17-5s13 0 17 5c0 4 5 8 5 17z">
          <text:p/>
        </draw:path>
        <draw:path draw:style-name="gr1" draw:text-style-name="P1" draw:layer="layout" svg:width="0.162cm" svg:height="0.263cm" svg:x="3.839cm" svg:y="5.259cm" svg:viewBox="0 0 163 264" svg:d="M112 234c4 0 8 0 12 0 5 0 9-4 9-4 4-4 4-4 8-9 0-4 0-8 5-12h17l-5 55h-158v-9c5-13 13-25 22-42 8-13 21-30 38-47s25-29 34-38c8-8 13-18 18-26 4-4 4-13 4-17 4-4 4-13 4-17 0-9 0-17-4-26-4-8-9-12-14-17-8-4-17-8-25-8-26 0-39 13-47 42h-25v-38c17-8 29-13 42-17 17 0 26-4 38-4 27 0 44 4 56 17 9 8 17 25 17 42 0 9 0 13-4 22 0 4 0 8-4 17-4 4-9 8-13 17-4 5-8 13-17 22-4 4-13 17-30 29-22 26-43 47-52 68z">
          <text:p/>
        </draw:path>
        <draw:path draw:style-name="gr1" draw:text-style-name="P1" draw:layer="layout" svg:width="0.157cm" svg:height="0.276cm" svg:x="4.06cm" svg:y="5.25cm" svg:viewBox="0 0 158 277" svg:d="M0 264v-42h21c4 13 13 21 17 29 9 5 22 9 30 9 17 0 30-4 39-17 9-8 17-26 17-43 0-12-4-25-8-33-5-9-13-17-18-22-9-4-17-4-30-4-8 0-17 0-21 0-9 4-13 4-22 9l-12-13v-124h103c4 0 8 0 12 0 0-4 0-4 5-4 0 0 0-5 4-9h13l-5 43h-107v85c4-4 13-4 22-4 4-4 12-4 21-4 17 0 30 4 43 8 9 9 17 17 26 26 4 13 8 25 8 42s-4 30-8 43c-9 12-17 21-34 29-13 5-27 9-48 9s-43-4-68-13z">
          <text:p/>
        </draw:path>
        <draw:path draw:style-name="gr1" draw:text-style-name="P1" draw:layer="layout" svg:width="0.166cm" svg:height="0.267cm" svg:x="4.272cm" svg:y="5.259cm" svg:viewBox="0 0 167 268" svg:d="M81 268c-25 0-47-13-60-34-12-22-21-56-21-99 0-21 0-42 4-59 5-17 13-34 22-42 4-13 13-22 25-26 9-4 21-8 34-8 27 0 48 12 65 34 13 21 17 51 17 97 0 42-4 76-21 103-13 21-34 34-65 34zM39 131c0 38 4 72 8 90 9 21 21 30 38 30 13 0 27-9 35-25 9-23 13-48 13-86 0-30-4-55-9-72-4-17-8-30-17-38-4-9-13-13-22-13-8 0-17 4-25 8-4 5-9 13-13 21-4 9-4 22-8 39 0 12 0 29 0 46z">
          <text:p/>
        </draw:path>
        <draw:polygon draw:style-name="gr1" draw:text-style-name="P1" draw:layer="layout" svg:width="0.237cm" svg:height="0.025cm" svg:x="4.58cm" svg:y="5.397cm" svg:viewBox="0 0 238 26" draw:points="0,0 238,0 238,26 0,26">
          <text:p/>
        </draw:polygon>
        <draw:path draw:style-name="gr1" draw:text-style-name="P1" draw:layer="layout" svg:width="0.157cm" svg:height="0.339cm" svg:x="4.892cm" svg:y="5.267cm" svg:viewBox="0 0 158 340" svg:d="M158 0l-8 34h-34l8-34zM103 259c-4 17-13 34-17 46-8 13-17 23-30 27-8 8-25 8-39 8-8 0-13 0-17 0l4-18c5 0 9 0 13 0 10 0 14 0 18 0 4-4 9-8 13-12 4-5 8-9 8-17 4-9 9-17 9-30l34-136c0-12 4-21 4-29 0-5-4-9-4-13-4 0-9 0-17 0v-13h46 13z">
          <text:p/>
        </draw:path>
        <draw:path draw:style-name="gr1" draw:text-style-name="P1" draw:layer="layout" svg:width="0.187cm" svg:height="0.259cm" svg:x="5.079cm" svg:y="5.263cm" svg:viewBox="0 0 188 260" svg:d="M82 251c8-4 12-4 17-8 4 0 4-5 4-9s4-12 4-21v-30h-107v-17l111-166h26v162h4c8 0 13 0 17 0s4-4 8-8c0 0 5-5 5-13h17l-4 42h-47v30c0 9 0 13 4 17 0 4 0 8 0 13 4 0 4 4 8 4 0 0 5 4 13 4v9h-80zM30 162h77v-47c0-12 0-25 0-38 0-17 0-29 0-34z">
          <text:p/>
        </draw:path>
        <draw:path draw:style-name="gr1" draw:text-style-name="P1" draw:layer="layout" svg:width="0.187cm" svg:height="0.259cm" svg:x="5.295cm" svg:y="5.263cm" svg:viewBox="0 0 188 260" svg:d="M82 251c9-4 13-4 17-8 4 0 4-5 4-9s4-12 4-21v-30h-107v-17l112-166h25v162h4c9 0 13 0 17 0 5 0 5-4 9-8 0 0 4-5 4-13h17l-4 42h-47v30c0 9 0 13 4 17 0 4 0 8 0 13 5 0 5 4 9 4 0 0 4 4 13 4v9h-81zM31 162h76v-47c0-12 0-25 0-38 0-17 0-29 0-34z">
          <text:p/>
        </draw:path>
        <draw:path draw:style-name="gr1" draw:text-style-name="P1" draw:layer="layout" svg:width="0.166cm" svg:height="0.267cm" svg:x="5.52cm" svg:y="5.259cm" svg:viewBox="0 0 167 268" svg:d="M82 268c-25 0-47-13-60-34-12-22-22-56-22-99 0-21 0-42 5-59s13-34 22-42c4-13 13-22 25-26 9-4 22-8 34-8 26 0 47 12 64 34 13 21 17 51 17 97 0 42-4 76-21 103-13 21-34 34-64 34zM40 131c0 38 4 72 8 90 9 21 21 30 38 30 13 0 26-9 34-25 9-23 13-48 13-86 0-30-4-55-9-72-4-17-8-30-17-38-4-9-12-13-21-13-8 0-17 4-25 8-4 5-9 13-13 21-4 9-4 22-8 39 0 12 0 29 0 46z">
          <text:p/>
        </draw:path>
        <draw:path draw:style-name="gr1" draw:text-style-name="P1" draw:layer="layout" svg:width="0.038cm" svg:height="0.25cm" svg:x="5.826cm" svg:y="5.272cm" svg:viewBox="0 0 39 251" svg:d="M35 246v5c-4 0-4 0-4 0-4 0-9 0-9 0-4 0-8 0-8 0-4 0-4 0-4 0h-6c0-5 0-5 0-5v-170c0-4 0-4 0-4h6c0-5 0-5 4-5 0 0 4 0 8 0 0 0 5 0 9 0l4 5v4zM39 17c0 8 0 12-4 16 0 0-8 0-13 0-8 0-12 0-18 0-4-4-4-8-4-16 0-9 0-13 4-17 6 0 10 0 18 0 5 0 13 0 13 0 4 4 4 8 4 17z">
          <text:p/>
        </draw:path>
        <draw:path draw:style-name="gr1" draw:text-style-name="P1" draw:layer="layout" svg:width="0.148cm" svg:height="0.183cm" svg:x="5.92cm" svg:y="5.339cm" svg:viewBox="0 0 149 184" svg:d="M149 179v5h-4-4c0 0-5 0-9 0 0 0-4 0-8 0h-5c0-5 0-5 0-5v-101c0-9-4-17-4-22 0-8-4-12-8-17 0-4-5-8-9-8-4-5-13-5-17-5-9 0-18 5-26 9-5 4-13 13-22 26v118l-4 5h-4c-4 0-4 0-9 0-4 0-4 0-8 0h-4-4c0-5 0-5 0-5v-170c0-4 0-4 0-4h4c0-5 0-5 4-5 0 0 4 0 8 0h5c4 0 4 0 4 5h4v4 22c9-14 17-18 30-26 8-5 18-5 31-5 8 0 21 0 25 5 9 4 17 8 21 16 5 5 9 14 9 23 4 8 4 21 4 29z">
          <text:p/>
        </draw:path>
        <draw:path draw:style-name="gr1" draw:text-style-name="P1" draw:layer="layout" svg:width="0.157cm" svg:height="0.255cm" svg:x="6.212cm" svg:y="5.339cm" svg:viewBox="0 0 158 256" svg:d="M158 89c0 17 0 30-4 44-4 13-8 21-13 29-8 9-17 13-25 17-8 5-22 9-31 9-8 0-13 0-17 0-4-4-8-4-13-4-4-5-8-9-12-9-4-4-9-8-13-13v85 4h-4-4l-5 5c-4 0-8-5-8-5-4 0-4 0-4 0-5 0-5 0-5 0v-4-238c0-4 0-4 0-4h5c0-5 0-5 4-5h4c4 0 4 0 9 0l4 5v4 21c8-4 13-9 17-13s8-8 12-12c5 0 13-5 17-5 5 0 9 0 18 0 12 0 22 0 30 5 9 4 17 12 21 21 9 8 13 17 13 29 4 9 4 22 4 34zM124 93c0-8 0-16 0-25-4-8-4-17-8-21-4-9-8-13-14-17-4-4-12-4-21-4-4 0-9 0-13 0-4 4-4 4-8 8-5 0-9 4-13 9-4 4-13 8-17 17v68c9 9 17 18 25 26 9 4 17 8 26 8s13-4 21-8c6-4 10-8 14-13 4-8 4-13 8-22 0-9 0-17 0-26z">
          <text:p/>
        </draw:path>
        <draw:path draw:style-name="gr1" draw:text-style-name="P1" draw:layer="layout" svg:width="0.175cm" svg:height="0.187cm" svg:x="6.403cm" svg:y="5.339cm" svg:viewBox="0 0 176 188" svg:d="M176 89c0 17-5 30-9 38 0 13-9 27-13 35-8 9-17 13-29 17-14 5-27 9-40 9s-25 0-38-4c-8-5-17-13-25-22-5-8-13-17-13-30-4-9-9-22-9-39 0-12 5-25 9-38 0-12 8-21 13-29 8-9 17-17 29-21 9-5 21-5 39-5 12 0 25 0 39 5 8 4 17 12 25 16 4 9 13 22 13 30 4 13 9 26 9 38zM141 93c0-8 0-16-4-25 0-8-4-17-8-21-4-9-10-13-14-17-8-4-17-4-25-4-13 0-18 0-26 4s-13 8-17 13c-4 8-8 12-8 21-5 8-5 17-5 29 0 9 0 17 5 26 0 8 4 17 8 21 4 5 9 14 13 14 8 4 17 8 25 8 13 0 17-4 26-4 8-4 14-8 18-18 4-4 8-13 8-21 4-9 4-17 4-26z">
          <text:p/>
        </draw:path>
        <draw:path draw:style-name="gr1" draw:text-style-name="P1" draw:layer="layout" svg:width="0.03cm" svg:height="0.263cm" svg:x="6.624cm" svg:y="5.259cm" svg:viewBox="0 0 31 264" svg:d="M31 259v5c-4 0-4 0-4 0-5 0-9 0-9 0-4 0-8 0-8 0-5 0-5 0-5 0-5 0-5 0-5 0 0-5 0-5 0-5v-255-4h5 5c0 0 4 0 8 0 0 0 4 0 9 0h4c0 4 0 4 0 4z">
          <text:p/>
        </draw:path>
        <draw:path draw:style-name="gr1" draw:text-style-name="P1" draw:layer="layout" svg:width="0.144cm" svg:height="0.187cm" svg:x="6.701cm" svg:y="5.339cm" svg:viewBox="0 0 145 188" svg:d="M145 179l-4 5h-6c0 0-4 0-8 0h-4c-5 0-5 0-5 0-4 0-4-5-4-5v-17c-8 9-17 13-25 17-9 5-17 9-30 9-9 0-17 0-21-4-9 0-17-5-21-9-5-4-9-13-13-17 0-8-4-13-4-22 0-13 4-21 8-26 4-8 9-12 17-17 8-4 17-8 25-12 13 0 26-4 39-4h21v-13c0-4 0-13 0-17-4-4-4-9-9-13-4-4-8-4-12-8-4 0-9 0-17 0-9 0-13 0-22 0-4 4-12 4-17 8-4 0-8 4-8 4-4 5-8 5-8 5h-5c0-5 0-5 0-5l-4-4v-4c0-4 0-4 4-9v-4c5 0 5-4 9-4 4-4 12-4 17-8 4 0 8-5 17-5 8 0 13 0 21 0 13 0 21 0 30 5 8 0 17 4 21 8 4 8 8 13 14 21 0 9 4 17 4 30zM110 102h-25c-9 0-17 0-22 0-8 0-13 4-17 8-4 0-8 5-8 9-5 4-5 8-5 13 0 8 5 18 9 22 4 8 13 8 26 8 8 0 12 0 21-4 8-4 12-13 21-22z">
          <text:p/>
        </draw:path>
        <draw:path draw:style-name="gr1" draw:text-style-name="P1" draw:layer="layout" svg:width="0.102cm" svg:height="0.183cm" svg:x="6.9cm" svg:y="5.339cm" svg:viewBox="0 0 103 184" svg:d="M103 17c0 4 0 4 0 9v5c0 0-4 0-4 4-5 0-5 0-5 0 0-4-4-4-4-4-4 0-4 0-8 0 0 0-4 0-9 0 0 0-4 0-8 0 0 0-4 4-9 8-4 0-8 5-13 9 0 4-4 13-8 17v114l-4 5h-5c-4 0-4 0-9 0-4 0-4 0-8 0h-5-4c0-5 0-5 0-5v-170c0-4 0-4 0-4h4c0-5 0-5 5-5 0 0 4 0 8 0h5c4 0 4 0 4 5h5v4 22c4-5 8-10 12-14 5-4 9-8 13-12 5 0 9-5 9-5 4 0 8 0 13 0h4c4 0 4 0 8 0h4c5 0 5 5 5 5h4v4 4z">
          <text:p/>
        </draw:path>
        <draw:path draw:style-name="gr1" draw:text-style-name="P1" draw:layer="layout" svg:width="0.149cm" svg:height="0.183cm" svg:x="7.125cm" svg:y="5.339cm" svg:viewBox="0 0 150 184" svg:d="M150 179l-5 5h-4c-4 0-4 0-8 0s-4 0-9 0h-4-4c0-5 0-5 0-5v-101c0-9 0-17 0-22-4-8-4-12-9-17-4-4-8-8-12-8-5-5-9-5-13-5-9 0-17 5-26 9s-18 13-26 26v118 5h-4-5c0 0-4 0-8 0h-4c-5 0-5 0-9 0 0-5 0-5 0-5v-170c0-4 0-4 0-4 4-5 4-5 4-5 5 0 5 0 9 0s4 0 8 0c0 0 5 0 5 5v4 22c12-14 21-18 30-26 9-5 21-5 30-5 13 0 21 0 30 5 8 4 13 8 17 16 4 5 8 14 12 23 0 8 5 21 5 29z">
          <text:p/>
        </draw:path>
        <draw:path draw:style-name="gr1" draw:text-style-name="P1" draw:layer="layout" svg:width="0.174cm" svg:height="0.187cm" svg:x="7.312cm" svg:y="5.339cm" svg:viewBox="0 0 175 188" svg:d="M175 89c0 17-4 30-9 38-4 13-8 27-17 35-4 9-16 13-25 17-13 5-26 9-38 9-14 0-27 0-39-4-9-5-17-13-26-22-9-8-13-17-17-30 0-9-4-22-4-39 0-12 4-25 4-38 4-12 13-21 17-29 9-9 17-17 30-21 8-5 21-5 39-5 13 0 25 0 34 5 13 4 21 12 30 16 4 9 8 22 12 30 5 13 9 26 9 38zM141 93c0-8 0-16-4-25 0-8-4-17-9-21-4-9-8-13-17-17-4-4-13-4-25-4-10 0-18 0-22 4-9 4-13 8-17 13-5 8-9 12-9 21-4 8-4 17-4 29 0 9 0 17 0 26 4 8 8 17 13 21 0 5 8 14 12 14 9 4 17 8 27 8 8 0 17-4 25-4 4-4 13-8 17-18 5-4 9-13 9-21 0-9 4-17 4-26z">
          <text:p/>
        </draw:path>
        <draw:path draw:style-name="gr1" draw:text-style-name="P1" draw:layer="layout" svg:width="0.115cm" svg:height="0.233cm" svg:x="7.507cm" svg:y="5.293cm" svg:viewBox="0 0 116 234" svg:d="M116 213c0 4 0 8 0 8 0 4-4 4-4 4 0 0 0 5-5 5 0 0-4 0-8 0 0 4-5 4-5 4-4 0-8 0-12 0-10 0-14 0-22-4-5 0-13-5-17-9-5-8-5-13-9-21 0-4 0-13 0-27v-97h-25l-5-4c0-5-4-5-4-9s4-4 4-8v-4c5 0 5-5 5-5h25v-38-4c4 0 4 0 9-4h4c4 0 8 0 8 0 5 4 5 4 5 4 4 0 4 0 4 0v4 38h43c5 0 5 0 5 5h4v4c0 0 0 4 0 8s0 4 0 9c-4 0-4 4-9 4h-43v93c0 13 0 23 4 27 4 8 14 12 22 12 0 0 4 0 9-4h4 4c0-4 5-4 5-4 0 4 4 4 4 4v4z">
          <text:p/>
        </draw:path>
        <draw:path draw:style-name="gr1" draw:text-style-name="P1" draw:layer="layout" svg:width="0.139cm" svg:height="0.187cm" svg:x="7.652cm" svg:y="5.339cm" svg:viewBox="0 0 140 188" svg:d="M140 179v5h-4c-4 0-4 0-8 0s-4 0-9 0h-4v-5-17c-8 9-17 13-25 17-9 5-21 9-31 9-8 0-17 0-26-4-8 0-12-5-17-9-4-4-8-13-12-17-4-8-4-13-4-22 0-13 0-21 4-26 4-8 12-12 17-17 8-4 17-8 30-12 8 0 22-4 34-4h26v-13c0-4 0-13-4-17 0-4-5-9-5-13-4-4-8-4-12-8-5 0-13 0-17 0-9 0-18 0-22 0-9 4-13 4-18 8-4 0-8 4-12 4-5 5-5 5-9 5 0-5-4-5-4-5v-4-4c0-4 0-4 0-9 0 0 0-4 4-4 0 0 4-4 9-4 4-4 8-4 12-8 9 0 13-5 22-5 4 0 14 0 18 0 12 0 25 0 34 5 8 0 12 4 21 8 4 8 8 13 8 21 4 9 4 17 4 30zM111 102h-30c-8 0-12 0-22 0-4 0-13 4-17 8-4 0-4 5-9 9 0 4 0 8 0 13 0 8 0 18 9 22 4 8 13 8 22 8s17 0 26-4c4-4 12-13 21-22z">
          <text:p/>
        </draw:path>
        <draw:path draw:style-name="gr1" draw:text-style-name="P1" draw:layer="layout" svg:width="0.114cm" svg:height="0.233cm" svg:x="7.826cm" svg:y="5.293cm" svg:viewBox="0 0 115 234" svg:d="M115 213c0 4 0 8 0 8 0 4-4 4-4 4l-4 5c0 0-5 0-9 0 0 4-5 4-9 4 0 0-4 0-9 0-8 0-17 0-21-4-9 0-13-5-17-9-4-8-4-13-9-21 0-4 0-13 0-27v-97h-25c-4 0-4-4-4-4 0-5-4-5-4-9s0-4 0-8c4 0 4-4 4-4l4-5h25v-38-4c5 0 5 0 5-4 4 0 4 0 8 0s9 0 9 0c4 4 4 4 4 4h4v4 38h44c4 0 4 0 4 5 4 0 4 4 4 4 0 0 0 4 0 8s0 4-4 9c0 0 0 4-4 4h-44v93c0 13 0 23 4 27 5 8 9 12 22 12 0 0 4 0 4-4 5 0 5 0 9 0h5c0-4 4-4 4-4 0 4 0 4 4 4v4z">
          <text:p/>
        </draw:path>
        <draw:path draw:style-name="gr1" draw:text-style-name="P1" draw:layer="layout" svg:width="0.038cm" svg:height="0.25cm" svg:x="7.979cm" svg:y="5.272cm" svg:viewBox="0 0 39 251" svg:d="M34 246v5h-4-4c0 0-4 0-10 0h-4c-4 0-4 0-4 0-4 0-4 0-4 0 0-5 0-5 0-5v-170c0-4 0-4 0-4h4c0-5 0-5 4-5h4c6 0 10 0 10 0 4 0 4 0 4 5 4 0 4 0 4 0v4zM39 17c0 8 0 12-5 16-4 0-8 0-18 0-4 0-12 0-12 0-4-4-4-8-4-16 0-9 0-13 4-17 4 0 8 0 18 0 4 0 8 0 12 0 5 4 5 8 5 17z">
          <text:p/>
        </draw:path>
        <draw:path draw:style-name="gr1" draw:text-style-name="P1" draw:layer="layout" svg:width="0.17cm" svg:height="0.187cm" svg:x="8.055cm" svg:y="5.339cm" svg:viewBox="0 0 171 188" svg:d="M171 89c0 17 0 30-5 38-4 13-8 27-17 35-9 9-17 13-26 17-13 5-26 9-38 9-17 0-30 0-38-4-9-5-22-13-26-22-9-8-13-17-17-30-4-9-4-22-4-39 0-12 0-25 4-38 4-12 8-21 17-29 8-9 17-17 26-21 12-5 25-5 42-5 13 0 25 0 34 5 13 4 22 12 26 16 9 9 13 22 17 30 5 13 5 26 5 38zM140 93c0-8-4-16-4-25 0-8-4-17-9-21-4-9-8-13-17-17-4-4-13-4-25-4-9 0-17 0-21 4-9 4-13 8-17 13-5 8-9 12-13 21 0 8 0 17 0 29 0 9 0 17 0 26 4 8 4 17 8 21 5 5 13 14 17 14 9 4 17 8 26 8 8 0 17-4 25-4 4-4 13-8 17-18 5-4 5-13 9-21 0-9 4-17 4-26z">
          <text:p/>
        </draw:path>
        <draw:path draw:style-name="gr1" draw:text-style-name="P1" draw:layer="layout" svg:width="0.145cm" svg:height="0.183cm" svg:x="8.275cm" svg:y="5.339cm" svg:viewBox="0 0 146 184" svg:d="M146 179v5c-4 0-4 0-4 0-5 0-5 0-9 0s-8 0-8 0h-5-4c0-5 0-5 0-5v-101c0-9 0-17 0-22-4-8-4-12-8-17-4-4-9-8-13-8-4-5-9-5-13-5-8 0-17 5-25 9-9 4-17 13-26 26v118 5h-4-4c0 0-4 0-9 0h-4c-4 0-4 0-10 0 0-5 0-5 0-5v-170c0-4 0-4 0-4 6-5 6-5 6-5 4 0 4 0 8 0 5 0 5 0 9 0l4 5v4 22c13-14 21-18 30-26 8-5 21-5 29-5 13 0 22 0 30 5 9 4 13 8 17 16 4 5 9 14 13 23 0 8 0 21 0 29z">
          <text:p/>
        </draw:path>
        <draw:path draw:style-name="gr1" draw:text-style-name="P1" draw:layer="layout" svg:width="0.038cm" svg:height="0.251cm" svg:x="8.564cm" svg:y="5.271cm" svg:viewBox="0 0 39 252" svg:d="M35 247v5h-4-4c0 0-5 0-9 0s-4 0-8 0h-4c0-5-6-5-6-5v-170c0-4 6-4 6-4 4-5 4-5 4-5 4 0 4 0 8 0s9 0 9 0c0 0 4 0 4 5h4v4zM39 18c0 8-4 12-4 16-4 0-8 0-17 0-8 0-12 0-12 0-6-4-6-8-6-16 0-9 0-13 6-18 0 0 4 0 12 0 9 0 13 0 17 0 0 5 4 9 4 18z">
          <text:p/>
        </draw:path>
        <draw:path draw:style-name="gr1" draw:text-style-name="P1" draw:layer="layout" svg:width="0.123cm" svg:height="0.187cm" svg:x="8.641cm" svg:y="5.339cm" svg:viewBox="0 0 124 188" svg:d="M124 132c0 8 0 18-4 26-5 4-9 13-13 17-9 4-13 9-22 9-8 4-16 4-29 4-4 0-13 0-17 0-4-4-10-4-14-4-4-5-9-5-13-5-4-4-4-4-8-4 0-4 0-4 0-8 0 0-4-5-4-9 0 0 0-4 4-4 0-4 0-4 0-4v-5h4l4 5c4 0 9 4 13 4 0 4 10 4 14 4 4 4 13 4 17 4 8 0 13 0 17 0 4-4 8-4 8-8 4 0 9-4 9-9 4 0 4-5 4-9 0-9-4-9-4-13-5-4-9-8-9-8-4-5-8-5-17-9-4 0-8-4-12-4-9-4-13-4-17-9-6-4-10-8-14-8-5-4-9-8-13-17 0-4-4-13-4-17 0-8 4-17 4-21 4-4 8-13 13-17 4-4 14-8 22-8 9-5 17-5 26-5 4 0 8 0 12 0s9 0 13 5c4 0 8 0 13 0 0 4 4 4 4 4 0 0 0 4 4 4 0 4 0 4 0 4 0 4 0 4 0 9v4 4h-4-4c-5 0-9-4-9-4-4 0-8-4-13-4-4 0-12-5-16-5-5 0-9 0-13 5-4 0-9 0-13 4 0 0-4 4-4 8 0 5 0 5 0 9s0 8 0 13c4 4 8 8 13 8 4 4 8 4 12 9 5 0 9 4 17 4 4 4 9 4 17 8 4 4 9 4 13 9 4 4 9 8 9 17 4 4 4 8 4 17z">
          <text:p/>
        </draw:path>
        <draw:path draw:style-name="gr1" draw:text-style-name="P1" draw:layer="layout" svg:width="0.136cm" svg:height="0.267cm" svg:x="8.802cm" svg:y="5.259cm" svg:viewBox="0 0 137 268" svg:d="M137 76c0 9 0 21-5 30-4 8-8 12-12 21-5 4-13 8-21 13-9 4-17 8-26 8v47c0 0-4 0-4 4-4 0-9 0-13 0h-4c-4 0-4 0-4 0-5-4-5-4-5-4l-5-55c0-5 0-5 5-9v-4c5 0 5 0 5 0 4 0 4 0 8 0h4c9 0 13-4 22-4 4-5 8-9 12-13 5-4 5-9 9-13 0-8 0-12 0-21 0-4 0-13 0-17-4-8-4-13-9-17-4-4-12-8-17-12-4 0-12 0-21 0-8 0-13 0-22 0-4 4-9 4-13 4-4 4-8 4-8 8-5 0-9 0-9 0-4 0-4 0-4 0 0-4 0-4 0-4 0-4 0-4 0-8 0-5 0-5 0-9l4-4 4-5c5 0 9-4 13-4 9-4 13-4 17-4 10 0 14-4 22-4 13 0 26 4 34 8 9 4 17 9 26 17 4 5 8 13 12 21 5 9 5 17 5 30zM77 242c0 5 0 9 0 13s-4 4-4 9h-4c-4 4-9 4-13 4s-4 0-8-4c-5 0-5 0-5 0-5-5-5-5-5-9s0-8 0-13c0 0 0-4 0-8s0-4 5-8h5c4-5 4-5 8-5s9 0 13 5h4c0 4 4 4 4 8s0 8 0 8z">
          <text:p/>
        </draw:path>
        <draw:path draw:style-name="gr1" draw:text-style-name="P1" draw:layer="layout" svg:width="0.14cm" svg:height="0.186cm" svg:x="4.468cm" svg:y="5.853cm" svg:viewBox="0 0 141 187" svg:d="M141 178v5h-4c0 0-5 0-9 0 0 0-4 0-8 0h-5v-5-17c-8 9-17 13-25 17-9 5-17 9-30 9-8 0-18 0-22-4-9 0-17-5-21-9-5-4-9-13-13-17 0-8-4-12-4-21 0-13 4-21 8-25 4-9 9-13 17-17 4-4 17-9 27-13 12 0 21-4 38-4h21v-13c0-4 0-13 0-17-4-4-4-8-8-13-5-4-9-4-13-8-4 0-9 0-17 0-9 0-17 0-21 0-6 4-14 4-18 8-5 0-9 5-13 5 0 4-4 4-4 4h-5c0-4 0-4 0-4 0 0-4 0-4-5v-4c0-4 0-4 0-8 4 0 4-4 4-4 5 0 5-5 9-5 4-4 8-4 17-9 4 0 8-4 18-4 4 0 13 0 21 0 9 0 21 0 30 4 8 0 17 5 21 9 4 9 9 13 13 21 0 9 0 17 0 30zM111 102h-25c-9 0-17 0-26 0-4 0-8 4-14 9-4 0-8 4-8 8-4 4-4 9-4 13 0 8 4 17 8 21 4 8 14 8 22 8 9 0 17 0 26-4 8-4 13-12 21-21z">
          <text:p/>
        </draw:path>
        <draw:path draw:style-name="gr1" draw:text-style-name="P1" draw:layer="layout" svg:width="0.043cm" svg:height="0.047cm" svg:x="4.667cm" svg:y="5.992cm" svg:viewBox="0 0 44 48" svg:d="M44 22c0 9-5 17-5 21-4 0-8 5-17 5s-13-5-17-5c-5-4-5-12-5-21 0-8 0-13 5-18 4-4 8-4 17-4s13 0 17 4c0 5 5 10 5 18z">
          <text:p/>
        </draw:path>
        <draw:polygon draw:style-name="gr1" draw:text-style-name="P1" draw:layer="layout" svg:width="0.237cm" svg:height="0.026cm" svg:x="5.118cm" svg:y="5.913cm" svg:viewBox="0 0 238 27" draw:points="0,0 238,0 238,27 0,27">
          <text:p/>
        </draw:polygon>
        <draw:path draw:style-name="gr1" draw:text-style-name="P1" draw:layer="layout" svg:width="0.157cm" svg:height="0.276cm" svg:x="5.41cm" svg:y="5.763cm" svg:viewBox="0 0 158 277" svg:d="M0 264v-42h22c4 12 13 21 17 29 9 4 21 9 30 9 17 0 30-5 38-17 9-9 17-26 17-43 0-13-4-25-8-34-5-8-13-18-17-22-9-4-17-4-30-4-9 0-17 0-21 0-9 4-13 4-22 8l-12-12v-123h102c4 0 8 0 12 0 0-5 0-5 4-5 0 0 0-4 5-8h13l-5 43h-106v84c4-4 13-4 21-4 5-4 13-4 22-4 17 0 29 4 42 8 8 9 17 17 26 27 4 12 8 25 8 42s-4 30-8 43c-9 12-18 21-34 29-13 4-26 9-47 9s-43-5-69-13z">
          <text:p/>
        </draw:path>
        <draw:path draw:style-name="gr1" draw:text-style-name="P1" draw:layer="layout" svg:width="0.166cm" svg:height="0.267cm" svg:x="5.622cm" svg:y="5.772cm" svg:viewBox="0 0 167 268" svg:d="M82 268c-27 0-48-13-61-35-12-21-21-55-21-98 0-21 0-42 4-59 5-17 13-34 22-42 4-13 13-22 25-26 9-4 22-8 35-8 25 0 47 12 64 34 13 21 17 51 17 97 0 42-4 76-21 102-13 22-35 35-64 35zM39 131c0 38 4 72 8 89 8 22 21 31 39 31 13 0 25-9 34-26 9-22 13-47 13-85 0-30-4-55-9-72-4-17-8-30-17-38-4-9-12-13-21-13-8 0-18 4-26 8-5 5-9 13-13 21-4 9-4 22-8 39 0 12 0 29 0 46z">
          <text:p/>
        </draw:path>
        <draw:path draw:style-name="gr1" draw:text-style-name="P1" draw:layer="layout" svg:width="0.174cm" svg:height="0.267cm" svg:x="5.839cm" svg:y="5.772cm" svg:viewBox="0 0 175 268" svg:d="M148 12v9c-21 0-38 4-51 13-16 8-29 21-38 33-8 18-17 39-21 60 13-4 21-13 34-17 9 0 21-4 34-4s25 4 34 8c13 9 21 17 26 30 5 8 9 21 9 38s-4 30-14 42c-4 14-13 27-30 31-12 9-29 13-46 13-30 0-51-9-64-26-13-18-21-43-21-77 0-25 4-47 13-63 4-22 16-39 29-52 13-16 26-29 43-38 17-4 38-12 55-12zM93 127c-8 0-12 0-21 0-4 4-9 4-13 8-8 0-13 5-17 9l-4 4c0 4 0 4 0 9 0 4 0 12 0 21 0 21 4 42 8 55 9 13 22 18 39 18 8 0 17 0 25-5 4-4 13-8 17-13 0-9 4-13 9-21 0-9 0-17 0-26 0-21-5-34-13-42-4-13-17-17-30-17z">
          <text:p/>
        </draw:path>
        <draw:polygon draw:style-name="gr1" draw:text-style-name="P1" draw:layer="layout" svg:width="0.229cm" svg:height="0.216cm" svg:x="6.047cm" svg:y="5.814cm" svg:viewBox="0 0 230 217" draw:points="8,217 0,200 162,0 188,21 43,192 230,192 230,217">
          <text:p/>
        </draw:polygon>
        <draw:polygon draw:style-name="gr1" draw:text-style-name="P1" draw:layer="layout" svg:width="0.237cm" svg:height="0.026cm" svg:x="6.396cm" svg:y="5.913cm" svg:viewBox="0 0 238 27" draw:points="0,0 238,0 238,27 0,27">
          <text:p/>
        </draw:polygon>
        <draw:path draw:style-name="gr1" draw:text-style-name="P1" draw:layer="layout" svg:width="0.174cm" svg:height="0.267cm" svg:x="6.769cm" svg:y="5.772cm" svg:viewBox="0 0 175 268" svg:d="M149 12v9c-21 0-38 4-52 13-17 8-30 21-38 33-9 18-17 39-21 60 12-4 21-13 34-17 8 0 21-4 35-4 12 0 25 4 34 8 12 9 21 17 25 30 4 8 9 21 9 38s-5 30-13 42c-5 14-13 27-30 31-13 9-31 13-47 13-30 0-52-9-64-26-13-18-21-43-21-77 0-25 4-47 12-63 5-22 17-39 30-52 13-16 25-29 43-38 16-4 39-12 56-12zM93 127c-8 0-13 0-21 0-5 4-9 4-13 8-9 0-13 5-17 9l-4 4c0 4 0 4 0 9 0 4 0 12 0 21 0 21 4 42 8 55 9 13 21 18 39 18 8 0 16 0 26-5 4-4 13-8 17-13 0-9 4-13 8-21 0-9 0-17 0-26 0-21-4-34-12-42-5-13-17-17-31-17z">
          <text:p/>
        </draw:path>
        <draw:path draw:style-name="gr1" draw:text-style-name="P1" draw:layer="layout" svg:width="0.166cm" svg:height="0.267cm" svg:x="6.985cm" svg:y="5.772cm" svg:viewBox="0 0 167 268" svg:d="M82 268c-26 0-47-13-61-35-13-21-21-55-21-98 0-21 0-42 4-59s13-34 21-42c6-13 14-22 27-26 9-4 21-8 34-8 25 0 47 12 64 34 12 21 17 51 17 97 0 42-5 76-22 102-12 22-34 35-63 35zM39 131c0 38 5 72 9 89 8 22 21 31 38 31 13 0 25-9 34-26 9-22 13-47 13-85 0-30-4-55-9-72-4-17-8-30-17-38-4-9-13-13-21-13-9 0-17 4-25 8-5 5-9 13-13 21-4 9-4 22-9 39 0 12 0 29 0 46z">
          <text:p/>
        </draw:path>
        <draw:path draw:style-name="gr1" draw:text-style-name="P1" draw:layer="layout" svg:width="0.157cm" svg:height="0.266cm" svg:x="4.48cm" svg:y="6.264cm" svg:viewBox="0 0 158 267" svg:d="M158 169c0 17 0 30-4 42-4 13-8 22-13 30-8 9-16 14-26 18-8 4-17 8-30 8-4 0-12 0-17 0-4-4-8-4-12-8-5 0-9-4-13-9s-9-9-13-13v22l-4 4h-4c-5 0-5 0-9 0h-4c-4 0-4 0-4 0-5 0-5 0-5 0 0-4 0-4 0-4v-255-4h5 4c0 0 4 0 8 0 0 0 5 0 9 0h4c0 4 0 4 0 4v102c9-5 13-9 17-13s9-4 13-9c4 0 8-4 13-4 8 0 12 0 17 0 12 0 21 0 29 4 10 9 18 13 22 22 9 8 13 17 13 29 4 13 4 21 4 34zM125 173c0-8 0-17 0-25 0-9-6-17-10-21 0-9-4-13-13-17-4-4-12-4-21-4-4 0-4 0-8 0-5 4-9 4-13 8-4 0-9 4-13 9-4 4-8 8-17 16v68c9 9 17 17 26 26 8 4 17 8 25 8 9 0 17-4 21-8 5-5 9-9 13-13 4-9 4-13 10-21 0-9 0-17 0-26z">
          <text:p/>
        </draw:path>
        <draw:path draw:style-name="gr1" draw:text-style-name="P1" draw:layer="layout" svg:width="0.043cm" svg:height="0.046cm" svg:x="4.684cm" svg:y="6.484cm" svg:viewBox="0 0 44 47" svg:d="M44 21c0 10-6 18-6 22-4 0-8 4-17 4-8 0-12-4-17-4-4-4-4-12-4-22 0-8 0-13 4-17 5-4 9-4 17-4 9 0 13 0 17 4 0 4 6 9 6 17z">
          <text:p/>
        </draw:path>
        <draw:path draw:style-name="gr1" draw:text-style-name="P1" draw:layer="layout" svg:width="0.157cm" svg:height="0.275cm" svg:x="5.117cm" svg:y="6.255cm" svg:viewBox="0 0 158 276" svg:d="M0 264v-43h21c4 13 13 22 17 30 9 4 22 9 30 9 17 0 30-5 38-17 9-9 17-26 17-44 0-13-4-25-8-34-5-8-13-17-17-21-9-4-17-4-30-4-8 0-17 0-21 0-9 4-13 4-22 8l-12-12v-124h102c4 0 8 0 12 0 0-4 0-4 5-4 0 0 0-4 4-8h14l-5 42h-107v85c4-4 13-4 22-4 4-4 12-4 21-4 17 0 29 4 42 8 9 9 17 17 27 25 4 13 8 26 8 43 0 18-4 31-8 43-10 13-18 22-35 30-13 4-26 8-47 8s-43-4-68-12z">
          <text:p/>
        </draw:path>
        <draw:path draw:style-name="gr1" draw:text-style-name="P1" draw:layer="layout" svg:width="0.166cm" svg:height="0.267cm" svg:x="5.329cm" svg:y="6.263cm" svg:viewBox="0 0 167 268" svg:d="M82 268c-25 0-47-12-61-33-12-22-21-56-21-98 0-21 0-42 5-59 4-17 12-34 21-43 4-13 14-21 26-26 9-5 21-9 34-9 26 0 47 14 64 35 13 22 17 51 17 98 0 42-4 76-21 102-13 21-34 33-64 33zM40 133c0 38 4 72 8 89 9 21 21 30 38 30 13 0 26-9 34-26 9-21 13-47 13-85 0-29-4-55-9-72-4-17-8-29-17-38-4-9-12-13-21-13-8 0-17 4-25 9-4 4-9 13-13 21-4 9-4 21-8 38 0 13 0 30 0 47z">
          <text:p/>
        </draw:path>
        <draw:path draw:style-name="gr1" draw:text-style-name="P1" draw:layer="layout" svg:width="0.174cm" svg:height="0.267cm" svg:x="5.546cm" svg:y="6.264cm" svg:viewBox="0 0 175 268" svg:d="M149 13v9c-21 0-38 4-51 12-17 9-30 22-39 34-8 17-17 39-21 60 13-4 21-13 34-17 9 0 21-4 34-4 14 0 26 4 35 8 13 9 21 17 25 30 5 8 9 21 9 38s-4 29-13 42c-4 13-13 26-30 30-12 9-30 13-47 13-30 0-51-9-64-26s-21-42-21-76c0-26 4-47 13-64 4-21 17-38 29-51 13-17 26-29 43-38 17-5 39-13 56-13zM93 128c-8 0-12 0-21 0-4 4-9 4-13 8-8 0-12 4-17 9l-4 4c0 4 0 4 0 8 0 5 0 13 0 22 0 21 4 42 9 55 8 12 21 17 38 17 8 0 17 0 26-5 5-4 13-8 17-12 0-9 4-13 9-22 0-8 0-16 0-25 0-21-5-34-13-42-4-13-18-17-31-17z">
          <text:p/>
        </draw:path>
        <draw:polygon draw:style-name="gr1" draw:text-style-name="P1" draw:layer="layout" svg:width="0.229cm" svg:height="0.216cm" svg:x="5.754cm" svg:y="6.306cm" svg:viewBox="0 0 230 217" draw:points="8,217 0,200 162,0 188,21 42,191 230,191 230,217">
          <text:p/>
        </draw:polygon>
        <draw:polygon draw:style-name="gr1" draw:text-style-name="P1" draw:layer="layout" svg:width="0.237cm" svg:height="0.025cm" svg:x="6.108cm" svg:y="6.405cm" svg:viewBox="0 0 238 26" draw:points="0,0 238,0 238,26 0,26">
          <text:p/>
        </draw:polygon>
        <draw:path draw:style-name="gr1" draw:text-style-name="P1" draw:layer="layout" svg:width="0.174cm" svg:height="0.267cm" svg:x="6.48cm" svg:y="6.264cm" svg:viewBox="0 0 175 268" svg:d="M149 13v9c-21 0-38 4-50 12-17 9-30 22-39 34-8 17-18 39-22 60 14-4 22-13 35-17 9 0 21-4 34-4s25 4 34 8c13 9 21 17 25 30 5 8 9 21 9 38s-4 29-13 42c-4 13-13 26-30 30-12 9-29 13-46 13-30 0-52-9-65-26s-21-42-21-76c0-26 4-47 13-64 4-21 17-38 29-51 14-17 27-29 44-38 17-5 38-13 55-13zM94 128c-8 0-12 0-21 0-4 4-9 4-13 8-8 0-12 4-18 9l-4 4c0 4 0 4 0 8 0 5 0 13 0 22 0 21 4 42 10 55 8 12 21 17 38 17 8 0 17 0 25-5 5-4 13-8 17-12 0-9 4-13 9-22 0-8 0-16 0-25 0-21-5-34-13-42-4-13-17-17-30-17z">
          <text:p/>
        </draw:path>
        <draw:path draw:style-name="gr1" draw:text-style-name="P1" draw:layer="layout" svg:width="0.166cm" svg:height="0.267cm" svg:x="6.696cm" svg:y="6.263cm" svg:viewBox="0 0 167 268" svg:d="M81 268c-25 0-46-12-59-33-13-22-22-56-22-98 0-21 0-42 5-59 4-17 12-34 21-43 4-13 13-21 25-26 9-5 22-9 34-9 26 0 47 14 64 35 14 22 18 51 18 98 0 42-4 76-22 102-13 21-34 33-64 33zM39 133c0 38 4 72 8 89 9 21 21 30 38 30 13 0 26-9 34-26 9-21 13-47 13-85 0-29-4-55-9-72-4-17-8-29-17-38-4-9-12-13-21-13-8 0-17 4-25 9-4 4-9 13-13 21-4 9-4 21-8 38 0 13 0 30 0 47z">
          <text:p/>
        </draw:path>
        <draw:path draw:style-name="gr1" draw:text-style-name="P1" draw:layer="layout" svg:width="0.136cm" svg:height="0.186cm" svg:x="4.468cm" svg:y="6.836cm" svg:viewBox="0 0 137 187" svg:d="M137 153v5c0 4 0 4 0 4v4c0 0-5 0-5 4 0 0-4 5-8 5-4 4-9 4-13 8-4 0-8 0-17 4-4 0-8 0-17 0-13 0-21 0-35-4-8-4-17-13-21-21-9-4-13-17-17-26 0-13-4-26-4-43s4-29 8-42 9-22 17-30c4-8 13-13 26-17 9-4 18-4 30-4 5 0 13 0 17 0 5 0 9 4 13 4s9 4 13 4c4 5 4 5 8 9 0 4 5 4 5 4v4c0 4 0 4 0 4 0 9 0 9 0 13-5 0-5 4-5 4-4 0-4-4-8-4-4-4-4-4-9-8-4 0-8-5-12-5-9-4-13-4-22-4-17 0-25 4-35 17-8 13-12 30-12 51 0 13 0 21 4 30 0 8 4 13 8 22 5 4 10 8 14 13 9 0 13 4 21 4 9 0 13-4 22-4 4-5 8-5 12-9 5-4 9-4 9-8 4 0 8-5 8-5v5c5 0 5 0 5 0 0 4 0 4 0 4 0 4 0 4 0 8z">
          <text:p/>
        </draw:path>
        <draw:path draw:style-name="gr1" draw:text-style-name="P1" draw:layer="layout" svg:width="0.042cm" svg:height="0.046cm" svg:x="4.646cm" svg:y="6.976cm" svg:viewBox="0 0 43 47" svg:d="M43 21c0 8-4 17-4 22-5 0-9 4-18 4-8 0-12-4-17-4-4-5-4-14-4-22 0-9 0-13 4-17 5-4 9-4 17-4 9 0 13 0 18 4 0 4 4 8 4 17z">
          <text:p/>
        </draw:path>
        <draw:polygon draw:style-name="gr1" draw:text-style-name="P1" draw:layer="layout" svg:width="0.237cm" svg:height="0.025cm" svg:x="5.118cm" svg:y="6.896cm" svg:viewBox="0 0 238 26" draw:points="0,0 238,0 238,26 0,26">
          <text:p/>
        </draw:polygon>
        <draw:path draw:style-name="gr1" draw:text-style-name="P1" draw:layer="layout" svg:width="0.157cm" svg:height="0.275cm" svg:x="5.41cm" svg:y="6.747cm" svg:viewBox="0 0 158 276" svg:d="M0 263v-43h22c4 13 13 21 17 30 9 4 21 8 30 8 17 0 30-4 38-17 9-8 17-25 17-42 0-13-4-26-8-34-5-8-13-17-17-21-9-4-17-4-30-4-9 0-17 0-21 0-9 4-13 4-22 8l-12-13v-123h102c4 0 8 0 12 0 0-4 0-4 4-4 0 0 0-4 5-8h13l-5 42h-106v85c4-4 13-4 21-4 5-5 13-5 22-5 17 0 29 5 42 9 8 8 17 17 26 25 4 13 8 26 8 43s-4 30-8 42c-9 13-18 21-34 31-13 4-26 8-47 8s-43-4-69-13z">
          <text:p/>
        </draw:path>
        <draw:path draw:style-name="gr1" draw:text-style-name="P1" draw:layer="layout" svg:width="0.166cm" svg:height="0.267cm" svg:x="5.622cm" svg:y="6.755cm" svg:viewBox="0 0 167 268" svg:d="M82 268c-27 0-48-12-60-34-13-21-22-55-22-97 0-21 0-42 4-59 5-17 13-35 18-44 8-12 17-21 29-25 9-5 22-9 35-9 26 0 47 13 60 34 17 22 21 52 21 99 0 42-4 76-21 101-13 22-34 34-64 34zM39 133c0 38 4 72 8 89 8 21 21 29 39 29 13 0 26-8 34-25 9-21 13-47 13-85 0-30-4-55-9-72-4-18-8-31-16-39-5-8-13-13-22-13-8 0-18 5-26 9-5 4-9 12-13 21s-4 22-8 39c0 13 0 30 0 47z">
          <text:p/>
        </draw:path>
        <draw:path draw:style-name="gr1" draw:text-style-name="P1" draw:layer="layout" svg:width="0.174cm" svg:height="0.267cm" svg:x="5.839cm" svg:y="6.755cm" svg:viewBox="0 0 175 268" svg:d="M148 13v9c-21 0-38 4-51 12-16 9-29 22-38 35-8 17-17 38-21 59 13-4 21-12 34-17 9 0 21-4 34-4s25 4 34 9c13 8 21 17 26 29 5 9 9 21 9 38s-4 30-14 43c-4 13-13 25-30 30-12 8-29 12-46 12-30 0-51-8-64-25s-21-43-21-77c0-25 4-46 8-63 9-21 21-38 34-52 13-17 26-29 43-38 17-4 38-13 55-13zM93 128c-8 0-12 0-21 0-4 5-9 5-13 9-8 0-13 4-17 8l-4 5c0 4 0 4 0 8s0 13 0 21c0 21 0 43 8 55 9 13 22 17 39 17 8 0 17 0 25-4 4-4 13-8 13-13 4-8 8-12 13-21 0-8 0-17 0-25 0-22-5-34-13-43-4-12-17-17-30-17z">
          <text:p/>
        </draw:path>
        <draw:polygon draw:style-name="gr1" draw:text-style-name="P1" draw:layer="layout" svg:width="0.225cm" svg:height="0.216cm" svg:x="6.047cm" svg:y="6.798cm" svg:viewBox="0 0 226 217" draw:points="8,217 0,200 162,0 188,22 42,191 226,191 226,217">
          <text:p/>
        </draw:polygon>
        <draw:path draw:style-name="gr1" draw:text-style-name="P1" draw:layer="layout" svg:width="0.174cm" svg:height="0.267cm" svg:x="6.31cm" svg:y="6.755cm" svg:viewBox="0 0 175 268" svg:d="M150 13v8c-22 0-39 5-51 13-17 8-30 22-39 35-8 17-17 38-22 59 14-4 22-12 35-17 9 0 21-4 34-4s26 4 34 9c13 8 21 17 25 29 5 9 9 21 9 38s-4 30-13 43c-4 12-12 25-29 29-13 9-30 13-47 13-30 0-52-8-65-25-12-17-21-43-21-77 0-25 4-46 13-63 4-21 17-38 30-52 13-17 26-30 43-38 17-4 38-13 55-13zM94 128c-8 0-12 0-21 0-4 5-8 5-13 9-8 0-12 4-17 8l-5 5c0 4 0 4 0 8s0 13 0 21c0 21 5 43 10 55 8 13 21 17 38 17 8 0 17 0 25-4 5-4 13-9 17-13 0-8 5-12 9-21 0-8 0-17 0-25 0-22-4-34-13-43-4-12-17-17-30-17z">
          <text:p/>
        </draw:path>
        <draw:path draw:style-name="gr1" draw:text-style-name="P1" draw:layer="layout" svg:width="0.165cm" svg:height="0.267cm" svg:x="6.527cm" svg:y="6.755cm" svg:viewBox="0 0 166 268" svg:d="M80 268c-25 0-46-12-59-34-13-21-21-55-21-97 0-21 0-42 4-59s13-35 17-44c8-12 17-21 30-25 8-5 21-9 33-9 26 0 47 13 60 34 18 22 22 52 22 99 0 42-4 76-22 101-13 22-34 34-64 34zM38 133c0 38 4 72 8 89 9 21 22 29 38 29 13 0 26-8 35-25 8-21 12-47 12-85 0-30-4-55-8-72-4-18-9-31-17-39-4-8-13-13-22-13-8 0-16 5-25 9-4 4-8 12-13 21-4 9-4 22-8 39 0 13 0 30 0 47z">
          <text:p/>
        </draw:path>
        <draw:path draw:style-name="gr1" draw:text-style-name="P1" draw:layer="layout" svg:width="0.161cm" svg:height="0.267cm" svg:x="4.468cm" svg:y="7.251cm" svg:viewBox="0 0 162 268" svg:d="M162 260v4c-4 0-4 0-4 0h-5c0 0-4 0-8 0h-4c-4 0-4 0-4 0h-5c0-4 0-4 0-4v-21c-8 8-18 16-30 21-9 4-17 8-30 8s-26-4-34-8c-9-5-13-9-21-17-5-9-9-21-13-30 0-13-4-25-4-38s4-25 8-38c0-13 4-21 13-30 4-8 13-17 21-21 13-4 21-4 34-4 9 0 17 0 26 4 8 4 17 13 26 21v-103c0-4 4-4 4-4h5c4 0 4 0 8 0s4 0 8 0h5v4c4 0 4 0 4 0zM128 141c-9-13-18-21-26-25-5-5-13-9-22-9-8 0-17 0-21 4-8 5-13 9-13 17-4 4-8 13-8 22-4 8-4 17-4 25s0 17 4 21c0 9 0 17 4 26 4 4 9 8 13 12 8 5 13 9 21 9 4 0 9 0 13-4 4 0 8 0 13-5 4-4 8-8 12-12 5-5 10-9 14-13z">
          <text:p/>
        </draw:path>
        <draw:path draw:style-name="gr1" draw:text-style-name="P1" draw:layer="layout" svg:width="0.043cm" svg:height="0.046cm" svg:x="4.684cm" svg:y="7.472cm" svg:viewBox="0 0 44 47" svg:d="M44 22c0 8-6 17-6 21-4 0-8 4-17 4-8 0-12-4-17-4-4-4-4-13-4-21 0-9 0-13 4-17 5-5 9-5 17-5 9 0 13 0 17 5 0 4 6 8 6 17z">
          <text:p/>
        </draw:path>
        <draw:path draw:style-name="gr1" draw:text-style-name="P1" draw:layer="layout" svg:width="0.157cm" svg:height="0.276cm" svg:x="5.117cm" svg:y="7.242cm" svg:viewBox="0 0 158 277" svg:d="M0 264v-42h21c4 13 13 21 17 30 9 4 22 8 30 8 17 0 30-4 38-17 9-8 17-25 17-42 0-13-4-26-8-34-5-9-13-17-17-21-9-5-17-5-30-5-8 0-17 0-21 0-9 5-13 5-22 9l-12-13v-124h102c4 0 8 0 12 0 0-4 0-4 5-4 0 0 0-4 4-9h14l-5 43h-107v86c4-4 13-4 22-4 4-5 12-5 21-5 17 0 29 5 42 9 9 8 17 17 27 25 4 13 8 26 8 42 0 17-4 30-8 43-10 13-18 21-35 30-13 4-26 8-47 8s-43-4-68-13z">
          <text:p/>
        </draw:path>
        <draw:path draw:style-name="gr1" draw:text-style-name="P1" draw:layer="layout" svg:width="0.166cm" svg:height="0.267cm" svg:x="5.329cm" svg:y="7.251cm" svg:viewBox="0 0 167 268" svg:d="M82 268c-25 0-47-12-60-33-13-22-22-56-22-98 0-21 0-42 5-60 4-17 12-34 17-43 8-12 18-21 30-25 9-5 21-9 34-9 26 0 47 13 60 34 17 21 21 51 21 99 0 42-4 76-21 102-13 21-34 33-64 33zM40 133c0 38 4 72 8 89 9 21 21 29 38 29 13 0 26-8 34-25 9-21 13-47 13-85 0-29-4-56-8-73-5-17-9-29-17-38-5-8-13-13-22-13-8 0-17 5-25 9-4 4-9 13-13 21s-4 21-8 38c0 14 0 31 0 48z">
          <text:p/>
        </draw:path>
        <draw:path draw:style-name="gr1" draw:text-style-name="P1" draw:layer="layout" svg:width="0.174cm" svg:height="0.267cm" svg:x="5.546cm" svg:y="7.251cm" svg:viewBox="0 0 175 268" svg:d="M149 13v8c-21 0-38 5-50 13-18 9-31 21-40 34-8 17-17 39-21 60 13-4 21-12 34-16 9 0 22-5 35-5s25 5 34 9c13 8 21 17 25 29 5 9 9 22 9 38 0 17-4 30-13 43-4 13-13 25-30 29-12 9-29 13-46 13-31 0-52-8-65-25s-21-43-21-76c0-26 4-47 8-64 9-22 22-39 34-52 13-17 26-30 44-38 17-9 38-13 55-13zM94 128c-8 0-13 0-22 0-4 5-9 5-13 9-8 0-12 4-17 8l-4 5c0 4 0 4 0 8s0 13 0 21c0 21 0 43 9 55 8 13 21 17 39 17 8 0 17 0 25-4 5-4 13-8 13-13 4-8 8-12 13-21 0-8 0-17 0-25 0-21-5-34-13-43-4-12-17-17-30-17z">
          <text:p/>
        </draw:path>
        <draw:polygon draw:style-name="gr1" draw:text-style-name="P1" draw:layer="layout" svg:width="0.225cm" svg:height="0.216cm" svg:x="5.754cm" svg:y="7.294cm" svg:viewBox="0 0 226 217" draw:points="8,217 0,200 161,0 188,21 42,191 226,191 226,217">
          <text:p/>
        </draw:polygon>
        <draw:path draw:style-name="gr1" draw:text-style-name="P1" draw:layer="layout" svg:width="0.174cm" svg:height="0.267cm" svg:x="6.021cm" svg:y="7.251cm" svg:viewBox="0 0 175 268" svg:d="M150 13v8c-21 0-39 5-52 13-17 9-30 21-38 34-9 17-17 39-21 60 12-4 21-12 33-16 9 0 22-5 35-5 12 0 26 5 34 9 13 8 22 17 26 29 4 9 8 22 8 38 0 17-4 30-12 43-5 13-17 25-30 29-14 9-31 13-48 13-30 0-51-8-63-25-13-17-22-43-22-76 0-26 5-47 9-64 8-22 17-39 34-52 12-17 25-30 42-38 17-9 39-13 56-13zM94 128c-9 0-13 0-22 0-4 5-8 5-12 9-9 0-13 4-17 8l-4 5c0 4 0 4 0 8s-5 13-5 21c0 21 5 43 13 55 8 13 21 17 38 17 9 0 17 0 26-4 4-4 8-8 13-13 5-8 9-12 9-21 4-8 4-17 4-25 0-21-4-34-13-43-5-12-17-17-30-17z">
          <text:p/>
        </draw:path>
        <draw:path draw:style-name="gr1" draw:text-style-name="P1" draw:layer="layout" svg:width="0.165cm" svg:height="0.267cm" svg:x="6.234cm" svg:y="7.251cm" svg:viewBox="0 0 166 268" svg:d="M80 268c-25 0-47-13-59-34-17-21-21-55-21-97 0-21 0-42 4-60s13-34 17-43c8-13 17-21 29-25 9-5 22-9 35-9 25 0 47 13 60 34 17 21 21 51 21 99 0 42-8 76-21 101-13 21-35 34-65 34zM38 133c0 38 0 72 8 89 9 21 22 29 39 29 12 0 25-8 33-25 10-21 10-47 10-85 0-29 0-56-4-73-6-17-10-30-18-38-5-9-13-13-26-13-8 0-12 4-21 9-4 4-9 12-13 21-4 8-8 21-8 38 0 14 0 31 0 48z">
          <text:p/>
        </draw:path>
        <draw:path draw:style-name="gr1" draw:text-style-name="P1" draw:layer="layout" svg:width="0.161cm" svg:height="0.254cm" svg:x="3.194cm" svg:y="8.265cm" svg:viewBox="0 0 162 255" svg:d="M162 118c0 9 0 21 0 30-4 12-4 25-8 34-4 8-9 17-13 29-4 9-8 13-17 22-8 8-18 13-31 18-8 4-21 4-38 4-4 0-8 0-13 0-8 0-12-4-17-4-4 0-4 0-8-5-4 0-4 0-8 0 0-5 0-5 0-9v-4c0-5 0-9 0-9v-4h4 4c4 0 8 0 8 4 5 0 9 0 17 0 5 4 9 4 17 4 13 0 22-4 30-8 9-4 17-13 22-17 9-8 13-17 13-30 4-8 4-21 4-34-4 4-12 9-22 13-8 0-21 4-34 4s-25-4-34-8c-8 0-17-9-21-13-8-8-13-17-13-25-4-9-4-17-4-30 0-8 0-21 4-30 5-8 9-17 17-25 4-9 13-13 26-17 8-4 21-8 34-8 12 0 21 0 30 4s13 8 22 12c4 5 8 9 12 17 5 9 9 13 13 22 0 12 4 21 4 29 0 13 0 21 0 34zM128 114c0-17 0-30 0-42-4-9-8-17-12-26-5-8-10-13-14-17-9 0-13-4-21-4-9 0-17 4-22 4-8 4-12 9-17 13-4 4-4 13-8 17 0 8 0 13 0 21s0 13 0 21c4 4 4 9 8 13 5 4 9 8 13 13 9 0 13 4 22 4 12 0 21-4 29-4 10-5 18-9 22-13z">
          <text:p/>
        </draw:path>
        <draw:path draw:style-name="gr1" draw:text-style-name="P1" draw:layer="layout" svg:width="0.043cm" svg:height="0.047cm" svg:x="3.406cm" svg:y="8.472cm" svg:viewBox="0 0 44 48" svg:d="M44 22c0 9-5 17-5 22-4 0-8 4-17 4s-13-4-17-4c-5-5-5-13-5-22s0-13 5-18c4-4 8-4 17-4s13 0 17 4c0 5 5 9 5 18z">
          <text:p/>
        </draw:path>
        <draw:path draw:style-name="gr1" draw:text-style-name="P1" draw:layer="layout" svg:width="0.162cm" svg:height="0.264cm" svg:x="3.839cm" svg:y="8.252cm" svg:viewBox="0 0 163 265" svg:d="M112 234c4 0 8 0 12 0 5 0 9-4 9-4 4-5 4-5 8-9 0-4 0-8 5-12h17l-5 56h-158v-10c5-13 13-25 22-42 8-13 21-30 38-47s25-29 34-38c8-8 13-17 18-25 4-5 4-13 4-17 4-4 4-13 4-17 0-9 0-17-4-26-4-8-9-13-14-17-8-4-17-8-25-8-26 0-39 12-47 42h-25v-38c17-8 29-13 42-17 17 0 26-5 38-5 27 0 44 5 56 18 9 8 17 25 17 42 0 9 0 13-4 22 0 4 0 8-4 16-4 5-9 9-13 17-4 5-8 13-17 22-4 4-13 17-30 29-22 26-43 47-52 68z">
          <text:p/>
        </draw:path>
        <draw:path draw:style-name="gr1" draw:text-style-name="P1" draw:layer="layout" svg:width="0.157cm" svg:height="0.276cm" svg:x="4.06cm" svg:y="8.243cm" svg:viewBox="0 0 158 277" svg:d="M0 264v-42h21c4 12 13 21 17 29 9 5 22 9 30 9 17 0 30-4 39-17 9-9 13-25 13-42 0-13 0-26-4-35-5-8-13-16-18-22-9-4-17-4-30-4-8 0-17 0-21 0-9 4-13 4-22 10l-12-14v-123h103c4 0 8 0 12 0 0-4 0-4 5-4 0 0 0-5 4-9h13l-5 43h-107v84c4-4 13-4 22-4 4-4 12-4 21-4 17 0 30 4 43 8 9 9 17 17 26 27 4 12 8 25 8 42s-4 30-8 43c-9 12-17 21-34 29-13 5-31 9-48 9-21 0-43-4-68-13z">
          <text:p/>
        </draw:path>
        <draw:polygon draw:style-name="gr1" draw:text-style-name="P1" draw:layer="layout" svg:width="0.229cm" svg:height="0.216cm" svg:x="4.264cm" svg:y="8.294cm" svg:viewBox="0 0 230 217" draw:points="8,217 0,200 161,0 187,21 42,192 230,192 230,217">
          <text:p/>
        </draw:polygon>
        <draw:path draw:style-name="gr1" draw:text-style-name="P1" draw:layer="layout" svg:width="0.187cm" svg:height="0.259cm" svg:x="4.523cm" svg:y="8.256cm" svg:viewBox="0 0 188 260" svg:d="M82 251c8-4 12-4 16-8 5 0 5-5 5-9s4-13 4-21v-30h-107v-17l111-166h26v162h4c8 0 12 0 17 0 4 0 4-4 8-9 0 0 5-4 5-12h17l-5 42h-46v30c0 8 0 13 0 17 4 4 4 8 4 13 0 0 4 4 8 4 0 0 4 4 13 4v9h-80zM29 162h78v-48c0-12 0-25 0-38 0-17 0-29 0-34z">
          <text:p/>
        </draw:path>
        <draw:path draw:style-name="gr1" draw:text-style-name="P1" draw:layer="layout" svg:width="0.165cm" svg:height="0.267cm" svg:x="4.748cm" svg:y="8.252cm" svg:viewBox="0 0 166 268" svg:d="M80 268c-25 0-46-13-59-34-17-21-21-55-21-99 0-21 0-42 4-59s13-34 17-42c9-13 17-21 30-26 8-4 21-8 34-8 25 0 47 13 60 34 17 21 21 51 21 97 0 43-4 78-21 103-13 21-35 34-65 34zM38 131c0 39 4 73 9 90 8 21 21 30 38 30 12 0 25-9 34-26 9-21 9-46 9-85 0-30 0-55-4-72-5-17-10-30-18-39-4-8-13-12-21-12-13 0-17 4-26 8-4 4-8 13-12 21-5 9-5 22-9 39 0 12 0 29 0 46z">
          <text:p/>
        </draw:path>
        <draw:path draw:style-name="gr1" draw:text-style-name="P1" draw:layer="layout" svg:width="0.038cm" svg:height="0.25cm" svg:x="5.045cm" svg:y="8.265cm" svg:viewBox="0 0 39 251" svg:d="M35 246v5c-4 0-4 0-4 0-5 0-10 0-10 0-4 0-8 0-8 0-4 0-4 0-4 0h-5c0-5 0-5 0-5v-170c0-4 0-4 0-4h5c0-5 0-5 4-5 0 0 4 0 8 0 0 0 5 0 10 0l4 5v4zM39 16c0 9 0 13-4 17 0 0-9 0-14 0-8 0-12 0-17 0-4-4-4-8-4-17 0-8 0-12 4-16 5 0 9 0 17 0 5 0 14 0 14 0 4 4 4 8 4 16z">
          <text:p/>
        </draw:path>
        <draw:path draw:style-name="gr1" draw:text-style-name="P1" draw:layer="layout" svg:width="0.148cm" svg:height="0.183cm" svg:x="5.139cm" svg:y="8.332cm" svg:viewBox="0 0 149 184" svg:d="M149 179v5h-4-5c0 0-4 0-8 0 0 0-4 0-8 0h-5c0-5 0-5 0-5v-103c0-8-5-16-5-21 0-8-4-12-8-17 0-4-5-8-9-8-4-4-13-4-17-4-9 0-17 4-25 8-5 4-13 13-22 26v119l-4 5h-4c-4 0-4 0-9 0-4 0-4 0-8 0h-4-4c0-5 0-5 0-5v-170c0-4 0-4 0-4h4c0-5 0-5 4-5 0 0 4 0 8 0h5c4 0 4 0 4 5h4v4 21c9-13 17-17 30-25 8-5 17-5 30-5 8 0 21 0 25 5 10 4 18 8 22 16 4 5 9 13 9 22 4 8 4 21 4 29z">
          <text:p/>
        </draw:path>
        <draw:path draw:style-name="gr1" draw:text-style-name="P1" draw:layer="layout" svg:width="0.098cm" svg:height="0.183cm" svg:x="5.431cm" svg:y="8.332cm" svg:viewBox="0 0 99 184" svg:d="M99 17c0 4 0 4 0 9v4 4h-4-5c0-4 0-4-4-4h-4c-4 0-4 0-9 0-4 0-4 0-8 0s-9 4-9 8c-4 0-9 5-13 9-5 4-9 13-13 17v115 5h-4-4-5c-4 0-8 0-8 0-5 0-5 0-5 0-4 0-4 0-4 0 0-5 0-5 0-5v-170c0-4 0-4 0-4h4c0-5 0-5 5-5h4c4 0 4 0 9 0 0 0 4 0 4 5 0 0 4 0 4 4v21c4-4 8-9 13-13 4-4 9-8 9-12 4 0 9-5 13-5s8 0 13 0h4 4c4 0 4 0 9 0l4 5v4 4z">
          <text:p/>
        </draw:path>
        <draw:path draw:style-name="gr1" draw:text-style-name="P1" draw:layer="layout" svg:width="0.157cm" svg:height="0.187cm" svg:x="5.554cm" svg:y="8.332cm" svg:viewBox="0 0 158 188" svg:d="M158 85c0 4 0 8 0 13-4 0-8 0-8 0h-115c0 12 0 21 5 25 0 10 4 18 8 22 4 5 8 9 17 13 8 4 17 4 25 4 9 0 17 0 21 0 9-4 13-4 17-8 5 0 9 0 13-4 5 0 5 0 9 0v4c4 0 4 0 4 0 0 4 0 4 0 8v5 4h-4v4c0 0-4 0-9 4 0 0-4 0-13 5-4 0-8 0-17 4-8 0-16 0-25 0-13 0-25 0-34-4-12-5-21-13-30-22-5-4-13-17-13-25-5-14-9-27-9-44 0-12 4-29 9-38 0-12 8-21 13-29 9-9 18-17 30-21 9-5 21-5 34-5s25 0 34 5c8 4 17 12 21 16 9 9 13 17 13 26 4 13 4 21 4 34zM128 76c0-16-4-29-12-38-5-8-17-17-34-17-4 0-13 5-17 5-9 4-13 8-17 12-4 5-8 13-8 17-5 9-5 13-5 21z">
          <text:p/>
        </draw:path>
        <draw:path draw:style-name="gr1" draw:text-style-name="P1" draw:layer="layout" svg:width="0.135cm" svg:height="0.187cm" svg:x="5.75cm" svg:y="8.332cm" svg:viewBox="0 0 136 188" svg:d="M136 154v4c0 4 0 4 0 4v5c-4 0-4 0-4 4-4 0-4 4-8 4-6 4-10 4-14 9-4 0-8 0-17 4-4 0-8 0-17 0-13 0-21 0-34-4-8-5-17-13-21-22-9-4-13-17-17-25 0-14-4-26-4-44 0-17 4-29 8-42s9-21 17-30c4-8 13-12 25-16 9-5 17-5 30-5 5 0 13 0 17 0 5 0 9 5 13 5s8 4 14 4c4 4 4 4 8 8 0 4 4 4 4 4v5c0 4 0 4 0 4 0 8 0 8-4 13 0 0 0 4-4 4l-4-4c-6-5-6-5-10-9-4 0-8-4-17-4-4-4-8-4-17-4-17 0-25 4-34 17-8 12-12 29-12 50 0 13 0 22 4 30 0 10 4 14 8 22 4 5 9 9 13 13 8 0 13 4 21 4 9 0 13-4 22-4 4-4 8-4 12-8 4-5 10-5 10-9 4 0 4-4 8-4v4h4c0 4 0 4 0 4 0 5 0 5 0 9z">
          <text:p/>
        </draw:path>
        <draw:path draw:style-name="gr1" draw:text-style-name="P1" draw:layer="layout" svg:width="0.114cm" svg:height="0.233cm" svg:x="5.903cm" svg:y="8.286cm" svg:viewBox="0 0 115 234" svg:d="M115 212c0 4 0 9 0 9 0 4-4 4-4 4 0 0 0 5-4 5 0 0-5 0-9 0 0 4-4 4-8 4 0 0-4 0-10 0-8 0-17 0-21-4-8 0-13-5-17-9-4-9-4-14-8-22 0-4 0-13 0-26v-97h-26c-4 0-4-4-4-4 0-5-4-5-4-9s0-4 4-8v-4l4-5h26v-38-4c4 0 4 0 4-4 4 0 8 0 8 0 5 0 9 0 9 0 4 4 4 4 4 4h4v4 38h44c4 0 4 0 4 5 4 0 4 4 4 4 0 0 0 4 0 8s0 4-4 9c0 0 0 4-4 4h-44v93c0 13 0 21 5 26 4 8 8 12 22 12 0 0 4 0 4-4 4 0 4 0 8 0h5c0-4 4-4 4-4 0 4 0 4 4 4v4z">
          <text:p/>
        </draw:path>
        <draw:path draw:style-name="gr1" draw:text-style-name="P1" draw:layer="layout" svg:width="0.14cm" svg:height="0.187cm" svg:x="6.047cm" svg:y="8.332cm" svg:viewBox="0 0 141 188" svg:d="M141 179v5h-5c-5 0-5 0-9 0s-4 0-8 0h-5v-5-17c-8 9-17 13-25 17-8 5-21 9-30 9-8 0-17 0-25-4-9 0-13-5-17-9s-9-13-13-17c-4-8-4-13-4-21 0-14 0-22 4-27 4-8 13-12 17-17 8-4 17-8 30-12 8 0 21-5 34-5h25v-12c0-4 0-13-4-17 0-4-4-9-4-13-5-4-9-4-13-8-4 0-13 0-17 0-8 0-17 0-21 0-9 4-13 4-17 8-5 0-9 4-13 4-4 5-4 5-8 5 0-5-5-5-5-5v-4-4c0-4 0-4 0-9 0 0 0-4 5-4 0 0 4-4 8-4 4-4 8-4 13-8 8 0 12-5 21-5 4 0 13 0 17 0 13 0 25 0 34 5 8 0 13 4 21 8 4 8 9 13 9 21 5 9 5 17 5 30zM110 102h-29c-9 0-13 0-22 0-4 0-13 4-17 8-4 0-4 5-8 9 0 4 0 8 0 14 0 8 0 17 8 21 4 8 13 8 22 8 8 0 17 0 25-4 4-4 13-13 21-21z">
          <text:p/>
        </draw:path>
        <draw:path draw:style-name="gr1" draw:text-style-name="P1" draw:layer="layout" svg:width="0.148cm" svg:height="0.183cm" svg:x="6.247cm" svg:y="8.332cm" svg:viewBox="0 0 149 184" svg:d="M149 179l-4 5h-4c-5 0-5 0-9 0s-4 0-8 0h-5-4c0-5 0-5 0-5v-103c0-8 0-16 0-21-4-8-4-12-8-17-5-4-9-8-13-8-4-4-8-4-13-4-8 0-17 4-25 8-9 4-18 13-27 26v119 5h-4-4c0 0-4 0-9 0h-4c-4 0-4 0-8 0 0-5 0-5 0-5v-170c0-4 0-4 0-4 4-5 4-5 4-5 4 0 4 0 8 0 5 0 5 0 9 0 0 0 4 0 4 5v4 21c13-13 22-17 31-25 8-5 21-5 30-5 12 0 21 0 29 5 9 4 13 8 17 16 4 5 9 13 13 22 0 8 4 21 4 29z">
          <text:p/>
        </draw:path>
        <draw:path draw:style-name="gr1" draw:text-style-name="P1" draw:layer="layout" svg:width="0.162cm" svg:height="0.255cm" svg:x="6.433cm" svg:y="8.332cm" svg:viewBox="0 0 163 256" svg:d="M163 13c0 4 0 8-5 13h-4-21c4 4 4 12 8 17 0 4 0 12 0 17 0 8 0 16-4 25-4 8-9 17-13 21-4 5-13 9-21 13-8 0-18 4-26 4-9 0-17-4-22-4-8 0-13-4-13-8-4 4-4 8-8 8 0 4 0 9 0 13s0 4 4 8 9 4 17 4l48 5c8 0 13 0 21 4 9 0 13 4 17 8 9 5 13 9 13 13 4 5 4 14 4 22 0 9 0 13-4 21-4 9-8 13-13 17-8 9-17 13-25 13-13 4-26 9-39 9-17 0-26-5-39-5-8-4-17-8-21-12-8 0-13-9-13-13-4-4-4-13-4-17s0-8 0-13c0-4 4-8 4-12 5-5 5-5 9-10 4-4 4-8 8-13-4 0-8-4-12-8-5-4-5-13-5-17 0-8 0-13 5-21 4-4 8-13 12-17-4-5-8-9-8-17-4-5-4-13-4-21 0-9 0-17 4-26 4-8 8-13 13-17 8-8 12-12 21-12 8-5 17-5 30-5 4 0 8 0 13 0s9 0 13 0h51c4 0 4 5 4 5 5 4 5 4 5 8zM111 60c0-13-4-22-8-26-8-8-18-13-26-13-9 0-13 5-17 5-5 4-9 4-13 8-5 4-5 9-5 13-4 4-4 8-4 13 0 12 4 21 9 29 8 4 17 9 30 9 4 0 8 0 13-5 9 0 9-4 13-8 4 0 4-4 8-13 0-4 0-8 0-12zM128 196c0-8-4-12-8-17-9-5-17-5-25-5l-44-4c-4 4-9 9-13 9 0 5-4 9-4 9-4 4-4 8-4 8 0 5 0 5 0 9 0 8 4 12 12 17 9 4 22 8 35 8 8 0 18 0 26-4 4 0 8-4 13-4 4-5 8-9 8-13 4-4 4-8 4-13z">
          <text:p/>
        </draw:path>
        <draw:path draw:style-name="gr1" draw:text-style-name="P1" draw:layer="layout" svg:width="0.148cm" svg:height="0.187cm" svg:x="6.633cm" svg:y="8.332cm" svg:viewBox="0 0 149 188" svg:d="M149 179l-4 5h-4c-4 0-4 0-9 0 0 0-4 0-8 0h-5c0-5 0-5 0-5v-21c-8 9-22 17-30 21-9 5-21 9-30 9-13 0-21 0-30-4-4-5-12-9-17-17-4-9-8-13-12-22 0-8 0-22 0-34v-102c0-4 0-4 0-4 4-5 4-5 8-5h4c5 0 9 0 9 0 4 0 4 0 4 5 4 0 4 0 4 0v4 97c0 13 0 17 4 27 0 4 5 8 5 12 4 5 8 9 13 13 4 0 8 4 17 4 8 0 12-4 21-8 8-9 18-17 26-26v-119c0-4 0-4 0-4h4c0-5 5-5 5-5 0 0 4 0 8 0 5 0 5 0 9 0l4 5c0 0 4 0 4 4z">
          <text:p/>
        </draw:path>
        <draw:path draw:style-name="gr1" draw:text-style-name="P1" draw:layer="layout" svg:width="0.03cm" svg:height="0.264cm" svg:x="6.836cm" svg:y="8.252cm" svg:viewBox="0 0 31 265" svg:d="M31 259v6c-4 0-4 0-10 0h-4c-4 0-8 0-8 0-4 0-4 0-4 0-5 0-5 0-5 0 0-6 0-6 0-6v-254-5h5 4c0 0 4 0 8 0h4c6 0 6 0 10 0 0 5 0 5 0 5z">
          <text:p/>
        </draw:path>
        <draw:path draw:style-name="gr1" draw:text-style-name="P1" draw:layer="layout" svg:width="0.144cm" svg:height="0.187cm" svg:x="6.913cm" svg:y="8.332cm" svg:viewBox="0 0 145 188" svg:d="M145 179l-4 5h-4c0 0-5 0-9 0h-4c-4 0-4 0-9 0v-5-17c-8 9-17 13-25 17-9 5-17 9-31 9-8 0-17 0-21-4-9 0-17-5-21-9-5-4-9-13-13-17 0-8-4-13-4-21 0-14 4-22 8-26 4-9 9-13 17-18 4-4 17-8 26-12 13 0 22-5 39-5h21v-12c0-4 0-13 0-17-4-4-4-9-8-13-5-4-9-4-13-8-4 0-9 0-17 0-9 0-18 0-22 0-4 4-13 4-17 8-5 0-9 4-13 4 0 5-4 5-4 5h-5c0-5 0-5 0-5 0 0-4 0-4-4v-4c0-4 0-4 0-9 4 0 4-4 4-4 5 0 5-4 9-4 4-4 8-4 17-8 4 0 9-5 17-5 9 0 13 0 22 0 13 0 21 0 30 5 8 0 17 4 21 8 4 8 9 13 13 21 0 9 4 17 4 30zM111 102h-25c-9 0-18 0-22 0-9 0-13 4-17 9-5 0-9 4-9 8-4 4-4 9-4 14 0 8 4 17 8 21 5 8 13 8 26 8 5 0 13 0 22-4 8-4 13-13 21-21z">
          <text:p/>
        </draw:path>
        <draw:path draw:style-name="gr1" draw:text-style-name="P1" draw:layer="layout" svg:width="0.102cm" svg:height="0.183cm" svg:x="7.112cm" svg:y="8.332cm" svg:viewBox="0 0 103 184" svg:d="M103 17c0 4 0 4 0 9v4c-4 0-4 0-4 4-4 0-4 0-4 0-5-4-5-4-5-4-4 0-4 0-8 0 0 0-4 0-8 0 0 0-5 0-9 0s-4 4-8 8c-5 0-9 5-13 9 0 4-4 13-9 17v115l-4 5h-4c-5 0-5 0-9 0s-4 0-8 0h-5-5c0-5 0-5 0-5v-170c0-4 0-4 0-4h5c0-5 0-5 5-5 0 0 4 0 8 0h4c5 0 5 0 5 5h4v4 21c4-4 9-9 13-13s8-8 13-12c4 0 4-5 8-5s9 0 13 0h4c4 0 4 0 8 0h5c4 0 4 5 4 5h4v4 4z">
          <text:p/>
        </draw:path>
        <draw:path draw:style-name="gr1" draw:text-style-name="P1" draw:layer="layout" svg:width="0.119cm" svg:height="0.267cm" svg:x="7.312cm" svg:y="8.248cm" svg:viewBox="0 0 120 268" svg:d="M120 21c0 4 0 4 0 4 0 4 0 4 0 4-4 0-4 4-4 4h-5c0-4-4-4-4-4-4 0-4 0-8 0 0-4-5-4-9-4s-8 4-12 4c0 0-5 4-9 9 0 0 0 4-4 12 0 5 0 9 0 17v17h38c0 0 4 0 4 5v4c4 0 4 4 4 8s-4 4-4 9c0 0 0 4-4 4h-38v149 5h-5-5c0 0-4 0-8 0h-4c-5 0-5 0-9 0 0-5 0-5 0-5v-149h-25c-5 0-5-4-5-4 0-5-4-5-4-9s0-4 4-8v-4l5-5h25v-17c0-12 0-21 0-29 4-9 9-17 13-21 4-5 8-9 18-13 4 0 13-4 25-4 4 0 9 0 13 4 4 0 4 0 8 0 5 0 5 4 5 4h4c0 4 0 4 0 9z">
          <text:p/>
        </draw:path>
        <draw:path draw:style-name="gr1" draw:text-style-name="P1" draw:layer="layout" svg:width="0.174cm" svg:height="0.187cm" svg:x="7.439cm" svg:y="8.332cm" svg:viewBox="0 0 175 188" svg:d="M175 89c0 17-4 30-8 38-5 14-9 27-17 35-4 9-17 13-27 17-13 5-25 9-38 9s-25 0-38-4c-9-5-17-13-26-22-8-8-12-17-17-29 0-10-4-23-4-40 0-12 4-25 4-38 5-12 13-21 17-29 9-9 17-17 30-21 9-5 21-5 38-5 13 0 26 0 34 5 14 4 23 12 31 16 4 9 8 22 13 30 4 13 8 25 8 38zM141 93c0-8 0-17-4-25 0-8-4-17-9-21-5-9-9-13-18-17-4-4-12-4-25-4-8 0-17 0-21 4-9 4-13 8-17 13-4 8-9 12-9 21-4 8-4 17-4 29 0 9 0 17 0 26 4 8 9 18 13 22 0 4 8 13 13 13 8 4 17 8 25 8s17-4 25-4c5-4 13-8 18-17 5-4 9-14 9-22 0-9 4-17 4-26z">
          <text:p/>
        </draw:path>
        <draw:path draw:style-name="gr1" draw:text-style-name="P1" draw:layer="layout" svg:width="0.102cm" svg:height="0.183cm" svg:x="7.66cm" svg:y="8.332cm" svg:viewBox="0 0 103 184" svg:d="M103 17c0 4 0 4-4 9v4 4h-5c-4-4-4-4-8-4h-4c-5 0-5 0-9 0s-4 0-9 0c-4 0-9 4-9 8-4 0-8 5-13 9-4 4-8 13-12 17v115 5c-5 0-5 0-9 0h-4c-4 0-9 0-9 0-4 0-4 0-4 0-4 0-4 0-4 0 0-5 0-5 0-5v-170c0-4 0-4 0-4h4c0-5 0-5 4-5h5c4 0 4 0 8 0 0 0 4 0 4 5 5 0 5 0 5 4v21c4-4 8-9 12-13 5-4 9-8 9-12 4 0 9-5 13-5 5 0 9 0 13 0h5 4c4 0 8 0 8 0l5 5v4 4z">
          <text:p/>
        </draw:path>
        <draw:path draw:style-name="gr1" draw:text-style-name="P1" draw:layer="layout" svg:width="0.255cm" svg:height="0.183cm" svg:x="7.791cm" svg:y="8.332cm" svg:viewBox="0 0 256 184" svg:d="M256 179v5h-4-4c-4 0-4 0-9 0-4 0-4 0-8 0h-4c-5-5-5-5-5-5v-107c0-4 0-12 0-17 0-8-4-12-4-17-4-4-9-8-14-8-4-4-8-4-17-4-4 0-12 4-21 8-4 4-13 13-21 26v119l-4 5h-5c-4 0-4 0-8 0s-4 0-8 0h-5-4c0-5 0-5 0-5v-107c0-4 0-12 0-17-4-8-4-12-9-17 0-4-4-8-8-8-4-4-9-4-17-4-9 0-13 4-21 8-9 4-17 13-26 26v119 5c-4 0-4 0-8 0h-4c-5 0-9 0-9 0-4 0-4 0-4 0-5 0-5 0-5 0 0-5 0-5 0-5v-170c0-4 0-4 0-4h5c0-5 0-5 4-5h4c5 0 5 0 9 0 0 0 4 0 4 5 4 0 4 0 4 4v21c9-13 17-17 26-25 8-5 17-5 29-5 5 0 13 0 17 0 9 5 13 5 18 9 4 4 8 4 8 8 4 4 8 9 8 17 5-8 13-13 17-17 5-4 9-8 13-12 9 0 13-5 17-5s9 0 13 0c13 0 22 0 31 5 4 4 12 8 17 16 4 5 8 13 8 22 4 8 4 17 4 25z">
          <text:p/>
        </draw:path>
        <draw:path draw:style-name="gr1" draw:text-style-name="P1" draw:layer="layout" svg:width="0.038cm" svg:height="0.25cm" svg:x="8.191cm" svg:y="8.265cm" svg:viewBox="0 0 39 251" svg:d="M34 246v5h-5-4c0 0-4 0-8 0 0 0-5 0-9 0h-4c0-5 0-5 0-5v-170c0-4 0-4 0-4 4-5 4-5 4-5 4 0 9 0 9 0 4 0 8 0 8 0 4 0 4 0 4 5h5v4zM39 16c0 9-5 13-5 17-5 0-9 0-17 0-9 0-13 0-13 0-4-4-4-8-4-17 0-8 0-12 4-16 0 0 8 0 13 0 8 0 12 0 17 0 0 4 5 8 5 16z">
          <text:p/>
        </draw:path>
        <draw:path draw:style-name="gr1" draw:text-style-name="P1" draw:layer="layout" svg:width="0.123cm" svg:height="0.187cm" svg:x="8.267cm" svg:y="8.332cm" svg:viewBox="0 0 124 188" svg:d="M124 133c0 8 0 17-4 25-4 4-8 13-13 17-8 4-13 9-21 9-9 4-17 4-30 4-4 0-12 0-17 0-5-4-9-4-13-4-5-5-9-5-13-5-5-4-5-4-9-4 0-4 0-4 0-8 0 0-4-5-4-9 0 0 0-4 4-4 0-4 0-4 0-4v-5h4c0 0 5 0 5 5 4 0 8 4 13 4 4 4 8 4 13 4 5 4 13 4 17 4 9 0 13 0 17 0 4-4 9-4 9-8 4 0 8-4 8-9 4 0 4-4 4-8 0-9-4-9-4-14-4-4-4-8-8-8-5-4-9-4-17-9-5 0-9-4-13-4-8-4-13-4-18-9-4-4-8-8-13-8-4-4-8-9-13-17 0-4-4-13-4-17 0-8 4-17 4-21 5-4 9-13 13-17 5-4 13-8 23-8 8-5 16-5 25-5 4 0 8 0 13 0 8 0 8 0 12 5 5 0 9 0 13 0 0 4 5 4 5 4 0 0 0 4 4 4 0 4 0 4 0 4 0 4 0 4 0 9v4 4h-4-5c-4 0-4-4-8-4-5 0-9-4-13-4s-9-5-17-5c-4 0-9 0-13 5-4 0-8 0-12 4 0 0-5 4-5 8 0 5 0 5 0 9s0 8 0 13c5 4 9 8 13 8 4 4 8 4 13 8 4 0 12 5 17 5 4 4 8 4 17 8 4 4 8 4 13 9 4 4 8 8 8 17 4 4 4 8 4 18z">
          <text:p/>
        </draw:path>
        <draw:path draw:style-name="gr1" draw:text-style-name="P1" draw:layer="layout" svg:width="0.136cm" svg:height="0.267cm" svg:x="8.428cm" svg:y="8.252cm" svg:viewBox="0 0 137 268" svg:d="M137 76c0 9 0 21-4 30-4 8-9 12-13 21-4 4-13 8-21 13-9 4-17 8-25 8v48c0 0-5 0-5 4-4 0-8 0-12 0h-5c-4 0-4 0-4 0-4-4-4-4-4-4v-56c-5-5 0-5 0-9v-4c4 0 4 0 4 0 4 0 4 0 9 0h4c8 0 13-4 21-4 4-5 8-9 13-13 4-4 8-9 8-13 0-8 4-12 4-21 0-4-4-13-4-17-4-8-4-13-8-17-5-4-13-8-17-13-4 0-13 0-21 0-9 0-13 0-22 0-4 5-8 5-13 5-4 4-8 4-8 8-5 0-5 0-9 0-5 0-5 0-5 0 0-4 0-4 0-4 0-4 0-4 0-9 0-4 0-4 0-8l5-4 4-4c5 0 9-5 13-5 9-4 13-4 17-4 9 0 13-4 22-4 13 0 25 4 34 8 8 5 17 9 25 17 4 4 9 13 13 21 4 9 4 17 4 30zM78 242c0 5 0 9 0 13s0 4-4 9h-5c-4 4-8 4-12 4-5 0-5 0-9-4h-4c-5-5-5-5-5-9s0-8 0-13c0 0 0-4 0-8s0-4 5-9h4c4-4 4-4 9-4 4 0 8 0 12 4h5c4 5 4 5 4 9s0 8 0 8z">
          <text:p/>
        </draw:path>
        <draw:path draw:style-name="gr1" draw:text-style-name="P1" draw:layer="layout" svg:width="0.14cm" svg:height="0.187cm" svg:x="4.468cm" svg:y="8.841cm" svg:viewBox="0 0 141 188" svg:d="M141 178c0 5 0 5 0 5l-4 5c0 0-5 0-9 0 0 0-4 0-8 0 0-5 0-5-5-5v-5-17c-8 9-17 17-25 22-9 5-17 5-30 5-8 0-18 0-22-5-9 0-17-5-21-9-5-4-9-9-13-17 0-4-4-13-4-21 0-9 4-17 8-26 4-8 9-13 17-17 4-4 17-8 27-12 12 0 21 0 38 0h21v-17c0-5 0-13 0-17-4-5-4-9-8-13-5-4-9-4-13-9-4 0-9 0-17 0-9 0-17 0-21 5-6 0-14 0-18 4-5 0-9 4-13 4 0 4-4 4-4 4h-5v-4c0 0-4 0-4-4v-4c0-5 0-5 0-9 4 0 4 0 4-4 5 0 5-4 9-4 4-4 8-4 17-9 4 0 8 0 18-4 4 0 13 0 21 0 9 0 21 0 30 4 8 0 17 5 21 13 4 4 9 13 13 17 0 8 0 21 0 30zM111 102h-25c-9 0-17 0-26 0-4 4-8 4-14 8-4 5-8 5-8 9-4 4-4 8-4 17 0 8 4 13 8 21 4 4 14 4 22 4 9 0 17 0 26-4 8-4 13-13 21-21z">
          <text:p/>
        </draw:path>
        <draw:path draw:style-name="gr1" draw:text-style-name="P1" draw:layer="layout" svg:width="0.043cm" svg:height="0.047cm" svg:x="4.667cm" svg:y="8.981cm" svg:viewBox="0 0 44 48" svg:d="M44 26c0 9-5 13-5 17-4 0-8 5-17 5s-13-5-17-5c-5-4-5-8-5-17 0-8 0-17 5-22 4 0 8-4 17-4s13 4 17 4c0 5 5 10 5 22z">
          <text:p/>
        </draw:path>
        <draw:polygon draw:style-name="gr1" draw:text-style-name="P1" draw:layer="layout" svg:width="0.237cm" svg:height="0.026cm" svg:x="5.118cm" svg:y="8.902cm" svg:viewBox="0 0 238 27" draw:points="0,0 238,0 238,27 0,27">
          <text:p/>
        </draw:polygon>
        <draw:path draw:style-name="gr1" draw:text-style-name="P1" draw:layer="layout" svg:width="0.153cm" svg:height="0.263cm" svg:x="5.414cm" svg:y="8.76cm" svg:viewBox="0 0 154 264" svg:d="M98 218c0 4 0 12 4 16 0 0 0 5 4 9 0 0 5 4 9 4s8 5 13 5c9 0 18 0 26 0v12h-141v-12c13 0 21 0 30 0 4-5 8-5 12-9 5 0 5-4 9-9 0-4 0-8 0-16v-157c0-4 0-9 0-9-4-4-4-4-9-4-4 0-12 0-16 4-9 5-18 13-30 17l-9-12 89-57h13c-4 13-4 31-4 52z">
          <text:p/>
        </draw:path>
        <draw:path draw:style-name="gr1" draw:text-style-name="P1" draw:layer="layout" svg:width="0.17cm" svg:height="0.268cm" svg:x="5.618cm" svg:y="8.76cm" svg:viewBox="0 0 171 269" svg:d="M38 260v-13c18 0 35 0 48-8 13-9 26-21 34-38 4-13 13-35 13-61-13 9-21 13-34 17-9 5-22 5-34 5-13 0-27-5-35-9-13-8-17-17-26-25-4-13-4-26-4-43 0-8 0-21 4-29 4-13 9-22 17-30 9-9 17-13 31-17 8-4 21-9 38-9 26 0 47 13 60 30 17 17 21 43 21 81 0 29-4 59-13 81-13 21-25 42-46 55-18 13-39 22-64 22zM82 140c4 0 8 0 12 0 5 0 9 0 13-4 5 0 9-4 13-4 4-4 8-4 8-9 5 0 5-4 5-4 0 0 0-4 4-4 0-4 0-9 0-13 0-21-4-34-9-46 0-13-8-22-12-30-9-4-17-9-30-9-9 0-17 5-21 5-9 4-13 8-17 16-5 5-10 13-10 18-4 8-4 17-4 25 0 21 4 34 14 47 8 8 17 12 34 12z">
          <text:p/>
        </draw:path>
        <draw:polygon draw:style-name="gr1" draw:text-style-name="P1" draw:layer="layout" svg:width="0.042cm" svg:height="0.046cm" svg:x="5.833cm" svg:y="8.983cm" svg:viewBox="0 0 43 47" draw:points="0,0 43,0 43,47 0,47">
          <text:p/>
        </draw:polygon>
        <draw:path draw:style-name="gr1" draw:text-style-name="P1" draw:layer="layout" svg:width="0.161cm" svg:height="0.263cm" svg:x="5.92cm" svg:y="8.76cm" svg:viewBox="0 0 162 264" svg:d="M110 234c4 0 9 0 14 0 4 0 8-4 8-4 4 0 4-4 9-8 0 0 0-4 4-13h17l-5 55h-157v-8c4-13 12-26 21-38 8-17 21-35 38-52 17-16 25-29 34-38 8-8 13-17 17-21 4-8 4-12 4-21 5-4 5-13 5-17 0-8 0-17-5-25-4-9-8-13-13-17-8-4-17-4-25-4-26 0-38 12-47 38h-25v-38c17-5 29-14 42-14 17-4 26-9 38-9 26 0 44 9 57 18 8 9 16 26 16 47 0 4 0 13-4 17 0 4 0 13-4 17s-8 12-13 17c-4 8-8 12-17 21-5 4-13 17-30 29-21 26-43 52-51 68z">
          <text:p/>
        </draw:path>
        <draw:polygon draw:style-name="gr1" draw:text-style-name="P1" draw:layer="layout" svg:width="0.233cm" svg:height="0.246cm" svg:x="6.221cm" svg:y="8.79cm" svg:viewBox="0 0 234 247" draw:points="131,136 131,247 102,247 102,136 0,136 0,110 102,110 102,0 131,0 131,110 234,110 234,136">
          <text:p/>
        </draw:polygon>
        <draw:path draw:style-name="gr1" draw:text-style-name="P1" draw:layer="layout" svg:width="0.157cm" svg:height="0.339cm" svg:x="6.539cm" svg:y="8.769cm" svg:viewBox="0 0 158 340" svg:d="M158 0l-8 38h-35l8-38zM102 260c-4 21-13 33-17 46-8 13-17 21-29 26-9 8-26 8-39 8-8 0-13 0-17 0l4-17c5 0 9 0 13 0 9 0 13 0 17 0 5-4 9-4 13-8 4-5 9-13 9-22 4-4 8-16 8-29l34-137c0-13 4-21 4-30 0-4-4-8-4-8-4-4-9-4-17-4v-13h46 14z">
          <text:p/>
        </draw:path>
        <draw:path draw:style-name="gr1" draw:text-style-name="P1" draw:layer="layout" svg:width="0.153cm" svg:height="0.263cm" svg:x="6.743cm" svg:y="8.76cm" svg:viewBox="0 0 154 264" svg:d="M99 218c0 4 0 12 4 16 0 0 0 5 4 9 0 0 4 4 8 4 5 0 9 5 13 5 9 0 17 0 26 0v12h-141v-12c14 0 22 0 31 0 4-5 8-5 12-9 4 0 4-4 9-9 0-4 0-8 0-16v-157c0-4 0-9 0-9-5-4-5-4-9-4s-12 0-17 4c-8 5-18 13-31 17l-8-12 90-57h13c-4 13-4 31-4 52z">
          <text:p/>
        </draw:path>
        <draw:path draw:style-name="gr1" draw:text-style-name="P1" draw:layer="layout" svg:width="0.174cm" svg:height="0.268cm" svg:x="6.951cm" svg:y="8.76cm" svg:viewBox="0 0 175 269" svg:d="M150 13v9c-22 0-39 4-51 12-18 9-31 22-40 39-8 17-17 33-21 55v4c13-9 21-17 34-17 9-4 21-9 35-9 13 0 26 5 34 13 13 4 21 13 26 26 4 8 8 25 8 38 0 18-4 35-13 47-4 13-12 22-29 30-13 4-30 9-48 9-30 0-51-9-64-26-12-17-21-42-21-77 0-21 4-43 13-64 4-21 17-38 29-51 13-17 26-25 43-34 18-8 39-12 56-17zM93 128c-8 0-12 0-21 4-4 0-8 0-13 4-8 4-12 4-17 9 0 4-4 4-4 4 0 4 0 8 0 13 0 0 0 8 0 16 0 23 4 44 9 56 8 13 21 18 38 18 8 0 18 0 26-5 5-4 13-8 17-13 0-4 5-12 9-21 0-8 0-17 0-25 0-18-4-35-13-43-4-13-17-17-31-17z">
          <text:p/>
        </draw:path>
        <draw:polygon draw:style-name="gr1" draw:text-style-name="P1" draw:layer="layout" svg:width="0.043cm" svg:height="0.046cm" svg:x="7.162cm" svg:y="8.983cm" svg:viewBox="0 0 44 47" draw:points="0,0 44,0 44,47 0,47">
          <text:p/>
        </draw:polygon>
        <draw:path draw:style-name="gr1" draw:text-style-name="P1" draw:layer="layout" svg:width="0.152cm" svg:height="0.263cm" svg:x="7.257cm" svg:y="8.76cm" svg:viewBox="0 0 153 264" svg:d="M102 218c0 4 0 12 0 16 0 0 0 5 4 9 0 0 4 4 8 4 6 0 10 5 18 5 4 0 13 0 21 0v12h-141v-12c13 0 26 0 30 0 9-5 13-5 13-9 4 0 8-4 8-9 0-4 4-8 4-16v-157c0-4-4-9-4-9-4-4-4-4-8-4s-9 0-17 4c-9 5-17 13-30 17l-8-12 89-57h13c0 13 0 31 0 52z">
          <text:p/>
        </draw:path>
        <draw:path draw:style-name="gr1" draw:text-style-name="P1" draw:layer="layout" svg:width="0.157cm" svg:height="0.266cm" svg:x="4.48cm" svg:y="9.253cm" svg:viewBox="0 0 158 267" svg:d="M158 173c0 13 0 27-4 39-4 13-8 22-13 30-8 9-16 17-26 21-8 4-17 4-30 4-4 0-12 0-17 0-4 0-8-4-12-4-5-4-9-8-13-12-4 0-9-5-13-13v21c0 4 0 4-4 4l-4 4c-5 0-5 0-9 0h-4c-4 0-4-4-4-4-5 0-5 0-5 0v-4-255c0-4 0-4 5-4h4c0 0 4 0 8 0 0 0 5 0 9 0h4v4 101c9-4 13-8 17-12 4 0 9-5 13-9 4 0 8-4 13-4 8 0 12 0 17 0 12 0 21 0 29 8 10 5 18 9 22 17 9 9 13 22 13 30 4 13 4 25 4 38zM125 173c0-8 0-17 0-25 0-9-6-13-10-21 0-5-4-9-13-13-4-4-12-9-21-9-4 0-4 0-8 5-5 0-9 0-13 4s-9 4-13 8c-4 5-8 13-17 17v69c9 13 17 21 26 26 8 4 17 8 25 8 9 0 17-4 21-4 5-4 9-13 13-17 4-9 4-13 10-21 0-9 0-18 0-27z">
          <text:p/>
        </draw:path>
        <draw:path draw:style-name="gr1" draw:text-style-name="P1" draw:layer="layout" svg:width="0.043cm" svg:height="0.046cm" svg:x="4.684cm" svg:y="9.473cm" svg:viewBox="0 0 44 47" svg:d="M44 25c0 10-6 14-6 18-4 0-8 4-17 4-8 0-12-4-17-4-4-4-4-8-4-18 0-8 0-17 4-21 5 0 9-4 17-4 9 0 13 4 17 4 0 4 6 8 6 21z">
          <text:p/>
        </draw:path>
        <draw:path draw:style-name="gr1" draw:text-style-name="P1" draw:layer="layout" svg:width="0.153cm" svg:height="0.263cm" svg:x="5.121cm" svg:y="9.252cm" svg:viewBox="0 0 154 264" svg:d="M98 217c0 5 0 13 4 17 0 0 0 5 4 9 0 0 5 4 9 4s10 5 14 5c8 0 17 0 25 0v12h-141v-12c13 0 21 0 30 0 4-5 8-5 13-9 4 0 4-4 8-9 0-4 0-8 0-17v-156c0-4 0-9 0-9-4-5-4-5-8-5-5 0-13 0-17 5-9 5-18 13-30 17l-9-12 89-57h13c-4 13-4 30-4 52z">
          <text:p/>
        </draw:path>
        <draw:path draw:style-name="gr1" draw:text-style-name="P1" draw:layer="layout" svg:width="0.17cm" svg:height="0.267cm" svg:x="5.325cm" svg:y="9.252cm" svg:viewBox="0 0 171 268" svg:d="M38 260v-13c17 0 34 0 47-8 13-9 26-23 34-40 4-12 13-34 13-59-13 8-21 13-34 17-9 4-22 4-34 4-13 0-26-4-34-8-13-9-17-17-26-26-4-12-4-25-4-42 0-9 0-21 4-30 4-13 9-21 17-30 9-8 17-12 30-17 9-4 21-8 38-8 26 0 47 13 60 30 17 17 22 42 22 80 0 30-5 60-14 81-13 21-25 43-46 56-18 13-39 21-64 21zM81 140c4 0 8 0 12 0 5 0 9 0 13-4 5 0 9-5 13-5 4-4 9-4 9-8 4 0 4-4 4-4 0 0 0-4 4-4 0-5 0-9 0-13 0-21-4-34-8-47 0-13-9-21-13-30-9-4-17-8-30-8-9 0-17 4-21 4-9 4-13 9-17 17-4 4-9 13-9 17-4 9-4 17-4 26 0 21 4 34 13 46 8 9 17 13 34 13z">
          <text:p/>
        </draw:path>
        <draw:polygon draw:style-name="gr1" draw:text-style-name="P1" draw:layer="layout" svg:width="0.042cm" svg:height="0.046cm" svg:x="5.541cm" svg:y="9.474cm" svg:viewBox="0 0 43 47" draw:points="0,0 43,0 43,47 0,47">
          <text:p/>
        </draw:polygon>
        <draw:path draw:style-name="gr1" draw:text-style-name="P1" draw:layer="layout" svg:width="0.161cm" svg:height="0.263cm" svg:x="5.627cm" svg:y="9.252cm" svg:viewBox="0 0 162 264" svg:d="M111 234c4 0 8 0 13 0 4 0 8-4 8-4 4 0 4-4 9-8 0 0 0-5 4-13h17l-4 55h-158v-8c4-13 12-26 21-39 8-17 21-34 38-51s26-29 35-38c9-8 13-17 17-21 4-8 4-13 4-21 4-4 4-13 4-17 0-8 0-17-4-26s-8-13-12-17c-9-5-18-5-27-5-26 0-38 13-47 40h-25v-40c17-4 30-12 42-12 17-5 26-9 39-9 26 0 43 9 56 17 8 9 17 26 17 48 0 4 0 12-5 17 0 4 0 12-4 17-4 4-8 12-13 17-4 8-8 12-17 21-4 4-12 17-29 29-22 26-44 51-52 68z">
          <text:p/>
        </draw:path>
        <draw:polygon draw:style-name="gr1" draw:text-style-name="P1" draw:layer="layout" svg:width="0.233cm" svg:height="0.246cm" svg:x="5.928cm" svg:y="9.282cm" svg:viewBox="0 0 234 247" draw:points="133,136 133,247 103,247 103,136 0,136 0,110 103,110 103,0 133,0 133,110 234,110 234,136">
          <text:p/>
        </draw:polygon>
        <draw:path draw:style-name="gr1" draw:text-style-name="P1" draw:layer="layout" svg:width="0.157cm" svg:height="0.339cm" svg:x="6.246cm" svg:y="9.261cm" svg:viewBox="0 0 158 340" svg:d="M158 0l-8 38h-34l8-38zM102 259c-4 22-13 34-17 47-8 13-17 21-29 25-9 9-26 9-39 9-8 0-12 0-17 0l5-17c4 0 8 0 12 0 9 0 13 0 17 0 5-4 9-4 13-8 4-5 9-13 9-22 4-4 8-17 8-29l34-136c0-13 4-21 4-30 0-4-4-8-4-8-4-4-9-4-17-4v-13h48 13z">
          <text:p/>
        </draw:path>
        <draw:path draw:style-name="gr1" draw:text-style-name="P1" draw:layer="layout" svg:width="0.153cm" svg:height="0.263cm" svg:x="6.45cm" svg:y="9.252cm" svg:viewBox="0 0 154 264" svg:d="M99 217c0 5 0 13 4 17 0 0 0 5 4 9 0 0 4 4 9 4 4 0 8 5 13 5 8 0 17 0 25 0v12h-140v-12c13 0 21 0 30 0 4-5 8-5 12-9 5 0 5-4 9-9 0-4 0-8 0-17v-156c0-4 0-9 0-9-4-5-4-5-9-5-4 0-12 0-17 5-8 5-17 13-30 17l-9-12 90-57h13c-4 13-4 30-4 52z">
          <text:p/>
        </draw:path>
        <draw:path draw:style-name="gr1" draw:text-style-name="P1" draw:layer="layout" svg:width="0.174cm" svg:height="0.267cm" svg:x="6.658cm" svg:y="9.252cm" svg:viewBox="0 0 175 268" svg:d="M150 13v8c-21 0-38 5-51 13-17 9-30 22-38 38-9 17-17 34-23 56v4c14-9 23-17 35-17 9-4 21-9 34-9s26 5 34 13c13 4 21 13 26 25 4 9 8 26 8 39 0 16-4 33-13 47-4 13-12 22-29 30-13 4-30 8-47 8-30 0-52-8-65-25-12-18-21-44-21-77 0-22 5-43 13-64 4-21 17-38 31-51 12-17 25-25 42-34 17-8 38-13 55-17zM94 128c-8 0-12 0-21 4-4 0-8 0-12 4-9 4-13 4-17 8 0 5-6 5-6 5 0 4 0 8 0 12 0 0 0 9 0 17 0 21 6 43 10 56 8 13 21 18 38 18 8 0 17 0 26-5 4-4 12-8 17-13 0-4 4-13 8-22 0-8 0-17 0-25 0-17-4-34-13-43-4-12-17-16-30-16z">
          <text:p/>
        </draw:path>
        <draw:polygon draw:style-name="gr1" draw:text-style-name="P1" draw:layer="layout" svg:width="0.043cm" svg:height="0.046cm" svg:x="6.87cm" svg:y="9.474cm" svg:viewBox="0 0 44 47" draw:points="0,0 44,0 44,47 0,47">
          <text:p/>
        </draw:polygon>
        <draw:path draw:style-name="gr1" draw:text-style-name="P1" draw:layer="layout" svg:width="0.153cm" svg:height="0.263cm" svg:x="6.964cm" svg:y="9.252cm" svg:viewBox="0 0 154 264" svg:d="M102 217c0 5 0 13 0 17 0 0 0 5 5 9 0 0 4 4 8 4 5 0 9 5 17 5 5 0 13 0 22 0v12h-141v-12c12 0 25 0 29 0 9-5 13-5 13-9 4 0 8-4 8-9 0-4 5-8 5-17v-156c0-4-5-9-5-9-4-5-4-5-8-5s-9 0-17 5c-9 5-17 13-30 17l-8-12 89-57h13c0 13 0 30 0 52z">
          <text:p/>
        </draw:path>
        <draw:path draw:style-name="gr1" draw:text-style-name="P1" draw:layer="layout" svg:width="0.136cm" svg:height="0.186cm" svg:x="4.468cm" svg:y="9.829cm" svg:viewBox="0 0 137 187" svg:d="M137 153c0 5 0 5 0 5 0 4 0 4 0 4 0 4 0 4 0 4l-5 4c0 0-4 5-8 5-4 4-9 4-13 8-4 0-8 4-17 4-4 0-8 0-17 0-13 0-21 0-35-4-8-4-17-13-21-17-9-8-13-17-17-29 0-13-4-27-4-40 0-17 4-33 8-46s9-21 17-30c4-8 13-12 26-17 9-4 18-4 30-4 5 0 13 0 17 0 5 0 9 4 13 4 4 5 9 5 13 9 4 0 4 0 8 4v4h5c0 4 0 4 0 4 0 5 0 5 0 9s0 8 0 8c-5 5-5 5-5 5-4 0-4 0-8-5-4 0-4-4-9-4-4-4-8-8-12-8-9-5-13-5-22-5-17 0-25 9-35 17-8 13-12 30-12 51 0 13 0 21 4 31 0 8 4 17 8 21 5 4 10 8 14 13 9 4 13 4 21 4 9 0 13 0 22-4 4-5 8-5 12-9 5 0 9-4 9-4 4-4 8-4 8-4 5 0 5 0 5 4v4z">
          <text:p/>
        </draw:path>
        <draw:path draw:style-name="gr1" draw:text-style-name="P1" draw:layer="layout" svg:width="0.042cm" svg:height="0.046cm" svg:x="4.646cm" svg:y="9.969cm" svg:viewBox="0 0 43 47" svg:d="M43 25c0 9-4 14-4 18-5 0-9 4-18 4-8 0-12-4-17-4-4-4-4-9-4-18 0-8 0-17 4-21 5 0 9-4 17-4 9 0 13 4 18 4 0 4 4 8 4 21z">
          <text:p/>
        </draw:path>
        <draw:path draw:style-name="gr1" draw:text-style-name="P1" draw:layer="layout" svg:width="0.153cm" svg:height="0.263cm" svg:x="5.121cm" svg:y="9.748cm" svg:viewBox="0 0 154 264" svg:d="M98 218c0 4 0 12 4 16 0 0 0 5 4 9 0 0 5 4 9 4s10 5 14 5c8 0 17 0 25 0v12h-141v-12c13 0 21 0 30 0 4-5 8-5 13-9 4 0 4-4 8-9 0-4 0-8 0-16v-158c0-4 0-9 0-9-4-4-4-4-8-4-5 0-13 0-17 4-9 5-18 13-30 17l-9-12 89-56h13c-4 13-4 30-4 51z">
          <text:p/>
        </draw:path>
        <draw:path draw:style-name="gr1" draw:text-style-name="P1" draw:layer="layout" svg:width="0.17cm" svg:height="0.267cm" svg:x="5.325cm" svg:y="9.748cm" svg:viewBox="0 0 171 268" svg:d="M38 259v-13c17 0 34 0 47-8 13-9 26-22 34-39 4-12 13-34 13-59-13 9-21 13-34 17-9 4-22 4-34 4-13 0-26-4-34-8-13-9-17-17-26-26-4-12-4-25-4-42 0-8 0-21 4-30 4-13 9-21 17-30 9-8 17-12 30-16 9-5 21-9 38-9 26 0 47 13 60 30 17 17 22 42 22 80 0 30-5 60-14 81-13 21-25 42-46 55-18 13-39 22-64 22zM81 140c4 0 8 0 12 0 5 0 9 0 13-4 5 0 9-4 13-4 4-5 9-5 9-9 4 0 4-4 4-4 0 0 0-4 4-4 0-5 0-9 0-13 0-21-4-34-8-47 0-13-9-21-13-30-9-4-17-8-30-8-9 0-17 4-21 4-9 4-13 9-17 17-4 4-9 13-9 17-4 9-4 17-4 26 0 21 4 34 13 46 8 9 17 13 34 13z">
          <text:p/>
        </draw:path>
        <draw:polygon draw:style-name="gr1" draw:text-style-name="P1" draw:layer="layout" svg:width="0.042cm" svg:height="0.047cm" svg:x="5.541cm" svg:y="9.969cm" svg:viewBox="0 0 43 48" draw:points="0,0 43,0 43,48 0,48">
          <text:p/>
        </draw:polygon>
        <draw:path draw:style-name="gr1" draw:text-style-name="P1" draw:layer="layout" svg:width="0.161cm" svg:height="0.263cm" svg:x="5.627cm" svg:y="9.748cm" svg:viewBox="0 0 162 264" svg:d="M111 234c4 0 8 0 13 0 4 0 8-4 8-4 4 0 4-4 9-8 0 0 0-4 4-13h17l-4 55h-158v-8c4-13 12-26 21-38 8-17 21-35 38-52 17-16 26-29 35-38 9-8 13-17 17-21 4-8 4-13 4-21 4-4 4-14 4-18 0-8 0-17-4-25-4-9-8-13-12-17-9-4-18-4-27-4-26 0-38 12-47 38h-25v-38c17-5 30-13 42-13 17-4 26-9 39-9 26 0 43 9 56 17 8 9 17 26 17 47 0 4 0 13-5 18 0 4 0 12-4 17-4 4-8 12-13 17-4 8-8 12-17 21-4 4-12 17-29 29-22 26-44 52-52 68z">
          <text:p/>
        </draw:path>
        <draw:polygon draw:style-name="gr1" draw:text-style-name="P1" draw:layer="layout" svg:width="0.241cm" svg:height="0.025cm" svg:x="5.926cm" svg:y="9.889cm" svg:viewBox="0 0 242 26" draw:points="0,0 242,0 242,26 0,26">
          <text:p/>
        </draw:polygon>
        <draw:path draw:style-name="gr1" draw:text-style-name="P1" draw:layer="layout" svg:width="0.157cm" svg:height="0.339cm" svg:x="6.246cm" svg:y="9.757cm" svg:viewBox="0 0 158 340" svg:d="M158 0l-8 38h-34l8-38zM102 260c-4 21-13 33-17 46-8 13-17 21-29 26-9 8-26 8-39 8-8 0-12 0-17 0l5-17c4 0 8 0 12 0 9 0 13 0 17 0 5-4 9-4 13-8 4-5 9-13 9-22 4-4 8-17 8-29l34-137c0-13 4-21 4-30 0-4-4-8-4-8-4-4-9-4-17-4v-13h48 13z">
          <text:p/>
        </draw:path>
        <draw:path draw:style-name="gr1" draw:text-style-name="P1" draw:layer="layout" svg:width="0.153cm" svg:height="0.263cm" svg:x="6.45cm" svg:y="9.748cm" svg:viewBox="0 0 154 264" svg:d="M99 218c0 4 0 12 4 16 0 0 0 5 4 9 0 0 4 4 9 4 4 0 8 5 13 5 8 0 17 0 25 0v12h-140v-12c13 0 21 0 30 0 4-5 8-5 12-9 5 0 5-4 9-9 0-4 0-8 0-16v-158c0-4 0-9 0-9-4-4-4-4-9-4-4 0-12 0-17 4-8 5-17 13-30 17l-9-12 90-56h13c-4 13-4 30-4 51z">
          <text:p/>
        </draw:path>
        <draw:path draw:style-name="gr1" draw:text-style-name="P1" draw:layer="layout" svg:width="0.174cm" svg:height="0.268cm" svg:x="6.658cm" svg:y="9.748cm" svg:viewBox="0 0 175 269" svg:d="M150 13v9c-21 0-38 4-51 12-17 9-30 22-38 39-9 17-17 33-23 55v4c14-9 23-17 35-17 9-4 21-9 34-9s26 5 34 13c13 4 21 13 26 26 4 8 8 25 8 38 0 17-4 34-13 46-4 13-12 22-29 30-13 4-30 10-47 10-30 0-52-10-65-27-12-17-21-42-21-76 0-21 5-43 13-64 4-21 17-38 31-51 12-17 25-25 42-34 17-8 38-12 55-17zM94 128c-8 0-12 0-21 4-4 0-8 0-12 4-9 4-13 4-17 9 0 4-6 4-6 4 0 4 0 8 0 12 0 0 0 9 0 17 0 22 6 43 10 55 8 13 21 18 38 18 8 0 17 0 26-5 4-4 12-8 17-13 0-4 4-12 8-21 0-8 0-17 0-25 0-17-4-34-13-42-4-13-17-17-30-17z">
          <text:p/>
        </draw:path>
        <draw:polygon draw:style-name="gr1" draw:text-style-name="P1" draw:layer="layout" svg:width="0.043cm" svg:height="0.047cm" svg:x="6.87cm" svg:y="9.969cm" svg:viewBox="0 0 44 48" draw:points="0,0 44,0 44,48 0,48">
          <text:p/>
        </draw:polygon>
        <draw:path draw:style-name="gr1" draw:text-style-name="P1" draw:layer="layout" svg:width="0.153cm" svg:height="0.263cm" svg:x="6.964cm" svg:y="9.748cm" svg:viewBox="0 0 154 264" svg:d="M102 218c0 4 0 12 0 16 0 0 0 5 5 9 0 0 4 4 8 4 5 0 9 5 17 5 5 0 13 0 22 0v12h-141v-12c12 0 25 0 29 0 9-5 13-5 13-9 4 0 8-4 8-9 0-4 5-8 5-16v-158c0-4-5-9-5-9-4-4-4-4-8-4s-9 0-17 4c-9 5-17 13-30 17l-8-12 89-56h13c0 13 0 30 0 51z">
          <text:p/>
        </draw:path>
        <draw:path draw:style-name="gr1" draw:text-style-name="P1" draw:layer="layout" svg:width="0.161cm" svg:height="0.268cm" svg:x="4.468cm" svg:y="10.24cm" svg:viewBox="0 0 162 269" svg:d="M162 260c0 4 0 4 0 4-4 0-4 0-4 0l-5 5c0 0-4 0-8 0h-4c-4 0-4-5-4-5h-5v-4-21c-8 8-18 16-30 21-9 8-17 9-30 9s-26-1-34-5c-9-9-13-13-21-21-5-9-9-17-13-30 0-13-4-21-4-34 0-17 4-29 8-42 0-13 4-21 13-30 4-8 13-12 21-21 13-4 21-4 34-4 9 0 17 0 26 4 8 4 17 13 26 21v-102c0 0 4 0 4-5h5c4 0 4 0 8 0s4 0 8 0h5v5c4 0 4 0 4 0zM128 141c-9-13-18-21-26-25-5-4-13-9-22-9-8 0-17 5-21 9-8 0-13 8-13 12-4 9-8 13-8 22-4 8-4 17-4 25s0 17 4 25c0 9 0 13 4 22 4 4 9 12 13 17 8 0 13 4 21 4 4 0 9 0 13 0 4-4 8-4 13-9 4 0 8-4 12-8 5-4 10-9 14-17z">
          <text:p/>
        </draw:path>
        <draw:path draw:style-name="gr1" draw:text-style-name="P1" draw:layer="layout" svg:width="0.043cm" svg:height="0.046cm" svg:x="4.684cm" svg:y="10.461cm" svg:viewBox="0 0 44 47" svg:d="M44 26c0 8-6 13-6 17-4 0-8 4-17 4-8 0-12-4-17-4-4-4-4-9-4-17s0-17 4-21c5 0 9-5 17-5 9 0 13 5 17 5 0 4 6 8 6 21z">
          <text:p/>
        </draw:path>
        <draw:polygon draw:style-name="gr1" draw:text-style-name="P1" draw:layer="layout" svg:width="0.237cm" svg:height="0.025cm" svg:x="5.118cm" svg:y="10.38cm" svg:viewBox="0 0 238 26" draw:points="0,0 238,0 238,26 0,26">
          <text:p/>
        </draw:polygon>
        <draw:path draw:style-name="gr1" draw:text-style-name="P1" draw:layer="layout" svg:width="0.153cm" svg:height="0.263cm" svg:x="5.414cm" svg:y="10.24cm" svg:viewBox="0 0 154 264" svg:d="M98 217c0 4 0 13 4 17 0 0 0 5 4 9 0 0 5 4 9 4s8 4 13 4c9 0 18 0 26 0v13h-141v-13c13 0 21 0 30 0 4-4 8-4 12-8 5 0 5-4 9-9 0-4 0-8 0-17v-158c0-4 0-8 0-8-4-5-4-5-9-5-4 0-12 0-16 5-9 4-18 13-30 17l-9-13 89-55h13c-4 13-4 30-4 51z">
          <text:p/>
        </draw:path>
        <draw:path draw:style-name="gr1" draw:text-style-name="P1" draw:layer="layout" svg:width="0.17cm" svg:height="0.267cm" svg:x="5.618cm" svg:y="10.24cm" svg:viewBox="0 0 171 268" svg:d="M38 260v-13c18 0 35 0 48-8 13-9 26-22 34-39 4-13 13-34 13-59-13 8-21 13-34 17-9 4-22 4-34 4-13 0-27-4-35-8-13-9-17-17-26-26-4-13-4-25-4-42 0-9 0-21 4-30 4-13 9-22 17-31 9-8 17-12 31-17 8-4 21-8 38-8 26 0 47 13 60 30 17 18 21 43 21 81 0 30-4 60-13 81-13 21-25 42-46 55-18 13-39 21-64 21zM82 141c4 0 8 0 12 0 5 0 9 0 13-4 5 0 9-5 13-5 4-4 8-4 8-8 5 0 5-4 5-4 0 0 0-5 4-5 0-4 0-8 0-12 0-21-4-34-9-47 0-13-8-22-12-31-9-4-17-8-30-8-9 0-17 4-21 4-9 4-13 9-17 17-5 5-10 14-10 18-4 9-4 17-4 26 0 21 4 33 14 46 8 9 17 13 34 13z">
          <text:p/>
        </draw:path>
        <draw:polygon draw:style-name="gr1" draw:text-style-name="P1" draw:layer="layout" svg:width="0.042cm" svg:height="0.047cm" svg:x="5.833cm" svg:y="10.46cm" svg:viewBox="0 0 43 48" draw:points="0,0 43,0 43,48 0,48">
          <text:p/>
        </draw:polygon>
        <draw:path draw:style-name="gr1" draw:text-style-name="P1" draw:layer="layout" svg:width="0.161cm" svg:height="0.263cm" svg:x="5.92cm" svg:y="10.24cm" svg:viewBox="0 0 162 264" svg:d="M110 234c4 0 9 0 14 0 4 0 8-4 8-4 4 0 4-4 9-9 0 0 0-4 4-12h17l-5 55h-157v-9c4-13 12-25 21-38 8-17 21-34 38-51s25-30 34-38c8-9 13-17 17-22 4-9 4-13 4-21 5-5 5-13 5-17 0-9 0-17-5-26-4-8-8-12-13-17-8-4-17-4-25-4-26 0-38 13-47 38h-25v-38c17-4 29-13 42-13 17-4 26-8 38-8 26 0 44 8 57 17 8 8 16 25 16 46 0 5 0 13-4 17 0 5 0 13-4 17-4 5-8 14-13 18-4 9-8 13-17 21-5 5-13 17-30 30-21 25-43 51-51 68z">
          <text:p/>
        </draw:path>
        <draw:polygon draw:style-name="gr1" draw:text-style-name="P1" draw:layer="layout" svg:width="0.238cm" svg:height="0.025cm" svg:x="6.222cm" svg:y="10.38cm" svg:viewBox="0 0 239 26" draw:points="0,0 239,0 239,26 0,26">
          <text:p/>
        </draw:polygon>
        <draw:path draw:style-name="gr1" draw:text-style-name="P1" draw:layer="layout" svg:width="0.157cm" svg:height="0.34cm" svg:x="6.539cm" svg:y="10.248cm" svg:viewBox="0 0 158 341" svg:d="M158 0l-8 38h-35l8-38zM102 260c-4 21-13 34-17 47-8 12-17 21-29 25-9 9-26 9-39 9-8 0-13 0-17 0l4-17c5 0 9 0 13 0 9 0 13 0 17 0 5-5 9-5 13-9s9-13 9-21c4-4 8-17 8-30l34-135c0-13 4-22 4-30 0-4-4-9-4-9-4-5-9-5-17-5v-12h46 14z">
          <text:p/>
        </draw:path>
        <draw:path draw:style-name="gr1" draw:text-style-name="P1" draw:layer="layout" svg:width="0.153cm" svg:height="0.263cm" svg:x="6.743cm" svg:y="10.24cm" svg:viewBox="0 0 154 264" svg:d="M99 217c0 4 0 13 4 17 0 0 0 5 4 9 0 0 4 4 8 4 5 0 9 4 13 4 9 0 17 0 26 0v13h-141v-13c14 0 22 0 31 0 4-4 8-4 12-8 4 0 4-4 9-9 0-4 0-8 0-17v-158c0-4 0-8 0-8-5-5-5-5-9-5s-12 0-17 5c-8 4-18 13-31 17l-8-13 90-55h13c-4 13-4 30-4 51z">
          <text:p/>
        </draw:path>
        <draw:path draw:style-name="gr1" draw:text-style-name="P1" draw:layer="layout" svg:width="0.174cm" svg:height="0.267cm" svg:x="6.951cm" svg:y="10.24cm" svg:viewBox="0 0 175 268" svg:d="M150 13v8c-22 0-39 4-51 13-18 9-31 22-40 39-8 17-17 34-21 55v4c13-8 21-17 34-17 9-4 21-8 35-8 13 0 26 4 34 13 13 4 21 12 26 25 4 9 8 26 8 38 0 17-4 34-13 47-4 13-12 21-29 30-13 4-30 8-48 8-30 0-51-8-64-25-12-17-21-43-21-77 0-21 4-42 13-63 4-21 17-38 29-51 13-18 26-27 43-35 18-9 39-13 56-17zM93 128c-8 0-12 0-21 4-4 0-8 0-13 5-8 4-12 4-17 8 0 4-4 4-4 4 0 5 0 9 0 13 0 0 0 9 0 17 0 21 4 42 9 55 8 13 21 17 38 17 8 0 18 0 26-4 5-4 13-8 17-13 0-4 5-13 9-21 0-9 0-17 0-26 0-16-4-33-13-42-4-13-17-17-31-17z">
          <text:p/>
        </draw:path>
        <draw:polygon draw:style-name="gr1" draw:text-style-name="P1" draw:layer="layout" svg:width="0.043cm" svg:height="0.047cm" svg:x="7.162cm" svg:y="10.46cm" svg:viewBox="0 0 44 48" draw:points="0,0 44,0 44,48 0,48">
          <text:p/>
        </draw:polygon>
        <draw:path draw:style-name="gr1" draw:text-style-name="P1" draw:layer="layout" svg:width="0.152cm" svg:height="0.263cm" svg:x="7.257cm" svg:y="10.24cm" svg:viewBox="0 0 153 264" svg:d="M102 217c0 4 0 13 0 17 0 0 0 5 4 9 0 0 4 4 8 4 6 0 10 4 18 4 4 0 13 0 21 0v13h-141v-13c13 0 26 0 30 0 9-4 13-4 13-8 4 0 8-4 8-9 0-4 4-8 4-17v-158c0-4-4-8-4-8-4-5-4-5-8-5s-9 0-17 5c-9 4-17 13-30 17l-8-13 89-55h13c0 13 0 30 0 51z">
          <text:p/>
        </draw:path>
        <draw:path draw:style-name="gr1" draw:text-style-name="P1" draw:layer="layout" svg:width="0.144cm" svg:height="0.246cm" svg:x="3.211cm" svg:y="11.83cm" svg:viewBox="0 0 145 247" svg:d="M145 234c0 4 0 4 0 8l-4 5h-4-129-4l-4-5c0-4 0-4 0-8v-4l4-5v-4h4 53v-187l-48 30c-5 0-5 0-9 0s-4 0-4-4c0 0 0-4 0-9v-5-4h4c0-4 0-4 0-4l61-38h4 4 4c5 0 5 0 9 0h4l4 4v217h43 4c0 4 0 4 0 4 4 0 4 5 4 5z">
          <text:p/>
        </draw:path>
        <draw:path draw:style-name="gr1" draw:text-style-name="P1" draw:layer="layout" svg:width="0.174cm" svg:height="0.254cm" svg:x="3.389cm" svg:y="11.826cm" svg:viewBox="0 0 175 255" svg:d="M175 127c0 21-4 38-4 51-4 17-8 29-17 42-8 13-17 22-25 26-13 9-26 9-43 9s-30 0-38-9c-13-4-21-13-25-22-9-12-13-25-17-42 0-13-6-34-6-55 0-17 6-34 10-51 0-13 4-30 13-38 8-13 16-21 25-26 13-8 26-12 43-12 16 0 29 4 38 8 12 9 21 17 25 25 9 13 13 26 17 39 0 16 4 33 4 55zM141 131c0-13 0-26-4-34 0-9 0-17-4-25 0-9 0-13-4-22-5-4-5-8-9-12-4-5-8-5-13-9-8 0-12 0-16 0-13 0-22 0-30 9-5 4-9 8-13 21-4 8-9 17-9 29 0 13-4 26-4 39 0 17 4 34 4 46 0 13 5 26 9 30 4 9 8 17 17 21 4 0 13 4 21 4 9 0 17 0 21-4 5 0 9-4 13-8s9-9 9-17c4-4 4-13 8-17 0-9 0-17 4-26 0-8 0-16 0-25z">
          <text:p/>
        </draw:path>
        <draw:path draw:style-name="gr1" draw:text-style-name="P1" draw:layer="layout" svg:width="0.042cm" svg:height="0.047cm" svg:x="3.606cm" svg:y="12.033cm" svg:viewBox="0 0 43 48" svg:d="M43 26c0 8-4 12-4 18-4 0-8 4-18 4-8 0-12-4-17-4-4-6-4-10-4-18 0-9 0-17 4-21 5 0 9-5 17-5 10 0 14 5 18 5 0 4 4 8 4 21z">
          <text:p/>
        </draw:path>
        <draw:path draw:style-name="gr1" draw:text-style-name="P1" draw:layer="layout" svg:width="0.127cm" svg:height="0.25cm" svg:x="3.848cm" svg:y="11.83cm" svg:viewBox="0 0 128 251" svg:d="M128 17v4 4 4c-4 0-4 0-4 0h-89v86h85c4 0 4 0 4 0 0 4 0 4 0 4 0 5 0 5 0 9v4c0 5 0 5 0 5 0 0 0 4-4 4h-85v101c0 0 0 5-5 5 0 0-5 0-5 4-4 0-4 0-8 0s-9 0-9 0c-4 0-4-4-4-4-4 0-4 0-4 0v-5-229c0-5 0-9 4-9 0 0 4-4 9-4h111 4c0 4 0 4 0 4v4c0 5 0 5 0 9z">
          <text:p/>
        </draw:path>
        <draw:path draw:style-name="gr1" draw:text-style-name="P1" draw:layer="layout" svg:width="0.039cm" svg:height="0.254cm" svg:x="4.017cm" svg:y="11.826cm" svg:viewBox="0 0 40 255" svg:d="M36 246c0 5 0 5 0 5-5 0-5 4-5 4-5 0-9 0-9 0-5 0-9 0-9 0-4 0-4-4-4-4h-4v-5-170-4h4 4c0 0 4-4 9-4 0 0 4 0 9 4h5v4zM40 17c0 8 0 12-4 17 0 0-10 4-14 4-9 0-13-4-17-4-5-5-5-9-5-17 0-5 0-13 5-13 4-4 8-4 17-4 4 0 14 0 14 4 4 0 4 8 4 13z">
          <text:p/>
        </draw:path>
        <draw:path draw:style-name="gr1" draw:text-style-name="P1" draw:layer="layout" svg:width="0.149cm" svg:height="0.187cm" svg:x="4.111cm" svg:y="11.893cm" svg:viewBox="0 0 150 188" svg:d="M150 179c0 5 0 5 0 5-5 0-5 0-5 0l-4 4c-4 0-4 0-8 0-5 0-5 0-9 0l-4-4c-4 0-4 0-4-5v-98c0-13 0-21 0-26-5-4-5-12-10-17 0-4-4-4-8-8-5 0-13-4-17-4-9 0-17 4-26 8-8 9-17 13-25 26v119c0 5 0 5 0 5-4 0-4 4-9 4h-4c-4 0-8 0-8 0-5 0-5-4-5-4-4 0-4 0-4 0v-5-170-4h4 5c0-5 4-5 4-5 4 0 8 0 8 5h5 4v4 21c8-9 17-17 25-21 13-9 21-9 30-9 13 0 21 0 31 5 8 4 12 8 21 16 4 5 8 13 8 22 5 8 5 21 5 34z">
          <text:p/>
        </draw:path>
        <draw:path draw:style-name="gr1" draw:text-style-name="P1" draw:layer="layout" svg:width="0.161cm" svg:height="0.267cm" svg:x="4.302cm" svg:y="11.813cm" svg:viewBox="0 0 162 268" svg:d="M162 259c0 5 0 5 0 5-4 0-4 0-4 0l-4 4c0 0-4 0-9 0h-4c-4 0-4-4-4-4h-4v-5-21c-10 9-18 17-31 21-8 9-17 9-30 9s-25 0-34-4c-8-9-12-13-21-22-4-8-8-16-13-29 0-13-4-21-4-34 0-17 4-30 9-42 0-13 4-22 12-30 5-8 13-13 21-21 13-4 22-4 35-4 8 0 17 0 25 4s17 13 26 21v-103c0 0 5 0 5-4h4c4 0 4 0 8 0 5 0 5 0 9 0h4v4c4 0 4 0 4 0zM128 141c-9-13-18-21-26-26-4-4-13-8-21-8-9 0-17 4-22 8-8 0-12 9-12 13-5 9-9 13-9 21-4 9-4 17-4 26 0 8 0 17 4 25 0 9 0 13 4 21 5 5 9 13 13 17 9 0 13 4 22 4 4 0 8 0 12 0 5-4 9-4 13-8 4 0 8-4 13-8 4-5 8-9 13-17z">
          <text:p/>
        </draw:path>
        <draw:path draw:style-name="gr1" draw:text-style-name="P1" draw:layer="layout" svg:width="0.221cm" svg:height="0.259cm" svg:x="4.582cm" svg:y="11.817cm" svg:viewBox="0 0 222 260" svg:d="M47 243h59c9 0 13 0 17 0 5 0 9-5 13-5 0-4 4-4 9-8 0-4 5-8 9-17 4-4 8-13 13-21h17l-17 68h-167v-9l175-234h-60c-9 0-13 0-17 4-5 0-9 5-13 5-4 4-4 8-8 12-5 9-9 17-17 26h-17l12-64h167v9z">
          <text:p/>
        </draw:path>
        <draw:path draw:style-name="gr1" draw:text-style-name="P1" draw:layer="layout" svg:width="0.161cm" svg:height="0.178cm" svg:x="4.816cm" svg:y="11.978cm" svg:viewBox="0 0 162 179" svg:d="M21 179v-8c4 0 4 0 4 0 4 0 4 0 4 0 5 0 5-5 5-5l4-4c0-4 0-4 0-8 4-5 4-9 4-13l30-128h-21c-5 0-5 0-9 4h-4c-4 0-4 0-4 4-5 0-5 0-5 5-4 4-4 4-8 8 0 5-4 10-4 14h-17l12-48h150l-8 52h-18v-8c0-5 0-5 0-10v-4-4-5l-4-4c-4 0-4 0-4 0-4-4-4-4-8-4h-22l-30 128c0 4 0 8 0 13 0 4 0 4 0 8v4 5c4 0 4 0 8 0h4v8z">
          <text:p/>
        </draw:path>
        <draw:path draw:style-name="gr1" draw:text-style-name="P1" draw:layer="layout" svg:width="0.06cm" svg:height="0.098cm" svg:x="5.1cm" svg:y="12.033cm" svg:viewBox="0 0 61 99" svg:d="M56 0c0 9 5 17 5 26 0 8-5 17-5 26-4 9-8 13-17 21-4 9-17 17-25 26l-14-13c10-4 14-13 18-17 0-4 4-8 4-17 0-4 5-14 5-22 0-13-5-21-5-30z">
          <text:p/>
        </draw:path>
        <draw:path draw:style-name="gr1" draw:text-style-name="P1" draw:layer="layout" svg:width="0.123cm" svg:height="0.259cm" svg:x="5.253cm" svg:y="11.817cm" svg:viewBox="0 0 124 260" svg:d="M64 205c-5 8-5 17-5 21s0 4 0 8c0 9 0 13 5 13 0 4 8 4 12 4v9h-76v-9c4 0 9 0 13-4l4-4c4-5 4-9 4-13 4-4 4-13 9-25l29-150c5-13 5-21 5-29 0-5 0-9-5-13 0 0-4-4-12-4v-9h77v9c-4 4-8 4-8 4-5 0-5 4-9 4 0 4-4 9-4 13 0 8-4 17-10 25z">
          <text:p/>
        </draw:path>
        <draw:path draw:style-name="gr1" draw:text-style-name="P1" draw:layer="layout" svg:width="0.161cm" svg:height="0.178cm" svg:x="5.389cm" svg:y="11.978cm" svg:viewBox="0 0 162 179" svg:d="M22 179v-8c4 0 4 0 4 0 4 0 4 0 4 0 5 0 5-5 5-5l4-4c0-4 0-4 0-8 4-5 4-9 4-13l30-128h-21c-5 0-5 0-9 4h-4c-4 0-4 0-4 4-5 0-5 0-5 5-4 4-4 4-8 8 0 5-4 10-4 14h-18l13-48h149l-8 52h-17v-8c0-5 0-5 0-10v-4-4-5l-5-4c-4 0-4 0-4 0-4-4-4-4-8-4h-22l-29 128c0 4 0 8 0 13 0 4 0 4 0 8v4 5c4 0 4 0 8 0h4v8z">
          <text:p/>
        </draw:path>
        <draw:path draw:style-name="gr1" draw:text-style-name="P1" draw:layer="layout" svg:width="0.14cm" svg:height="0.187cm" svg:x="5.682cm" svg:y="11.893cm" svg:viewBox="0 0 141 188" svg:d="M141 179c0 5 0 5 0 5l-4 4c0 0-5 0-9 0 0 0-4 0-8 0 0-4 0-4-4-4v-5-17c-9 9-17 17-26 22-9 4-18 4-31 4-8 0-17 0-21-4-8 0-17-5-21-9s-9-8-13-17c0-4-4-12-4-21 0-8 4-17 8-26 5-9 9-13 17-18 5-4 17-8 26-12 12 0 21 0 39 0h21v-17c0-4 0-13 0-17-4-4-4-9-8-13s-9-4-13-8c-5 0-9 0-18 0s-17 0-21 4c-4 0-13 0-17 4-4 0-9 4-13 4 0 5-4 5-4 5h-4v-5c0 0-5 0-5-4v-4c0-4 0-4 0-9 5 0 5 0 5-4 4 0 4-4 8-4 4-4 9-4 17-8 4 0 9 0 17-5 4 0 13 0 21 0 9 0 23 0 31 5 9 0 17 4 21 12 4 4 9 13 13 17 0 9 0 21 0 30zM111 102h-26c-9 0-17 0-26 0-4 5-8 5-12 9-5 5-9 5-9 9-4 4-4 9-4 17 0 9 4 13 8 21 5 4 13 4 21 4 9 0 18 0 27-4s13-12 21-21z">
          <text:p/>
        </draw:path>
        <draw:path draw:style-name="gr1" draw:text-style-name="P1" draw:layer="layout" svg:width="0.149cm" svg:height="0.187cm" svg:x="5.881cm" svg:y="11.893cm" svg:viewBox="0 0 150 188" svg:d="M150 179c0 5 0 5 0 5h-4c0 0 0 4-5 4 0 0-4 0-8 0s-4 0-9 0c0 0 0-4-4-4v-5-98c0-13-4-21-4-26 0-4-5-12-10-17 0-4-4-4-8-8-4 0-13-4-17-4-9 0-17 4-26 8-4 9-12 13-21 26v119c0 5-4 5-4 5-4 0-4 4-4 4-5 0-5 0-9 0s-8 0-8 0l-5-4h-4v-5-170-4h4 5c0-5 4-5 4-5 4 0 8 0 8 5 5 0 5 0 5 0h4v4 21c9-9 17-17 30-21 8-9 17-9 25-9 13 0 21 0 31 5 8 4 17 8 21 16 4 5 9 13 9 22 4 8 4 21 4 34z">
          <text:p/>
        </draw:path>
        <draw:path draw:style-name="gr1" draw:text-style-name="P1" draw:layer="layout" svg:width="0.162cm" svg:height="0.267cm" svg:x="6.072cm" svg:y="11.813cm" svg:viewBox="0 0 163 268" svg:d="M163 259c0 5 0 5 0 5-5 0-5 0-5 0l-4 4c0 0-4 0-8 0h-5c-4 0-4-4-4-4h-4v-5-21c-9 9-18 17-31 21-8 9-17 9-29 9-13 0-26 0-34-4-9-9-13-13-22-22-4-8-8-16-12-29 0-13-5-21-5-34 0-17 5-30 9-42 0-13 4-22 13-30 4-8 12-13 21-21 13-4 21-4 34-4 8 0 17 0 25 4 9 4 17 13 27 21v-103c0 0 4 0 4-4h4c4 0 4 0 9 0 4 0 4 0 8 0h4v4c5 0 5 0 5 0zM129 141c-10-13-18-21-27-26-4-4-12-8-21-8-8 0-17 4-21 8-9 0-13 9-13 13-4 9-8 13-8 21-5 9-5 17-5 26 0 8 0 17 5 25 0 9 0 13 4 21 4 5 8 13 13 17 8 0 12 4 21 4 4 0 8 0 13 0 4-4 8-4 12-8 5 0 9-4 13-8 4-5 9-9 14-17z">
          <text:p/>
        </draw:path>
        <draw:path draw:style-name="gr1" draw:text-style-name="P1" draw:layer="layout" svg:width="0.157cm" svg:height="0.255cm" svg:x="6.378cm" svg:y="11.893cm" svg:viewBox="0 0 158 256" svg:d="M158 89c0 17 0 30-4 43s-9 21-13 29c-9 9-18 18-26 23-9 4-22 4-30 4-9 0-13 0-17 0s-9-4-13-4c-4-5-8-5-13-9-4-5-8-9-12-14v86c0 4 0 4 0 4-5 5-5 5-9 5h-4c-4 0-8 0-8 0-5 0-5 0-5-5-4 0-4 0-4 0v-4-238-4h4 5c0-5 0-5 4-5s4 0 8 5h4v4 21c9-4 13-9 17-13 5-4 9-8 13-8 9-4 13-4 17-9 4 0 9 0 17 0 13 0 21 0 30 9 8 4 17 8 22 17 9 8 13 17 13 29 4 13 4 26 4 34zM123 94c0-9 0-17 0-26-4-8-4-13-8-21-5-4-9-13-13-13-5-4-13-8-21-8-5 0-9 0-13 4 0 0-4 0-9 4-4 4-8 4-12 9-5 4-13 12-17 17v68c8 12 17 21 25 25 9 4 17 8 26 8 8 0 12-4 21-4 4-4 8-12 13-17 4-8 4-12 8-21 0-8 0-17 0-25z">
          <text:p/>
        </draw:path>
        <draw:path draw:style-name="gr1" draw:text-style-name="P1" draw:layer="layout" svg:width="0.148cm" svg:height="0.267cm" svg:x="6.582cm" svg:y="11.813cm" svg:viewBox="0 0 149 268" svg:d="M149 259c0 5 0 5 0 5h-4c0 0 0 4-4 4 0 0-4 0-9 0 0 0-4 0-8 0 0 0 0-4-4-4v-5-97c0-13-5-21-5-26 0-4-4-12-8-17 0-4-4-4-9-8-4 0-13-4-17-4-8 0-17 4-25 8-4 9-13 13-21 26v118c0 5 0 5-5 5l-4 4c-4 0-4 0-8 0s-4 0-9 0l-4-4h-5v-5-255c0-4 5-4 5-4h4c5 0 5 0 9 0s4 0 8 0h4v4c5 0 5 0 5 0v103c8-9 17-13 25-21 9-5 17-5 30-5 8 0 17 0 25 5 9 4 17 8 22 16 4 5 8 13 8 22 4 8 4 21 4 34z">
          <text:p/>
        </draw:path>
        <draw:path draw:style-name="gr1" draw:text-style-name="P1" draw:layer="layout" svg:width="0.144cm" svg:height="0.187cm" svg:x="6.773cm" svg:y="11.893cm" svg:viewBox="0 0 145 188" svg:d="M145 179c0 5-4 5-4 5l-4 4c0 0-5 0-9 0 0 0-4 0-8 0 0-4 0-4-5-4v-5-17c-8 9-17 17-25 22-9 4-17 4-31 4-8 0-17 0-21-4-9 0-17-5-21-9s-9-8-13-17c0-4-4-12-4-21 0-8 4-17 8-26 5-9 9-13 17-18 4-4 17-8 26-12 12 0 22 0 39 0h21v-17c0-4 0-13 0-17-4-4-4-9-8-13-5-4-9-4-13-8-4 0-9 0-17 0-10 0-18 0-22 4-5 0-13 0-17 4-5 0-9 4-13 4 0 5-4 5-4 5h-4v-5c0 0-5 0-5-4v-4c0-4 0-4 0-9 5 0 5 0 5-4 4 0 4-4 8-4 4-4 8-4 17-8 4 0 8 0 17-5 4 0 14 0 22 0 9 0 21 0 30 5 8 0 17 4 21 12 4 4 9 13 13 17 0 9 4 21 4 30zM111 102h-25c-9 0-17 0-23 0-8 5-12 5-17 9-4 5-8 5-8 9-4 4-4 9-4 17 0 9 4 13 8 21 4 4 13 4 27 4 4 0 12 0 21-4 8-4 13-12 21-21z">
          <text:p/>
        </draw:path>
        <draw:path draw:style-name="gr1" draw:text-style-name="P1" draw:layer="layout" svg:width="0.123cm" svg:height="0.187cm" svg:x="6.96cm" svg:y="11.893cm" svg:viewBox="0 0 124 188" svg:d="M124 133c0 8-5 17-9 25 0 4-5 13-14 17-4 4-12 9-21 9-8 4-17 4-25 4-9 0-13 0-17 0-9 0-13-4-17-4s-9-5-13-5l-4-4-4-4c0-4 0-9 0-9 0-4 0-8 0-8v-4h4v-4c0 0 4 4 8 4 0 0 5 4 9 4 4 4 8 4 12 8 9 0 13 0 22 0 4 0 8 0 12 0 5 0 9-4 13-4 4-4 4-4 9-8 0-4 0-9 0-13s0-8-5-13c0-4-4-4-8-8s-9-4-13-9c-4 0-13-5-17-5-4-4-8-4-17-8-4 0-8-5-12-9-5-4-9-8-9-17-4-4-4-8-4-17 0-8 0-13 4-21 0-4 4-9 13-17 4-4 8-4 17-8 8-5 17-5 29-5 5 0 9 0 13 0s9 5 13 5 4 0 8 4c5 0 5 0 5 0 4 4 4 4 4 4v4 4 5 4 4 4h-4l-5-4c0 0-4 0-8-4-4 0-9-4-13-4s-8 0-13 0c-8 0-12 0-17 0-4 0-4 4-8 4-4 4-4 4-9 8 0 5 0 9 0 9 0 8 0 13 5 13 0 4 4 8 8 8 4 5 9 9 17 9 4 4 9 4 13 8 8 0 13 4 17 4 4 5 8 9 13 13 4 0 9 10 13 14 0 4 5 13 5 17z">
          <text:p/>
        </draw:path>
        <draw:path draw:style-name="gr1" draw:text-style-name="P1" draw:layer="layout" svg:width="0.162cm" svg:height="0.187cm" svg:x="7.112cm" svg:y="11.893cm" svg:viewBox="0 0 163 188" svg:d="M163 85c0 4-5 9-5 13-4 0-4 4-8 4h-116c0 10 0 18 5 27 0 4 4 12 8 17 4 8 14 12 18 12 9 4 17 4 25 4 9 0 17 0 26 0 4-4 8-4 13-4 4-4 8-4 13-4 4-4 4-4 8-4l4 4v4 4 5 4c-4 4-4 4-4 4 0 0-4 0-4 4-4 0-9 5-13 5-9 0-13 4-21 4-9 0-13 0-22 0-16 0-29 0-39-4-12-5-21-9-25-17-9-9-13-17-17-30s-9-25-9-43c0-13 5-26 9-39 4-12 8-21 17-29 4-9 13-17 25-21 10-5 23-5 35-5 13 0 26 0 34 5 9 4 17 12 22 16 8 9 12 17 16 30 0 9 5 17 5 30zM129 77c0-17-5-30-9-39-8-8-21-12-34-12-8 0-17 0-21 4-8 0-14 4-18 8-4 9-4 13-8 17 0 9-5 13-5 22z">
          <text:p/>
        </draw:path>
        <draw:path draw:style-name="gr1" draw:text-style-name="P1" draw:layer="layout" svg:width="0.14cm" svg:height="0.187cm" svg:x="7.397cm" svg:y="11.893cm" svg:viewBox="0 0 141 188" svg:d="M141 179c0 5 0 5 0 5l-4 4c0 0-5 0-9 0 0 0-4 0-8 0 0-4 0-4-5-4v-5-17c-8 9-17 17-26 22-9 4-17 4-30 4-8 0-17 0-21-4-9 0-17-5-21-9-5-4-9-8-13-17 0-4-4-12-4-21 0-8 4-17 8-25 4-10 9-14 17-18 4-5 17-9 26-13 12 0 21 0 38 0h22v-17c0-4 0-13 0-17-4-4-4-9-8-13-5-4-10-4-14-8-4 0-9 0-17 0-9 0-17 0-21 4-9 0-13 0-17 4-5 0-9 4-13 4 0 5-4 5-4 5h-5v-5c-4 0-4 0-4-4v-4c0-4 0-4 0-9 0 0 4 0 4-4 5 0 5-4 9-4 4-4 8-4 17-8 4 0 9 0 17-5 4 0 13 0 21 0 9 0 22 0 31 5 8 0 17 4 21 12 4 4 9 13 13 17 0 9 0 21 0 30zM111 102h-26c-9 0-17 0-26 0-4 5-8 5-12 10-5 4-9 4-9 8-4 4-4 9-4 17 0 9 4 13 8 21 5 4 13 4 21 4 9 0 17 0 26-4s14-12 22-21z">
          <text:p/>
        </draw:path>
        <draw:path draw:style-name="gr1" draw:text-style-name="P1" draw:layer="layout" svg:width="0.149cm" svg:height="0.187cm" svg:x="7.596cm" svg:y="11.893cm" svg:viewBox="0 0 150 188" svg:d="M150 179c0 5 0 5 0 5h-4c0 0 0 4-5 4 0 0-4 0-8 0s-4 0-8 0c0 0 0-4-5-4 0 0-4 0-4-5v-98c0-13 0-21 0-26 0-4-4-12-9-17 0-4-4-4-8-8-4 0-13-4-17-4-9 0-17 4-25 8-9 9-13 13-26 26v119c0 5 0 5 0 5-4 0-4 4-4 4-5 0-5 0-10 0-4 0-8 0-8 0-5 0-5-4-5-4h-4v-5-170-4h4 5c0-5 4-5 4-5 4 0 9 0 9 5 5 0 5 0 5 0h4v4 21c9-9 17-17 30-21 8-9 17-9 25-9 13 0 21 0 30 5 9 4 17 8 21 16 4 5 9 13 9 22 4 8 4 21 4 34z">
          <text:p/>
        </draw:path>
        <draw:path draw:style-name="gr1" draw:text-style-name="P1" draw:layer="layout" svg:width="0.161cm" svg:height="0.255cm" svg:x="7.783cm" svg:y="11.893cm" svg:viewBox="0 0 162 256" svg:d="M162 17c0 4 0 9-4 9 0 0 0 4-4 4h-25c8 4 8 8 12 13 0 8 0 12 0 17 0 13 0 21-4 29-4 5-8 13-13 17-4 5-13 9-21 13-9 4-17 4-26 4-8 0-16 0-21-4-8 0-12-4-17-4 0 0 0 4-4 4 0 4 0 9 0 13s0 8 4 8c5 5 9 5 17 9h47c8 0 13 0 21 4 9 0 13 4 17 8 9 5 13 9 13 14 4 9 4 13 4 21 0 9 0 17-4 21-4 9-9 13-13 22-8 4-17 8-30 12-8 0-21 5-34 5-16 0-25 0-38-5-8-4-18-4-22-8-9-4-13-9-13-17-4-4-4-9-4-17 0-4 0-8 0-13 0-4 0-8 4-12 0 0 4-5 9-9 4-5 4-5 8-9-4-5-8-9-13-13-4-4-4-8-4-17 0-8 0-13 4-21 5-4 9-9 13-17-4-4-8-9-8-13-5-8-5-12-5-21 0-13 0-21 5-30 4-4 8-13 14-17 8-4 12-8 21-12 8-5 17-5 29-5 5 0 9 0 13 0s9 0 13 5h51c4 0 4 0 4 0 4 4 4 8 4 12zM111 60c0-9-4-22-8-26-9-8-17-8-30-8-4 0-8 0-12 0-5 4-9 4-13 8s-4 9-4 13c-5 4-5 8-5 17s5 17 9 25c8 5 17 9 29 9 5 0 9 0 13 0 9-4 9-9 13-9 4-4 4-8 8-12 0-4 0-9 0-17zM129 196c0-4-5-12-9-17-9-4-17-4-26-4l-42-5c-4 5-8 9-13 14 0 0-4 4-4 8-4 0-4 4-4 4 0 5 0 9 0 9 0 8 4 17 13 21 8 4 17 4 33 4 9 0 17 0 26 0 4-4 8-8 13-8 4-5 8-9 8-13 5-4 5-8 5-13z">
          <text:p/>
        </draw:path>
        <draw:path draw:style-name="gr1" draw:text-style-name="P1" draw:layer="layout" svg:width="0.029cm" svg:height="0.267cm" svg:x="7.983cm" svg:y="11.813cm" svg:viewBox="0 0 30 268" svg:d="M30 259c0 5 0 5 0 5-4 0-4 4-4 4-4 0-8 0-8 0-5 0-9 0-9 0-5 0-5-4-5-4-4 0-4 0-4 0v-5-255c0-4 0-4 4-4h5c0 0 4 0 9 0 0 0 4 0 8 0h4v4z">
          <text:p/>
        </draw:path>
        <draw:path draw:style-name="gr1" draw:text-style-name="P1" draw:layer="layout" svg:width="0.161cm" svg:height="0.187cm" svg:x="8.059cm" svg:y="11.893cm" svg:viewBox="0 0 162 188" svg:d="M162 85c0 4-4 9-4 13-4 0-4 4-8 4h-116c0 10 0 18 4 27 0 4 5 12 9 17 4 8 13 12 17 12 9 4 18 4 26 4 9 0 17 0 26 0 4-4 8-4 13-4 8-4 8-4 12-4 4-4 4-4 9-4l4 4v4 4 5 4c-4 4-4 4-4 4 0 0-5 0-5 4-4 0-8 5-12 5-9 0-13 4-22 4-8 0-12 0-21 0-17 0-30 0-39-4-13-5-21-9-26-17-8-9-12-17-17-30-4-13-8-25-8-43 0-13 4-26 8-39 5-12 9-21 17-29 5-9 13-17 26-21 9-5 22-5 35-5s25 0 34 5c9 4 17 12 21 16 9 9 13 17 17 30 0 9 4 17 4 30zM129 77c0-17-5-30-9-39-9-8-21-12-34-12-9 0-18 0-22 4-9 0-13 4-17 8-4 9-4 13-9 17 0 9-4 13-4 22z">
          <text:p/>
        </draw:path>
        <draw:path draw:style-name="gr1" draw:text-style-name="P1" draw:layer="layout" svg:width="0.157cm" svg:height="0.267cm" svg:x="8.356cm" svg:y="11.813cm" svg:viewBox="0 0 158 268" svg:d="M158 175c0 12 0 25-4 38s-8 21-17 29c-4 9-13 17-21 22-9 4-22 4-30 4s-13 0-17 0-8-4-13-4c-4-5-8-9-13-13-5 0-13-4-17-13v21c0 5 0 5 0 5-4 0-4 4-4 4-5 0-5 0-9 0s-4 0-9 0c0 0 0-4-4-4v-5-255c0-4 0-4 0-4 4 0 4 0 9 0h4c4 0 9 0 9 0 4 0 4 0 4 0 4 0 4 0 4 4v103c4-5 13-9 18-13 4 0 8-4 13-8 4 0 8-5 12-5 5 0 9 0 17 0 13 0 21 0 30 9 9 4 17 8 21 17 5 8 9 21 13 29 4 13 4 26 4 39zM124 175c0-9 0-17 0-26-4-8-4-13-8-21-5-4-9-9-13-13s-13-8-21-8c-4 0-9 0-13 4-4 0-8 0-13 4 0 4-8 4-13 9-5 4-9 12-13 17v68c8 12 18 21 26 25 9 4 17 8 26 8 8 0 12-4 21-4 4-4 8-12 13-17 4-8 4-12 8-21 0-8 0-17 0-25z">
          <text:p/>
        </draw:path>
        <draw:path draw:style-name="gr1" draw:text-style-name="P1" draw:layer="layout" svg:width="0.162cm" svg:height="0.187cm" svg:x="8.547cm" svg:y="11.893cm" svg:viewBox="0 0 163 188" svg:d="M163 85c0 4-5 9-5 13-4 0-8 4-8 4h-116c0 10 0 18 4 27 0 4 5 12 9 17 4 8 8 12 17 12 9 4 18 4 26 4 9 0 17 0 21 0 9-4 13-4 18-4 4-4 8-4 12-4 5-4 5-4 9-4 0 0 0 4 4 4v4 4 5 4h-4c0 4 0 4 0 4 0 0-4 0-4 4-5 0-9 5-17 5-5 0-9 4-18 4-8 0-16 0-21 0-17 0-30 0-39-4-13-5-21-9-25-17-9-9-13-17-17-30-5-13-9-25-9-43 0-13 4-26 9-39 4-12 8-21 17-29 4-9 12-17 25-21 9-5 22-5 35-5s25 0 34 5c9 4 17 12 21 16 9 9 13 17 17 30 0 9 5 17 5 30zM129 77c0-17-5-30-9-39-9-8-21-12-38-12-4 0-13 0-18 4-9 0-13 4-17 8-4 9-4 13-9 17 0 9-4 13-4 22z">
          <text:p/>
        </draw:path>
        <draw:path draw:style-name="gr1" draw:text-style-name="P1" draw:layer="layout" svg:width="0.11cm" svg:height="0.229cm" svg:x="8.73cm" svg:y="11.851cm" svg:viewBox="0 0 111 230" svg:d="M111 209c0 4 0 8 0 8 0 4-4 4-4 9h-4l-5 4c-4 0-8 0-8 0-4 0-9 0-9 0-12 0-17 0-25-4-4 0-13-5-17-9s-4-13-8-17c0-8 0-17 0-30v-98h-27c0 0-4 0-4-4 0 0 0-5 0-9s0-4 0-8v-4c4 0 4 0 4 0h27v-43-4c4 0 4 0 8 0h4c5 0 9 0 9 0 4 0 4 0 4 0 4 0 4 0 4 0 0 4 0 4 0 4v43h43c4 0 4 0 4 0h4c0 4 0 4 0 4 0 4 0 4 0 8s0 9 0 9c-4 4-4 4-8 4h-43v94c0 13 4 22 4 30 5 4 13 8 22 8 0 0 4 0 8 0l4-4h5 4 4v4z">
          <text:p/>
        </draw:path>
        <draw:path draw:style-name="gr1" draw:text-style-name="P1" draw:layer="layout" svg:width="0.259cm" svg:height="0.187cm" svg:x="8.861cm" svg:y="11.893cm" svg:viewBox="0 0 260 188" svg:d="M260 9v4 4l-51 162v5c-4 0-4 0-4 0-4 0-4 4-8 4 0 0-5 0-9 0s-8 0-8 0c-5 0-5-4-9-4h-4v-5l-34-124-4-4v4l-30 124c-4 0-4 5-4 5h-4l-5 4c-4 0-8 0-13 0 0 0-4 0-8 0l-4-4c-5 0-5 0-5 0 0 0 0-5-4-5l-47-162c0-4-5-4-5-4 0-4 0-4 0-4v-4c5 0 5 0 5 0h4c4-5 4-5 8-5 5 0 5 0 9 5h4 4v4l44 141v4-4l38-141v-4h4 4c0-5 5-5 9-5 0 0 4 0 4 5 4 0 4 0 9 0v4l42 141v4-4l43-141v-4h4 4c0-5 4-5 9-5 4 0 4 0 8 5h4z">
          <text:p/>
        </draw:path>
        <draw:path draw:style-name="gr1" draw:text-style-name="P1" draw:layer="layout" svg:width="0.157cm" svg:height="0.187cm" svg:x="9.146cm" svg:y="11.893cm" svg:viewBox="0 0 158 188" svg:d="M158 85c0 4 0 9 0 13-4 0-9 4-9 4h-115c0 10 0 18 4 27 0 4 4 12 8 17 5 8 9 12 17 12 9 4 17 4 26 4s17 0 21 0c9-4 13-4 17-4 4-4 10-4 14-4 4-4 4-4 4-4 4 0 4 0 4 0v4c5 0 5 0 5 4v4 5 4c-5 0-5 0-5 0 0 4 0 4 0 4 0 0-4 0-8 4 0 0-5 5-14 5-4 0-8 4-17 4-8 0-17 0-25 0-13 0-26 0-34-4-13-5-21-9-30-17-4-9-13-17-13-30-4-13-8-25-8-43 0-13 4-26 8-39 0-12 9-21 13-29 9-9 17-17 30-21 8-5 21-5 34-5s21 0 34 5c8 4 18 12 22 16 8 9 13 17 13 30 4 9 4 17 4 30zM127 77c0-17-4-30-13-39-4-8-16-12-34-12-8 0-12 0-21 4-4 0-8 4-13 8-4 9-8 13-8 17-4 9-4 13-4 22z">
          <text:p/>
        </draw:path>
        <draw:path draw:style-name="gr1" draw:text-style-name="P1" draw:layer="layout" svg:width="0.157cm" svg:height="0.187cm" svg:x="9.341cm" svg:y="11.893cm" svg:viewBox="0 0 158 188" svg:d="M158 85c0 4 0 9-4 13 0 0-4 4-9 4h-111c0 10 0 18 4 27 0 4 4 12 9 17 4 8 8 12 17 12 8 4 17 4 25 4 10 0 18 0 22 0 9-4 13-4 17-4 5-4 9-4 13-4 0-4 4-4 4-4h5v4 4l4 4c0 0 0 5-4 5v4c0 4 0 4 0 4 0 0-5 0-9 4-4 0-8 5-13 5-4 0-12 4-17 4-8 0-17 0-26 0-13 0-26 0-38-4-9-5-17-9-26-17-8-9-12-17-17-30-4-13-4-25-4-43 0-13 0-26 4-39 5-12 13-21 17-29 9-9 17-17 26-21 12-5 21-5 34-5 18 0 26 0 39 5 8 4 17 12 21 16 4 9 13 17 13 30 4 9 4 17 4 30zM128 77c0-17-4-30-12-39-9-8-17-12-35-12-9 0-13 0-22 4-4 0-8 4-12 8-5 9-9 13-9 17-4 9-4 13-4 22z">
          <text:p/>
        </draw:path>
        <draw:path draw:style-name="gr1" draw:text-style-name="P1" draw:layer="layout" svg:width="0.149cm" svg:height="0.187cm" svg:x="9.549cm" svg:y="11.893cm" svg:viewBox="0 0 150 188" svg:d="M150 179c0 5 0 5-6 5l-4 4c-4 0-4 0-8 0-5 0-5 0-9 0l-4-4h-4v-5-98c0-13 0-21 0-26-5-4-5-12-9-17-4-4-4-4-12-8-5 0-9-4-13-4-9 0-17 4-26 8-8 9-17 13-25 26v119c0 5 0 5 0 5h-4c0 0 0 4-5 4 0 0-4 0-8 0h-4c-5 0-5-4-5-4-4 0-4 0-4 0v-5-170-4c4 0 4 0 9 0 0-5 0-5 4-5s4 0 8 5h5v4 21c12-9 21-17 29-21 13-9 22-9 30-9 13 0 21 0 30 5 8 4 12 8 17 16 8 5 8 13 12 22 0 8 6 21 6 34z">
          <text:p/>
        </draw:path>
        <draw:path draw:style-name="gr1" draw:text-style-name="P1" draw:layer="layout" svg:width="0.221cm" svg:height="0.263cm" svg:x="9.829cm" svg:y="11.817cm" svg:viewBox="0 0 222 264" svg:d="M81 0l-4 9c-4 0-9 4-13 4-4 4-4 8-4 13-5 4-5 12-5 21 0 0 0 4 0 17l9 141v12l80-149c9-9 9-17 13-21 5-9 5-13 5-17 0-13-9-17-22-21l4-9h78v9c-4 0-9 4-13 4 0 4-4 8-8 13-4 4-9 12-17 25l-124 213h-26l-13-213c0-9 0-17-4-21 0-4 0-9-4-13s-8-4-13-8v-9z">
          <text:p/>
        </draw:path>
        <draw:path draw:style-name="gr1" draw:text-style-name="P1" draw:layer="layout" svg:width="0.157cm" svg:height="0.187cm" svg:x="10.067cm" svg:y="11.893cm" svg:viewBox="0 0 158 188" svg:d="M133 47c0-9-5-17-9-26-8-4-17-8-30-8-8 0-17 4-25 8-4 5-10 13-10 22 0 4 0 8 6 12 0 5 4 5 8 9s13 13 21 17c9 4 17 8 22 13 4 4 8 8 8 13 4 5 4 9 9 13 0 4 0 9 0 17 0 9 0 21-9 30-4 4-13 12-25 17-9 4-22 4-34 4-10 0-23 0-31 0-13-4-21-4-34-9l8-42h13c0 13 5 21 13 25 4 9 17 13 31 13 12 0 21-4 29-8 5-9 9-13 9-26 0-4 0-8-4-12 0-5-5-9-9-13s-13-9-21-14c-10-8-18-13-22-17-9-4-9-12-13-17-4-4-4-13-4-17 0-13 0-21 8-30 4-4 13-12 21-16 14-5 23-5 35-5 13 0 26 0 34 0 9 5 22 5 30 9l-8 38z">
          <text:p/>
        </draw:path>
        <draw:path draw:style-name="gr1" draw:text-style-name="P1" draw:layer="layout" svg:width="0.195cm" svg:height="0.187cm" svg:x="10.347cm" svg:y="11.893cm" svg:viewBox="0 0 196 188" svg:d="M146 13l16-13h13l-29 124c0 13-5 22-5 30 0 4 5 8 5 8 0 5 4 5 8 5s8 0 13-5c4-4 8-8 17-16l12 8c-12 13-21 21-29 25-9 9-17 9-26 9-8 0-17 0-21-9-4-4-9-12-9-21 0-4 5-12 5-21-13 17-26 30-35 38-13 9-26 13-34 13-17 0-25-4-34-17-9-9-13-25-13-42 0-22 4-44 13-65s21-34 34-47c17-12 34-17 52-17 8 0 17 0 25 0 5 5 13 9 22 13zM129 68c0-4 4-8 4-13 0-4 0-8 0-12 0-9-4-17-9-22-4-4-8-8-21-8s-26 4-35 17c-13 8-17 25-25 43-5 16-9 34-9 51s4 26 4 30c5 8 13 13 22 13 8 0 17-5 21-13 9-4 18-17 26-30 9-12 17-30 22-47z">
          <text:p/>
        </draw:path>
        <draw:path draw:style-name="gr1" draw:text-style-name="P1" draw:layer="layout" svg:width="0.212cm" svg:height="0.187cm" svg:x="10.551cm" svg:y="11.893cm" svg:viewBox="0 0 213 188" svg:d="M47 64c4-13 4-21 4-30 0-4 0-8-4-8 0-5-5-5-9-5 0 0-4 0-8 5-5 4-13 8-21 17l-9-9c9-13 21-21 30-25 4-9 12-9 25-9 9 0 13 0 17 9 4 4 9 8 9 17 0 8 0 17-5 25 13-17 26-30 39-38 8-8 21-13 34-13s22 5 26 9c8 8 13 17 13 29 0 9-5 17-9 35l-13 51c0 13-4 22-4 30 0 4 0 8 4 8 0 5 5 5 9 5s4 0 8-5c9-4 13-8 22-16l8 8c-8 13-17 21-25 25-9 5-17 9-30 9-9 0-14-4-22-9-4-4-4-12-4-21 0-8 0-21 4-38l8-35c5-8 5-21 9-25 0-5 0-9 0-13 0-9 0-17-4-21-5-5-9-5-17-5-5 0-9 5-17 9-5 4-13 8-17 17-9 8-13 17-17 26-5 8-9 16-13 29l-17 82h-34z">
          <text:p/>
        </draw:path>
        <draw:path draw:style-name="gr1" draw:text-style-name="P1" draw:layer="layout" svg:width="0.195cm" svg:height="0.276cm" svg:x="10.789cm" svg:y="11.804cm" svg:viewBox="0 0 196 277" svg:d="M115 226c-12 17-25 30-34 38-12 9-25 13-34 13-18 0-26-4-35-17-8-9-12-25-12-42 0-22 4-43 12-65 9-21 23-34 40-47 12-12 29-17 46-17 9 0 17 0 21 0 9 5 17 5 22 9l8-43c5-4 5-8 5-12 0-9 0-13 0-17 0 0 0-4 0-9 0 0-5 0-9-4 0 0-4 0-13 0l4-8 47-5h13l-51 213c0 13-4 22-4 30 0 4 4 8 4 8 0 5 4 5 9 5 4 0 8 0 12-5 5-4 9-8 17-16l13 8c-13 13-21 21-30 25-8 9-17 9-25 9-9 0-17 0-22-9-4-4-8-12-8-21 0-4 4-12 4-21zM128 157c0-8 4-17 4-25 0-9-4-17-8-22-5-4-13-8-21-8-13 0-26 4-34 17-9 8-17 25-26 44-4 16-8 33-8 50s4 26 4 30c4 8 13 13 21 13 4 0 9 0 13-5 0 0 4-4 13-8 4-4 8-8 12-13 5-4 5-12 9-17 4-4 8-12 12-21 0-4 5-13 9-25z">
          <text:p/>
        </draw:path>
        <draw:path draw:style-name="gr1" draw:text-style-name="P1" draw:layer="layout" svg:width="0.127cm" svg:height="0.259cm" svg:x="11.103cm" svg:y="11.817cm" svg:viewBox="0 0 128 260" svg:d="M65 205c0 8-5 17-5 21s0 4 0 8c0 9 0 13 5 13 4 4 8 4 12 4v9h-77v-9c8 0 8 0 13-4 5 0 5-4 5-4 4-5 4-9 8-13 0-4 0-13 5-25l34-150c0-13 4-21 4-29 0-5-4-9-4-13-5 0-9-4-17-4l4-9h76l-4 9c-4 4-8 4-8 4-5 0-5 4-9 4 0 4 0 9-4 13 0 8-5 17-5 25z">
          <text:p/>
        </draw:path>
        <draw:path draw:style-name="gr1" draw:text-style-name="P1" draw:layer="layout" svg:width="0.161cm" svg:height="0.178cm" svg:x="11.243cm" svg:y="11.978cm" svg:viewBox="0 0 162 179" svg:d="M17 179v-8c4 0 4 0 8 0h5v-5c4 0 4-4 4-4 0-4 0-4 4-8 0-5 0-9 0-13l30-128h-21c0 0-5 0-5 4-4 0-4 0-8 0 0 0-4 0-4 4 0 0-5 0-5 5-4 4-4 4-4 8-4 5-4 10-8 14h-13l8-48h154l-13 52h-12v-8c0-5 0-5 0-10l-5-4v-4-5c0 0 0-4-4-4h-4c0-4-4-4-4-4h-27l-25 128c-5 4-5 8-5 13 0 4 0 4 0 8v4l5 5h4c0 0 4 0 9 0l-5 8z">
          <text:p/>
        </draw:path>
        <draw:path draw:style-name="gr1" draw:text-style-name="P1" draw:layer="layout" svg:width="0.144cm" svg:height="0.25cm" svg:x="3.211cm" svg:y="17.532cm" svg:viewBox="0 0 145 251" svg:d="M145 238v4c0 0 0 5-4 5 0 4-4 4-4 4h-129c0 0-4 0-4-4l-4-5v-4c0-4 0-4 0-8l4-5c0-4 4-4 4-4h53v-187l-48 29c-5 0-5 0-9 0s-4 0-4-4v-4c0-4 0-4 0-9v-4h4v-4l61-34c0-4 0-4 0-4h4 4 4c5 0 5 0 9 0h4c0 0 0 4 4 4v217h43c0 0 4 0 4 4 4 0 4 5 4 5 0 4 0 4 0 8z">
          <text:p/>
        </draw:path>
        <draw:path draw:style-name="gr1" draw:text-style-name="P1" draw:layer="layout" svg:width="0.144cm" svg:height="0.25cm" svg:x="3.411cm" svg:y="17.532cm" svg:viewBox="0 0 145 251" svg:d="M145 238v4c0 0 0 5-5 5 0 4-4 4-4 4h-128c0 0-4 0-4-4l-4-5v-4c0-4 0-4 0-8l4-5c0-4 4-4 4-4h51v-187l-47 29c-4 0-4 0-8 0s-4 0-4-4v-4c0-4 0-4 0-9v-4h4v-4l59-34c0-4 0-4 0-4h5 4 4c4 0 4 0 8 0h5c0 0 0 4 4 4v217h43c0 0 4 0 4 4 5 0 5 5 5 5 0 4 0 4 0 8z">
          <text:p/>
        </draw:path>
        <draw:path draw:style-name="gr1" draw:text-style-name="P1" draw:layer="layout" svg:width="0.042cm" svg:height="0.042cm" svg:x="3.606cm" svg:y="17.74cm" svg:viewBox="0 0 43 43" svg:d="M43 22c0 8-4 12-4 17-4 4-8 4-18 4-8 0-12 0-17-4-4-5-4-9-4-17 0-9 0-18 4-18 5-4 9-4 17-4 10 0 14 0 18 4 0 0 4 9 4 18z">
          <text:p/>
        </draw:path>
        <draw:path draw:style-name="gr1" draw:text-style-name="P1" draw:layer="layout" svg:width="0.127cm" svg:height="0.25cm" svg:x="3.848cm" svg:y="17.532cm" svg:viewBox="0 0 128 251" svg:d="M128 17v4c0 4 0 4 0 4 0 4 0 4 0 4-4 0-4 0-4 0h-89v86h85c4 0 4 0 4 0 0 4 0 4 0 4 0 5 0 5 0 9s0 4 0 4c0 4 0 4 0 4 0 5 0 5-4 5h-85v101c0 5 0 5-5 5 0 4-5 4-5 4-4 0-4 0-8 0s-9 0-9 0c-4 0-4 0-4-4-4 0-4 0-4 0v-5-225c0-9 0-9 4-13 0 0 4-4 9-4h111l4 4v4c0 5 0 5 0 9z">
          <text:p/>
        </draw:path>
        <draw:path draw:style-name="gr1" draw:text-style-name="P1" draw:layer="layout" svg:width="0.039cm" svg:height="0.255cm" svg:x="4.017cm" svg:y="17.527cm" svg:viewBox="0 0 40 256" svg:d="M36 247c0 5 0 5 0 5-5 4-5 4-5 4-5 0-9 0-9 0-4 0-9 0-9 0-4 0-4 0-4-4h-4v-5-170-4h4 4c0 0 5 0 9 0 0 0 4 0 9 0h5c0 4 0 4 0 4zM40 18c0 8 0 12-4 16 0 5-10 5-14 5-9 0-13 0-17-5-5-4-5-8-5-16 0-5 0-9 5-13 4-5 8-5 17-5 4 0 14 0 14 5 4 0 4 8 4 13z">
          <text:p/>
        </draw:path>
        <draw:path draw:style-name="gr1" draw:text-style-name="P1" draw:layer="layout" svg:width="0.149cm" svg:height="0.187cm" svg:x="4.111cm" svg:y="17.595cm" svg:viewBox="0 0 150 188" svg:d="M150 179c0 5 0 5 0 5-5 0-5 0-5 0 0 4-4 4-4 4-4 0-4 0-8 0-5 0-5 0-9 0 0 0-4 0-4-4-4 0-4 0-4-5v-98c0-13 0-17 0-26-5-4-5-8-10-12 0-5-4-9-8-13-5 0-13-4-17-4-9 0-17 4-26 8-8 9-17 17-25 26v119c0 5 0 5 0 5-4 4-4 4-9 4h-4c-4 0-8 0-8 0-5 0-5 0-5-4-4 0-4 0-4 0v-5-170-4h4 5 4c4 0 8 0 8 0h5 4c0 4 0 4 0 4v21c8-8 17-17 25-21 13-4 21-9 30-9 13 0 21 0 31 5 8 4 12 12 21 17 4 8 8 12 8 21 5 8 5 21 5 34z">
          <text:p/>
        </draw:path>
        <draw:path draw:style-name="gr1" draw:text-style-name="P1" draw:layer="layout" svg:width="0.161cm" svg:height="0.267cm" svg:x="4.302cm" svg:y="17.515cm" svg:viewBox="0 0 162 268" svg:d="M162 259c0 5 0 5 0 5-4 0-4 0-4 4h-4c0 0-4 0-9 0h-4c-4 0-4 0-4 0 0-4-4-4-4-4v-5-21c-10 9-19 17-31 26-9 4-17 4-30 4s-25 0-34-4c-8-5-12-13-21-22-4-8-9-16-13-29 0-13-4-21-4-34 0-18 4-31 8-44 0-8 5-21 13-29 5-9 13-13 21-17 13-4 22-9 34-9 9 0 17 5 26 9 8 4 17 8 26 17v-98c0-4 0-4 0-4h5c0-4 4-4 4-4 4 0 4 0 8 0 5 0 5 0 9 0 0 0 4 0 4 4 4 0 4 0 4 4zM128 140c-9-9-18-17-26-26-4-4-13-8-21-8-9 0-17 4-22 8-8 4-12 9-12 13-5 8-9 13-9 21-4 9-4 17-4 27 0 8 0 17 4 25 0 9 0 17 4 21 5 9 9 13 13 17 9 4 13 4 21 4 5 0 9 0 13 0 4-4 9-4 13-8 4 0 8-4 12-8 5-5 9-9 14-17z">
          <text:p/>
        </draw:path>
        <draw:path draw:style-name="gr1" draw:text-style-name="P1" draw:layer="layout" svg:width="0.221cm" svg:height="0.263cm" svg:x="4.582cm" svg:y="17.519cm" svg:viewBox="0 0 222 264" svg:d="M47 243h59c9 0 13 0 17 0 5 0 9-5 13-5 0-4 4-4 9-8 0-4 5-8 9-13 4-8 8-12 13-25h17l-17 72h-167v-13l175-234h-60c-9 0-13 4-17 4-5 0-9 5-13 5-4 4-4 8-8 16-5 5-9 13-17 22h-17l12-64h167v8z">
          <text:p/>
        </draw:path>
        <draw:path draw:style-name="gr1" draw:text-style-name="P1" draw:layer="layout" svg:width="0.161cm" svg:height="0.182cm" svg:x="4.816cm" svg:y="17.68cm" svg:viewBox="0 0 162 183" svg:d="M21 183v-8c4-4 4-4 4-4 4 0 4 0 4 0 5 0 5-5 5-5 0 0 4 0 4-4 0 0 0-4 0-8 4-5 4-9 4-13l30-124h-21c-5 0-5 0-9 0h-4c-4 0-4 0-4 4-5 0-5 4-5 4-4 5-4 5-8 9 0 4-4 9-4 13h-17l12-47h150l-8 51h-18v-8c0-5 0-5 0-5 0-4 0-4 0-8v-5-4c0 0-4 0-4-4-4 0-4 0-4 0-4 0-4 0-8 0h-22l-30 124c0 4 0 8 0 13 0 4 0 4 0 8v4 5c4 0 4 0 8 0l4 4v8z">
          <text:p/>
        </draw:path>
        <draw:path draw:style-name="gr1" draw:text-style-name="P1" draw:layer="layout" svg:width="0.06cm" svg:height="0.098cm" svg:x="5.1cm" svg:y="17.735cm" svg:viewBox="0 0 61 99" svg:d="M56 0c0 9 5 17 5 26 0 8-5 17-5 25-4 9-8 18-17 22-4 9-17 17-25 26l-14-13c10-4 14-8 18-17 0-5 4-9 4-18 0-4 5-13 5-21 0-9-5-21-5-30z">
          <text:p/>
        </draw:path>
        <draw:path draw:style-name="gr1" draw:text-style-name="P1" draw:layer="layout" svg:width="0.123cm" svg:height="0.263cm" svg:x="5.253cm" svg:y="17.519cm" svg:viewBox="0 0 124 264" svg:d="M64 209c-5 4-5 13-5 17s0 8 0 12c0 5 0 9 5 9 0 4 8 4 12 4v13h-76v-13c4 0 9 0 13 0 0-4 4-4 4-8 4-5 4-9 4-13 4-4 4-13 9-25l29-146c5-12 5-25 5-33 0-5 0-9-5-13 0 0-4 0-12-5v-8h77v8c-4 5-8 5-8 5-5 4-5 4-9 8 0 0-4 5-4 9 0 8-4 17-10 29z">
          <text:p/>
        </draw:path>
        <draw:path draw:style-name="gr1" draw:text-style-name="P1" draw:layer="layout" svg:width="0.161cm" svg:height="0.182cm" svg:x="5.389cm" svg:y="17.68cm" svg:viewBox="0 0 162 183" svg:d="M22 183v-8c4-4 4-4 4-4 4 0 4 0 4 0 5 0 5-5 5-5 0 0 4 0 4-4 0 0 0-4 0-8 4-5 4-9 4-13l30-124h-21c-5 0-5 0-9 0h-4c-4 0-4 0-4 4-5 0-5 4-5 4-4 5-4 5-8 9 0 4-4 9-4 13h-18l13-47h149l-8 51h-17v-8c0-5 0-5 0-5 0-4 0-4 0-8v-5-4c0 0-5 0-5-4-4 0-4 0-4 0-4 0-4 0-8 0h-22l-29 124c0 4 0 8 0 13 0 4 0 4 0 8v4 5c4 0 4 0 8 0l4 4v8z">
          <text:p/>
        </draw:path>
        <draw:path draw:style-name="gr1" draw:text-style-name="P1" draw:layer="layout" svg:width="0.14cm" svg:height="0.187cm" svg:x="5.682cm" svg:y="17.595cm" svg:viewBox="0 0 141 188" svg:d="M141 184c0 0 0 4-4 4 0 0-5 0-9 0 0 0-4 0-8 0 0 0 0-4-4-4v-23c-9 10-17 18-26 23-9 4-18 4-31 4-8 0-17 0-21 0-8-4-17-9-21-13s-9-9-13-18c0-4-4-12-4-21 0-8 4-17 8-25 5-5 9-13 17-17 5-4 17-9 26-9 12-4 21-4 39-4h21v-13c0-8 0-12 0-21-4-4-4-8-8-13-4 0-9-4-13-4-5-4-9-4-18-4s-17 0-21 4c-4 0-13 4-17 4-4 5-9 5-13 9h-4-4v-4h-5c0-5 0-5 0-9v-4c5-4 5-4 5-9 4 0 4-4 8-4 4-4 9-4 17-4 4-4 9-4 17-9 4 0 13 0 21 0 9 0 23 0 31 5 9 4 17 8 21 12 4 5 9 13 13 22 0 8 0 17 0 25zM111 102h-26c-9 0-17 0-26 4-4 0-8 0-12 5-5 4-9 8-9 12-4 0-4 9-4 13 0 9 4 17 8 21 5 4 13 9 21 9 9 0 18-5 27-9s13-8 21-17z">
          <text:p/>
        </draw:path>
        <draw:path draw:style-name="gr1" draw:text-style-name="P1" draw:layer="layout" svg:width="0.149cm" svg:height="0.187cm" svg:x="5.881cm" svg:y="17.595cm" svg:viewBox="0 0 150 188" svg:d="M150 179c0 5 0 5 0 5h-4c0 4 0 4-5 4 0 0-4 0-8 0s-4 0-9 0l-4-4v-5-98c0-13-4-17-4-26 0-4-5-8-9-12 0-5-5-9-9-13-4 0-13-4-17-4-8 0-17 4-25 8-4 9-13 17-22 26v119c0 5-4 5-4 5-4 4-4 4-4 4-4 0-4 0-9 0-4 0-8 0-8 0 0 0-4 0-4-4h-5v-5-170-4h5 4 4c4 0 9 0 9 0 4 0 4 0 4 0h4c0 4 0 4 0 4v21c9-8 17-17 30-21 8-4 17-9 25-9 13 0 22 0 31 5 8 4 17 12 21 17 4 8 9 12 9 21 4 8 4 21 4 34z">
          <text:p/>
        </draw:path>
        <draw:path draw:style-name="gr1" draw:text-style-name="P1" draw:layer="layout" svg:width="0.162cm" svg:height="0.267cm" svg:x="6.072cm" svg:y="17.515cm" svg:viewBox="0 0 163 268" svg:d="M163 259c0 5 0 5 0 5-5 0-5 0-5 4h-4c0 0-4 0-8 0h-5c-4 0-4 0-4 0 0-4-4-4-4-4v-5-21c-9 9-18 17-31 26-8 4-17 4-30 4-12 0-25 0-33-4-9-5-13-13-22-22-4-8-8-16-13-29 0-13-4-21-4-34 0-18 4-31 9-44 0-8 4-21 13-29 4-9 12-13 21-17 13-4 21-9 34-9 8 0 17 5 25 9 9 4 17 8 27 17v-98c0-4 0-4 0-4h4c0-4 4-4 4-4 4 0 4 0 9 0 4 0 4 0 8 0 0 0 4 0 4 4 5 0 5 0 5 4zM129 140c-10-9-18-17-27-26-4-4-13-8-21-8-9 0-17 4-21 8-9 4-13 9-13 13-4 8-8 13-8 21-5 9-5 17-5 27 0 8 0 17 5 25 0 9 0 17 4 21 4 9 8 13 13 17 8 4 12 4 21 4 4 0 8 0 12 0 5-4 9-4 13-8 4 0 9-4 13-8 4-5 9-9 14-17z">
          <text:p/>
        </draw:path>
        <draw:path draw:style-name="gr1" draw:text-style-name="P1" draw:layer="layout" svg:width="0.157cm" svg:height="0.255cm" svg:x="6.378cm" svg:y="17.595cm" svg:viewBox="0 0 158 256" svg:d="M158 94c0 13 0 26-4 39s-9 21-13 29c-9 9-18 17-26 22-9 4-22 4-30 4-9 0-13 0-17 0s-9-4-13-4c-4-5-8-5-13-9-4-4-8-8-12-13v85c0 4 0 4 0 4v5c-5 0-5 0-9 0h-4c-4 0-8 0-8 0-5 0-5 0-5 0-4-5-4-5-4-5v-4-238-4h4 5 4c4 0 4 0 8 0h4c0 4 0 4 0 4v21c9-4 13-8 17-13 5-4 9-4 13-8 9-4 13-4 17-9 4 0 9 0 17 0 13 0 21 5 30 9 8 4 17 8 22 17 9 8 13 21 13 29 4 14 4 27 4 39zM123 94c0-8 0-16 0-25-4-4-4-14-8-22-5-4-9-9-13-13-5-4-13-8-21-8-5 0-9 4-13 4 0 0-4 4-9 4-4 4-8 9-12 13-5 4-13 8-17 14v68c8 12 17 21 25 25 9 4 17 8 26 8 8 0 12 0 21-4 4-4 8-8 13-17 4-4 4-12 8-21 0-9 0-17 0-26z">
          <text:p/>
        </draw:path>
        <draw:path draw:style-name="gr1" draw:text-style-name="P1" draw:layer="layout" svg:width="0.148cm" svg:height="0.267cm" svg:x="6.582cm" svg:y="17.515cm" svg:viewBox="0 0 149 268" svg:d="M149 259c0 5 0 5 0 5h-4c0 4 0 4-4 4 0 0-4 0-9 0 0 0-4 0-8 0l-4-4v-5-98c0-13-5-17-5-26 0-4-4-8-8-12 0-5-4-9-9-13-4 0-13-4-17-4-8 0-17 4-25 8-4 9-13 17-21 26v119c0 5 0 5-5 5 0 4-4 4-4 4-4 0-4 0-8 0s-4 0-9 0c0 0-4 0-4-4h-5v-5-255c0 0 5 0 5-4h4c5 0 5 0 9 0s4 0 8 0h4v4c5 0 5 0 5 0v106c8-13 17-17 25-21 9-4 17-9 30-9 8 0 17 0 25 5 9 4 17 12 22 17 4 8 8 12 8 21 4 8 4 21 4 34z">
          <text:p/>
        </draw:path>
        <draw:path draw:style-name="gr1" draw:text-style-name="P1" draw:layer="layout" svg:width="0.144cm" svg:height="0.187cm" svg:x="6.773cm" svg:y="17.595cm" svg:viewBox="0 0 145 188" svg:d="M145 184h-4c0 0 0 4-4 4 0 0-5 0-9 0 0 0-4 0-8 0 0 0 0-4-5-4v-23c-8 10-17 18-25 23-9 4-17 4-31 4-8 0-17 0-21 0-9-4-17-9-21-13s-9-9-13-18c0-4-4-12-4-21 0-8 4-17 8-25 5-5 9-13 17-17 4-4 17-9 26-9 12-4 22-4 39-4h21v-13c0-8 0-12 0-21-4-4-4-8-8-13-5 0-9-4-13-4-4-4-9-4-17-4-10 0-18 0-22 4-5 0-13 4-17 4-5 5-9 5-13 9h-4-4v-4h-5c0-5 0-5 0-9v-4c5-4 5-4 5-9 4 0 4-4 8-4 4-4 8-4 17-4 4-4 8-4 17-9 4 0 14 0 22 0 9 0 21 0 30 5 8 4 17 8 21 12 4 5 9 13 13 22 0 8 4 17 4 25zM111 102h-25c-9 0-17 0-23 4-8 0-12 0-17 5-4 4-8 8-8 12-4 0-4 9-4 13 0 9 4 17 8 21s13 9 27 9c4 0 12-5 21-9 8-4 13-8 21-17z">
          <text:p/>
        </draw:path>
        <draw:path draw:style-name="gr1" draw:text-style-name="P1" draw:layer="layout" svg:width="0.123cm" svg:height="0.187cm" svg:x="6.96cm" svg:y="17.595cm" svg:viewBox="0 0 124 188" svg:d="M124 132c0 13-5 17-9 25 0 9-5 14-14 18-4 4-12 9-21 13-8 0-17 0-25 0-9 0-13 0-17 0-9 0-13 0-17-4-4 0-9 0-13-5l-4-4-4-4c0-5 0-5 0-10 0-4 0-4 0-8v-4h4c0 0 4 0 8 0 0 4 5 4 9 8 4 0 8 0 12 4 9 0 13 5 22 5 4 0 8-5 12-5 5 0 9-4 13-4 4-4 4-4 9-8 0-4 0-9 0-13s0-8-5-13c0-4-4-4-8-8-4 0-9-5-13-5-4-4-13-4-17-8-4 0-8-4-17-9-4 0-8-4-12-8-5-4-9-8-9-13-4-8-4-12-4-21 0-8 0-13 4-21 0-4 4-8 13-13 4-4 8-8 17-12 8-5 17-5 29-5 5 0 9 0 13 0s9 5 13 5 4 4 8 4c5 0 5 0 5 4 4 0 4 0 4 0v4 5 4 4c0 4 0 4 0 4v4h-4l-5-4c0 0-4 0-8-4-4 0-9 0-13-4-4 0-8 0-13 0-8 0-12 0-17 0-4 0-4 4-8 4-4 4-4 8-9 8 0 5 0 9 0 13s0 9 5 13c0 0 4 4 8 8 4 0 9 5 17 5 4 4 9 4 13 8 8 0 13 4 17 4 4 4 8 9 13 13 4 4 9 8 13 13 0 4 5 13 5 17z">
          <text:p/>
        </draw:path>
        <draw:path draw:style-name="gr1" draw:text-style-name="P1" draw:layer="layout" svg:width="0.162cm" svg:height="0.187cm" svg:x="7.112cm" svg:y="17.595cm" svg:viewBox="0 0 163 188" svg:d="M163 85c0 8-5 8-5 13-4 0-4 4-8 4h-116c0 8 0 17 5 26 0 8 4 12 8 17 4 8 14 12 18 12 9 4 17 4 25 4 9 0 17 0 26 0 4 0 8-4 13-4 4 0 8-4 13-4 4 0 4-4 8-4v4h4v4 4c0 5 0 5 0 5 0 5 0 5 0 5v4c-4 0-4 0-4 0l-4 4c-4 0-9 5-13 5-9 0-13 4-21 4-9 0-13 0-22 0-16 0-29 0-39-4-12-5-21-9-25-18-9-9-13-17-17-30s-9-26-9-43c0-12 5-25 9-38 4-12 8-21 17-29 4-9 13-13 25-17 10-4 23-9 35-9 13 0 26 5 34 9 9 4 17 8 22 17 8 4 12 12 16 25 0 9 5 17 5 30zM129 77c0-17-5-30-9-39-8-8-21-12-34-12-8 0-17 0-21 4-8 4-14 4-18 13-4 4-4 8-8 17 0 4-5 12-5 17z">
          <text:p/>
        </draw:path>
        <draw:path draw:style-name="gr1" draw:text-style-name="P1" draw:layer="layout" svg:width="0.14cm" svg:height="0.187cm" svg:x="7.397cm" svg:y="17.595cm" svg:viewBox="0 0 141 188" svg:d="M141 184c0 0 0 4-4 4 0 0-5 0-9 0 0 0-4 0-8 0 0 0 0-4-5-4v-23c-8 10-17 18-26 23-9 4-17 4-30 4-8 0-17 0-21 0-9-4-17-9-21-13-5-4-9-9-13-18 0-4-4-12-4-21 0-8 4-17 8-26 4-4 9-12 17-17 4-4 17-8 26-8 12-4 21-4 38-4h22v-13c0-8 0-13 0-21-4-4-4-9-8-13-5 0-10-4-14-4-4-4-9-4-17-4-9 0-17 0-21 4-9 0-13 4-17 4-5 4-9 4-13 9h-4-5v-5c-4 0-4 0-4 0 0-4 0-4 0-8v-4c0-4 4-4 4-9 5 0 5-4 9-4 4-4 8-4 17-4 4-4 9-4 17-9 4 0 13 0 21 0 9 0 22 0 31 5 8 4 17 8 21 12 4 5 9 13 13 21 0 9 0 17 0 26zM111 102h-26c-9 0-17 0-26 4-4 0-8 0-12 4-5 5-9 9-9 13-4 0-4 9-4 13 0 9 4 17 8 21 5 4 13 9 21 9 9 0 17-5 26-9s14-8 22-17z">
          <text:p/>
        </draw:path>
        <draw:path draw:style-name="gr1" draw:text-style-name="P1" draw:layer="layout" svg:width="0.149cm" svg:height="0.187cm" svg:x="7.596cm" svg:y="17.595cm" svg:viewBox="0 0 150 188" svg:d="M150 179c0 5 0 5 0 5h-4c0 4 0 4-5 4 0 0-4 0-8 0s-4 0-8 0l-5-4c0 0-4 0-4-5v-98c0-13 0-17 0-26 0-4-4-8-9-12 0-5-4-9-8-13-4 0-13-4-17-4-9 0-17 4-25 8-9 9-13 17-26 26v119c0 5 0 5 0 5-4 4-4 4-4 4-5 0-5 0-10 0-4 0-8 0-8 0-5 0-5 0-5-4h-4v-5-170-4h4 5 4c4 0 9 0 9 0 5 0 5 0 5 0h4c0 4 0 4 0 4v21c9-8 17-17 30-21 8-4 17-9 25-9 13 0 21 0 30 5 9 4 17 12 21 17 4 8 9 12 9 21 4 8 4 21 4 34z">
          <text:p/>
        </draw:path>
        <draw:path draw:style-name="gr1" draw:text-style-name="P1" draw:layer="layout" svg:width="0.161cm" svg:height="0.255cm" svg:x="7.783cm" svg:y="17.595cm" svg:viewBox="0 0 162 256" svg:d="M162 17c0 5 0 9-4 9 0 4 0 4-4 4h-25c8 4 8 8 12 13 0 8 0 12 0 18 0 12 0 21-4 29-4 4-8 13-13 17-4 4-13 9-21 13-9 4-17 4-26 4-8 0-16 0-21-4-8 0-12-4-17-4 0 0 0 4-4 8 0 0 0 5 0 9s0 8 4 13c5 0 9 4 17 4h47c8 0 13 4 21 4 9 4 13 4 17 8 9 5 13 9 13 13 4 9 4 13 4 21 0 9 0 17-4 22-4 8-9 16-13 21-8 4-17 8-30 12-8 5-21 5-34 5-16 0-25 0-38-5-8 0-18-4-22-8-9-4-13-9-13-17-4-4-4-8-4-17 0-4 0-8 0-13 0-4 0-8 4-8 0-4 4-9 9-13 4-4 4-4 8-8-4-5-8-9-13-13-4-4-4-8-4-17 0-4 0-13 4-17 5-9 9-13 13-17-4-4-8-13-8-17-5-8-5-13-5-21 0-10 0-22 5-27 4-8 8-16 14-21 8-4 12-8 21-12 8-5 17-5 29-5 5 0 9 0 13 0s9 5 13 5h51c4 0 4 0 4 4 4 0 4 4 4 8zM111 65c0-14-4-22-8-31-9-4-17-8-30-8-4 0-8 0-12 0-5 4-9 8-13 8-4 4-4 9-4 13-5 4-5 14-5 18 0 8 5 21 9 25 8 9 17 9 29 9 5 0 9 0 13 0 9-5 9-5 13-9s4-8 8-12c0-5 0-9 0-13zM129 201c0-9-5-17-9-17-9-5-17-9-26-9h-42c-4 0-8 4-13 9 0 0-4 4-4 8-4 0-4 4-4 9v4c0 8 4 17 13 21 8 4 17 4 33 4 9 0 17 0 26 0 4-4 8-4 13-8 4-4 8-9 8-13 5 0 5-4 5-8z">
          <text:p/>
        </draw:path>
        <draw:path draw:style-name="gr1" draw:text-style-name="P1" draw:layer="layout" svg:width="0.029cm" svg:height="0.267cm" svg:x="7.983cm" svg:y="17.515cm" svg:viewBox="0 0 30 268" svg:d="M30 259c0 5 0 5 0 5-4 4-4 4-4 4-4 0-8 0-8 0-5 0-9 0-9 0-5 0-5 0-5-4-4 0-4 0-4 0v-5-255l4-4h5c0 0 4 0 9 0 0 0 4 0 8 0h4v4z">
          <text:p/>
        </draw:path>
        <draw:path draw:style-name="gr1" draw:text-style-name="P1" draw:layer="layout" svg:width="0.161cm" svg:height="0.187cm" svg:x="8.059cm" svg:y="17.595cm" svg:viewBox="0 0 162 188" svg:d="M162 85c0 8-4 8-4 13-4 0-4 4-8 4h-116c0 8 0 17 4 26 0 8 5 12 9 17 4 8 13 12 17 12 9 4 18 4 26 4 9 0 17 0 26 0 4 0 8-4 13-4 8 0 8-4 12-4s4-4 9-4v4h4v4 4c0 5 0 5 0 5 0 5 0 5 0 5v4c-4 0-4 0-4 0l-5 4c-4 0-8 5-12 5-9 0-13 4-22 4-8 0-12 0-21 0-17 0-30 0-39-4-13-5-21-9-26-18-8-9-12-17-17-30-4-13-8-26-8-43 0-12 4-25 8-38 5-12 9-21 17-29 5-9 13-13 26-17 9-4 22-9 35-9s25 5 34 9 17 8 21 17c9 4 13 12 17 25 0 9 4 17 4 30zM129 77c0-17-5-30-9-39-9-8-21-12-34-12-9 0-18 0-22 4-9 4-13 4-17 13-4 4-4 8-9 17 0 4-4 12-4 17z">
          <text:p/>
        </draw:path>
        <draw:path draw:style-name="gr1" draw:text-style-name="P1" draw:layer="layout" svg:width="0.157cm" svg:height="0.267cm" svg:x="8.356cm" svg:y="17.515cm" svg:viewBox="0 0 158 268" svg:d="M158 173c0 13 0 26-4 39s-8 21-17 30c-4 9-13 17-21 22-9 4-22 4-30 4s-13 0-17 0-8-4-13-4c-4-5-8-5-13-9s-13-8-17-13v17c0 5 0 5 0 5v4c-4 0-4 0-4 0-5 0-5 0-9 0s-4 0-9 0h-4c0-4 0-4 0-4v-5-255-4c4 0 4 0 9 0h4c4 0 9 0 9 0 4 0 4 0 4 0 4 0 4 4 4 4v106c4-8 13-13 18-13 4-4 8-8 13-8 4-4 8-4 12-9 5 0 9 0 17 0 13 0 21 5 30 9s17 8 21 17c5 8 9 21 13 29 4 13 4 26 4 38zM124 178c0-13 0-21 0-26-4-8-4-17-8-25-5-4-9-9-13-13s-13-8-21-8c-4 0-9 4-13 4s-8 4-13 4c0 4-8 9-13 13s-9 8-13 13v68c8 12 18 21 26 25 9 4 17 9 26 9 8 0 12 0 21-5 4-4 8-8 13-17 4-4 4-12 8-21 0-9 0-17 0-21z">
          <text:p/>
        </draw:path>
        <draw:path draw:style-name="gr1" draw:text-style-name="P1" draw:layer="layout" svg:width="0.162cm" svg:height="0.187cm" svg:x="8.547cm" svg:y="17.595cm" svg:viewBox="0 0 163 188" svg:d="M163 85c0 8-5 8-5 13-4 0-8 4-8 4h-116c0 8 0 17 4 26 0 8 5 12 9 17 4 8 8 12 17 12 9 4 18 4 26 4 9 0 17 0 21 0 9 0 13-4 18-4 4 0 8-4 12-4 5 0 5-4 9-4v4h4v4 4c0 5 0 5 0 5 0 5 0 5 0 5l-4 4-4 4c-5 0-9 5-17 5-5 0-9 4-18 4-8 0-16 0-21 0-17 0-30 0-39-4-13-5-21-9-25-18-9-9-13-17-17-30-5-13-9-26-9-43 0-12 4-25 9-38 4-12 8-21 17-29 4-9 12-13 25-17 9-4 22-9 35-9s25 5 34 9 17 8 21 17c9 4 13 12 17 25 0 9 5 17 5 30zM129 77c0-17-5-30-9-39-9-8-21-12-38-12-4 0-13 0-18 4-9 4-13 4-17 13-4 4-4 8-9 17 0 4-4 12-4 17z">
          <text:p/>
        </draw:path>
        <draw:path draw:style-name="gr1" draw:text-style-name="P1" draw:layer="layout" svg:width="0.11cm" svg:height="0.229cm" svg:x="8.73cm" svg:y="17.553cm" svg:viewBox="0 0 111 230" svg:d="M111 209c0 4 0 8 0 12 0 0-4 0-4 5h-4c0 4-5 4-5 4-4 0-8 0-8 0-4 0-9 0-9 0-12 0-17 0-25 0-4-4-13-9-17-13s-4-13-8-17c0-8 0-17 0-25v-103h-27c0 0-4 0-4-4 0 0 0-4 0-9 0-4 0-4 0-4 0-4 0-4 0-4 0-4 0-4 0-4 4 0 4 0 4 0h27v-43c0-4 0-4 0-4 4 0 4 0 8 0h4c5 0 9 0 9 0 4 0 4 0 4 0 4 0 4 0 4 4v43h43c4 0 4 0 4 0l4 4v4 4c0 5 0 9 0 9-4 4-4 4-8 4h-43v99c0 8 4 17 4 25 5 4 13 8 22 8 0 0 4 0 8 0 0 0 4 0 4-4h5 4 4v4c0 5 0 5 0 5z">
          <text:p/>
        </draw:path>
        <draw:path draw:style-name="gr1" draw:text-style-name="P1" draw:layer="layout" svg:width="0.259cm" svg:height="0.182cm" svg:x="8.861cm" svg:y="17.6cm" svg:viewBox="0 0 260 183" svg:d="M260 4v4 4l-51 162c0 5 0 5 0 5-4 0-4 0-4 4-4 0-4 0-8 0 0 0-5 0-9 0s-8 0-8 0c-5 0-5 0-9-4h-4v-5l-34-124-4-4v4l-30 124c-4 5-4 5-4 5l-4 4h-5c-4 0-8 0-13 0 0 0-4 0-8 0 0 0-4 0-4-4-5 0-5 0-5 0l-4-5-47-162c0-4-5-4-5-4 0-4 0-4 0-4v-4c5 0 5 0 5 0h4c4 0 4 0 8 0 5 0 5 0 9 0h4 4c0 4 0 4 0 4l44 140v5-5l38-140v-4h4 4c0 0 5 0 9 0h4c4 0 4 0 9 0 0 4 0 4 0 4l42 140v5-5l43-140v-4h4 4c0 0 4 0 9 0 4 0 4 0 8 0h4z">
          <text:p/>
        </draw:path>
        <draw:path draw:style-name="gr1" draw:text-style-name="P1" draw:layer="layout" svg:width="0.157cm" svg:height="0.187cm" svg:x="9.146cm" svg:y="17.595cm" svg:viewBox="0 0 158 188" svg:d="M158 85c0 8 0 8 0 13-4 0-9 4-9 4h-115c0 8 0 17 4 26 0 8 4 12 8 17 5 8 9 12 17 12 9 4 17 4 26 4s17 0 21 0c9 0 13-4 17-4s10-4 14-4 4-4 4-4c4 0 4 0 4 4 5 0 5 0 5 4v4c0 5 0 5 0 5 0 5 0 5 0 5-5 0-5 0-5 4 0 0-4 4-8 4 0 0-5 5-14 5-4 0-8 4-17 4-8 0-17 0-25 0-13 0-26 0-34-4-13-5-21-9-30-18-4-9-13-17-13-30-4-13-8-26-8-43 0-12 4-25 8-38 0-12 9-21 13-29 9-9 17-13 30-17 8-4 21-9 34-9s21 5 34 9c8 4 18 8 22 17 8 4 13 12 13 25 4 9 4 17 4 30zM127 77c0-17-4-30-13-39-4-8-16-12-34-12-8 0-12 0-21 4-4 4-8 4-13 13-4 4-8 8-8 17-4 4-4 12-4 17z">
          <text:p/>
        </draw:path>
        <draw:path draw:style-name="gr1" draw:text-style-name="P1" draw:layer="layout" svg:width="0.157cm" svg:height="0.187cm" svg:x="9.341cm" svg:y="17.595cm" svg:viewBox="0 0 158 188" svg:d="M158 85c0 8 0 8-4 13 0 0-4 4-9 4h-111c0 8 0 17 4 26 0 8 4 12 9 17 4 8 8 12 17 12 8 4 17 4 25 4 10 0 18 0 22 0 9 0 13-4 17-4 5 0 9-4 13-4l4-4c0 0 5 0 5 4v4l4 4c0 5 0 5-4 5 0 5 0 5 0 5v4c0 0-5 4-9 4s-8 5-13 5c-4 0-12 4-17 4-8 0-17 0-26 0-13 0-26 0-38-4-9-5-17-9-26-18-8-9-12-17-17-30-4-13-4-26-4-43 0-12 0-25 4-38 5-12 13-21 17-29 9-9 17-13 26-17 12-4 21-9 34-9 18 0 26 5 39 9 8 4 17 8 21 17 4 4 13 12 13 25 4 9 4 17 4 30zM128 77c0-17-4-30-12-39-9-8-17-12-35-12-9 0-13 0-22 4-4 4-8 4-12 13-5 4-9 8-9 17-4 4-4 12-4 17z">
          <text:p/>
        </draw:path>
        <draw:path draw:style-name="gr1" draw:text-style-name="P1" draw:layer="layout" svg:width="0.149cm" svg:height="0.187cm" svg:x="9.549cm" svg:y="17.595cm" svg:viewBox="0 0 150 188" svg:d="M150 179c0 5 0 5-6 5 0 4-4 4-4 4-4 0-4 0-8 0-5 0-5 0-9 0 0 0-4 0-4-4h-4v-5-98c0-13 0-17 0-26-5-4-5-8-9-12-4-5-4-9-12-13-5 0-9-4-13-4-9 0-17 4-26 8-8 9-17 17-25 26v119c0 5 0 5 0 5h-4c0 4 0 4-5 4 0 0-4 0-8 0h-4c-5 0-5 0-5-4-4 0-4 0-4 0v-5-170-4c4 0 4 0 9 0h4c4 0 4 0 8 0h5c0 4 0 4 0 4v21c12-8 21-17 29-21 13-4 22-9 30-9 13 0 21 0 30 5 8 4 12 12 17 17 8 8 8 12 12 21 0 8 6 21 6 34z">
          <text:p/>
        </draw:path>
        <draw:path draw:style-name="gr1" draw:text-style-name="P1" draw:layer="layout" svg:width="0.221cm" svg:height="0.263cm" svg:x="9.829cm" svg:y="17.519cm" svg:viewBox="0 0 222 264" svg:d="M81 0l-4 8c-4 5-9 5-13 9-4 0-4 4-4 9-5 4-5 12-5 21 0 0 0 8 0 17l9 141v12l80-149c9-9 9-17 13-21 5-9 5-13 5-17 0-13-9-17-22-22l4-8h78v8c-4 5-9 5-13 5 0 4-4 8-8 13-4 4-9 12-17 29l-124 209h-26l-13-213c0-9 0-13-4-21 0-4 0-9-4-13s-8-4-13-9v-8z">
          <text:p/>
        </draw:path>
        <draw:path draw:style-name="gr1" draw:text-style-name="P1" draw:layer="layout" svg:width="0.157cm" svg:height="0.187cm" svg:x="10.067cm" svg:y="17.595cm" svg:viewBox="0 0 158 188" svg:d="M133 51c0-13-5-21-9-29-8-5-17-9-30-9-8 0-17 4-25 9-4 4-10 12-10 21 0 4 0 8 6 12 0 5 4 9 8 13s13 9 21 13c9 4 17 8 22 12 4 5 8 9 8 13 4 4 4 9 9 13 0 4 0 9 0 17 0 13 0 21-9 30-4 9-13 13-25 18-9 4-22 4-34 4-10 0-23 0-31 0-13-4-21-4-34-9l8-43h13c0 13 5 21 13 30 4 5 17 9 31 9 12 0 21-4 29-9 5-5 9-13 9-26 0-4 0-8-4-12 0-5-5-9-9-13-4-5-13-9-21-13-10-9-18-13-22-17-9-4-9-8-13-17-4-4-4-13-4-17 0-13 0-21 8-29 4-5 13-13 21-17 14-5 23-5 35-5 13 0 26 0 34 0 9 5 22 5 30 9l-8 42z">
          <text:p/>
        </draw:path>
        <draw:path draw:style-name="gr1" draw:text-style-name="P1" draw:layer="layout" svg:width="0.195cm" svg:height="0.187cm" svg:x="10.347cm" svg:y="17.595cm" svg:viewBox="0 0 196 188" svg:d="M146 13l16-13 13 5-29 118c0 13-5 22-5 30 0 4 5 8 5 8 0 5 4 5 8 5s8 0 13-5c4-4 8-8 17-16l12 8c-12 13-21 22-29 26-9 9-17 9-26 9-8 0-17 0-21-9-4-4-9-8-9-18 0-8 5-16 5-25-13 17-26 30-35 39-13 9-26 13-34 13-17 0-25-4-34-13-9-14-13-26-13-47 0-22 4-43 13-64s21-34 34-47c17-12 34-17 52-17 8 0 17 0 25 5 5 0 13 4 22 8zM129 68c0-4 4-8 4-13 0-4 0-8 0-12 0-9-4-17-9-21-4-5-8-9-21-9s-26 9-35 17c-13 13-17 25-25 42-5 17-9 34-9 56 0 12 4 21 4 29 5 4 13 9 22 9 8 0 17-5 21-13 9-4 18-17 26-30 9-13 17-30 22-46z">
          <text:p/>
        </draw:path>
        <draw:path draw:style-name="gr1" draw:text-style-name="P1" draw:layer="layout" svg:width="0.212cm" svg:height="0.187cm" svg:x="10.551cm" svg:y="17.595cm" svg:viewBox="0 0 213 188" svg:d="M47 64c4-13 4-21 4-30 0-4 0-8-4-8 0-4-5-4-9-4 0 0-4 0-8 4-5 4-13 8-21 17l-9-9c9-12 21-21 30-25 4-9 12-9 25-9 9 0 13 0 17 9 4 4 9 13 9 21 0 4 0 13-5 21 13-17 26-29 39-38 8-8 21-13 34-13s22 5 26 9c8 8 13 17 13 29 0 9-5 22-9 34l-13 51c0 13-4 22-4 30 0 4 0 8 4 8 0 5 5 5 9 5s4 0 8-5c9-4 13-8 22-16l8 8c-8 13-17 22-25 26-9 9-17 9-30 9-9 0-14 0-22-9-4-4-4-13-4-22 0-8 0-21 4-38l8-30c5-12 5-21 9-29 0-5 0-9 0-13 0-9 0-17-4-17-5-4-9-8-17-8-5 0-9 4-17 8-5 4-13 8-17 17-9 8-13 17-17 25-5 9-9 17-13 30l-17 86h-34z">
          <text:p/>
        </draw:path>
        <draw:path draw:style-name="gr1" draw:text-style-name="P1" draw:layer="layout" svg:width="0.195cm" svg:height="0.276cm" svg:x="10.789cm" svg:y="17.506cm" svg:viewBox="0 0 196 277" svg:d="M115 225c-12 18-25 31-34 39-12 9-25 13-34 13-18 0-26-4-35-13-8-13-12-25-12-47s4-43 12-64c9-21 23-34 40-47 12-12 29-17 46-17 9 0 17 0 21 0 9 5 17 5 22 9l8-43c5-4 5-8 5-12s0-13 0-13c0-4 0-9 0-9 0-4-5-4-9-4 0-4-4-4-13-4l4-9 47-4h13l-51 212c0 13-4 23-4 31 0 4 4 8 4 8 0 5 4 5 9 5 4 0 8 0 12-5 5-4 9-8 17-16l13 8c-13 13-21 21-30 30-8 4-17 4-25 4-9 0-17 0-22-9-4-4-8-8-8-17 0-8 4-16 4-26zM128 157c0-8 4-17 4-25 0-9-4-17-8-21-5-5-13-9-21-9-13 0-26 9-34 17-9 13-17 25-26 42-4 17-8 34-8 56 0 12 4 22 4 30 4 4 13 9 21 9 4 0 9 0 13-5 0 0 4-4 13-8 4-4 8-8 12-14 5-4 5-8 9-17 4-4 8-13 12-17 0-8 5-17 9-29z">
          <text:p/>
        </draw:path>
        <draw:path draw:style-name="gr1" draw:text-style-name="P1" draw:layer="layout" svg:width="0.127cm" svg:height="0.263cm" svg:x="11.103cm" svg:y="17.519cm" svg:viewBox="0 0 128 264" svg:d="M65 209c0 4-5 13-5 17s0 8 0 12c0 5 0 9 5 9 4 4 8 4 12 4v13h-77v-13c8 0 8 0 13 0 5-4 5-4 5-8 4-5 4-9 8-13 0-4 0-13 5-25l34-146c0-12 4-25 4-33 0-5-4-9-4-13-5 0-9 0-17-5l4-8h76l-4 8c-4 5-8 5-8 5-5 4-5 4-9 8 0 0 0 5-4 9 0 8-5 17-5 29z">
          <text:p/>
        </draw:path>
        <draw:path draw:style-name="gr1" draw:text-style-name="P1" draw:layer="layout" svg:width="0.161cm" svg:height="0.182cm" svg:x="11.243cm" svg:y="17.68cm" svg:viewBox="0 0 162 183" svg:d="M17 183v-8c4-4 4-4 8-4h5v-5c4 0 4 0 4-4 0 0 0-4 4-8 0-5 0-9 0-13l30-124h-21-5c-4 0-4 0-8 0 0 0-4 0-4 4l-5 4c-4 5-4 5-4 9-4 4-4 9-8 13h-13l8-47h154l-13 51h-12v-8c0-5 0-5 0-5 0-4 0-4-5-8v-5-4l-4-4h-4-4-27l-25 124c-5 4-5 8-5 13 0 4 0 4 0 8v4c0 0 0 5 5 5h4c0 0 4 4 9 4l-5 8z">
          <text:p/>
        </draw:path>
        <draw:polygon draw:style-name="gr1" draw:text-style-name="P1" draw:layer="layout" svg:width="0.183cm" svg:height="0.199cm" svg:x="3.389cm" svg:y="13.661cm" svg:viewBox="0 0 184 200" draw:points="73,200 0,0 43,0 94,148 140,0 184,0 115,200">
          <text:p/>
        </draw:polygon>
        <draw:path draw:style-name="gr1" draw:text-style-name="P1" draw:layer="layout" svg:width="0.135cm" svg:height="0.153cm" svg:x="3.585cm" svg:y="13.712cm" svg:viewBox="0 0 136 154" svg:d="M0 107l38-4c4 8 8 13 12 17 5 4 13 4 22 4 8 0 17 0 21-4s4-4 4-9c0-4 0-8-4-8 0-5-4-5-13-5-30-8-47-12-55-21-13-4-17-17-17-29 0-14 4-27 13-35 8-9 25-13 47-13 21 0 33 4 42 13 8 4 17 12 22 25l-39 10c0-6-4-10-8-14-5-4-9-4-17-4-9 0-18 0-22 4-4 0-4 4-4 8 0 0 0 6 4 6 4 4 13 8 34 12 21 5 34 9 43 17 9 4 13 13 13 26s-4 25-18 34c-8 8-25 17-46 17-22 0-39-5-47-13-13-8-21-21-25-34z">
          <text:p/>
        </draw:path>
        <draw:path draw:style-name="gr1" draw:text-style-name="P1" draw:layer="layout" svg:width="0.09cm" svg:height="0.199cm" svg:x="3.389cm" svg:y="13.937cm" svg:viewBox="0 0 91 200" svg:d="M91 200h-39v-145c-18 12-30 25-52 30v-35c9-4 22-8 34-16 10-9 18-22 22-34h35z">
          <text:p/>
        </draw:path>
        <draw:path draw:style-name="gr1" draw:text-style-name="P1" draw:layer="layout" svg:width="0.132cm" svg:height="0.199cm" svg:x="3.525cm" svg:y="13.937cm" svg:viewBox="0 0 133 200" svg:d="M133 166v34h-133c0-13 4-25 13-38 4-13 21-30 42-47 17-17 27-26 31-35 4-8 8-13 8-21 0-9-4-17-8-21s-9-4-18-4c-8 0-13 0-21 4-4 4-4 12-4 25l-39-4c0-21 9-34 22-47 8-8 25-12 42-12 22 0 35 4 48 17 13 8 17 21 17 38 0 8 0 17-4 25-5 9-9 18-18 27-4 4-12 12-25 25-9 13-18 17-22 21-4 5-4 9-9 13z">
          <text:p/>
        </draw:path>
        <draw:polygon draw:style-name="gr1" draw:text-style-name="P1" draw:layer="layout" svg:width="0.183cm" svg:height="0.199cm" svg:x="3.665cm" svg:y="13.937cm" svg:viewBox="0 0 184 200" draw:points="74,200 0,0 43,0 95,149 141,0 184,0 116,200">
          <text:p/>
        </draw:polygon>
        <draw:path draw:style-name="gr1" draw:text-style-name="P1" draw:layer="layout" svg:width="0.14cm" svg:height="0.204cm" svg:x="3.873cm" svg:y="13.987cm" svg:viewBox="0 0 141 205" svg:d="M0 5h38v21c5-9 9-13 18-17 8-4 16-9 25-9 18 0 35 9 43 22 13 13 17 30 17 55 0 21-4 42-17 56-12 13-25 21-43 21-9 0-13-4-21-8-4 0-13-9-22-13v72h-38zM38 73c0 17 5 29 13 38 5 8 13 14 21 14 9 0 18-6 23-14 8-9 8-17 8-34s0-25-8-34c-5-8-14-13-23-13-8 0-16 5-25 13-4 9-9 17-9 30z">
          <text:p/>
        </draw:path>
        <draw:polygon draw:style-name="gr1" draw:text-style-name="P1" draw:layer="layout" svg:width="0.136cm" svg:height="0.199cm" svg:x="4.043cm" svg:y="13.937cm" svg:viewBox="0 0 137 200" draw:points="0,200 0,0 38,0 38,107 86,55 133,55 82,107 137,200 95,200 55,136 38,153 38,200">
          <text:p/>
        </draw:polygon>
        <draw:path draw:style-name="gr1" draw:text-style-name="P1" draw:layer="layout" svg:width="0.09cm" svg:height="0.199cm" svg:x="3.389cm" svg:y="14.255cm" svg:viewBox="0 0 91 200" svg:d="M91 200h-39v-145c-18 12-30 25-52 29v-33c9-5 22-9 34-17 10-13 18-22 22-34h35z">
          <text:p/>
        </draw:path>
        <draw:polygon draw:style-name="gr1" draw:text-style-name="P1" draw:layer="layout" svg:width="0.135cm" svg:height="0.199cm" svg:x="3.534cm" svg:y="14.255cm" svg:viewBox="0 0 136 200" draw:points="0,200 0,0 38,0 38,106 85,55 132,55 81,106 136,200 94,200 56,135 38,152 38,200">
          <text:p/>
        </draw:polygon>
        <draw:polygon draw:style-name="gr1" draw:text-style-name="P1" draw:layer="layout" svg:width="0.158cm" svg:height="0.199cm" svg:x="3.686cm" svg:y="14.255cm" svg:viewBox="0 0 159 200" draw:points="0,200 0,0 40,0 40,80 120,80 120,0 159,0 159,200 120,200 120,110 40,110 40,200">
          <text:p/>
        </draw:polygon>
        <draw:path draw:style-name="gr1" draw:text-style-name="P1" draw:layer="layout" svg:width="0.127cm" svg:height="0.144cm" svg:x="3.882cm" svg:y="14.31cm" svg:viewBox="0 0 128 145" svg:d="M0 145v-30l55-63c8-9 13-17 17-22-4 0-9 0-17 0l-51 5v-35h120v26l-56 64-17 21c8 0 17 0 17 0h60v34z">
          <text:p/>
        </draw:path>
        <draw:path draw:style-name="gr1" draw:text-style-name="P1" draw:layer="layout" svg:width="0.127cm" svg:height="0.203cm" svg:x="3.381cm" svg:y="14.573cm" svg:viewBox="0 0 128 204" svg:d="M63 0c18 0 35 8 43 21 14 17 22 42 22 80s-8 65-22 82c-8 13-25 21-43 21-21 0-33-8-46-25-13-13-17-40-17-78s4-63 17-80c13-13 25-21 46-21zM63 34c-4 0-8 0-12 4-5 0-9 8-9 13-4 12-4 29-4 50 0 22 0 38 4 48 0 8 4 17 9 17 4 4 8 4 12 4 5 0 9 0 13-4 5 0 5-9 9-13 0-14 4-30 4-52 0-21-4-38-4-46-4-9-4-17-9-17-4-4-8-4-13-4z">
          <text:p/>
        </draw:path>
        <draw:path draw:style-name="gr1" draw:text-style-name="P1" draw:layer="layout" svg:width="0.085cm" svg:height="0.084cm" svg:x="3.529cm" svg:y="14.573cm" svg:viewBox="0 0 86 85" svg:d="M0 43c0-13 5-21 13-30 9-8 17-13 31-13 13 0 21 5 30 13 8 9 12 17 12 30s-4 21-12 30c-9 8-17 12-30 12-14 0-22-4-31-12-8-9-13-17-13-30zM22 43c0 4 0 9 4 13s13 8 18 8c4 0 8-4 13-8 4-4 8-9 8-13 0-8-4-13-8-17-5-4-9-4-13-4-5 0-14 0-18 4s-4 9-4 17z">
          <text:p/>
        </draw:path>
        <draw:line draw:style-name="gr7" draw:text-style-name="P3" draw:layer="layout" svg:x1="2.973cm" svg:y1="14.06cm" svg:x2="2.973cm" svg:y2="14.166cm">
          <text:p/>
        </draw:line>
        <draw:line draw:style-name="gr7" draw:text-style-name="P3" draw:layer="layout" svg:x1="2.914cm" svg:y1="14.123cm" svg:x2="3.016cm" svg:y2="14.123cm">
          <text:p/>
        </draw:line>
        <draw:line draw:style-name="gr7" draw:text-style-name="P3" draw:layer="layout" svg:x1="2.914cm" svg:y1="14.632cm" svg:x2="3.016cm" svg:y2="14.632cm">
          <text:p/>
        </draw:line>
        <draw:path draw:style-name="gr8" draw:text-style-name="P3" draw:layer="layout" svg:width="0.743cm" svg:height="0.742cm" svg:x="2.583cm" svg:y="13.987cm" svg:viewBox="0 0 744 743" svg:d="M0 361c0 213 170 382 362 382 212 0 382-169 382-382 0-191-170-361-382-361-192 0-362 170-362 361z">
          <text:p/>
        </draw:path>
        <draw:path draw:style-name="gr8" draw:text-style-name="P3" draw:layer="layout" svg:width="0.102cm" svg:height="0.042cm" svg:x="2.85cm" svg:y="14.314cm" svg:viewBox="0 0 103 43" svg:d="M82 43h21c0-22-38-43-59-43-23 0-44 21-44 43">
          <text:p/>
        </draw:path>
        <draw:path draw:style-name="gr8" draw:text-style-name="P3" draw:layer="layout" svg:width="0.089cm" svg:height="0.043cm" svg:x="2.973cm" svg:y="14.356cm" svg:viewBox="0 0 90 44" svg:d="M0 0c0 44 23 44 44 44 25 0 46 0 46-44">
          <text:p/>
        </draw:path>
        <draw:line draw:style-name="gr7" draw:text-style-name="P3" draw:layer="layout" svg:x1="2.973cm" svg:y1="13.805cm" svg:x2="2.995cm" svg:y2="13.805cm">
          <text:p/>
        </draw:line>
        <draw:line draw:style-name="gr7" draw:text-style-name="P3" draw:layer="layout" svg:x1="2.973cm" svg:y1="13.996cm" svg:x2="2.973cm" svg:y2="13.827cm">
          <text:p/>
        </draw:line>
        <draw:line draw:style-name="gr7" draw:text-style-name="P3" draw:layer="layout" svg:x1="2.973cm" svg:y1="14.95cm" svg:x2="2.995cm" svg:y2="14.95cm">
          <text:p/>
        </draw:line>
        <draw:line draw:style-name="gr7" draw:text-style-name="P3" draw:layer="layout" svg:x1="2.973cm" svg:y1="14.759cm" svg:x2="2.973cm" svg:y2="14.929cm">
          <text:p/>
        </draw:line>
        <draw:path draw:style-name="gr1" draw:text-style-name="P1" draw:layer="layout" svg:width="0.179cm" svg:height="0.2cm" svg:x="4.238cm" svg:y="12.601cm" svg:viewBox="0 0 180 201" svg:d="M0 201v-201h85c21 0 34 5 48 9 8 0 17 8 21 17 4 8 9 22 9 30 0 17-5 30-13 38-9 9-21 18-39 18 8 4 13 12 22 17 4 8 13 17 21 33l26 39h-47l-31-43c-12-17-17-25-21-29-4-5-8-9-13-9-4 0-13-4-21-4h-9v85zM38 86h30c22 0 34 0 38-4 5 0 9-4 9-9 4 0 4-8 4-12 0-9 0-13-4-17-4-5-9-5-13-10-4 0-17 0-29 0h-35z">
          <text:p/>
        </draw:path>
        <draw:path draw:style-name="gr1" draw:text-style-name="P1" draw:layer="layout" svg:width="0.089cm" svg:height="0.2cm" svg:x="4.451cm" svg:y="12.601cm" svg:viewBox="0 0 90 201" svg:d="M90 201h-38v-145c-14 13-31 26-52 30v-34c12-4 21-8 33-18 14-8 19-21 23-34h34z">
          <text:p/>
        </draw:path>
        <draw:path draw:style-name="gr1" draw:text-style-name="P1" draw:layer="layout" svg:width="0.144cm" svg:height="0.199cm" svg:x="4.094cm" svg:y="13.216cm" svg:viewBox="0 0 145 200" svg:d="M82 200v-38h-82v-34l86-128h34v128h25v34h-25v38zM82 128v-68l-43 68z">
          <text:p/>
        </draw:path>
        <draw:path draw:style-name="gr1" draw:text-style-name="P1" draw:layer="layout" svg:width="0.128cm" svg:height="0.203cm" svg:x="4.251cm" svg:y="13.216cm" svg:viewBox="0 0 129 204" svg:d="M65 0c17 0 34 8 42 21 13 17 22 42 22 82 0 38-9 63-22 80-8 13-25 21-42 21-21 0-34-8-47-25-12-13-18-38-18-76 0-40 6-65 18-82 13-13 26-21 47-21zM65 34c-4 0-9 0-13 4-4 0-8 9-8 13-5 12-5 29-5 52 0 21 0 38 5 46 0 9 4 17 8 17 4 4 9 4 13 4s9 0 13-4c4 0 4-8 8-13 0-12 5-29 5-50 0-23-5-40-5-48-4-8-4-17-8-17-4-4-9-4-13-4z">
          <text:p/>
        </draw:path>
        <draw:path draw:style-name="gr1" draw:text-style-name="P1" draw:layer="layout" svg:width="0.127cm" svg:height="0.203cm" svg:x="4.4cm" svg:y="13.216cm" svg:viewBox="0 0 128 204" svg:d="M63 0c21 0 34 8 48 21 13 17 17 43 17 82 0 38-4 63-17 80-14 13-27 21-48 21s-34-8-46-25c-13-13-17-38-17-76 0-39 4-65 17-82 12-13 25-21 46-21zM63 34c-4 0-8 0-12 4-5 0-5 9-9 13 0 13-4 31-4 52s0 38 4 46c4 9 4 17 9 17 4 5 8 5 12 5 5 0 9 0 13-5 4 0 4-8 8-12 0-13 5-30 5-51s0-39-5-48c-4-8-4-17-8-17-4-4-8-4-13-4z">
          <text:p/>
        </draw:path>
        <draw:path draw:style-name="gr1" draw:text-style-name="P1" draw:layer="layout" svg:width="0.195cm" svg:height="0.199cm" svg:x="4.548cm" svg:y="13.216cm" svg:viewBox="0 0 196 200" svg:d="M0 200v-34h39c-22-25-35-50-35-80 0-21 9-43 26-60 18-18 39-26 69-26 29 0 55 8 72 26 17 17 25 39 25 60 0 30-12 55-38 80h38v34h-89v-34c17-4 26-12 34-25 9-13 13-25 13-42s-4-34-13-47c-8-13-25-17-42-17s-30 4-38 17c-9 13-13 30-13 47s4 29 9 42c8 13 21 21 38 25v34z">
          <text:p/>
        </draw:path>
        <draw:polyline draw:style-name="gr8" draw:text-style-name="P3" draw:layer="layout" svg:width="0.573cm" svg:height="0.191cm" svg:x="4.12cm" svg:y="12.936cm" svg:viewBox="0 0 574 192" draw:points="0,107 63,0 152,192 255,0 344,192 446,0 535,192 574,107">
          <text:p/>
        </draw:polyline>
        <draw:line draw:style-name="gr7" draw:text-style-name="P3" draw:layer="layout" svg:x1="4.884cm" svg:y1="13.042cm" svg:x2="4.905cm" svg:y2="13.042cm">
          <text:p/>
        </draw:line>
        <draw:line draw:style-name="gr7" draw:text-style-name="P3" draw:layer="layout" svg:x1="4.693cm" svg:y1="13.042cm" svg:x2="4.867cm" svg:y2="13.042cm">
          <text:p/>
        </draw:line>
        <draw:line draw:style-name="gr7" draw:text-style-name="P3" draw:layer="layout" svg:x1="3.929cm" svg:y1="13.042cm" svg:x2="3.95cm" svg:y2="13.042cm">
          <text:p/>
        </draw:line>
        <draw:line draw:style-name="gr7" draw:text-style-name="P3" draw:layer="layout" svg:x1="4.12cm" svg:y1="13.042cm" svg:x2="3.95cm" svg:y2="13.042cm">
          <text:p/>
        </draw:line>
        <draw:path draw:style-name="gr1" draw:text-style-name="P1" draw:layer="layout" svg:width="0.175cm" svg:height="0.204cm" svg:x="5.885cm" svg:y="13.809cm" svg:viewBox="0 0 176 205" svg:d="M137 129l39 12c-9 22-17 34-30 47-17 8-35 17-56 17-26 0-47-13-64-30s-26-42-26-72c0-35 9-60 26-77s38-26 68-26c26 0 43 5 60 22 9 8 13 17 22 34l-43 8c0-8-4-17-13-21-9-8-18-8-30-8-13 0-26 4-34 12-9 13-13 30-13 52 0 25 4 42 13 55 8 9 21 17 34 17 12 0 21-4 30-13 5-4 13-17 17-29z">
          <text:p/>
        </draw:path>
        <draw:path draw:style-name="gr1" draw:text-style-name="P1" draw:layer="layout" svg:width="0.089cm" svg:height="0.199cm" svg:x="6.106cm" svg:y="13.81cm" svg:viewBox="0 0 90 200" svg:d="M90 200h-39v-144c-17 12-30 25-51 30v-35c9-4 21-8 34-16 8-9 17-23 21-35h35z">
          <text:p/>
        </draw:path>
        <draw:path draw:style-name="gr1" draw:text-style-name="P1" draw:layer="layout" svg:width="0.089cm" svg:height="0.199cm" svg:x="5.915cm" svg:y="14.149cm" svg:viewBox="0 0 90 200" svg:d="M90 200h-38v-145c-17 12-30 26-52 31v-36c10-4 22-8 35-17 8-8 17-21 21-33h34z">
          <text:p/>
        </draw:path>
        <draw:path draw:style-name="gr1" draw:text-style-name="P1" draw:layer="layout" svg:width="0.128cm" svg:height="0.203cm" svg:x="6.055cm" svg:y="14.149cm" svg:viewBox="0 0 129 204" svg:d="M64 0c17 0 34 8 43 21 13 17 22 42 22 80 0 39-9 65-22 82-9 13-26 21-43 21-21 0-34-8-47-21-12-17-17-43-17-82 0-38 5-63 17-80 13-13 26-21 47-21zM64 33c-4 0-8 0-13 5-4 0-8 8-8 13-5 12-5 29-5 50 0 22 0 39 5 47 0 9 4 18 8 18 5 4 9 4 13 4s9 0 13-4c4 0 4-9 8-14 0-12 4-29 4-51 0-21-4-38-4-46-4-9-4-17-8-17-4-5-9-5-13-5z">
          <text:p/>
        </draw:path>
        <draw:path draw:style-name="gr1" draw:text-style-name="P1" draw:layer="layout" svg:width="0.127cm" svg:height="0.199cm" svg:x="6.208cm" svg:y="14.204cm" svg:viewBox="0 0 128 200" svg:d="M0 0h34v69c0 17 4 29 9 38 4 8 12 12 21 12 4 0 8-4 12-8 6 0 10-4 14-13 0-4 0-17 0-29v-69h38v145h-33v-17c-5 4-5 8-9 13 0 0-4 4-10 4-4 4-8 4-12 4-5 0-13-4-17-4-4-4-9-9-13-17v72h-34z">
          <text:p/>
        </draw:path>
        <draw:polygon draw:style-name="gr1" draw:text-style-name="P1" draw:layer="layout" svg:width="0.136cm" svg:height="0.195cm" svg:x="6.382cm" svg:y="14.153cm" svg:viewBox="0 0 137 196" draw:points="0,196 0,0 137,0 137,29 39,29 39,76 124,76 124,111 39,111 39,196">
          <text:p/>
        </draw:polygon>
        <draw:line draw:style-name="gr7" draw:text-style-name="P3" draw:layer="layout" svg:x1="5.652cm" svg:y1="14.187cm" svg:x2="5.652cm" svg:y2="14.208cm">
          <text:p/>
        </draw:line>
        <draw:line draw:style-name="gr9" draw:text-style-name="P3" draw:layer="layout" svg:x1="5.448cm" svg:y1="14.221cm" svg:x2="5.83cm" svg:y2="14.221cm">
          <text:p/>
        </draw:line>
        <draw:line draw:style-name="gr9" draw:text-style-name="P3" draw:layer="layout" svg:x1="5.448cm" svg:y1="14.348cm" svg:x2="5.83cm" svg:y2="14.348cm">
          <text:p/>
        </draw:line>
        <draw:line draw:style-name="gr7" draw:text-style-name="P3" draw:layer="layout" svg:x1="5.652cm" svg:y1="14.356cm" svg:x2="5.652cm" svg:y2="14.547cm">
          <text:p/>
        </draw:line>
        <draw:line draw:style-name="gr7" draw:text-style-name="P3" draw:layer="layout" svg:x1="5.652cm" svg:y1="14.759cm" svg:x2="5.669cm" svg:y2="14.759cm">
          <text:p/>
        </draw:line>
        <draw:line draw:style-name="gr7" draw:text-style-name="P3" draw:layer="layout" svg:x1="5.652cm" svg:y1="14.569cm" svg:x2="5.652cm" svg:y2="14.738cm">
          <text:p/>
        </draw:line>
        <draw:line draw:style-name="gr7" draw:text-style-name="P3" draw:layer="layout" svg:x1="5.652cm" svg:y1="13.805cm" svg:x2="5.669cm" svg:y2="13.805cm">
          <text:p/>
        </draw:line>
        <draw:line draw:style-name="gr7" draw:text-style-name="P3" draw:layer="layout" svg:x1="5.652cm" svg:y1="14.187cm" svg:x2="5.652cm" svg:y2="13.827cm">
          <text:p/>
        </draw:line>
        <draw:polyline draw:style-name="gr10" draw:text-style-name="P3" draw:layer="layout" svg:width="0.956cm" svg:height="0.763cm" svg:x="2.973cm" svg:y="13.042cm" svg:viewBox="0 0 957 764" draw:points="0,764 0,0 957,0">
          <text:p/>
        </draw:polyline>
        <draw:polyline draw:style-name="gr10" draw:text-style-name="P3" draw:layer="layout" svg:width="0.768cm" svg:height="0.763cm" svg:x="4.884cm" svg:y="13.042cm" svg:viewBox="0 0 769 764" draw:points="0,0 769,0 769,764">
          <text:p/>
        </draw:polyline>
        <draw:polyline draw:style-name="gr10" draw:text-style-name="P3" draw:layer="layout" svg:width="2.679cm" svg:height="0.573cm" svg:x="2.973cm" svg:y="14.759cm" svg:viewBox="0 0 2680 574" draw:points="2680,0 2680,574 0,574 0,191">
          <text:p/>
        </draw:polyline>
        <draw:polygon draw:style-name="gr1" draw:text-style-name="P1" draw:layer="layout" svg:width="0.183cm" svg:height="0.199cm" svg:x="3.389cm" svg:y="19.287cm" svg:viewBox="0 0 184 200" draw:points="73,200 0,0 43,0 94,149 140,0 184,0 115,200">
          <text:p/>
        </draw:polygon>
        <draw:path draw:style-name="gr1" draw:text-style-name="P1" draw:layer="layout" svg:width="0.131cm" svg:height="0.148cm" svg:x="3.589cm" svg:y="19.338cm" svg:viewBox="0 0 132 149" svg:d="M0 106l39-5c0 5 4 13 8 17 5 5 13 5 22 5 8 0 17 0 21-5 4-4 4-8 4-12v-5c-4-4-8-4-12-4-35-8-52-17-60-21-14-8-18-17-18-30s4-25 14-34c12-8 25-12 47-12 21 0 33 4 42 12 13 5 17 13 21 26l-34 8c-4-8-4-13-8-13-4-4-13-4-21-4-9 0-18 0-22 4-4 0-4 5-4 5 0 4 0 8 4 8 4 5 17 9 34 13 21 4 34 9 43 17 8 4 12 13 12 25 0 13-4 27-17 35-8 9-25 13-46 13-22 0-34 0-47-8-14-9-22-23-22-35z">
          <text:p/>
        </draw:path>
        <draw:path draw:style-name="gr1" draw:text-style-name="P1" draw:layer="layout" svg:width="0.131cm" svg:height="0.2cm" svg:x="3.377cm" svg:y="19.562cm" svg:viewBox="0 0 132 201" svg:d="M132 162v39h-132c0-13 4-26 12-39 5-12 22-29 43-46 17-17 25-30 30-34 4-9 8-17 8-21 0-9 0-17-8-22-5-5-9-9-18-9-8 0-12 4-17 9-8 5-8 13-8 26l-38-4c0-22 8-39 21-48s25-13 42-13c22 0 36 4 48 17 13 9 17 22 17 40 0 8 0 16-4 25-4 8-9 17-17 25-4 5-13 13-26 26-9 8-18 17-22 21s-4 8-8 8z">
          <text:p/>
        </draw:path>
        <draw:path draw:style-name="gr1" draw:text-style-name="P1" draw:layer="layout" svg:width="0.132cm" svg:height="0.196cm" svg:x="3.529cm" svg:y="19.566cm" svg:viewBox="0 0 133 197" svg:d="M0 146l39-5c0 9 4 13 8 22 4 4 13 4 21 4 5 0 14 0 18-9 9-4 9-17 9-29 0-13 0-21-9-26-4-8-13-8-22-8-8 0-21 4-30 13l-29-5 21-103h99v36h-74l-4 33c9-4 17-4 26-4 17 0 30 4 43 17s17 26 17 47c0 17-4 29-13 42-13 17-30 26-56 26-17 0-30-4-42-13-13-9-17-21-22-38z">
          <text:p/>
        </draw:path>
        <draw:polygon draw:style-name="gr1" draw:text-style-name="P1" draw:layer="layout" svg:width="0.187cm" svg:height="0.2cm" svg:x="3.665cm" svg:y="19.562cm" svg:viewBox="0 0 188 201" draw:points="73,201 0,0 43,0 94,150 144,0 188,0 115,201">
          <text:p/>
        </draw:polygon>
        <draw:path draw:style-name="gr1" draw:text-style-name="P1" draw:layer="layout" svg:width="0.136cm" svg:height="0.2cm" svg:x="3.877cm" svg:y="19.613cm" svg:viewBox="0 0 137 201" svg:d="M0 5h34v21c5-9 9-13 18-17 8-4 16-9 25-9 17 0 35 9 43 21 13 13 17 30 17 56 0 21-4 42-17 55-8 13-26 17-43 17-9 0-13 0-21-4-4 0-13-9-22-13v69h-34zM34 72c0 17 5 30 13 38 5 5 13 9 21 9 9 0 17 0 22-9 8-8 8-17 8-33 0-17 0-26-8-34-5-9-13-13-22-13-8 0-16 4-21 13-8 8-13 17-13 29z">
          <text:p/>
        </draw:path>
        <draw:polygon draw:style-name="gr1" draw:text-style-name="P1" draw:layer="layout" svg:width="0.136cm" svg:height="0.2cm" svg:x="4.043cm" svg:y="19.562cm" svg:viewBox="0 0 137 201" draw:points="0,201 0,0 38,0 38,107 86,57 133,57 82,107 137,201 95,201 59,137 38,154 38,201">
          <text:p/>
        </draw:polygon>
        <draw:path draw:style-name="gr1" draw:text-style-name="P1" draw:layer="layout" svg:width="0.131cm" svg:height="0.2cm" svg:x="3.377cm" svg:y="19.88cm" svg:viewBox="0 0 132 201" svg:d="M132 162v39h-132c0-17 4-26 12-39 5-12 22-29 43-47 17-17 25-30 30-34 4-8 8-17 8-21 0-9 0-17-8-22-5-4-9-8-18-8-8 0-12 4-17 8-8 5-8 13-8 26l-38-4c0-22 8-39 21-47s25-13 42-13c22 0 36 5 48 17 13 9 17 21 17 38 0 9 0 18-4 26s-9 17-17 25c-4 5-13 13-26 27-9 8-18 17-22 21s-4 8-8 8z">
          <text:p/>
        </draw:path>
        <draw:path draw:style-name="gr1" draw:text-style-name="P1" draw:layer="layout" svg:width="0.132cm" svg:height="0.195cm" svg:x="3.529cm" svg:y="19.885cm" svg:viewBox="0 0 133 196" svg:d="M0 144l39-5c0 9 4 13 8 17 4 9 13 9 21 9 5 0 14 0 18-9 9-8 9-17 9-29 0-13 0-21-9-26-4-8-13-8-22-8-8 0-21 4-30 13l-29-5 21-101h99v33h-74l-4 35c9-5 17-5 26-5 17 0 30 5 43 17 13 13 17 26 17 47 0 17-4 29-13 42-13 17-30 27-56 27-17 0-30-6-42-14-13-9-17-21-22-38z">
          <text:p/>
        </draw:path>
        <draw:path draw:style-name="gr1" draw:text-style-name="P1" draw:layer="layout" svg:width="0.127cm" svg:height="0.2cm" svg:x="3.678cm" svg:y="19.88cm" svg:viewBox="0 0 128 201" svg:d="M64 0c22 0 35 9 47 21 13 17 17 43 17 81 0 35-4 65-17 82-12 12-25 17-47 17-17 0-34-5-47-22-13-12-17-38-17-77 0-38 4-64 17-81 13-12 30-21 47-21zM64 30c-4 0-9 4-13 4-4 4-4 9-9 17 0 9-4 26-4 51 0 22 4 39 4 48 5 8 5 12 9 17 4 4 9 4 13 4s9 0 13-4c5-5 5-9 9-17 4-9 4-26 4-48 0-25 0-38-4-51-4-8-4-13-9-17-4 0-9-4-13-4z">
          <text:p/>
        </draw:path>
        <draw:polygon draw:style-name="gr1" draw:text-style-name="P1" draw:layer="layout" svg:width="0.157cm" svg:height="0.2cm" svg:x="3.835cm" svg:y="19.88cm" svg:viewBox="0 0 158 201" draw:points="0,201 0,0 39,0 39,81 120,81 120,0 158,0 158,201 120,201 120,110 39,110 39,201">
          <text:p/>
        </draw:polygon>
        <draw:path draw:style-name="gr1" draw:text-style-name="P1" draw:layer="layout" svg:width="0.128cm" svg:height="0.145cm" svg:x="4.03cm" svg:y="19.935cm" svg:viewBox="0 0 129 146" svg:d="M0 146v-30l56-64c8-8 12-17 17-21-5 0-9 0-17 0l-51 4v-35h119v27l-56 63-17 22c9 0 17 0 17 0h61v34z">
          <text:p/>
        </draw:path>
        <draw:path draw:style-name="gr1" draw:text-style-name="P1" draw:layer="layout" svg:width="0.127cm" svg:height="0.205cm" svg:x="3.381cm" svg:y="20.198cm" svg:viewBox="0 0 128 206" svg:d="M63 0c18 0 35 10 47 22 14 17 18 43 18 81s-4 64-18 81c-12 12-29 22-47 22-21 0-33-10-46-27-13-12-17-38-17-76s4-64 17-81c13-12 25-22 46-22zM63 35c-4 0-8 0-12 4-5 0-5 5-9 13 0 13-4 26-4 51 0 21 0 38 4 47 4 8 4 12 9 17 4 4 8 4 12 4 5 0 9 0 13-4 5-5 5-9 9-17 0-9 4-26 4-47 0-25-4-38-4-47-4-8-4-17-9-17-4-4-8-4-13-4z">
          <text:p/>
        </draw:path>
        <draw:path draw:style-name="gr1" draw:text-style-name="P1" draw:layer="layout" svg:width="0.085cm" svg:height="0.085cm" svg:x="3.529cm" svg:y="20.198cm" svg:viewBox="0 0 86 86" svg:d="M0 44c0-13 5-26 13-34 9-4 17-10 31-10 13 0 21 6 30 10 8 8 12 21 12 34 0 8-4 21-12 29-9 9-17 13-30 13-14 0-22-4-31-13-8-8-13-21-13-29zM22 44c0 4 4 8 8 12 4 5 9 5 14 5 4 0 8 0 13-5 4-4 8-8 8-12 0-9-4-13-8-17-5-5-9-5-13-5-5 0-10 0-14 5-4 4-8 8-8 17z">
          <text:p/>
        </draw:path>
        <draw:line draw:style-name="gr7" draw:text-style-name="P3" draw:layer="layout" svg:x1="2.973cm" svg:y1="19.685cm" svg:x2="2.973cm" svg:y2="19.791cm">
          <text:p/>
        </draw:line>
        <draw:line draw:style-name="gr7" draw:text-style-name="P3" draw:layer="layout" svg:x1="2.91cm" svg:y1="19.749cm" svg:x2="3.02cm" svg:y2="19.749cm">
          <text:p/>
        </draw:line>
        <draw:line draw:style-name="gr7" draw:text-style-name="P3" draw:layer="layout" svg:x1="2.91cm" svg:y1="20.258cm" svg:x2="3.02cm" svg:y2="20.258cm">
          <text:p/>
        </draw:line>
        <draw:path draw:style-name="gr8" draw:text-style-name="P3" draw:layer="layout" svg:width="0.743cm" svg:height="0.742cm" svg:x="2.583cm" svg:y="19.613cm" svg:viewBox="0 0 744 743" svg:d="M0 362c0 212 170 381 362 381 212 0 382-169 382-381 0-191-170-362-382-362-192 0-362 171-362 362z">
          <text:p/>
        </draw:path>
        <draw:path draw:style-name="gr8" draw:text-style-name="P3" draw:layer="layout" svg:width="0.102cm" svg:height="0.042cm" svg:x="2.85cm" svg:y="19.94cm" svg:viewBox="0 0 103 43" svg:d="M82 43h21c0-22-42-43-59-43-23 0-44 21-44 43">
          <text:p/>
        </draw:path>
        <draw:path draw:style-name="gr8" draw:text-style-name="P3" draw:layer="layout" svg:width="0.089cm" svg:height="0.042cm" svg:x="2.973cm" svg:y="19.982cm" svg:viewBox="0 0 90 43" svg:d="M0 0c0 43 27 43 48 43s42 0 42-43">
          <text:p/>
        </draw:path>
        <draw:line draw:style-name="gr7" draw:text-style-name="P3" draw:layer="layout" svg:x1="2.973cm" svg:y1="19.431cm" svg:x2="2.999cm" svg:y2="19.431cm">
          <text:p/>
        </draw:line>
        <draw:line draw:style-name="gr7" draw:text-style-name="P3" draw:layer="layout" svg:x1="2.973cm" svg:y1="19.622cm" svg:x2="2.973cm" svg:y2="19.452cm">
          <text:p/>
        </draw:line>
        <draw:line draw:style-name="gr7" draw:text-style-name="P3" draw:layer="layout" svg:x1="2.973cm" svg:y1="20.576cm" svg:x2="2.999cm" svg:y2="20.576cm">
          <text:p/>
        </draw:line>
        <draw:line draw:style-name="gr7" draw:text-style-name="P3" draw:layer="layout" svg:x1="2.973cm" svg:y1="20.385cm" svg:x2="2.973cm" svg:y2="20.554cm">
          <text:p/>
        </draw:line>
        <draw:path draw:style-name="gr1" draw:text-style-name="P1" draw:layer="layout" svg:width="0.179cm" svg:height="0.199cm" svg:x="4.238cm" svg:y="18.227cm" svg:viewBox="0 0 180 200" svg:d="M0 200v-200h85c21 0 34 4 48 4 8 4 17 13 21 21 4 9 9 17 9 30 0 17-5 30-13 38-9 9-21 17-39 17 8 4 13 13 22 17 4 4 13 17 21 34l26 39h-47l-31-43c-12-17-17-26-21-30s-8-8-13-8c-4-5-13-5-21-5h-9v86zM38 85h30c22 0 34 0 38-4 5 0 9-5 9-9 4-4 4-8 4-13 0-8 0-12-4-17-4-4-9-8-13-8s-12 0-29 0h-35z">
          <text:p/>
        </draw:path>
        <draw:path draw:style-name="gr1" draw:text-style-name="P1" draw:layer="layout" svg:width="0.089cm" svg:height="0.199cm" svg:x="4.451cm" svg:y="18.227cm" svg:viewBox="0 0 90 200" svg:d="M90 200h-38v-145c-14 13-31 21-52 30v-34c12-4 21-9 33-21 14-9 23-17 27-30h30z">
          <text:p/>
        </draw:path>
        <draw:path draw:style-name="gr1" draw:text-style-name="P1" draw:layer="layout" svg:width="0.132cm" svg:height="0.203cm" svg:x="4.102cm" svg:y="18.842cm" svg:viewBox="0 0 133 204" svg:d="M129 51l-38 4c0-9 0-13-5-17-4-4-8-9-17-9-4 0-12 5-17 13-8 9-12 21-12 47 8-13 21-17 34-17 17 0 29 4 42 17 13 12 17 25 17 46 0 22-4 35-17 48s-30 21-47 21c-21 0-38-8-51-25s-18-44-18-78c0-33 5-59 22-76 14-17 30-25 52-25 12 0 25 4 38 13 8 8 17 21 17 38zM44 131c0 14 4 22 8 31 5 4 13 8 17 8 9 0 13 0 22-8 4-5 4-13 4-27 0-12 0-21-9-29-4-5-8-9-17-9-8 0-12 4-17 9-8 4-8 12-8 25z">
          <text:p/>
        </draw:path>
        <draw:path draw:style-name="gr1" draw:text-style-name="P1" draw:layer="layout" svg:width="0.127cm" svg:height="0.203cm" svg:x="4.251cm" svg:y="18.842cm" svg:viewBox="0 0 128 204" svg:d="M65 0c21 0 34 8 46 21 13 17 17 42 17 80 0 40-4 65-17 82-12 13-25 21-46 21-22 0-34-8-47-25-13-13-18-38-18-78 0-38 5-63 18-80 13-13 30-21 47-21zM65 34c-4 0-9 0-13 4-4 0-4 4-9 13 0 12-4 25-4 50 0 22 4 40 4 48 5 8 5 13 9 17s9 4 13 4 8 0 13-4c4-4 4-9 8-17 0-8 4-26 4-48 0-25 0-38-4-46-4-9-4-17-8-17-5-4-9-4-13-4z">
          <text:p/>
        </draw:path>
        <draw:path draw:style-name="gr1" draw:text-style-name="P1" draw:layer="layout" svg:width="0.127cm" svg:height="0.203cm" svg:x="4.4cm" svg:y="18.842cm" svg:viewBox="0 0 128 204" svg:d="M63 0c21 0 34 8 48 21 13 17 17 42 17 80 0 40-4 65-17 82-14 13-27 21-48 21-17 0-34-8-46-25-13-13-17-38-17-78 0-38 4-63 21-80 8-13 25-21 42-21zM63 34c-4 0-8 0-12 4-5 0-5 4-9 13 0 12-4 25-4 50 0 22 4 40 4 48 4 8 4 13 9 17 4 4 8 4 12 4 5 0 9 0 13-4s4-9 8-17c5-8 5-26 5-48 0-25 0-38-5-46-4-9-4-17-8-17-4-4-8-4-13-4z">
          <text:p/>
        </draw:path>
        <draw:path draw:style-name="gr1" draw:text-style-name="P1" draw:layer="layout" svg:width="0.195cm" svg:height="0.199cm" svg:x="4.548cm" svg:y="18.842cm" svg:viewBox="0 0 196 200" svg:d="M0 200v-34h39c-22-26-35-52-35-82 0-25 9-42 26-59 18-17 39-25 69-25 29 0 55 8 72 21 17 17 25 38 25 63 0 30-12 56-38 82h38v34h-89v-34c17-5 26-14 34-26 9-13 13-30 13-43 0-17-4-34-13-46-8-13-25-17-42-17s-30 4-38 17c-9 12-13 25-13 46 0 13 4 30 13 43 4 12 17 21 34 26v34z">
          <text:p/>
        </draw:path>
        <draw:polyline draw:style-name="gr8" draw:text-style-name="P3" draw:layer="layout" svg:width="0.573cm" svg:height="0.191cm" svg:x="4.124cm" svg:y="18.562cm" svg:viewBox="0 0 574 192" draw:points="0,106 59,0 148,192 251,0 340,192 446,0 531,192 574,106">
          <text:p/>
        </draw:polyline>
        <draw:line draw:style-name="gr7" draw:text-style-name="P3" draw:layer="layout" svg:x1="4.888cm" svg:y1="18.668cm" svg:x2="4.909cm" svg:y2="18.668cm">
          <text:p/>
        </draw:line>
        <draw:line draw:style-name="gr7" draw:text-style-name="P3" draw:layer="layout" svg:x1="4.697cm" svg:y1="18.668cm" svg:x2="4.867cm" svg:y2="18.668cm">
          <text:p/>
        </draw:line>
        <draw:line draw:style-name="gr7" draw:text-style-name="P3" draw:layer="layout" svg:x1="3.933cm" svg:y1="18.668cm" svg:x2="3.954cm" svg:y2="18.668cm">
          <text:p/>
        </draw:line>
        <draw:line draw:style-name="gr7" draw:text-style-name="P3" draw:layer="layout" svg:x1="4.124cm" svg:y1="18.668cm" svg:x2="3.954cm" svg:y2="18.668cm">
          <text:p/>
        </draw:line>
        <draw:polygon draw:style-name="gr1" draw:text-style-name="P1" draw:layer="layout" svg:width="0.14cm" svg:height="0.195cm" svg:x="5.576cm" svg:y="19.439cm" svg:viewBox="0 0 141 196" draw:points="0,196 0,0 42,0 42,163 141,163 141,196">
          <text:p/>
        </draw:polygon>
        <draw:path draw:style-name="gr1" draw:text-style-name="P1" draw:layer="layout" svg:width="0.09cm" svg:height="0.199cm" svg:x="5.745cm" svg:y="19.435cm" svg:viewBox="0 0 91 200" svg:d="M91 200h-40v-145c-12 13-29 21-51 30v-34c13-4 22-8 34-21 13-9 17-17 21-30h36z">
          <text:p/>
        </draw:path>
        <draw:path draw:style-name="gr1" draw:text-style-name="P1" draw:layer="layout" svg:width="0.128cm" svg:height="0.204cm" svg:x="5.588cm" svg:y="19.774cm" svg:viewBox="0 0 129 205" svg:d="M65 0c17 0 34 9 47 23 12 17 17 42 17 80s-5 64-22 81c-8 12-25 21-42 21-22 0-35-9-48-25-12-13-17-39-17-77s5-63 17-80c13-14 26-23 48-23zM65 35c-5 0-9 0-14 5-4 0-4 4-8 12-5 13-5 26-5 51 0 21 0 38 5 47 4 8 4 12 8 17 5 4 9 4 14 4 4 0 9 0 13-4 4-5 4-9 8-17 0-9 4-26 4-47 0-25-4-38-4-47-4-8-4-16-8-16-4-5-9-5-13-5z">
          <text:p/>
        </draw:path>
        <draw:polygon draw:style-name="gr1" draw:text-style-name="P1" draw:layer="layout" svg:width="0.038cm" svg:height="0.038cm" svg:x="5.744cm" svg:y="19.934cm" svg:viewBox="0 0 39 39" draw:points="0,0 39,0 39,39 0,39">
          <text:p/>
        </draw:polygon>
        <draw:path draw:style-name="gr1" draw:text-style-name="P1" draw:layer="layout" svg:width="0.131cm" svg:height="0.204cm" svg:x="5.822cm" svg:y="19.774cm" svg:viewBox="0 0 132 205" svg:d="M0 145l35-4c4 13 4 17 8 21 9 9 13 9 21 9 9 0 13-4 22-9 4-4 4-12 4-25 0-9 0-17-4-21-9-4-13-9-22-9-4 0-8 0-17 5l5-30c8 0 17-4 25-9 4-4 9-12 9-17 0-8-5-12-9-16-4-5-8-9-17-9-4 0-8 4-17 9-4 4-4 12-4 21l-39-9c4-12 9-21 14-25 4-10 12-14 21-18 8-4 17-9 29-9 17 0 35 9 43 17 8 14 13 23 13 35 0 17-9 30-26 43 9 0 21 8 26 17 8 8 12 16 12 29 0 17-8 30-21 43-12 12-30 21-47 21s-33-9-46-17c-9-8-18-26-18-43z">
          <text:p/>
        </draw:path>
        <draw:polygon draw:style-name="gr1" draw:text-style-name="P1" draw:layer="layout" svg:width="0.157cm" svg:height="0.2cm" svg:x="5.979cm" svg:y="19.774cm" svg:viewBox="0 0 158 201" draw:points="0,201 0,0 38,0 38,82 120,82 120,0 158,0 158,201 120,201 120,112 38,112 38,201">
          <text:p/>
        </draw:polygon>
        <draw:path draw:style-name="gr8" draw:text-style-name="P3" draw:layer="layout" svg:width="0.085cm" svg:height="0.084cm" svg:x="5.44cm" svg:y="19.622cm" svg:viewBox="0 0 86 85" svg:d="M0 85c42 0 86-22 86-43s-44-42-86-42">
          <text:p/>
        </draw:path>
        <draw:path draw:style-name="gr8" draw:text-style-name="P3" draw:layer="layout" svg:width="0.085cm" svg:height="0.085cm" svg:x="5.44cm" svg:y="19.749cm" svg:viewBox="0 0 86 86" svg:d="M0 86c42 0 86-21 86-43s-44-43-86-43">
          <text:p/>
        </draw:path>
        <draw:path draw:style-name="gr8" draw:text-style-name="P3" draw:layer="layout" svg:width="0.085cm" svg:height="0.085cm" svg:x="5.44cm" svg:y="19.876cm" svg:viewBox="0 0 86 86" svg:d="M0 86c42 0 86-22 86-44 0-21-44-42-86-42">
          <text:p/>
        </draw:path>
        <draw:path draw:style-name="gr8" draw:text-style-name="P3" draw:layer="layout" svg:width="0.085cm" svg:height="0.085cm" svg:x="5.44cm" svg:y="20.003cm" svg:viewBox="0 0 86 86" svg:d="M0 86c42 0 86-21 86-42 0-23-44-44-86-44">
          <text:p/>
        </draw:path>
        <draw:line draw:style-name="gr7" draw:text-style-name="P3" draw:layer="layout" svg:x1="5.461cm" svg:y1="20.131cm" svg:x2="5.461cm" svg:y2="20.173cm">
          <text:p/>
        </draw:line>
        <draw:line draw:style-name="gr7" draw:text-style-name="P3" draw:layer="layout" svg:x1="5.461cm" svg:y1="19.431cm" svg:x2="5.482cm" svg:y2="19.431cm">
          <text:p/>
        </draw:line>
        <draw:line draw:style-name="gr7" draw:text-style-name="P3" draw:layer="layout" svg:x1="5.461cm" svg:y1="19.622cm" svg:x2="5.461cm" svg:y2="19.452cm">
          <text:p/>
        </draw:line>
        <draw:line draw:style-name="gr7" draw:text-style-name="P3" draw:layer="layout" svg:x1="5.461cm" svg:y1="20.385cm" svg:x2="5.482cm" svg:y2="20.385cm">
          <text:p/>
        </draw:line>
        <draw:line draw:style-name="gr7" draw:text-style-name="P3" draw:layer="layout" svg:x1="5.461cm" svg:y1="20.194cm" svg:x2="5.461cm" svg:y2="20.364cm">
          <text:p/>
        </draw:line>
        <draw:polyline draw:style-name="gr10" draw:text-style-name="P3" draw:layer="layout" svg:width="0.96cm" svg:height="0.763cm" svg:x="2.973cm" svg:y="18.668cm" svg:viewBox="0 0 961 764" draw:points="0,764 0,0 961,0">
          <text:p/>
        </draw:polyline>
        <draw:polyline draw:style-name="gr10" draw:text-style-name="P3" draw:layer="layout" svg:width="0.573cm" svg:height="0.763cm" svg:x="4.888cm" svg:y="18.668cm" svg:viewBox="0 0 574 764" draw:points="0,0 574,0 574,764">
          <text:p/>
        </draw:polyline>
        <draw:polyline draw:style-name="gr10" draw:text-style-name="P3" draw:layer="layout" svg:width="2.488cm" svg:height="0.572cm" svg:x="2.973cm" svg:y="20.385cm" svg:viewBox="0 0 2489 573" draw:points="2489,0 2489,573 0,573 0,191">
          <text:p/>
        </draw:polyline>
        <draw:frame draw:style-name="gr11" draw:text-style-name="P2" draw:layer="layout" svg:width="0.889cm" svg:height="1.143cm" svg:x="8.215cm" svg:y="3.586cm">
          <draw:text-box>
            <text:p>A</text:p>
          </draw:text-box>
        </draw:frame>
        <draw:frame draw:style-name="gr11" draw:text-style-name="P2" draw:layer="layout" svg:width="1.016cm" svg:height="1.143cm" svg:x="8.088cm" svg:y="6.126cm">
          <draw:text-box>
            <text:p>B</text:p>
          </draw:text-box>
        </draw:frame>
        <draw:frame draw:style-name="gr11" draw:text-style-name="P2" draw:layer="layout" svg:width="1.016cm" svg:height="1.143cm" svg:x="9.104cm" svg:y="9.428cm">
          <draw:text-box>
            <text:p>B</text:p>
          </draw:text-box>
        </draw:frame>
        <draw:frame draw:style-name="gr12" draw:text-style-name="P2" draw:layer="layout" svg:width="12.573cm" svg:height="7.145cm" svg:x="7.453cm" svg:y="12.349cm">
          <draw:text-box>
            <text:p><text:span text:style-name="T1">Zeq = z1||z2</text:span><text:span text:style-name="T1"><text:line-break/></text:span><text:span text:style-name="T1">z1 = 400ohm z2 10uF</text:span></text:p>
            <text:p><text:span text:style-name="T1">.5pi*.00001*1000 = z2 = .0157ohm</text:span></text:p>
            <text:p><text:span text:style-name="T1">(400*.0157)/400.0157 = Zt= .015699kohm </text:span></text:p>
            <text:p><text:span text:style-name="T1">z=v/i i= z*v</text:span></text:p>
            <text:p><text:span text:style-name="T1">Z= 15.699 v = 12 I = 15.699*12 = 188.388</text:span></text:p>
            <text:p><text:span text:style-name="T1">It =.8660 A</text:span></text:p>
            <text:p><text:span text:style-name="T2">Phasea=-87.7215 deg</text:span></text:p>
            <text:p/>
            <text:p/>
            <text:p/>
          </draw:text-box>
        </draw:frame>
        <draw:frame draw:style-name="gr13" draw:text-style-name="P2" draw:layer="layout" svg:width="10.922cm" svg:height="5.617cm" svg:x="6.691cm" svg:y="18.572cm">
          <draw:text-box>
            <text:p>Zt = 370.6001</text:p>
            <text:p>Phase a = 51.85397</text:p>
            <text:p>It = 0.27027A</text:p>
            <text:p/>
            <text:p><text:tab/></text:p>
            <text:p/>
          </draw:text-box>
        </draw:frame>
      </draw:page>
      <draw:page draw:name="page3" draw:style-name="dp1" draw:master-page-name="master-page3">
        <draw:path draw:style-name="gr1" draw:text-style-name="P1" draw:layer="layout" svg:width="0.242cm" svg:height="0.28cm" svg:x="2.549cm" svg:y="1.375cm" svg:viewBox="0 0 243 281" svg:d="M80 13v115h64c13 0 25-5 30-9 8-8 13-17 13-34h8v99h-8c0-13-5-22-5-27-4-4-8-8-13-12-8-5-17-5-25-5h-64v94c0 13 0 22 0 22 5 4 5 4 9 8 0 0 8 0 17 0h46c17 0 26 0 35 0 8-4 12-8 21-13 8-8 18-25 26-42h9l-27 72h-216v-8h12c5 0 13 0 17-5 5 0 9-4 9-8 4-4 4-13 4-30v-183c0-17-4-25-8-30-5-8-13-8-22-8h-12v-9h216l4 60h-8c-4-13-4-26-9-30-4-4-8-8-16-13-5 0-13-4-30-4z">
          <text:p/>
        </draw:path>
        <draw:path draw:style-name="gr1" draw:text-style-name="P1" draw:layer="layout" svg:width="0.306cm" svg:height="0.284cm" svg:x="2.795cm" svg:y="1.375cm" svg:viewBox="0 0 307 285" svg:d="M0 0h77l170 209v-162c0-17 0-25-4-30-4-8-13-8-25-8h-9v-9h98v9h-9c-12 0-21 0-25 8-4 5-4 17-4 30v238h-9l-188-225v174c0 17 5 26 9 30 4 9 12 9 21 9h14v8h-99v-8h8c13 0 22-5 26-9s4-17 4-30v-200c-8-8-12-12-17-17-4-4-13-4-21-8-4 0-8 0-17 0z">
          <text:p/>
        </draw:path>
        <draw:path draw:style-name="gr1" draw:text-style-name="P1" draw:layer="layout" svg:width="0.284cm" svg:height="0.297cm" svg:x="3.122cm" svg:y="1.367cm" svg:viewBox="0 0 285 298" svg:d="M247 0l4 89h-4c-9-21-17-38-30-51-17-13-38-21-63-21-40 0-65 13-86 42-13 22-21 51-21 85 0 25 4 51 17 72 8 21 21 38 38 52 17 8 34 13 52 13 12 0 21 0 29-5 13 0 22-4 30-8v-86c0-13 0-21-4-25 0-4-4-9-9-9-4-4-12-4-25-4v-8h110v8h-4c-13 0-17 4-21 9-4 4-4 16-4 29v90c-18 9-34 13-51 17-13 4-30 9-51 9-52 0-95-22-124-57-22-25-30-55-30-88 0-26 4-47 17-72 13-26 34-47 59-60 17-13 43-21 74-21 8 0 16 0 25 4 8 0 21 4 38 9 9 4 13 4 13 4 4 0 8 0 8 0 0-4 4-9 4-17z">
          <text:p/>
        </draw:path>
        <draw:path draw:style-name="gr1" draw:text-style-name="P1" draw:layer="layout" svg:width="0.238cm" svg:height="0.28cm" svg:x="3.423cm" svg:y="1.375cm" svg:viewBox="0 0 239 281" svg:d="M235 0l4 64h-8c0-9-5-17-5-26-4-4-12-12-17-16-8-5-16-5-29-5h-39v217c0 17 0 26 5 30 4 9 13 9 25 9h9v8h-119v-8h8c13 0 22-5 26-9s4-17 4-30v-217h-34c-12 0-21 0-25 5-9 0-13 4-22 12-5 9-5 17-9 30h-9l5-64z">
          <text:p/>
        </draw:path>
        <draw:path draw:style-name="gr1" draw:text-style-name="P1" draw:layer="layout" svg:width="0.161cm" svg:height="0.292cm" svg:x="3.793cm" svg:y="1.367cm" svg:viewBox="0 0 162 293" svg:d="M4 59c8-17 21-30 29-42 13-9 30-17 47-17 21 0 43 8 51 25 13 9 17 21 17 34 0 22-13 43-38 64 17 4 30 17 38 30 9 12 14 25 14 42 0 25-9 47-27 64-17 22-47 34-85 34-21 0-33 0-38-4-8-8-12-13-12-17s4-8 4-13c4 0 8-4 13-4 4 0 8 4 12 4 0 0 4 5 13 9 8 4 17 4 17 4 8 4 13 4 17 4 17 0 30-4 38-17 9-8 17-26 17-39 0-12-4-21-8-34-5-4-9-12-13-17-4-4-13-8-26-12-8-4-21-9-29-9h-9v-4c13-4 26-8 34-13 13-8 21-12 26-25 4-9 8-17 8-30s-8-25-17-34c-9-8-17-13-30-13-21 0-42 13-55 34z">
          <text:p/>
        </draw:path>
        <draw:path draw:style-name="gr1" draw:text-style-name="P1" draw:layer="layout" svg:width="0.182cm" svg:height="0.292cm" svg:x="4.005cm" svg:y="1.367cm" svg:viewBox="0 0 183 293" svg:d="M0 148c0-30 4-59 12-81 13-25 26-42 39-50 12-13 25-17 38-17 22 0 43 12 60 33 21 30 34 64 34 111 0 34-4 59-17 84-8 23-21 40-34 52-17 9-30 13-43 13-26 0-51-17-68-47-13-26-21-60-21-98zM38 156c0 39 8 68 17 95 8 21 17 29 34 29 9 0 18-4 26-8 5-9 13-17 17-35 4-25 9-59 9-102 0-29-5-59-9-80-4-17-12-26-21-34-4-4-13-4-22-4s-17 4-26 12c-8 9-12 30-17 51-4 26-8 51-8 76z">
          <text:p/>
        </draw:path>
        <draw:path draw:style-name="gr1" draw:text-style-name="P1" draw:layer="layout" svg:width="0.166cm" svg:height="0.284cm" svg:x="4.221cm" svg:y="1.375cm" svg:viewBox="0 0 167 285" svg:d="M167 0l-18 34h-85l-17 39c34 4 64 16 85 42 17 17 31 38 31 63 0 18-5 31-14 44-4 12-13 21-21 29-9 13-17 17-30 22-17 8-34 12-51 12s-25 0-34-8c-8-4-13-13-13-17s0-9 5-13c4 0 8-4 12-4 5 0 9 0 9 4 4 0 8 4 13 9 12 4 21 8 33 8 17 0 30-4 43-17s17-30 17-46c0-18-4-31-17-48-8-13-26-25-43-34-17-4-38-8-63-8l55-111z">
          <text:p/>
        </draw:path>
        <draw:path draw:style-name="gr1" draw:text-style-name="P1" draw:layer="layout" svg:width="0.183cm" svg:height="0.292cm" svg:x="4.429cm" svg:y="1.367cm" svg:viewBox="0 0 184 293" svg:d="M0 148c0-30 5-59 13-81 13-25 27-42 39-50 13-13 26-17 38-17 22 0 43 12 60 33 21 30 34 64 34 111 0 34-5 59-17 84-9 23-21 40-34 52-17 9-30 13-43 13-25 0-50-17-68-47-13-26-22-60-22-98zM40 156c0 39 8 68 16 95 9 21 17 29 34 29 9 0 18-4 26-8 4-9 13-17 17-35 4-25 8-59 8-102 0-29-4-59-8-80-4-17-13-26-21-34-4-4-13-4-22-4-8 0-17 4-25 12-9 9-13 30-17 51-4 26-8 51-8 76z">
          <text:p/>
        </draw:path>
        <draw:path draw:style-name="gr1" draw:text-style-name="P1" draw:layer="layout" svg:width="0.293cm" svg:height="0.28cm" svg:x="9.608cm" svg:y="1.375cm" svg:viewBox="0 0 294 281" svg:d="M81 132h133v-81c0-17 0-26-5-30 0-4-4-8-8-8-4-4-13-4-17-4h-14v-9h124v9h-12c-5 0-13 0-18 4-4 0-8 4-8 8-4 4-4 13-4 30v179c0 17 0 25 4 30 0 4 4 4 8 8 5 4 13 4 18 4h12v9h-124v-9h14c8 0 17-4 25-8 0-4 5-17 5-34v-86h-133v86c0 17 0 25 4 30 0 4 5 4 9 8s12 4 17 4h8v9h-119v-9h9c13 0 21-4 25-8s9-17 9-34v-179c0-17-5-26-5-30s-4-8-8-8c-4-4-13-4-21-4h-9v-9h119v9h-8c-5 0-13 0-17 4-4 0-9 4-9 8-4 4-4 13-4 30z">
          <text:p/>
        </draw:path>
        <draw:path draw:style-name="gr1" draw:text-style-name="P1" draw:layer="layout" svg:width="0.182cm" svg:height="0.199cm" svg:x="9.923cm" svg:y="1.46cm" svg:viewBox="0 0 183 200" svg:d="M93 0c25 0 51 13 68 35 13 17 22 38 22 63 0 17-5 34-14 51-8 17-17 30-34 38-12 9-29 13-46 13-30 0-51-8-68-34-13-17-21-38-21-63 0-17 4-34 12-51 9-17 22-31 34-39 13-9 30-13 47-13zM85 13c-9 0-13 4-22 8-8 4-13 9-17 22s-8 26-8 43c0 25 4 50 17 72 13 21 25 29 42 29 13 0 26-4 34-17 9-12 13-29 13-55 0-34-9-63-21-80-9-14-21-22-38-22z">
          <text:p/>
        </draw:path>
        <draw:path draw:style-name="gr1" draw:text-style-name="P1" draw:layer="layout" svg:width="0.327cm" svg:height="0.195cm" svg:x="10.122cm" svg:y="1.46cm" svg:viewBox="0 0 328 196" svg:d="M68 38c13-13 22-21 26-21 4-4 13-9 21-13 4-4 13-4 21-4 9 0 22 4 31 8 8 9 13 17 17 30 13-13 25-25 34-30 13-4 21-8 30-8 12 0 21 4 29 8 9 5 13 13 17 26 5 8 5 21 5 38v80c0 13 0 22 4 26 0 0 4 4 8 4 5 4 9 4 17 4v10h-93v-10h4c9 0 13 0 17-4 4 0 8-4 8-8 0-5 0-9 0-22v-80c0-17 0-30-4-34-4-8-12-13-25-13-9 0-17 0-26 5-4 4-12 12-25 21v12 89c0 13 0 22 4 26 0 0 4 4 9 4 4 4 8 4 17 4v10h-95v-10c9 0 17 0 21-4 5 0 10-4 10-8 0-5 0-9 0-22v-80c0-17 0-30-5-34-9-8-17-13-30-13-4 0-13 0-21 5-9 8-22 12-26 21v101c0 13 0 22 4 26 0 0 5 4 5 8 4 0 13 0 21 0v10h-93v-10c8 0 17 0 17 0 4-4 8-8 8-12 4 0 4-9 4-22v-72c0-21 0-33 0-42-4-4-4-8-8-8 0 0-4-5-9-5 0 0-8 5-12 5l-5-9 60-21h8z">
          <text:p/>
        </draw:path>
        <draw:path draw:style-name="gr1" draw:text-style-name="P1" draw:layer="layout" svg:width="0.161cm" svg:height="0.199cm" svg:x="10.466cm" svg:y="1.46cm" svg:viewBox="0 0 162 200" svg:d="M30 77c0 30 8 51 21 68s31 21 48 21c12 0 25 0 34-8 8-9 17-17 21-34l8 4c-4 17-12 34-25 51s-30 21-51 21c-27 0-44-8-60-25-17-17-26-43-26-72 0-30 9-55 26-78 16-17 38-25 64-25 21 0 38 8 51 21 13 14 21 35 21 56zM30 65h90c0-13-4-22-4-26-5-9-9-14-17-18-9-4-13-8-23-8-12 0-21 4-29 17-9 9-17 22-17 35z">
          <text:p/>
        </draw:path>
        <draw:path draw:style-name="gr1" draw:text-style-name="P1" draw:layer="layout" svg:width="0.301cm" svg:height="0.195cm" svg:x="10.64cm" svg:y="1.464cm" svg:viewBox="0 0 302 196" svg:d="M0 0h81v9c-8 0-12 4-17 4 0 0 0 4 0 8 0 5 0 9 0 17l43 110 42-88-12-30c-5-9-9-13-13-17s-8-4-17-4v-9h89v9c-8 0-17 4-21 4 0 4-4 8-4 13 0 0 0 4 4 8l42 110 39-106c4-8 4-12 4-17 0-4 0-8-4-8 0-4-9-4-13-4v-9h59v9c-13 0-21 8-30 25l-59 162h-8l-51-120-55 120h-9l-60-158c-5-12-9-17-13-21s-9-4-17-8z">
          <text:p/>
        </draw:path>
        <draw:path draw:style-name="gr1" draw:text-style-name="P1" draw:layer="layout" svg:width="0.182cm" svg:height="0.199cm" svg:x="10.959cm" svg:y="1.46cm" svg:viewBox="0 0 183 200" svg:d="M94 0c25 0 51 13 68 35 13 17 21 38 21 63 0 17-4 34-13 51-8 17-17 30-34 38-12 9-29 13-46 13-30 0-52-8-69-34-13-17-21-38-21-63 0-17 4-34 12-51 9-17 21-31 34-39 14-9 31-13 48-13zM85 13c-8 0-12 4-21 8-8 4-14 9-18 22s-8 26-8 43c0 25 4 50 18 72 13 21 25 29 42 29 13 0 26-4 34-17 9-12 13-29 13-55 0-34-9-63-21-80-9-14-22-22-39-22z">
          <text:p/>
        </draw:path>
        <draw:path draw:style-name="gr1" draw:text-style-name="P1" draw:layer="layout" svg:width="0.144cm" svg:height="0.195cm" svg:x="11.158cm" svg:y="1.46cm" svg:viewBox="0 0 145 196" svg:d="M69 0v42c17-29 30-42 47-42 8 0 17 0 21 8 4 5 8 9 8 13 0 9-4 13-8 17-4 0-8 4-13 4-4 0-8-4-17-8-4-4-8-4-13-4 0 0-4 0-8 4s-13 13-17 25v93c0 9 0 17 4 22 0 4 5 8 9 8 4 4 12 4 21 4v10h-98v-10c9 0 17 0 22-4 4 0 4-4 8-8 0-5 0-9 0-22v-72c0-25 0-38-4-42 0-4 0-4-4-8 0 0-5-5-9-5s-8 5-13 5l-5-9 61-21z">
          <text:p/>
        </draw:path>
        <draw:path draw:style-name="gr1" draw:text-style-name="P1" draw:layer="layout" svg:width="0.212cm" svg:height="0.292cm" svg:x="11.298cm" svg:y="1.363cm" svg:viewBox="0 0 213 293" svg:d="M69 0v186l47-42c13-9 17-17 17-21 4 0 4 0 4-5l-4-4c-4-4-4-4-13-4v-9h85v9c-13 0-21 0-30 4-8 4-17 9-25 17l-47 47 47 59c12 18 25 31 29 35 5 4 13 8 18 13 4 0 8 0 16 0v8h-93v-8c4 0 9 0 13 0 0-5 0-5 0-9 0 0 0-8-9-13l-55-77v65c0 12 0 21 0 25 4 4 4 4 8 9 5 0 9 0 22 0v8h-99v-8c13 0 17 0 21-5 5 0 9 0 9-4s4-13 4-25v-175c0-21 0-34-4-38 0-4 0-9-4-9 0-4-5-4-9-4s-8 0-12 4l-5-8 61-21z">
          <text:p/>
        </draw:path>
        <draw:path draw:style-name="gr1" draw:text-style-name="P1" draw:layer="layout" svg:width="0.199cm" svg:height="0.292cm" svg:x="11.621cm" svg:y="1.367cm" svg:viewBox="0 0 200 293" svg:d="M17 293l22-94h-39v-17h39l17-72h-56v-17h60l17-93h17l-17 93h68l21-93h17l-21 93h38v17h-38l-17 72h55v17h-59l-17 94h-17l17-94h-68l-21 94zM56 182h72l17-72h-72z">
          <text:p/>
        </draw:path>
        <draw:path draw:style-name="gr1" draw:text-style-name="P1" draw:layer="layout" svg:width="0.179cm" svg:height="0.284cm" svg:x="11.841cm" svg:y="1.375cm" svg:viewBox="0 0 180 285" svg:d="M30 0h150v9l-95 276h-21l81-251h-77c-13 0-25 0-34 4-8 9-21 17-25 30l-9-4z">
          <text:p/>
        </draw:path>
        <draw:path draw:style-name="gr1" draw:text-style-name="P1" draw:layer="layout" svg:width="0.212cm" svg:height="0.28cm" svg:x="2.549cm" svg:y="1.863cm" svg:viewBox="0 0 213 281" svg:d="M80 12v111h52c9 0 21 0 26-5 4-8 8-16 8-33h9v97h-9c0-13 0-21-4-25 0-5-4-9-9-13-4 0-12-4-21-4h-52v89c0 18 0 26 0 30 5 5 5 5 9 9 8 4 14 4 22 4h9v9h-120v-9h8c13 0 21-4 26-8 4-5 4-17 4-35v-178c0-17 0-26 0-30-4-4-4-9-9-9-8-4-12-4-21-4h-8v-8h209l4 59h-9c-4-12-8-21-12-25-4-9-9-13-17-17-9 0-17-5-34-5z">
          <text:p/>
        </draw:path>
        <draw:path draw:style-name="gr1" draw:text-style-name="P1" draw:layer="layout" svg:width="0.212cm" svg:height="0.195cm" svg:x="2.774cm" svg:y="1.952cm" svg:viewBox="0 0 213 196" svg:d="M183 0v115c0 26 0 39 0 43s4 8 4 8c5 4 5 4 9 4s8 0 13-4l4 9-55 21h-13v-38c-13 17-26 29-34 34-8 4-17 4-31 4-8 0-17 0-25-9-9-4-13-12-17-21-4-12-4-25-4-42v-86c0-9 0-17-5-17 0-4-4-8-8-8-4-5-9-5-21-5v-8h68v128c0 17 4 30 8 34 9 8 14 8 22 8 9 0 13 0 21-4 9-4 17-8 26-21v-107c0-13 0-21-4-21-5-4-13-9-26-9v-8z">
          <text:p/>
        </draw:path>
        <draw:path draw:style-name="gr1" draw:text-style-name="P1" draw:layer="layout" svg:width="0.208cm" svg:height="0.195cm" svg:x="2.99cm" svg:y="1.948cm" svg:viewBox="0 0 209 196" svg:d="M65 38c25-26 46-38 63-38 13 0 22 4 30 8 4 4 13 13 17 25 4 9 4 22 4 39v81c0 13 0 21 5 26 0 0 4 4 4 8 4 0 13 0 21 0v9h-93v-9h4c8 0 13 0 17-4 4 0 4-4 8-13 0 0 0-8 0-17v-77c0-17-4-30-8-38-4-9-13-13-21-13-17 0-34 8-51 25v103c0 13 4 21 4 26 0 0 4 4 9 8 4 0 8 0 21 0v9h-95v-9c14 0 18 0 22-4 5-9 5-17 5-30v-73c0-21 0-34 0-42 0-5-5-5-5-9-4 0-4-4-8-4s-9 4-14 4l-4-8 56-21h9z">
          <text:p/>
        </draw:path>
        <draw:path draw:style-name="gr1" draw:text-style-name="P1" draw:layer="layout" svg:width="0.196cm" svg:height="0.297cm" svg:x="3.215cm" svg:y="1.85cm" svg:viewBox="0 0 197 298" svg:d="M133 272c-9 9-17 17-26 21-12 5-21 5-29 5-21 0-38-9-56-26-17-17-22-38-22-68 0-25 10-51 27-72s38-34 63-34c17 0 30 5 43 17v-38c0-22 0-35 0-39-4-4-4-9-9-9 0-4-4-4-8-4 0 0-9 0-13 4l-4-8 59-21h9v217c0 25 0 38 0 42 4 5 4 9 8 9 0 4 5 4 5 4 4 0 8 0 17-4v8l-56 22h-8zM133 259v-97c0-13-4-21-9-30-4-4-8-12-17-17-4-4-12-4-17-4-12 0-25 4-33 17-13 13-22 34-22 63 0 26 9 47 22 64 12 13 25 21 38 21 12 0 25-4 38-17z">
          <text:p/>
        </draw:path>
        <draw:path draw:style-name="gr1" draw:text-style-name="P1" draw:layer="layout" svg:width="0.17cm" svg:height="0.2cm" svg:x="3.427cm" svg:y="1.947cm" svg:viewBox="0 0 171 201" svg:d="M108 171c-22 13-34 21-39 25-8 5-16 5-25 5-14 0-22-5-31-13-8-9-13-21-13-38 0-10 0-18 5-23 8-8 17-21 29-29 14-5 40-17 74-30v-4c0-21-5-34-9-42-8-5-17-9-30-9-8 0-12 0-21 9-4 4-4 8-4 12v13c0 8-4 13-4 17-6 4-10 4-14 4-9 0-13 0-13-4-4-4-8-9-8-17 0-13 8-21 21-34 14-8 31-13 52-13 17 0 30 5 42 9 9 4 13 13 17 21 0 4 4 17 4 34v63c0 23 0 31 0 35 0 5 0 9 5 9 0 4 4 4 4 4 4 0 4 0 4-4 5 0 9-4 17-13v13c-12 17-30 30-42 30-9 0-13-5-17-9s-4-13-4-21zM108 154v-73c-22 8-34 17-43 17-8 8-17 12-21 21-4 8-10 13-10 21 0 10 6 18 10 27 4 4 13 8 21 8 9 0 26-4 43-21z">
          <text:p/>
        </draw:path>
        <draw:path draw:style-name="gr1" draw:text-style-name="P1" draw:layer="layout" svg:width="0.327cm" svg:height="0.195cm" svg:x="3.602cm" svg:y="1.948cm" svg:viewBox="0 0 328 196" svg:d="M68 38c13-13 21-21 21-21 8-5 13-9 21-13 9-4 13-4 21-4 13 0 22 4 31 8 8 9 17 17 17 30 17-13 30-26 38-30 9-4 21-8 30-8 8 0 21 4 25 8 9 4 17 13 22 25 0 9 4 22 4 39v81c0 13 0 21 0 26 4 0 4 4 8 4 5 4 13 4 22 4v9h-98v-9h4c9 0 17 0 21-4 5 0 5-4 9-9 0-4 0-8 0-21v-81c0-17-4-30-9-34-4-9-12-13-25-13-4 0-13 0-21 4-9 4-17 13-26 21v13 90c0 13 0 21 0 26 5 0 5 4 9 4 4 4 13 4 21 4v9h-99v-9c13 0 22 0 26-4 0 0 4-4 4-9 5-4 5-8 5-21v-81c0-17-5-30-9-34-4-9-13-13-26-13-8 0-12 0-21 4-12 9-21 13-25 21v103c0 13 0 21 0 26 4 0 4 4 8 8 5 0 9 0 21 0v9h-93v-9c9 0 13 0 17 0 4-4 4-8 8-13 0 0 5-8 5-21v-73c0-21-5-34-5-42 0-5 0-9-4-9 0 0-4-4-8-4s-9 4-13 4l-4-8 59-21h9z">
          <text:p/>
        </draw:path>
        <draw:path draw:style-name="gr1" draw:text-style-name="P1" draw:layer="layout" svg:width="0.162cm" svg:height="0.199cm" svg:x="3.945cm" svg:y="1.948cm" svg:viewBox="0 0 163 200" svg:d="M30 76c0 29 4 51 17 69 17 17 34 21 51 21 13 0 21 0 34-8 8-9 17-19 21-36l10 5c-6 18-14 35-27 52-17 17-34 21-55 21s-42-9-59-26c-13-16-22-43-22-73 0-29 9-55 26-76 17-17 34-25 59-25 22 0 39 8 55 21 13 12 23 34 23 55zM30 63h85c0-13 0-21-4-25 0-9-9-13-13-17-8-4-17-9-21-9-13 0-21 5-34 17-9 9-13 21-13 34z">
          <text:p/>
        </draw:path>
        <draw:path draw:style-name="gr1" draw:text-style-name="P1" draw:layer="layout" svg:width="0.208cm" svg:height="0.195cm" svg:x="4.12cm" svg:y="1.948cm" svg:viewBox="0 0 209 196" svg:d="M67 38c21-26 43-38 65-38 9 0 17 4 25 8 9 4 13 13 17 25 5 9 5 22 5 39v81c0 13 0 21 4 26 0 0 4 4 8 8 0 0 9 0 18 0v9h-95v-9h4c10 0 14 0 18-4 5 0 9-4 9-13 0 0 0-8 0-17v-77c0-17 0-30-9-38-4-9-8-13-22-13-17 0-34 8-47 25v103c0 13 0 21 0 26 5 0 5 4 9 8 4 0 8 0 21 0v9h-93v-9h4c9 0 17 0 17-4 4-9 8-17 8-30v-73c0-21-4-34-4-42 0-5 0-5-4-9 0 0-4-4-8-4-5 0-9 4-13 4l-4-8 55-21h12z">
          <text:p/>
        </draw:path>
        <draw:path draw:style-name="gr1" draw:text-style-name="P1" draw:layer="layout" svg:width="0.115cm" svg:height="0.255cm" svg:x="4.332cm" svg:y="1.892cm" svg:viewBox="0 0 116 256" svg:d="M69 0v61h42v17h-42v122c0 13 0 22 4 26s8 4 13 4c4 0 8 0 13-4 4-4 8-9 8-13h9c-5 13-9 26-22 30-8 8-17 13-25 13-4 0-14-5-18-9-9 0-13-8-17-13 0-8-4-17-4-29v-127h-30v-9c9-4 17-8 25-17 9-4 13-13 22-25 4-5 8-13 13-27z">
          <text:p/>
        </draw:path>
        <draw:path draw:style-name="gr1" draw:text-style-name="P1" draw:layer="layout" svg:width="0.17cm" svg:height="0.2cm" svg:x="4.463cm" svg:y="1.947cm" svg:viewBox="0 0 171 201" svg:d="M107 171c-21 13-33 21-38 25-8 5-17 5-25 5-13 0-22-5-31-13-8-9-13-21-13-38 0-10 0-18 5-23 8-8 17-21 30-29 13-5 39-17 72-30v-4c0-21-4-34-8-42-9-5-17-9-30-9-8 0-12 0-21 9-4 4-4 8-4 12v13c0 8-5 13-5 17-4 4-8 4-12 4-9 0-14 0-14-4-4-4-8-9-8-17 0-13 8-21 22-34 12-8 30-13 51-13 17 0 29 5 42 9 9 4 13 13 17 21 0 4 4 17 4 34v63c0 23 0 31 0 35 0 5 0 9 4 9 0 4 5 4 5 4 4 0 4 0 4-4 4 0 9-4 17-13v13c-13 17-30 30-42 30-9 0-13-5-17-9-5-4-5-13-5-21zM107 154v-73c-21 8-33 17-42 17-8 8-17 12-21 21-5 8-9 13-9 21 0 10 4 18 9 27 4 4 13 8 21 8 9 0 25-4 42-21z">
          <text:p/>
        </draw:path>
        <draw:path draw:style-name="gr1" draw:text-style-name="P1" draw:layer="layout" svg:width="0.097cm" svg:height="0.293cm" svg:x="4.646cm" svg:y="1.85cm" svg:viewBox="0 0 98 294" svg:d="M69 0v251c0 13 0 21 0 21 4 5 4 9 8 13 5 0 13 0 21 0v9h-94v-9c9 0 13 0 17 0 5-4 9-8 9-8 0-5 4-13 4-26v-174c0-21 0-34-4-39 0-4 0-8-4-8 0-5-5-5-9-5s-8 0-13 5l-4-9 60-21z">
          <text:p/>
        </draw:path>
        <draw:path draw:style-name="gr1" draw:text-style-name="P1" draw:layer="layout" svg:width="0.128cm" svg:height="0.199cm" svg:x="4.773cm" svg:y="1.948cm" svg:viewBox="0 0 129 200" svg:d="M115 0v63h-9c-4-21-8-34-16-42-9-4-22-9-35-9-8 0-17 0-21 9-8 4-8 8-8 17 0 4 0 12 4 17 4 8 13 12 25 21l30 13c30 12 44 33 44 56 0 17-5 29-18 42-13 9-30 13-47 13-9 0-21 0-38-4-4 0-9-5-13-5 0 0-4 5-4 9h-9v-69h9c4 18 8 35 21 43 8 9 21 13 38 13 9 0 17 0 22-4 4-9 8-13 8-21 0-9-4-17-8-27-9-4-22-13-43-25-17-9-30-17-38-26-4-8-9-17-9-29 0-17 5-30 17-38 9-13 21-17 38-17 9 0 17 0 30 4 9 4 13 4 13 4 4 0 4 0 4-4 4 0 4 0 4-4z">
          <text:p/>
        </draw:path>
        <draw:path draw:style-name="gr1" draw:text-style-name="P1" draw:layer="layout" svg:width="0.183cm" svg:height="0.199cm" svg:x="5.036cm" svg:y="1.948cm" svg:viewBox="0 0 184 200" svg:d="M94 0c29 0 51 12 69 33 17 17 21 39 21 64 0 17-4 34-9 52-8 17-21 30-35 38-17 9-29 13-50 13-26 0-51-9-68-34-13-17-22-39-22-65 0-17 5-34 13-51 9-17 22-29 34-38 17-8 30-12 47-12zM85 12c-4 0-12 5-21 9-8 4-13 8-17 21s-8 25-8 42c0 26 8 51 17 74 12 21 25 29 42 29s25-4 34-17c8-12 13-31 13-56 0-34-5-64-22-81-8-12-21-21-38-21z">
          <text:p/>
        </draw:path>
        <draw:path draw:style-name="gr1" draw:text-style-name="P1" draw:layer="layout" svg:width="0.165cm" svg:height="0.293cm" svg:x="5.253cm" svg:y="1.85cm" svg:viewBox="0 0 166 294" svg:d="M72 120v123c0 17 0 29 4 34 4 8 13 8 21 8h18v9h-115v-9h8c5 0 13 0 17-4 4 0 4-4 9-9 0-4 0-16 0-29v-123h-34v-17h34v-13c0-17 4-34 13-47 4-13 12-26 25-30 13-9 25-13 43-13 17 0 30 4 43 13 4 4 8 12 8 21 0 4 0 9-4 13-4 5-8 5-13 5 0 0-4 0-8-5-4 0-9-9-13-13-4-9-8-13-13-17-4-4-13-4-18-4-4 0-12 4-17 4-4 4-4 8-8 17 0 9 0 27 0 56v13h48v17z">
          <text:p/>
        </draw:path>
        <draw:path draw:style-name="gr1" draw:text-style-name="P1" draw:layer="layout" svg:width="0.241cm" svg:height="0.279cm" svg:x="5.491cm" svg:y="1.863cm" svg:viewBox="0 0 242 280" svg:d="M80 12v115h64c13 0 25-4 31-9 8-8 12-16 12-33h9v97h-9c0-13-4-21-4-25-4-5-8-9-14-13-8-4-17-4-25-4h-64v94c0 12 0 21 0 21 5 4 5 4 9 8 0 0 8 0 17 0h46c17 0 27 0 35 0 9-4 13-8 22-12 8-9 17-27 25-44h8l-25 73h-217v-8h12c5 0 13 0 17-4 5 0 9-5 9-9 4-4 4-13 4-30v-183c0-17-4-25-8-29-5-9-13-9-22-9h-12v-8h217l4 59h-8c-4-13-4-25-9-30-4-4-8-8-17-12-4 0-12-5-30-5z">
          <text:p/>
        </draw:path>
        <draw:path draw:style-name="gr1" draw:text-style-name="P1" draw:layer="layout" svg:width="0.098cm" svg:height="0.293cm" svg:x="5.754cm" svg:y="1.85cm" svg:viewBox="0 0 99 294" svg:d="M69 0v251c0 13 0 21 0 21 4 5 4 9 8 13 5 0 13 0 22 0v9h-95v-9c9 0 13 0 18 0 5-4 9-8 9-8 0-5 4-13 4-26v-174c0-21 0-34-4-39 0-4 0-8-4-8 0-5-5-5-10-5-4 0-8 0-13 5l-4-9 60-21z">
          <text:p/>
        </draw:path>
        <draw:path draw:style-name="gr1" draw:text-style-name="P1" draw:layer="layout" svg:width="0.162cm" svg:height="0.199cm" svg:x="5.881cm" svg:y="1.948cm" svg:viewBox="0 0 163 200" svg:d="M30 76c0 29 4 51 21 69 13 17 30 21 47 21 13 0 25 0 34-8 8-9 17-19 21-36l10 5c-5 18-14 35-27 52-17 17-34 21-55 21s-43-9-55-26c-17-16-26-43-26-73 0-29 9-55 26-76 17-17 38-25 59-25s42 8 55 21c13 12 23 34 23 55zM30 63h85c0-13 0-21-4-25 0-9-9-13-13-17-9-4-17-9-21-9-13 0-22 5-34 17-9 9-13 21-13 34z">
          <text:p/>
        </draw:path>
        <draw:path draw:style-name="gr1" draw:text-style-name="P1" draw:layer="layout" svg:width="0.157cm" svg:height="0.199cm" svg:x="6.068cm" svg:y="1.948cm" svg:viewBox="0 0 158 200" svg:d="M158 122c-4 27-13 44-29 61-13 13-30 17-52 17s-39-9-56-26c-17-16-21-43-21-73 0-29 9-55 26-72 17-21 38-29 63-29 18 0 35 4 48 12 13 13 17 21 17 34 0 4 0 9-4 13-5 0-9 4-17 4-9 0-13-4-17-8 0-5-4-9-4-17 0-9-5-13-9-17s-14-9-22-9c-13 0-26 5-34 17-9 13-17 30-17 51 0 25 8 47 17 65 13 17 30 25 48 25 12 0 25-4 38-17 4-4 12-18 21-35z">
          <text:p/>
        </draw:path>
        <draw:path draw:style-name="gr1" draw:text-style-name="P1" draw:layer="layout" svg:width="0.115cm" svg:height="0.255cm" svg:x="6.242cm" svg:y="1.892cm" svg:viewBox="0 0 116 256" svg:d="M64 0v61h47v17h-47v122c0 13 4 22 4 26 4 4 9 4 18 4 4 0 8 0 13-4 4-4 8-9 8-13h9c-5 13-13 26-22 30-8 8-17 13-26 13-8 0-13-5-21-9-4 0-9-8-13-13-4-8-4-17-4-29v-127h-30v-9c9-4 17-8 26-17 4-4 12-13 21-25 0-5 4-13 13-27z">
          <text:p/>
        </draw:path>
        <draw:path draw:style-name="gr1" draw:text-style-name="P1" draw:layer="layout" svg:width="0.14cm" svg:height="0.195cm" svg:x="6.361cm" svg:y="1.948cm" svg:viewBox="0 0 141 196" svg:d="M64 0v42c17-30 34-42 52-42 4 0 12 0 17 8 4 4 8 9 8 13 0 8-4 12-4 17-4 0-9 4-13 4-8 0-13-4-17-9-9-4-14-4-14-4-4 0-8 0-8 4-9 5-13 13-21 26v94c0 9 0 17 4 21 0 5 4 9 8 9 5 4 13 4 22 4v9h-98v-9c9 0 17 0 21-4 5 0 5-4 9-9 0-4 0-8 0-21v-73c0-25 0-38 0-42 0-5-4-5-4-9-5 0-9-4-13-4s-9 4-13 4v-8l55-21z">
          <text:p/>
        </draw:path>
        <draw:path draw:style-name="gr1" draw:text-style-name="P1" draw:layer="layout" svg:width="0.097cm" svg:height="0.293cm" svg:x="6.51cm" svg:y="1.85cm" svg:viewBox="0 0 98 294" svg:d="M51 0c5 0 9 0 13 4 5 4 9 9 9 13 0 8-4 13-9 17-4 4-8 4-13 4-8 0-12 0-18-4-4-4-4-9-4-17 0-4 0-9 4-13 6-4 10-4 18-4zM69 99v152c0 13 0 21 0 21 4 5 4 9 8 13 4 0 9 0 21 0v9h-94v-9c8 0 13 0 17 0 4-4 8-8 8-8 0-5 4-13 4-26v-72c0-21 0-34-4-42 0-5 0-9-4-9 0 0-4-4-8-4-5 0-9 4-13 4l-4-8 60-21z">
          <text:p/>
        </draw:path>
        <draw:path draw:style-name="gr1" draw:text-style-name="P1" draw:layer="layout" svg:width="0.162cm" svg:height="0.199cm" svg:x="6.628cm" svg:y="1.948cm" svg:viewBox="0 0 163 200" svg:d="M163 122c-4 27-13 44-30 61-13 13-30 17-51 17s-39-9-56-26c-17-16-26-43-26-73 0-29 9-55 30-72 17-21 39-29 65-29 17 0 34 4 46 12 9 13 18 21 18 34 0 4-5 9-5 13-4 0-8 4-17 4-8 0-13-4-17-8-4-5-4-9-4-17 0-9-4-13-9-17-4-4-12-9-21-9-12 0-25 5-35 17-8 13-17 30-17 51 0 25 9 47 17 65 14 17 27 25 48 25 13 0 25-4 34-17 8-4 17-18 26-35z">
          <text:p/>
        </draw:path>
        <draw:path draw:style-name="gr1" draw:text-style-name="P1" draw:layer="layout" svg:width="0.097cm" svg:height="0.293cm" svg:x="6.82cm" svg:y="1.85cm" svg:viewBox="0 0 98 294" svg:d="M51 0c5 0 9 0 13 4 5 4 9 9 9 13 0 8-4 13-9 17-4 4-8 4-13 4-4 0-12 0-16-4-5-4-5-9-5-17 0-4 0-9 5-13 4-4 12-4 16-4zM69 99v152c0 13 0 21 4 21 0 5 4 9 4 13 4 0 13 0 21 0v9h-94v-9c8 0 18 0 18 0 4-4 8-8 8-8 5-5 5-13 5-26v-72c0-21 0-34-5-42 0-5 0-9-4-9 0 0-4-4-9-4s-9 4-13 4l-4-8 60-21z">
          <text:p/>
        </draw:path>
        <draw:path draw:style-name="gr1" draw:text-style-name="P1" draw:layer="layout" svg:width="0.115cm" svg:height="0.255cm" svg:x="6.93cm" svg:y="1.892cm" svg:viewBox="0 0 116 256" svg:d="M63 0v61h48v17h-48v122c0 13 5 22 9 26 0 4 4 4 14 4 4 0 8 0 13-4 4-4 8-9 8-13h9c-5 13-13 26-22 30-8 8-18 13-26 13-9 0-13-5-21-9-5 0-9-8-13-13 0-8-4-17-4-29v-127h-30v-9c8-4 17-8 25-17 9-4 13-13 22-25 0-5 4-13 12-27z">
          <text:p/>
        </draw:path>
        <draw:path draw:style-name="gr1" draw:text-style-name="P1" draw:layer="layout" svg:width="0.208cm" svg:height="0.284cm" svg:x="7.053cm" svg:y="1.952cm" svg:viewBox="0 0 209 285" svg:d="M0 0h90v8h-5c-9 0-13 0-17 5 0 4-4 4-4 8 0 8 4 13 8 25l48 94 42-102c0-9 5-13 5-17s0-4-5-8l-4-5c0 0-4 0-13 0v-8h64v8c-4 0-8 0-13 5-4 0-4 4-8 8 0 0-4 8-9 17l-76 187c-9 22-18 34-31 43-12 8-25 17-34 17-8 0-17-4-21-9-4-4-9-8-9-17 0-4 5-8 9-12 0-5 8-5 13-5 4 0 12 0 21 5 4 0 9 0 9 0 4 0 8 0 12-5 4-4 13-12 18-25l13-34-69-141c-4-4-4-13-9-17-4-4-8-8-8-12-4 0-9-5-17-5z">
          <text:p/>
        </draw:path>
        <draw:path draw:style-name="gr1" draw:text-style-name="P1" draw:layer="layout" svg:width="0.144cm" svg:height="0.245cm" svg:x="3.211cm" svg:y="2.66cm" svg:viewBox="0 0 145 246" svg:d="M145 234c0 4 0 4 0 8h-4c0 4 0 4 0 4h-4-128-4v-4h-5c0-4 0-4 0-8v-5c0-4 5-4 5-4v-4h4 52v-188l-48 26c-4 4-4 4-8 4-5 0-5-4-5-4 0-4 0-4 0-9v-4c0-4 0-4 0-4 0 0 0-4 5-4l60-38h4 5 4c4 0 4 0 8 0h4 5c0 4 0 4 0 4v217h42 4v4c4 0 4 0 4 4z">
          <text:p/>
        </draw:path>
        <draw:path draw:style-name="gr1" draw:text-style-name="P1" draw:layer="layout" svg:width="0.157cm" svg:height="0.25cm" svg:x="3.398cm" svg:y="2.655cm" svg:viewBox="0 0 158 251" svg:d="M158 239v4c0 4-4 4-4 4 0 4 0 4 0 4h-4-137c-4 0-4 0-4 0-5 0-5 0-5-4l-4-4v-4c0-5 0-5 0-9l4-4v-4l5-5 46-51c13-13 22-21 30-30 4-13 8-21 13-26 4-8 8-16 8-21 0-8 0-12 0-17 0-8 0-12 0-17-4-4-4-8-8-12-5-5-9-9-13-9-4-4-13-4-17-4-8 0-17 0-21 4-9 0-13 4-17 4-5 5-9 9-13 9 0 4-4 4-4 4-4 0-4 0-4 0v-4c0 0 0-4-5-4 0 0 0-5 0-9v-4c0 0 5 0 5-4 0 0 0-4 4-4l4-5c4-4 8-4 17-8 4 0 13-4 17-4 9-5 13-5 21-5 13 0 26 5 34 5 10 4 18 8 22 17 5 4 9 12 13 16 4 9 4 17 4 26 0 8 0 17 0 25-4 9-4 17-12 26-5 8-9 17-17 30-10 12-23 25-35 38l-39 43h108 4c0 4 4 4 4 4 0 4 0 4 0 9z">
          <text:p/>
        </draw:path>
        <draw:path draw:style-name="gr1" draw:text-style-name="P1" draw:layer="layout" svg:width="0.042cm" svg:height="0.047cm" svg:x="3.606cm" svg:y="2.863cm" svg:viewBox="0 0 43 48" svg:d="M43 22c0 9-4 17-4 21-4 0-8 5-18 5-8 0-12-5-17-5-4-4-4-12-4-21 0-8 0-13 4-18 5-4 9-4 17-4 10 0 14 0 18 4 0 5 4 10 4 18z">
          <text:p/>
        </draw:path>
        <draw:path draw:style-name="gr1" draw:text-style-name="P1" draw:layer="layout" svg:width="0.127cm" svg:height="0.245cm" svg:x="3.848cm" svg:y="2.66cm" svg:viewBox="0 0 128 246" svg:d="M128 12c0 5 0 5 0 9v4c-4 4-4 4-4 4h-89v81h85v4c4 0 4 0 4 0v4c0 0 0 5 0 9v4 4l-4 5h-85v102l-5 4h-5c-4 0-4 0-8 0s-9 0-9 0c-4 0-4 0-4 0-4 0-4 0-4 0 0-4 0-4 0-4v-230c0-4 0-8 4-8 0-4 4-4 9-4h111 4v4 4z">
          <text:p/>
        </draw:path>
        <draw:path draw:style-name="gr1" draw:text-style-name="P1" draw:layer="layout" svg:width="0.038cm" svg:height="0.25cm" svg:x="4.018cm" svg:y="2.655cm" svg:viewBox="0 0 39 251" svg:d="M35 247v4c-5 0-5 0-5 0-5 0-9 0-9 0-4 0-9 0-9 0-4 0-4 0-4 0h-4c0-4 0-4 0-4v-170c0-5 0-5 0-5h4c0-4 0-4 4-4 0 0 5 0 9 0 0 0 4 0 9 0l5 4v5zM39 17c0 9 0 13-4 17 0 0-10 0-14 0-9 0-13 0-17 0-4-4-4-8-4-17 0-8 0-12 4-17 4 0 8 0 17 0 4 0 14 0 14 0 4 5 4 9 4 17z">
          <text:p/>
        </draw:path>
        <draw:path draw:style-name="gr1" draw:text-style-name="P1" draw:layer="layout" svg:width="0.149cm" svg:height="0.182cm" svg:x="4.111cm" svg:y="2.723cm" svg:viewBox="0 0 150 183" svg:d="M150 179v4c-5 0-5 0-5 0h-4c-4 0-4 0-8 0-5 0-5 0-9 0h-4c-4-4-4-4-4-4v-102c0-9 0-17 0-22-5-8-5-13-10-17 0-4-4-8-8-8-5-4-13-4-17-4-9 0-17 4-26 8-8 4-17 13-25 26v119 4c-4 0-4 0-9 0h-4c-4 0-8 0-8 0-5 0-5 0-5 0-4 0-4 0-4 0 0-4 0-4 0-4v-170c0-5 0-5 0-5h4c0-4 0-4 5-4h4c4 0 8 0 8 0 0 0 5 0 5 4h4v5 21c8-13 17-17 25-26 13-4 21-4 30-4 13 0 21 0 31 4 8 5 12 9 21 17 4 5 8 13 8 21 5 9 5 22 5 30z">
          <text:p/>
        </draw:path>
        <draw:path draw:style-name="gr1" draw:text-style-name="P1" draw:layer="layout" svg:width="0.161cm" svg:height="0.267cm" svg:x="4.302cm" svg:y="2.643cm" svg:viewBox="0 0 162 268" svg:d="M162 259v4c-4 0-4 0-4 0h-4c0 0-4 0-9 0h-4c-4 0-4 0-4 0h-4c0-4 0-4 0-4v-21c-10 8-18 17-31 21-8 4-17 9-30 9s-25-5-34-9c-8-4-12-8-21-17-4-8-8-21-13-29 0-13-4-26-4-38 0-13 4-27 9-40 0-13 4-21 12-29 5-9 13-17 21-22 13-4 22-4 35-4 8 0 17 0 25 4 8 5 17 13 26 22v-102c0-4 5-4 5-4h4c4 0 4 0 8 0 5 0 5 0 9 0h4v4c4 0 4 0 4 0zM128 139c-9-12-18-21-26-25-4-4-13-8-21-8-9 0-17 0-22 4-8 4-12 8-12 17-5 4-9 12-9 21-4 10-4 18-4 27 0 8 0 16 4 21 0 8 0 17 4 25 5 4 9 9 13 13 9 4 13 8 22 8 4 0 8 0 12-4 5 0 9 0 13-4s8-9 13-13c4-4 8-8 13-13z">
          <text:p/>
        </draw:path>
        <draw:path draw:style-name="gr1" draw:text-style-name="P1" draw:layer="layout" svg:width="0.221cm" svg:height="0.258cm" svg:x="4.582cm" svg:y="2.647cm" svg:viewBox="0 0 222 259" svg:d="M47 242h59c9 0 13 0 17 0 5-4 9-4 13-4 0-4 4-8 9-12 0 0 5-5 9-13 4-4 8-13 13-21h17l-17 67h-167v-8l175-234h-60c-9 0-13 0-17 0-5 4-9 4-13 8-4 5-4 9-8 13-5 8-9 17-17 26h-17l12-64h167v8z">
          <text:p/>
        </draw:path>
        <draw:path draw:style-name="gr1" draw:text-style-name="P1" draw:layer="layout" svg:width="0.161cm" svg:height="0.178cm" svg:x="4.816cm" svg:y="2.808cm" svg:viewBox="0 0 162 179" svg:d="M21 179v-8c4 0 4 0 4 0 4 0 4 0 4-5 5 0 5 0 5 0 0-4 4-4 4-4 0-4 0-9 0-9 4-4 4-8 4-12l30-128h-21c-5 0-5 0-9 0 0 0-4 0-4 4-4 0-4 0-4 0-5 4-5 4-5 8-4 0-4 5-8 9 0 4-4 8-4 13h-17l12-47h150l-8 47h-18v-9-4-4c0-5 0-5 0-5 0-4 0-4 0-4 0-4-4-4-4-4v-4c-4 0-4 0-4 0-4 0-4 0-8 0h-22l-30 128c0 4 0 8 0 12 0 0 0 5 0 9v4c4 5 4 5 8 5h4v8z">
          <text:p/>
        </draw:path>
        <draw:path draw:style-name="gr1" draw:text-style-name="P1" draw:layer="layout" svg:width="0.06cm" svg:height="0.097cm" svg:x="5.1cm" svg:y="2.863cm" svg:viewBox="0 0 61 98" svg:d="M56 0c0 9 5 17 5 25 0 9-5 17-5 26-4 4-8 13-17 21-4 9-17 13-25 26l-14-13c10-9 14-13 18-17 0-4 4-13 4-17s5-13 5-26c0-8-5-16-5-25z">
          <text:p/>
        </draw:path>
        <draw:path draw:style-name="gr1" draw:text-style-name="P1" draw:layer="layout" svg:width="0.123cm" svg:height="0.258cm" svg:x="5.253cm" svg:y="2.647cm" svg:viewBox="0 0 124 259" svg:d="M64 204c-5 9-5 13-5 17 0 5 0 9 0 13s0 8 5 13c0 0 8 4 12 4v8h-76v-8c4 0 9-4 13-4 0 0 4-5 4-9 4 0 4-4 4-8 4-4 4-13 9-26l29-149c5-13 5-21 5-30 0-4 0-8-5-12 0-5-4-5-12-5v-8h77v8c-4 0-8 5-8 5-5 0-5 4-9 4 0 4-4 8-4 13 0 4-4 12-10 25z">
          <text:p/>
        </draw:path>
        <draw:path draw:style-name="gr1" draw:text-style-name="P1" draw:layer="layout" svg:width="0.161cm" svg:height="0.178cm" svg:x="5.389cm" svg:y="2.808cm" svg:viewBox="0 0 162 179" svg:d="M22 179v-8c4 0 4 0 4 0 4 0 4 0 4-5 5 0 5 0 5 0 0-4 4-4 4-4 0-4 0-9 0-9 4-4 4-8 4-12l30-128h-21c-5 0-5 0-9 0 0 0-4 0-4 4-4 0-4 0-4 0-5 4-5 4-5 8-4 0-4 5-8 9 0 4-4 8-4 13h-18l13-47h149l-8 47h-17v-9-4-4c0-5 0-5 0-5 0-4 0-4 0-4 0-4-5-4-5-4v-4c-4 0-4 0-4 0-4 0-4 0-8 0h-22l-29 128c0 4 0 8 0 12 0 0 0 5 0 9v4c4 5 4 5 8 5h4v8z">
          <text:p/>
        </draw:path>
        <draw:path draw:style-name="gr1" draw:text-style-name="P1" draw:layer="layout" svg:width="0.14cm" svg:height="0.187cm" svg:x="5.682cm" svg:y="2.723cm" svg:viewBox="0 0 141 188" svg:d="M141 179v4h-4c0 0-5 0-9 0 0 0-4 0-8 0h-4v-4-17c-9 9-17 13-26 17s-18 9-31 9c-8 0-17 0-21-5-8 0-17-4-21-8s-9-13-13-18c0-8-4-13-4-21 0-13 4-21 8-26 5-8 9-12 17-16 5-5 17-9 26-13 12 0 21-4 39-4h21v-13c0-4 0-13 0-17-4-4-4-9-8-13s-9-4-13-8c-5 0-9 0-18 0s-17 0-21 0c-4 4-13 4-17 8-4 0-9 4-13 4 0 5-4 5-4 5h-4c0-5 0-5 0-5 0 0-5 0-5-4v-4c0-4 0-4 0-8 5 0 5-5 5-5 4 0 4-4 8-4 4-4 9-4 17-8 4 0 9-5 17-5 4 0 13 0 21 0 9 0 23 0 31 5 9 0 17 4 21 8 4 9 9 13 13 21 0 9 0 17 0 30zM111 102h-26c-9 0-17 0-26 0-4 0-8 4-12 8-5 0-9 5-9 9-4 4-4 8-4 13 0 8 4 17 8 21 5 9 13 9 21 9 9 0 18 0 27-5 9-4 13-13 21-21z">
          <text:p/>
        </draw:path>
        <draw:path draw:style-name="gr1" draw:text-style-name="P1" draw:layer="layout" svg:width="0.149cm" svg:height="0.182cm" svg:x="5.881cm" svg:y="2.723cm" svg:viewBox="0 0 150 183" svg:d="M150 179v4h-4-5c0 0-4 0-8 0s-4 0-9 0h-4c0-4 0-4 0-4v-102c0-9-4-17-4-22 0-8-5-13-10-17 0-4-4-8-8-8-4-4-13-4-17-4-9 0-17 4-26 8-4 4-12 13-21 26v119c0 0-4 0-4 4-4 0-4 0-4 0-5 0-5 0-9 0s-8 0-8 0h-5-4c0-4 0-4 0-4v-170c0-5 0-5 0-5h4c0-4 0-4 5-4h4c4 0 8 0 8 0 5 0 5 0 5 4h4v5 21c9-13 17-17 30-26 8-4 17-4 25-4 13 0 21 0 31 4 8 5 17 9 21 17 4 5 9 13 9 21 4 9 4 22 4 30z">
          <text:p/>
        </draw:path>
        <draw:path draw:style-name="gr1" draw:text-style-name="P1" draw:layer="layout" svg:width="0.162cm" svg:height="0.267cm" svg:x="6.072cm" svg:y="2.643cm" svg:viewBox="0 0 163 268" svg:d="M163 259v4c-5 0-5 0-5 0h-4c0 0-4 0-8 0h-5c-4 0-4 0-4 0h-4c0-4 0-4 0-4v-21c-9 8-18 17-31 21-8 4-17 9-29 9-13 0-26-5-34-9-9-4-13-8-22-17-4-8-8-21-12-29 0-13-5-26-5-38 0-13 5-27 9-40 0-13 4-21 13-29 4-9 12-17 21-22 13-4 21-4 34-4 8 0 17 0 25 4 9 5 17 13 27 22v-102c0-4 4-4 4-4h4c4 0 4 0 9 0 4 0 4 0 8 0h4v4c5 0 5 0 5 0zM129 139c-10-12-18-21-27-25-4-4-12-8-21-8-8 0-17 0-21 4-9 4-13 8-13 17-4 4-8 12-8 21-5 10-5 18-5 27 0 8 0 16 5 21 0 8 0 17 4 25 4 4 8 9 13 13 8 4 12 8 21 8 4 0 8 0 13-4 4 0 8 0 12-4 5-4 9-9 13-13s9-8 14-13z">
          <text:p/>
        </draw:path>
        <draw:path draw:style-name="gr1" draw:text-style-name="P1" draw:layer="layout" svg:width="0.157cm" svg:height="0.255cm" svg:x="6.378cm" svg:y="2.723cm" svg:viewBox="0 0 158 256" svg:d="M158 89c0 17 0 30-4 43-4 12-9 21-13 29-9 9-18 13-26 17-9 4-22 9-30 9-9 0-13 0-17 0-4-5-9-5-13-5-4-4-8-8-13-8-4-4-8-9-12-13v86 4c-5 0-5 0-9 0l-4 5c-4 0-8-5-8-5-5 0-5 0-5 0-4 0-4 0-4 0v-4-238c0-5 0-5 0-5h4c0-4 0-4 5-4h4c4 0 4 0 8 0l4 4v5 21c9-4 13-9 17-13 5-4 9-8 13-13 9 0 13-4 17-4s9 0 17 0c13 0 21 0 30 4 8 5 17 13 22 22 9 8 13 16 13 29 4 9 4 22 4 34zM123 94c0-9 0-17 0-26-4-8-4-17-8-21-5-9-9-13-13-17-5-4-13-4-21-4-5 0-9 0-13 0 0 4-4 4-9 8-4 0-8 4-12 8-5 5-13 9-17 18v67c8 9 17 17 25 26 9 4 17 8 26 8 8 0 12-4 21-8 4-4 8-9 13-13 4-8 4-13 8-21 0-9 0-17 0-25z">
          <text:p/>
        </draw:path>
        <draw:path draw:style-name="gr1" draw:text-style-name="P1" draw:layer="layout" svg:width="0.148cm" svg:height="0.262cm" svg:x="6.582cm" svg:y="2.643cm" svg:viewBox="0 0 149 263" svg:d="M149 259v4h-4-4c0 0-4 0-9 0 0 0-4 0-8 0h-4c0-4 0-4 0-4v-101c0-9-5-17-5-22 0-8-4-13-8-17 0-4-4-8-9-8-4-5-13-5-17-5-8 0-17 5-25 9-4 4-13 13-21 26v118l-5 4h-4c-4 0-4 0-8 0s-4 0-9 0h-4-5c0-4 0-4 0-4v-255-4h5 4c5 0 5 0 9 0s4 0 8 0h4c5 4 5 4 5 4v102c8-9 17-17 25-22 9-4 17-4 30-4 8 0 17 0 25 4 9 5 17 9 22 17 4 5 8 14 8 22 4 9 4 22 4 30z">
          <text:p/>
        </draw:path>
        <draw:path draw:style-name="gr1" draw:text-style-name="P1" draw:layer="layout" svg:width="0.144cm" svg:height="0.187cm" svg:x="6.773cm" svg:y="2.723cm" svg:viewBox="0 0 145 188" svg:d="M145 179l-4 4h-4c0 0-5 0-9 0 0 0-4 0-8 0h-5v-4-17c-8 9-17 13-25 17-9 4-17 9-31 9-8 0-17 0-21-5-9 0-17-4-21-8s-9-13-13-18c0-8-4-13-4-21 0-13 4-21 8-26 5-8 9-12 17-16 4-5 17-9 26-13 12 0 22-4 39-4h21v-13c0-4 0-13 0-17-4-5-4-9-8-13-5-4-9-4-13-8-4 0-9 0-17 0-10 0-18 0-22 0-5 4-13 4-17 8-5 0-9 4-13 4 0 4-4 4-4 4h-4c0-4 0-4 0-4 0 0-5 0-5-4v-4c0-4 0-4 0-9 5 0 5-4 5-4 4 0 4-4 8-4 4-4 8-4 17-9 4 0 8-4 17-4 4 0 14 0 22 0 9 0 21 0 30 4 8 0 17 5 21 9 4 8 9 13 13 21 0 8 4 17 4 30zM111 102h-25c-9 0-17 0-23 0-8 0-12 4-17 8-4 0-8 5-8 9-4 4-4 8-4 13 0 8 4 17 8 21 4 9 13 9 27 9 4 0 12 0 21-5 8-4 13-13 21-21z">
          <text:p/>
        </draw:path>
        <draw:path draw:style-name="gr1" draw:text-style-name="P1" draw:layer="layout" svg:width="0.123cm" svg:height="0.187cm" svg:x="6.96cm" svg:y="2.723cm" svg:viewBox="0 0 124 188" svg:d="M124 132c0 8-5 17-9 25 0 5-5 14-14 18-4 4-12 8-21 8-8 5-17 5-25 5-9 0-13 0-17 0-9-5-13-5-17-5-4-4-9-4-13-4 0-4-4-4-4-4 0-4-4-4-4-9 0 0 0-4 0-9v-4c0-4 0-4 0-4 0 0 0-5 4-5 0 0 4 0 8 5 0 0 5 4 9 4 4 4 8 4 12 4 9 5 13 5 22 5 4 0 8 0 12 0 5-5 9-5 13-9 4 0 4-4 9-9 0 0 0-4 0-8 0-9 0-9-5-13 0-4-4-8-8-8-4-5-9-5-13-9-4 0-13-4-17-4-4-4-8-4-17-8-4-5-8-9-12-9-5-4-9-8-9-17-4-4-4-13-4-17 0-9 0-17 4-21 0-4 4-13 13-17 4-4 8-9 17-9 8-4 17-4 29-4 5 0 9 0 13 0s9 0 13 4c4 0 4 0 8 0 5 5 5 5 5 5 4 0 4 4 4 4 0 4 0 4 0 4 0 4 0 4 0 9v4 4h-4-5c0 0-4-4-8-4s-9-4-13-4-8-5-13-5c-8 0-12 0-17 5-4 0-4 0-8 4-4 0-4 4-9 8 0 4 0 4 0 9 0 4 0 8 5 13 0 4 4 8 8 8 4 4 9 4 17 9 4 0 9 4 13 4 8 4 13 4 17 8 4 5 8 5 13 9 4 4 9 8 13 17 0 4 5 8 5 17z">
          <text:p/>
        </draw:path>
        <draw:path draw:style-name="gr1" draw:text-style-name="P1" draw:layer="layout" svg:width="0.162cm" svg:height="0.187cm" svg:x="7.112cm" svg:y="2.723cm" svg:viewBox="0 0 163 188" svg:d="M163 85c0 4-5 9-5 13-4 0-4 0-8 0h-116c0 12 0 21 5 25 0 9 4 17 8 21 4 5 14 9 18 13 9 5 17 5 25 5 9 0 17 0 26 0 4-5 8-5 13-9 4 0 8 0 13-4 4 0 4 0 8 0 0 0 4 0 4 4s0 4 0 9v4 5c-4 0-4 4-4 4 0 0-4 0-4 4-4 0-9 0-13 4-9 0-13 0-21 5-9 0-13 0-22 0-16 0-29 0-39-5-12-4-21-12-25-21-9-5-13-18-17-26-4-13-9-26-9-42 0-13 5-30 9-39 4-13 8-21 17-29 4-9 13-17 25-22 10-4 23-4 35-4 13 0 26 0 34 4 9 5 17 13 22 17 8 9 12 17 16 26 0 13 5 21 5 34zM129 77c0-17-5-30-9-39-8-8-21-17-34-17-8 0-17 5-21 5-8 4-14 8-18 12s-4 13-8 17c0 9-5 13-5 22z">
          <text:p/>
        </draw:path>
        <draw:path draw:style-name="gr1" draw:text-style-name="P1" draw:layer="layout" svg:width="0.14cm" svg:height="0.187cm" svg:x="7.397cm" svg:y="2.723cm" svg:viewBox="0 0 141 188" svg:d="M141 179v4h-4c0 0-5 0-9 0 0 0-4 0-8 0h-5v-4-17c-8 9-17 13-26 17s-17 9-30 9c-8 0-17 0-21-5-9 0-17-4-21-8-5-4-9-13-13-18 0-8-4-13-4-21 0-13 4-21 8-26 4-8 9-12 17-16 4-5 17-9 26-13 12 0 21-4 38-4h22v-13c0-4 0-13 0-17-4-5-4-9-8-13-5-4-10-4-14-8-4 0-9 0-17 0-9 0-17 0-21 0-9 4-13 4-17 8-5 0-9 4-13 4 0 4-4 4-4 4h-5c0-4 0-4 0-4-4 0-4 0-4-4v-4c0-4 0-4 0-9l4-4c5 0 5-4 9-4 4-4 8-4 17-9 4 0 9-4 17-4 4 0 13 0 21 0 9 0 22 0 31 4 8 0 17 5 21 9 4 8 9 13 13 21 0 8 0 17 0 30zM111 102h-26c-9 0-17 0-26 0-4 0-8 4-12 8-5 0-9 5-9 9-4 4-4 8-4 13 0 8 4 17 8 21 5 9 13 9 21 9 9 0 17 0 26-5 9-4 14-13 22-21z">
          <text:p/>
        </draw:path>
        <draw:path draw:style-name="gr1" draw:text-style-name="P1" draw:layer="layout" svg:width="0.149cm" svg:height="0.182cm" svg:x="7.596cm" svg:y="2.723cm" svg:viewBox="0 0 150 183" svg:d="M150 179v4h-4-5c0 0-4 0-8 0s-4 0-8 0h-5c0-4-4-4-4-4v-102c0-9 0-17 0-22 0-8-4-13-9-17 0-4-4-8-8-8-4-4-13-4-17-4-9 0-17 4-25 8-9 4-13 13-26 26v119 4c-4 0-4 0-4 0-5 0-5 0-10 0-4 0-8 0-8 0-5 0-5 0-5 0h-4c0-4 0-4 0-4v-170c0-5 0-5 0-5h4c0-4 0-4 5-4h4c4 0 9 0 9 0 5 0 5 0 5 4h4v5 21c9-13 17-17 30-26 8-4 17-4 25-4 13 0 21 0 30 4 9 5 17 9 21 17 4 5 9 13 9 21 4 9 4 22 4 30z">
          <text:p/>
        </draw:path>
        <draw:path draw:style-name="gr1" draw:text-style-name="P1" draw:layer="layout" svg:width="0.161cm" svg:height="0.255cm" svg:x="7.783cm" svg:y="2.723cm" svg:viewBox="0 0 162 256" svg:d="M162 13c0 4 0 8-4 13h-4-25c8 4 8 12 12 16 0 5 0 13 0 18 0 8 0 17-4 25-4 9-8 17-13 21-4 4-13 9-21 13-9 0-17 4-26 4-8 0-16-4-21-4-8 0-12-4-17-9 0 5 0 9-4 9 0 4 0 8 0 13 0 4 0 4 4 8 5 4 9 4 17 4l47 5c8 0 13 0 21 4 9 0 13 4 17 8 9 4 13 9 13 13 4 4 4 13 4 21 0 10 0 14-4 22-4 9-9 13-13 17-8 9-17 13-30 13-8 4-21 9-34 9-16 0-25-5-38-5-8-4-18-8-22-13-9 0-13-8-13-12-4-4-4-13-4-17s0-9 0-14c0-4 0-8 4-13 0-4 4-4 9-8 4-4 4-9 8-13-4 0-8-4-13-8-4-4-4-13-4-17 0-9 0-13 4-21 5-5 9-13 13-17-4-4-8-9-8-17-5-4-5-13-5-21 0-9 0-18 5-26 4-8 8-13 14-17 8-8 12-13 21-13 8-4 17-4 29-4 5 0 9 0 13 0s9 0 13 0h51c4 0 4 4 4 4 4 5 4 5 4 9zM111 60c0-13-4-22-8-26-9-8-17-13-30-13-4 0-8 5-12 5-5 4-9 4-13 8s-4 8-4 13c-5 4-5 8-5 13 0 12 5 21 9 29 8 5 17 9 29 9 5 0 9 0 13-4 9 0 9-5 13-9 4 0 4-4 8-13 0-4 0-8 0-12zM129 195c0-8-5-13-9-17-9-4-17-4-26-4l-42-4c-4 4-8 8-13 8 0 4-4 9-4 9-4 4-4 8-4 8 0 5 0 5 0 10 0 8 4 12 13 17 8 4 17 8 33 8 9 0 17 0 26-4 4 0 8-4 13-4 4-5 8-9 8-13 5-4 5-9 5-14z">
          <text:p/>
        </draw:path>
        <draw:path draw:style-name="gr1" draw:text-style-name="P1" draw:layer="layout" svg:width="0.029cm" svg:height="0.263cm" svg:x="7.983cm" svg:y="2.642cm" svg:viewBox="0 0 30 264" svg:d="M30 260v4c-4 0-4 0-4 0-4 0-8 0-8 0-5 0-9 0-9 0-5 0-5 0-5 0-4 0-4 0-4 0 0-4 0-4 0-4v-255-5h4 5c0 0 4 0 9 0 0 0 4 0 8 0h4c0 5 0 5 0 5z">
          <text:p/>
        </draw:path>
        <draw:path draw:style-name="gr1" draw:text-style-name="P1" draw:layer="layout" svg:width="0.161cm" svg:height="0.187cm" svg:x="8.059cm" svg:y="2.723cm" svg:viewBox="0 0 162 188" svg:d="M162 85c0 4-4 9-4 13-4 0-4 0-8 0h-116c0 12 0 21 4 25 0 9 5 17 9 22 4 4 13 8 17 12 9 6 18 6 26 6 9 0 17 0 26 0 4-6 8-6 13-10 8 0 8 0 12-4 4 0 4 0 9 0 0 0 4 0 4 4s0 4 0 10v4 4c-4 0-4 4-4 4 0 0-5 0-5 4-4 0-8 0-12 5-9 0-13 0-21 4-9 0-13 0-22 0-17 0-30 0-39-4-13-5-21-13-25-21-9-6-13-18-17-27-5-13-9-26-9-42 0-13 4-30 9-39 4-12 8-21 17-29 4-9 12-17 25-21 9-5 22-5 35-5s26 0 34 5c9 4 17 12 21 17 9 8 13 16 17 25 0 13 4 21 4 34zM129 77c0-17-5-30-9-39-8-8-21-16-34-16-9 0-18 4-22 4-9 4-13 8-17 12-4 5-4 13-9 17 0 9-4 13-4 22z">
          <text:p/>
        </draw:path>
        <draw:path draw:style-name="gr1" draw:text-style-name="P1" draw:layer="layout" svg:width="0.157cm" svg:height="0.267cm" svg:x="8.356cm" svg:y="2.643cm" svg:viewBox="0 0 158 268" svg:d="M158 170c0 17 0 30-4 43-4 12-8 21-17 29-4 9-13 13-21 17-9 4-22 9-30 9s-13 0-17 0c-4-5-8-5-13-9-4 0-8-4-13-8-5-5-13-9-17-13v21 4c-4 0-4 0-4 0-5 0-5 0-9 0s-4 0-9 0h-4c0-4 0-4 0-4v-255-4c4 0 4 0 9 0h4c4 0 9 0 9 0 4 0 4 0 4 0 4 0 4 0 4 0 0 4 0 4 0 4v102c4-5 13-9 18-13 4-4 8-4 13-9 4 0 8-4 12-4 5 0 9 0 17 0 13 0 21 0 30 4 9 9 17 13 21 22 5 8 9 16 13 29s4 23 4 35zM124 175c0-9 0-17 0-27-4-8-4-17-8-21-5-9-9-13-13-17s-13-4-21-4c-4 0-9 0-13 0-4 4-8 4-13 8 0 0-8 4-13 8-5 5-9 9-13 18v68c8 9 18 17 26 26 9 4 17 8 26 8 8 0 12-4 21-8 4-4 8-9 13-13 4-8 4-13 8-21 0-9 0-17 0-25z">
          <text:p/>
        </draw:path>
        <draw:path draw:style-name="gr1" draw:text-style-name="P1" draw:layer="layout" svg:width="0.162cm" svg:height="0.187cm" svg:x="8.547cm" svg:y="2.723cm" svg:viewBox="0 0 163 188" svg:d="M163 85c0 4-5 9-5 13-4 0-8 0-8 0h-116c0 12 0 21 4 25 0 9 5 17 9 21 4 5 8 9 17 13 9 5 18 5 26 5 9 0 17 0 21 0 9-5 13-5 18-9 4 0 8 0 12-4 5 0 5 0 9 0l4 4c0 4 0 4 0 9v4 5h-4v4c0 0-4 0-4 4-5 0-9 0-17 4-5 0-9 0-18 5-8 0-16 0-21 0-17 0-30 0-39-5-13-4-21-12-25-21-9-5-13-18-17-26-5-13-9-26-9-42 0-13 4-30 9-39 4-13 8-21 17-29 4-9 12-17 25-22 9-4 22-4 35-4s25 0 34 4c9 5 17 13 21 17 9 9 13 17 17 26 0 13 5 21 5 34zM129 77c0-17-5-30-9-39-9-8-21-17-38-17-4 0-13 5-18 5-9 4-13 8-17 12s-4 13-9 17c0 9-4 13-4 22z">
          <text:p/>
        </draw:path>
        <draw:path draw:style-name="gr1" draw:text-style-name="P1" draw:layer="layout" svg:width="0.11cm" svg:height="0.233cm" svg:x="8.73cm" svg:y="2.677cm" svg:viewBox="0 0 111 234" svg:d="M111 212c0 5 0 9 0 9 0 4-4 4-4 4 0 0 0 4-4 4h-5c-4 5-8 5-8 5-4 0-9 0-9 0-13 0-17 0-25-5-5 0-13-4-17-8-4-9-4-13-9-21 0-4 0-13 0-26v-97h-26l-4-4c0-4 0-4 0-9 0-4 0-4 0-8v-4c4 0 4-5 4-5h26v-38-4c5 0 5 0 9-5h4c4 0 8 0 8 0 5 5 5 5 5 5 4 0 4 0 4 0v4 38h43c4 0 4 0 4 5h4v4c0 0 0 4 0 8 0 5 0 5 0 9-4 0-4 4-8 4h-43v93c0 13 4 21 4 26 4 8 13 12 22 12 0 0 4 0 8-4h4 5c0-4 4-4 4-4 0 4 4 4 4 4v4z">
          <text:p/>
        </draw:path>
        <draw:path draw:style-name="gr1" draw:text-style-name="P1" draw:layer="layout" svg:width="0.259cm" svg:height="0.182cm" svg:x="8.861cm" svg:y="2.723cm" svg:viewBox="0 0 260 183" svg:d="M260 9c0 4 0 4 0 4l-51 166v4c-4 0-4 0-4 0-4 0-4 0-8 0 0 0-5 0-9 0s-8 0-8 0c-5 0-5 0-9 0h-4c0-4 0-4 0-4l-34-128h-4l-30 128c-4 0-4 0-4 4h-4-5c-4 0-8 0-13 0 0 0-4 0-8 0h-4c-5 0-5 0-5 0 0-4 0-4-4-4l-47-166c0 0-5 0-5-4 0-5 0-5 0-5 5 0 5 0 5-4h4c4 0 4 0 8 0 5 0 5 0 9 0 0 0 4 0 4 4h4v5l44 141 38-141c0-5 0-5 0-5h4c0-4 0-4 4-4 0 0 5 0 9 0h4c4 0 4 0 9 4v5l42 141 43-141c0-5 0-5 0-5h4c0-4 0-4 4-4 0 0 4 0 9 0 4 0 4 0 8 0h4c0 4 0 4 0 4z">
          <text:p/>
        </draw:path>
        <draw:path draw:style-name="gr1" draw:text-style-name="P1" draw:layer="layout" svg:width="0.157cm" svg:height="0.187cm" svg:x="9.146cm" svg:y="2.723cm" svg:viewBox="0 0 158 188" svg:d="M158 85c0 4 0 9 0 13-4 0-9 0-9 0h-116c0 12 0 21 5 25 0 9 5 17 9 21 5 5 9 9 17 13 9 5 17 5 26 5 8 0 17 0 21 0 8-5 13-5 17-9 4 0 8 0 13-4 4 0 4 0 4 0 4 0 4 0 4 0v4c5 0 5 0 5 0 0 4 0 4 0 9v4 5c-5 0-5 0-5 0v4c0 0-4 0-8 4 0 0-5 0-13 4-4 0-9 0-17 5-9 0-17 0-25 0-13 0-26 0-34-5-14-4-23-12-31-21-4-5-13-18-13-26-4-13-8-26-8-42 0-13 4-30 8-39 0-13 9-21 13-29 8-9 17-17 31-22 8-4 21-4 34-4 12 0 21 0 33 4 9 5 17 13 22 17 8 9 13 17 13 26 4 13 4 21 4 34zM128 77c0-17-4-30-13-39-4-8-17-17-34-17-8 0-12 5-21 5-4 4-8 8-13 12-4 4-9 13-9 17-5 9-5 13-5 22z">
          <text:p/>
        </draw:path>
        <draw:path draw:style-name="gr1" draw:text-style-name="P1" draw:layer="layout" svg:width="0.157cm" svg:height="0.187cm" svg:x="9.341cm" svg:y="2.723cm" svg:viewBox="0 0 158 188" svg:d="M158 85c0 4 0 9-4 13 0 0-4 0-9 0h-111c0 12 0 21 4 25 0 9 4 17 9 21 4 5 8 9 17 13 8 5 17 5 25 5 10 0 18 0 22 0 9-5 13-5 17-9 5 0 9 0 13-4h4 5v4c0 4 4 4 4 9 0 0 0 4-4 4v5 4c0 0-5 0-9 4-4 0-8 0-13 4-4 0-12 0-17 5-8 0-17 0-26 0-13 0-26 0-38-5-9-4-17-12-26-21-8-5-12-18-17-26-4-13-4-26-4-42 0-13 0-30 4-39 5-13 13-21 17-29 9-9 17-17 26-22 12-4 21-4 34-4 18 0 26 0 39 4 8 5 17 13 21 17 4 9 13 17 13 26 4 13 4 21 4 34zM128 77c0-17-4-30-12-39-9-8-17-17-35-17-9 0-13 5-22 5-4 4-8 8-12 12-5 4-9 13-9 17-4 9-4 13-4 22z">
          <text:p/>
        </draw:path>
        <draw:path draw:style-name="gr1" draw:text-style-name="P1" draw:layer="layout" svg:width="0.149cm" svg:height="0.182cm" svg:x="9.549cm" svg:y="2.723cm" svg:viewBox="0 0 150 183" svg:d="M150 179l-6 4h-4c-4 0-4 0-8 0-5 0-5 0-9 0h-4-4c0-4 0-4 0-4v-102c0-9 0-17 0-22-5-8-5-13-9-17s-4-8-12-8c-5-4-9-4-13-4-9 0-17 4-26 8-8 4-17 13-25 26v119 4h-4-5c0 0-4 0-8 0h-4c-5 0-5 0-5 0-4 0-4 0-4 0 0-4 0-4 0-4v-170c0-5 0-5 0-5 4-4 4-4 9-4h4c4 0 4 0 8 0 0 0 5 0 5 4v5 21c12-13 21-17 29-26 13-4 22-4 30-4 13 0 21 0 30 4 8 5 12 9 17 17 8 5 8 13 12 21 0 9 6 22 6 30z">
          <text:p/>
        </draw:path>
        <draw:path draw:style-name="gr1" draw:text-style-name="P1" draw:layer="layout" svg:width="0.221cm" svg:height="0.263cm" svg:x="9.829cm" svg:y="2.647cm" svg:viewBox="0 0 222 264" svg:d="M81 0l-4 8c-4 0-9 5-13 5-4 4-4 8-4 12-5 5-5 9-5 17 0 4 0 9 0 17l9 141v17l80-149c9-9 9-17 13-26 5-4 5-8 5-12 0-13-9-17-22-22l4-8h78v8c-4 0-9 0-13 5 0 0-4 4-8 8-4 9-9 17-17 30l-124 213h-26l-13-213c0-9 0-17-4-21 0-9 0-13-4-13-4-4-8-9-13-9v-8z">
          <text:p/>
        </draw:path>
        <draw:path draw:style-name="gr1" draw:text-style-name="P1" draw:layer="layout" svg:width="0.157cm" svg:height="0.187cm" svg:x="10.067cm" svg:y="2.723cm" svg:viewBox="0 0 158 188" svg:d="M133 47c0-13-5-21-9-26-8-4-17-8-30-8-8 0-17 4-25 8-4 5-10 13-10 21 0 5 0 9 6 9 0 4 4 9 8 13s13 8 21 17c9 4 17 8 22 13 4 4 8 8 8 12 4 4 4 9 9 13 0 4 0 8 0 13 0 12 0 21-9 30-4 9-13 17-25 21-9 0-22 5-34 5-10 0-23 0-31-5-13 0-21-4-34-8l8-39h13c0 13 5 21 13 26 4 9 17 9 31 9 12 0 21 0 29-9 5-5 9-13 9-22 0-4 0-8-4-13 0-4-5-8-9-12-4-5-13-9-21-17-10-4-18-9-22-13-9-8-9-13-13-17s-4-13-4-21c0-9 0-17 8-26 4-8 13-12 21-17 14-4 23-4 35-4 13 0 26 0 34 0 9 0 22 4 30 9l-8 38z">
          <text:p/>
        </draw:path>
        <draw:path draw:style-name="gr1" draw:text-style-name="P1" draw:layer="layout" svg:width="0.195cm" svg:height="0.191cm" svg:x="10.347cm" svg:y="2.719cm" svg:viewBox="0 0 196 192" svg:d="M146 13l16-13 13 4-29 124c0 9-5 21-5 26 0 4 5 8 5 12 0 0 4 4 8 4s8-4 13-4c4-4 8-12 17-21l12 13c-12 12-21 21-29 25-9 4-17 9-26 9-8 0-17-5-21-9s-9-13-9-21c0-4 5-13 5-21-13 17-26 29-35 38-13 8-26 13-34 13-17 0-25-5-34-17-9-9-13-26-13-43 0-21 4-42 13-63 9-22 21-39 34-48 17-13 34-21 52-21 8 0 17 4 25 4 5 4 13 4 22 9zM129 73c0-4 4-8 4-13 0-4 0-8 0-13 0-13-4-17-9-22-4-4-8-8-21-8s-26 4-35 17c-13 9-17 26-25 43-5 17-9 34-9 51 0 13 4 26 4 30 5 8 13 12 22 12 8 0 17-4 21-12 9-9 18-17 26-30 9-13 17-29 22-46z">
          <text:p/>
        </draw:path>
        <draw:path draw:style-name="gr1" draw:text-style-name="P1" draw:layer="layout" svg:width="0.212cm" svg:height="0.191cm" svg:x="10.551cm" svg:y="2.719cm" svg:viewBox="0 0 213 192" svg:d="M47 69c4-13 4-22 4-30 0-5 0-9-4-14 0 0-5 0-9 0 0 0-4 0-8 5-5 4-13 9-21 17l-9-13c9-9 21-21 30-26 4-4 12-8 25-8 9 0 13 4 17 8 4 9 9 13 9 22s0 17-5 22v4c13-17 26-35 39-43 8-5 21-9 34-9s22 0 26 9c8 8 13 17 13 30 0 4-5 17-9 34l-13 47c0 17-4 25-4 30 0 4 0 8 4 12 0 0 5 4 9 4s4-4 8-4c9-4 13-12 22-21l8 13c-8 12-17 21-25 25-9 4-17 9-30 9-9 0-14-5-22-9-4-8-4-13-4-25 0-4 0-17 4-34l8-34c5-13 5-21 9-25 0-5 0-13 0-13 0-9 0-18-4-22-5-5-9-5-17-5-5 0-9 0-17 5-5 4-13 13-17 22-9 8-13 17-17 25-5 9-9 17-13 30l-17 80h-34z">
          <text:p/>
        </draw:path>
        <draw:path draw:style-name="gr1" draw:text-style-name="P1" draw:layer="layout" svg:width="0.195cm" svg:height="0.276cm" svg:x="10.789cm" svg:y="2.634cm" svg:viewBox="0 0 196 277" svg:d="M115 225c-12 17-25 30-34 39-12 8-25 13-34 13-18 0-26-5-35-17-8-10-12-27-12-44 0-21 4-42 12-63 9-22 23-38 40-47 12-13 29-21 46-21 9 0 17 4 21 4 9 0 17 4 22 9l8-43c5-4 5-8 5-17 0-4 0-8 0-12 0-5 0-5 0-9 0 0-5-4-9-4 0 0-4 0-13 0l4-13h47 13l-51 212c0 13-4 21-4 26 0 4 4 8 4 12 0 0 4 5 9 5 4 0 8-5 12-5 5-4 9-12 17-21l13 13c-13 13-21 22-30 26-8 4-17 9-25 9-9 0-17-5-22-9-4-4-8-13-8-22 0-4 4-13 4-21zM128 157c0-8 4-17 4-26 0-12-4-16-8-21-5-4-13-8-21-8-13 0-26 4-34 17-9 8-17 25-26 42-4 17-8 34-8 51 0 13 4 26 4 30 4 8 13 13 21 13 4 0 9-5 13-5 0 0 4-4 13-8 4-4 8-9 12-13 5-8 5-13 9-17s8-13 12-21c0-8 5-17 9-25z">
          <text:p/>
        </draw:path>
        <draw:path draw:style-name="gr1" draw:text-style-name="P1" draw:layer="layout" svg:width="0.127cm" svg:height="0.258cm" svg:x="11.103cm" svg:y="2.647cm" svg:viewBox="0 0 128 259" svg:d="M65 204c0 9-5 13-5 17 0 5 0 9 0 13s0 8 5 13c4 0 8 4 12 4v8h-77v-8c8 0 8-4 13-4s5-5 5-9c4 0 4-4 8-8 0-4 0-13 5-26l34-149c0-13 4-21 4-30 0-4-4-8-4-12-5-5-9-5-17-5l4-8h76l-4 8c-4 0-8 5-8 5-5 0-5 4-9 4 0 4 0 8-4 13 0 4-5 12-5 25z">
          <text:p/>
        </draw:path>
        <draw:path draw:style-name="gr1" draw:text-style-name="P1" draw:layer="layout" svg:width="0.161cm" svg:height="0.178cm" svg:x="11.243cm" svg:y="2.808cm" svg:viewBox="0 0 162 179" svg:d="M17 179v-8c4 0 4 0 8 0l5-5c4-4 4-4 4-4 0-4 0-9 4-9 0-4 0-8 0-12l30-128h-21-5c-4 0-4 0-8 4h-4c0 4-5 4-5 8-4 0-4 5-4 9-4 4-4 8-8 13h-13l8-47h154l-13 47h-12v-9-4c0 0 0-4-5-4 0-5 0-5 0-5 0-4 0-4 0-4 0-4 0-4-4-4v-4h-4-4-27l-25 128c-5 4-5 8-5 12 0 0 0 5 0 9v4h5c0 5 0 5 4 5 0 0 4 0 9 0l-5 8z">
          <text:p/>
        </draw:path>
        <draw:path draw:style-name="gr1" draw:text-style-name="P1" draw:layer="layout" svg:width="0.144cm" svg:height="0.246cm" svg:x="3.211cm" svg:y="8.225cm" svg:viewBox="0 0 145 247" svg:d="M145 234c0 4 0 4 0 9h-4c0 4 0 4 0 4h-4-128-4v-4h-5c0-5 0-5 0-9v-4c0-5 5-5 5-5v-4h4 52v-187l-48 25c-4 5-4 5-8 5-5 0-5-5-5-5 0-4 0-4 0-8v-4c0-5 0-5 0-5 0 0 0-4 5-4l60-38h4 5 4c4 0 4 0 8 0h4 5c0 4 0 4 0 4v217h42 4v4c4 0 4 0 4 5z">
          <text:p/>
        </draw:path>
        <draw:path draw:style-name="gr1" draw:text-style-name="P1" draw:layer="layout" svg:width="0.153cm" svg:height="0.254cm" svg:x="3.398cm" svg:y="8.221cm" svg:viewBox="0 0 154 255" svg:d="M154 183c0 9 0 21-4 30-5 8-9 17-18 21-8 8-17 13-29 17-9 4-21 4-34 4-9 0-17 0-26 0-4-4-13-4-17-8-5 0-13 0-13-5-5 0-9-4-9-4l-4-4c0-4 0-4 0-4 0-4 0-4 0-9 0-4 0-8 0-8 0-4 4-4 4-4 0 0 4 0 9 4 0 0 4 4 13 4 4 4 9 4 17 9 9 0 17 4 26 4 8 0 13-4 21-4 4-5 13-5 17-9s4-8 8-17c0-4 5-8 5-17 0-4-5-13-5-17-4-4-8-12-12-17-5-4-13-4-21-8-9 0-17-4-26-4h-21c-5 0-5 0-5 0h-4v-5c0-4 0-4 0-8v-4-5c0 0 4 0 4-4h5 21c9 0 13 0 21 0 5-4 13-8 17-12 4-5 9-9 9-13 4-5 4-13 4-22 0-4 0-8 0-12-4-5-4-9-9-13-4-4-8-4-12-9-4 0-13 0-17 0-9 0-17 0-22 0-4 5-12 5-17 9-4 4-9 4-13 8l-4 5c-5 0-5-5-5-5v-4c-4 0-4-4-4-8v-5c4 0 4 0 4-5 0-4 0-4 5-4 0 0 0-4 4-4 4-4 9-4 18-9 4 0 8-4 17-4 8-4 13-4 21-4 13 0 21 4 30 4 8 4 17 9 21 13 8 4 13 13 17 22 0 4 4 13 4 21 0 9-4 17-4 26-4 4-4 13-9 17-4 4-8 8-17 12-4 5-12 5-17 9 9 0 13 0 22 4 8 4 12 9 17 13 8 4 13 13 13 17 4 8 4 17 4 25z">
          <text:p/>
        </draw:path>
        <draw:path draw:style-name="gr1" draw:text-style-name="P1" draw:layer="layout" svg:width="0.042cm" svg:height="0.046cm" svg:x="3.606cm" svg:y="8.429cm" svg:viewBox="0 0 43 47" svg:d="M43 22c0 8-4 17-4 21-4 0-8 4-18 4-8 0-12-4-17-4-4-4-4-13-4-21 0-9 0-14 4-18 5-4 9-4 17-4 10 0 14 0 18 4 0 4 4 9 4 18z">
          <text:p/>
        </draw:path>
        <draw:path draw:style-name="gr1" draw:text-style-name="P1" draw:layer="layout" svg:width="0.127cm" svg:height="0.246cm" svg:x="3.848cm" svg:y="8.225cm" svg:viewBox="0 0 128 247" svg:d="M128 13c0 4 0 4 0 8v5c-4 4-4 4-4 4h-89v80h85v5c4 0 4 0 4 0v4c0 0 0 4 0 8v5 4l-4 4h-85v103l-5 4h-5c-4 0-4 0-8 0s-9 0-9 0c-4 0-4 0-4 0-4 0-4 0-4 0 0-4 0-4 0-4v-230c0-4 0-9 4-9 0-4 4-4 9-4h111 4v4 5z">
          <text:p/>
        </draw:path>
        <draw:path draw:style-name="gr1" draw:text-style-name="P1" draw:layer="layout" svg:width="0.038cm" svg:height="0.25cm" svg:x="4.018cm" svg:y="8.221cm" svg:viewBox="0 0 39 251" svg:d="M35 247v4c-5 0-5 0-5 0-5 0-9 0-9 0-4 0-9 0-9 0-4 0-4 0-4 0h-4c0-4 0-4 0-4v-171c0-4 0-4 0-4h4c0-4 0-4 4-4 0 0 5 0 9 0 0 0 4 0 9 0l5 4v4zM39 17c0 8 0 13-4 17 0 0-10 0-14 0-9 0-13 0-17 0-4-4-4-9-4-17 0-9 0-13 4-17 4 0 8 0 17 0 4 0 14 0 14 0 4 4 4 8 4 17z">
          <text:p/>
        </draw:path>
        <draw:path draw:style-name="gr1" draw:text-style-name="P1" draw:layer="layout" svg:width="0.149cm" svg:height="0.182cm" svg:x="4.111cm" svg:y="8.289cm" svg:viewBox="0 0 150 183" svg:d="M150 179v4c-5 0-5 0-5 0h-4c-4 0-4 0-8 0-5 0-5 0-9 0h-4c-4-4-4-4-4-4v-103c0-8 0-17 0-21-5-9-5-13-10-17 0-5-4-9-8-9-5-4-13-4-17-4-9 0-17 4-26 8-8 5-17 13-25 26v120 4c-4 0-4 0-9 0h-4c-4 0-8 0-8 0-5 0-5 0-5 0-4 0-4 0-4 0 0-4 0-4 0-4v-171c0-4 0-4 0-4h4c0-4 0-4 5-4h4c4 0 8 0 8 0 0 0 5 0 5 4h4v4 21c8-12 17-17 25-25 13-4 21-4 30-4 13 0 21 0 31 4 8 4 12 8 21 17 4 4 8 12 8 21 5 9 5 21 5 30z">
          <text:p/>
        </draw:path>
        <draw:path draw:style-name="gr1" draw:text-style-name="P1" draw:layer="layout" svg:width="0.161cm" svg:height="0.267cm" svg:x="4.302cm" svg:y="8.208cm" svg:viewBox="0 0 162 268" svg:d="M162 260v4c-4 0-4 0-4 0h-4c0 0-4 0-9 0h-4c-4 0-4 0-4 0h-4c0-4 0-4 0-4v-21c-10 8-18 16-31 21-8 4-17 8-30 8s-25-4-34-8c-8-5-12-9-21-17-4-9-8-21-13-30 0-13-4-25-4-38 0-14 4-26 9-39 0-13 4-22 12-30 5-8 13-17 21-21 13-4 22-4 35-4 8 0 17 0 25 4s17 13 26 21v-102c0-4 5-4 5-4h4c4 0 4 0 8 0 5 0 5 0 9 0h4v4c4 0 4 0 4 0zM128 140c-9-13-18-21-26-26-4-4-13-8-21-8-9 0-17 0-22 4-8 4-12 9-12 17-5 4-9 13-9 22-4 8-4 17-4 26 0 8 0 17 4 21 0 9 0 17 4 26 5 4 9 8 13 12 9 5 13 9 22 9 4 0 8 0 12-4 5 0 9 0 13-5 4-4 8-8 13-12 4-5 8-9 13-13z">
          <text:p/>
        </draw:path>
        <draw:path draw:style-name="gr1" draw:text-style-name="P1" draw:layer="layout" svg:width="0.221cm" svg:height="0.259cm" svg:x="4.582cm" svg:y="8.212cm" svg:viewBox="0 0 222 260" svg:d="M47 243h59c9 0 13 0 17 0 5-4 9-4 13-4 0-4 4-9 9-13 0 0 5-4 9-13 4-4 8-12 13-21h17l-17 68h-167v-9l175-234h-60c-9 0-13 0-17 0-5 5-9 5-13 9s-4 8-8 13c-5 8-9 16-17 25h-17l12-64h167v9z">
          <text:p/>
        </draw:path>
        <draw:path draw:style-name="gr1" draw:text-style-name="P1" draw:layer="layout" svg:width="0.161cm" svg:height="0.178cm" svg:x="4.816cm" svg:y="8.374cm" svg:viewBox="0 0 162 179" svg:d="M21 179v-9c4 0 4 0 4 0 4 0 4 0 4-4 5 0 5 0 5 0 0-5 4-5 4-5 0-4 0-8 0-8 4-4 4-9 4-13l30-128h-21c-5 0-5 0-9 0 0 0-4 0-4 4-4 0-4 0-4 0-5 5-5 5-5 9-4 0-4 4-8 8 0 5-4 9-4 13h-17l12-46h150l-8 46h-18v-8-5-4c0-4 0-4 0-4 0-4 0-4 0-4 0-5-4-5-4-5v-4c-4 0-4 0-4 0-4 0-4 0-8 0h-22l-30 128c0 4 0 9 0 13 0 0 0 4 0 8v5c4 4 4 4 8 4h4v9z">
          <text:p/>
        </draw:path>
        <draw:path draw:style-name="gr1" draw:text-style-name="P1" draw:layer="layout" svg:width="0.06cm" svg:height="0.097cm" svg:x="5.1cm" svg:y="8.429cm" svg:viewBox="0 0 61 98" svg:d="M56 0c0 8 5 17 5 25s-5 17-5 25c-4 5-8 14-17 23-4 8-17 12-25 25l-14-13c10-8 14-12 18-17 0-4 4-13 4-18 0-4 5-12 5-25 0-8-5-17-5-25z">
          <text:p/>
        </draw:path>
        <draw:path draw:style-name="gr1" draw:text-style-name="P1" draw:layer="layout" svg:width="0.123cm" svg:height="0.259cm" svg:x="5.253cm" svg:y="8.212cm" svg:viewBox="0 0 124 260" svg:d="M64 205c-5 8-5 13-5 17s0 8 0 13c0 4 0 8 5 12 0 0 8 4 12 4v9h-76v-9c4 0 9-4 13-4 0 0 4-4 4-8 4 0 4-4 4-9 4-4 4-12 9-25l29-150c5-12 5-21 5-29 0-4 0-9-5-13 0-4-4-4-12-4v-9h77v9c-4 0-8 4-8 4-5 0-5 4-9 4 0 5-4 9-4 13s-4 13-10 25z">
          <text:p/>
        </draw:path>
        <draw:path draw:style-name="gr1" draw:text-style-name="P1" draw:layer="layout" svg:width="0.161cm" svg:height="0.178cm" svg:x="5.389cm" svg:y="8.374cm" svg:viewBox="0 0 162 179" svg:d="M22 179v-9c4 0 4 0 4 0 4 0 4 0 4-4 5 0 5 0 5 0 0-5 4-5 4-5 0-4 0-8 0-8 4-4 4-9 4-13l30-128h-21c-5 0-5 0-9 0 0 0-4 0-4 4-4 0-4 0-4 0-5 5-5 5-5 9-4 0-4 4-8 8 0 5-4 9-4 13h-18l13-46h149l-8 46h-17v-8-5-4c0-4 0-4 0-4 0-4 0-4 0-4 0-5-5-5-5-5v-4c-4 0-4 0-4 0-4 0-4 0-8 0h-22l-29 128c0 4 0 9 0 13 0 0 0 4 0 8v5c4 4 4 4 8 4h4v9z">
          <text:p/>
        </draw:path>
        <draw:path draw:style-name="gr1" draw:text-style-name="P1" draw:layer="layout" svg:width="0.14cm" svg:height="0.186cm" svg:x="5.682cm" svg:y="8.289cm" svg:viewBox="0 0 141 187" svg:d="M141 179v4h-4c0 0-5 0-9 0 0 0-4 0-8 0h-4v-4-18c-9 8-17 12-26 18-9 4-18 8-31 8-8 0-17 0-21-4-8 0-17-4-21-10-4-4-9-12-13-16 0-9-4-13-4-22 0-12 4-21 8-25 5-9 9-13 17-17 5-4 17-8 26-13 12 0 21-4 39-4h21v-13c0-4 0-12 0-17-4-4-4-8-8-12s-9-4-13-9c-5 0-9 0-18 0s-17 0-21 0c-4 5-13 5-17 9-4 0-9 4-13 4 0 4-4 4-4 4h-4c0-4 0-4 0-4 0 0-5 0-5-4v-4c0-5 0-5 0-9 5 0 5-4 5-4 4 0 4-4 8-4 4-5 9-5 17-9 4 0 9-4 17-4 4 0 13 0 21 0 9 0 23 0 31 4 9 0 17 4 21 9 4 8 9 12 13 21 0 8 0 17 0 29zM111 101h-26c-9 0-17 0-26 0-4 0-8 5-12 9-5 0-9 4-9 8-4 5-4 9-4 13 0 9 4 17 8 21 5 9 13 9 21 9 9 0 18 0 27-4 9-5 13-13 21-22z">
          <text:p/>
        </draw:path>
        <draw:path draw:style-name="gr1" draw:text-style-name="P1" draw:layer="layout" svg:width="0.149cm" svg:height="0.182cm" svg:x="5.881cm" svg:y="8.289cm" svg:viewBox="0 0 150 183" svg:d="M150 179v4h-4-5c0 0-4 0-8 0s-4 0-9 0h-4c0-4 0-4 0-4v-103c0-8-4-17-4-21 0-9-5-13-10-17 0-5-4-9-8-9-4-4-13-4-17-4-9 0-17 4-26 8-4 5-12 13-21 26v120c0 0-4 0-4 4-4 0-4 0-4 0-5 0-5 0-9 0s-8 0-8 0h-5-4c0-4 0-4 0-4v-171c0-4 0-4 0-4h4c0-4 0-4 5-4h4c4 0 8 0 8 0 5 0 5 0 5 4h4v4 21c9-12 17-17 30-25 8-4 17-4 25-4 13 0 21 0 31 4 8 4 17 8 21 17 4 4 9 12 9 21 4 9 4 21 4 30z">
          <text:p/>
        </draw:path>
        <draw:path draw:style-name="gr1" draw:text-style-name="P1" draw:layer="layout" svg:width="0.162cm" svg:height="0.267cm" svg:x="6.072cm" svg:y="8.208cm" svg:viewBox="0 0 163 268" svg:d="M163 260v4c-5 0-5 0-5 0h-4c0 0-4 0-8 0h-5c-4 0-4 0-4 0h-4c0-4 0-4 0-4v-21c-9 8-18 16-31 21-8 4-17 8-29 8-13 0-26-4-34-8-9-5-13-9-22-17-4-9-8-21-12-30 0-13-5-25-5-38 0-14 5-26 9-39 0-13 4-22 13-30 4-8 12-17 21-21 13-4 21-4 34-4 8 0 17 0 25 4 9 4 17 13 27 21v-102c0-4 4-4 4-4h4c4 0 4 0 9 0 4 0 4 0 8 0h4v4c5 0 5 0 5 0zM129 140c-10-13-18-21-27-26-4-4-12-8-21-8-8 0-17 0-21 4-9 4-13 9-13 17-4 4-8 13-8 22-5 8-5 17-5 26 0 8 0 17 5 21 0 9 0 17 4 26 4 4 8 8 13 12 8 5 12 9 21 9 4 0 8 0 13-4 4 0 8 0 12-5 5-4 9-8 13-12 4-5 9-9 14-13z">
          <text:p/>
        </draw:path>
        <draw:path draw:style-name="gr1" draw:text-style-name="P1" draw:layer="layout" svg:width="0.157cm" svg:height="0.254cm" svg:x="6.378cm" svg:y="8.289cm" svg:viewBox="0 0 158 255" svg:d="M158 89c0 17 0 29-4 42s-9 21-13 30c-9 8-18 12-26 17-9 4-22 8-30 8-9 0-13 0-17 0-4-4-9-4-13-4-4-4-8-9-13-9-4-4-8-8-12-12v85 5c-5 0-5 0-9 0l-4 4c-4 0-8-4-8-4-5 0-5 0-5 0-4 0-4 0-4 0v-5-238c0-4 0-4 0-4h4c0-4 0-4 5-4h4c4 0 4 0 8 0l4 4v4 21c9-4 13-8 17-12 5-5 9-9 13-13 9 0 13-4 17-4s9 0 17 0c13 0 21 0 30 4 8 4 17 13 22 21 9 8 13 17 13 30 4 8 4 21 4 34zM123 93c0-8 0-17 0-25-4-9-4-17-8-22-5-8-9-13-13-17-5-4-13-4-21-4-5 0-9 0-13 0 0 4-4 4-9 8-4 0-8 5-12 9-5 4-13 9-17 17v68c8 8 17 17 25 25 9 5 17 9 26 9 8 0 12-4 21-9 4-4 8-8 13-12 4-9 4-13 8-22 0-8 0-17 0-25z">
          <text:p/>
        </draw:path>
        <draw:path draw:style-name="gr1" draw:text-style-name="P1" draw:layer="layout" svg:width="0.148cm" svg:height="0.263cm" svg:x="6.582cm" svg:y="8.208cm" svg:viewBox="0 0 149 264" svg:d="M149 260v4h-4-4c0 0-4 0-9 0 0 0-4 0-8 0h-4c0-4 0-4 0-4v-102c0-8-5-17-5-21 0-9-4-13-8-17 0-5-4-9-9-9-4-4-13-4-17-4-8 0-17 4-25 8-4 5-13 13-21 26v119l-5 4h-4c-4 0-4 0-8 0s-4 0-9 0h-4-5c0-4 0-4 0-4v-256-4h5 4c5 0 5 0 9 0s4 0 8 0h4c5 4 5 4 5 4v103c8-8 17-17 25-21 9-4 17-4 30-4 8 0 17 0 25 4 9 4 17 8 22 17 4 4 8 12 8 21 4 9 4 21 4 30z">
          <text:p/>
        </draw:path>
        <draw:path draw:style-name="gr1" draw:text-style-name="P1" draw:layer="layout" svg:width="0.144cm" svg:height="0.186cm" svg:x="6.773cm" svg:y="8.289cm" svg:viewBox="0 0 145 187" svg:d="M145 179l-4 4h-4c0 0-5 0-9 0 0 0-4 0-8 0h-5v-4-18c-8 8-17 12-25 18-9 4-17 8-31 8-8 0-17 0-21-4-9 0-17-4-21-10-4-4-9-12-13-16 0-9-4-13-4-22 0-12 4-21 8-25 5-9 9-13 17-17 4-4 17-8 26-13 12 0 22-4 39-4h21v-13c0-4 0-12 0-17-4-4-4-8-8-13-5-4-9-4-13-8-4 0-9 0-17 0-10 0-18 0-22 0-5 4-13 4-17 8-5 0-9 5-13 5 0 4-4 4-4 4h-4c0-4 0-4 0-4 0 0-5 0-5-5v-4c0-4 0-4 0-8 5 0 5-4 5-4 4 0 4-5 8-5 4-4 8-4 17-8 4 0 8-4 17-4 4 0 14 0 22 0 9 0 21 0 30 4 8 0 17 4 21 8 4 9 9 13 13 21 0 9 4 18 4 30zM111 101h-25c-9 0-17 0-23 0-8 0-12 5-17 9-4 0-8 4-8 8-4 5-4 9-4 13 0 9 4 17 8 21 4 9 13 9 27 9 4 0 12 0 21-4 8-5 13-13 21-22z">
          <text:p/>
        </draw:path>
        <draw:path draw:style-name="gr1" draw:text-style-name="P1" draw:layer="layout" svg:width="0.123cm" svg:height="0.186cm" svg:x="6.96cm" svg:y="8.289cm" svg:viewBox="0 0 124 187" svg:d="M124 131c0 9-5 17-9 26 0 4-5 12-14 16-4 6-12 10-21 10-8 4-17 4-25 4-9 0-13 0-17 0-9-4-13-4-17-4-4-4-9-4-13-4 0-6-4-6-4-6 0-4-4-4-4-8 0 0 0-4 0-8v-5c0-4 0-4 0-4 0 0 0-4 4-4 0 0 4 0 8 4 0 0 5 4 9 4 4 5 8 5 12 5 9 4 13 4 22 4 4 0 8 0 12 0 5-4 9-4 13-9 4 0 4-4 9-8 0 0 0-4 0-9 0-8 0-8-5-12 0-5-4-9-8-9-4-4-9-4-13-8-4 0-13-5-17-5-4-4-8-4-17-8-4-4-8-8-12-8-5-5-9-9-9-17-4-5-4-13-4-17 0-9 0-18 4-22 0-4 4-12 13-17 4-4 8-8 17-8 8-4 17-4 29-4 5 0 9 0 13 0s9 0 13 4c4 0 4 0 8 0 5 4 5 4 5 4 4 0 4 4 4 4 0 5 0 5 0 5 0 4 0 4 0 8v4 4h-4-5c0 0-4-4-8-4s-9-4-13-4-8-4-13-4c-8 0-12 0-17 4-4 0-4 0-8 4-4 0-4 4-9 9 0 4 0 4 0 8 0 5 0 9 5 13 0 4 4 9 8 9 4 4 9 4 17 8 4 0 9 4 13 4 8 5 13 5 17 9s8 4 13 8c4 4 9 9 13 17 0 4 5 9 5 17z">
          <text:p/>
        </draw:path>
        <draw:path draw:style-name="gr1" draw:text-style-name="P1" draw:layer="layout" svg:width="0.162cm" svg:height="0.186cm" svg:x="7.112cm" svg:y="8.289cm" svg:viewBox="0 0 163 187" svg:d="M163 85c0 4-5 8-5 12-4 0-4 0-8 0h-116c0 13 0 21 5 26 0 8 4 17 8 21s14 8 18 13c9 4 17 4 25 4 9 0 17 0 26 0 4-4 8-4 13-9 4 0 8 0 13-4 4 0 4 0 8 0 0 0 4 0 4 4 0 5 0 5 0 9v4 4c-4 0-4 4-4 4 0 0-4 0-4 6-4 0-9 0-13 4-9 0-13 0-21 4-9 0-13 0-22 0-16 0-29 0-39-4-12-4-21-14-25-22-9-4-13-17-17-26-4-12-9-25-9-42 0-13 5-30 9-38 4-13 8-22 17-30 4-8 13-17 25-21 10-4 23-4 35-4 13 0 26 0 34 4 9 4 17 13 22 17 8 8 12 17 16 25 0 13 5 22 5 34zM129 76c0-17-5-30-9-38-8-9-21-17-34-17-8 0-17 4-21 4-8 4-14 8-18 13-4 4-4 13-8 17 0 8-5 13-5 21z">
          <text:p/>
        </draw:path>
        <draw:path draw:style-name="gr1" draw:text-style-name="P1" draw:layer="layout" svg:width="0.14cm" svg:height="0.186cm" svg:x="7.397cm" svg:y="8.289cm" svg:viewBox="0 0 141 187" svg:d="M141 179v4h-4c0 0-5 0-9 0 0 0-4 0-8 0h-5v-4-18c-8 8-17 12-26 18-9 4-17 8-30 8-8 0-17 0-21-4-9 0-17-4-21-10-5-4-9-12-13-16 0-9-4-13-4-22 0-12 4-21 8-25 4-9 9-13 17-17 4-4 17-8 26-13 12 0 21-4 38-4h22v-13c0-4 0-12 0-17-4-4-4-8-8-13-5-4-10-4-14-8-4 0-9 0-17 0-9 0-17 0-21 0-9 4-13 4-17 8-5 0-9 5-13 5 0 4-4 4-4 4h-5c0-4 0-4 0-4-4 0-4 0-4-5v-4c0-4 0-4 0-8l4-4c5 0 5-5 9-5 4-4 8-4 17-8 4 0 9-4 17-4 4 0 13 0 21 0 9 0 22 0 31 4 8 0 17 4 21 8 4 9 9 13 13 21 0 9 0 18 0 30zM111 101h-26c-9 0-17 0-26 0-4 0-8 5-12 9-5 0-9 4-9 8-4 5-4 9-4 13 0 9 4 17 8 21 5 9 13 9 21 9 9 0 17 0 26-4 9-5 14-13 22-22z">
          <text:p/>
        </draw:path>
        <draw:path draw:style-name="gr1" draw:text-style-name="P1" draw:layer="layout" svg:width="0.149cm" svg:height="0.182cm" svg:x="7.596cm" svg:y="8.289cm" svg:viewBox="0 0 150 183" svg:d="M150 179v4h-4-5c0 0-4 0-8 0s-4 0-8 0h-5c0-4-4-4-4-4v-103c0-8 0-17 0-21 0-9-4-13-9-17 0-5-4-9-8-9-4-4-13-4-17-4-9 0-17 4-25 8-9 5-13 13-26 26v120 4c-4 0-4 0-4 0-5 0-5 0-10 0-4 0-8 0-8 0-5 0-5 0-5 0h-4c0-4 0-4 0-4v-171c0-4 0-4 0-4h4c0-4 0-4 5-4h4c4 0 9 0 9 0 5 0 5 0 5 4h4v4 21c9-12 17-17 30-25 8-4 17-4 25-4 13 0 21 0 30 4s17 8 21 17c4 4 9 12 9 21 4 9 4 21 4 30z">
          <text:p/>
        </draw:path>
        <draw:path draw:style-name="gr1" draw:text-style-name="P1" draw:layer="layout" svg:width="0.161cm" svg:height="0.254cm" svg:x="7.783cm" svg:y="8.289cm" svg:viewBox="0 0 162 255" svg:d="M162 12c0 5 0 9-4 13h-4-25c8 4 8 13 12 17 0 4 0 13 0 17 0 9 0 17-4 26-4 8-8 16-13 21-4 4-13 8-21 12-9 0-17 5-26 5-8 0-16-5-21-5-8 0-12-4-17-8 0 4 0 8-4 8 0 5 0 9 0 13s0 4 4 9c5 4 9 4 17 4l47 4c8 0 13 0 21 4 9 0 13 5 17 9 9 4 13 8 13 12 4 5 4 13 4 22 0 8 0 12-4 21s-9 13-13 18c-8 8-17 12-30 12-8 5-21 9-34 9-16 0-25-4-38-4-8-5-18-9-22-13-9 0-13-9-13-13-4-4-4-13-4-18 0-4 0-8 0-12 0-5 0-9 4-13 0-4 4-4 9-9 4-4 4-8 8-12-4 0-8-4-13-9-4-4-4-12-4-17 0-8 0-12 4-21 5-4 9-13 13-17-4-4-8-8-8-17-5-4-5-12-5-21 0-8 0-17 5-26 4-8 8-12 14-16 8-9 12-13 21-13 8-4 17-4 29-4 5 0 9 0 13 0s9 0 13 0h51c4 0 4 4 4 4 4 4 4 4 4 8zM111 59c0-13-4-21-8-26-9-8-17-12-30-12-4 0-8 4-12 4-5 4-9 4-13 8-4 5-4 9-4 13-5 5-5 9-5 13 0 13 5 21 9 30 8 4 17 8 29 8 5 0 9 0 13-4 9 0 9-4 13-8 4 0 4-5 8-13 0-4 0-9 0-13zM129 195c0-9-5-13-9-17-9-5-17-5-26-5l-42-4c-4 4-8 9-13 9 0 4-4 8-4 8-4 4-4 9-4 9 0 4 0 4 0 8 0 9 4 13 13 18 8 4 17 8 33 8 9 0 17 0 26-4 4 0 8-4 13-4 4-5 8-9 8-14 5-4 5-8 5-12z">
          <text:p/>
        </draw:path>
        <draw:path draw:style-name="gr1" draw:text-style-name="P1" draw:layer="layout" svg:width="0.029cm" svg:height="0.263cm" svg:x="7.983cm" svg:y="8.208cm" svg:viewBox="0 0 30 264" svg:d="M30 260v4c-4 0-4 0-4 0-4 0-8 0-8 0-5 0-9 0-9 0-5 0-5 0-5 0-4 0-4 0-4 0 0-4 0-4 0-4v-256-4h4 5c0 0 4 0 9 0 0 0 4 0 8 0h4c0 4 0 4 0 4z">
          <text:p/>
        </draw:path>
        <draw:path draw:style-name="gr1" draw:text-style-name="P1" draw:layer="layout" svg:width="0.161cm" svg:height="0.186cm" svg:x="8.059cm" svg:y="8.289cm" svg:viewBox="0 0 162 187" svg:d="M162 85c0 4-4 8-4 12-4 0-4 0-8 0h-116c0 13 0 21 4 26 0 8 5 17 9 21s13 9 17 13c9 4 18 4 26 4 9 0 17 0 26 0 4-4 8-4 13-8 8 0 8 0 12-5 4 0 4 0 9 0 0 0 4 0 4 5 0 4 0 4 0 8v4 4c-4 0-4 6-4 6 0 0-5 0-5 4-4 0-8 0-12 4-9 0-13 0-21 4-9 0-13 0-22 0-17 0-30 0-39-4-13-4-21-14-25-22-9-4-13-17-17-25-5-13-9-26-9-43 0-13 4-30 9-38 4-13 8-21 17-30 4-8 12-17 25-21 9-4 22-4 35-4s26 0 34 4c9 4 17 13 21 17 9 9 13 17 17 25 0 13 4 22 4 34zM129 76c0-17-5-30-9-38-8-8-21-17-34-17-9 0-18 4-22 4-9 5-13 9-17 13s-4 13-9 17c0 8-4 13-4 21z">
          <text:p/>
        </draw:path>
        <draw:path draw:style-name="gr1" draw:text-style-name="P1" draw:layer="layout" svg:width="0.157cm" svg:height="0.267cm" svg:x="8.356cm" svg:y="8.208cm" svg:viewBox="0 0 158 268" svg:d="M158 170c0 18 0 30-4 43s-8 21-17 30c-4 8-13 12-21 17-9 4-22 8-30 8s-13 0-17 0c-4-4-8-4-13-8-4 0-8-5-13-9s-13-8-17-12v21 4c-4 0-4 0-4 0-5 0-5 0-9 0s-4 0-9 0h-4c0-4 0-4 0-4v-256-4c4 0 4 0 9 0h4c4 0 9 0 9 0 4 0 4 0 4 0 4 0 4 0 4 0 0 4 0 4 0 4v102c4-4 13-8 18-13 4-4 8-4 13-8 4 0 8-4 12-4 5 0 9 0 17 0 13 0 21 0 30 4 9 8 17 13 21 21 5 8 9 17 13 30s4 21 4 34zM124 175c0-9 0-18 0-26-4-9-4-17-8-22-5-8-9-13-13-17s-13-4-21-4c-4 0-9 0-13 0-4 4-8 4-13 8 0 0-8 5-13 9s-9 9-13 17v69c8 8 18 17 26 25 9 5 17 9 26 9 8 0 12-4 21-9 4-4 8-8 13-12 4-9 4-13 8-22 0-8 0-17 0-25z">
          <text:p/>
        </draw:path>
        <draw:path draw:style-name="gr1" draw:text-style-name="P1" draw:layer="layout" svg:width="0.162cm" svg:height="0.186cm" svg:x="8.547cm" svg:y="8.289cm" svg:viewBox="0 0 163 187" svg:d="M163 85c0 4-5 8-5 12-4 0-8 0-8 0h-116c0 13 0 21 4 26 0 8 5 17 9 21s8 8 17 13c9 4 18 4 26 4 9 0 17 0 21 0 9-4 13-4 18-9 4 0 8 0 12-4 5 0 5 0 9 0l4 4c0 5 0 5 0 9v4 4h-4v4c0 0-4 0-4 6-5 0-9 0-17 4-5 0-9 0-18 4-8 0-16 0-21 0-17 0-30 0-39-4-13-4-21-14-25-22-9-4-13-17-17-26-5-12-9-25-9-42 0-13 4-30 9-38 4-13 8-22 17-30 4-8 12-17 25-21 9-4 22-4 35-4s25 0 34 4 17 13 21 17c9 8 13 17 17 25 0 13 5 22 5 34zM129 76c0-17-5-30-9-38-9-9-21-17-38-17-4 0-13 4-18 4-9 4-13 8-17 13-4 4-4 13-9 17 0 8-4 13-4 21z">
          <text:p/>
        </draw:path>
        <draw:path draw:style-name="gr1" draw:text-style-name="P1" draw:layer="layout" svg:width="0.11cm" svg:height="0.233cm" svg:x="8.73cm" svg:y="8.242cm" svg:viewBox="0 0 111 234" svg:d="M111 213c0 4 0 8 0 8 0 5-4 5-4 5 0 0 0 4-4 4h-5c-4 4-8 4-8 4-4 0-9 0-9 0-13 0-17 0-25-4-5 0-13-4-17-9-4-8-4-12-9-21 0-4 0-12 0-25v-97h-26l-4-5c0-4 0-4 0-8s0-4 0-9v-4c4 0 4-4 4-4h26v-39-5c5 0 5 0 9-4h4c4 0 8 0 8 0 5 4 5 4 5 4 4 0 4 0 4 0v5 39h43c4 0 4 0 4 4h4v4c0 0 0 5 0 9s0 4 0 8c-4 0-4 5-8 5h-43v93c0 12 4 21 4 25 4 9 13 13 22 13 0 0 4 0 8-4h4 5c0-5 4-5 4-5 0 5 4 5 4 5v4z">
          <text:p/>
        </draw:path>
        <draw:path draw:style-name="gr1" draw:text-style-name="P1" draw:layer="layout" svg:width="0.259cm" svg:height="0.182cm" svg:x="8.861cm" svg:y="8.289cm" svg:viewBox="0 0 260 183" svg:d="M260 8c0 4 0 4 0 4l-51 167v4c-4 0-4 0-4 0-4 0-4 0-8 0 0 0-5 0-9 0s-8 0-8 0c-5 0-5 0-9 0h-4c0-4 0-4 0-4l-34-128h-4l-30 128c-4 0-4 0-4 4h-4-5c-4 0-8 0-13 0 0 0-4 0-8 0h-4c-5 0-5 0-5 0 0-4 0-4-4-4l-47-167c0 0-5 0-5-4s0-4 0-4c5 0 5 0 5-4h4c4 0 4 0 8 0 5 0 5 0 9 0 0 0 4 0 4 4h4v4l44 140 38-140c0-4 0-4 0-4h4c0-4 0-4 4-4 0 0 5 0 9 0h4c4 0 4 0 9 4v4l42 140 43-140c0-4 0-4 0-4h4c0-4 0-4 4-4 0 0 4 0 9 0 4 0 4 0 8 0h4c0 4 0 4 0 4z">
          <text:p/>
        </draw:path>
        <draw:path draw:style-name="gr1" draw:text-style-name="P1" draw:layer="layout" svg:width="0.157cm" svg:height="0.186cm" svg:x="9.146cm" svg:y="8.289cm" svg:viewBox="0 0 158 187" svg:d="M158 85c0 4 0 8 0 12-4 0-9 0-9 0h-116c0 13 0 21 5 26 0 8 5 17 9 21 5 4 9 8 17 13 9 4 17 4 26 4 8 0 17 0 21 0 8-4 13-4 17-9 4 0 8 0 13-4 4 0 4 0 4 0 4 0 4 0 4 0v4c5 0 5 0 5 0 0 5 0 5 0 9v4 4c-5 0-5 0-5 0v4c0 0-4 0-8 6 0 0-5 0-13 4-4 0-9 0-17 4-9 0-17 0-25 0-13 0-26 0-34-4-14-4-23-14-31-22-4-4-13-17-13-26-4-12-8-25-8-42 0-13 4-30 8-38 0-13 9-22 13-30 8-8 17-17 31-21 8-4 21-4 34-4 12 0 21 0 33 4 9 4 17 13 22 17 8 8 13 17 13 25 4 13 4 22 4 34zM128 76c0-17-4-30-13-38-4-9-17-17-34-17-8 0-12 4-21 4-4 4-8 8-13 13-4 4-9 13-9 17-5 8-5 13-5 21z">
          <text:p/>
        </draw:path>
        <draw:path draw:style-name="gr1" draw:text-style-name="P1" draw:layer="layout" svg:width="0.157cm" svg:height="0.186cm" svg:x="9.341cm" svg:y="8.289cm" svg:viewBox="0 0 158 187" svg:d="M158 85c0 4 0 8-4 12 0 0-4 0-9 0h-111c0 13 0 21 4 26 0 8 4 17 9 21 4 4 8 8 17 13 8 4 17 4 25 4 10 0 18 0 22 0 9-4 13-4 17-9 5 0 9 0 13-4h4 5v4c0 5 4 5 4 9 0 0 0 4-4 4v4 4c0 0-5 0-9 6-4 0-8 0-13 4-4 0-12 0-17 4-8 0-17 0-26 0-13 0-26 0-38-4-9-4-17-14-26-22-8-4-12-17-17-26-4-12-4-25-4-42 0-13 0-30 4-38 5-13 13-22 17-30 9-8 17-17 26-21 12-4 21-4 34-4 18 0 26 0 39 4 8 4 17 13 21 17 4 8 13 17 13 25 4 13 4 22 4 34zM128 76c0-17-4-30-12-38-9-9-17-17-35-17-9 0-13 4-22 4-4 4-8 8-12 13-5 4-9 13-9 17-4 8-4 13-4 21z">
          <text:p/>
        </draw:path>
        <draw:path draw:style-name="gr1" draw:text-style-name="P1" draw:layer="layout" svg:width="0.149cm" svg:height="0.182cm" svg:x="9.549cm" svg:y="8.289cm" svg:viewBox="0 0 150 183" svg:d="M150 179l-6 4h-4c-4 0-4 0-8 0-5 0-5 0-9 0h-4-4c0-4 0-4 0-4v-103c0-8 0-17 0-21-5-9-5-13-9-17-4-5-4-9-12-9-5-4-9-4-13-4-9 0-17 4-26 8-8 5-17 13-25 26v120 4h-4-5c0 0-4 0-8 0h-4c-5 0-5 0-5 0-4 0-4 0-4 0 0-4 0-4 0-4v-171c0-4 0-4 0-4 4-4 4-4 9-4h4c4 0 4 0 8 0 0 0 5 0 5 4v4 21c12-12 21-17 29-25 13-4 22-4 30-4 13 0 21 0 30 4 8 4 12 8 17 17 8 4 8 12 12 21 0 9 6 21 6 30z">
          <text:p/>
        </draw:path>
        <draw:path draw:style-name="gr1" draw:text-style-name="P1" draw:layer="layout" svg:width="0.221cm" svg:height="0.263cm" svg:x="9.829cm" svg:y="8.212cm" svg:viewBox="0 0 222 264" svg:d="M81 0l-4 9c-4 0-9 4-13 4-4 4-4 9-4 13-5 4-5 8-5 18 0 4 0 8 0 17l9 140v17l80-149c9-8 9-17 13-25 5-5 5-10 5-14 0-13-9-17-22-21l4-9h78v9c-4 0-9 0-13 4 0 0-4 4-8 9-4 8-9 17-17 30l-124 212h-26l-13-212c0-8 0-18-4-22 0-8 0-13-4-13-4-4-8-8-13-8v-9z">
          <text:p/>
        </draw:path>
        <draw:path draw:style-name="gr1" draw:text-style-name="P1" draw:layer="layout" svg:width="0.157cm" svg:height="0.186cm" svg:x="10.067cm" svg:y="8.289cm" svg:viewBox="0 0 158 187" svg:d="M133 46c0-13-5-21-9-25-8-4-17-9-30-9-8 0-17 5-25 9-4 4-10 12-10 21 0 4 0 9 6 9 0 4 4 8 8 12 4 5 13 9 21 17 9 5 17 9 22 13 4 4 8 8 8 13 4 4 4 8 9 12 0 5 0 9 0 13 0 13 0 21-9 30-4 8-13 18-25 22-9 0-22 4-34 4-10 0-23 0-31-4-13 0-21-4-34-10l8-38h13c0 13 5 22 13 26 4 8 17 8 31 8 12 0 21 0 29-8 5-4 9-13 9-21 0-5 0-9-4-13 0-4-5-9-9-13s-13-8-21-17c-10-4-18-8-22-12-9-9-9-13-13-17-4-5-4-13-4-22 0-8 0-17 8-25 4-9 13-13 21-17 14-4 23-4 35-4 13 0 26 0 34 0 9 0 22 4 30 8l-8 38z">
          <text:p/>
        </draw:path>
        <draw:path draw:style-name="gr1" draw:text-style-name="P1" draw:layer="layout" svg:width="0.195cm" svg:height="0.191cm" svg:x="10.347cm" svg:y="8.284cm" svg:viewBox="0 0 196 192" svg:d="M146 13l16-13 13 5-29 123c0 8-5 21-5 25s5 9 5 13c0 0 4 4 8 4s8-4 13-4c4-4 8-13 17-21l12 12c-12 13-21 22-29 27-9 4-17 8-26 8-8 0-17-4-21-8-4-5-9-14-9-22 0-5 5-13 5-22-13 17-26 30-35 39-13 9-26 13-34 13-17 0-25-4-34-17-9-9-13-26-13-43 0-21 4-42 13-64 9-21 21-38 34-46 17-13 34-22 52-22 8 0 17 5 25 5 5 4 13 4 22 8zM129 73c0-5 4-9 4-13s0-9 0-13c0-13-4-17-9-21-4-4-8-9-21-9s-26 5-35 17c-13 9-17 26-25 43-5 17-9 34-9 51 0 12 4 25 4 29 5 9 13 13 22 13 8 0 17-4 21-13 9-8 18-17 26-29 9-13 17-30 22-47z">
          <text:p/>
        </draw:path>
        <draw:path draw:style-name="gr1" draw:text-style-name="P1" draw:layer="layout" svg:width="0.212cm" svg:height="0.191cm" svg:x="10.551cm" svg:y="8.284cm" svg:viewBox="0 0 213 192" svg:d="M47 68c4-12 4-21 4-30 0-4 0-8-4-12 0 0-5 0-9 0 0 0-4 0-8 4-5 4-13 8-21 17l-9-13c9-8 21-21 30-25 4-4 12-9 25-9 9 0 13 5 17 9 4 8 9 13 9 21s0 17-5 21v5c13-18 26-34 39-43 8-4 21-8 34-8s22 0 26 8c8 9 13 17 13 30 0 4-5 17-9 34l-13 46c0 17-4 26-4 30s0 9 4 13c0 0 5 4 9 4s4-4 8-4c9-4 13-13 22-21l8 12c-8 13-17 22-25 27-9 4-17 8-30 8-9 0-14-4-22-8-4-9-4-14-4-27 0-4 0-17 4-34l8-33c5-13 5-22 9-26 0-4 0-13 0-13 0-8 0-17-4-21-5-4-9-4-17-4-5 0-9 0-17 4-5 4-13 13-17 21-9 9-13 17-17 26-5 8-9 17-13 29l-17 82h-34z">
          <text:p/>
        </draw:path>
        <draw:path draw:style-name="gr1" draw:text-style-name="P1" draw:layer="layout" svg:width="0.195cm" svg:height="0.275cm" svg:x="10.789cm" svg:y="8.2cm" svg:viewBox="0 0 196 276" svg:d="M115 225c-12 17-25 30-34 38-12 9-25 13-34 13-18 0-26-4-35-17-8-8-12-25-12-42 0-21 4-43 12-65 9-21 23-38 40-46 12-13 29-22 46-22 9 0 17 5 21 5 9 0 17 4 22 8l8-42c5-4 5-9 5-17 0-4 0-9 0-13s0-4 0-8c0 0-5-5-9-5 0 0-4 0-13 0l4-12h47 13l-51 213c0 12-4 21-4 25s4 9 4 13c0 0 4 4 9 4 4 0 8-4 12-4 5-4 9-13 17-21l13 12c-13 13-21 21-30 26-8 4-17 8-25 8-9 0-17-4-22-8-4-5-8-13-8-21 0-5 4-13 4-22zM128 157c0-9 4-17 4-26 0-13-4-17-8-21-5-4-13-9-21-9-13 0-26 5-34 17-9 9-17 26-26 43-4 17-8 35-8 52 0 12 4 25 4 29 4 9 13 13 21 13 4 0 9-4 13-4 0 0 4-4 13-9 4-4 8-8 12-12 5-9 5-13 9-17 4-5 8-13 12-22 0-9 5-17 9-26z">
          <text:p/>
        </draw:path>
        <draw:path draw:style-name="gr1" draw:text-style-name="P1" draw:layer="layout" svg:width="0.127cm" svg:height="0.259cm" svg:x="11.103cm" svg:y="8.212cm" svg:viewBox="0 0 128 260" svg:d="M65 205c0 8-5 13-5 17s0 8 0 13c0 4 0 8 5 12 4 0 8 4 12 4v9h-77v-9c8 0 8-4 13-4s5-4 5-8c4 0 4-4 8-9 0-4 0-12 5-25l34-150c0-12 4-21 4-29 0-4-4-9-4-13-5-4-9-4-17-4l4-9h76l-4 9c-4 0-8 4-8 4-5 0-5 4-9 4 0 5 0 9-4 13 0 4-5 13-5 25z">
          <text:p/>
        </draw:path>
        <draw:path draw:style-name="gr1" draw:text-style-name="P1" draw:layer="layout" svg:width="0.161cm" svg:height="0.178cm" svg:x="11.243cm" svg:y="8.374cm" svg:viewBox="0 0 162 179" svg:d="M17 179v-9c4 0 4 0 8 0l5-4c4-5 4-5 4-5 0-4 0-8 4-8 0-4 0-9 0-13l30-128h-21-5c-4 0-4 0-8 4h-4c0 5-5 5-5 9-4 0-4 4-4 8-4 5-4 9-8 13h-13l8-46h154l-13 46h-12v-8-5c0 0 0-4-5-4 0-4 0-4 0-4 0-4 0-4 0-4 0-5 0-5-4-5v-4h-4-4-27l-25 128c-5 4-5 9-5 13 0 0 0 4 0 8v5h5c0 4 0 4 4 4 0 0 4 0 9 0l-5 9z">
          <text:p/>
        </draw:path>
        <draw:path draw:style-name="gr1" draw:text-style-name="P1" draw:layer="layout" svg:width="0.144cm" svg:height="0.245cm" svg:x="3.211cm" svg:y="14.444cm" svg:viewBox="0 0 145 246" svg:d="M145 234c0 4 0 4 0 8l-4 4h-4-129-4l-4-4c0-4 0-4 0-8v-5l4-4v-4h4 53v-188l-48 30c-5 0-5 0-9 0s-4 0-4-4c0 0 0-4 0-9v-4-4h4c0-4 0-4 0-4l61-38h4 4 4c5 0 5 0 9 0h4l4 4v217h43 4c0 4 0 4 0 4 4 0 4 4 4 4z">
          <text:p/>
        </draw:path>
        <draw:path draw:style-name="gr1" draw:text-style-name="P1" draw:layer="layout" svg:width="0.178cm" svg:height="0.251cm" svg:x="3.385cm" svg:y="14.443cm" svg:viewBox="0 0 179 252" svg:d="M179 178c0 6 0 10 0 10-4 4-4 4-8 4h-26v51c0 4 0 4 0 4h-4l-4 5c-4 0-4 0-9 0-4 0-4 0-8 0l-4-5c-5 0-5 0-5-4v-51h-102c-5 0-5 0-5-4l-4-4v-6c0-4 0-4 0-8 0 0 0-4 4-4v-4c0-5 0-5 0-5l91-152c4 0 4 0 4 0l4-5c4 0 4 0 8 0 0 0 5 0 9 0s8 0 13 0c0 0 4 0 8 0 0 5 0 5 4 5v4 157h26c4 0 4 0 8 0 0 4 0 8 0 12zM111 30l-81 136h81z">
          <text:p/>
        </draw:path>
        <draw:path draw:style-name="gr1" draw:text-style-name="P1" draw:layer="layout" svg:width="0.042cm" svg:height="0.047cm" svg:x="3.606cm" svg:y="14.647cm" svg:viewBox="0 0 43 48" svg:d="M43 26c0 9-4 13-4 17-4 0-8 5-18 5-8 0-12-5-17-5-4-4-4-8-4-17 0-8 0-16 4-21 5 0 9-5 17-5 10 0 14 5 18 5 0 5 4 9 4 21z">
          <text:p/>
        </draw:path>
        <draw:path draw:style-name="gr1" draw:text-style-name="P1" draw:layer="layout" svg:width="0.127cm" svg:height="0.25cm" svg:x="3.848cm" svg:y="14.443cm" svg:viewBox="0 0 128 251" svg:d="M128 17v5 4 4c-4 0-4 0-4 0h-89v85h85c4 0 4 0 4 0 0 4 0 4 0 4 0 4 0 4 0 8v5c0 4 0 4 0 4 0 0 0 4-4 4h-85v103c0 0 0 4-5 4 0 0-5 0-5 4-4 0-4 0-8 0s-9 0-9 0c-4 0-4-4-4-4-4 0-4 0-4 0v-4-230c0-4 0-8 4-8 0 0 4-5 9-5h111 4c0 5 0 5 0 5v4c0 4 0 4 0 8z">
          <text:p/>
        </draw:path>
        <draw:path draw:style-name="gr1" draw:text-style-name="P1" draw:layer="layout" svg:width="0.039cm" svg:height="0.255cm" svg:x="4.017cm" svg:y="14.439cm" svg:viewBox="0 0 40 256" svg:d="M36 247c0 4 0 4 0 4-5 0-5 5-5 5-5 0-9 0-9 0-5 0-9 0-9 0-4 0-4-5-4-5h-4v-4-170-4h4 4c0 0 4-5 9-5 0 0 4 0 9 5h5v4zM40 17c0 9 0 13-4 18 0 0-10 4-14 4-9 0-13-4-17-4-5-5-5-9-5-18 0-4 0-12 5-12 4-5 8-5 17-5 4 0 14 0 14 5 4 0 4 8 4 12z">
          <text:p/>
        </draw:path>
        <draw:path draw:style-name="gr1" draw:text-style-name="P1" draw:layer="layout" svg:width="0.149cm" svg:height="0.187cm" svg:x="4.111cm" svg:y="14.507cm" svg:viewBox="0 0 150 188" svg:d="M150 179c0 4 0 4 0 4-5 0-5 0-5 0l-4 5c-4 0-4 0-8 0-5 0-5 0-9 0l-4-5c-4 0-4 0-4-4v-98c0-13 0-22 0-26-5-4-5-13-10-17 0-4-4-4-8-8-5 0-13-4-17-4-9 0-17 4-26 8-8 8-17 13-25 25v120c0 4 0 4 0 4-4 0-4 5-9 5h-4c-4 0-8 0-8 0-5 0-5-5-5-5-4 0-4 0-4 0v-4-170-5h4 5c0-4 4-4 4-4 4 0 8 0 8 4h5 4v5 21c8-9 17-17 25-21 13-9 21-9 30-9 13 0 21 0 31 4 8 5 12 9 21 17 4 5 8 13 8 21 5 9 5 22 5 35z">
          <text:p/>
        </draw:path>
        <draw:path draw:style-name="gr1" draw:text-style-name="P1" draw:layer="layout" svg:width="0.161cm" svg:height="0.267cm" svg:x="4.302cm" svg:y="14.427cm" svg:viewBox="0 0 162 268" svg:d="M162 259c0 4 0 4 0 4-4 0-4 0-4 0l-4 5c0 0-4 0-9 0h-4c-4 0-4-5-4-5h-4v-4-21c-10 8-18 17-31 21-8 9-17 9-30 9s-25 0-34-5c-8-8-12-12-21-21-4-8-8-17-13-29 0-13-4-22-4-34 0-17 4-30 9-43 0-12 4-21 12-29 5-9 13-13 21-21 13-5 22-5 35-5 8 0 17 0 25 5 8 4 17 12 26 21v-103c0 0 5 0 5-4h4c4 0 4 0 8 0 5 0 5 0 9 0h4v4c4 0 4 0 4 0zM128 141c-9-13-18-22-26-26-4-4-13-8-21-8-9 0-17 4-22 8-8 0-12 9-12 13-5 8-9 13-9 21-4 9-4 17-4 26 0 8 0 16 4 25 0 8 0 13 4 21 5 4 9 13 13 17 9 0 13 4 22 4 4 0 8 0 12 0 5-4 9-4 13-8 4 0 8-4 13-9 4-4 8-8 13-17z">
          <text:p/>
        </draw:path>
        <draw:path draw:style-name="gr1" draw:text-style-name="P1" draw:layer="layout" svg:width="0.221cm" svg:height="0.258cm" svg:x="4.582cm" svg:y="14.431cm" svg:viewBox="0 0 222 259" svg:d="M47 242h59c9 0 13 0 17 0 5 0 9-4 13-4 0-4 4-4 9-8 0-4 5-9 9-17 4-4 8-13 13-21h17l-17 67h-167v-8l175-234h-60c-9 0-13 0-17 4-5 0-9 4-13 4-4 5-4 9-8 13-5 9-9 17-17 25h-17l12-63h167v8z">
          <text:p/>
        </draw:path>
        <draw:path draw:style-name="gr1" draw:text-style-name="P1" draw:layer="layout" svg:width="0.161cm" svg:height="0.178cm" svg:x="4.816cm" svg:y="14.592cm" svg:viewBox="0 0 162 179" svg:d="M21 179v-9c4 0 4 0 4 0 4 0 4 0 4 0 5 0 5-4 5-4l4-4c0-4 0-4 0-9 4-4 4-8 4-12l30-128h-21c-5 0-5 0-9 4h-4c-4 0-4 0-4 4-5 0-5 0-5 4-4 4-4 4-8 9 0 4-4 8-4 12h-17l12-46h150l-8 51h-18v-9c0-4 0-4 0-8v-5-4-4l-4-4c-4 0-4 0-4 0-4-4-4-4-8-4h-22l-30 128c0 4 0 8 0 12 0 5 0 5 0 9v4 4c4 0 4 0 8 0h4v9z">
          <text:p/>
        </draw:path>
        <draw:path draw:style-name="gr1" draw:text-style-name="P1" draw:layer="layout" svg:width="0.06cm" svg:height="0.097cm" svg:x="5.1cm" svg:y="14.647cm" svg:viewBox="0 0 61 98" svg:d="M56 0c0 8 5 17 5 25 0 9-5 17-5 27-4 8-8 12-17 21-4 8-17 17-25 25l-14-13c10-4 14-12 18-16 0-5 4-9 4-17 0-6 5-14 5-23 0-12-5-21-5-29z">
          <text:p/>
        </draw:path>
        <draw:path draw:style-name="gr1" draw:text-style-name="P1" draw:layer="layout" svg:width="0.123cm" svg:height="0.258cm" svg:x="5.253cm" svg:y="14.431cm" svg:viewBox="0 0 124 259" svg:d="M64 204c-5 9-5 17-5 21 0 5 0 5 0 9 0 8 0 12 5 12 0 5 8 5 12 5v8h-76v-8c4 0 9 0 13-5l4-4c4-4 4-8 4-12 4-5 4-13 9-26l29-149c5-13 5-21 5-30 0-4 0-8-5-13 0 0-4-4-12-4v-8h77v8c-4 4-8 4-8 4-5 0-5 5-9 5 0 4-4 8-4 12 0 9-4 17-10 26z">
          <text:p/>
        </draw:path>
        <draw:path draw:style-name="gr1" draw:text-style-name="P1" draw:layer="layout" svg:width="0.161cm" svg:height="0.178cm" svg:x="5.389cm" svg:y="14.592cm" svg:viewBox="0 0 162 179" svg:d="M22 179v-9c4 0 4 0 4 0 4 0 4 0 4 0 5 0 5-4 5-4l4-4c0-4 0-4 0-9 4-4 4-8 4-12l30-128h-21c-5 0-5 0-9 4h-4c-4 0-4 0-4 4-5 0-5 0-5 4-4 4-4 4-8 9 0 4-4 8-4 12h-18l13-46h149l-8 51h-17v-9c0-4 0-4 0-8v-5-4-4l-5-4c-4 0-4 0-4 0-4-4-4-4-8-4h-22l-29 128c0 4 0 8 0 12 0 5 0 5 0 9v4 4c4 0 4 0 8 0h4v9z">
          <text:p/>
        </draw:path>
        <draw:path draw:style-name="gr1" draw:text-style-name="P1" draw:layer="layout" svg:width="0.14cm" svg:height="0.187cm" svg:x="5.682cm" svg:y="14.507cm" svg:viewBox="0 0 141 188" svg:d="M141 179c0 4 0 4 0 4l-4 5c0 0-5 0-9 0 0 0-4 0-8 0 0-5 0-5-4-5v-4-17c-9 9-17 17-26 21-9 5-18 5-31 5-8 0-17 0-21-5-8 0-17-4-21-8s-9-9-13-17c0-4-4-13-4-21 0-9 4-17 8-26 5-8 9-13 17-18 5-4 17-8 26-12 12 0 21 0 39 0h21v-17c0-5 0-13 0-17-4-5-4-9-8-13s-9-4-13-8c-5 0-9 0-18 0s-17 0-21 4c-4 0-13 0-17 4-4 0-9 4-13 4 0 4-4 4-4 4h-4v-4c0 0-5 0-5-4v-4c0-4 0-4 0-9 5 0 5 0 5-4 4 0 4-4 8-4 4-4 9-4 17-9 4 0 9 0 17-4 4 0 13 0 21 0 9 0 23 0 31 4 9 0 17 5 21 13 4 4 9 13 13 17 0 8 0 21 0 30zM111 103h-26c-9 0-17 0-26 0-4 4-8 4-12 8-5 5-9 5-9 9-4 4-4 8-4 17 0 8 4 13 8 21 5 4 13 4 21 4 9 0 18 0 27-4s13-13 21-21z">
          <text:p/>
        </draw:path>
        <draw:path draw:style-name="gr1" draw:text-style-name="P1" draw:layer="layout" svg:width="0.149cm" svg:height="0.187cm" svg:x="5.881cm" svg:y="14.507cm" svg:viewBox="0 0 150 188" svg:d="M150 179c0 4 0 4 0 4h-4c0 0 0 5-5 5 0 0-4 0-8 0s-4 0-9 0c0 0 0-5-4-5v-4-98c0-13-4-22-4-26s-5-13-10-17c0-4-4-4-8-8-4 0-13-4-17-4-9 0-17 4-26 8-4 8-12 13-21 25v120c0 4-4 4-4 4-4 0-4 5-4 5-5 0-5 0-9 0s-8 0-8 0l-5-5h-4v-4-170-5h4 5c0-4 4-4 4-4 4 0 8 0 8 4 5 0 5 0 5 0h4v5 21c9-9 17-17 30-21 8-9 17-9 25-9 13 0 21 0 31 4 8 5 17 9 21 17 4 5 9 13 9 21 4 9 4 22 4 35z">
          <text:p/>
        </draw:path>
        <draw:path draw:style-name="gr1" draw:text-style-name="P1" draw:layer="layout" svg:width="0.162cm" svg:height="0.267cm" svg:x="6.072cm" svg:y="14.427cm" svg:viewBox="0 0 163 268" svg:d="M163 259c0 4 0 4 0 4-5 0-5 0-5 0l-4 5c0 0-4 0-8 0h-5c-4 0-4-5-4-5h-4v-4-21c-9 8-18 17-31 21-8 9-17 9-29 9-13 0-26 0-34-5-9-8-13-12-22-21-4-8-8-17-12-29 0-13-5-22-5-34 0-17 5-30 9-43 0-12 4-21 13-29 4-9 12-13 21-21 13-5 21-5 34-5 8 0 17 0 25 5 9 4 17 12 27 21v-103c0 0 4 0 4-4h4c4 0 4 0 9 0 4 0 4 0 8 0h4v4c5 0 5 0 5 0zM129 141c-10-13-18-22-27-26-4-4-12-8-21-8-8 0-17 4-21 8-9 0-13 9-13 13-4 8-8 13-8 21-5 9-5 17-5 26 0 8 0 16 5 25 0 8 0 13 4 21 4 4 8 13 13 17 8 0 12 4 21 4 4 0 8 0 13 0 4-4 8-4 12-8 5 0 9-4 13-9 4-4 9-8 14-17z">
          <text:p/>
        </draw:path>
        <draw:path draw:style-name="gr1" draw:text-style-name="P1" draw:layer="layout" svg:width="0.157cm" svg:height="0.254cm" svg:x="6.378cm" svg:y="14.507cm" svg:viewBox="0 0 158 255" svg:d="M158 89c0 18 0 31-4 43-4 13-9 22-13 30-9 8-18 17-26 21-9 4-22 4-30 4-9 0-13 0-17 0s-9-4-13-4c-4-4-8-4-13-8-4-5-8-9-12-13v85c0 4 0 4 0 4-5 4-5 4-9 4h-4c-4 0-8 0-8 0-5 0-5 0-5-4-4 0-4 0-4 0v-4-239-4h4 5c0-4 0-4 4-4s4 0 8 4h4v4 22c9-5 13-9 17-13 5-4 9-9 13-9 9-4 13-4 17-8 4 0 9 0 17 0 13 0 21 0 30 8 8 5 17 9 22 17 9 9 13 17 13 30 4 13 4 26 4 34zM123 93c0-8 0-17 0-25-4-9-4-13-8-22-5-4-9-12-13-12-5-4-13-9-21-9-5 0-9 0-13 5 0 0-4 0-9 4-4 4-8 4-12 8-5 4-13 13-17 17v69c8 13 17 21 25 26 9 4 17 8 26 8 8 0 12-4 21-4 4-4 8-13 13-17 4-9 4-13 8-21 0-9 0-17 0-27z">
          <text:p/>
        </draw:path>
        <draw:path draw:style-name="gr1" draw:text-style-name="P1" draw:layer="layout" svg:width="0.148cm" svg:height="0.267cm" svg:x="6.582cm" svg:y="14.427cm" svg:viewBox="0 0 149 268" svg:d="M149 259c0 4 0 4 0 4h-4c0 0 0 5-4 5 0 0-4 0-9 0 0 0-4 0-8 0 0 0 0-5-4-5v-4-97c0-13-5-22-5-26s-4-13-8-17c0-4-4-4-9-8-4 0-13-4-17-4-8 0-17 4-25 8-4 8-13 13-21 25v119c0 4 0 4-5 4l-4 5c-4 0-4 0-8 0s-4 0-9 0l-4-5h-5v-4-255c0-4 5-4 5-4h4c5 0 5 0 9 0s4 0 8 0h4v4c5 0 5 0 5 0v103c8-9 17-13 25-22 9-4 17-4 30-4 8 0 17 0 25 4 9 5 17 9 22 17 4 5 8 13 8 21 4 9 4 22 4 35z">
          <text:p/>
        </draw:path>
        <draw:path draw:style-name="gr1" draw:text-style-name="P1" draw:layer="layout" svg:width="0.144cm" svg:height="0.187cm" svg:x="6.773cm" svg:y="14.507cm" svg:viewBox="0 0 145 188" svg:d="M145 179c0 4-4 4-4 4l-4 5c0 0-5 0-9 0 0 0-4 0-8 0 0-5 0-5-5-5v-4-17c-8 9-17 17-25 21-9 5-17 5-31 5-8 0-17 0-21-5-9 0-17-4-21-8s-9-9-13-17c0-4-4-13-4-21 0-9 4-17 8-26 5-8 9-13 17-18 4-4 17-8 26-12 12 0 22 0 39 0h21v-17c0-5 0-13 0-17-4-5-4-9-8-13-5-4-9-4-13-8-4 0-9 0-17 0-10 0-18 0-22 4-5 0-13 0-17 4-5 0-9 4-13 4 0 4-4 4-4 4h-4v-4c0 0-5 0-5-4v-4c0-4 0-4 0-9 5 0 5 0 5-4 4 0 4-4 8-4 4-4 8-4 17-9 4 0 8 0 17-4 4 0 14 0 22 0 9 0 21 0 30 4 8 0 17 5 21 13 4 4 9 13 13 17 0 8 4 21 4 30zM111 103h-25c-9 0-17 0-23 0-8 4-12 4-17 8-4 5-8 5-8 9-4 4-4 8-4 17 0 8 4 13 8 21 4 4 13 4 27 4 4 0 12 0 21-4 8-4 13-13 21-21z">
          <text:p/>
        </draw:path>
        <draw:path draw:style-name="gr1" draw:text-style-name="P1" draw:layer="layout" svg:width="0.123cm" svg:height="0.186cm" svg:x="6.96cm" svg:y="14.507cm" svg:viewBox="0 0 124 187" svg:d="M124 132c0 9-5 17-9 26 0 4-5 12-14 17-4 4-12 8-21 8-8 4-17 4-25 4-9 0-13 0-17 0-9 0-13-4-17-4s-9-4-13-4l-4-4-4-5c0-4 0-8 0-8 0-4 0-8 0-8v-5h4v-4c0 0 4 4 8 4 0 0 5 5 9 5 4 4 8 4 12 8 9 0 13 0 22 0 4 0 8 0 12 0 5 0 9-4 13-4 4-4 4-4 9-9 0-4 0-8 0-12 0-5 0-9-5-13 0-4-4-4-8-9-4-4-9-4-13-8-4 0-13-4-17-4-4-4-8-4-17-10-4 0-8-4-12-8-5-4-9-9-9-17-4-5-4-9-4-17 0-9 0-13 4-21 0-5 4-9 13-17 4-5 8-5 17-9 8-4 17-4 29-4 5 0 9 0 13 0s9 4 13 4 4 0 8 4c5 0 5 0 5 0 4 5 4 5 4 5v4 4 4 5 4 4h-4l-5-4c0 0-4 0-8-4-4 0-9-5-13-5s-8 0-13 0c-8 0-12 0-17 0-4 0-4 5-8 5-4 4-4 4-9 8 0 4 0 8 0 8 0 9 0 13 5 13 0 4 4 9 8 9 4 4 9 8 17 8 4 5 9 5 13 9 8 0 13 4 17 4 4 4 8 10 13 14 4 0 9 8 13 12 0 5 5 13 5 17z">
          <text:p/>
        </draw:path>
        <draw:path draw:style-name="gr1" draw:text-style-name="P1" draw:layer="layout" svg:width="0.162cm" svg:height="0.186cm" svg:x="7.112cm" svg:y="14.507cm" svg:viewBox="0 0 163 187" svg:d="M163 85c0 4-5 8-5 14-4 0-4 4-8 4h-116c0 8 0 17 5 25 0 4 4 13 8 17 4 9 14 13 18 13 9 4 17 4 25 4 9 0 17 0 26 0 4-4 8-4 13-4 4-4 8-4 13-4 4-5 4-5 8-5l4 5v4 4 4 4c-4 5-4 5-4 5 0 0-4 0-4 4-4 0-9 4-13 4-9 0-13 4-21 4-9 0-13 0-22 0-16 0-29 0-39-4-12-4-21-8-25-17-9-8-13-17-17-29-4-13-9-26-9-44 0-12 5-25 9-38s8-21 17-30c4-8 13-17 25-21 10-4 23-4 35-4 13 0 26 0 34 4 9 4 17 13 22 17 8 9 12 17 16 30 0 8 5 17 5 30zM129 76c0-17-5-30-9-38-8-8-21-13-34-13-8 0-17 0-21 5-8 0-14 4-18 8-4 8-4 13-8 17 0 8-5 13-5 21z">
          <text:p/>
        </draw:path>
        <draw:path draw:style-name="gr1" draw:text-style-name="P1" draw:layer="layout" svg:width="0.14cm" svg:height="0.187cm" svg:x="7.397cm" svg:y="14.507cm" svg:viewBox="0 0 141 188" svg:d="M141 179c0 4 0 4 0 4l-4 5c0 0-5 0-9 0 0 0-4 0-8 0 0-5 0-5-5-5v-4-17c-8 9-17 17-26 21-9 5-17 5-30 5-8 0-17 0-21-5-9 0-17-4-21-8-5-4-9-9-13-17 0-4-4-13-4-21 0-9 4-17 8-26 4-8 9-12 17-16 4-6 17-10 26-14 12 0 21 0 38 0h22v-17c0-5 0-13 0-17-4-5-4-9-8-13-5-4-10-4-14-8-4 0-9 0-17 0-9 0-17 0-21 4-9 0-13 0-17 4-5 0-9 4-13 4 0 4-4 4-4 4h-5v-4c-4 0-4 0-4-4v-4c0-4 0-4 0-9 0 0 4 0 4-4 5 0 5-4 9-4 4-4 8-4 17-9 4 0 9 0 17-4 4 0 13 0 21 0 9 0 22 0 31 4 8 0 17 5 21 13 4 4 9 13 13 17 0 8 0 21 0 30zM111 103h-26c-9 0-17 0-26 0-4 4-8 4-12 8-5 5-9 5-9 9-4 4-4 8-4 17 0 8 4 13 8 21 5 4 13 4 21 4 9 0 17 0 26-4s14-13 22-21z">
          <text:p/>
        </draw:path>
        <draw:path draw:style-name="gr1" draw:text-style-name="P1" draw:layer="layout" svg:width="0.149cm" svg:height="0.187cm" svg:x="7.596cm" svg:y="14.507cm" svg:viewBox="0 0 150 188" svg:d="M150 179c0 4 0 4 0 4h-4c0 0 0 5-5 5 0 0-4 0-8 0s-4 0-8 0c0 0 0-5-5-5 0 0-4 0-4-4v-98c0-13 0-22 0-26s-4-13-9-17c0-4-4-4-8-8-4 0-13-4-17-4-9 0-17 4-25 8-9 8-13 13-26 25v120c0 4 0 4 0 4-4 0-4 5-4 5-5 0-5 0-10 0-4 0-8 0-8 0-5 0-5-5-5-5h-4v-4-170-5h4 5c0-4 4-4 4-4 4 0 9 0 9 4 5 0 5 0 5 0h4v5 21c9-9 17-17 30-21 8-9 17-9 25-9 13 0 21 0 30 4 9 5 17 9 21 17 4 5 9 13 9 21 4 9 4 22 4 35z">
          <text:p/>
        </draw:path>
        <draw:path draw:style-name="gr1" draw:text-style-name="P1" draw:layer="layout" svg:width="0.161cm" svg:height="0.254cm" svg:x="7.783cm" svg:y="14.507cm" svg:viewBox="0 0 162 255" svg:d="M162 17c0 4 0 9-4 9 0 0 0 4-4 4h-25c8 4 8 8 12 12 0 9 0 13 0 17 0 13 0 22-4 30-4 5-8 14-13 18-4 4-13 9-21 13-9 4-17 4-26 4-8 0-16 0-21-4-8 0-12-4-17-4 0 0 0 4-4 4 0 4 0 8 0 13 0 4 0 8 4 8 5 4 9 4 17 9h47c8 0 13 0 21 4 9 0 13 4 17 8 9 4 13 9 13 13 4 8 4 13 4 21 0 9 0 17-4 21-4 9-9 13-13 21-8 5-17 9-30 13-8 0-21 4-34 4-16 0-25 0-38-4-8-4-18-4-22-8-9-5-13-9-13-17-4-4-4-9-4-17 0-4 0-9 0-13s0-8 4-13c0 0 4-4 9-8 4-4 4-4 8-9-4-4-8-8-13-12-4-4-4-9-4-17 0-9 0-13 4-21 5-5 9-9 13-17-4-5-8-10-8-14-5-8-5-13-5-21 0-13 0-22 5-30 4-4 8-13 14-17 8-4 12-8 21-13 8-4 17-4 29-4 5 0 9 0 13 0s9 0 13 4h51c4 0 4 0 4 0 4 5 4 9 4 13zM111 59c0-8-4-21-8-25-9-8-17-8-30-8-4 0-8 0-12 0-5 4-9 4-13 8s-4 8-4 13c-5 4-5 8-5 17 0 8 5 17 9 25 8 5 17 10 29 10 5 0 9 0 13 0 9-5 9-10 13-10 4-4 4-8 8-12 0-5 0-9 0-18zM129 196c0-4-5-13-9-17-9-4-17-4-26-4l-42-4c-4 4-8 8-13 12 0 0-4 5-4 9-4 0-4 4-4 4 0 4 0 9 0 9 0 8 4 17 13 21 8 4 17 4 33 4 9 0 17 0 26 0 4-4 8-8 13-8 4-5 8-9 8-13 5-4 5-9 5-13z">
          <text:p/>
        </draw:path>
        <draw:path draw:style-name="gr1" draw:text-style-name="P1" draw:layer="layout" svg:width="0.029cm" svg:height="0.267cm" svg:x="7.983cm" svg:y="14.427cm" svg:viewBox="0 0 30 268" svg:d="M30 259c0 4 0 4 0 4-4 0-4 5-4 5-4 0-8 0-8 0-5 0-9 0-9 0-5 0-5-5-5-5-4 0-4 0-4 0v-4-255c0-4 0-4 4-4h5c0 0 4 0 9 0 0 0 4 0 8 0h4v4z">
          <text:p/>
        </draw:path>
        <draw:path draw:style-name="gr1" draw:text-style-name="P1" draw:layer="layout" svg:width="0.161cm" svg:height="0.186cm" svg:x="8.059cm" svg:y="14.507cm" svg:viewBox="0 0 162 187" svg:d="M162 85c0 4-4 8-4 14-4 0-4 4-8 4h-116c0 8 0 17 4 25 0 4 5 13 9 17 4 9 13 13 17 13 9 4 18 4 26 4 9 0 17 0 26 0 4-4 8-4 13-4 8-4 8-4 12-4 4-5 4-5 9-5l4 5v4 4 4 4c-4 5-4 5-4 5 0 0-5 0-5 4-4 0-8 4-12 4-9 0-13 4-22 4-8 0-12 0-21 0-17 0-30 0-39-4-13-4-21-8-26-17-8-8-12-17-17-29-4-13-8-26-8-44 0-12 4-25 8-38 5-13 9-21 17-30 5-8 13-17 26-21 9-4 22-4 35-4s25 0 34 4 17 13 21 17c9 9 13 17 17 30 0 8 4 17 4 30zM129 76c0-17-5-30-9-38-9-8-21-13-34-13-9 0-18 0-22 5-9 0-13 4-17 8-4 8-4 13-9 17 0 8-4 13-4 21z">
          <text:p/>
        </draw:path>
        <draw:path draw:style-name="gr1" draw:text-style-name="P1" draw:layer="layout" svg:width="0.157cm" svg:height="0.267cm" svg:x="8.356cm" svg:y="14.426cm" svg:viewBox="0 0 158 268" svg:d="M158 175c0 13 0 26-4 38-4 13-8 22-17 30-4 8-13 17-21 21-9 4-22 4-30 4s-13 0-17 0-8-4-13-4c-4-4-8-8-13-13-5 0-13-4-17-12v21c0 4 0 4 0 4-4 0-4 4-4 4-5 0-5 0-9 0s-4 0-9 0c0 0 0-4-4-4v-4-255c0-5 0-5 0-5 4 0 4 0 9 0h4c4 0 9 0 9 0 4 0 4 0 4 0 4 0 4 0 4 5v102c4-4 13-8 18-12 4 0 8-5 13-9 4 0 8-4 12-4 5 0 9 0 17 0 13 0 21 0 30 8 9 5 17 9 21 17 5 9 9 21 13 30 4 13 4 26 4 38zM124 175c0-8 0-17 0-25-4-9-4-13-8-22-5-4-9-8-13-12s-13-9-21-9c-4 0-9 0-13 5-4 0-8 0-13 4 0 4-8 4-13 8s-9 13-13 17v68c8 13 18 21 26 26 9 4 17 8 26 8 8 0 12-4 21-4 4-4 8-13 13-17 4-9 4-13 8-21 0-9 0-17 0-26z">
          <text:p/>
        </draw:path>
        <draw:path draw:style-name="gr1" draw:text-style-name="P1" draw:layer="layout" svg:width="0.162cm" svg:height="0.186cm" svg:x="8.547cm" svg:y="14.507cm" svg:viewBox="0 0 163 187" svg:d="M163 85c0 4-5 8-5 14-4 0-8 4-8 4h-116c0 8 0 17 4 25 0 4 5 13 9 17 4 9 8 13 17 13 9 4 18 4 26 4 9 0 17 0 21 0 9-4 13-4 18-4 4-4 8-4 12-4 5-5 5-5 9-5 0 0 0 5 4 5v4 4 4 4h-4c0 5 0 5 0 5 0 0-4 0-4 4-5 0-9 4-17 4-5 0-9 4-18 4-8 0-16 0-21 0-17 0-30 0-39-4-13-4-21-8-25-17-9-8-13-17-17-29-5-13-9-26-9-44 0-12 4-25 9-38 4-13 8-21 17-30 4-8 12-17 25-21 9-4 22-4 35-4s25 0 34 4 17 13 21 17c9 9 13 17 17 30 0 8 5 17 5 30zM129 76c0-17-5-30-9-38-9-8-21-13-38-13-4 0-13 0-18 5-9 0-13 4-17 8-4 8-4 13-9 17 0 8-4 13-4 21z">
          <text:p/>
        </draw:path>
        <draw:path draw:style-name="gr1" draw:text-style-name="P1" draw:layer="layout" svg:width="0.11cm" svg:height="0.229cm" svg:x="8.73cm" svg:y="14.465cm" svg:viewBox="0 0 111 230" svg:d="M111 208c0 5 0 9 0 9 0 4-4 4-4 8h-4l-5 5c-4 0-8 0-8 0-4 0-9 0-9 0-12 0-17 0-25-5-4 0-13-4-17-8s-4-13-8-17c0-8 0-17 0-30v-97h-27c0 0-4 0-4-4 0 0 0-5 0-9s0-4 0-8v-5c4 0 4 0 4 0h27v-43-4c4 0 4 0 8 0h4c5 0 9 0 9 0 4 0 4 0 4 0 4 0 4 0 4 0 0 4 0 4 0 4v43h43c4 0 4 0 4 0h4c0 5 0 5 0 5 0 4 0 4 0 8s0 9 0 9c-4 4-4 4-8 4h-43v93c0 13 4 21 4 30 5 4 13 8 22 8 0 0 4 0 8 0l4-4h5 4 4v4z">
          <text:p/>
        </draw:path>
        <draw:path draw:style-name="gr1" draw:text-style-name="P1" draw:layer="layout" svg:width="0.259cm" svg:height="0.187cm" svg:x="8.861cm" svg:y="14.507cm" svg:viewBox="0 0 260 188" svg:d="M260 9v4 4l-51 162v4c-4 0-4 0-4 0-4 0-4 5-8 5 0 0-5 0-9 0s-8 0-8 0c-5 0-5-5-9-5h-4v-4l-34-124-4-4v4l-30 124c-4 0-4 4-4 4h-4l-5 5c-4 0-8 0-13 0 0 0-4 0-8 0l-4-5c-5 0-5 0-5 0 0 0 0-4-4-4l-47-162c0-4-5-4-5-4 0-4 0-4 0-4v-5c5 0 5 0 5 0h4c4-4 4-4 8-4 5 0 5 0 9 4h4 4v5l44 141v4-4l38-141v-5h4 4c0-4 5-4 9-4 0 0 4 0 4 4 4 0 4 0 9 0v5l42 141v4-4l43-141v-5h4 4c0-4 4-4 9-4 4 0 4 0 8 4h4z">
          <text:p/>
        </draw:path>
        <draw:path draw:style-name="gr1" draw:text-style-name="P1" draw:layer="layout" svg:width="0.157cm" svg:height="0.186cm" svg:x="9.146cm" svg:y="14.507cm" svg:viewBox="0 0 158 187" svg:d="M158 85c0 4 0 8 0 14-4 0-9 4-9 4h-115c0 8 0 17 4 25 0 4 4 13 8 17 5 9 9 13 17 13 9 4 17 4 26 4s17 0 21 0c9-4 13-4 17-4 4-4 10-4 14-4 4-5 4-5 4-5 4 0 4 0 4 0v5c5 0 5 0 5 4v4 4 4c-5 0-5 0-5 0 0 5 0 5 0 5 0 0-4 0-8 4 0 0-5 4-14 4-4 0-8 4-17 4-8 0-17 0-25 0-13 0-26 0-34-4-13-4-21-8-30-17-4-8-13-17-13-29-4-13-8-26-8-44 0-12 4-25 8-38 0-13 9-21 13-30 9-8 17-17 30-21 8-4 21-4 34-4s21 0 34 4c8 4 18 13 22 17 8 9 13 17 13 30 4 8 4 17 4 30zM127 76c0-17-4-30-13-38-4-8-16-13-34-13-8 0-12 0-21 5-4 0-8 4-13 8-4 8-8 13-8 17-4 8-4 13-4 21z">
          <text:p/>
        </draw:path>
        <draw:path draw:style-name="gr1" draw:text-style-name="P1" draw:layer="layout" svg:width="0.157cm" svg:height="0.186cm" svg:x="9.341cm" svg:y="14.507cm" svg:viewBox="0 0 158 187" svg:d="M158 85c0 4 0 8-4 14 0 0-4 4-9 4h-111c0 8 0 17 4 25 0 4 4 13 9 17 4 9 8 13 17 13 8 4 17 4 25 4 10 0 18 0 22 0 9-4 13-4 17-4 5-4 9-4 13-4 0-5 4-5 4-5h5v5 4l4 4c0 0 0 4-4 4v4c0 5 0 5 0 5 0 0-5 0-9 4-4 0-8 4-13 4-4 0-12 4-17 4-8 0-17 0-26 0-13 0-26 0-38-4-9-4-17-8-26-17-8-8-12-17-17-29-4-13-4-26-4-44 0-12 0-25 4-38 5-13 13-21 17-30 9-8 17-17 26-21 12-4 21-4 34-4 18 0 26 0 39 4 8 4 17 13 21 17 4 9 13 17 13 30 4 8 4 17 4 30zM128 76c0-17-4-30-12-38-9-8-17-13-35-13-9 0-13 0-22 5-4 0-8 4-12 8-5 8-9 13-9 17-4 8-4 13-4 21z">
          <text:p/>
        </draw:path>
        <draw:path draw:style-name="gr1" draw:text-style-name="P1" draw:layer="layout" svg:width="0.149cm" svg:height="0.187cm" svg:x="9.549cm" svg:y="14.507cm" svg:viewBox="0 0 150 188" svg:d="M150 179c0 4 0 4-6 4l-4 5c-4 0-4 0-8 0-5 0-5 0-9 0l-4-5h-4v-4-98c0-13 0-22 0-26-5-4-5-13-9-17s-4-4-12-8c-5 0-9-4-13-4-9 0-17 4-26 8-8 8-17 13-25 25v120c0 4 0 4 0 4h-4c0 0 0 5-5 5 0 0-4 0-8 0h-4c-5 0-5-5-5-5-4 0-4 0-4 0v-4-170-5c4 0 4 0 9 0 0-4 0-4 4-4s4 0 8 4h5v5 21c12-9 21-17 29-21 13-9 22-9 30-9 13 0 21 0 30 4 8 5 12 9 17 17 8 5 8 13 12 21 0 9 6 22 6 35z">
          <text:p/>
        </draw:path>
        <draw:path draw:style-name="gr1" draw:text-style-name="P1" draw:layer="layout" svg:width="0.221cm" svg:height="0.262cm" svg:x="9.829cm" svg:y="14.431cm" svg:viewBox="0 0 222 263" svg:d="M81 0l-4 8c-4 0-9 4-13 4-4 5-4 9-4 13-5 4-5 13-5 21 0 0 0 4 0 17l9 141v13l80-150c9-8 9-17 13-21 5-8 5-12 5-17 0-12-9-17-22-21l4-8h78v8c-4 0-9 4-13 4 0 5-4 9-8 13s-9 13-17 25l-124 213h-26l-13-213c0-8 0-16-4-21 0-4 0-8-4-12-4-5-8-5-13-9v-8z">
          <text:p/>
        </draw:path>
        <draw:path draw:style-name="gr1" draw:text-style-name="P1" draw:layer="layout" svg:width="0.157cm" svg:height="0.187cm" svg:x="10.067cm" svg:y="14.507cm" svg:viewBox="0 0 158 188" svg:d="M133 47c0-9-5-17-9-26-8-4-17-8-30-8-8 0-17 4-25 8-4 5-10 13-10 21 0 5 0 9 6 13 0 4 4 4 8 9 4 4 13 13 21 17 9 4 17 8 22 14 4 4 8 8 8 12 4 4 4 9 9 13 0 4 0 8 0 17 0 8 0 21-9 29-4 5-13 13-25 17-9 5-22 5-34 5-10 0-23 0-31 0-13-5-21-5-34-9l8-42h13c0 13 5 21 13 25 4 9 17 13 31 13 12 0 21-4 29-9 5-8 9-12 9-25 0-4 0-8-4-13 0-4-5-8-9-12-4-5-13-9-21-13-10-8-18-14-22-18-9-4-9-13-13-17s-4-13-4-17c0-13 0-21 8-30 4-4 13-12 21-17 14-4 23-4 35-4 13 0 26 0 34 0 9 4 22 4 30 9l-8 38z">
          <text:p/>
        </draw:path>
        <draw:path draw:style-name="gr1" draw:text-style-name="P1" draw:layer="layout" svg:width="0.195cm" svg:height="0.187cm" svg:x="10.347cm" svg:y="14.507cm" svg:viewBox="0 0 196 188" svg:d="M146 13l16-13h13l-29 124c0 13-5 21-5 30 0 4 5 8 5 8 0 4 4 4 8 4s8 0 13-4c4-4 8-8 17-17l12 9c-12 12-21 21-29 25-9 9-17 9-26 9-8 0-17 0-21-9-4-4-9-13-9-21 0-4 5-13 5-21-13 17-26 29-35 38-13 8-26 13-34 13-17 0-25-5-34-17-9-9-13-26-13-43 0-21 4-43 13-64 9-22 21-34 34-47 17-13 34-17 52-17 8 0 17 0 25 0 5 4 13 9 22 13zM129 68c0-4 4-9 4-13s0-8 0-13c0-8-4-16-9-21-4-4-8-8-21-8s-26 4-35 17c-13 8-17 25-25 42-5 17-9 35-9 52s4 26 4 30c5 8 13 12 22 12 8 0 17-4 21-12 9-4 18-17 26-30 9-13 17-29 22-47z">
          <text:p/>
        </draw:path>
        <draw:path draw:style-name="gr1" draw:text-style-name="P1" draw:layer="layout" svg:width="0.212cm" svg:height="0.187cm" svg:x="10.551cm" svg:y="14.507cm" svg:viewBox="0 0 213 188" svg:d="M47 64c4-13 4-22 4-30 0-4 0-8-4-8 0-5-5-5-9-5 0 0-4 0-8 5-5 4-13 8-21 16l-9-8c9-13 21-21 30-25 4-9 12-9 25-9 9 0 13 0 17 9 4 4 9 8 9 17 0 8 0 16-5 25 13-17 26-30 39-38 8-9 21-13 34-13s22 4 26 9c8 8 13 17 13 29 0 9-5 17-9 34l-13 52c0 13-4 21-4 30 0 4 0 8 4 8 0 4 5 4 9 4s4 0 8-4c9-4 13-8 22-17l8 9c-8 12-17 21-25 25-9 4-17 9-30 9-9 0-14-5-22-9-4-4-4-13-4-21s0-21 4-38l8-35c5-8 5-21 9-26 0-4 0-8 0-12 0-9 0-17-4-21-5-5-9-5-17-5-5 0-9 5-17 9-5 4-13 8-17 17-9 8-13 17-17 25-5 9-9 17-13 31l-17 80h-34z">
          <text:p/>
        </draw:path>
        <draw:path draw:style-name="gr1" draw:text-style-name="P1" draw:layer="layout" svg:width="0.195cm" svg:height="0.275cm" svg:x="10.789cm" svg:y="14.418cm" svg:viewBox="0 0 196 276" svg:d="M115 226c-12 17-25 29-34 38-12 8-25 12-34 12-18 0-26-4-35-17-8-8-12-25-12-42 0-21 4-42 12-64 9-21 23-33 40-46 12-13 29-17 46-17 9 0 17 0 21 0 9 4 17 4 22 8l8-42c5-4 5-8 5-13 0-8 0-12 0-17 0 0 0-4 0-9 0 0-5 0-9-4 0 0-4 0-13 0l4-9 47-4h13l-51 213c0 13-4 21-4 30 0 4 4 8 4 8 0 4 4 4 9 4 4 0 8 0 12-4 5-4 9-8 17-17l13 9c-13 12-21 21-30 25-8 8-17 8-25 8-9 0-17 0-22-8-4-4-8-13-8-21 0-4 4-13 4-21zM128 158c0-9 4-17 4-26 0-8-4-17-8-21-5-4-13-8-21-8-13 0-26 4-34 17-9 8-17 25-26 42-4 17-8 34-8 51s4 25 4 30c4 8 13 12 21 12 4 0 9 0 13-4 0 0 4-4 13-8 4-5 8-9 12-13 5-4 5-13 9-17s8-13 12-21c0-4 5-13 9-26z">
          <text:p/>
        </draw:path>
        <draw:path draw:style-name="gr1" draw:text-style-name="P1" draw:layer="layout" svg:width="0.127cm" svg:height="0.258cm" svg:x="11.103cm" svg:y="14.431cm" svg:viewBox="0 0 128 259" svg:d="M65 204c0 9-5 17-5 21 0 5 0 5 0 9 0 8 0 12 5 12 4 5 8 5 12 5v8h-77v-8c8 0 8 0 13-5 5 0 5-4 5-4 4-4 4-8 8-12 0-5 0-13 5-26l34-149c0-13 4-21 4-30 0-4-4-8-4-13-5 0-9-4-17-4l4-8h76l-4 8c-4 4-8 4-8 4-5 0-5 5-9 5 0 4 0 8-4 12 0 9-5 17-5 26z">
          <text:p/>
        </draw:path>
        <draw:path draw:style-name="gr1" draw:text-style-name="P1" draw:layer="layout" svg:width="0.161cm" svg:height="0.178cm" svg:x="11.243cm" svg:y="14.592cm" svg:viewBox="0 0 162 179" svg:d="M17 179v-9c4 0 4 0 8 0h5v-4c4 0 4-4 4-4 0-5 0-5 4-9 0-4 0-8 0-12l30-128h-21c0 0-5 0-5 4-4 0-4 0-8 0 0 0-4 0-4 4 0 0-5 0-5 4-4 4-4 4-4 9-4 4-4 8-8 12h-13l8-46h154l-13 51h-12v-9c0-4 0-4 0-8l-5-5v-4-4c0 0 0-4-4-4h-4c0-4-4-4-4-4h-27l-25 128c-5 4-5 8-5 12s0 4 0 9v4l5 4h4c0 0 4 0 9 0l-5 9z">
          <text:p/>
        </draw:path>
        <draw:path draw:style-name="gr1" draw:text-style-name="P1" draw:layer="layout" svg:width="0.144cm" svg:height="0.25cm" svg:x="3.211cm" svg:y="20.408cm" svg:viewBox="0 0 145 251" svg:d="M145 238v4c0 0 0 4-4 4 0 5-4 5-4 5h-129c0 0-4 0-4-5l-4-4v-4c0-4 0-4 0-9l4-4c0-4 4-4 4-4h53v-188l-48 30c-5 0-5 0-9 0s-4 0-4-4v-4c0-5 0-5 0-9v-4h4v-4l61-34c0-4 0-4 0-4h4 4 4c5 0 5 0 9 0h4c0 0 0 4 4 4v217h43c0 0 4 0 4 4 4 0 4 4 4 4 0 5 0 5 0 9z">
          <text:p/>
        </draw:path>
        <draw:path draw:style-name="gr1" draw:text-style-name="P1" draw:layer="layout" svg:width="0.153cm" svg:height="0.25cm" svg:x="3.398cm" svg:y="20.408cm" svg:viewBox="0 0 154 251" svg:d="M154 169c0 13 0 26-4 34-5 13-13 22-22 26-4 9-17 13-25 17-13 5-25 5-38 5-9 0-17 0-22 0-8 0-12-5-22-5-4 0-8-4-12-4-5 0-5-4-5-4-4 0-4 0-4 0 0-4 0-4 0-4v-5-4c0-4 0-4 0-9v-4c4 0 4-5 4-5l5 5c4 0 8 4 12 4 5 5 10 5 18 5 4 4 13 4 26 4 8 0 13 0 21-4 8 0 13-5 17-9 8-5 13-9 13-17 4-5 4-13 4-22 0-8 0-17-4-21 0-8-5-13-9-17-8-4-13-4-21-8-8 0-17-5-30-5-4 0-13 0-17 5-8 0-13 0-18 0-4 0-4 0-8-5 0 0 0-4 0-8v-102c0-4 0-4 0-8 4 0 8-4 8-4h112l4 4c4 4 4 4 4 4 0 4 0 4 0 9 0 4 0 8-4 8 0 4 0 4-4 4h-94v68c4 0 13 0 17 0 5 0 9 0 13 0 17 0 30 4 38 4 13 4 21 9 26 17 8 4 12 13 17 21 4 9 4 17 4 30z">
          <text:p/>
        </draw:path>
        <draw:path draw:style-name="gr1" draw:text-style-name="P1" draw:layer="layout" svg:width="0.042cm" svg:height="0.043cm" svg:x="3.606cm" svg:y="20.615cm" svg:viewBox="0 0 43 44" svg:d="M43 21c0 10-4 14-4 18-4 5-8 5-18 5-8 0-12 0-17-5-4-4-4-8-4-18 0-8 0-16 4-16 5-5 9-5 17-5 10 0 14 0 18 5 0 0 4 8 4 16z">
          <text:p/>
        </draw:path>
        <draw:path draw:style-name="gr1" draw:text-style-name="P1" draw:layer="layout" svg:width="0.127cm" svg:height="0.25cm" svg:x="3.848cm" svg:y="20.408cm" svg:viewBox="0 0 128 251" svg:d="M128 17v4c0 4 0 4 0 4 0 4 0 4 0 4-4 0-4 0-4 0h-89v85h85c4 0 4 0 4 0 0 4 0 4 0 4 0 4 0 4 0 9 0 4 0 4 0 4 0 4 0 4 0 4 0 4 0 4-4 4h-85v103c0 4 0 4-5 4 0 5-5 5-5 5-4 0-4 0-8 0s-9 0-9 0c-4 0-4 0-4-5-4 0-4 0-4 0v-4-225c0-9 0-9 4-13 0 0 4-4 9-4h111l4 4v4c0 4 0 4 0 9z">
          <text:p/>
        </draw:path>
        <draw:path draw:style-name="gr1" draw:text-style-name="P1" draw:layer="layout" svg:width="0.039cm" svg:height="0.255cm" svg:x="4.017cm" svg:y="20.403cm" svg:viewBox="0 0 40 256" svg:d="M36 247c0 4 0 4 0 4-5 5-5 5-5 5-5 0-9 0-9 0-4 0-9 0-9 0-4 0-4 0-4-5h-4v-4-169-5h4 4c0 0 5 0 9 0 0 0 4 0 9 0h5c0 5 0 5 0 5zM40 17c0 9 0 13-4 17 0 4-10 4-14 4-9 0-13 0-17-4-5-4-5-8-5-17 0-4 0-8 5-12 4-5 8-5 17-5 4 0 14 0 14 5 4 0 4 8 4 12z">
          <text:p/>
        </draw:path>
        <draw:path draw:style-name="gr1" draw:text-style-name="P1" draw:layer="layout" svg:width="0.149cm" svg:height="0.187cm" svg:x="4.111cm" svg:y="20.471cm" svg:viewBox="0 0 150 188" svg:d="M150 179c0 4 0 4 0 4-5 0-5 0-5 0 0 5-4 5-4 5-4 0-4 0-8 0-5 0-5 0-9 0 0 0-4 0-4-5-4 0-4 0-4-4v-98c0-13 0-17 0-26-5-4-5-8-10-13 0-4-4-8-8-12-5 0-13-4-17-4-9 0-17 4-26 8-8 8-17 17-25 25v120c0 4 0 4 0 4-4 5-4 5-9 5h-4c-4 0-8 0-8 0-5 0-5 0-5-5-4 0-4 0-4 0v-4-170-5h4 5 4c4 0 8 0 8 0h5 4c0 5 0 5 0 5v21c8-9 17-17 25-21 13-5 21-9 30-9 13 0 21 0 31 4 8 5 12 13 21 17 4 9 8 13 8 21 5 9 5 22 5 34z">
          <text:p/>
        </draw:path>
        <draw:path draw:style-name="gr1" draw:text-style-name="P1" draw:layer="layout" svg:width="0.161cm" svg:height="0.267cm" svg:x="4.302cm" svg:y="20.391cm" svg:viewBox="0 0 162 268" svg:d="M162 259c0 4 0 4 0 4-4 0-4 0-4 5h-4c0 0-4 0-9 0h-4c-4 0-4 0-4 0 0-5-4-5-4-5v-4-21c-10 8-19 17-31 25-9 5-17 5-30 5s-25 0-34-5c-8-4-12-12-21-21-4-8-9-18-13-30 0-13-4-22-4-34 0-17 4-30 8-43 0-8 5-21 13-29 5-9 13-13 21-17 13-5 22-9 34-9 9 0 17 4 26 9 8 4 17 8 26 17v-98c0-4 0-4 0-4h5c0-4 4-4 4-4 4 0 4 0 8 0 5 0 5 0 9 0 0 0 4 0 4 4 4 0 4 0 4 4zM128 139c-9-8-18-17-26-25-4-4-13-8-21-8-9 0-17 4-22 8-8 4-12 8-12 13-5 8-9 12-9 21-4 8-4 17-4 26 0 8 0 16 4 25 0 8 0 17 4 21 5 10 9 14 13 18 9 4 13 4 21 4 5 0 9 0 13 0 4-4 9-4 13-8 4 0 8-4 12-9 5-5 9-9 14-18z">
          <text:p/>
        </draw:path>
        <draw:path draw:style-name="gr1" draw:text-style-name="P1" draw:layer="layout" svg:width="0.221cm" svg:height="0.263cm" svg:x="4.582cm" svg:y="20.395cm" svg:viewBox="0 0 222 264" svg:d="M47 242h59c9 0 13 0 17 0 5 0 9-4 13-4 0-4 4-4 9-8 0-4 5-9 9-13 4-8 8-13 13-26h17l-17 73h-167v-13l175-234h-60c-9 0-13 4-17 4-5 0-9 4-13 4-4 5-4 9-8 17-5 4-9 13-17 21h-17l12-63h167v8z">
          <text:p/>
        </draw:path>
        <draw:path draw:style-name="gr1" draw:text-style-name="P1" draw:layer="layout" svg:width="0.161cm" svg:height="0.182cm" svg:x="4.816cm" svg:y="20.556cm" svg:viewBox="0 0 162 183" svg:d="M21 183v-8c4-5 4-5 4-5 4 0 4 0 4 0 5 0 5-4 5-4 0 0 4 0 4-4 0 0 0-4 0-9 4-4 4-8 4-12l30-124h-21c-5 0-5 0-9 0h-4c-4 0-4 0-4 4-5 0-5 4-5 4-4 4-4 4-8 9 0 4-4 8-4 13h-17l12-47h150l-8 51h-18v-9c0-4 0-4 0-4 0-4 0-4 0-9v-4-4c0 0-4 0-4-4-4 0-4 0-4 0-4 0-4 0-8 0h-22l-30 124c0 4 0 8 0 12 0 5 0 5 0 9v4 4c4 0 4 0 8 0l4 5v8z">
          <text:p/>
        </draw:path>
        <draw:path draw:style-name="gr1" draw:text-style-name="P1" draw:layer="layout" svg:width="0.06cm" svg:height="0.097cm" svg:x="5.1cm" svg:y="20.611cm" svg:viewBox="0 0 61 98" svg:d="M56 0c0 9 5 18 5 26 0 9-5 17-5 26-4 8-8 17-17 21-4 8-17 17-25 25l-14-13c10-4 14-8 18-16 0-5 4-9 4-17 0-5 5-13 5-22 0-8-5-21-5-30z">
          <text:p/>
        </draw:path>
        <draw:path draw:style-name="gr1" draw:text-style-name="P1" draw:layer="layout" svg:width="0.123cm" svg:height="0.263cm" svg:x="5.253cm" svg:y="20.394cm" svg:viewBox="0 0 124 264" svg:d="M64 209c-5 5-5 13-5 17 0 5 0 9 0 13s0 8 5 8c0 5 8 5 12 5v12h-76v-12c4 0 9 0 13 0 0-5 4-5 4-9 4-4 4-8 4-12 4-5 4-13 9-26l29-145c5-13 5-25 5-34 0-4 0-8-5-13 0 0-4 0-12-4v-9h77v9c-4 4-8 4-8 4-5 5-5 5-9 9 0 0-4 4-4 8 0 9-4 17-10 30z">
          <text:p/>
        </draw:path>
        <draw:path draw:style-name="gr1" draw:text-style-name="P1" draw:layer="layout" svg:width="0.161cm" svg:height="0.182cm" svg:x="5.389cm" svg:y="20.556cm" svg:viewBox="0 0 162 183" svg:d="M22 183v-8c4-5 4-5 4-5 4 0 4 0 4 0 5 0 5-4 5-4 0 0 4 0 4-4 0 0 0-4 0-9 4-4 4-8 4-12l30-124h-21c-5 0-5 0-9 0h-4c-4 0-4 0-4 4-5 0-5 4-5 4-4 4-4 4-8 9 0 4-4 8-4 13h-18l13-47h149l-8 51h-17v-9c0-4 0-4 0-4 0-4 0-4 0-9v-4-4c0 0-5 0-5-4-4 0-4 0-4 0-4 0-4 0-8 0h-22l-29 124c0 4 0 8 0 12 0 5 0 5 0 9v4 4c4 0 4 0 8 0l4 5v8z">
          <text:p/>
        </draw:path>
        <draw:path draw:style-name="gr1" draw:text-style-name="P1" draw:layer="layout" svg:width="0.14cm" svg:height="0.187cm" svg:x="5.682cm" svg:y="20.471cm" svg:viewBox="0 0 141 188" svg:d="M141 183c0 0 0 5-4 5 0 0-5 0-9 0 0 0-4 0-8 0 0 0 0-5-4-5v-21c-9 9-17 17-26 21-9 5-18 5-31 5-8 0-17 0-21 0-8-5-17-9-21-13s-9-9-13-17c0-4-4-13-4-21 0-9 4-17 8-26 5-4 9-12 17-16 5-5 17-9 26-9 12-5 21-5 39-5h21v-13c0-8 0-13 0-21-4-4-4-9-8-13-4 0-9-4-13-4-5-4-9-4-18-4s-17 0-21 4c-4 0-13 4-17 4-4 4-9 4-13 9h-4-4v-5h-5c0-4 0-4 0-8v-4c5-4 5-4 5-9 4 0 4-4 8-4 4-4 9-4 17-4 4-5 9-5 17-9 4 0 13 0 21 0 9 0 23 0 31 4 9 5 17 9 21 13 4 5 9 13 13 21 0 9 0 17 0 26zM111 103h-26c-9 0-17 0-26 4-4 0-8 0-12 4-5 5-9 9-9 13-4 0-4 9-4 13 0 8 4 17 8 21 5 4 13 8 21 8 9 0 18-4 27-8s13-8 21-17z">
          <text:p/>
        </draw:path>
        <draw:path draw:style-name="gr1" draw:text-style-name="P1" draw:layer="layout" svg:width="0.149cm" svg:height="0.187cm" svg:x="5.881cm" svg:y="20.471cm" svg:viewBox="0 0 150 188" svg:d="M150 179c0 4 0 4 0 4h-4c0 5 0 5-5 5 0 0-4 0-8 0s-4 0-9 0l-4-5v-4-98c0-13-4-17-4-26 0-4-5-8-9-13 0-4-5-8-9-12-4 0-13-4-17-4-8 0-17 4-25 8-4 8-13 17-22 25v120c0 4-4 4-4 4-4 5-4 5-4 5-4 0-4 0-9 0-4 0-8 0-8 0 0 0-4 0-4-5h-5v-4-170-5h5 4 4c4 0 9 0 9 0 4 0 4 0 4 0h4c0 5 0 5 0 5v21c9-9 17-17 30-21 8-5 17-9 25-9 13 0 22 0 31 4 8 5 17 13 21 17 4 9 9 13 9 21 4 9 4 22 4 35z">
          <text:p/>
        </draw:path>
        <draw:path draw:style-name="gr1" draw:text-style-name="P1" draw:layer="layout" svg:width="0.162cm" svg:height="0.267cm" svg:x="6.072cm" svg:y="20.391cm" svg:viewBox="0 0 163 268" svg:d="M163 259c0 4 0 4 0 4-5 0-5 0-5 5h-4c0 0-4 0-8 0h-5c-4 0-4 0-4 0 0-5-4-5-4-5v-4-21c-9 8-18 17-31 25-8 5-17 5-30 5-12 0-25 0-33-5-9-4-13-12-22-21-4-8-8-18-13-30 0-13-4-22-4-34 0-17 4-30 9-43 0-8 4-21 13-29 4-9 12-13 21-17 13-5 21-9 34-9 8 0 17 4 25 9 9 4 17 8 27 17v-98c0-4 0-4 0-4h4c0-4 4-4 4-4 4 0 4 0 9 0 4 0 4 0 8 0 0 0 4 0 4 4 5 0 5 0 5 4zM129 139c-10-8-18-17-27-25-4-4-13-8-21-8-9 0-17 4-21 8-9 4-13 8-13 13-4 8-8 12-8 21-5 8-5 17-5 26 0 8 0 16 5 25 0 8 0 17 4 21 4 10 8 14 13 18 8 4 12 4 21 4 4 0 8 0 12 0 5-4 9-4 13-8 4 0 9-4 13-9s9-9 14-18z">
          <text:p/>
        </draw:path>
        <draw:path draw:style-name="gr1" draw:text-style-name="P1" draw:layer="layout" svg:width="0.157cm" svg:height="0.254cm" svg:x="6.378cm" svg:y="20.471cm" svg:viewBox="0 0 158 255" svg:d="M158 93c0 13 0 26-4 39-4 12-9 21-13 29-9 9-18 17-26 21-9 5-22 5-30 5-9 0-13 0-17 0s-9-5-13-5c-4-4-8-4-13-8-4-4-8-9-12-13v86c0 4 0 4 0 4v4c-5 0-5 0-9 0h-4c-4 0-8 0-8 0-5 0-5 0-5 0-4-4-4-4-4-4v-4-238-5h4 5 4c4 0 4 0 8 0h4c0 5 0 5 0 5v21c9-4 13-9 17-13 5-4 9-4 13-8 9-5 13-5 17-9 4 0 9 0 17 0 13 0 21 4 30 9 8 4 17 8 22 17 9 8 13 21 13 29 4 13 4 26 4 38zM123 93c0-8 0-17 0-25-4-4-4-13-8-21-5-5-9-9-13-13-5-4-13-8-21-8-5 0-9 4-13 4 0 0-4 4-9 4-4 4-8 8-12 13-5 4-13 8-17 12v68c8 13 17 22 25 26 9 4 17 8 26 8 8 0 12 0 21-4 4-4 8-8 13-17 4-4 4-13 8-21 0-9 0-17 0-26z">
          <text:p/>
        </draw:path>
        <draw:path draw:style-name="gr1" draw:text-style-name="P1" draw:layer="layout" svg:width="0.148cm" svg:height="0.268cm" svg:x="6.582cm" svg:y="20.39cm" svg:viewBox="0 0 149 269" svg:d="M149 260c0 4 0 4 0 4h-4c0 5 0 5-4 5 0 0-4 0-9 0 0 0-4 0-8 0l-4-5v-4-97c0-13-5-17-5-26 0-4-4-8-8-13 0-4-4-8-9-12-4 0-13-4-17-4-8 0-17 4-25 8-4 8-13 17-21 25v119c0 4 0 4-5 4 0 5-4 5-4 5-4 0-4 0-8 0s-4 0-9 0c0 0-4 0-4-5h-5v-4-255c0 0 5 0 5-5h4c5 0 5 0 9 0s4 0 8 0h4v5c5 0 5 0 5 0v107c8-13 17-17 25-21 9-5 17-9 30-9 8 0 17 0 25 4 9 5 17 13 22 17 4 9 8 13 8 21 4 9 4 22 4 34z">
          <text:p/>
        </draw:path>
        <draw:path draw:style-name="gr1" draw:text-style-name="P1" draw:layer="layout" svg:width="0.144cm" svg:height="0.187cm" svg:x="6.773cm" svg:y="20.471cm" svg:viewBox="0 0 145 188" svg:d="M145 183h-4c0 0 0 5-4 5 0 0-5 0-9 0 0 0-4 0-8 0 0 0 0-5-5-5v-21c-8 9-17 17-25 21-9 5-17 5-31 5-8 0-17 0-21 0-9-5-17-9-21-13s-9-9-13-17c0-4-4-13-4-21 0-9 4-17 8-26 5-4 9-12 17-16 4-5 17-9 26-9 12-5 22-5 39-5h21v-13c0-8 0-13 0-21-4-4-4-9-8-13-5 0-9-4-13-4-4-4-9-4-17-4-10 0-18 0-22 4-5 0-13 4-17 4-5 4-9 4-13 9h-4-4v-5h-5c0-4 0-4 0-8v-4c5-4 5-4 5-9 4 0 4-4 8-4 4-4 8-4 17-4 4-5 8-5 17-9 4 0 14 0 22 0 9 0 21 0 30 4 8 5 17 9 21 13 4 5 9 13 13 21 0 9 4 17 4 26zM111 103h-25c-9 0-17 0-23 4-8 0-12 0-17 4-4 5-8 9-8 13-4 0-4 9-4 13 0 8 4 17 8 21s13 8 27 8c4 0 12-4 21-8 8-4 13-8 21-17z">
          <text:p/>
        </draw:path>
        <draw:path draw:style-name="gr1" draw:text-style-name="P1" draw:layer="layout" svg:width="0.123cm" svg:height="0.186cm" svg:x="6.96cm" svg:y="20.471cm" svg:viewBox="0 0 124 187" svg:d="M124 132c0 13-5 17-9 26 0 8-5 12-14 17-4 4-12 8-21 12-8 0-17 0-25 0-9 0-13 0-17 0-9 0-13 0-17-4-4 0-9 0-13-4l-4-4-4-5c0-4 0-4 0-8s0-4 0-8v-5h4c0 0 4 0 8 0 0 5 5 5 9 9 4 0 8 0 12 4 9 0 13 4 22 4 4 0 8-4 12-4 5 0 9-4 13-4 4-4 4-4 9-9 0-4 0-8 0-12 0-5 0-9-5-13 0-5-4-5-8-9-4 0-9-4-13-4-4-4-13-4-17-9-4 0-8-4-17-8-4 0-8-4-12-8-5-6-9-10-9-14-4-9-4-13-4-21 0-9 0-13 4-22 0-4 4-8 13-12 4-4 8-9 17-13 8-4 17-4 29-4 5 0 9 0 13 0s9 4 13 4 4 4 8 4c5 0 5 0 5 5 4 0 4 0 4 0v4 4 4 4c0 5 0 5 0 5v4h-4l-5-4c0 0-4 0-8-5-4 0-9 0-13-4-4 0-8 0-13 0-8 0-12 0-17 0-4 0-4 4-8 4-4 5-4 9-9 9 0 4 0 8 0 13 0 4 0 8 5 12 0 0 4 5 8 9 4 0 9 4 17 4 4 4 9 4 13 10 8 0 13 4 17 4 4 4 8 8 13 12 4 5 9 9 13 13 0 4 5 13 5 17z">
          <text:p/>
        </draw:path>
        <draw:path draw:style-name="gr1" draw:text-style-name="P1" draw:layer="layout" svg:width="0.162cm" svg:height="0.187cm" svg:x="7.112cm" svg:y="20.471cm" svg:viewBox="0 0 163 188" svg:d="M163 86c0 8-5 8-5 12-4 0-4 5-8 5h-116c0 8 0 17 5 25 0 9 4 13 8 17 4 9 14 13 18 13 9 4 17 4 25 4 9 0 17 0 26 0 4 0 8-4 13-4 4 0 8-4 13-4 4 0 4-4 8-4v4h4v4 4c0 4 0 4 0 4 0 5 0 5 0 5v4c-4 0-4 0-4 0l-4 4c-4 0-9 4-13 4-9 0-13 5-21 5-9 0-13 0-22 0-16 0-29 0-39-5-12-4-21-8-25-17-9-8-13-16-17-29s-9-26-9-43c0-13 5-26 9-39s8-21 17-29c4-9 13-13 25-17 10-5 23-9 35-9 13 0 26 4 34 9 9 4 17 8 22 17 8 4 12 12 16 25 0 8 5 17 5 30zM129 76c0-17-5-29-9-38-8-8-21-12-34-12-8 0-17 0-21 4-8 4-14 4-18 12-4 5-4 9-8 17 0 5-5 13-5 17z">
          <text:p/>
        </draw:path>
        <draw:path draw:style-name="gr1" draw:text-style-name="P1" draw:layer="layout" svg:width="0.14cm" svg:height="0.187cm" svg:x="7.397cm" svg:y="20.471cm" svg:viewBox="0 0 141 188" svg:d="M141 183c0 0 0 5-4 5 0 0-5 0-9 0 0 0-4 0-8 0 0 0 0-5-5-5v-21c-8 9-17 17-26 21-9 5-17 5-30 5-8 0-17 0-21 0-9-5-17-9-21-13-5-4-9-9-13-17 0-4-4-13-4-21 0-9 4-17 8-26 4-4 9-13 17-17 4-4 17-8 26-8 12-5 21-5 38-5h22v-13c0-9 0-13 0-21-4-5-4-9-8-13-5 0-10-4-14-4-4-4-9-4-17-4-9 0-17 0-21 4-9 0-13 4-17 4-5 4-9 4-13 8h-4-5v-4c-4 0-4 0-4 0 0-4 0-4 0-8v-4c0-5 4-5 4-9 5 0 5-4 9-4 4-4 8-4 17-4 4-5 9-5 17-9 4 0 13 0 21 0 9 0 22 0 31 4 8 5 17 9 21 13s9 13 13 21c0 9 0 17 0 26zM111 103h-26c-9 0-17 0-26 4-4 0-8 0-12 4-5 4-9 9-9 13-4 0-4 9-4 13 0 8 4 17 8 21 5 4 13 8 21 8 9 0 17-4 26-8s14-8 22-17z">
          <text:p/>
        </draw:path>
        <draw:path draw:style-name="gr1" draw:text-style-name="P1" draw:layer="layout" svg:width="0.149cm" svg:height="0.187cm" svg:x="7.596cm" svg:y="20.471cm" svg:viewBox="0 0 150 188" svg:d="M150 179c0 4 0 4 0 4h-4c0 5 0 5-5 5 0 0-4 0-8 0s-4 0-8 0l-5-5c0 0-4 0-4-4v-98c0-13 0-17 0-26 0-4-4-8-9-13 0-4-4-8-8-12-4 0-13-4-17-4-9 0-17 4-25 8-9 8-13 17-26 25v120c0 4 0 4 0 4-4 5-4 5-4 5-5 0-5 0-10 0-4 0-8 0-8 0-5 0-5 0-5-5h-4v-4-170-5h4 5 4c4 0 9 0 9 0 5 0 5 0 5 0h4c0 5 0 5 0 5v21c9-9 17-17 30-21 8-5 17-9 25-9 13 0 21 0 30 4 9 5 17 13 21 17 4 9 9 13 9 21 4 9 4 22 4 34z">
          <text:p/>
        </draw:path>
        <draw:path draw:style-name="gr1" draw:text-style-name="P1" draw:layer="layout" svg:width="0.161cm" svg:height="0.254cm" svg:x="7.783cm" svg:y="20.471cm" svg:viewBox="0 0 162 255" svg:d="M162 17c0 4 0 9-4 9 0 4 0 4-4 4h-25c8 4 8 8 12 12 0 9 0 13 0 17 0 13 0 22-4 30-4 4-8 13-13 17-4 4-13 8-21 13-9 4-17 4-26 4-8 0-16 0-21-4-8 0-12-5-17-5 0 0 0 5-4 9 0 0 0 4 0 9 0 4 0 8 4 12 5 0 9 5 17 5h47c8 0 13 4 21 4 9 4 13 4 17 8 9 4 13 9 13 13 4 8 4 13 4 21 0 9 0 17-4 21-4 9-9 18-13 22-8 5-17 9-30 13-8 4-21 4-34 4-16 0-25 0-38-4-8 0-18-4-22-8-9-5-13-9-13-18-4-4-4-9-4-17 0-4 0-9 0-13s0-8 4-8c0-5 4-9 9-13 4-4 4-4 8-9-4-4-8-8-13-12-4-4-4-9-4-17 0-4 0-13 4-17 5-9 9-13 13-17-4-5-8-13-8-17-5-9-5-13-5-21 0-9 0-22 5-26 4-8 8-17 14-21 8-4 12-8 21-13 8-4 17-4 29-4 5 0 9 0 13 0s9 4 13 4h51c4 0 4 0 4 5 4 0 4 4 4 8zM111 64c0-13-4-22-8-30-9-4-17-8-30-8-4 0-8 0-12 0-5 4-9 8-13 8-4 4-4 8-4 13-5 4-5 12-5 17 0 8 5 21 9 25 8 8 17 8 29 8 5 0 9 0 13 0 9-4 9-4 13-8s4-8 8-13c0-4 0-8 0-12zM129 199c0-8-5-17-9-17-9-4-17-8-26-8h-42c-4 0-8 4-13 8 0 0-4 5-4 9-4 0-4 4-4 8v5c0 8 4 17 13 21 8 4 17 4 33 4 9 0 17 0 26 0 4-4 8-4 13-8 4-5 8-9 8-13 5 0 5-4 5-9z">
          <text:p/>
        </draw:path>
        <draw:path draw:style-name="gr1" draw:text-style-name="P1" draw:layer="layout" svg:width="0.029cm" svg:height="0.268cm" svg:x="7.983cm" svg:y="20.39cm" svg:viewBox="0 0 30 269" svg:d="M30 260c0 4 0 4 0 4-4 5-4 5-4 5-4 0-8 0-8 0-5 0-9 0-9 0-5 0-5 0-5-5-4 0-4 0-4 0v-4-255l4-5h5c0 0 4 0 9 0 0 0 4 0 8 0h4v5z">
          <text:p/>
        </draw:path>
        <draw:path draw:style-name="gr1" draw:text-style-name="P1" draw:layer="layout" svg:width="0.161cm" svg:height="0.187cm" svg:x="8.059cm" svg:y="20.471cm" svg:viewBox="0 0 162 188" svg:d="M162 86c0 8-4 8-4 12-4 0-4 5-8 5h-116c0 8 0 17 4 25 0 9 5 13 9 17 4 9 13 13 17 13 9 4 18 4 26 4 9 0 17 0 26 0 4 0 8-4 13-4 8 0 8-4 12-4s4-4 9-4v4h4v4 4c0 4 0 4 0 4 0 5 0 5 0 5v4c-4 0-4 0-4 0l-5 4c-4 0-8 4-12 4-9 0-13 5-22 5-8 0-12 0-21 0-17 0-30 0-39-5-13-4-21-8-26-17-8-8-12-16-17-29-4-13-8-26-8-43 0-13 4-26 8-39 5-13 9-21 17-29 5-9 13-13 26-17 9-5 22-9 35-9s25 4 34 9c9 4 17 8 21 17 9 4 13 12 17 25 0 8 4 17 4 30zM129 76c0-17-5-29-9-38-9-8-21-12-34-12-9 0-18 0-22 4-9 4-13 4-17 12-4 5-4 9-9 17 0 5-4 13-4 17z">
          <text:p/>
        </draw:path>
        <draw:path draw:style-name="gr1" draw:text-style-name="P1" draw:layer="layout" svg:width="0.157cm" svg:height="0.268cm" svg:x="8.356cm" svg:y="20.39cm" svg:viewBox="0 0 158 269" svg:d="M158 175c0 13 0 26-4 39-4 12-8 21-17 29-4 9-13 17-21 21-9 5-22 5-30 5s-13 0-17 0-8-5-13-5c-4-4-8-4-13-8s-13-9-17-13v17c0 4 0 4 0 4v5c-4 0-4 0-4 0-5 0-5 0-9 0s-4 0-9 0h-4c0-5 0-5 0-5v-4-255-5c4 0 4 0 9 0h4c4 0 9 0 9 0 4 0 4 0 4 0 4 0 4 5 4 5v107c4-9 13-13 18-13 4-4 8-8 13-8 4-5 8-5 12-9 5 0 9 0 17 0 13 0 21 4 30 9 9 4 17 8 21 17 5 8 9 21 13 29 4 13 4 26 4 38zM124 179c0-12 0-21 0-25-4-8-4-17-8-25-5-5-9-9-13-13s-13-8-21-8c-4 0-9 4-13 4s-8 4-13 4c0 4-8 8-13 13-5 4-9 8-13 12v68c8 13 18 22 26 26 9 4 17 8 26 8 8 0 12 0 21-4 4-4 8-8 13-17 4-4 4-13 8-21 0-9 0-17 0-22z">
          <text:p/>
        </draw:path>
        <draw:path draw:style-name="gr1" draw:text-style-name="P1" draw:layer="layout" svg:width="0.162cm" svg:height="0.187cm" svg:x="8.547cm" svg:y="20.471cm" svg:viewBox="0 0 163 188" svg:d="M163 86c0 8-5 8-5 12-4 0-8 5-8 5h-116c0 8 0 17 4 25 0 9 5 13 9 17 4 9 8 13 17 13 9 4 18 4 26 4 9 0 17 0 21 0 9 0 13-4 18-4 4 0 8-4 12-4 5 0 5-4 9-4v4h4v4 4c0 4 0 4 0 4 0 5 0 5 0 5l-4 4-4 4c-5 0-9 4-17 4-5 0-9 5-18 5-8 0-16 0-21 0-17 0-30 0-39-5-13-4-21-8-25-17-9-8-13-16-17-29-5-13-9-26-9-43 0-13 4-26 9-39 4-13 8-21 17-29 4-9 12-13 25-17 9-5 22-9 35-9s25 4 34 9c9 4 17 8 21 17 9 4 13 12 17 25 0 8 5 17 5 30zM129 76c0-17-5-29-9-38-9-8-21-12-38-12-4 0-13 0-18 4-9 4-13 4-17 12-4 5-4 9-9 17 0 5-4 13-4 17z">
          <text:p/>
        </draw:path>
        <draw:path draw:style-name="gr1" draw:text-style-name="P1" draw:layer="layout" svg:width="0.11cm" svg:height="0.229cm" svg:x="8.73cm" svg:y="20.429cm" svg:viewBox="0 0 111 230" svg:d="M111 208c0 5 0 9 0 13 0 0-4 0-4 4h-4c0 5-5 5-5 5-4 0-8 0-8 0-4 0-9 0-9 0-12 0-17 0-25 0-4-5-13-9-17-13s-4-14-8-18c0-8 0-17 0-25v-102h-27c0 0-4 0-4-4 0 0 0-5 0-9s0-4 0-4c0-4 0-4 0-4 0-5 0-5 0-5 4 0 4 0 4 0h27v-42c0-4 0-4 0-4 4 0 4 0 8 0h4c5 0 9 0 9 0 4 0 4 0 4 0 4 0 4 0 4 4v42h43c4 0 4 0 4 0l4 5v4 4c0 4 0 9 0 9-4 4-4 4-8 4h-43v97c0 9 4 17 4 26 5 4 13 8 22 8 0 0 4 0 8 0 0 0 4 0 4-4h5 4 4v4c0 5 0 5 0 5z">
          <text:p/>
        </draw:path>
        <draw:path draw:style-name="gr1" draw:text-style-name="P1" draw:layer="layout" svg:width="0.259cm" svg:height="0.183cm" svg:x="8.861cm" svg:y="20.475cm" svg:viewBox="0 0 260 184" svg:d="M260 5v4 4l-51 161c0 4 0 4 0 4-4 0-4 0-4 6-4 0-4 0-8 0 0 0-5 0-9 0s-8 0-8 0c-5 0-5 0-9-6h-4v-4l-34-123-4-4v4l-30 123c-4 4-4 4-4 4l-4 6h-5c-4 0-8 0-13 0 0 0-4 0-8 0 0 0-4 0-4-6-5 0-5 0-5 0l-4-4-47-161c0-4-5-4-5-4 0-4 0-4 0-4v-5c5 0 5 0 5 0h4c4 0 4 0 8 0 5 0 5 0 9 0h4 4c0 5 0 5 0 5l44 140v4-4l38-140v-5h4 4c0 0 5 0 9 0h4c4 0 4 0 9 0 0 5 0 5 0 5l42 140v4-4l43-140v-5h4 4c0 0 4 0 9 0 4 0 4 0 8 0h4z">
          <text:p/>
        </draw:path>
        <draw:path draw:style-name="gr1" draw:text-style-name="P1" draw:layer="layout" svg:width="0.157cm" svg:height="0.187cm" svg:x="9.146cm" svg:y="20.471cm" svg:viewBox="0 0 158 188" svg:d="M158 86c0 8 0 8 0 12-4 0-9 5-9 5h-115c0 8 0 17 4 25 0 9 4 13 8 17 5 9 9 13 17 13 9 4 17 4 26 4s17 0 21 0c9 0 13-4 17-4s10-4 14-4 4-4 4-4c4 0 4 0 4 4 5 0 5 0 5 4v4c0 4 0 4 0 4 0 5 0 5 0 5-5 0-5 0-5 4 0 0-4 4-8 4 0 0-5 4-14 4-4 0-8 5-17 5-8 0-17 0-25 0-13 0-26 0-34-5-13-4-21-8-30-17-4-8-13-16-13-29-4-13-8-26-8-43 0-13 4-26 8-39 0-13 9-21 13-29 9-9 17-13 30-17 8-5 21-9 34-9s21 4 34 9c8 4 18 8 22 17 8 4 13 12 13 25 4 8 4 17 4 30zM127 76c0-17-4-29-13-38-4-8-16-12-34-12-8 0-12 0-21 4-4 4-8 4-13 12-4 5-8 9-8 17-4 5-4 13-4 17z">
          <text:p/>
        </draw:path>
        <draw:path draw:style-name="gr1" draw:text-style-name="P1" draw:layer="layout" svg:width="0.157cm" svg:height="0.187cm" svg:x="9.341cm" svg:y="20.471cm" svg:viewBox="0 0 158 188" svg:d="M158 86c0 8 0 8-4 12 0 0-4 5-9 5h-111c0 8 0 17 4 25 0 9 4 13 9 17 4 9 8 13 17 13 8 4 17 4 25 4 10 0 18 0 22 0 9 0 13-4 17-4 5 0 9-4 13-4l4-4c0 0 5 0 5 4v4l4 4c0 4 0 4-4 4 0 5 0 5 0 5v4c0 0-5 4-9 4s-8 4-13 4c-4 0-12 5-17 5-8 0-17 0-26 0-13 0-26 0-38-5-9-4-17-8-26-17-8-8-12-16-17-29-4-13-4-26-4-43 0-13 0-26 4-39 5-13 13-21 17-29 9-9 17-13 26-17 12-5 21-9 34-9 18 0 26 4 39 9 8 4 17 8 21 17 4 4 13 12 13 25 4 8 4 17 4 30zM128 76c0-17-4-29-12-38-9-8-17-12-35-12-9 0-13 0-22 4-4 4-8 4-12 12-5 5-9 9-9 17-4 5-4 13-4 17z">
          <text:p/>
        </draw:path>
        <draw:path draw:style-name="gr1" draw:text-style-name="P1" draw:layer="layout" svg:width="0.149cm" svg:height="0.187cm" svg:x="9.549cm" svg:y="20.471cm" svg:viewBox="0 0 150 188" svg:d="M150 179c0 4 0 4-6 4 0 5-4 5-4 5-4 0-4 0-8 0-5 0-5 0-9 0 0 0-4 0-4-5h-4v-4-98c0-13 0-17 0-26-5-4-5-8-9-13-4-4-4-8-12-12-5 0-9-4-13-4-9 0-17 4-26 8-8 8-17 17-25 25v120c0 4 0 4 0 4h-4c0 5 0 5-5 5 0 0-4 0-8 0h-4c-5 0-5 0-5-5-4 0-4 0-4 0v-4-170-5c4 0 4 0 9 0h4c4 0 4 0 8 0h5c0 5 0 5 0 5v21c12-9 21-17 29-21 13-5 22-9 30-9 13 0 21 0 30 4 8 5 12 13 17 17 8 9 8 13 12 21 0 9 6 22 6 34z">
          <text:p/>
        </draw:path>
        <draw:path draw:style-name="gr1" draw:text-style-name="P1" draw:layer="layout" svg:width="0.221cm" svg:height="0.263cm" svg:x="9.829cm" svg:y="20.395cm" svg:viewBox="0 0 222 264" svg:d="M81 0l-4 8c-4 5-9 5-13 9-4 0-4 4-4 8-5 5-5 13-5 21 0 0 0 9 0 17l9 141v13l80-149c9-9 9-17 13-22 5-8 5-12 5-16 0-13-9-17-22-22l4-8h78v8c-4 5-9 5-13 5 0 4-4 8-8 12-4 5-9 13-17 30l-124 209h-26l-13-213c0-9 0-13-4-21 0-5 0-9-4-13s-8-4-13-9v-8z">
          <text:p/>
        </draw:path>
        <draw:path draw:style-name="gr1" draw:text-style-name="P1" draw:layer="layout" svg:width="0.157cm" svg:height="0.187cm" svg:x="10.067cm" svg:y="20.471cm" svg:viewBox="0 0 158 188" svg:d="M133 51c0-13-5-21-9-30-8-4-17-8-30-8-8 0-17 4-25 8-4 5-10 13-10 21 0 5 0 9 6 13 0 4 4 9 8 13s13 8 21 13c9 5 17 9 22 13 4 4 8 9 8 13 4 4 4 8 9 13 0 4 0 8 0 17 0 13 0 21-9 29-4 9-13 13-25 17-9 5-22 5-34 5-10 0-23 0-31 0-13-5-21-5-34-9l8-42h13c0 13 5 21 13 29 4 5 17 9 31 9 12 0 21-4 29-9 5-4 9-12 9-25 0-4 0-8-4-13 0-4-5-8-9-13-4-4-13-8-21-12-10-9-18-13-22-17-9-5-9-10-13-18-4-4-4-13-4-17 0-13 0-21 8-30 4-4 13-12 21-17 14-4 23-4 35-4 13 0 26 0 34 0 9 4 22 4 30 9l-8 42z">
          <text:p/>
        </draw:path>
        <draw:path draw:style-name="gr1" draw:text-style-name="P1" draw:layer="layout" svg:width="0.195cm" svg:height="0.187cm" svg:x="10.347cm" svg:y="20.471cm" svg:viewBox="0 0 196 188" svg:d="M146 13l16-13 13 4-29 120c0 13-5 21-5 30 0 4 5 8 5 8 0 4 4 4 8 4s8 0 13-4c4-4 8-8 17-17l12 9c-12 12-21 21-29 25-9 9-17 9-26 9-8 0-17 0-21-9-4-4-9-8-9-17 0-8 5-17 5-25-13 17-26 29-35 38-13 8-26 13-34 13-17 0-25-5-34-13-9-13-13-25-13-47 0-21 4-42 13-64s21-34 34-47c17-13 34-17 52-17 8 0 17 0 25 4 5 0 13 5 22 9zM129 68c0-4 4-9 4-13s0-8 0-13c0-8-4-16-9-21-4-4-8-8-21-8s-26 8-35 17c-13 12-17 25-25 42-5 18-9 35-9 56 0 13 4 22 4 30 5 4 13 8 22 8 8 0 17-4 21-12 9-4 18-17 26-30 9-13 17-30 22-48z">
          <text:p/>
        </draw:path>
        <draw:path draw:style-name="gr1" draw:text-style-name="P1" draw:layer="layout" svg:width="0.212cm" svg:height="0.187cm" svg:x="10.551cm" svg:y="20.471cm" svg:viewBox="0 0 213 188" svg:d="M47 64c4-13 4-22 4-30 0-4 0-8-4-8 0-5-5-5-9-5 0 0-4 0-8 5-5 4-13 8-21 16l-9-8c9-13 21-21 30-25 4-9 12-9 25-9 9 0 13 0 17 9 4 4 9 12 9 21 0 4 0 12-5 21 13-17 26-30 39-38 8-9 21-13 34-13s22 4 26 9c8 8 13 17 13 29 0 9-5 21-9 34l-13 52c0 13-4 21-4 30 0 4 0 8 4 8 0 4 5 4 9 4s4 0 8-4c9-4 13-8 22-17l8 9c-8 12-17 21-25 25-9 9-17 9-30 9-9 0-14 0-22-9-4-4-4-13-4-21s0-21 4-38l8-30c5-14 5-22 9-31 0-4 0-8 0-12 0-9 0-17-4-17-5-4-9-9-17-9-5 0-9 5-17 9-5 4-13 8-17 17-9 8-13 17-17 25-5 9-9 18-13 31l-17 85h-34z">
          <text:p/>
        </draw:path>
        <draw:path draw:style-name="gr1" draw:text-style-name="P1" draw:layer="layout" svg:width="0.195cm" svg:height="0.275cm" svg:x="10.789cm" svg:y="20.382cm" svg:viewBox="0 0 196 276" svg:d="M115 226c-12 17-25 29-34 38-12 8-25 12-34 12-18 0-26-4-35-12-8-13-12-26-12-47s4-42 12-64c9-21 23-34 40-46 12-14 29-18 46-18 9 0 17 0 21 0 9 4 17 4 22 8l8-42c5-4 5-8 5-13 0-4 0-12 0-12 0-5 0-9 0-9 0-4-5-4-9-4 0-5-4-5-13-5l4-8 47-4h13l-51 213c0 13-4 21-4 30 0 4 4 8 4 8 0 4 4 4 9 4 4 0 8 0 12-4 5-4 9-8 17-17l13 9c-13 12-21 21-30 29-8 4-17 4-25 4-9 0-17 0-22-8-4-4-8-9-8-17s4-17 4-25zM128 158c0-9 4-17 4-26 0-8-4-17-8-21-5-4-13-9-21-9-13 0-26 9-34 17-9 13-17 26-26 43-4 17-8 34-8 55 0 13 4 21 4 30 4 4 13 8 21 8 4 0 9 0 13-4 0 0 4-4 13-8 4-5 8-9 12-13 5-4 5-9 9-17 4-5 8-13 12-17 0-9 5-17 9-30z">
          <text:p/>
        </draw:path>
        <draw:path draw:style-name="gr1" draw:text-style-name="P1" draw:layer="layout" svg:width="0.127cm" svg:height="0.263cm" svg:x="11.103cm" svg:y="20.394cm" svg:viewBox="0 0 128 264" svg:d="M65 209c0 5-5 13-5 17 0 5 0 9 0 13s0 8 5 8c4 5 8 5 12 5v12h-77v-12c8 0 8 0 13 0 5-5 5-5 5-9 4-4 4-8 8-12 0-5 0-13 5-26l34-145c0-13 4-25 4-34 0-4-4-8-4-13-5 0-9 0-17-4l4-9h76l-4 9c-4 4-8 4-8 4-5 5-5 5-9 9 0 0 0 4-4 8 0 9-5 17-5 30z">
          <text:p/>
        </draw:path>
        <draw:path draw:style-name="gr1" draw:text-style-name="P1" draw:layer="layout" svg:width="0.161cm" svg:height="0.182cm" svg:x="11.243cm" svg:y="20.556cm" svg:viewBox="0 0 162 183" svg:d="M17 183v-8c4-5 4-5 8-5h5v-4c4 0 4 0 4-4 0 0 0-4 4-9 0-4 0-8 0-12l30-124h-21-5c-4 0-4 0-8 0 0 0-4 0-4 4l-5 4c-4 4-4 4-4 9-4 4-4 8-8 13h-13l8-47h154l-13 51h-12v-9c0-4 0-4 0-4 0-4 0-4-5-9v-4-4l-4-4h-4-4-27l-25 124c-5 4-5 8-5 12 0 5 0 5 0 9v4c0 0 0 4 5 4h4c0 0 4 5 9 5l-5 8z">
          <text:p/>
        </draw:path>
        <draw:polygon draw:style-name="gr1" draw:text-style-name="P1" draw:layer="layout" svg:width="0.183cm" svg:height="0.195cm" svg:x="3.389cm" svg:y="4.495cm" svg:viewBox="0 0 184 196" draw:points="73,196 0,0 43,0 94,145 140,0 184,0 115,196">
          <text:p/>
        </draw:polygon>
        <draw:path draw:style-name="gr1" draw:text-style-name="P1" draw:layer="layout" svg:width="0.131cm" svg:height="0.148cm" svg:x="3.589cm" svg:y="4.546cm" svg:viewBox="0 0 132 149" svg:d="M0 106l39-9c0 9 4 17 8 17 5 6 13 10 22 10 8 0 17-4 21-10 4 0 4-4 4-8s0-4 0-9c-4 0-8 0-12-4-35-4-52-12-60-17-14-8-18-17-18-34 0-13 4-21 14-29 12-9 25-13 47-13 21 0 33 4 42 8 13 9 17 17 21 30l-34 4c-4-4-4-8-8-13-4 0-13-4-21-4-9 0-18 4-22 4-4 5-4 5-4 9s0 4 4 8c4 0 17 5 34 9 21 4 34 13 43 17 8 9 12 17 12 30 0 12-4 26-17 35-8 8-25 12-46 12-22 0-34-4-47-12-14-5-22-17-22-31z">
          <text:p/>
        </draw:path>
        <draw:path draw:style-name="gr1" draw:text-style-name="P1" draw:layer="layout" svg:width="0.09cm" svg:height="0.195cm" svg:x="3.389cm" svg:y="4.77cm" svg:viewBox="0 0 91 196" svg:d="M91 196h-39v-140c-18 12-30 21-52 29v-33c9-5 22-13 34-22 10-8 18-17 22-30h35z">
          <text:p/>
        </draw:path>
        <draw:path draw:style-name="gr1" draw:text-style-name="P1" draw:layer="layout" svg:width="0.132cm" svg:height="0.195cm" svg:x="3.529cm" svg:y="4.775cm" svg:viewBox="0 0 133 196" svg:d="M0 140h39c0 8 4 12 8 17 4 4 13 8 17 8 9 0 18-4 22-8 9-9 9-17 9-30s0-21-9-25c-4-9-13-13-22-13-8 0-21 8-30 17l-29-4 21-102h99v34h-74l-4 34c9-5 17-9 26-9 17 0 30 9 43 21 13 13 17 26 17 47 0 17-4 30-13 42-13 18-30 27-56 27-17 0-30-5-42-13-13-14-17-26-22-43z">
          <text:p/>
        </draw:path>
        <draw:polygon draw:style-name="gr1" draw:text-style-name="P1" draw:layer="layout" svg:width="0.187cm" svg:height="0.195cm" svg:x="3.665cm" svg:y="4.77cm" svg:viewBox="0 0 188 196" draw:points="73,196 0,0 43,0 94,145 144,0 188,0 115,196">
          <text:p/>
        </draw:polygon>
        <draw:path draw:style-name="gr1" draw:text-style-name="P1" draw:layer="layout" svg:width="0.14cm" svg:height="0.198cm" svg:x="3.877cm" svg:y="4.822cm" svg:viewBox="0 0 141 199" svg:d="M0 4h34v21c5-9 9-13 18-17 8-4 16-8 25-8 18 0 35 8 43 21 13 13 21 30 21 51 0 26-8 43-21 56-8 16-25 21-43 21-4 0-13 0-21-5-4-4-13-8-17-16v71h-39zM34 72c0 17 5 30 13 34 5 9 13 13 21 13 9 0 18-4 23-8 8-9 8-22 8-39 0-12 0-25-8-29-5-9-14-13-23-13-8 0-16 4-21 13-8 4-13 17-13 29z">
          <text:p/>
        </draw:path>
        <draw:polygon draw:style-name="gr1" draw:text-style-name="P1" draw:layer="layout" svg:width="0.132cm" svg:height="0.195cm" svg:x="4.047cm" svg:y="4.77cm" svg:viewBox="0 0 133 196" draw:points="0,196 0,0 38,0 38,107 82,56 129,56 77,107 133,196 91,196 55,132 38,153 38,196">
          <text:p/>
        </draw:polygon>
        <draw:path draw:style-name="gr1" draw:text-style-name="P1" draw:layer="layout" svg:width="0.09cm" svg:height="0.195cm" svg:x="3.389cm" svg:y="5.088cm" svg:viewBox="0 0 91 196" svg:d="M91 196h-39v-139c-18 12-30 21-52 29v-39c9 0 22-8 34-17 10-8 18-17 22-30h35z">
          <text:p/>
        </draw:path>
        <draw:path draw:style-name="gr1" draw:text-style-name="P1" draw:layer="layout" svg:width="0.128cm" svg:height="0.2cm" svg:x="3.529cm" svg:y="5.088cm" svg:viewBox="0 0 129 201" svg:d="M64 0c17 0 35 5 48 22 13 12 17 42 17 76 0 38-4 68-17 81-13 17-31 22-48 22-21 0-34-9-46-22-13-17-18-43-18-81 0-34 5-64 18-81 12-12 25-17 46-17zM64 30c-4 0-8 0-13 4-4 5-4 9-8 17-4 9-4 26-4 47 0 25 0 42 4 51 4 8 4 13 8 17 5 0 9 4 13 4s9-4 13-4c4-4 4-9 8-17 0-9 4-26 4-51 0-21 0-38-4-47-4-8-4-12-8-17-4-4-9-4-13-4z">
          <text:p/>
        </draw:path>
        <draw:path draw:style-name="gr1" draw:text-style-name="P1" draw:layer="layout" svg:width="0.127cm" svg:height="0.2cm" svg:x="3.678cm" svg:y="5.088cm" svg:viewBox="0 0 128 201" svg:d="M64 0c22 0 35 5 47 22 13 12 17 42 17 76 0 38-4 68-17 81-12 17-25 22-47 22-17 0-34-9-47-22-13-17-17-43-17-81 0-34 4-64 17-81 13-12 30-17 47-17zM64 30c-4 0-9 0-13 4-4 5-4 9-9 17 0 9-4 26-4 47 0 25 4 42 4 51 5 8 5 13 9 17 4 0 9 4 13 4s9-4 13-4c5-4 5-9 9-17 4-9 4-26 4-51 0-21 0-38-4-47-4-8-4-12-9-17-4-4-9-4-13-4z">
          <text:p/>
        </draw:path>
        <draw:polygon draw:style-name="gr1" draw:text-style-name="P1" draw:layer="layout" svg:width="0.157cm" svg:height="0.195cm" svg:x="3.835cm" svg:y="5.088cm" svg:viewBox="0 0 158 196" draw:points="0,196 0,0 38,0 38,78 119,78 119,0 158,0 158,196 119,196 119,112 38,112 38,196">
          <text:p/>
        </draw:polygon>
        <draw:path draw:style-name="gr1" draw:text-style-name="P1" draw:layer="layout" svg:width="0.132cm" svg:height="0.139cm" svg:x="4.03cm" svg:y="5.144cm" svg:viewBox="0 0 133 140" svg:d="M0 140v-29l55-61c9-8 17-17 22-21-5 0-13 0-22 0h-46v-29h120v25l-57 65-21 21c13 0 17 0 21 0h61v29z">
          <text:p/>
        </draw:path>
        <draw:path draw:style-name="gr1" draw:text-style-name="P1" draw:layer="layout" svg:width="0.127cm" svg:height="0.199cm" svg:x="3.381cm" svg:y="5.406cm" svg:viewBox="0 0 128 200" svg:d="M63 0c18 0 35 4 43 21 18 13 22 43 22 82 0 34-4 64-22 81-8 12-25 16-43 16-21 0-33-4-46-21-13-12-17-42-17-76 0-39 4-69 17-82 13-17 25-21 46-21zM63 30c-4 0-8 4-12 4-5 5-9 9-9 17-4 9-4 27-4 52 0 21 0 38 4 47 0 8 4 12 9 17 4 4 8 4 12 4 5 0 9 0 13-4 5-5 5-9 9-17 0-9 4-26 4-47 0-25-4-43-4-52-4-8-4-12-9-17-4 0-8-4-13-4z">
          <text:p/>
        </draw:path>
        <draw:path draw:style-name="gr1" draw:text-style-name="P1" draw:layer="layout" svg:width="0.085cm" svg:height="0.085cm" svg:x="3.529cm" svg:y="5.402cm" svg:viewBox="0 0 86 86" svg:d="M0 44c0-9 5-22 13-31 9-9 17-13 31-13 13 0 21 4 30 13 8 9 12 22 12 31 0 12-4 25-12 33-9 5-17 9-30 9-14 0-22 0-31-9-8-8-13-21-13-33zM22 44c0 8 4 12 8 17 0 4 9 4 14 4 4 0 8 0 13-4 4-5 8-9 8-17 0-5-4-9-8-13-5-5-9-5-13-5-5 0-14 0-14 5-4 4-8 8-8 13z">
          <text:p/>
        </draw:path>
        <draw:line draw:style-name="gr7" draw:text-style-name="P3" draw:layer="layout" svg:x1="2.978cm" svg:y1="4.893cm" svg:x2="2.978cm" svg:y2="4.999cm">
          <text:p/>
        </draw:line>
        <draw:line draw:style-name="gr7" draw:text-style-name="P3" draw:layer="layout" svg:x1="2.91cm" svg:y1="4.957cm" svg:x2="3.02cm" svg:y2="4.957cm">
          <text:p/>
        </draw:line>
        <draw:line draw:style-name="gr7" draw:text-style-name="P3" draw:layer="layout" svg:x1="2.91cm" svg:y1="5.466cm" svg:x2="3.02cm" svg:y2="5.466cm">
          <text:p/>
        </draw:line>
        <draw:path draw:style-name="gr8" draw:text-style-name="P3" draw:layer="layout" svg:width="0.743cm" svg:height="0.746cm" svg:x="2.583cm" svg:y="4.817cm" svg:viewBox="0 0 744 747" svg:d="M0 366c0 207 170 381 362 381 212 0 382-174 382-381 0-195-170-366-382-366-192 0-362 171-362 366z">
          <text:p/>
        </draw:path>
        <draw:path draw:style-name="gr8" draw:text-style-name="P3" draw:layer="layout" svg:width="0.11cm" svg:height="0.042cm" svg:x="2.846cm" svg:y="5.148cm" svg:viewBox="0 0 111 43" svg:d="M86 43h25c0-22-47-43-69-43-21 0-42 21-42 43">
          <text:p/>
        </draw:path>
        <draw:path draw:style-name="gr8" draw:text-style-name="P3" draw:layer="layout" svg:width="0.084cm" svg:height="0.043cm" svg:x="2.978cm" svg:y="5.19cm" svg:viewBox="0 0 85 44" svg:d="M0 0c0 44 22 44 43 44s42 0 42-44">
          <text:p/>
        </draw:path>
        <draw:line draw:style-name="gr7" draw:text-style-name="P3" draw:layer="layout" svg:x1="2.978cm" svg:y1="4.639cm" svg:x2="2.999cm" svg:y2="4.639cm">
          <text:p/>
        </draw:line>
        <draw:line draw:style-name="gr7" draw:text-style-name="P3" draw:layer="layout" svg:x1="2.978cm" svg:y1="4.83cm" svg:x2="2.978cm" svg:y2="4.66cm">
          <text:p/>
        </draw:line>
        <draw:line draw:style-name="gr7" draw:text-style-name="P3" draw:layer="layout" svg:x1="2.978cm" svg:y1="5.784cm" svg:x2="2.999cm" svg:y2="5.784cm">
          <text:p/>
        </draw:line>
        <draw:line draw:style-name="gr7" draw:text-style-name="P3" draw:layer="layout" svg:x1="2.978cm" svg:y1="5.593cm" svg:x2="2.978cm" svg:y2="5.762cm">
          <text:p/>
        </draw:line>
        <draw:path draw:style-name="gr1" draw:text-style-name="P1" draw:layer="layout" svg:width="0.179cm" svg:height="0.195cm" svg:x="4.238cm" svg:y="3.435cm" svg:viewBox="0 0 180 196" svg:d="M0 196v-196h85c21 0 34 0 44 5 12 4 17 12 25 21 4 8 9 17 9 29 0 13-5 26-13 39-9 8-21 12-39 16 8 5 13 9 22 17 4 5 13 17 21 31l26 38h-51l-27-43c-12-13-17-26-21-30-4 0-8-4-13-4-4-4-13-4-21-4h-9v81zM38 85h30c22 0 30-4 38-4 5 0 9-4 9-9 4-4 4-8 4-12 0-9 0-13-4-17-4-5-9-9-17-9 0 0-13 0-25 0h-35z">
          <text:p/>
        </draw:path>
        <draw:path draw:style-name="gr1" draw:text-style-name="P1" draw:layer="layout" svg:width="0.089cm" svg:height="0.195cm" svg:x="4.451cm" svg:y="3.435cm" svg:viewBox="0 0 90 196" svg:d="M90 196h-38v-141c-19 13-31 22-52 30v-34c8-4 21-13 33-21 9-8 19-17 23-30h34z">
          <text:p/>
        </draw:path>
        <draw:path draw:style-name="gr1" draw:text-style-name="P1" draw:layer="layout" svg:width="0.089cm" svg:height="0.195cm" svg:x="4.111cm" svg:y="4.05cm" svg:viewBox="0 0 90 196" svg:d="M90 196h-38v-141c-13 13-31 21-52 30v-34c13-4 21-13 35-21 13-9 17-17 21-30h34z">
          <text:p/>
        </draw:path>
        <draw:polygon draw:style-name="gr1" draw:text-style-name="P1" draw:layer="layout" svg:width="0.131cm" svg:height="0.195cm" svg:x="4.26cm" svg:y="4.05cm" svg:viewBox="0 0 132 196" draw:points="0,196 0,0 33,0 33,106 80,55 127,55 76,106 132,196 89,196 55,132 33,153 33,196">
          <text:p/>
        </draw:polygon>
        <draw:path draw:style-name="gr1" draw:text-style-name="P1" draw:layer="layout" svg:width="0.195cm" svg:height="0.199cm" svg:x="4.4cm" svg:y="4.046cm" svg:viewBox="0 0 196 200" svg:d="M0 200v-30h38c-21-25-34-51-34-80 0-26 8-47 25-65 17-17 39-25 68-25 30 0 55 8 72 25 18 18 27 39 27 65 0 29-14 55-39 80h39v30h-90v-30c17-4 25-13 34-25 8-13 12-30 12-47s-4-29-12-42c-9-13-21-21-43-21-17 0-29 8-38 21-8 13-13 25-13 42s5 34 13 47c4 12 17 21 34 25v30z">
          <text:p/>
        </draw:path>
        <draw:polyline draw:style-name="gr8" draw:text-style-name="P3" draw:layer="layout" svg:width="0.569cm" svg:height="0.191cm" svg:x="4.124cm" svg:y="3.77cm" svg:viewBox="0 0 570 192" draw:points="0,106 59,0 145,192 255,0 336,192 442,0 531,192 570,106">
          <text:p/>
        </draw:polyline>
        <draw:line draw:style-name="gr7" draw:text-style-name="P3" draw:layer="layout" svg:x1="4.888cm" svg:y1="3.876cm" svg:x2="4.909cm" svg:y2="3.876cm">
          <text:p/>
        </draw:line>
        <draw:line draw:style-name="gr7" draw:text-style-name="P3" draw:layer="layout" svg:x1="4.693cm" svg:y1="3.876cm" svg:x2="4.867cm" svg:y2="3.876cm">
          <text:p/>
        </draw:line>
        <draw:line draw:style-name="gr7" draw:text-style-name="P3" draw:layer="layout" svg:x1="3.929cm" svg:y1="3.876cm" svg:x2="3.95cm" svg:y2="3.876cm">
          <text:p/>
        </draw:line>
        <draw:line draw:style-name="gr7" draw:text-style-name="P3" draw:layer="layout" svg:x1="4.124cm" svg:y1="3.876cm" svg:x2="3.95cm" svg:y2="3.876cm">
          <text:p/>
        </draw:line>
        <draw:path draw:style-name="gr1" draw:text-style-name="P1" draw:layer="layout" svg:width="0.174cm" svg:height="0.204cm" svg:x="7.414cm" svg:y="4.639cm" svg:viewBox="0 0 175 205" svg:d="M136 127l39 14c-9 21-17 38-31 51-13 8-34 13-55 13-26 0-47-9-64-26s-25-42-25-73c0-34 8-59 25-76 17-21 38-30 68-30 26 0 43 9 60 21 9 9 18 22 22 39l-44 8c0-8-4-17-12-25-9-5-17-9-30-9s-26 4-34 17c-9 9-13 25-13 51 0 25 4 43 13 52 8 12 21 17 34 17s21-5 30-9c8-8 12-17 17-35z">
          <text:p/>
        </draw:path>
        <draw:path draw:style-name="gr1" draw:text-style-name="P1" draw:layer="layout" svg:width="0.089cm" svg:height="0.195cm" svg:x="7.635cm" svg:y="4.643cm" svg:viewBox="0 0 90 196" svg:d="M90 196h-40v-141c-17 13-29 22-50 30v-34c12-4 21-12 33-21 13-8 17-17 22-30h35z">
          <text:p/>
        </draw:path>
        <draw:path draw:style-name="gr1" draw:text-style-name="P1" draw:layer="layout" svg:width="0.089cm" svg:height="0.2cm" svg:x="7.444cm" svg:y="4.982cm" svg:viewBox="0 0 90 201" svg:d="M90 201h-40v-145c-17 12-29 21-50 29v-34c8-4 21-13 33-21 9-8 17-17 22-30h35z">
          <text:p/>
        </draw:path>
        <draw:path draw:style-name="gr1" draw:text-style-name="P1" draw:layer="layout" svg:width="0.131cm" svg:height="0.195cm" svg:x="7.584cm" svg:y="4.987cm" svg:viewBox="0 0 132 196" svg:d="M0 144l38-4c0 8 4 12 8 18 5 8 13 8 17 8 9 0 18-4 22-8 9-10 9-18 9-31s0-21-9-26c-4-8-13-8-22-8-8 0-21 4-29 13l-30-5 21-101h99v33h-73l-5 35c9-5 17-9 26-9 18 0 30 9 43 21 13 13 17 26 17 47 0 17-4 31-13 43-12 17-29 26-56 26-17 0-29-5-42-13-13-9-17-25-21-39z">
          <text:p/>
        </draw:path>
        <draw:path draw:style-name="gr1" draw:text-style-name="P1" draw:layer="layout" svg:width="0.128cm" svg:height="0.195cm" svg:x="7.736cm" svg:y="5.038cm" svg:viewBox="0 0 129 196" svg:d="M0 0h39v63c0 21 0 34 4 38 4 10 12 14 21 14 4 0 9 0 14-4 4-4 8-10 13-14 0-4 0-17 0-34v-63h38v145h-34v-22c-4 9-4 13-9 13 0 4-4 4-8 9-5 0-10 0-14 0s-9 0-17-5c0 0-4-8-8-17v73h-39z">
          <text:p/>
        </draw:path>
        <draw:polygon draw:style-name="gr1" draw:text-style-name="P1" draw:layer="layout" svg:width="0.135cm" svg:height="0.2cm" svg:x="7.911cm" svg:y="4.982cm" svg:viewBox="0 0 136 201" draw:points="0,201 0,0 136,0 136,34 38,34 38,81 124,81 124,116 38,116 38,201">
          <text:p/>
        </draw:polygon>
        <draw:line draw:style-name="gr7" draw:text-style-name="P3" draw:layer="layout" svg:x1="7.176cm" svg:y1="5.02cm" svg:x2="7.176cm" svg:y2="5.042cm">
          <text:p/>
        </draw:line>
        <draw:line draw:style-name="gr9" draw:text-style-name="P3" draw:layer="layout" svg:x1="6.977cm" svg:y1="5.05cm" svg:x2="7.359cm" svg:y2="5.05cm">
          <text:p/>
        </draw:line>
        <draw:line draw:style-name="gr9" draw:text-style-name="P3" draw:layer="layout" svg:x1="6.977cm" svg:y1="5.182cm" svg:x2="7.359cm" svg:y2="5.182cm">
          <text:p/>
        </draw:line>
        <draw:line draw:style-name="gr7" draw:text-style-name="P3" draw:layer="layout" svg:x1="7.176cm" svg:y1="5.19cm" svg:x2="7.176cm" svg:y2="5.381cm">
          <text:p/>
        </draw:line>
        <draw:line draw:style-name="gr7" draw:text-style-name="P3" draw:layer="layout" svg:x1="7.176cm" svg:y1="5.593cm" svg:x2="7.197cm" svg:y2="5.593cm">
          <text:p/>
        </draw:line>
        <draw:line draw:style-name="gr7" draw:text-style-name="P3" draw:layer="layout" svg:x1="7.176cm" svg:y1="5.402cm" svg:x2="7.176cm" svg:y2="5.572cm">
          <text:p/>
        </draw:line>
        <draw:line draw:style-name="gr7" draw:text-style-name="P3" draw:layer="layout" svg:x1="7.176cm" svg:y1="4.639cm" svg:x2="7.197cm" svg:y2="4.639cm">
          <text:p/>
        </draw:line>
        <draw:line draw:style-name="gr7" draw:text-style-name="P3" draw:layer="layout" svg:x1="7.176cm" svg:y1="5.02cm" svg:x2="7.176cm" svg:y2="4.66cm">
          <text:p/>
        </draw:line>
        <draw:polygon draw:style-name="gr1" draw:text-style-name="P1" draw:layer="layout" svg:width="0.14cm" svg:height="0.195cm" svg:x="5.979cm" svg:y="3.541cm" svg:viewBox="0 0 141 196" draw:points="0,196 0,0 38,0 38,167 141,167 141,196">
          <text:p/>
        </draw:polygon>
        <draw:path draw:style-name="gr1" draw:text-style-name="P1" draw:layer="layout" svg:width="0.089cm" svg:height="0.195cm" svg:x="6.149cm" svg:y="3.541cm" svg:viewBox="0 0 90 196" svg:d="M90 196h-38v-139c-13 12-31 21-52 29v-34c12-5 21-14 34-22 13-9 22-17 26-30h30z">
          <text:p/>
        </draw:path>
        <draw:path draw:style-name="gr1" draw:text-style-name="P1" draw:layer="layout" svg:width="0.089cm" svg:height="0.195cm" svg:x="5.788cm" svg:y="4.05cm" svg:viewBox="0 0 90 196" svg:d="M90 196h-38v-141c-18 13-31 21-52 30v-34c8-4 21-13 34-21 14-9 18-17 22-30h34z">
          <text:p/>
        </draw:path>
        <draw:path draw:style-name="gr1" draw:text-style-name="P1" draw:layer="layout" svg:width="0.127cm" svg:height="0.199cm" svg:x="5.928cm" svg:y="4.05cm" svg:viewBox="0 0 128 200" svg:d="M64 0c21 0 34 4 47 21 13 18 17 44 17 82 0 33-4 63-17 80-13 13-26 17-47 17-22 0-34-4-47-21-13-13-17-43-17-76 0-38 4-68 17-82 13-17 25-21 47-21zM64 31c-5 0-9 4-13 4-4 4-4 8-9 17 0 8-4 25-4 51 0 21 0 38 4 46 5 9 5 13 9 17 4 5 8 5 13 5 4 0 8 0 12-5 5-4 5-8 9-17 0-8 4-25 4-46 0-26 0-43-4-51-4-9-4-13-9-17-4 0-8-4-12-4z">
          <text:p/>
        </draw:path>
        <draw:path draw:style-name="gr1" draw:text-style-name="P1" draw:layer="layout" svg:width="0.212cm" svg:height="0.144cm" svg:x="6.081cm" svg:y="4.101cm" svg:viewBox="0 0 213 145" svg:d="M0 5h34v17c13-13 29-22 46-22 9 0 17 5 26 5 4 4 13 13 17 17 4-4 13-13 17-17 8 0 17-5 25-5 10 0 18 5 27 9 8 5 12 9 17 17 4 4 4 17 4 30v89h-38v-81c0-12 0-21-5-25s-9-9-17-9c-5 0-9 0-13 5-4 4-9 8-13 12 0 9 0 17 0 30v68h-38v-76c0-13-4-22-4-26s-5-8-5-8c-4-5-8-5-12-5-5 0-13 0-17 5-4 4-9 8-9 12-4 9-4 17-4 30v68h-38z">
          <text:p/>
        </draw:path>
        <draw:polygon draw:style-name="gr1" draw:text-style-name="P1" draw:layer="layout" svg:width="0.157cm" svg:height="0.195cm" svg:x="6.34cm" svg:y="4.05cm" svg:viewBox="0 0 158 196" draw:points="0,196 0,0 38,0 38,76 119,76 119,0 158,0 158,196 119,196 119,110 38,110 38,196">
          <text:p/>
        </draw:polygon>
        <draw:path draw:style-name="gr8" draw:text-style-name="P3" draw:layer="layout" svg:width="0.08cm" svg:height="0.064cm" svg:x="6.289cm" svg:y="3.855cm" svg:viewBox="0 0 81 65" svg:d="M0 0c0 43 17 65 38 65s43-22 43-65">
          <text:p/>
        </draw:path>
        <draw:path draw:style-name="gr8" draw:text-style-name="P3" draw:layer="layout" svg:width="0.089cm" svg:height="0.064cm" svg:x="6.157cm" svg:y="3.855cm" svg:viewBox="0 0 90 65" svg:d="M0 0c0 43 21 65 44 65 25 0 46-22 46-65">
          <text:p/>
        </draw:path>
        <draw:path draw:style-name="gr8" draw:text-style-name="P3" draw:layer="layout" svg:width="0.085cm" svg:height="0.064cm" svg:x="6.03cm" svg:y="3.855cm" svg:viewBox="0 0 86 65" svg:d="M0 0c0 43 21 65 42 65 22 0 44-22 44-65">
          <text:p/>
        </draw:path>
        <draw:path draw:style-name="gr8" draw:text-style-name="P3" draw:layer="layout" svg:width="0.09cm" svg:height="0.064cm" svg:x="5.902cm" svg:y="3.855cm" svg:viewBox="0 0 91 65" svg:d="M0 0c0 43 23 65 48 65 21 0 43-22 43-65">
          <text:p/>
        </draw:path>
        <draw:line draw:style-name="gr7" draw:text-style-name="P3" draw:layer="layout" svg:x1="5.902cm" svg:y1="3.876cm" svg:x2="5.86cm" svg:y2="3.876cm">
          <text:p/>
        </draw:line>
        <draw:line draw:style-name="gr7" draw:text-style-name="P3" draw:layer="layout" svg:x1="6.603cm" svg:y1="3.876cm" svg:x2="6.624cm" svg:y2="3.876cm">
          <text:p/>
        </draw:line>
        <draw:line draw:style-name="gr7" draw:text-style-name="P3" draw:layer="layout" svg:x1="6.412cm" svg:y1="3.876cm" svg:x2="6.582cm" svg:y2="3.876cm">
          <text:p/>
        </draw:line>
        <draw:line draw:style-name="gr7" draw:text-style-name="P3" draw:layer="layout" svg:x1="5.648cm" svg:y1="3.876cm" svg:x2="5.673cm" svg:y2="3.876cm">
          <text:p/>
        </draw:line>
        <draw:line draw:style-name="gr7" draw:text-style-name="P3" draw:layer="layout" svg:x1="5.839cm" svg:y1="3.876cm" svg:x2="5.673cm" svg:y2="3.876cm">
          <text:p/>
        </draw:line>
        <draw:polyline draw:style-name="gr10" draw:text-style-name="P3" draw:layer="layout" svg:width="0.951cm" svg:height="0.763cm" svg:x="2.978cm" svg:y="3.876cm" svg:viewBox="0 0 952 764" draw:points="0,764 0,0 952,0">
          <text:p/>
        </draw:polyline>
        <draw:line draw:style-name="gr10" draw:text-style-name="P3" draw:layer="layout" svg:x1="4.888cm" svg:y1="3.876cm" svg:x2="5.648cm" svg:y2="3.876cm">
          <text:p/>
        </draw:line>
        <draw:polyline draw:style-name="gr10" draw:text-style-name="P3" draw:layer="layout" svg:width="0.573cm" svg:height="0.763cm" svg:x="6.603cm" svg:y="3.876cm" svg:viewBox="0 0 574 764" draw:points="0,0 574,0 574,764">
          <text:p/>
        </draw:polyline>
        <draw:polyline draw:style-name="gr10" draw:text-style-name="P3" draw:layer="layout" svg:width="4.198cm" svg:height="0.572cm" svg:x="2.978cm" svg:y="5.593cm" svg:viewBox="0 0 4199 573" draw:points="4199,0 4199,573 0,573 0,191">
          <text:p/>
        </draw:polyline>
        <draw:polygon draw:style-name="gr1" draw:text-style-name="P1" draw:layer="layout" svg:width="0.187cm" svg:height="0.2cm" svg:x="3.389cm" svg:y="9.42cm" svg:viewBox="0 0 188 201" draw:points="74,201 0,0 43,0 95,150 146,0 188,0 116,201">
          <text:p/>
        </draw:polygon>
        <draw:path draw:style-name="gr1" draw:text-style-name="P1" draw:layer="layout" svg:width="0.131cm" svg:height="0.148cm" svg:x="3.589cm" svg:y="9.476cm" svg:viewBox="0 0 132 149" svg:d="M0 102l39-4c0 9 4 13 8 17 5 4 13 4 22 4 8 0 17 0 21-4s4-4 4-8c0-5 0-9 0-9-4 0-8-4-12-4-35-9-52-13-60-21-14-5-18-18-18-31s4-21 14-30c12-8 25-12 47-12 21 0 33 0 42 8 13 4 17 17 21 25l-34 9c-4-4-4-9-8-13s-13-4-21-4c-9 0-18 0-22 4-4 0-4 4-4 9 0 0 0 4 4 4 4 4 17 8 34 13 21 4 34 8 43 18 8 4 12 17 12 25 0 17-4 26-17 34-8 13-25 17-46 17-22 0-34-4-47-13-14-8-22-17-22-34z">
          <text:p/>
        </draw:path>
        <draw:path draw:style-name="gr1" draw:text-style-name="P1" draw:layer="layout" svg:width="0.135cm" svg:height="0.203cm" svg:x="3.377cm" svg:y="9.696cm" svg:viewBox="0 0 136 204" svg:d="M0 148l38-8c0 14 4 18 8 26 9 5 13 5 22 5s13 0 18-9c8-4 8-14 8-22 0-13 0-17-4-25-9-5-13-9-22-9-5 0-9 0-18 4l5-29c8 0 18-5 26-9 5-4 5-13 5-17 0-8 0-13-5-17-4-4-8-8-18-8-4 0-13 4-17 8s-4 13-8 21l-34-8c4-9 8-21 13-26 4-8 12-12 21-17 8-4 17-8 30-8 18 0 30 8 43 17 8 13 13 21 13 34 0 17-9 30-26 42 9 0 21 9 26 17 8 9 12 17 12 30 0 18-8 31-21 43-12 13-29 21-47 21s-34-8-47-17c-9-8-17-25-21-39z">
          <text:p/>
        </draw:path>
        <draw:path draw:style-name="gr1" draw:text-style-name="P1" draw:layer="layout" svg:width="0.128cm" svg:height="0.203cm" svg:x="3.529cm" svg:y="9.696cm" svg:viewBox="0 0 129 204" svg:d="M64 0c21 0 35 8 48 21 13 17 17 43 17 81s-4 64-17 81c-13 13-27 21-48 21s-34-8-46-25c-13-13-18-39-18-77s5-64 18-81c12-13 25-21 46-21zM64 34c-4 0-8 0-13 4-4 0-4 9-8 13 0 13-4 25-4 51 0 21 0 38 4 46 4 10 4 18 8 18 5 5 9 5 13 5s9 0 13-5c4 0 4-8 8-12 0-14 4-31 4-52 0-26 0-38-4-47-4-8-4-17-8-17-4-4-9-4-13-4z">
          <text:p/>
        </draw:path>
        <draw:polygon draw:style-name="gr1" draw:text-style-name="P1" draw:layer="layout" svg:width="0.187cm" svg:height="0.199cm" svg:x="3.665cm" svg:y="9.696cm" svg:viewBox="0 0 188 200" draw:points="73,200 0,0 43,0 94,148 144,0 188,0 115,200">
          <text:p/>
        </draw:polygon>
        <draw:path draw:style-name="gr1" draw:text-style-name="P1" draw:layer="layout" svg:width="0.144cm" svg:height="0.203cm" svg:x="3.873cm" svg:y="9.747cm" svg:viewBox="0 0 145 204" svg:d="M0 4h38v21c5-8 9-12 18-17 8-4 16-8 25-8 18 0 35 8 43 21 13 13 21 30 21 55 0 21-8 44-21 56-8 13-25 21-43 21-9 0-13-4-21-8-4 0-13-9-22-13v72h-38zM38 72c0 17 5 31 13 39 5 9 13 13 21 13 9 0 18-4 23-13 8-8 8-18 8-35s0-25-8-34c-5-8-14-12-23-12-8 0-16 4-21 12-8 9-13 17-13 30z">
          <text:p/>
        </draw:path>
        <draw:polygon draw:style-name="gr1" draw:text-style-name="P1" draw:layer="layout" svg:width="0.136cm" svg:height="0.199cm" svg:x="4.043cm" svg:y="9.696cm" svg:viewBox="0 0 137 200" draw:points="0,200 0,0 38,0 38,106 86,55 133,55 82,106 137,200 95,200 59,135 38,152 38,200">
          <text:p/>
        </draw:polygon>
        <draw:path draw:style-name="gr1" draw:text-style-name="P1" draw:layer="layout" svg:width="0.131cm" svg:height="0.199cm" svg:x="3.377cm" svg:y="10.014cm" svg:viewBox="0 0 132 200" svg:d="M132 166v34h-132c0-12 4-25 12-38 5-13 22-30 43-47 17-17 25-25 30-34 4-8 8-12 8-21 0-8 0-17-8-21-5-5-9-5-18-5-8 0-12 0-17 5-8 4-8 13-8 25l-38-4c0-21 8-35 21-47 13-9 25-13 42-13 22 0 36 4 48 17 13 8 17 22 17 39 0 8 0 17-4 25-4 9-9 17-17 26-4 4-13 13-26 25-9 13-18 17-22 22-4 4-4 8-8 12z">
          <text:p/>
        </draw:path>
        <draw:path draw:style-name="gr1" draw:text-style-name="P1" draw:layer="layout" svg:width="0.132cm" svg:height="0.199cm" svg:x="3.529cm" svg:y="10.018cm" svg:viewBox="0 0 133 200" svg:d="M0 145l39-4c0 9 4 17 8 21 4 5 13 9 21 9 5 0 14-4 18-13 9-4 9-17 9-30 0-8 0-21-9-25-4-4-13-9-22-9-8 0-21 5-30 13l-29-4 21-103h99v35h-74l-4 34c9-4 17-4 26-4 17 0 34 4 43 17 13 12 17 29 17 46s-4 30-13 47c-13 17-30 25-56 25-17 0-30-4-42-16-13-9-17-22-22-39z">
          <text:p/>
        </draw:path>
        <draw:path draw:style-name="gr1" draw:text-style-name="P1" draw:layer="layout" svg:width="0.127cm" svg:height="0.203cm" svg:x="3.678cm" svg:y="10.014cm" svg:viewBox="0 0 128 204" svg:d="M64 0c22 0 35 8 47 21 13 18 17 43 17 82 0 38-4 63-17 80-12 13-25 21-47 21s-34-8-47-25c-13-13-17-38-17-76 0-39 4-64 17-82 13-13 30-21 47-21zM64 34c-4 0-9 0-13 5-4 0-4 9-9 13 0 12-4 25-4 51 0 21 4 38 4 46 5 9 5 17 9 17 4 5 9 5 13 5s9 0 13-5c5 0 5-8 9-12 4-13 4-30 4-51 0-26 0-39-4-47s-4-17-9-17c-4-5-9-5-13-5z">
          <text:p/>
        </draw:path>
        <draw:polygon draw:style-name="gr1" draw:text-style-name="P1" draw:layer="layout" svg:width="0.157cm" svg:height="0.199cm" svg:x="3.835cm" svg:y="10.014cm" svg:viewBox="0 0 158 200" draw:points="0,200 0,0 38,0 38,81 119,81 119,0 158,0 158,200 119,200 119,115 38,115 38,200">
          <text:p/>
        </draw:polygon>
        <draw:path draw:style-name="gr1" draw:text-style-name="P1" draw:layer="layout" svg:width="0.128cm" svg:height="0.144cm" svg:x="4.03cm" svg:y="10.069cm" svg:viewBox="0 0 129 145" svg:d="M0 145v-29l55-65c9-9 13-17 17-21-4 0-8 0-17 4h-50v-34h119v25l-56 65-17 21c9 0 17 0 21 0h57v34z">
          <text:p/>
        </draw:path>
        <draw:path draw:style-name="gr1" draw:text-style-name="P1" draw:layer="layout" svg:width="0.127cm" svg:height="0.203cm" svg:x="3.381cm" svg:y="10.332cm" svg:viewBox="0 0 128 204" svg:d="M63 0c22 0 34 8 47 21 14 17 18 42 18 80 0 39-4 65-18 82-13 13-25 21-47 21-21 0-34-8-46-25-13-13-17-39-17-78 0-38 4-63 17-80 12-13 29-21 46-21zM63 34c-4 0-8 0-13 4-4 0-4 8-8 13 0 12-4 25-4 50 0 23 4 39 4 48 4 9 4 17 8 17 5 4 9 4 13 4 5 0 9 0 13-4 4 0 4-8 9-13 4-13 4-29 4-52 0-25 0-38-4-46-5-9-5-17-9-17-4-4-8-4-13-4z">
          <text:p/>
        </draw:path>
        <draw:path draw:style-name="gr1" draw:text-style-name="P1" draw:layer="layout" svg:width="0.085cm" svg:height="0.085cm" svg:x="3.529cm" svg:y="10.332cm" svg:viewBox="0 0 86 86" svg:d="M0 43c0-13 5-22 13-31 9-8 17-12 31-12 13 0 21 4 30 12 8 9 12 18 12 31 0 9-4 22-12 30-9 8-17 13-30 13-14 0-22-5-31-13-8-8-13-21-13-30zM22 43c0 5 4 9 8 13 0 4 9 9 14 9 4 0 8-5 13-9 4-4 8-8 8-13 0-9-4-13-8-18-5-4-9-4-13-4-5 0-14 0-14 4-4 5-8 9-8 18z">
          <text:p/>
        </draw:path>
        <draw:line draw:style-name="gr7" draw:text-style-name="P3" draw:layer="layout" svg:x1="2.973cm" svg:y1="9.823cm" svg:x2="2.973cm" svg:y2="9.929cm">
          <text:p/>
        </draw:line>
        <draw:line draw:style-name="gr7" draw:text-style-name="P3" draw:layer="layout" svg:x1="2.914cm" svg:y1="9.882cm" svg:x2="3.016cm" svg:y2="9.882cm">
          <text:p/>
        </draw:line>
        <draw:line draw:style-name="gr7" draw:text-style-name="P3" draw:layer="layout" svg:x1="2.914cm" svg:y1="10.391cm" svg:x2="3.016cm" svg:y2="10.391cm">
          <text:p/>
        </draw:line>
        <draw:path draw:style-name="gr8" draw:text-style-name="P3" draw:layer="layout" svg:width="0.743cm" svg:height="0.742cm" svg:x="2.583cm" svg:y="9.747cm" svg:viewBox="0 0 744 743" svg:d="M0 361c0 212 170 382 362 382 212 0 382-170 382-382 0-192-170-361-382-361-192 0-362 169-362 361z">
          <text:p/>
        </draw:path>
        <draw:path draw:style-name="gr8" draw:text-style-name="P3" draw:layer="layout" svg:width="0.106cm" svg:height="0.043cm" svg:x="2.846cm" svg:y="10.073cm" svg:viewBox="0 0 107 44" svg:d="M90 44h17c0-23-39-44-60-44-22 0-47 21-47 44">
          <text:p/>
        </draw:path>
        <draw:path draw:style-name="gr8" draw:text-style-name="P3" draw:layer="layout" svg:width="0.089cm" svg:height="0.042cm" svg:x="2.973cm" svg:y="10.116cm" svg:viewBox="0 0 90 43" svg:d="M0 0c0 43 23 43 44 43s46 0 46-43">
          <text:p/>
        </draw:path>
        <draw:line draw:style-name="gr7" draw:text-style-name="P3" draw:layer="layout" svg:x1="2.973cm" svg:y1="9.565cm" svg:x2="2.995cm" svg:y2="9.565cm">
          <text:p/>
        </draw:line>
        <draw:line draw:style-name="gr7" draw:text-style-name="P3" draw:layer="layout" svg:x1="2.973cm" svg:y1="9.755cm" svg:x2="2.973cm" svg:y2="9.586cm">
          <text:p/>
        </draw:line>
        <draw:line draw:style-name="gr7" draw:text-style-name="P3" draw:layer="layout" svg:x1="2.973cm" svg:y1="10.709cm" svg:x2="2.995cm" svg:y2="10.709cm">
          <text:p/>
        </draw:line>
        <draw:line draw:style-name="gr7" draw:text-style-name="P3" draw:layer="layout" svg:x1="2.973cm" svg:y1="10.518cm" svg:x2="2.973cm" svg:y2="10.688cm">
          <text:p/>
        </draw:line>
        <draw:path draw:style-name="gr1" draw:text-style-name="P1" draw:layer="layout" svg:width="0.178cm" svg:height="0.199cm" svg:x="4.833cm" svg:y="9.569cm" svg:viewBox="0 0 179 200" svg:d="M0 200v-200h86c21 0 33 4 46 8 9 0 17 9 22 17 4 9 8 22 8 30 0 17-4 31-13 39-8 9-21 17-38 17 8 8 13 13 21 17 5 8 13 17 22 34l25 38h-47l-29-42c-13-17-17-26-22-30-4-4-8-9-12-9-5 0-14-4-23-4h-8v85zM38 86h31c21 0 34 0 38-6 4 0 8-4 8-4 4-4 4-13 4-17 0-8 0-12-4-17-4-4-8-4-12-8-5 0-17 0-30 0h-35z">
          <text:p/>
        </draw:path>
        <draw:path draw:style-name="gr1" draw:text-style-name="P1" draw:layer="layout" svg:width="0.089cm" svg:height="0.199cm" svg:x="5.045cm" svg:y="9.569cm" svg:viewBox="0 0 90 200" svg:d="M90 200h-39v-145c-13 13-30 25-51 31v-35c13-4 21-9 34-17 13-9 17-21 21-34h35z">
          <text:p/>
        </draw:path>
        <draw:path draw:style-name="gr1" draw:text-style-name="P1" draw:layer="layout" svg:width="0.136cm" svg:height="0.203cm" svg:x="4.841cm" svg:y="9.908cm" svg:viewBox="0 0 137 204" svg:d="M0 149l38-9c0 14 5 18 9 26 8 4 13 4 21 4 9 0 13 0 17-8 10-4 10-13 10-22 0-13 0-17-5-26-9-4-13-8-22-8-4 0-8 0-17 4l4-29c9 0 17-5 26-9 4-4 4-13 4-17 0-8 0-13-4-17s-9-4-17-4c-4 0-13 0-17 4s-4 13-9 21l-34-8c5-9 9-21 13-26 4-8 9-12 21-17 9-4 17-8 30-8 17 0 31 8 43 17 9 13 13 21 13 34 0 17-8 30-25 42 8 0 21 9 25 17 9 9 13 17 13 30 0 18-8 30-21 43s-31 21-48 21-34-8-47-17c-8-8-17-25-21-38z">
          <text:p/>
        </draw:path>
        <draw:path draw:style-name="gr1" draw:text-style-name="P1" draw:layer="layout" svg:width="0.136cm" svg:height="0.203cm" svg:x="4.99cm" svg:y="9.908cm" svg:viewBox="0 0 137 204" svg:d="M0 149l38-9c0 14 4 18 8 26 9 4 13 4 22 4s14 0 22-8c4-4 4-13 4-22 0-13 0-17-4-26-8-4-13-8-22-8-5 0-9 0-17 4l4-29c8 0 17-5 27-9 4-4 4-13 4-17 0-8 0-13-4-17-5-4-10-4-19-4-4 0-8 0-17 4-4 4-4 13-8 21l-34-8c4-9 9-21 13-26 4-8 12-12 21-17 8-4 17-8 30-8 18 0 35 8 43 17 9 13 13 21 13 34 0 17-9 30-26 42 9 0 22 9 26 17 8 9 13 17 13 30 0 18-9 30-22 43-12 13-29 21-47 21-17 0-34-8-47-17-8-8-17-25-21-38z">
          <text:p/>
        </draw:path>
        <draw:path draw:style-name="gr1" draw:text-style-name="P1" draw:layer="layout" svg:width="0.128cm" svg:height="0.203cm" svg:x="5.142cm" svg:y="9.908cm" svg:viewBox="0 0 129 204" svg:d="M65 0c21 0 34 8 47 21 13 17 17 43 17 81s-4 64-17 81c-13 13-26 21-47 21-17 0-34-8-46-25-13-13-19-39-19-77s6-64 19-81c12-13 29-21 46-21zM65 34c-4 0-8 0-12 4-5 0-5 9-9 13 0 13-4 25-4 51 0 21 4 38 4 47 4 9 4 17 9 17 4 4 8 4 12 4s9 0 13-4c4 0 4-8 8-12 5-14 5-31 5-52 0-26 0-38-5-47-4-8-4-17-8-17-4-4-9-4-13-4z">
          <text:p/>
        </draw:path>
        <draw:path draw:style-name="gr1" draw:text-style-name="P1" draw:layer="layout" svg:width="0.195cm" svg:height="0.199cm" svg:x="5.291cm" svg:y="9.908cm" svg:viewBox="0 0 196 200" svg:d="M0 200v-34h38c-21-26-34-52-34-81 0-26 9-43 26-60s38-25 69-25c29 0 55 8 72 25s25 34 25 60c0 29-12 55-38 81h38v34h-89v-34c17-4 26-12 34-26 9-13 13-26 13-42 0-17-4-34-13-47-8-13-21-17-42-17-17 0-31 4-39 17-9 13-13 30-13 47 0 16 4 29 13 42 4 14 18 22 35 26v34z">
          <text:p/>
        </draw:path>
        <draw:polyline draw:style-name="gr8" draw:text-style-name="P3" draw:layer="layout" svg:width="0.191cm" svg:height="0.573cm" svg:x="4.612cm" svg:y="9.755cm" svg:viewBox="0 0 192 574" draw:points="86,0 192,68 0,149 192,256 0,340 192,447 0,531 86,574">
          <text:p/>
        </draw:polyline>
        <draw:line draw:style-name="gr7" draw:text-style-name="P3" draw:layer="layout" svg:x1="4.697cm" svg:y1="10.518cm" svg:x2="4.718cm" svg:y2="10.518cm">
          <text:p/>
        </draw:line>
        <draw:line draw:style-name="gr7" draw:text-style-name="P3" draw:layer="layout" svg:x1="4.697cm" svg:y1="10.328cm" svg:x2="4.697cm" svg:y2="10.497cm">
          <text:p/>
        </draw:line>
        <draw:line draw:style-name="gr7" draw:text-style-name="P3" draw:layer="layout" svg:x1="4.697cm" svg:y1="9.565cm" svg:x2="4.718cm" svg:y2="9.565cm">
          <text:p/>
        </draw:line>
        <draw:line draw:style-name="gr7" draw:text-style-name="P3" draw:layer="layout" svg:x1="4.697cm" svg:y1="9.755cm" svg:x2="4.697cm" svg:y2="9.586cm">
          <text:p/>
        </draw:line>
        <draw:path draw:style-name="gr1" draw:text-style-name="P1" draw:layer="layout" svg:width="0.175cm" svg:height="0.203cm" svg:x="6.076cm" svg:y="9.569cm" svg:viewBox="0 0 176 204" svg:d="M137 128l39 13c-9 21-17 38-30 46-13 9-34 17-56 17-26 0-47-8-64-29-17-17-26-43-26-72 0-35 9-61 26-78s38-25 68-25c26 0 43 4 60 21 9 9 17 17 22 34l-43 8c0-8-4-16-13-21-8-8-17-8-26-8-17 0-30 4-38 13-9 12-13 30-13 51 0 26 4 43 13 55 8 9 21 17 34 17s22-4 30-12c9-5 13-17 17-30z">
          <text:p/>
        </draw:path>
        <draw:path draw:style-name="gr1" draw:text-style-name="P1" draw:layer="layout" svg:width="0.09cm" svg:height="0.199cm" svg:x="6.297cm" svg:y="9.569cm" svg:viewBox="0 0 91 200" svg:d="M91 200h-40v-145c-17 13-29 25-51 31v-35c9-4 22-9 34-17 13-9 17-21 21-34h36z">
          <text:p/>
        </draw:path>
        <draw:path draw:style-name="gr1" draw:text-style-name="P1" draw:layer="layout" svg:width="0.089cm" svg:height="0.199cm" svg:x="6.106cm" svg:y="9.908cm" svg:viewBox="0 0 90 200" svg:d="M90 200h-38v-145c-17 13-29 26-52 30v-34c9-4 23-9 35-17 13-13 17-21 21-34h34z">
          <text:p/>
        </draw:path>
        <draw:path draw:style-name="gr1" draw:text-style-name="P1" draw:layer="layout" svg:width="0.132cm" svg:height="0.199cm" svg:x="6.242cm" svg:y="9.908cm" svg:viewBox="0 0 133 200" svg:d="M133 166v34h-133c0-13 4-25 13-38 4-13 21-31 42-48 17-17 26-25 30-34 4-8 8-12 8-21 0-8 0-17-8-21-4-4-8-4-17-4s-13 0-17 4c-9 4-9 13-9 25l-38-4c0-21 9-34 21-46 13-9 26-13 43-13 21 0 34 4 48 17 12 8 17 21 17 38 0 8 0 17-5 25-4 9-8 17-18 26-4 4-12 12-25 25-8 14-17 18-21 23-5 4-5 8-9 12z">
          <text:p/>
        </draw:path>
        <draw:path draw:style-name="gr1" draw:text-style-name="P1" draw:layer="layout" svg:width="0.128cm" svg:height="0.199cm" svg:x="6.399cm" svg:y="9.963cm" svg:viewBox="0 0 129 200" svg:d="M0 0h39v64c0 21 0 35 5 39 4 8 12 12 21 12 4 0 8 0 12-4 5 0 9-4 13-12 0-5 0-18 0-31v-68h39v145h-34v-17c-5 4-5 9-9 9 0 4-4 8-9 8-4 0-8 4-12 4s-13-4-17-8c-4 0-4-4-9-13v72h-39z">
          <text:p/>
        </draw:path>
        <draw:polygon draw:style-name="gr1" draw:text-style-name="P1" draw:layer="layout" svg:width="0.136cm" svg:height="0.199cm" svg:x="6.573cm" svg:y="9.908cm" svg:viewBox="0 0 137 200" draw:points="0,200 0,0 137,0 137,34 38,34 38,81 124,81 124,114 38,114 38,200">
          <text:p/>
        </draw:polygon>
        <draw:line draw:style-name="gr7" draw:text-style-name="P3" draw:layer="layout" svg:x1="5.843cm" svg:y1="9.946cm" svg:x2="5.843cm" svg:y2="9.967cm">
          <text:p/>
        </draw:line>
        <draw:line draw:style-name="gr14" draw:text-style-name="P3" draw:layer="layout" svg:x1="5.639cm" svg:y1="9.98cm" svg:x2="6.021cm" svg:y2="9.98cm">
          <text:p/>
        </draw:line>
        <draw:line draw:style-name="gr14" draw:text-style-name="P3" draw:layer="layout" svg:x1="5.639cm" svg:y1="10.107cm" svg:x2="6.021cm" svg:y2="10.107cm">
          <text:p/>
        </draw:line>
        <draw:line draw:style-name="gr7" draw:text-style-name="P3" draw:layer="layout" svg:x1="5.843cm" svg:y1="10.116cm" svg:x2="5.843cm" svg:y2="10.306cm">
          <text:p/>
        </draw:line>
        <draw:line draw:style-name="gr7" draw:text-style-name="P3" draw:layer="layout" svg:x1="5.843cm" svg:y1="10.518cm" svg:x2="5.86cm" svg:y2="10.518cm">
          <text:p/>
        </draw:line>
        <draw:line draw:style-name="gr7" draw:text-style-name="P3" draw:layer="layout" svg:x1="5.843cm" svg:y1="10.328cm" svg:x2="5.843cm" svg:y2="10.497cm">
          <text:p/>
        </draw:line>
        <draw:line draw:style-name="gr7" draw:text-style-name="P3" draw:layer="layout" svg:x1="5.843cm" svg:y1="9.565cm" svg:x2="5.86cm" svg:y2="9.565cm">
          <text:p/>
        </draw:line>
        <draw:line draw:style-name="gr7" draw:text-style-name="P3" draw:layer="layout" svg:x1="5.843cm" svg:y1="9.946cm" svg:x2="5.843cm" svg:y2="9.586cm">
          <text:p/>
        </draw:line>
        <draw:path draw:style-name="gr15" draw:text-style-name="P4" draw:layer="layout" svg:width="0.063cm" svg:height="0.063cm" svg:x="4.642cm" svg:y="8.942cm" svg:viewBox="0 0 64 64" svg:d="M0 21c0 22 0 43 21 43s43-21 43-43c0-21-22-21-43-21s-21 0-21 21z">
          <text:p/>
        </draw:path>
        <draw:path draw:style-name="gr10" draw:text-style-name="P3" draw:layer="layout" svg:width="0.063cm" svg:height="0.063cm" svg:x="4.642cm" svg:y="8.942cm" svg:viewBox="0 0 64 64" svg:d="M0 21c0 22 0 43 21 43s43-21 43-43c0-21-22-21-43-21s-21 0-21 21z">
          <text:p/>
        </draw:path>
        <draw:path draw:style-name="gr15" draw:text-style-name="P4" draw:layer="layout" svg:width="0.063cm" svg:height="0.063cm" svg:x="4.642cm" svg:y="11.04cm" svg:viewBox="0 0 64 64" svg:d="M0 22c0 21 0 42 21 42s43-21 43-42c0-22-22-22-43-22s-21 0-21 22z">
          <text:p/>
        </draw:path>
        <draw:path draw:style-name="gr10" draw:text-style-name="P3" draw:layer="layout" svg:width="0.063cm" svg:height="0.063cm" svg:x="4.642cm" svg:y="11.04cm" svg:viewBox="0 0 64 64" svg:d="M0 22c0 21 0 42 21 42s43-21 43-42c0-22-22-22-43-22s-21 0-21 22z">
          <text:p/>
        </draw:path>
        <draw:polyline draw:style-name="gr10" draw:text-style-name="P3" draw:layer="layout" svg:width="1.724cm" svg:height="0.573cm" svg:x="2.973cm" svg:y="8.992cm" svg:viewBox="0 0 1725 574" draw:points="0,574 0,0 1725,0">
          <text:p/>
        </draw:polyline>
        <draw:line draw:style-name="gr10" draw:text-style-name="P3" draw:layer="layout" svg:x1="4.697cm" svg:y1="8.992cm" svg:x2="4.697cm" svg:y2="9.565cm">
          <text:p/>
        </draw:line>
        <draw:polyline draw:style-name="gr10" draw:text-style-name="P3" draw:layer="layout" svg:width="1.146cm" svg:height="0.573cm" svg:x="4.697cm" svg:y="8.992cm" svg:viewBox="0 0 1147 574" draw:points="1147,574 1147,0 0,0">
          <text:p/>
        </draw:polyline>
        <draw:polyline draw:style-name="gr10" draw:text-style-name="P3" draw:layer="layout" svg:width="1.146cm" svg:height="0.573cm" svg:x="4.697cm" svg:y="10.518cm" svg:viewBox="0 0 1147 574" draw:points="1147,0 1147,574 0,574">
          <text:p/>
        </draw:polyline>
        <draw:polyline draw:style-name="gr10" draw:text-style-name="P3" draw:layer="layout" svg:width="1.724cm" svg:height="0.382cm" svg:x="2.973cm" svg:y="10.709cm" svg:viewBox="0 0 1725 383" draw:points="1725,383 0,383 0,0">
          <text:p/>
        </draw:polyline>
        <draw:line draw:style-name="gr10" draw:text-style-name="P3" draw:layer="layout" svg:x1="4.697cm" svg:y1="10.518cm" svg:x2="4.697cm" svg:y2="11.091cm">
          <text:p/>
        </draw:line>
        <draw:polygon draw:style-name="gr1" draw:text-style-name="P1" draw:layer="layout" svg:width="0.187cm" svg:height="0.195cm" svg:x="3.389cm" svg:y="21.497cm" svg:viewBox="0 0 188 196" draw:points="74,196 0,0 43,0 95,145 141,0 188,0 116,196">
          <text:p/>
        </draw:polygon>
        <draw:path draw:style-name="gr1" draw:text-style-name="P1" draw:layer="layout" svg:width="0.131cm" svg:height="0.148cm" svg:x="3.589cm" svg:y="21.548cm" svg:viewBox="0 0 132 149" svg:d="M0 106l39-4c0 4 4 12 8 12 5 4 13 9 22 9 8 0 17-5 21-5 4-4 4-8 4-12s0-4 0-9c-4 0-8 0-12-4-35-4-52-13-60-17-14-9-18-17-18-34 0-13 4-21 14-30 12-8 25-12 47-12 21 0 33 4 42 8 13 9 17 17 21 30l-34 8c-4-8-4-12-8-17-4 0-13-4-21-4-9 0-18 4-22 4-4 5-4 5-4 9s0 4 4 8c4 0 17 4 34 9 21 4 38 12 43 17 8 8 12 17 12 30 0 12-4 25-17 34-8 9-25 13-46 13-22 0-34-4-47-13-14-5-22-18-22-30z">
          <text:p/>
        </draw:path>
        <draw:path draw:style-name="gr1" draw:text-style-name="P1" draw:layer="layout" svg:width="0.131cm" svg:height="0.2cm" svg:x="3.381cm" svg:y="21.772cm" svg:viewBox="0 0 132 201" svg:d="M0 146l38-5c0 9 4 17 8 21 5 5 13 9 17 9 9 0 18-4 22-9 4-8 9-16 9-29s-5-21-9-30c-4-4-13-8-22-8-8 0-21 4-29 17l-30-5 21-107h99v39h-73l-5 34c9-4 17-8 26-8 17 0 31 8 43 21 13 9 17 26 17 47 0 17-4 29-12 42-13 17-31 26-57 26-17 0-33-5-42-13-13-13-21-26-21-42z">
          <text:p/>
        </draw:path>
        <draw:path draw:style-name="gr1" draw:text-style-name="P1" draw:layer="layout" svg:width="0.128cm" svg:height="0.2cm" svg:x="3.529cm" svg:y="21.772cm" svg:viewBox="0 0 129 201" svg:d="M64 0c21 0 35 5 48 17 13 18 17 48 17 82 0 38-4 68-17 80-13 17-27 22-48 22s-34-9-46-22c-13-17-18-42-18-80 0-34 5-64 18-82 12-12 25-17 46-17zM64 31c-4 0-8 0-13 4-4 4-4 9-8 17-4 9-4 26-4 47 0 25 0 42 4 51 4 8 4 12 8 17 5 0 9 4 13 4s9-4 13-4c4-5 4-9 8-17 0-9 4-26 4-51 0-21 0-38-4-47-4-8-4-13-8-17s-9-4-13-4z">
          <text:p/>
        </draw:path>
        <draw:polygon draw:style-name="gr1" draw:text-style-name="P1" draw:layer="layout" svg:width="0.187cm" svg:height="0.195cm" svg:x="3.665cm" svg:y="21.772cm" svg:viewBox="0 0 188 196" draw:points="73,196 0,0 43,0 94,146 144,0 188,0 115,196">
          <text:p/>
        </draw:polygon>
        <draw:path draw:style-name="gr1" draw:text-style-name="P1" draw:layer="layout" svg:width="0.14cm" svg:height="0.199cm" svg:x="3.877cm" svg:y="21.823cm" svg:viewBox="0 0 141 200" svg:d="M0 4h34v22c5-9 9-13 18-22 8-4 16-4 25-4 18 0 35 4 48 21 8 13 16 30 16 51 0 26-8 43-21 55-8 17-25 22-43 22-4 0-13 0-21-5-4-4-13-8-22-17v73h-34zM34 72c0 17 5 30 13 34 5 9 13 13 21 13 9 0 18-4 23-9 8-8 8-21 8-38 0-12 0-25-8-29-5-9-14-13-23-13-8 0-16 4-21 8-8 9-13 22-13 34z">
          <text:p/>
        </draw:path>
        <draw:polygon draw:style-name="gr1" draw:text-style-name="P1" draw:layer="layout" svg:width="0.136cm" svg:height="0.195cm" svg:x="4.043cm" svg:y="21.772cm" svg:viewBox="0 0 137 196" draw:points="0,196 0,0 38,0 38,107 86,56 133,56 82,107 137,196 95,196 59,133 38,154 38,196">
          <text:p/>
        </draw:polygon>
        <draw:path draw:style-name="gr1" draw:text-style-name="P1" draw:layer="layout" svg:width="0.09cm" svg:height="0.195cm" svg:x="3.389cm" svg:y="22.09cm" svg:viewBox="0 0 91 196" svg:d="M91 196h-39v-141c-18 13-30 22-52 30v-38c9 0 22-9 34-17 14-8 18-17 22-30h35z">
          <text:p/>
        </draw:path>
        <draw:path draw:style-name="gr1" draw:text-style-name="P1" draw:layer="layout" svg:width="0.132cm" svg:height="0.195cm" svg:x="3.529cm" svg:y="22.095cm" svg:viewBox="0 0 133 196" svg:d="M0 140l39-4c0 9 4 17 8 21s13 9 17 9c9 0 18-5 22-9 9-8 9-17 9-29 0-14 0-23-9-31-4-4-13-9-22-9-8 0-21 5-30 17l-29-4 21-101h99v33h-74l-4 34c9-4 17-8 26-8 17 0 34 8 43 21 13 8 17 25 17 48 0 17-4 29-13 42-13 17-30 26-56 26-17 0-30-5-42-13-13-13-22-26-22-43z">
          <text:p/>
        </draw:path>
        <draw:path draw:style-name="gr1" draw:text-style-name="P1" draw:layer="layout" svg:width="0.127cm" svg:height="0.2cm" svg:x="3.678cm" svg:y="22.09cm" svg:viewBox="0 0 128 201" svg:d="M64 0c22 0 35 5 47 22 13 12 17 42 17 76 0 39-4 68-17 81-12 17-25 22-47 22-17 0-34-9-47-22-13-17-17-42-17-81 0-34 4-64 17-81 13-12 30-17 47-17zM64 30c-4 0-9 0-13 4s-4 9-9 17c0 9-4 26-4 47 0 26 4 43 4 52 5 8 5 12 9 16 4 0 9 5 13 5s9-5 13-5c5-4 5-8 9-16 4-9 4-26 4-52 0-21 0-38-4-47 0-8-4-13-9-17-4-4-9-4-13-4z">
          <text:p/>
        </draw:path>
        <draw:polygon draw:style-name="gr1" draw:text-style-name="P1" draw:layer="layout" svg:width="0.157cm" svg:height="0.195cm" svg:x="3.835cm" svg:y="22.09cm" svg:viewBox="0 0 158 196" draw:points="0,196 0,0 38,0 38,77 119,77 119,0 158,0 158,196 119,196 119,110 38,110 38,196">
          <text:p/>
        </draw:polygon>
        <draw:path draw:style-name="gr1" draw:text-style-name="P1" draw:layer="layout" svg:width="0.132cm" svg:height="0.14cm" svg:x="4.03cm" svg:y="22.145cm" svg:viewBox="0 0 133 141" svg:d="M0 141v-30l55-59c9-8 17-17 22-21-5 0-13 0-22 0h-50v-31h124v27l-57 63-21 21c9 0 17 0 21 0h61v30z">
          <text:p/>
        </draw:path>
        <draw:path draw:style-name="gr1" draw:text-style-name="P1" draw:layer="layout" svg:width="0.127cm" svg:height="0.199cm" svg:x="3.381cm" svg:y="22.408cm" svg:viewBox="0 0 128 200" svg:d="M63 0c18 0 35 4 47 21 14 13 18 43 18 77 0 38-4 67-18 80-12 18-29 22-47 22-21 0-33-8-46-22-13-17-17-42-17-80 0-34 4-64 17-81 13-13 25-17 46-17zM63 30c-4 0-8 0-12 4-5 4-9 8-9 17-4 8-4 26-4 47 0 25 0 42 4 51 0 8 4 12 9 16 4 0 8 5 12 5 5 0 9-5 13-5 5-4 5-8 9-16 0-9 4-26 4-51 0-21-4-39-4-47-4-9-4-13-9-17-4-4-8-4-13-4z">
          <text:p/>
        </draw:path>
        <draw:path draw:style-name="gr1" draw:text-style-name="P1" draw:layer="layout" svg:width="0.085cm" svg:height="0.085cm" svg:x="3.529cm" svg:y="22.404cm" svg:viewBox="0 0 86 86" svg:d="M0 42c0-12 5-21 13-29 9-9 17-13 31-13 13 0 21 4 30 13 8 8 12 17 12 29 0 13-4 21-12 31-9 9-17 13-30 13-14 0-22-4-31-13-8-10-13-18-13-31zM22 42c0 9 4 13 8 17 0 4 9 4 14 4 4 0 8 0 13-4 4-4 8-8 8-17 0-4-4-8-8-12-5-5-9-9-13-9-5 0-14 4-14 9-4 4-8 8-8 12z">
          <text:p/>
        </draw:path>
        <draw:line draw:style-name="gr7" draw:text-style-name="P3" draw:layer="layout" svg:x1="2.978cm" svg:y1="21.895cm" svg:x2="2.978cm" svg:y2="22.001cm">
          <text:p/>
        </draw:line>
        <draw:line draw:style-name="gr7" draw:text-style-name="P3" draw:layer="layout" svg:x1="2.91cm" svg:y1="21.959cm" svg:x2="3.02cm" svg:y2="21.959cm">
          <text:p/>
        </draw:line>
        <draw:line draw:style-name="gr7" draw:text-style-name="P3" draw:layer="layout" svg:x1="2.91cm" svg:y1="22.467cm" svg:x2="3.02cm" svg:y2="22.467cm">
          <text:p/>
        </draw:line>
        <draw:path draw:style-name="gr8" draw:text-style-name="P3" draw:layer="layout" svg:width="0.743cm" svg:height="0.742cm" svg:x="2.583cm" svg:y="21.819cm" svg:viewBox="0 0 744 743" svg:d="M0 361c0 212 170 382 362 382 212 0 382-170 382-382 0-186-170-361-382-361-192 0-362 175-362 361z">
          <text:p/>
        </draw:path>
        <draw:path draw:style-name="gr8" draw:text-style-name="P3" draw:layer="layout" svg:width="0.11cm" svg:height="0.042cm" svg:x="2.846cm" svg:y="22.15cm" svg:viewBox="0 0 111 43" svg:d="M86 43h25c0-21-47-43-69-43-21 0-42 22-42 43">
          <text:p/>
        </draw:path>
        <draw:path draw:style-name="gr8" draw:text-style-name="P3" draw:layer="layout" svg:width="0.08cm" svg:height="0.042cm" svg:x="2.978cm" svg:y="22.192cm" svg:viewBox="0 0 81 43" svg:d="M0 0c0 43 21 43 43 43 21 0 38 0 38-43">
          <text:p/>
        </draw:path>
        <draw:line draw:style-name="gr7" draw:text-style-name="P3" draw:layer="layout" svg:x1="2.978cm" svg:y1="21.641cm" svg:x2="2.999cm" svg:y2="21.641cm">
          <text:p/>
        </draw:line>
        <draw:line draw:style-name="gr7" draw:text-style-name="P3" draw:layer="layout" svg:x1="2.978cm" svg:y1="21.832cm" svg:x2="2.978cm" svg:y2="21.662cm">
          <text:p/>
        </draw:line>
        <draw:line draw:style-name="gr7" draw:text-style-name="P3" draw:layer="layout" svg:x1="2.978cm" svg:y1="22.785cm" svg:x2="2.999cm" svg:y2="22.785cm">
          <text:p/>
        </draw:line>
        <draw:line draw:style-name="gr7" draw:text-style-name="P3" draw:layer="layout" svg:x1="2.978cm" svg:y1="22.595cm" svg:x2="2.978cm" svg:y2="22.764cm">
          <text:p/>
        </draw:line>
        <draw:path draw:style-name="gr1" draw:text-style-name="P1" draw:layer="layout" svg:width="0.178cm" svg:height="0.195cm" svg:x="4.833cm" svg:y="21.645cm" svg:viewBox="0 0 179 196" svg:d="M0 196v-196h81c22 0 38 0 47 5 13 4 17 8 26 21 4 8 8 17 8 29 0 13-4 26-13 38-8 9-21 13-38 17 8 5 13 9 21 17 5 5 13 17 22 30l25 39h-51l-25-43c-13-13-22-26-22-30-4 0-8-4-12-4-5-4-14-4-23-4h-8v81zM38 85h31c21 0 29-4 38-4 4 0 8-4 8-9 4-4 4-8 4-12 0-9 0-13-4-17-4-5-8-9-17-9 0 0-12 0-29 0h-31z">
          <text:p/>
        </draw:path>
        <draw:path draw:style-name="gr1" draw:text-style-name="P1" draw:layer="layout" svg:width="0.089cm" svg:height="0.195cm" svg:x="5.045cm" svg:y="21.645cm" svg:viewBox="0 0 90 196" svg:d="M90 196h-39v-141c-17 13-34 22-51 30v-38c8 0 21-9 34-17 8-9 17-17 21-30h35z">
          <text:p/>
        </draw:path>
        <draw:path draw:style-name="gr1" draw:text-style-name="P1" draw:layer="layout" svg:width="0.089cm" svg:height="0.195cm" svg:x="4.854cm" svg:y="21.984cm" svg:viewBox="0 0 90 196" svg:d="M90 196h-39v-140c-17 13-30 22-51 30v-38c13 0 21-9 34-18s17-17 21-30h35z">
          <text:p/>
        </draw:path>
        <draw:polygon draw:style-name="gr1" draw:text-style-name="P1" draw:layer="layout" svg:width="0.038cm" svg:height="0.038cm" svg:x="5.003cm" svg:y="22.14cm" svg:viewBox="0 0 39 39" draw:points="0,0 39,0 39,39 0,39">
          <text:p/>
        </draw:polygon>
        <draw:path draw:style-name="gr1" draw:text-style-name="P1" draw:layer="layout" svg:width="0.131cm" svg:height="0.195cm" svg:x="5.075cm" svg:y="21.984cm" svg:viewBox="0 0 132 196" svg:d="M132 162v34h-132c0-12 4-25 12-38 5-8 22-25 43-46 17-13 25-26 30-30 4-9 8-17 8-26 0-8-4-12-8-17-5-5-9-9-18-9-8 0-12 4-21 9-4 5-4 13-4 22l-38-5c0-17 8-35 21-43 9-9 26-13 42-13 22 0 36 4 48 13 13 13 17 26 17 43 0 9 0 17-4 26-4 4-8 13-17 25-4 5-14 13-26 22-9 12-18 21-22 25-4 0-4 4-8 8z">
          <text:p/>
        </draw:path>
        <draw:polygon draw:style-name="gr1" draw:text-style-name="P1" draw:layer="layout" svg:width="0.135cm" svg:height="0.195cm" svg:x="5.232cm" svg:y="21.984cm" svg:viewBox="0 0 136 196" draw:points="0,196 0,0 38,0 38,107 85,56 132,56 80,107 136,196 93,196 59,133 38,154 38,196">
          <text:p/>
        </draw:polygon>
        <draw:path draw:style-name="gr1" draw:text-style-name="P1" draw:layer="layout" svg:width="0.195cm" svg:height="0.199cm" svg:x="5.376cm" svg:y="21.98cm" svg:viewBox="0 0 196 200" svg:d="M0 200v-29h38c-21-26-34-51-34-81 0-25 9-47 26-64 17-18 38-26 68-26 29 0 55 8 72 26 18 17 26 39 26 64 0 26-12 55-39 81h39v29h-90v-29c17-5 26-17 34-30 9-13 13-25 13-42s-4-30-13-43c-8-13-25-21-42-21s-30 8-39 21c-8 13-12 26-12 43s4 29 8 42c9 13 22 25 38 30v29z">
          <text:p/>
        </draw:path>
        <draw:polyline draw:style-name="gr8" draw:text-style-name="P3" draw:layer="layout" svg:width="0.191cm" svg:height="0.572cm" svg:x="4.608cm" svg:y="21.832cm" svg:viewBox="0 0 192 573" draw:points="86,0 192,67 0,148 192,255 0,340 192,446 0,530 86,573">
          <text:p/>
        </draw:polyline>
        <draw:line draw:style-name="gr7" draw:text-style-name="P3" draw:layer="layout" svg:x1="4.693cm" svg:y1="22.595cm" svg:x2="4.714cm" svg:y2="22.595cm">
          <text:p/>
        </draw:line>
        <draw:line draw:style-name="gr7" draw:text-style-name="P3" draw:layer="layout" svg:x1="4.693cm" svg:y1="22.404cm" svg:x2="4.693cm" svg:y2="22.573cm">
          <text:p/>
        </draw:line>
        <draw:line draw:style-name="gr7" draw:text-style-name="P3" draw:layer="layout" svg:x1="4.693cm" svg:y1="21.641cm" svg:x2="4.714cm" svg:y2="21.641cm">
          <text:p/>
        </draw:line>
        <draw:line draw:style-name="gr7" draw:text-style-name="P3" draw:layer="layout" svg:x1="4.693cm" svg:y1="21.832cm" svg:x2="4.693cm" svg:y2="21.662cm">
          <text:p/>
        </draw:line>
        <draw:path draw:style-name="gr1" draw:text-style-name="P1" draw:layer="layout" svg:width="0.175cm" svg:height="0.203cm" svg:x="6.076cm" svg:y="21.641cm" svg:viewBox="0 0 176 204" svg:d="M137 127l39 13c-9 21-17 38-30 47-17 13-34 17-56 17-26 0-47-8-64-26-17-17-26-42-26-72 0-34 9-59 26-76 17-21 38-30 68-30 26 0 43 9 60 21 9 9 17 21 22 38l-43 9c0-9-4-17-13-26-8-4-17-8-30-8s-26 4-34 17c-9 8-13 25-13 51 0 25 4 42 13 50 8 13 21 17 34 17s22-4 30-8c5-9 13-17 17-34z">
          <text:p/>
        </draw:path>
        <draw:path draw:style-name="gr1" draw:text-style-name="P1" draw:layer="layout" svg:width="0.09cm" svg:height="0.195cm" svg:x="6.297cm" svg:y="21.645cm" svg:viewBox="0 0 91 196" svg:d="M91 196h-40v-141c-16 13-33 22-51 30v-38c9 0 22-9 35-17 8-9 16-17 21-30h35z">
          <text:p/>
        </draw:path>
        <draw:path draw:style-name="gr1" draw:text-style-name="P1" draw:layer="layout" svg:width="0.145cm" svg:height="0.195cm" svg:x="6.089cm" svg:y="21.984cm" svg:viewBox="0 0 146 196" svg:d="M82 196v-38h-82v-34l86-124h34v124h26v34h-26v38zM82 124v-68l-47 68z">
          <text:p/>
        </draw:path>
        <draw:path draw:style-name="gr1" draw:text-style-name="P1" draw:layer="layout" svg:width="0.128cm" svg:height="0.191cm" svg:x="6.246cm" svg:y="21.988cm" svg:viewBox="0 0 129 192" svg:d="M0 34v-34h129v26c-9 8-22 25-30 47-13 17-21 38-25 59-9 26-9 43-9 60h-39c0-25 4-56 18-81 8-30 25-55 42-77z">
          <text:p/>
        </draw:path>
        <draw:path draw:style-name="gr1" draw:text-style-name="P1" draw:layer="layout" svg:width="0.132cm" svg:height="0.195cm" svg:x="6.395cm" svg:y="22.039cm" svg:viewBox="0 0 133 196" svg:d="M0 0h38v64c0 17 4 30 9 38 4 9 12 13 21 13 4 0 8 0 12-4 5-5 9-9 14-13 0-9 0-17 0-34v-64h39v140h-34v-17c-5 5-5 9-10 13 0 4-4 4-9 8-4 0-8 0-12 0s-13 0-17-4-9-8-13-17v73h-38z">
          <text:p/>
        </draw:path>
        <draw:polygon draw:style-name="gr1" draw:text-style-name="P1" draw:layer="layout" svg:width="0.136cm" svg:height="0.195cm" svg:x="6.573cm" svg:y="21.984cm" svg:viewBox="0 0 137 196" draw:points="0,196 0,0 137,0 137,34 38,34 38,82 124,82 124,116 38,116 38,196">
          <text:p/>
        </draw:polygon>
        <draw:line draw:style-name="gr7" draw:text-style-name="P3" draw:layer="layout" svg:x1="5.839cm" svg:y1="22.022cm" svg:x2="5.839cm" svg:y2="22.044cm">
          <text:p/>
        </draw:line>
        <draw:line draw:style-name="gr9" draw:text-style-name="P3" draw:layer="layout" svg:x1="5.639cm" svg:y1="22.052cm" svg:x2="6.021cm" svg:y2="22.052cm">
          <text:p/>
        </draw:line>
        <draw:line draw:style-name="gr9" draw:text-style-name="P3" draw:layer="layout" svg:x1="5.639cm" svg:y1="22.179cm" svg:x2="6.021cm" svg:y2="22.179cm">
          <text:p/>
        </draw:line>
        <draw:line draw:style-name="gr7" draw:text-style-name="P3" draw:layer="layout" svg:x1="5.839cm" svg:y1="22.192cm" svg:x2="5.839cm" svg:y2="22.383cm">
          <text:p/>
        </draw:line>
        <draw:line draw:style-name="gr7" draw:text-style-name="P3" draw:layer="layout" svg:x1="5.839cm" svg:y1="22.595cm" svg:x2="5.86cm" svg:y2="22.595cm">
          <text:p/>
        </draw:line>
        <draw:line draw:style-name="gr7" draw:text-style-name="P3" draw:layer="layout" svg:x1="5.839cm" svg:y1="22.404cm" svg:x2="5.839cm" svg:y2="22.573cm">
          <text:p/>
        </draw:line>
        <draw:line draw:style-name="gr7" draw:text-style-name="P3" draw:layer="layout" svg:x1="5.839cm" svg:y1="21.641cm" svg:x2="5.86cm" svg:y2="21.641cm">
          <text:p/>
        </draw:line>
        <draw:line draw:style-name="gr7" draw:text-style-name="P3" draw:layer="layout" svg:x1="5.839cm" svg:y1="22.022cm" svg:x2="5.839cm" svg:y2="21.662cm">
          <text:p/>
        </draw:line>
        <draw:polygon draw:style-name="gr1" draw:text-style-name="P1" draw:layer="layout" svg:width="0.14cm" svg:height="0.195cm" svg:x="7.231cm" svg:y="21.645cm" svg:viewBox="0 0 141 196" draw:points="0,196 0,0 38,0 38,165 141,165 141,196">
          <text:p/>
        </draw:polygon>
        <draw:path draw:style-name="gr1" draw:text-style-name="P1" draw:layer="layout" svg:width="0.085cm" svg:height="0.195cm" svg:x="7.401cm" svg:y="21.645cm" svg:viewBox="0 0 86 196" svg:d="M86 196h-38v-141c-13 13-31 22-48 30v-38c8 0 21-9 35-17 9-9 17-17 21-30h30z">
          <text:p/>
        </draw:path>
        <draw:path draw:style-name="gr1" draw:text-style-name="P1" draw:layer="layout" svg:width="0.085cm" svg:height="0.195cm" svg:x="7.168cm" svg:y="21.984cm" svg:viewBox="0 0 86 196" svg:d="M86 196h-39v-139c-12 12-29 21-47 29v-38c8 0 22-8 35-18 8-8 17-17 21-30h30z">
          <text:p/>
        </draw:path>
        <draw:path draw:style-name="gr1" draw:text-style-name="P1" draw:layer="layout" svg:width="0.131cm" svg:height="0.195cm" svg:x="7.308cm" svg:y="21.988cm" svg:viewBox="0 0 132 196" svg:d="M0 141l38-4c0 9 4 17 8 21 5 5 13 9 17 9 9 0 17-4 21-9 5-8 9-17 9-29 0-13-4-21-9-30-4-4-12-8-21-8-12 0-21 4-29 17l-30-5 17-103h103v35h-73l-5 34c9-4 17-8 26-8 17 0 30 8 43 21 13 9 17 26 17 47 0 17-4 29-13 42-12 17-30 25-56 25-17 0-34-4-42-12-13-13-21-26-21-43z">
          <text:p/>
        </draw:path>
        <draw:path draw:style-name="gr1" draw:text-style-name="P1" draw:layer="layout" svg:width="0.213cm" svg:height="0.144cm" svg:x="7.46cm" svg:y="22.035cm" svg:viewBox="0 0 214 145" svg:d="M0 4h34v17c13-12 30-21 48-21 9 0 17 0 21 4 9 5 13 9 17 17 9-8 13-12 21-17 9-4 18-4 26-4 9 0 17 0 26 4 8 5 12 13 16 22 5 4 5 17 5 29v90h-38v-81c0-13 0-21-5-26-4-8-8-8-17-8-4 0-8 0-13 4-8 4-8 9-12 13 0 8-4 17-4 31v67h-39v-77c0-13 0-21 0-25 0-5-4-9-8-13 0 0-4 0-9 0-9 0-13 0-18 4-4 4-8 9-8 13-4 4-4 17-4 31v67h-39z">
          <text:p/>
        </draw:path>
        <draw:polygon draw:style-name="gr1" draw:text-style-name="P1" draw:layer="layout" svg:width="0.156cm" svg:height="0.195cm" svg:x="7.72cm" svg:y="21.984cm" svg:viewBox="0 0 157 196" draw:points="0,196 0,0 39,0 39,77 119,77 119,0 157,0 157,196 119,196 119,111 39,111 39,196">
          <text:p/>
        </draw:polygon>
        <draw:path draw:style-name="gr8" draw:text-style-name="P3" draw:layer="layout" svg:width="0.064cm" svg:height="0.106cm" svg:x="6.9cm" svg:y="22.277cm" svg:viewBox="0 0 65 107" svg:d="M65 0c-44 0-65 21-65 43 0 21 21 64 65 64 0-21 0-21 0-21">
          <text:p/>
        </draw:path>
        <draw:path draw:style-name="gr8" draw:text-style-name="P3" draw:layer="layout" svg:width="0.064cm" svg:height="0.105cm" svg:x="6.9cm" svg:y="22.15cm" svg:viewBox="0 0 65 106" svg:d="M65 0c-44 0-65 21-65 42 0 22 21 64 65 64 0-21 0-21 0-21">
          <text:p/>
        </draw:path>
        <draw:path draw:style-name="gr8" draw:text-style-name="P3" draw:layer="layout" svg:width="0.064cm" svg:height="0.106cm" svg:x="6.9cm" svg:y="22.022cm" svg:viewBox="0 0 65 107" svg:d="M65 0c-44 0-65 22-65 43s21 64 65 64c0-21 0-21 0-21">
          <text:p/>
        </draw:path>
        <draw:path draw:style-name="gr8" draw:text-style-name="P3" draw:layer="layout" svg:width="0.064cm" svg:height="0.106cm" svg:x="6.9cm" svg:y="21.895cm" svg:viewBox="0 0 65 107" svg:d="M65 0c-44 0-65 22-65 43s21 64 65 64c0-22 0-22 0-22">
          <text:p/>
        </draw:path>
        <draw:line draw:style-name="gr7" draw:text-style-name="P3" draw:layer="layout" svg:x1="6.985cm" svg:y1="21.895cm" svg:x2="6.985cm" svg:y2="21.853cm">
          <text:p/>
        </draw:line>
        <draw:line draw:style-name="gr7" draw:text-style-name="P3" draw:layer="layout" svg:x1="6.985cm" svg:y1="22.595cm" svg:x2="7.006cm" svg:y2="22.595cm">
          <text:p/>
        </draw:line>
        <draw:line draw:style-name="gr7" draw:text-style-name="P3" draw:layer="layout" svg:x1="6.985cm" svg:y1="22.404cm" svg:x2="6.985cm" svg:y2="22.573cm">
          <text:p/>
        </draw:line>
        <draw:line draw:style-name="gr7" draw:text-style-name="P3" draw:layer="layout" svg:x1="6.985cm" svg:y1="21.641cm" svg:x2="7.006cm" svg:y2="21.641cm">
          <text:p/>
        </draw:line>
        <draw:line draw:style-name="gr7" draw:text-style-name="P3" draw:layer="layout" svg:x1="6.985cm" svg:y1="21.832cm" svg:x2="6.985cm" svg:y2="21.662cm">
          <text:p/>
        </draw:line>
        <draw:path draw:style-name="gr15" draw:text-style-name="P4" draw:layer="layout" svg:width="0.063cm" svg:height="0.063cm" svg:x="4.642cm" svg:y="21.014cm" svg:viewBox="0 0 64 64" svg:d="M0 25c0 17 0 39 21 39s43-22 43-39c0-25-22-25-43-25s-21 0-21 25z">
          <text:p/>
        </draw:path>
        <draw:path draw:style-name="gr10" draw:text-style-name="P3" draw:layer="layout" svg:width="0.063cm" svg:height="0.063cm" svg:x="4.642cm" svg:y="21.014cm" svg:viewBox="0 0 64 64" svg:d="M0 25c0 17 0 39 21 39s43-22 43-39c0-25-22-25-43-25s-21 0-21 25z">
          <text:p/>
        </draw:path>
        <draw:path draw:style-name="gr15" draw:text-style-name="P4" draw:layer="layout" svg:width="0.063cm" svg:height="0.068cm" svg:x="4.642cm" svg:y="23.112cm" svg:viewBox="0 0 64 69" svg:d="M0 21c0 22 0 48 21 48s43-26 43-48c0-21-22-21-43-21s-21 0-21 21z">
          <text:p/>
        </draw:path>
        <draw:path draw:style-name="gr10" draw:text-style-name="P3" draw:layer="layout" svg:width="0.063cm" svg:height="0.068cm" svg:x="4.642cm" svg:y="23.112cm" svg:viewBox="0 0 64 69" svg:d="M0 21c0 22 0 48 21 48s43-26 43-48c0-21-22-21-43-21s-21 0-21 21z">
          <text:p/>
        </draw:path>
        <draw:path draw:style-name="gr15" draw:text-style-name="P4" draw:layer="layout" svg:width="0.064cm" svg:height="0.068cm" svg:x="5.788cm" svg:y="23.112cm" svg:viewBox="0 0 65 69" svg:d="M0 21c0 22 0 48 21 48 22 0 44-26 44-48 0-21-22-21-44-21-21 0-21 0-21 21z">
          <text:p/>
        </draw:path>
        <draw:path draw:style-name="gr10" draw:text-style-name="P3" draw:layer="layout" svg:width="0.064cm" svg:height="0.068cm" svg:x="5.788cm" svg:y="23.112cm" svg:viewBox="0 0 65 69" svg:d="M0 21c0 22 0 48 21 48 22 0 44-26 44-48 0-21-22-21-44-21-21 0-21 0-21 21z">
          <text:p/>
        </draw:path>
        <draw:path draw:style-name="gr15" draw:text-style-name="P4" draw:layer="layout" svg:width="0.064cm" svg:height="0.063cm" svg:x="5.788cm" svg:y="21.014cm" svg:viewBox="0 0 65 64" svg:d="M0 25c0 17 0 39 21 39 22 0 44-22 44-39 0-25-22-25-44-25-21 0-21 0-21 25z">
          <text:p/>
        </draw:path>
        <draw:path draw:style-name="gr10" draw:text-style-name="P3" draw:layer="layout" svg:width="0.064cm" svg:height="0.063cm" svg:x="5.788cm" svg:y="21.014cm" svg:viewBox="0 0 65 64" svg:d="M0 25c0 17 0 39 21 39 22 0 44-22 44-39 0-25-22-25-44-25-21 0-21 0-21 25z">
          <text:p/>
        </draw:path>
        <draw:polyline draw:style-name="gr10" draw:text-style-name="P3" draw:layer="layout" svg:width="1.715cm" svg:height="0.572cm" svg:x="2.978cm" svg:y="21.069cm" svg:viewBox="0 0 1716 573" draw:points="0,573 0,0 1716,0">
          <text:p/>
        </draw:polyline>
        <draw:line draw:style-name="gr10" draw:text-style-name="P3" draw:layer="layout" svg:x1="4.693cm" svg:y1="21.069cm" svg:x2="4.693cm" svg:y2="21.641cm">
          <text:p/>
        </draw:line>
        <draw:polyline draw:style-name="gr10" draw:text-style-name="P3" draw:layer="layout" svg:width="1.715cm" svg:height="0.382cm" svg:x="2.978cm" svg:y="22.785cm" svg:viewBox="0 0 1716 383" draw:points="1716,383 0,383 0,0">
          <text:p/>
        </draw:polyline>
        <draw:line draw:style-name="gr10" draw:text-style-name="P3" draw:layer="layout" svg:x1="4.693cm" svg:y1="22.595cm" svg:x2="4.693cm" svg:y2="23.167cm">
          <text:p/>
        </draw:line>
        <draw:line draw:style-name="gr10" draw:text-style-name="P3" draw:layer="layout" svg:x1="5.839cm" svg:y1="22.595cm" svg:x2="5.839cm" svg:y2="23.167cm">
          <text:p/>
        </draw:line>
        <draw:line draw:style-name="gr10" draw:text-style-name="P3" draw:layer="layout" svg:x1="5.839cm" svg:y1="23.167cm" svg:x2="4.693cm" svg:y2="23.167cm">
          <text:p/>
        </draw:line>
        <draw:polyline draw:style-name="gr10" draw:text-style-name="P3" draw:layer="layout" svg:width="1.146cm" svg:height="0.572cm" svg:x="5.839cm" svg:y="22.595cm" svg:viewBox="0 0 1147 573" draw:points="1147,0 1147,573 0,573">
          <text:p/>
        </draw:polyline>
        <draw:line draw:style-name="gr10" draw:text-style-name="P3" draw:layer="layout" svg:x1="5.839cm" svg:y1="21.641cm" svg:x2="5.839cm" svg:y2="21.069cm">
          <text:p/>
        </draw:line>
        <draw:line draw:style-name="gr10" draw:text-style-name="P3" draw:layer="layout" svg:x1="5.839cm" svg:y1="21.069cm" svg:x2="4.693cm" svg:y2="21.069cm">
          <text:p/>
        </draw:line>
        <draw:polyline draw:style-name="gr10" draw:text-style-name="P3" draw:layer="layout" svg:width="1.146cm" svg:height="0.572cm" svg:x="5.839cm" svg:y="21.069cm" svg:viewBox="0 0 1147 573" draw:points="1147,573 1147,0 0,0">
          <text:p/>
        </draw:polyline>
        <draw:polygon draw:style-name="gr1" draw:text-style-name="P1" draw:layer="layout" svg:width="0.187cm" svg:height="0.2cm" svg:x="3.389cm" svg:y="15.388cm" svg:viewBox="0 0 188 201" draw:points="74,201 0,0 43,0 95,150 146,0 188,0 116,201">
          <text:p/>
        </draw:polygon>
        <draw:path draw:style-name="gr1" draw:text-style-name="P1" draw:layer="layout" svg:width="0.131cm" svg:height="0.148cm" svg:x="3.589cm" svg:y="15.44cm" svg:viewBox="0 0 132 149" svg:d="M0 107l39-5c0 5 4 13 8 17 5 0 13 5 22 5 8 0 17-5 21-5 4-4 4-8 4-12v-5c-4-4-8-4-12-8-35-4-52-13-60-17-14-8-18-17-18-34 0-9 4-22 14-31 12-8 25-12 47-12 21 0 33 4 42 8 13 8 17 17 21 31l-34 8c-4-8-4-13-8-13-4-4-13-4-21-4-9 0-18 0-22 4l-4 5c0 4 0 4 4 8s17 4 34 9c21 8 38 13 43 17 8 8 12 17 12 29 0 13-4 26-17 34-8 9-25 13-46 13-22 0-34-4-47-9-14-8-22-21-22-33z">
          <text:p/>
        </draw:path>
        <draw:path draw:style-name="gr1" draw:text-style-name="P1" draw:layer="layout" svg:width="0.145cm" svg:height="0.195cm" svg:x="3.372cm" svg:y="15.664cm" svg:viewBox="0 0 146 196" svg:d="M82 196v-38h-82v-35l91-123h29v123h26v35h-26v38zM82 123v-68l-42 68z">
          <text:p/>
        </draw:path>
        <draw:path draw:style-name="gr1" draw:text-style-name="P1" draw:layer="layout" svg:width="0.128cm" svg:height="0.199cm" svg:x="3.529cm" svg:y="15.664cm" svg:viewBox="0 0 129 200" svg:d="M64 0c21 0 35 4 48 21 13 13 17 43 17 81 0 34-4 65-17 77-13 17-27 21-48 21-17 0-34-8-46-21-13-12-18-43-18-81 0-34 5-64 18-77 12-17 29-21 46-21zM64 30c-4 0-8 0-13 4-4 5-4 9-8 17 0 9-4 26-4 51 0 21 4 38 4 47 4 9 4 13 8 18 5 0 9 4 13 4s9-4 13-4c4-5 4-9 8-18s4-26 4-47c0-25 0-42-4-51 0-8-4-12-8-17-4-4-9-4-13-4z">
          <text:p/>
        </draw:path>
        <draw:polygon draw:style-name="gr1" draw:text-style-name="P1" draw:layer="layout" svg:width="0.187cm" svg:height="0.195cm" svg:x="3.665cm" svg:y="15.664cm" svg:viewBox="0 0 188 196" draw:points="73,196 0,0 43,0 94,144 144,0 188,0 115,196">
          <text:p/>
        </draw:polygon>
        <draw:path draw:style-name="gr1" draw:text-style-name="P1" draw:layer="layout" svg:width="0.14cm" svg:height="0.199cm" svg:x="3.877cm" svg:y="15.715cm" svg:viewBox="0 0 141 200" svg:d="M0 4h34v22c5-9 9-13 18-17 8-5 16-9 25-9 18 0 35 9 48 21 8 13 16 30 16 51 0 26-8 44-21 60-8 13-25 17-43 17-4 0-13 0-21-4-4-4-13-8-17-17v72h-39zM34 72c0 17 5 30 13 35 5 9 13 13 21 13 9 0 18-4 23-9 8-9 12-22 12-39 0-13-4-25-12-29-5-9-14-13-23-13-8 0-16 4-21 13-8 4-13 16-13 29z">
          <text:p/>
        </draw:path>
        <draw:polygon draw:style-name="gr1" draw:text-style-name="P1" draw:layer="layout" svg:width="0.136cm" svg:height="0.195cm" svg:x="4.043cm" svg:y="15.664cm" svg:viewBox="0 0 137 196" draw:points="0,196 0,0 38,0 38,106 86,55 133,55 82,106 137,196 95,196 59,132 38,154 38,196">
          <text:p/>
        </draw:polygon>
        <draw:path draw:style-name="gr1" draw:text-style-name="P1" draw:layer="layout" svg:width="0.131cm" svg:height="0.195cm" svg:x="3.381cm" svg:y="15.986cm" svg:viewBox="0 0 132 196" svg:d="M0 141h38c0 9 4 13 8 17 5 9 13 9 22 9 4 0 13-4 17-9 9-8 9-17 9-29 0-13 0-22-9-26-4-8-13-13-22-13-8 0-21 9-29 17l-30-4 21-103h99v35h-73l-5 34c9-4 17-8 26-8 17 0 35 8 43 21 13 13 17 25 17 47 0 17-4 29-12 42-13 17-31 25-57 25-17 0-29-4-42-12-13-13-17-26-21-43z">
          <text:p/>
        </draw:path>
        <draw:path draw:style-name="gr1" draw:text-style-name="P1" draw:layer="layout" svg:width="0.128cm" svg:height="0.199cm" svg:x="3.529cm" svg:y="15.982cm" svg:viewBox="0 0 129 200" svg:d="M64 0c21 0 35 4 48 21 13 13 17 44 17 82 0 34-4 64-17 76-13 17-27 21-48 21-17 0-34-4-46-21-13-12-18-42-18-80 0-34 5-65 18-78 12-17 29-21 46-21zM64 30c-4 0-8 0-13 4-4 5-4 10-8 18 0 8-4 25-4 51 0 21 4 38 4 47 4 8 4 12 8 17 5 0 9 4 13 4s9 0 13-4c4-5 4-9 8-17 4-9 4-26 4-47 0-26 0-43-4-51 0-8-4-13-8-18-4 0-9-4-13-4z">
          <text:p/>
        </draw:path>
        <draw:polygon draw:style-name="gr1" draw:text-style-name="P1" draw:layer="layout" svg:width="0.157cm" svg:height="0.195cm" svg:x="3.686cm" svg:y="15.982cm" svg:viewBox="0 0 158 196" draw:points="0,196 0,0 39,0 39,77 119,77 119,0 158,0 158,196 119,196 119,111 39,111 39,196">
          <text:p/>
        </draw:polygon>
        <draw:path draw:style-name="gr1" draw:text-style-name="P1" draw:layer="layout" svg:width="0.127cm" svg:height="0.14cm" svg:x="3.882cm" svg:y="16.037cm" svg:viewBox="0 0 128 141" svg:d="M0 141v-29l55-60c8-8 17-17 21-21-8 0-13 0-21 0h-51v-31h120v27l-56 63-17 22c8 0 17 0 21 0h56v29z">
          <text:p/>
        </draw:path>
        <draw:path draw:style-name="gr1" draw:text-style-name="P1" draw:layer="layout" svg:width="0.127cm" svg:height="0.199cm" svg:x="3.381cm" svg:y="16.3cm" svg:viewBox="0 0 128 200" svg:d="M63 0c22 0 35 4 47 21 14 13 18 43 18 81 0 35-4 64-18 77-12 17-25 21-47 21-21 0-33-4-46-21-13-13-17-42-17-81 0-34 4-64 17-77 13-17 25-21 46-21zM63 30c-4 0-8 0-12 4-5 4-5 9-9 17 0 8-4 25-4 51 0 22 0 39 4 47 4 9 4 13 9 17 4 5 8 5 12 5 5 0 9 0 13-5 5-4 5-8 9-17 0-8 4-25 4-47 0-26 0-43-4-51s-4-13-9-17c-4 0-8-4-13-4z">
          <text:p/>
        </draw:path>
        <draw:path draw:style-name="gr1" draw:text-style-name="P1" draw:layer="layout" svg:width="0.085cm" svg:height="0.085cm" svg:x="3.529cm" svg:y="16.296cm" svg:viewBox="0 0 86 86" svg:d="M0 43c0-13 5-22 13-31 9-8 17-12 31-12 13 0 21 4 30 12 8 9 12 18 12 31s-4 21-12 30c-9 8-17 13-30 13-14 0-22-5-31-13-8-9-13-17-13-30zM22 43c0 9 4 13 8 17s9 4 14 4c4 0 13 0 13-4 4-4 8-8 8-17 0-5-4-9-8-13 0-5-9-9-13-9-5 0-10 4-14 9-4 4-8 8-8 13z">
          <text:p/>
        </draw:path>
        <draw:line draw:style-name="gr7" draw:text-style-name="P3" draw:layer="layout" svg:x1="2.978cm" svg:y1="15.787cm" svg:x2="2.978cm" svg:y2="15.893cm">
          <text:p/>
        </draw:line>
        <draw:line draw:style-name="gr7" draw:text-style-name="P3" draw:layer="layout" svg:x1="2.914cm" svg:y1="15.851cm" svg:x2="3.016cm" svg:y2="15.851cm">
          <text:p/>
        </draw:line>
        <draw:line draw:style-name="gr7" draw:text-style-name="P3" draw:layer="layout" svg:x1="2.914cm" svg:y1="16.359cm" svg:x2="3.016cm" svg:y2="16.359cm">
          <text:p/>
        </draw:line>
        <draw:path draw:style-name="gr8" draw:text-style-name="P3" draw:layer="layout" svg:width="0.743cm" svg:height="0.742cm" svg:x="2.583cm" svg:y="15.715cm" svg:viewBox="0 0 744 743" svg:d="M0 357c0 212 170 386 362 386 212 0 382-174 382-386 0-187-170-357-382-357-192 0-362 170-362 357z">
          <text:p/>
        </draw:path>
        <draw:path draw:style-name="gr8" draw:text-style-name="P3" draw:layer="layout" svg:width="0.11cm" svg:height="0.043cm" svg:x="2.846cm" svg:y="16.041cm" svg:viewBox="0 0 111 44" svg:d="M90 44h21c0-22-43-44-64-44-22 0-47 22-47 44">
          <text:p/>
        </draw:path>
        <draw:path draw:style-name="gr8" draw:text-style-name="P3" draw:layer="layout" svg:width="0.08cm" svg:height="0.042cm" svg:x="2.978cm" svg:y="16.084cm" svg:viewBox="0 0 81 43" svg:d="M0 0c0 43 17 43 39 43 21 0 42 0 42-43">
          <text:p/>
        </draw:path>
        <draw:line draw:style-name="gr7" draw:text-style-name="P3" draw:layer="layout" svg:x1="2.978cm" svg:y1="15.533cm" svg:x2="2.995cm" svg:y2="15.533cm">
          <text:p/>
        </draw:line>
        <draw:line draw:style-name="gr7" draw:text-style-name="P3" draw:layer="layout" svg:x1="2.978cm" svg:y1="15.724cm" svg:x2="2.978cm" svg:y2="15.554cm">
          <text:p/>
        </draw:line>
        <draw:line draw:style-name="gr7" draw:text-style-name="P3" draw:layer="layout" svg:x1="2.978cm" svg:y1="16.677cm" svg:x2="2.995cm" svg:y2="16.677cm">
          <text:p/>
        </draw:line>
        <draw:line draw:style-name="gr7" draw:text-style-name="P3" draw:layer="layout" svg:x1="2.978cm" svg:y1="16.486cm" svg:x2="2.978cm" svg:y2="16.656cm">
          <text:p/>
        </draw:line>
        <draw:path draw:style-name="gr1" draw:text-style-name="P1" draw:layer="layout" svg:width="0.178cm" svg:height="0.195cm" svg:x="4.833cm" svg:y="15.537cm" svg:viewBox="0 0 179 196" svg:d="M0 196v-196h86c21 0 33 0 46 4 9 5 17 13 22 22 8 8 8 16 8 29 0 17-4 27-13 39-8 9-21 13-38 17 8 4 17 9 21 17 5 4 13 17 22 30l25 38h-47l-29-42c-13-13-17-26-22-26-4-4-8-8-12-8-5-5-14-5-23-5h-8v81zM38 86h31c21 0 34-4 38-4s8-6 12-10c0-4 0-8 0-13 0-8 0-12-4-17-4-4-8-8-12-8-5 0-13 0-30 0h-35z">
          <text:p/>
        </draw:path>
        <draw:path draw:style-name="gr1" draw:text-style-name="P1" draw:layer="layout" svg:width="0.089cm" svg:height="0.195cm" svg:x="5.045cm" svg:y="15.537cm" svg:viewBox="0 0 90 196" svg:d="M90 196h-39v-141c-13 13-30 22-51 31v-35c13-4 21-13 34-21 12-9 21-17 25-30h31z">
          <text:p/>
        </draw:path>
        <draw:path draw:style-name="gr1" draw:text-style-name="P1" draw:layer="layout" svg:width="0.089cm" svg:height="0.195cm" svg:x="4.854cm" svg:y="15.876cm" svg:viewBox="0 0 90 196" svg:d="M90 196h-39v-141c-13 13-30 22-51 30v-34c13-4 21-13 34-21 12-9 21-17 25-30h31z">
          <text:p/>
        </draw:path>
        <draw:polygon draw:style-name="gr1" draw:text-style-name="P1" draw:layer="layout" svg:width="0.038cm" svg:height="0.038cm" svg:x="5.003cm" svg:y="16.031cm" svg:viewBox="0 0 39 39" draw:points="0,0 39,0 39,39 0,39">
          <text:p/>
        </draw:polygon>
        <draw:path draw:style-name="gr1" draw:text-style-name="P1" draw:layer="layout" svg:width="0.131cm" svg:height="0.199cm" svg:x="5.079cm" svg:y="15.876cm" svg:viewBox="0 0 132 200" svg:d="M128 47l-39 4c0-4 0-13-4-17-4 0-9-4-17-4-9 0-13 4-17 13-9 4-13 21-13 42 9-8 21-17 34-17 17 0 31 9 44 21 12 9 16 26 16 43 0 22-4 39-16 51-13 13-31 17-48 17-21 0-38-8-51-21-13-17-17-43-17-77 0-38 4-64 21-81 13-12 30-21 51-21 13 0 27 4 39 13 9 8 17 21 17 34zM42 132c0 13 5 22 9 26 4 8 12 13 17 13 8 0 13-5 21-9 4-4 4-12 4-26 0-13 0-26-8-30-4-4-9-8-17-8-9 0-13 0-17 8-9 4-9 13-9 26z">
          <text:p/>
        </draw:path>
        <draw:polygon draw:style-name="gr1" draw:text-style-name="P1" draw:layer="layout" svg:width="0.135cm" svg:height="0.195cm" svg:x="5.232cm" svg:y="15.876cm" svg:viewBox="0 0 136 196" draw:points="0,196 0,0 38,0 38,106 85,55 132,55 80,106 136,196 93,196 59,133 38,154 38,196">
          <text:p/>
        </draw:polygon>
        <draw:path draw:style-name="gr1" draw:text-style-name="P1" draw:layer="layout" svg:width="0.195cm" svg:height="0.199cm" svg:x="5.376cm" svg:y="15.872cm" svg:viewBox="0 0 196 200" svg:d="M0 200v-30h38c-21-26-34-51-34-81 0-25 9-47 26-64s38-25 68-25c29 0 55 8 72 25 18 17 26 39 26 64 0 30-12 55-39 81h39v30h-90v-30c17-4 26-16 34-30 9-9 13-26 13-43 0-16-4-29-13-42-8-13-25-21-42-21s-30 8-39 21c-8 13-12 26-12 42 0 17 4 34 12 47 5 10 18 22 34 26v30z">
          <text:p/>
        </draw:path>
        <draw:polyline draw:style-name="gr8" draw:text-style-name="P3" draw:layer="layout" svg:width="0.191cm" svg:height="0.572cm" svg:x="4.612cm" svg:y="15.724cm" svg:viewBox="0 0 192 573" draw:points="86,0 192,64 0,149 192,255 0,340 192,446 0,530 86,573">
          <text:p/>
        </draw:polyline>
        <draw:line draw:style-name="gr7" draw:text-style-name="P3" draw:layer="layout" svg:x1="4.697cm" svg:y1="16.486cm" svg:x2="4.718cm" svg:y2="16.486cm">
          <text:p/>
        </draw:line>
        <draw:line draw:style-name="gr7" draw:text-style-name="P3" draw:layer="layout" svg:x1="4.697cm" svg:y1="16.296cm" svg:x2="4.697cm" svg:y2="16.465cm">
          <text:p/>
        </draw:line>
        <draw:line draw:style-name="gr7" draw:text-style-name="P3" draw:layer="layout" svg:x1="4.697cm" svg:y1="15.533cm" svg:x2="4.718cm" svg:y2="15.533cm">
          <text:p/>
        </draw:line>
        <draw:line draw:style-name="gr7" draw:text-style-name="P3" draw:layer="layout" svg:x1="4.697cm" svg:y1="15.724cm" svg:x2="4.697cm" svg:y2="15.554cm">
          <text:p/>
        </draw:line>
        <draw:polygon draw:style-name="gr1" draw:text-style-name="P1" draw:layer="layout" svg:width="0.14cm" svg:height="0.195cm" svg:x="6.276cm" svg:y="15.537cm" svg:viewBox="0 0 141 196" draw:points="0,196 0,0 43,0 43,167 141,167 141,196">
          <text:p/>
        </draw:polygon>
        <draw:path draw:style-name="gr1" draw:text-style-name="P1" draw:layer="layout" svg:width="0.089cm" svg:height="0.195cm" svg:x="6.446cm" svg:y="15.537cm" svg:viewBox="0 0 90 196" svg:d="M90 196h-38v-141c-13 13-30 22-52 31v-35c14-4 22-13 35-21 12-9 21-17 25-30h30z">
          <text:p/>
        </draw:path>
        <draw:path draw:style-name="gr1" draw:text-style-name="P1" draw:layer="layout" svg:width="0.131cm" svg:height="0.199cm" svg:x="6.204cm" svg:y="15.876cm" svg:viewBox="0 0 132 200" svg:d="M0 145l35-5c0 10 4 18 8 22 9 4 13 9 21 9 9 0 13-5 22-9 4-8 4-17 4-26s0-17-4-21c-9-9-13-9-22-9-4 0-8 0-16 0l4-29c8 0 17 0 25-5 4-4 9-12 9-21 0-4-5-13-9-17-4 0-8-4-17-4-4 0-8 4-17 8-4 5-4 9-8 17l-35-4c4-13 8-21 13-30 4-8 13-12 22-17 8-4 17-4 29-4 17 0 35 4 43 17 9 8 17 21 17 34 0 17-13 30-30 38 9 4 22 9 26 17 8 9 12 21 12 30 0 22-8 35-21 47-12 13-30 17-47 17-16 0-33-4-47-12-9-13-17-26-17-43z">
          <text:p/>
        </draw:path>
        <draw:path draw:style-name="gr1" draw:text-style-name="P1" draw:layer="layout" svg:width="0.136cm" svg:height="0.195cm" svg:x="6.352cm" svg:y="15.88cm" svg:viewBox="0 0 137 196" svg:d="M0 141h39c0 9 4 13 8 17 4 9 13 9 22 9 5 0 13-5 17-9 9-8 9-17 9-29 0-14 0-23-9-27-4-8-12-13-21-13s-22 9-30 17l-30-4 21-102h98v34h-68l-9 34c9-4 18-8 27-8 17 0 34 8 42 21 13 13 21 25 21 48 0 17-8 29-17 42-12 17-29 25-55 25-18 0-30-4-43-12-13-13-17-26-22-43z">
          <text:p/>
        </draw:path>
        <draw:path draw:style-name="gr1" draw:text-style-name="P1" draw:layer="layout" svg:width="0.213cm" svg:height="0.144cm" svg:x="6.505cm" svg:y="15.927cm" svg:viewBox="0 0 214 145" svg:d="M0 4h34v18c13-13 30-22 47-22 9 0 17 0 25 4 5 5 13 13 17 18 5-5 13-13 17-18 9-4 17-4 26-4s22 0 26 9c9 4 13 8 17 18 5 4 5 16 5 29v89h-39v-80c0-13 0-22-5-26-4-8-9-8-17-8-4 0-8 0-13 4-4 4-8 8-12 13 0 8 0 17 0 29v68h-38v-76c0-13 0-21-5-26 0-4-4-8-4-8-4-4-8-4-13-4-4 0-13 0-17 4s-8 8-8 13c-5 8-5 17-5 29v68h-38z">
          <text:p/>
        </draw:path>
        <draw:polygon draw:style-name="gr1" draw:text-style-name="P1" draw:layer="layout" svg:width="0.157cm" svg:height="0.195cm" svg:x="6.764cm" svg:y="15.876cm" svg:viewBox="0 0 158 196" draw:points="0,196 0,0 39,0 39,76 120,76 120,0 158,0 158,196 120,196 120,110 39,110 39,196">
          <text:p/>
        </draw:polygon>
        <draw:path draw:style-name="gr8" draw:text-style-name="P3" draw:layer="layout" svg:width="0.064cm" svg:height="0.106cm" svg:x="5.949cm" svg:y="16.169cm" svg:viewBox="0 0 65 107" svg:d="M65 0c-43 0-65 21-65 42 0 22 22 65 65 65 0-22 0-22 0-22">
          <text:p/>
        </draw:path>
        <draw:path draw:style-name="gr8" draw:text-style-name="P3" draw:layer="layout" svg:width="0.064cm" svg:height="0.106cm" svg:x="5.949cm" svg:y="16.041cm" svg:viewBox="0 0 65 107" svg:d="M65 0c-43 0-65 22-65 43s22 64 65 64c0-21 0-21 0-21">
          <text:p/>
        </draw:path>
        <draw:path draw:style-name="gr8" draw:text-style-name="P3" draw:layer="layout" svg:width="0.064cm" svg:height="0.106cm" svg:x="5.949cm" svg:y="15.914cm" svg:viewBox="0 0 65 107" svg:d="M65 0c-43 0-65 22-65 43s22 64 65 64c0-22 0-22 0-22">
          <text:p/>
        </draw:path>
        <draw:path draw:style-name="gr8" draw:text-style-name="P3" draw:layer="layout" svg:width="0.064cm" svg:height="0.106cm" svg:x="5.949cm" svg:y="15.787cm" svg:viewBox="0 0 65 107" svg:d="M65 0c-43 0-65 22-65 44 0 21 22 63 65 63 0-21 0-21 0-21">
          <text:p/>
        </draw:path>
        <draw:line draw:style-name="gr7" draw:text-style-name="P3" draw:layer="layout" svg:x1="6.034cm" svg:y1="15.787cm" svg:x2="6.034cm" svg:y2="15.745cm">
          <text:p/>
        </draw:line>
        <draw:line draw:style-name="gr7" draw:text-style-name="P3" draw:layer="layout" svg:x1="6.034cm" svg:y1="16.486cm" svg:x2="6.051cm" svg:y2="16.486cm">
          <text:p/>
        </draw:line>
        <draw:line draw:style-name="gr7" draw:text-style-name="P3" draw:layer="layout" svg:x1="6.034cm" svg:y1="16.296cm" svg:x2="6.034cm" svg:y2="16.465cm">
          <text:p/>
        </draw:line>
        <draw:line draw:style-name="gr7" draw:text-style-name="P3" draw:layer="layout" svg:x1="6.034cm" svg:y1="15.533cm" svg:x2="6.051cm" svg:y2="15.533cm">
          <text:p/>
        </draw:line>
        <draw:line draw:style-name="gr7" draw:text-style-name="P3" draw:layer="layout" svg:x1="6.034cm" svg:y1="15.724cm" svg:x2="6.034cm" svg:y2="15.554cm">
          <text:p/>
        </draw:line>
        <draw:path draw:style-name="gr15" draw:text-style-name="P4" draw:layer="layout" svg:width="0.063cm" svg:height="0.063cm" svg:x="4.642cm" svg:y="14.906cm" svg:viewBox="0 0 64 64" svg:d="M0 25c0 21 0 39 21 39s43-18 43-39c0-25-22-25-43-25s-21 0-21 25z">
          <text:p/>
        </draw:path>
        <draw:path draw:style-name="gr10" draw:text-style-name="P3" draw:layer="layout" svg:width="0.063cm" svg:height="0.063cm" svg:x="4.642cm" svg:y="14.906cm" svg:viewBox="0 0 64 64" svg:d="M0 25c0 21 0 39 21 39s43-18 43-39c0-25-22-25-43-25s-21 0-21 25z">
          <text:p/>
        </draw:path>
        <draw:path draw:style-name="gr15" draw:text-style-name="P4" draw:layer="layout" svg:width="0.063cm" svg:height="0.063cm" svg:x="4.642cm" svg:y="17.008cm" svg:viewBox="0 0 64 64" svg:d="M0 17c0 22 0 47 21 47s43-25 43-47c0-17-22-17-43-17s-21 0-21 17z">
          <text:p/>
        </draw:path>
        <draw:path draw:style-name="gr10" draw:text-style-name="P3" draw:layer="layout" svg:width="0.063cm" svg:height="0.063cm" svg:x="4.642cm" svg:y="17.008cm" svg:viewBox="0 0 64 64" svg:d="M0 17c0 22 0 47 21 47s43-25 43-47c0-17-22-17-43-17s-21 0-21 17z">
          <text:p/>
        </draw:path>
        <draw:polyline draw:style-name="gr10" draw:text-style-name="P3" draw:layer="layout" svg:width="1.719cm" svg:height="0.572cm" svg:x="2.978cm" svg:y="14.961cm" svg:viewBox="0 0 1720 573" draw:points="0,573 0,0 1720,0">
          <text:p/>
        </draw:polyline>
        <draw:line draw:style-name="gr10" draw:text-style-name="P3" draw:layer="layout" svg:x1="4.697cm" svg:y1="14.961cm" svg:x2="4.697cm" svg:y2="15.533cm">
          <text:p/>
        </draw:line>
        <draw:polyline draw:style-name="gr10" draw:text-style-name="P3" draw:layer="layout" svg:width="1.719cm" svg:height="0.382cm" svg:x="2.978cm" svg:y="16.677cm" svg:viewBox="0 0 1720 383" draw:points="1720,383 0,383 0,0">
          <text:p/>
        </draw:polyline>
        <draw:line draw:style-name="gr10" draw:text-style-name="P3" draw:layer="layout" svg:x1="4.697cm" svg:y1="16.486cm" svg:x2="4.697cm" svg:y2="17.059cm">
          <text:p/>
        </draw:line>
        <draw:polyline draw:style-name="gr10" draw:text-style-name="P3" draw:layer="layout" svg:width="1.337cm" svg:height="0.573cm" svg:x="4.697cm" svg:y="16.486cm" svg:viewBox="0 0 1338 574" draw:points="0,574 1338,574 1338,0">
          <text:p/>
        </draw:polyline>
        <draw:polyline draw:style-name="gr10" draw:text-style-name="P3" draw:layer="layout" svg:width="1.337cm" svg:height="0.572cm" svg:x="4.697cm" svg:y="14.961cm" svg:viewBox="0 0 1338 573" draw:points="0,0 1338,0 1338,573">
          <text:p/>
        </draw:polyline>
        <draw:frame draw:style-name="gr16" draw:text-style-name="P2" draw:layer="layout" svg:width="8.001cm" svg:height="3.683cm" svg:x="8.977cm" svg:y="3.586cm">
          <draw:text-box>
            <text:p>Zt = 6.6785 ohm</text:p>
            <text:p>It = 1.5902 a</text:p>
            <text:p>Phase A = 89.617 deg</text:p>
          </draw:text-box>
        </draw:frame>
        <draw:frame draw:style-name="gr17" draw:text-style-name="P2" draw:layer="layout" svg:width="9.398cm" svg:height="5.207cm" svg:x="7.58cm" svg:y="8.92cm">
          <draw:text-box>
            <text:p>Z= 52.3791ohm</text:p>
            <text:p>It = 0.4049 Amp</text:p>
            <text:p>Phase Angle:-80.8671</text:p>
          </draw:text-box>
        </draw:frame>
        <draw:frame draw:style-name="gr12" draw:text-style-name="P2" draw:layer="layout" svg:width="10.668cm" svg:height="4.826cm" svg:x="7.199cm" svg:y="14.889cm">
          <draw:text-box>
            <text:p>Z= 10.9953 ohm</text:p>
            <text:p>It = 3.2150 amp</text:p>
            <text:p>Phase A = 89.6062 deg </text:p>
          </draw:text-box>
        </draw:frame>
        <draw:frame draw:style-name="gr18" draw:text-style-name="P2" draw:layer="layout" svg:width="8.509cm" svg:height="5.715cm" svg:x="8.723cm" svg:y="21.366cm">
          <draw:text-box>
            <text:p>Zt = 37.8040 ohm</text:p>
            <text:p>Phase A = 88.1946</text:p>
            <text:p>It = 0.9351 A</text:p>
            <text:p><text:s/></text:p>
            <text:p/>
          </draw:text-box>
        </draw:frame>
      </draw:page>
      <draw:page draw:name="page4" draw:style-name="dp1" draw:master-page-name="master-page21">
        <draw:path draw:style-name="gr1" draw:text-style-name="P1" draw:layer="layout" svg:width="0.242cm" svg:height="0.279cm" svg:x="2.549cm" svg:y="1.376cm" svg:viewBox="0 0 243 280" svg:d="M80 12v115h64c13 0 25-4 30-9 8-8 13-17 13-33h8v98h-8c0-13-5-21-5-27-4-4-8-8-13-12-8-4-17-4-25-4h-64v94c0 12 0 21 0 21 5 4 5 4 9 8 0 0 8 0 17 0h46c17 0 26 0 35 0 8-4 12-8 21-12 8-9 18-26 26-43h9l-27 72h-216v-8h12c5 0 13 0 17-4 5 0 9-5 9-9 4-4 4-13 4-30v-183c0-17-4-25-8-29-5-9-13-9-22-9h-12v-8h216l4 59h-8c-4-13-4-26-9-30-4-4-8-8-16-12-5 0-13-5-30-5z">
          <text:p/>
        </draw:path>
        <draw:path draw:style-name="gr1" draw:text-style-name="P1" draw:layer="layout" svg:width="0.306cm" svg:height="0.284cm" svg:x="2.795cm" svg:y="1.375cm" svg:viewBox="0 0 307 285" svg:d="M0 0h77l170 209v-162c0-17 0-25-4-30-4-8-13-8-25-8h-9v-9h98v9h-9c-12 0-21 0-25 8-4 5-4 17-4 30v238h-9l-188-225v174c0 17 5 26 9 30 4 9 12 9 21 9h14v8h-99v-8h8c13 0 22-5 26-9s4-17 4-30v-200c-8-8-12-12-17-17-4-4-13-4-21-8-4 0-8 0-17 0z">
          <text:p/>
        </draw:path>
        <draw:path draw:style-name="gr1" draw:text-style-name="P1" draw:layer="layout" svg:width="0.284cm" svg:height="0.297cm" svg:x="3.122cm" svg:y="1.367cm" svg:viewBox="0 0 285 298" svg:d="M247 0l4 89h-4c-9-21-17-38-30-51-17-13-38-21-63-21-40 0-65 13-86 42-13 22-21 51-21 85 0 25 4 51 17 72 8 21 21 38 38 52 17 8 34 13 52 13 12 0 21 0 29-5 13 0 22-4 30-8v-86c0-13 0-21-4-25 0-4-4-9-9-9-4-4-12-4-25-4v-8h110v8h-4c-13 0-17 4-21 9-4 4-4 16-4 29v90c-18 9-34 13-51 17-13 4-30 9-51 9-52 0-95-22-124-57-22-25-30-55-30-88 0-26 4-47 17-72 13-26 34-47 59-60 17-13 43-21 74-21 8 0 16 0 25 4 8 0 21 4 38 9 9 4 13 4 13 4 4 0 8 0 8 0 0-4 4-9 4-17z">
          <text:p/>
        </draw:path>
        <draw:path draw:style-name="gr1" draw:text-style-name="P1" draw:layer="layout" svg:width="0.238cm" svg:height="0.28cm" svg:x="3.423cm" svg:y="1.375cm" svg:viewBox="0 0 239 281" svg:d="M235 0l4 64h-8c0-9-5-17-5-26-4-4-12-12-17-16-8-5-16-5-29-5h-39v217c0 17 0 26 5 30 4 9 13 9 25 9h9v8h-119v-8h8c13 0 22-5 26-9s4-17 4-30v-217h-34c-12 0-21 0-25 5-9 0-13 4-22 12-5 9-5 17-9 30h-9l5-64z">
          <text:p/>
        </draw:path>
        <draw:path draw:style-name="gr1" draw:text-style-name="P1" draw:layer="layout" svg:width="0.161cm" svg:height="0.293cm" svg:x="3.793cm" svg:y="1.367cm" svg:viewBox="0 0 162 294" svg:d="M4 59c8-17 21-29 29-42 13-8 30-17 47-17 21 0 43 9 51 26 13 8 17 21 17 33 0 22-13 43-38 64 17 4 30 17 38 30 9 12 14 25 14 42 0 26-9 48-27 65-17 21-47 34-85 34-21 0-33 0-38-5-8-8-12-12-12-17 0-4 4-8 4-12 4 0 8-5 13-5 4 0 8 5 12 5 0 0 4 4 13 8 8 4 17 4 17 4 8 5 13 5 17 5 17 0 30-5 38-17 9-9 17-27 17-39 0-13-4-22-8-34-5-5-9-13-13-17-4-5-13-9-26-13-8-4-21-8-29-8h-9v-5c13-4 26-8 34-12 13-9 21-13 26-26 4-8 8-17 8-29 0-13-8-26-17-35-9-8-17-12-30-12-21 0-42 12-55 34z">
          <text:p/>
        </draw:path>
        <draw:path draw:style-name="gr1" draw:text-style-name="P1" draw:layer="layout" svg:width="0.182cm" svg:height="0.293cm" svg:x="4.005cm" svg:y="1.367cm" svg:viewBox="0 0 183 294" svg:d="M0 149c0-30 4-59 12-81 13-25 26-42 39-51 12-12 25-17 38-17 22 0 43 13 60 34 21 30 34 64 34 111 0 33-4 59-17 84-8 22-21 39-34 52-17 9-30 13-43 13-26 0-51-17-68-47-13-26-21-60-21-98zM38 157c0 38 8 68 17 94 8 22 17 30 34 30 9 0 18-4 26-8 5-9 13-17 17-35 4-26 9-60 9-102 0-30-5-59-9-81-4-17-12-25-21-33-4-5-13-5-22-5s-17 5-26 13c-8 8-12 30-17 51-4 25-8 51-8 76z">
          <text:p/>
        </draw:path>
        <draw:path draw:style-name="gr1" draw:text-style-name="P1" draw:layer="layout" svg:width="0.166cm" svg:height="0.284cm" svg:x="4.221cm" svg:y="1.375cm" svg:viewBox="0 0 167 285" svg:d="M167 0l-18 34h-85l-17 39c34 4 64 16 85 42 17 17 31 38 31 63 0 18-5 31-14 44-4 12-13 21-21 29-9 13-17 17-30 22-17 8-34 12-51 12s-25 0-34-8c-8-4-13-13-13-17s0-9 5-13c4 0 8-4 12-4 5 0 9 0 9 4 4 0 8 4 13 9 12 4 21 8 33 8 17 0 30-4 43-17s17-30 17-46c0-18-4-31-17-48-8-13-26-25-43-34-17-4-38-8-63-8l55-111z">
          <text:p/>
        </draw:path>
        <draw:path draw:style-name="gr1" draw:text-style-name="P1" draw:layer="layout" svg:width="0.183cm" svg:height="0.293cm" svg:x="4.429cm" svg:y="1.367cm" svg:viewBox="0 0 184 294" svg:d="M0 149c0-30 5-59 13-81 13-25 27-42 39-51 13-12 26-17 38-17 22 0 43 13 60 34 21 30 34 64 34 111 0 33-5 59-17 84-9 22-21 39-34 52-17 9-30 13-43 13-25 0-50-17-68-47-13-26-22-60-22-98zM40 157c0 38 8 68 16 94 9 22 17 30 34 30 9 0 18-4 26-8 4-9 13-17 17-35 4-26 8-60 8-102 0-30-4-59-8-81-4-17-13-25-21-33-4-5-13-5-22-5-8 0-17 5-25 13-9 8-13 30-17 51-4 25-8 51-8 76z">
          <text:p/>
        </draw:path>
        <draw:path draw:style-name="gr1" draw:text-style-name="P1" draw:layer="layout" svg:width="0.293cm" svg:height="0.28cm" svg:x="9.608cm" svg:y="1.376cm" svg:viewBox="0 0 294 281" svg:d="M81 131h133v-80c0-17 0-26-5-30 0-4-4-8-8-8-4-5-13-5-17-5h-14v-8h124v8h-12c-5 0-13 0-18 5-4 0-8 4-8 8-4 4-4 13-4 30v179c0 17 0 25 4 29 0 5 4 5 8 9 5 4 13 4 18 4h12v9h-124v-9h14c8 0 17-4 25-8 0-5 5-17 5-34v-86h-133v86c0 17 0 25 4 29 0 5 5 5 9 9s12 4 17 4h8v9h-119v-9h9c13 0 21-4 25-8 4-5 9-17 9-34v-179c0-17-5-26-5-30s-4-8-8-8c-4-5-13-5-21-5h-9v-8h119v8h-8c-5 0-13 0-17 5-4 0-9 4-9 8-4 4-4 13-4 30z">
          <text:p/>
        </draw:path>
        <draw:path draw:style-name="gr1" draw:text-style-name="P1" draw:layer="layout" svg:width="0.182cm" svg:height="0.199cm" svg:x="9.923cm" svg:y="1.461cm" svg:viewBox="0 0 183 200" svg:d="M93 0c25 0 51 12 68 34 13 17 22 38 22 64 0 17-5 34-14 51-8 17-17 29-34 38-12 8-29 13-46 13-30 0-51-9-68-34-13-17-21-38-21-64 0-17 4-34 12-51 9-17 22-30 34-39 13-8 30-12 47-12zM85 12c-9 0-13 4-22 9-8 4-13 8-17 22-4 13-8 25-8 42 0 26 4 51 17 72s25 30 42 30c13 0 26-4 34-17 9-13 13-30 13-55 0-34-9-64-21-81-9-13-21-22-38-22z">
          <text:p/>
        </draw:path>
        <draw:path draw:style-name="gr1" draw:text-style-name="P1" draw:layer="layout" svg:width="0.327cm" svg:height="0.195cm" svg:x="10.122cm" svg:y="1.461cm" svg:viewBox="0 0 328 196" svg:d="M68 38c13-13 22-21 26-21 4-5 13-9 21-13 4-4 13-4 21-4 9 0 22 4 31 8 8 9 13 17 17 30 13-13 25-26 34-30 13-4 21-8 30-8 12 0 21 4 29 8 9 4 13 13 17 26 5 8 5 21 5 38v80c0 13 0 21 4 26 0 0 4 4 8 4 5 4 9 4 17 4v10h-93v-10h4c9 0 13 0 17-4 4 0 8-4 8-9 0-4 0-8 0-21v-80c0-17 0-30-4-34-4-9-12-13-25-13-9 0-17 0-26 4-4 5-12 13-25 22v12 89c0 13 0 21 4 26 0 0 4 4 9 4 4 4 8 4 17 4v10h-95v-10c9 0 17 0 21-4 5 0 10-4 10-9 0-4 0-8 0-21v-80c0-17 0-30-5-34-9-9-17-13-30-13-4 0-13 0-21 4-9 9-22 13-26 22v101c0 13 0 21 4 26 0 0 5 4 5 8 4 0 13 0 21 0v10h-93v-10c8 0 17 0 17 0 4-4 8-8 8-13 4 0 4-8 4-21v-72c0-21 0-34 0-42-4-4-4-9-8-9 0 0-4-4-9-4 0 0-8 4-12 4l-5-8 60-21h8z">
          <text:p/>
        </draw:path>
        <draw:path draw:style-name="gr1" draw:text-style-name="P1" draw:layer="layout" svg:width="0.161cm" svg:height="0.199cm" svg:x="10.466cm" svg:y="1.461cm" svg:viewBox="0 0 162 200" svg:d="M30 77c0 30 8 51 21 68s31 21 48 21c12 0 25 0 34-8 8-9 17-17 21-34l8 4c-4 17-12 34-25 51s-30 21-51 21c-27 0-44-8-60-25-17-17-26-42-26-72s9-55 26-78c16-16 38-25 64-25 21 0 38 9 51 21 13 14 21 35 21 56zM30 65h90c0-13-4-22-4-26-5-9-9-14-17-18-9-4-13-8-23-8-12 0-21 4-29 17-9 9-17 22-17 35z">
          <text:p/>
        </draw:path>
        <draw:path draw:style-name="gr1" draw:text-style-name="P1" draw:layer="layout" svg:width="0.301cm" svg:height="0.195cm" svg:x="10.64cm" svg:y="1.465cm" svg:viewBox="0 0 302 196" svg:d="M0 0h81v8c-8 0-12 4-17 4 0 0 0 5 0 9s0 8 0 17l43 110 42-89-12-30c-5-8-9-12-13-17-4-4-8-4-17-4v-8h89v8c-8 0-17 4-21 4 0 5-4 9-4 13 0 0 0 4 4 9l42 110 39-106c4-9 4-13 4-17s0-9-4-9c0-4-9-4-13-4v-8h59v8c-13 0-21 9-30 26l-59 162h-8l-51-120-55 120h-9l-60-158c-5-13-9-17-13-21-4-5-9-5-17-9z">
          <text:p/>
        </draw:path>
        <draw:path draw:style-name="gr1" draw:text-style-name="P1" draw:layer="layout" svg:width="0.182cm" svg:height="0.199cm" svg:x="10.959cm" svg:y="1.461cm" svg:viewBox="0 0 183 200" svg:d="M94 0c25 0 51 12 68 34 13 17 21 38 21 64 0 17-4 34-13 51-8 17-17 29-34 38-12 8-29 13-46 13-30 0-52-9-69-34-13-17-21-38-21-64 0-17 4-34 12-51 9-17 21-30 34-39 14-8 31-12 48-12zM85 12c-8 0-12 4-21 9-8 4-14 8-18 22-4 13-8 25-8 42 0 26 4 51 18 72 13 21 25 30 42 30 13 0 26-4 34-17 9-13 13-30 13-55 0-34-9-64-21-81-9-13-22-22-39-22z">
          <text:p/>
        </draw:path>
        <draw:path draw:style-name="gr1" draw:text-style-name="P1" draw:layer="layout" svg:width="0.144cm" svg:height="0.194cm" svg:x="11.158cm" svg:y="1.461cm" svg:viewBox="0 0 145 195" svg:d="M69 0v42c17-30 30-42 47-42 8 0 17 0 21 8 4 4 8 8 8 13 0 8-4 12-8 17-4 0-8 4-13 4-4 0-8-4-17-9-4-4-8-4-13-4 0 0-4 0-8 4-4 5-13 13-17 26v93c0 8 0 17 4 21 0 4 5 9 9 9 4 4 12 4 21 4v9h-98v-9c9 0 17 0 22-4 4 0 4-5 8-9 0-4 0-8 0-21v-72c0-25 0-38-4-42 0-5 0-5-4-9 0 0-5-4-9-4s-8 4-13 4l-5-8 61-21z">
          <text:p/>
        </draw:path>
        <draw:path draw:style-name="gr1" draw:text-style-name="P1" draw:layer="layout" svg:width="0.212cm" svg:height="0.292cm" svg:x="11.298cm" svg:y="1.363cm" svg:viewBox="0 0 213 293" svg:d="M69 0v186l47-42c13-9 17-17 17-21 4 0 4 0 4-5l-4-4c-4-4-4-4-13-4v-9h85v9c-13 0-21 0-30 4-8 4-17 9-25 17l-47 47 47 59c12 18 25 31 29 35 5 4 13 8 18 13 4 0 8 0 16 0v8h-93v-8c4 0 9 0 13 0 0-5 0-5 0-9 0 0 0-8-9-13l-55-77v65c0 12 0 21 0 25 4 4 4 4 8 9 5 0 9 0 22 0v8h-99v-8c13 0 17 0 21-5 5 0 9 0 9-4s4-13 4-25v-175c0-21 0-34-4-38 0-4 0-9-4-9 0-4-5-4-9-4s-8 0-12 4l-5-8 61-21z">
          <text:p/>
        </draw:path>
        <draw:path draw:style-name="gr1" draw:text-style-name="P1" draw:layer="layout" svg:width="0.199cm" svg:height="0.293cm" svg:x="11.621cm" svg:y="1.368cm" svg:viewBox="0 0 200 294" svg:d="M17 294l22-95h-39v-17h39l17-71h-56v-17h60l17-94h17l-17 94h68l21-94h17l-21 94h38v17h-38l-17 71h55v17h-59l-17 95h-17l17-95h-68l-21 95zM56 182h72l17-71h-72z">
          <text:p/>
        </draw:path>
        <draw:path draw:style-name="gr1" draw:text-style-name="P1" draw:layer="layout" svg:width="0.179cm" svg:height="0.284cm" svg:x="11.841cm" svg:y="1.375cm" svg:viewBox="0 0 180 285" svg:d="M30 0h150v9l-95 276h-21l81-251h-77c-13 0-25 0-34 4-8 9-21 17-25 30l-9-4z">
          <text:p/>
        </draw:path>
        <draw:path draw:style-name="gr1" draw:text-style-name="P1" draw:layer="layout" svg:width="0.212cm" svg:height="0.28cm" svg:x="2.549cm" svg:y="1.865cm" svg:viewBox="0 0 213 281" svg:d="M80 13v110h52c9 0 21 0 26-4 4-8 8-17 8-34h9v98h-9c0-13 0-22-4-26 0-4-4-8-9-12-4 0-12-5-21-5h-52v90c0 17 0 26 0 30 5 4 5 4 9 9 8 4 14 4 22 4h9v8h-120v-8h8c13 0 21-4 26-9 4-4 4-17 4-34v-179c0-17 0-25 0-29-4-5-4-9-9-9-8-4-12-4-21-4h-8v-9h209l4 60h-9c-4-13-8-21-12-26-4-8-9-12-17-17-9 0-17-4-34-4z">
          <text:p/>
        </draw:path>
        <draw:path draw:style-name="gr1" draw:text-style-name="P1" draw:layer="layout" svg:width="0.212cm" svg:height="0.195cm" svg:x="2.774cm" svg:y="1.955cm" svg:viewBox="0 0 213 196" svg:d="M183 0v115c0 25 0 38 0 43 0 4 4 8 4 8 5 4 5 4 9 4s8 0 13-4l4 9-55 21h-13v-38c-13 17-26 29-34 34-8 4-17 4-31 4-8 0-17 0-25-9-9-4-13-12-17-21-4-13-4-26-4-42v-86c0-9 0-17-5-17 0-4-4-9-8-9-4-4-9-4-21-4v-8h68v128c0 17 4 30 8 34 9 8 14 8 22 8 9 0 13 0 21-4 9-4 17-8 26-21v-107c0-13 0-21-4-21-5-5-13-9-26-9v-8z">
          <text:p/>
        </draw:path>
        <draw:path draw:style-name="gr1" draw:text-style-name="P1" draw:layer="layout" svg:width="0.208cm" svg:height="0.195cm" svg:x="2.99cm" svg:y="1.951cm" svg:viewBox="0 0 209 196" svg:d="M65 38c25-26 46-38 63-38 13 0 22 4 30 8 4 4 13 13 17 25 4 9 4 22 4 39v81c0 13 0 21 5 26 0 0 4 4 4 8 4 0 13 0 21 0v9h-93v-9h4c8 0 13 0 17-4 4 0 4-4 8-13 0 0 0-8 0-17v-77c0-17-4-30-8-38-4-9-13-13-21-13-17 0-34 8-51 25v103c0 13 4 21 4 26 0 0 4 4 9 8 4 0 8 0 21 0v9h-95v-9c14 0 18 0 22-4 5-9 5-17 5-30v-73c0-21 0-34 0-42 0-5-5-5-5-9-4 0-4-4-8-4s-9 4-14 4l-4-8 56-21h9z">
          <text:p/>
        </draw:path>
        <draw:path draw:style-name="gr1" draw:text-style-name="P1" draw:layer="layout" svg:width="0.196cm" svg:height="0.297cm" svg:x="3.215cm" svg:y="1.854cm" svg:viewBox="0 0 197 298" svg:d="M133 272c-9 9-17 17-26 21-12 5-21 5-29 5-21 0-38-9-56-26-17-17-22-38-22-68 0-25 10-51 27-72s38-34 63-34c17 0 30 5 43 17v-38c0-22 0-35 0-39-4-4-4-9-9-9 0-4-4-4-8-4 0 0-9 0-13 4l-4-8 59-21h9v217c0 25 0 38 0 42 4 5 4 9 8 9 0 4 5 4 5 4 4 0 8 0 17-4v8l-56 22h-8zM133 259v-97c0-13-4-21-9-30-4-4-8-13-17-17-4-4-12-4-17-4-12 0-25 4-33 17-13 13-22 34-22 63 0 26 9 47 22 64 12 13 25 21 38 21 12 0 25-4 38-17z">
          <text:p/>
        </draw:path>
        <draw:path draw:style-name="gr1" draw:text-style-name="P1" draw:layer="layout" svg:width="0.17cm" svg:height="0.2cm" svg:x="3.427cm" svg:y="1.951cm" svg:viewBox="0 0 171 201" svg:d="M108 171c-22 13-34 21-39 25-8 5-16 5-25 5-14 0-22-5-31-13-8-9-13-21-13-39 0-8 0-17 5-22 8-8 17-21 29-29 14-5 40-17 74-30v-4c0-21-5-34-9-43-8-4-17-8-30-8-8 0-12 0-21 8-4 5-4 9-4 13v13c0 8-4 13-4 17-6 4-10 4-14 4-9 0-13 0-13-4-4-4-8-9-8-17 0-13 8-21 21-34 14-8 31-13 52-13 17 0 30 5 42 9 9 4 13 12 17 21 0 4 4 17 4 34v63c0 22 0 31 0 35 0 5 0 9 5 9 0 4 4 4 4 4 4 0 4 0 4-4 5 0 9-4 17-13v13c-12 17-30 30-42 30-9 0-13-5-17-9s-4-13-4-21zM108 154v-73c-22 8-34 17-43 17-8 8-17 12-21 21-4 8-10 13-10 22 0 8 6 17 10 26 4 4 13 8 21 8 9 0 26-4 43-21z">
          <text:p/>
        </draw:path>
        <draw:path draw:style-name="gr1" draw:text-style-name="P1" draw:layer="layout" svg:width="0.327cm" svg:height="0.195cm" svg:x="3.602cm" svg:y="1.951cm" svg:viewBox="0 0 328 196" svg:d="M68 38c13-13 21-22 21-22 8-4 13-8 21-12 9-4 13-4 21-4 13 0 22 4 31 8 8 8 17 17 17 30 17-13 30-26 38-30 9-4 21-8 30-8 8 0 21 4 25 8 9 4 17 13 22 25 0 9 4 22 4 39v81c0 13 0 21 0 26 4 0 4 4 8 4 5 4 13 4 22 4v9h-98v-9h4c9 0 17 0 21-4 5 0 5-4 9-9 0-4 0-8 0-21v-81c0-17-4-30-9-34-4-9-12-13-25-13-4 0-13 0-21 4-9 4-17 13-26 21v13 90c0 13 0 21 0 26 5 0 5 4 9 4 4 4 13 4 21 4v9h-99v-9c13 0 22 0 26-4 0 0 4-4 4-9 5-4 5-8 5-21v-81c0-17-5-30-9-34-4-9-13-13-26-13-8 0-12 0-21 4-12 9-21 13-25 21v103c0 13 0 21 0 26 4 0 4 4 8 8 5 0 9 0 21 0v9h-93v-9c9 0 13 0 17 0 4-4 4-8 8-13 0 0 5-8 5-21v-73c0-21-5-34-5-42 0-5 0-9-4-9 0 0-4-4-8-4s-9 4-13 4l-4-8 59-21h9z">
          <text:p/>
        </draw:path>
        <draw:path draw:style-name="gr1" draw:text-style-name="P1" draw:layer="layout" svg:width="0.162cm" svg:height="0.199cm" svg:x="3.945cm" svg:y="1.951cm" svg:viewBox="0 0 163 200" svg:d="M30 76c0 30 4 51 17 69 17 17 34 21 51 21 13 0 21 0 34-8 8-9 17-17 21-35l10 4c-6 18-14 35-27 52-17 17-34 21-55 21s-42-8-59-25c-13-17-22-44-22-74 0-29 9-55 26-76 17-17 34-25 59-25 22 0 39 8 55 21 13 13 23 34 23 55zM30 63h85c0-12 0-21-4-25 0-9-9-13-13-17-8-4-17-8-21-8-13 0-21 4-34 16-9 9-13 22-13 34z">
          <text:p/>
        </draw:path>
        <draw:path draw:style-name="gr1" draw:text-style-name="P1" draw:layer="layout" svg:width="0.208cm" svg:height="0.195cm" svg:x="4.12cm" svg:y="1.951cm" svg:viewBox="0 0 209 196" svg:d="M67 38c21-26 43-38 65-38 9 0 17 4 25 8 9 4 13 13 17 25 5 9 5 22 5 39v81c0 13 0 21 4 26 0 0 4 4 8 8 0 0 9 0 18 0v9h-95v-9h4c10 0 14 0 18-4 5 0 9-4 9-13 0 0 0-8 0-17v-77c0-17 0-30-9-38-4-9-8-13-22-13-17 0-34 8-47 25v103c0 13 0 21 0 26 5 0 5 4 9 8 4 0 8 0 21 0v9h-93v-9h4c9 0 17 0 17-4 4-9 8-17 8-30v-73c0-21-4-34-4-42 0-5 0-5-4-9 0 0-4-4-8-4-5 0-9 4-13 4l-4-8 55-21h12z">
          <text:p/>
        </draw:path>
        <draw:path draw:style-name="gr1" draw:text-style-name="P1" draw:layer="layout" svg:width="0.115cm" svg:height="0.254cm" svg:x="4.332cm" svg:y="1.895cm" svg:viewBox="0 0 116 255" svg:d="M69 0v60h42v17h-42v123c0 13 0 21 4 26 4 4 8 4 13 4 4 0 8 0 13-4 4-5 8-9 8-13h9c-5 13-9 25-22 30-8 8-17 12-25 12-4 0-14-4-18-8-9 0-13-9-17-13 0-8-4-17-4-30v-127h-30v-8c9-5 17-9 25-17 9-4 13-13 22-26 4-4 8-12 13-26z">
          <text:p/>
        </draw:path>
        <draw:path draw:style-name="gr1" draw:text-style-name="P1" draw:layer="layout" svg:width="0.17cm" svg:height="0.2cm" svg:x="4.463cm" svg:y="1.951cm" svg:viewBox="0 0 171 201" svg:d="M107 171c-21 13-33 21-38 25-8 5-17 5-25 5-13 0-22-5-31-13-8-9-13-21-13-39 0-8 0-17 5-22 8-8 17-21 30-29 13-5 39-17 72-30v-4c0-21-4-34-8-43-9-4-17-8-30-8-8 0-12 0-21 8-4 5-4 9-4 13v13c0 8-5 13-5 17-4 4-8 4-12 4-9 0-14 0-14-4-4-4-8-9-8-17 0-13 8-21 22-34 12-8 30-13 51-13 17 0 29 5 42 9 9 4 13 12 17 21 0 4 4 17 4 34v63c0 22 0 31 0 35 0 5 0 9 4 9 0 4 5 4 5 4 4 0 4 0 4-4 4 0 9-4 17-13v13c-13 17-30 30-42 30-9 0-13-5-17-9-5-4-5-13-5-21zM107 154v-73c-21 8-33 17-42 17-8 8-17 12-21 21-5 8-9 13-9 22 0 8 4 17 9 26 4 4 13 8 21 8 9 0 25-4 42-21z">
          <text:p/>
        </draw:path>
        <draw:path draw:style-name="gr1" draw:text-style-name="P1" draw:layer="layout" svg:width="0.097cm" svg:height="0.293cm" svg:x="4.646cm" svg:y="1.852cm" svg:viewBox="0 0 98 294" svg:d="M69 0v251c0 13 0 22 0 22 4 4 4 8 8 13 5 0 13 0 21 0v8h-94v-8c9 0 13 0 17 0 5-5 9-9 9-9 0-4 4-13 4-26v-173c0-21 0-35-4-39 0-4 0-9-4-9 0-4-5-4-9-4s-8 0-13 4l-4-8 60-22z">
          <text:p/>
        </draw:path>
        <draw:path draw:style-name="gr1" draw:text-style-name="P1" draw:layer="layout" svg:width="0.128cm" svg:height="0.199cm" svg:x="4.773cm" svg:y="1.951cm" svg:viewBox="0 0 129 200" svg:d="M115 0v63h-9c-4-21-8-34-16-42-9-5-22-9-35-9-8 0-17 0-21 9-8 4-8 8-8 17 0 4 0 12 4 17 4 8 13 12 25 21l30 12c30 13 44 34 44 56 0 18-5 30-18 43-13 9-30 13-47 13-9 0-21 0-38-4-4 0-9-5-13-5 0 0-4 5-4 9h-9v-69h9c4 18 8 35 21 43 8 9 21 13 38 13 9 0 17 0 22-4 4-9 8-13 8-21 0-9-4-18-8-27-9-4-22-13-43-25-17-9-30-17-38-26-4-8-9-17-9-29 0-17 5-30 17-39 9-12 21-16 38-16 9 0 17 0 30 4 9 4 13 4 13 4 4 0 4 0 4-4 4 0 4 0 4-4z">
          <text:p/>
        </draw:path>
        <draw:path draw:style-name="gr1" draw:text-style-name="P1" draw:layer="layout" svg:width="0.183cm" svg:height="0.199cm" svg:x="5.036cm" svg:y="1.951cm" svg:viewBox="0 0 184 200" svg:d="M94 0c29 0 51 12 69 33 17 17 21 39 21 64 0 17-4 34-9 52-8 17-21 30-35 38-17 9-29 13-50 13-26 0-51-9-68-34-13-17-22-39-22-65 0-17 5-34 13-51 9-17 22-29 34-38 17-8 30-12 47-12zM85 12c-4 0-12 4-21 9-8 4-13 8-17 21s-8 25-8 42c0 26 8 51 17 73 12 22 25 30 42 30s25-4 34-17c8-13 13-30 13-56 0-34-5-64-22-81-8-12-21-21-38-21z">
          <text:p/>
        </draw:path>
        <draw:path draw:style-name="gr1" draw:text-style-name="P1" draw:layer="layout" svg:width="0.165cm" svg:height="0.293cm" svg:x="5.253cm" svg:y="1.853cm" svg:viewBox="0 0 166 294" svg:d="M72 120v122c0 18 0 30 4 35 4 8 13 8 21 8h18v9h-115v-9h8c5 0 13 0 17-4 4 0 4-4 9-9 0-4 0-17 0-30v-122h-34v-17h34v-13c0-17 4-34 13-47 4-13 12-26 25-30 13-9 25-13 43-13 17 0 30 4 43 13 4 4 8 12 8 21 0 4 0 9-4 14-4 4-8 4-13 4 0 0-4 0-8-4-4 0-9-10-13-14-4-9-8-13-13-17-4-4-13-4-18-4-4 0-12 4-17 4-4 4-4 8-8 17 0 9 0 26 0 56v13h48v17z">
          <text:p/>
        </draw:path>
        <draw:path draw:style-name="gr1" draw:text-style-name="P1" draw:layer="layout" svg:width="0.241cm" svg:height="0.28cm" svg:x="5.491cm" svg:y="1.865cm" svg:viewBox="0 0 242 281" svg:d="M80 13v115h64c13 0 25-5 31-9 8-8 12-17 12-34h9v98h-9c0-13-4-22-4-26-4-4-8-8-14-12-8-5-17-5-25-5h-64v94c0 13 0 22 0 22 5 4 5 4 9 8 0 0 8 0 17 0h46c17 0 27 0 35 0 9-4 13-8 22-13 8-8 17-26 25-43h8l-25 73h-217v-8h12c5 0 13 0 17-5 5 0 9-4 9-8 4-4 4-13 4-30v-183c0-17-4-25-8-30-5-8-13-8-22-8h-12v-9h217l4 60h-8c-4-13-4-26-9-30-4-4-8-8-17-13-4 0-12-4-30-4z">
          <text:p/>
        </draw:path>
        <draw:path draw:style-name="gr1" draw:text-style-name="P1" draw:layer="layout" svg:width="0.098cm" svg:height="0.293cm" svg:x="5.754cm" svg:y="1.852cm" svg:viewBox="0 0 99 294" svg:d="M69 0v251c0 13 0 22 0 22 4 4 4 8 8 13 5 0 13 0 22 0v8h-95v-8c9 0 13 0 18 0 5-5 9-9 9-9 0-4 4-13 4-26v-173c0-21 0-35-4-39 0-4 0-9-4-9 0-4-5-4-10-4-4 0-8 0-13 4l-4-8 60-22z">
          <text:p/>
        </draw:path>
        <draw:path draw:style-name="gr1" draw:text-style-name="P1" draw:layer="layout" svg:width="0.162cm" svg:height="0.199cm" svg:x="5.881cm" svg:y="1.951cm" svg:viewBox="0 0 163 200" svg:d="M30 76c0 30 4 51 21 69 13 17 30 21 47 21 13 0 25 0 34-8 8-9 17-17 21-35l10 4c-5 18-14 35-27 52-17 17-34 21-55 21s-43-8-55-25c-17-17-26-44-26-74 0-29 9-55 26-76 17-17 38-25 59-25s42 8 55 21 23 34 23 55zM30 63h85c0-12 0-21-4-25 0-9-9-13-13-17-9-4-17-8-21-8-13 0-22 4-34 16-9 9-13 22-13 34z">
          <text:p/>
        </draw:path>
        <draw:path draw:style-name="gr1" draw:text-style-name="P1" draw:layer="layout" svg:width="0.157cm" svg:height="0.199cm" svg:x="6.068cm" svg:y="1.951cm" svg:viewBox="0 0 158 200" svg:d="M158 123c-4 26-13 43-29 60-13 13-30 17-52 17s-39-8-56-25-21-44-21-73c0-30 9-55 26-72 17-21 38-30 63-30 18 0 35 4 48 13 13 12 17 21 17 34 0 4 0 8-4 12-5 0-9 5-17 5-9 0-13-5-17-9 0-4-4-8-4-17 0-8-5-13-9-17s-14-8-22-8c-13 0-26 4-34 17-9 12-17 29-17 51 0 25 8 46 17 64 13 17 30 26 48 26 12 0 25-5 38-18 4-4 12-17 21-34z">
          <text:p/>
        </draw:path>
        <draw:path draw:style-name="gr1" draw:text-style-name="P1" draw:layer="layout" svg:width="0.115cm" svg:height="0.254cm" svg:x="6.242cm" svg:y="1.895cm" svg:viewBox="0 0 116 255" svg:d="M64 0v60h47v17h-47v123c0 13 4 21 4 26 4 4 9 4 18 4 4 0 8 0 13-4 4-5 8-9 8-13h9c-5 13-13 25-22 30-8 8-17 12-26 12-8 0-13-4-21-8-4 0-9-9-13-13-4-8-4-17-4-30v-127h-30v-8c9-5 17-9 26-17 4-4 12-13 21-26 0-4 4-12 13-26z">
          <text:p/>
        </draw:path>
        <draw:path draw:style-name="gr1" draw:text-style-name="P1" draw:layer="layout" svg:width="0.14cm" svg:height="0.195cm" svg:x="6.361cm" svg:y="1.951cm" svg:viewBox="0 0 141 196" svg:d="M64 0v42c17-30 34-42 52-42 4 0 12 0 17 8 4 4 8 8 8 13 0 8-4 12-4 17-4 0-9 4-13 4-8 0-13-4-17-9-9-4-14-4-14-4-4 0-8 0-8 4-9 5-13 13-21 26v94c0 9 0 17 4 21 0 5 4 9 8 9 5 4 13 4 22 4v9h-98v-9c9 0 17 0 21-4 5 0 5-4 9-9 0-4 0-8 0-21v-73c0-25 0-38 0-42 0-5-4-5-4-9-5 0-9-4-13-4s-9 4-13 4v-8l55-21z">
          <text:p/>
        </draw:path>
        <draw:path draw:style-name="gr1" draw:text-style-name="P1" draw:layer="layout" svg:width="0.097cm" svg:height="0.293cm" svg:x="6.51cm" svg:y="1.852cm" svg:viewBox="0 0 98 294" svg:d="M51 0c5 0 9 0 13 5 5 4 9 8 9 12 0 9-4 13-9 18-4 4-8 4-13 4-8 0-12 0-18-4-4-5-4-9-4-18 0-4 0-8 4-12 6-5 10-5 18-5zM69 99v152c0 13 0 22 0 22 4 4 4 8 8 13 4 0 9 0 21 0v8h-94v-8c8 0 13 0 17 0 4-5 8-9 8-9 0-4 4-13 4-26v-72c0-21 0-33-4-42 0-4 0-8-4-8 0 0-4-5-8-5-5 0-9 5-13 5l-4-9 60-21z">
          <text:p/>
        </draw:path>
        <draw:path draw:style-name="gr1" draw:text-style-name="P1" draw:layer="layout" svg:width="0.162cm" svg:height="0.199cm" svg:x="6.628cm" svg:y="1.951cm" svg:viewBox="0 0 163 200" svg:d="M163 123c-4 26-13 43-30 60-13 13-30 17-51 17s-39-8-56-25-26-44-26-73c0-30 9-55 30-72 17-21 39-30 65-30 17 0 34 4 46 13 9 12 18 21 18 34 0 4-5 8-5 12-4 0-8 5-17 5-8 0-13-5-17-9s-4-8-4-17c0-8-4-13-9-17-4-4-12-8-21-8-12 0-25 4-35 17-8 12-17 29-17 51 0 25 9 46 17 64 14 17 27 26 48 26 13 0 25-5 34-18 8-4 17-17 26-34z">
          <text:p/>
        </draw:path>
        <draw:path draw:style-name="gr1" draw:text-style-name="P1" draw:layer="layout" svg:width="0.097cm" svg:height="0.293cm" svg:x="6.82cm" svg:y="1.852cm" svg:viewBox="0 0 98 294" svg:d="M51 0c5 0 9 0 13 5 5 4 9 8 9 12 0 9-4 13-9 18-4 4-8 4-13 4-4 0-12 0-16-4-5-5-5-9-5-18 0-4 0-8 5-12 4-5 12-5 16-5zM69 99v152c0 13 0 22 4 22 0 4 4 8 4 13 4 0 13 0 21 0v8h-94v-8c8 0 18 0 18 0 4-5 8-9 8-9 5-4 5-13 5-26v-72c0-21 0-33-5-42 0-4 0-8-4-8 0 0-4-5-9-5s-9 5-13 5l-4-9 60-21z">
          <text:p/>
        </draw:path>
        <draw:path draw:style-name="gr1" draw:text-style-name="P1" draw:layer="layout" svg:width="0.115cm" svg:height="0.254cm" svg:x="6.93cm" svg:y="1.895cm" svg:viewBox="0 0 116 255" svg:d="M63 0v60h48v17h-48v123c0 13 5 21 9 26 0 4 4 4 14 4 4 0 8 0 13-4 4-5 8-9 8-13h9c-5 13-13 25-22 30-8 8-18 12-26 12-9 0-13-4-21-8-5 0-9-9-13-13 0-8-4-17-4-30v-127h-30v-8c8-5 17-9 25-17 9-4 13-13 22-26 0-4 4-12 12-26z">
          <text:p/>
        </draw:path>
        <draw:path draw:style-name="gr1" draw:text-style-name="P1" draw:layer="layout" svg:width="0.208cm" svg:height="0.284cm" svg:x="7.053cm" svg:y="1.955cm" svg:viewBox="0 0 209 285" svg:d="M0 0h90v8h-5c-9 0-13 0-17 4 0 5-4 5-4 9 0 8 4 13 8 25l48 93 42-101c0-9 5-13 5-17s0-4-5-9l-4-4c0 0-4 0-13 0v-8h64v8c-4 0-8 0-13 4-4 0-4 5-8 9 0 0-4 8-9 17l-76 187c-9 22-18 34-31 43-12 8-25 17-34 17-8 0-17-5-21-9s-9-8-9-17c0-4 5-8 9-12 0-5 8-5 13-5 4 0 12 0 21 5 4 0 9 0 9 0 4 0 8 0 12-5 4-4 13-12 18-25l13-34-69-141c-4-4-4-13-9-17-4-4-8-8-8-13-4 0-9-4-17-4z">
          <text:p/>
        </draw:path>
        <draw:path draw:style-name="gr1" draw:text-style-name="P1" draw:layer="layout" svg:width="0.144cm" svg:height="0.245cm" svg:x="3.211cm" svg:y="2.672cm" svg:viewBox="0 0 145 246" svg:d="M145 234c0 4 0 4 0 8h-4c0 4 0 4 0 4h-4-128-4v-4h-5c0-4 0-4 0-8v-5c0-4 5-4 5-4v-4h4 52v-188l-48 26c-4 4-4 4-8 4-5 0-5-4-5-4 0-4 0-4 0-9v-4c0-4 0-4 0-4 0 0 0-4 5-4l60-38h4 5 4c4 0 4 0 8 0h4 5c0 4 0 4 0 4v217h42 4v4c4 0 4 0 4 4z">
          <text:p/>
        </draw:path>
        <draw:path draw:style-name="gr1" draw:text-style-name="P1" draw:layer="layout" svg:width="0.161cm" svg:height="0.256cm" svg:x="3.398cm" svg:y="2.666cm" svg:viewBox="0 0 162 257" svg:d="M162 171c0 13 0 22-4 34-4 9-8 17-17 26-4 9-13 13-26 17-8 4-21 9-38 9-8 0-18 0-26-5-9 0-13-4-22-8-4-9-8-13-12-22-4-4-9-12-9-21-4-8-4-17-8-30 0-8 0-21 0-34 0-8 0-21 0-29 4-13 4-22 8-35 5-8 5-16 13-25 4-9 8-17 17-26 8-4 17-14 31-14 8-4 21-8 34-8 4 0 8 0 17 0 4 4 8 4 12 4 5 0 5 0 9 4 4 0 4 0 4 0 5 6 5 6 5 6v4c0 4 0 4 0 4 0 5 0 5 0 9v4h-5-4c-4 0-9 0-9-4-4 0-8 0-12 0-5-4-13-4-17-4-13 0-21 4-34 8-10 4-14 13-18 22-9 8-13 16-13 25-4 13-4 26-4 34 0 0 4-4 8-4 4-4 9-4 17-4 6-5 10-5 14-5s13-4 17-4c13 0 25 4 34 9 8 4 17 8 21 12 9 9 13 17 13 26 4 8 4 17 4 25zM128 176c0-9 0-13 0-22 0-4-4-8-8-12-5-5-9-9-13-13-4 0-13 0-21 0-4 0-9 0-13 0-8 0-14 0-18 4-4 0-9 0-13 4-4 0-4 5-8 5 0 17 0 34 4 42 0 13 4 21 8 26 5 8 9 12 13 17 10 0 14 4 23 4 8 0 16-4 21-4 8-5 12-9 17-13 4-4 4-13 8-17 0-8 0-13 0-21z">
          <text:p/>
        </draw:path>
        <draw:path draw:style-name="gr1" draw:text-style-name="P1" draw:layer="layout" svg:width="0.042cm" svg:height="0.047cm" svg:x="3.606cm" svg:y="2.875cm" svg:viewBox="0 0 43 48" svg:d="M43 21c0 9-4 17-4 21-4 0-8 6-18 6-8 0-12-6-17-6-4-4-4-12-4-21 0-8 0-13 4-17 5-4 9-4 17-4 10 0 14 0 18 4 0 4 4 9 4 17z">
          <text:p/>
        </draw:path>
        <draw:path draw:style-name="gr1" draw:text-style-name="P1" draw:layer="layout" svg:width="0.127cm" svg:height="0.246cm" svg:x="3.848cm" svg:y="2.67cm" svg:viewBox="0 0 128 247" svg:d="M128 13c0 4 0 4 0 9v4c-4 4-4 4-4 4h-89v81h85v4c4 0 4 0 4 0v4c0 0 0 5 0 9v4 4l-4 4h-85v103l-5 4h-5c-4 0-4 0-8 0s-9 0-9 0c-4 0-4 0-4 0-4 0-4 0-4 0 0-4 0-4 0-4v-230c0-4 0-8 4-8 0-5 4-5 9-5h111 4v5 4z">
          <text:p/>
        </draw:path>
        <draw:path draw:style-name="gr1" draw:text-style-name="P1" draw:layer="layout" svg:width="0.038cm" svg:height="0.25cm" svg:x="4.018cm" svg:y="2.667cm" svg:viewBox="0 0 39 251" svg:d="M35 247v4c-5 0-5 0-5 0-5 0-9 0-9 0-4 0-9 0-9 0-4 0-4 0-4 0h-4c0-4 0-4 0-4v-171c0-4 0-4 0-4h4c0-4 0-4 4-4 0 0 5 0 9 0 0 0 4 0 9 0l5 4v4zM39 17c0 9 0 13-4 17 0 0-10 0-14 0-9 0-13 0-17 0-4-4-4-8-4-17 0-8 0-12 4-17 4 0 8 0 17 0 4 0 14 0 14 0 4 5 4 9 4 17z">
          <text:p/>
        </draw:path>
        <draw:path draw:style-name="gr1" draw:text-style-name="P1" draw:layer="layout" svg:width="0.149cm" svg:height="0.182cm" svg:x="4.111cm" svg:y="2.735cm" svg:viewBox="0 0 150 183" svg:d="M150 179v4c-5 0-5 0-5 0h-4c-4 0-4 0-8 0-5 0-5 0-9 0h-4c-4-4-4-4-4-4v-103c0-8 0-16 0-21-5-8-5-13-10-17 0-4-4-8-8-8-5-5-13-5-17-5-9 0-17 5-26 9-8 4-17 13-25 26v119 4c-4 0-4 0-9 0h-4c-4 0-8 0-8 0-5 0-5 0-5 0-4 0-4 0-4 0 0-4 0-4 0-4v-171c0-4 0-4 0-4h4c0-4 0-4 5-4h4c4 0 8 0 8 0 0 0 5 0 5 4h4v4 22c8-13 17-17 25-26 13-4 21-4 30-4 13 0 21 0 31 4 8 4 12 9 21 17 4 4 8 13 8 21 5 9 5 22 5 30z">
          <text:p/>
        </draw:path>
        <draw:path draw:style-name="gr1" draw:text-style-name="P1" draw:layer="layout" svg:width="0.161cm" svg:height="0.267cm" svg:x="4.302cm" svg:y="2.655cm" svg:viewBox="0 0 162 268" svg:d="M162 259v4c-4 0-4 0-4 0h-4c0 0-4 0-9 0h-4c-4 0-4 0-4 0h-4c0-4 0-4 0-4v-21c-10 8-18 17-31 21-8 4-17 9-30 9s-25-5-34-9c-8-4-12-8-21-17-4-8-8-21-13-29 0-13-4-26-4-39 0-12 4-25 9-39 0-13 4-21 12-30 5-8 13-17 21-21 13-4 22-4 35-4 8 0 17 0 25 4s17 13 26 21v-101c0-4 5-4 5-4h4c4 0 4 0 8 0 5 0 5 0 9 0h4v4c4 0 4 0 4 0zM128 140c-9-13-18-22-26-26-4-4-13-9-21-9-9 0-17 0-22 5-8 4-12 8-12 17-5 4-9 13-9 22-4 8-4 17-4 25 0 9 0 17 4 22 0 8 0 17 4 25 5 4 9 8 13 13 9 4 13 8 22 8 4 0 8 0 12-4 5 0 9 0 13-4 4-5 8-9 13-13 4-4 8-8 13-13z">
          <text:p/>
        </draw:path>
        <draw:path draw:style-name="gr1" draw:text-style-name="P1" draw:layer="layout" svg:width="0.221cm" svg:height="0.258cm" svg:x="4.582cm" svg:y="2.659cm" svg:viewBox="0 0 222 259" svg:d="M47 242h59c9 0 13 0 17 0 5-4 9-4 13-4 0-4 4-8 9-13 0 0 5-4 9-12 4-4 8-13 13-21h17l-17 67h-167v-8l175-234h-60c-9 0-13 0-17 0-5 4-9 4-13 8s-4 9-8 13c-5 8-9 18-17 26h-17l12-64h167v8z">
          <text:p/>
        </draw:path>
        <draw:path draw:style-name="gr1" draw:text-style-name="P1" draw:layer="layout" svg:width="0.161cm" svg:height="0.178cm" svg:x="4.816cm" svg:y="2.82cm" svg:viewBox="0 0 162 179" svg:d="M21 179v-8c4 0 4 0 4 0 4 0 4 0 4-4 5 0 5 0 5 0 0-5 4-5 4-5 0-4 0-8 0-8 4-5 4-9 4-13l30-128h-21c-5 0-5 0-9 0 0 0-4 0-4 4-4 0-4 0-4 0-5 4-5 4-5 9-4 0-4 4-8 8 0 4-4 9-4 13h-17l12-47h150l-8 47h-18v-9-4-4c0-4 0-4 0-4 0-5 0-5 0-5 0-4-4-4-4-4v-4c-4 0-4 0-4 0-4 0-4 0-8 0h-22l-30 128c0 4 0 8 0 13 0 0 0 4 0 8v5c4 4 4 4 8 4h4v8z">
          <text:p/>
        </draw:path>
        <draw:path draw:style-name="gr1" draw:text-style-name="P1" draw:layer="layout" svg:width="0.06cm" svg:height="0.097cm" svg:x="5.1cm" svg:y="2.875cm" svg:viewBox="0 0 61 98" svg:d="M56 0c0 8 5 17 5 25 0 9-5 17-5 26-4 8-8 12-17 21-4 8-17 18-25 26l-14-13c10-5 14-13 18-18 0-4 4-8 4-16 0-5 5-13 5-22 0-12-5-21-5-29z">
          <text:p/>
        </draw:path>
        <draw:path draw:style-name="gr1" draw:text-style-name="P1" draw:layer="layout" svg:width="0.123cm" svg:height="0.258cm" svg:x="5.253cm" svg:y="2.659cm" svg:viewBox="0 0 124 259" svg:d="M64 204c-5 8-5 13-5 17s0 8 0 13c0 4 0 8 5 12 0 0 8 5 12 5v8h-76v-8c4 0 9-5 13-5 0 0 4-4 4-8 4 0 4-4 4-9 4-4 4-12 9-25l29-148c5-14 5-23 5-31 0-4 0-9-5-13 0-4-4-4-12-4v-8h77v8c-4 0-8 4-8 4-5 0-5 4-9 4 0 5-4 9-4 13s-4 13-10 27z">
          <text:p/>
        </draw:path>
        <draw:path draw:style-name="gr1" draw:text-style-name="P1" draw:layer="layout" svg:width="0.161cm" svg:height="0.178cm" svg:x="5.389cm" svg:y="2.82cm" svg:viewBox="0 0 162 179" svg:d="M22 179v-8c4 0 4 0 4 0 4 0 4 0 4-4 5 0 5 0 5 0 0-5 4-5 4-5 0-4 0-8 0-8 4-5 4-9 4-13l30-128h-21c-5 0-5 0-9 0 0 0-4 0-4 4-4 0-4 0-4 0-5 4-5 4-5 9-4 0-4 4-8 8 0 4-4 9-4 13h-18l13-47h149l-8 47h-17v-9-4-4c0-4 0-4 0-4 0-5 0-5 0-5 0-4-5-4-5-4v-4c-4 0-4 0-4 0-4 0-4 0-8 0h-22l-29 128c0 4 0 8 0 13 0 0 0 4 0 8v5c4 4 4 4 8 4h4v8z">
          <text:p/>
        </draw:path>
        <draw:path draw:style-name="gr1" draw:text-style-name="P1" draw:layer="layout" svg:width="0.14cm" svg:height="0.187cm" svg:x="5.682cm" svg:y="2.735cm" svg:viewBox="0 0 141 188" svg:d="M141 179v4h-4c0 0-5 0-9 0 0 0-4 0-8 0h-4v-4-17c-9 9-17 13-26 17s-18 9-31 9c-8 0-17 0-21-5-8 0-17-4-21-8s-9-13-13-17c0-9-4-14-4-22 0-13 4-21 8-26 5-8 9-12 17-17 5-4 17-8 26-12 12 0 21-5 39-5h21v-12c0-4 0-13 0-17-4-4-4-9-8-13s-9-4-13-8c-5 0-9 0-18 0s-17 0-21 0c-4 4-13 4-17 8-4 0-9 4-13 4 0 5-4 5-4 5h-4c0-5 0-5 0-5 0 0-5 0-5-4v-4c0-4 0-4 0-9 5 0 5-4 5-4 4 0 4-4 8-4 4-4 9-4 17-8 4 0 9-5 17-5 4 0 13 0 21 0 9 0 23 0 31 5 9 0 17 4 21 8 4 8 9 13 13 21 0 9 0 17 0 30zM111 102h-26c-9 0-17 0-26 0-4 0-8 4-12 8-5 0-9 5-9 9-4 4-4 8-4 13 0 8 4 17 8 22 5 8 13 8 21 8 9 0 18 0 27-4s13-14 21-22z">
          <text:p/>
        </draw:path>
        <draw:path draw:style-name="gr1" draw:text-style-name="P1" draw:layer="layout" svg:width="0.149cm" svg:height="0.182cm" svg:x="5.881cm" svg:y="2.735cm" svg:viewBox="0 0 150 183" svg:d="M150 179v4h-4-5c0 0-4 0-8 0s-4 0-9 0h-4c0-4 0-4 0-4v-103c0-8-4-16-4-21 0-8-5-13-10-17 0-4-4-8-8-8-4-5-13-5-17-5-9 0-17 5-26 9-4 4-12 13-21 26v119c0 0-4 0-4 4-4 0-4 0-4 0-5 0-5 0-9 0s-8 0-8 0h-5-4c0-4 0-4 0-4v-171c0-4 0-4 0-4h4c0-4 0-4 5-4h4c4 0 8 0 8 0 5 0 5 0 5 4h4v4 22c9-13 17-17 30-26 8-4 17-4 25-4 13 0 21 0 31 4 8 4 17 9 21 17 4 4 9 13 9 21 4 9 4 22 4 30z">
          <text:p/>
        </draw:path>
        <draw:path draw:style-name="gr1" draw:text-style-name="P1" draw:layer="layout" svg:width="0.162cm" svg:height="0.267cm" svg:x="6.072cm" svg:y="2.655cm" svg:viewBox="0 0 163 268" svg:d="M163 259v4c-5 0-5 0-5 0h-4c0 0-4 0-8 0h-5c-4 0-4 0-4 0h-4c0-4 0-4 0-4v-21c-9 8-18 17-31 21-8 4-17 9-29 9-13 0-26-5-34-9-9-4-13-8-22-17-4-8-8-21-12-29 0-13-5-26-5-39 0-12 5-25 9-39 0-13 4-21 13-30 4-8 12-17 21-21 13-4 21-4 34-4 8 0 17 0 25 4 9 4 17 13 27 21v-101c0-4 4-4 4-4h4c4 0 4 0 9 0 4 0 4 0 8 0h4v4c5 0 5 0 5 0zM129 140c-10-13-18-22-27-26-4-4-12-9-21-9-8 0-17 0-21 5-9 4-13 8-13 17-4 4-8 13-8 22-5 8-5 17-5 25 0 9 0 17 5 22 0 8 0 17 4 25 4 4 8 8 13 13 8 4 12 8 21 8 4 0 8 0 13-4 4 0 8 0 12-4 5-5 9-9 13-13s9-8 14-13z">
          <text:p/>
        </draw:path>
        <draw:path draw:style-name="gr1" draw:text-style-name="P1" draw:layer="layout" svg:width="0.157cm" svg:height="0.255cm" svg:x="6.378cm" svg:y="2.734cm" svg:viewBox="0 0 158 256" svg:d="M158 90c0 17 0 29-4 42s-9 21-13 30c-9 8-18 12-26 17-9 4-22 9-30 9-9 0-13 0-17 0-4-5-9-5-13-5-4-4-8-9-13-9-4-4-8-8-12-12v85 5c-5 0-5 0-9 0l-4 4c-4 0-8-4-8-4-5 0-5 0-5 0-4 0-4 0-4 0v-5-238c0-4 0-4 0-4h4c0-5 0-5 5-5h4c4 0 4 0 8 0l4 5v4 21c9-4 13-8 17-13 5-4 9-8 13-12 9 0 13-5 17-5s9 0 17 0c13 0 21 0 30 5 8 4 17 12 22 21 9 8 13 17 13 30 4 8 4 21 4 34zM123 94c0-9 0-17 0-26-4-8-4-16-8-21-5-8-9-13-13-17-5-4-13-4-21-4-5 0-9 0-13 0 0 4-4 4-9 8-4 0-8 5-12 9-5 4-13 9-17 17v68c8 8 17 17 25 25 9 4 17 9 26 9 8 0 12-5 21-9 4-4 8-8 13-13 4-8 4-12 8-21 0-8 0-17 0-25z">
          <text:p/>
        </draw:path>
        <draw:path draw:style-name="gr1" draw:text-style-name="P1" draw:layer="layout" svg:width="0.148cm" svg:height="0.262cm" svg:x="6.582cm" svg:y="2.655cm" svg:viewBox="0 0 149 263" svg:d="M149 259v4h-4-4c0 0-4 0-9 0 0 0-4 0-8 0h-4c0-4 0-4 0-4v-102c0-8-5-16-5-21 0-8-4-13-8-17 0-4-4-8-9-8-4-5-13-5-17-5-8 0-17 5-25 9-4 4-13 13-21 26v118l-5 4h-4c-4 0-4 0-8 0s-4 0-9 0h-4-5c0-4 0-4 0-4v-255-4h5 4c5 0 5 0 9 0s4 0 8 0h4c5 4 5 4 5 4v102c8-8 17-18 25-22 9-4 17-4 30-4 8 0 17 0 25 4 9 4 17 9 22 18 4 4 8 13 8 21 4 9 4 22 4 30z">
          <text:p/>
        </draw:path>
        <draw:path draw:style-name="gr1" draw:text-style-name="P1" draw:layer="layout" svg:width="0.144cm" svg:height="0.187cm" svg:x="6.773cm" svg:y="2.735cm" svg:viewBox="0 0 145 188" svg:d="M145 179l-4 4h-4c0 0-5 0-9 0 0 0-4 0-8 0h-5v-4-17c-8 9-17 13-25 17-9 4-17 9-31 9-8 0-17 0-21-5-9 0-17-4-21-8s-9-13-13-17c0-9-4-14-4-22 0-13 4-21 8-26 5-8 9-12 17-17 4-4 17-8 26-12 12 0 22-5 39-5h21v-12c0-4 0-13 0-17-4-5-4-9-8-13-5-4-9-4-13-9-4 0-9 0-17 0-10 0-18 0-22 0-5 5-13 5-17 9-5 0-9 4-13 4 0 4-4 4-4 4h-4c0-4 0-4 0-4 0 0-5 0-5-4v-4c0-5 0-5 0-9 5 0 5-4 5-4 4 0 4-4 8-4 4-5 8-5 17-9 4 0 8-4 17-4 4 0 14 0 22 0 9 0 21 0 30 4 8 0 17 4 21 9 4 8 9 12 13 21 0 8 4 17 4 30zM111 102h-25c-9 0-17 0-23 0-8 0-12 4-17 8-4 0-8 5-8 9-4 4-4 8-4 13 0 8 4 17 8 22 4 8 13 8 27 8 4 0 12 0 21-4 8-4 13-14 21-22z">
          <text:p/>
        </draw:path>
        <draw:path draw:style-name="gr1" draw:text-style-name="P1" draw:layer="layout" svg:width="0.123cm" svg:height="0.186cm" svg:x="6.96cm" svg:y="2.735cm" svg:viewBox="0 0 124 187" svg:d="M124 131c0 9-5 18-9 27 0 4-5 12-14 17-4 4-12 8-21 8-8 4-17 4-25 4-9 0-13 0-17 0-9-4-13-4-17-4-4-4-9-4-13-4 0-4-4-4-4-4 0-5-4-5-4-9 0 0 0-4 0-8v-5c0-4 0-4 0-4 0 0 0-5 4-5 0 0 4 0 8 5 0 0 5 4 9 4 4 5 8 5 12 5 9 4 13 4 22 4 4 0 8 0 12 0 5-4 9-4 13-9 4 0 4-4 9-9 0 0 0-4 0-9 0-8 0-8-5-12 0-4-4-9-8-9-4-4-9-4-13-8-4 0-13-4-17-4-4-5-8-5-17-9-4-4-8-8-12-8-5-5-9-9-9-17-4-4-4-13-4-17 0-9 0-17 4-22 0-4 4-12 13-17 4-4 8-8 17-8 8-4 17-4 29-4 5 0 9 0 13 0s9 0 13 4c4 0 4 0 8 0 5 4 5 4 5 4 4 0 4 4 4 4 0 5 0 5 0 5 0 4 0 4 0 8v4 5h-4-5c0 0-4-5-8-5s-9-4-13-4-8-4-13-4c-8 0-12 0-17 4-4 0-4 0-8 4-4 0-4 5-9 9 0 4 0 4 0 9 0 4 0 8 5 12 0 5 4 9 8 9 4 4 9 4 17 8 4 0 9 4 13 4 8 5 13 5 17 9s8 4 13 8c4 5 9 9 13 17 0 5 5 9 5 17z">
          <text:p/>
        </draw:path>
        <draw:path draw:style-name="gr1" draw:text-style-name="P1" draw:layer="layout" svg:width="0.162cm" svg:height="0.187cm" svg:x="7.112cm" svg:y="2.734cm" svg:viewBox="0 0 163 188" svg:d="M163 85c0 5-5 9-5 13-4 0-4 0-8 0h-116c0 13 0 21 5 26 0 8 4 16 8 21s14 9 18 13c9 5 17 5 25 5 9 0 17 0 26 0 4-5 8-5 13-9 4 0 8 0 13-4 4 0 4 0 8 0 0 0 4 0 4 4s0 4 0 9v4 4c-4 0-4 4-4 4 0 0-4 0-4 5-4 0-9 0-13 4-9 0-13 0-21 4-9 0-13 0-22 0-16 0-29 0-39-4-12-4-21-13-25-21-9-5-13-18-17-27-4-12-9-25-9-42 0-13 5-30 9-38 4-13 8-22 17-30 4-9 13-17 25-21 10-5 23-5 35-5 13 0 26 0 34 5 9 4 17 12 22 17 8 8 12 17 16 25 0 13 5 21 5 34zM129 77c0-17-5-30-9-38-8-9-21-17-34-17-8 0-17 4-21 4-8 4-14 8-18 13-4 4-4 13-8 17 0 8-5 12-5 21z">
          <text:p/>
        </draw:path>
        <draw:path draw:style-name="gr1" draw:text-style-name="P1" draw:layer="layout" svg:width="0.14cm" svg:height="0.187cm" svg:x="7.397cm" svg:y="2.735cm" svg:viewBox="0 0 141 188" svg:d="M141 179v4h-4c0 0-5 0-9 0 0 0-4 0-8 0h-5v-4-17c-8 9-17 13-26 17s-17 9-30 9c-8 0-17 0-21-5-9 0-17-4-21-8-5-4-9-13-13-17 0-9-4-14-4-22 0-13 4-21 8-26 4-8 9-12 17-17 4-4 17-8 26-12 12 0 21-5 38-5h22v-12c0-4 0-13 0-17-4-5-4-9-8-13-5-4-10-4-14-9-4 0-9 0-17 0-9 0-17 0-21 0-9 5-13 5-17 9-5 0-9 4-13 4 0 4-4 4-4 4h-5c0-4 0-4 0-4-4 0-4 0-4-4v-4c0-5 0-5 0-9l4-4c5 0 5-4 9-4 4-5 8-5 17-9 4 0 9-4 17-4 4 0 13 0 21 0 9 0 22 0 31 4 8 0 17 4 21 9 4 8 9 12 13 21 0 8 0 17 0 30zM111 102h-26c-9 0-17 0-26 0-4 0-8 4-12 8-5 0-9 5-9 9-4 4-4 8-4 13 0 8 4 17 8 22 5 8 13 8 21 8 9 0 17 0 26-4s14-14 22-22z">
          <text:p/>
        </draw:path>
        <draw:path draw:style-name="gr1" draw:text-style-name="P1" draw:layer="layout" svg:width="0.149cm" svg:height="0.182cm" svg:x="7.596cm" svg:y="2.735cm" svg:viewBox="0 0 150 183" svg:d="M150 179v4h-4-5c0 0-4 0-8 0s-4 0-8 0h-5c0-4-4-4-4-4v-103c0-8 0-16 0-21 0-8-4-13-9-17 0-4-4-8-8-8-4-5-13-5-17-5-9 0-17 5-25 9-9 4-13 13-26 26v119 4c-4 0-4 0-4 0-5 0-5 0-10 0-4 0-8 0-8 0-5 0-5 0-5 0h-4c0-4 0-4 0-4v-171c0-4 0-4 0-4h4c0-4 0-4 5-4h4c4 0 9 0 9 0 5 0 5 0 5 4h4v4 22c9-13 17-17 30-26 8-4 17-4 25-4 13 0 21 0 30 4s17 9 21 17c4 4 9 13 9 21 4 9 4 22 4 30z">
          <text:p/>
        </draw:path>
        <draw:path draw:style-name="gr1" draw:text-style-name="P1" draw:layer="layout" svg:width="0.161cm" svg:height="0.255cm" svg:x="7.783cm" svg:y="2.734cm" svg:viewBox="0 0 162 256" svg:d="M162 13c0 4 0 8-4 13h-4-25c8 4 8 12 12 17 0 4 0 13 0 17 0 8 0 17-4 25-4 9-8 17-13 21-4 5-13 9-21 13-9 0-17 4-26 4-8 0-16-4-21-4-8 0-12-4-17-8 0 4 0 8-4 8 0 4 0 8 0 13 0 4 0 4 4 8 5 4 9 4 17 4l47 5c8 0 13 0 21 4 9 0 13 4 17 8 9 5 13 9 13 13 4 4 4 14 4 22 0 9 0 13-4 21-4 9-9 13-13 17-8 9-17 13-30 13-8 5-21 9-34 9-16 0-25-4-38-4-8-5-18-9-22-13-9 0-13-9-13-13-4-4-4-13-4-17s0-9 0-13 0-8 4-13c0-5 4-5 9-9 4-4 4-8 8-13-4 0-8-4-13-8-4-4-4-13-4-17 0-9 0-13 4-21 5-4 9-13 13-17-4-4-8-9-8-17-5-4-5-13-5-21 0-9 0-17 5-26 4-8 8-13 14-17 8-8 12-13 21-13 8-4 17-4 29-4 5 0 9 0 13 0s9 0 13 0h51c4 0 4 4 4 4 4 5 4 5 4 9zM111 60c0-13-4-22-8-26-9-8-17-13-30-13-4 0-8 5-12 5-5 4-9 4-13 8s-4 9-4 13c-5 4-5 9-5 13 0 12 5 21 9 29 8 5 17 9 29 9 5 0 9 0 13-4 9 0 9-5 13-9 4 0 4-4 8-13 0-4 0-8 0-12zM129 196c0-8-5-13-9-18-9-4-17-4-26-4l-42-4c-4 4-8 8-13 8 0 5-4 10-4 10-4 4-4 8-4 8 0 4 0 4 0 9 0 8 4 12 13 17 8 4 17 8 33 8 9 0 17 0 26-4 4 0 8-4 13-4 4-5 8-9 8-13 5-4 5-9 5-13z">
          <text:p/>
        </draw:path>
        <draw:path draw:style-name="gr1" draw:text-style-name="P1" draw:layer="layout" svg:width="0.029cm" svg:height="0.263cm" svg:x="7.983cm" svg:y="2.654cm" svg:viewBox="0 0 30 264" svg:d="M30 260v4c-4 0-4 0-4 0-4 0-8 0-8 0-5 0-9 0-9 0-5 0-5 0-5 0-4 0-4 0-4 0 0-4 0-4 0-4v-255-5h4 5c0 0 4 0 9 0 0 0 4 0 8 0h4c0 5 0 5 0 5z">
          <text:p/>
        </draw:path>
        <draw:path draw:style-name="gr1" draw:text-style-name="P1" draw:layer="layout" svg:width="0.161cm" svg:height="0.186cm" svg:x="8.059cm" svg:y="2.735cm" svg:viewBox="0 0 162 187" svg:d="M162 84c0 5-4 9-4 13-4 0-4 0-8 0h-116c0 13 0 21 4 26 0 8 5 17 9 21 4 5 13 9 17 14 9 4 18 4 26 4 9 0 17 0 26 0 4-4 8-4 13-9 8 0 8 0 12-4 4 0 4 0 9 0 0 0 4 0 4 4 0 5 0 5 0 9v4 4c-4 0-4 5-4 5 0 0-5 0-5 4-4 0-8 0-12 4-9 0-13 0-21 4-9 0-13 0-22 0-17 0-30 0-39-4-13-4-21-13-25-21-9-4-13-18-17-27-5-12-9-25-9-42 0-13 4-30 9-38 4-13 8-21 17-30 4-8 12-17 25-21 9-4 22-4 35-4s26 0 34 4c9 4 17 13 21 17 9 8 13 17 17 25 0 13 4 21 4 34zM129 76c0-17-5-30-9-38-8-9-21-17-34-17-9 0-18 4-22 4-9 4-13 9-17 13s-4 13-9 17c0 8-4 12-4 21z">
          <text:p/>
        </draw:path>
        <draw:path draw:style-name="gr1" draw:text-style-name="P1" draw:layer="layout" svg:width="0.157cm" svg:height="0.267cm" svg:x="8.356cm" svg:y="2.654cm" svg:viewBox="0 0 158 268" svg:d="M158 171c0 17 0 29-4 42s-8 21-17 30c-4 8-13 12-21 17-9 4-22 8-30 8s-13 0-17 0c-4-4-8-4-13-8-4 0-8-5-13-9s-13-8-17-13v22 4c-4 0-4 0-4 0-5 0-5 0-9 0s-4 0-9 0h-4c0-4 0-4 0-4v-256-4c4 0 4 0 9 0h4c4 0 9 0 9 0 4 0 4 0 4 0 4 0 4 0 4 0 0 4 0 4 0 4v102c4-4 13-9 18-13 4-4 8-4 13-8 4 0 8-5 12-5 5 0 9 0 17 0 13 0 21 0 30 5 9 8 17 12 21 21 5 8 9 17 13 30s4 22 4 35zM124 175c0-9 0-17 0-26-4-8-4-17-8-22-5-8-9-13-13-17s-13-4-21-4c-4 0-9 0-13 0-4 4-8 4-13 8 0 0-8 5-13 9s-9 9-13 18v68c8 8 18 17 26 25 9 4 17 9 26 9 8 0 12-5 21-9 4-4 8-8 13-13 4-8 4-12 8-21 0-8 0-17 0-25z">
          <text:p/>
        </draw:path>
        <draw:path draw:style-name="gr1" draw:text-style-name="P1" draw:layer="layout" svg:width="0.162cm" svg:height="0.187cm" svg:x="8.547cm" svg:y="2.734cm" svg:viewBox="0 0 163 188" svg:d="M163 85c0 5-5 9-5 13-4 0-8 0-8 0h-116c0 13 0 21 4 26 0 8 5 16 9 21s8 9 17 13c9 5 18 5 26 5 9 0 17 0 21 0 9-5 13-5 18-9 4 0 8 0 12-4 5 0 5 0 9 0l4 4c0 4 0 4 0 9v4 4h-4v4c0 0-4 0-4 5-5 0-9 0-17 4-5 0-9 0-18 4-8 0-16 0-21 0-17 0-30 0-39-4-13-4-21-13-25-21-9-5-13-18-17-27-5-12-9-25-9-42 0-13 4-30 9-38 4-13 8-22 17-30 4-9 12-17 25-21 9-5 22-5 35-5s25 0 34 5c9 4 17 12 21 17 9 8 13 17 17 25 0 13 5 21 5 34zM129 77c0-17-5-30-9-38-9-9-21-17-38-17-4 0-13 4-18 4-9 4-13 8-17 13-4 4-4 13-9 17 0 8-4 12-4 21z">
          <text:p/>
        </draw:path>
        <draw:path draw:style-name="gr1" draw:text-style-name="P1" draw:layer="layout" svg:width="0.11cm" svg:height="0.234cm" svg:x="8.73cm" svg:y="2.688cm" svg:viewBox="0 0 111 235" svg:d="M111 212c0 5 0 9 0 9 0 5-4 5-4 5 0 0 0 4-4 4h-5c-4 5-8 5-8 5-4 0-9 0-9 0-13 0-17 0-25-5-5 0-13-4-17-9-4-9-4-13-9-21 0-5 0-13 0-26v-97h-26l-4-4c0-5 0-5 0-9s0-4 0-8v-4c4 0 4-5 4-5h26v-38-4c5 0 5 0 9-5h4c4 0 8 0 8 0 5 5 5 5 5 5 4 0 4 0 4 0v4 38h43c4 0 4 0 4 5h4v4c0 0 0 4 0 8s0 4 0 9c-4 0-4 4-8 4h-43v93c0 13 4 21 4 25 4 9 13 13 22 13 0 0 4 0 8-4h4 5c0-4 4-4 4-4 0 4 4 4 4 4v4z">
          <text:p/>
        </draw:path>
        <draw:path draw:style-name="gr1" draw:text-style-name="P1" draw:layer="layout" svg:width="0.259cm" svg:height="0.183cm" svg:x="8.861cm" svg:y="2.734cm" svg:viewBox="0 0 260 184" svg:d="M260 9c0 4 0 4 0 4l-51 166v5c-4 0-4 0-4 0-4 0-4 0-8 0 0 0-5 0-9 0s-8 0-8 0c-5 0-5 0-9 0h-4c0-5 0-5 0-5l-34-128h-4l-30 128c-4 0-4 0-4 5h-4-5c-4 0-8 0-13 0 0 0-4 0-8 0h-4c-5 0-5 0-5 0 0-5 0-5-4-5l-47-166c0 0-5 0-5-4 0-5 0-5 0-5 5 0 5 0 5-4h4c4 0 4 0 8 0 5 0 5 0 9 0 0 0 4 0 4 4h4v5l44 141 38-141c0-5 0-5 0-5h4c0-4 0-4 4-4 0 0 5 0 9 0h4c4 0 4 0 9 4v5l42 141 43-141c0-5 0-5 0-5h4c0-4 0-4 4-4 0 0 4 0 9 0 4 0 4 0 8 0h4c0 4 0 4 0 4z">
          <text:p/>
        </draw:path>
        <draw:path draw:style-name="gr1" draw:text-style-name="P1" draw:layer="layout" svg:width="0.157cm" svg:height="0.187cm" svg:x="9.146cm" svg:y="2.734cm" svg:viewBox="0 0 158 188" svg:d="M158 85c0 5 0 9 0 13-4 0-9 0-9 0h-116c0 13 0 21 5 26 0 8 5 16 9 21 5 5 9 9 17 13 9 5 17 5 26 5 8 0 17 0 21 0 8-5 13-5 17-9 4 0 8 0 13-4 4 0 4 0 4 0 4 0 4 0 4 0v4c5 0 5 0 5 0 0 4 0 4 0 9v4 4c-5 0-5 0-5 0v4c0 0-4 0-8 5 0 0-5 0-13 4-4 0-9 0-17 4-9 0-17 0-25 0-13 0-26 0-34-4-14-4-23-13-31-21-4-5-13-18-13-27-4-12-8-25-8-42 0-13 4-30 8-38 0-13 9-22 13-30 8-9 17-17 31-21 8-5 21-5 34-5 12 0 21 0 33 5 9 4 17 12 22 17 8 8 13 17 13 25 4 13 4 21 4 34zM128 77c0-17-4-30-13-38-4-9-17-17-34-17-8 0-12 4-21 4-4 4-8 8-13 13-4 4-9 13-9 17-5 8-5 12-5 21z">
          <text:p/>
        </draw:path>
        <draw:path draw:style-name="gr1" draw:text-style-name="P1" draw:layer="layout" svg:width="0.157cm" svg:height="0.187cm" svg:x="9.341cm" svg:y="2.734cm" svg:viewBox="0 0 158 188" svg:d="M158 85c0 5 0 9-4 13 0 0-4 0-9 0h-111c0 13 0 21 4 26 0 8 4 16 9 21 4 5 8 9 17 13 8 5 17 5 25 5 10 0 18 0 22 0 9-5 13-5 17-9 5 0 9 0 13-4h4 5v4c0 4 4 4 4 9 0 0 0 4-4 4v4 4c0 0-5 0-9 5-4 0-8 0-13 4-4 0-12 0-17 4-8 0-17 0-26 0-13 0-26 0-38-4-9-4-17-13-26-21-8-5-12-18-17-27-4-12-4-25-4-42 0-13 0-30 4-38 5-13 13-22 17-30 9-9 17-17 26-21 12-5 21-5 34-5 18 0 26 0 39 5 8 4 17 12 21 17 4 8 13 17 13 25 4 13 4 21 4 34zM128 77c0-17-4-30-12-38-9-9-17-17-35-17-9 0-13 4-22 4-4 4-8 8-12 13-5 4-9 13-9 17-4 8-4 12-4 21z">
          <text:p/>
        </draw:path>
        <draw:path draw:style-name="gr1" draw:text-style-name="P1" draw:layer="layout" svg:width="0.149cm" svg:height="0.182cm" svg:x="9.549cm" svg:y="2.735cm" svg:viewBox="0 0 150 183" svg:d="M150 179l-6 4h-4c-4 0-4 0-8 0-5 0-5 0-9 0h-4-4c0-4 0-4 0-4v-103c0-8 0-16 0-21-5-8-5-13-9-17s-4-8-12-8c-5-5-9-5-13-5-9 0-17 5-26 9-8 4-17 13-25 26v119 4h-4-5c0 0-4 0-8 0h-4c-5 0-5 0-5 0-4 0-4 0-4 0 0-4 0-4 0-4v-171c0-4 0-4 0-4 4-4 4-4 9-4h4c4 0 4 0 8 0 0 0 5 0 5 4v4 22c12-13 21-17 29-26 13-4 22-4 30-4 13 0 21 0 30 4 8 4 12 9 17 17 8 4 8 13 12 21 0 9 6 22 6 30z">
          <text:p/>
        </draw:path>
        <draw:path draw:style-name="gr1" draw:text-style-name="P1" draw:layer="layout" svg:width="0.221cm" svg:height="0.262cm" svg:x="9.829cm" svg:y="2.658cm" svg:viewBox="0 0 222 263" svg:d="M81 0l-4 8c-4 0-9 4-13 4-4 4-4 9-4 13-5 4-5 8-5 17 0 4 0 8 0 17l9 141v17l80-150c9-8 9-17 13-25 5-4 5-9 5-13 0-13-9-17-22-21l4-8h78v8c-4 0-9 0-13 4 0 0-4 4-8 9-4 8-9 17-17 29l-124 213h-26l-13-213c0-8 0-17-4-21 0-8 0-13-4-13-4-4-8-8-13-8v-8z">
          <text:p/>
        </draw:path>
        <draw:path draw:style-name="gr1" draw:text-style-name="P1" draw:layer="layout" svg:width="0.157cm" svg:height="0.187cm" svg:x="10.067cm" svg:y="2.734cm" svg:viewBox="0 0 158 188" svg:d="M133 47c0-13-5-21-9-26-8-4-17-8-30-8-8 0-17 4-25 8-4 5-10 13-10 22 0 4 0 8 6 8 0 5 4 9 8 13s13 8 21 17c9 4 17 8 22 13 4 4 8 8 8 12 4 5 4 9 9 13 0 4 0 8 0 13 0 12 0 22-9 30-4 9-13 17-25 22-9 0-22 4-34 4-10 0-23 0-31-4-13 0-21-5-34-9l8-39h13c0 14 5 22 13 26 4 9 17 9 31 9 12 0 21 0 29-9 5-4 9-12 9-22 0-4 0-8-4-13 0-4-5-8-9-12s-13-9-21-17c-10-4-18-9-22-13-9-8-9-13-13-17s-4-12-4-21 0-17 8-26c4-8 13-12 21-17 14-4 23-4 35-4 13 0 26 0 34 0 9 0 22 4 30 9l-8 38z">
          <text:p/>
        </draw:path>
        <draw:path draw:style-name="gr1" draw:text-style-name="P1" draw:layer="layout" svg:width="0.195cm" svg:height="0.191cm" svg:x="10.347cm" svg:y="2.73cm" svg:viewBox="0 0 196 192" svg:d="M146 13l16-13 13 4-29 124c0 9-5 21-5 26 0 4 5 8 5 12 0 0 4 5 8 5s8-5 13-5c4-4 8-12 17-21l12 13c-12 13-21 21-29 25-9 5-17 9-26 9-8 0-17-4-21-9-4-4-9-12-9-21 0-4 5-13 5-21-13 17-26 30-35 38-13 9-26 13-34 13-17 0-25-4-34-17-9-9-13-26-13-43 0-21 4-42 13-63s21-38 34-48c17-13 34-21 52-21 8 0 17 4 25 4 5 4 13 4 22 9zM129 73c0-4 4-8 4-12 0-5 0-9 0-13 0-13-4-17-9-22-4-5-8-9-21-9s-26 4-35 18c-13 8-17 26-25 42-5 17-9 34-9 51 0 13 4 26 4 30 5 8 13 13 22 13 8 0 17-5 21-13 9-9 18-17 26-30 9-12 17-29 22-46z">
          <text:p/>
        </draw:path>
        <draw:path draw:style-name="gr1" draw:text-style-name="P1" draw:layer="layout" svg:width="0.212cm" svg:height="0.191cm" svg:x="10.551cm" svg:y="2.73cm" svg:viewBox="0 0 213 192" svg:d="M47 69c4-13 4-21 4-30 0-4 0-8-4-13 0 0-5 0-9 0 0 0-4 0-8 5-5 4-13 8-21 17l-9-13c9-9 21-22 30-27 4-4 12-8 25-8 9 0 13 4 17 8 4 9 9 13 9 23 0 8 0 17-5 21v4c13-17 26-35 39-43 8-5 21-9 34-9s22 0 26 9c8 8 13 18 13 30 0 5-5 18-9 34l-13 47c0 17-4 25-4 30 0 4 0 8 4 12 0 0 5 5 9 5s4-5 8-5c9-4 13-12 22-21l8 13c-8 13-17 21-25 25-9 5-17 9-30 9-9 0-14-4-22-9-4-8-4-12-4-25 0-4 0-17 4-34l8-34c5-13 5-21 9-25 0-4 0-13 0-13 0-9 0-17-4-21-5-5-9-5-17-5-5 0-9 0-17 5-5 4-13 12-17 21-9 9-13 17-17 25-5 9-9 17-13 30l-17 81h-34z">
          <text:p/>
        </draw:path>
        <draw:path draw:style-name="gr1" draw:text-style-name="P1" draw:layer="layout" svg:width="0.195cm" svg:height="0.275cm" svg:x="10.789cm" svg:y="2.646cm" svg:viewBox="0 0 196 276" svg:d="M115 224c-12 17-25 31-34 40-12 8-25 12-34 12-18 0-26-4-35-17-8-8-12-26-12-43 0-21 4-42 12-63 9-22 23-39 40-47 12-13 29-21 46-21 9 0 17 4 21 4 9 0 17 4 22 8l8-42c5-4 5-9 5-17 0-4 0-9 0-13s0-4 0-8c0 0-5-4-9-4 0 0-4 0-13 0l4-13h47 13l-51 212c0 12-4 21-4 25s4 10 4 14c0 0 4 4 9 4 4 0 8-4 12-4 5-4 9-14 17-22l13 12c-13 14-21 23-30 27-8 4-17 8-25 8-9 0-17-4-22-8-4-4-8-13-8-21 0-6 4-14 4-23zM128 157c0-9 4-17 4-26 0-13-4-17-8-21-5-4-13-9-21-9-13 0-26 5-34 17-9 9-17 26-26 43-4 17-8 34-8 51 0 12 4 25 4 29 4 10 13 14 21 14 4 0 9-4 13-4 0 0 4-4 13-10 4-4 8-8 12-12 5-9 5-13 9-17s8-13 12-21c0-9 5-17 9-26z">
          <text:p/>
        </draw:path>
        <draw:path draw:style-name="gr1" draw:text-style-name="P1" draw:layer="layout" svg:width="0.127cm" svg:height="0.258cm" svg:x="11.103cm" svg:y="2.659cm" svg:viewBox="0 0 128 259" svg:d="M65 204c0 8-5 13-5 17s0 8 0 13c0 4 0 8 5 12 4 0 8 5 12 5v8h-77v-8c8 0 8-5 13-5s5-4 5-8c4 0 4-4 8-9 0-4 0-12 5-25l34-148c0-14 4-23 4-31 0-4-4-9-4-13-5-4-9-4-17-4l4-8h76l-4 8c-4 0-8 4-8 4-5 0-5 4-9 4 0 5 0 9-4 13 0 4-5 13-5 27z">
          <text:p/>
        </draw:path>
        <draw:path draw:style-name="gr1" draw:text-style-name="P1" draw:layer="layout" svg:width="0.161cm" svg:height="0.178cm" svg:x="11.243cm" svg:y="2.82cm" svg:viewBox="0 0 162 179" svg:d="M17 179v-8c4 0 4 0 8 0l5-4c4-5 4-5 4-5 0-4 0-8 4-8 0-5 0-9 0-13l30-128h-21-5c-4 0-4 0-8 4h-4c0 4-5 4-5 9-4 0-4 4-4 8-4 4-4 9-8 13h-13l8-47h154l-13 47h-12v-9-4c0 0 0-4-5-4 0-4 0-4 0-4 0-5 0-5 0-5 0-4 0-4-4-4v-4h-4-4-27l-25 128c-5 4-5 8-5 13 0 0 0 4 0 8v5h5c0 4 0 4 4 4 0 0 4 0 9 0l-5 8z">
          <text:p/>
        </draw:path>
        <draw:polygon draw:style-name="gr1" draw:text-style-name="P1" draw:layer="layout" svg:width="0.183cm" svg:height="0.199cm" svg:x="3.389cm" svg:y="4.137cm" svg:viewBox="0 0 184 200" draw:points="73,200 0,0 43,0 94,149 140,0 184,0 115,200">
          <text:p/>
        </draw:polygon>
        <draw:path draw:style-name="gr1" draw:text-style-name="P1" draw:layer="layout" svg:width="0.131cm" svg:height="0.149cm" svg:x="3.589cm" svg:y="4.191cm" svg:viewBox="0 0 132 150" svg:d="M0 103l39-4c0 8 4 13 8 17 5 4 13 4 22 4 8 0 17 0 21-4 4 0 4-4 4-9 0-4 0-4 0-8-4 0-8-4-12-4-35-9-52-13-60-17-14-9-18-22-18-34 0-13 4-23 14-31 12-9 25-13 47-13 21 0 33 0 42 8 13 5 17 17 21 31l-34 5c-4-5-4-9-12-13-5-6-9-6-17-6-9 0-18 0-22 6-4 4-4 4-4 8 0 0 0 5 4 5 4 4 17 8 34 12 21 5 34 9 43 17 8 9 12 17 12 30s-4 22-17 30c-8 13-25 17-46 17-22 0-39-4-47-13-14-8-22-17-22-34z">
          <text:p/>
        </draw:path>
        <draw:path draw:style-name="gr1" draw:text-style-name="P1" draw:layer="layout" svg:width="0.145cm" svg:height="0.201cm" svg:x="3.372cm" svg:y="4.412cm" svg:viewBox="0 0 146 202" svg:d="M82 202v-39h-82v-34l86-129h34v129h26v34h-26v39zM82 129v-69l-47 69z">
          <text:p/>
        </draw:path>
        <draw:path draw:style-name="gr1" draw:text-style-name="P1" draw:layer="layout" svg:width="0.128cm" svg:height="0.205cm" svg:x="3.529cm" svg:y="4.412cm" svg:viewBox="0 0 129 206" svg:d="M64 0c17 0 35 9 43 22 13 17 22 42 22 81 0 38-9 64-22 82-8 12-26 21-43 21-21 0-34-9-46-21-13-18-18-44-18-82 0-39 5-64 18-81 12-13 25-22 46-22zM64 35c-4 0-8 0-13 4-4 4-8 8-8 17-4 8-4 25-4 47 0 25 0 38 4 46 0 9 4 18 8 18 5 4 9 4 13 4s9 0 13-4c0 0 4-9 8-13 0-13 4-26 4-51 0-22-4-39-4-47-4-9-8-13-8-17-4-4-9-4-13-4z">
          <text:p/>
        </draw:path>
        <draw:polygon draw:style-name="gr1" draw:text-style-name="P1" draw:layer="layout" svg:width="0.183cm" svg:height="0.196cm" svg:x="3.665cm" svg:y="4.417cm" svg:viewBox="0 0 184 197" draw:points="69,197 0,0 43,0 95,144 141,0 184,0 112,197">
          <text:p/>
        </draw:polygon>
        <draw:path draw:style-name="gr1" draw:text-style-name="P1" draw:layer="layout" svg:width="0.14cm" svg:height="0.2cm" svg:x="3.873cm" svg:y="4.468cm" svg:viewBox="0 0 141 201" svg:d="M0 0h38v21c5-4 9-13 18-17 8-4 16-4 25-4 18 0 31 4 43 17 13 13 17 35 17 56 0 26-4 43-17 56-12 12-25 21-43 21-9 0-13-4-21-4-9-5-13-9-22-17v72h-38zM38 73c0 13 5 26 9 34 9 9 17 13 25 13 9 0 18-4 23-13 4-4 8-17 8-34 0-12-4-25-8-34-5-4-14-9-23-9-8 0-16 5-25 9-4 9-9 17-9 34z">
          <text:p/>
        </draw:path>
        <draw:polygon draw:style-name="gr1" draw:text-style-name="P1" draw:layer="layout" svg:width="0.136cm" svg:height="0.199cm" svg:x="4.043cm" svg:y="4.414cm" svg:viewBox="0 0 137 200" draw:points="0,200 0,0 38,0 38,107 86,55 133,55 82,107 137,200 95,200 55,136 38,153 38,200">
          <text:p/>
        </draw:polygon>
        <draw:path draw:style-name="gr1" draw:text-style-name="P1" draw:layer="layout" svg:width="0.09cm" svg:height="0.199cm" svg:x="3.389cm" svg:y="4.733cm" svg:viewBox="0 0 91 200" svg:d="M91 200h-39v-145c-18 13-30 26-52 30v-34c9-5 22-9 34-17 10-9 18-21 22-34h35z">
          <text:p/>
        </draw:path>
        <draw:path draw:style-name="gr1" draw:text-style-name="P1" draw:layer="layout" svg:width="0.128cm" svg:height="0.2cm" svg:x="3.529cm" svg:y="4.736cm" svg:viewBox="0 0 129 201" svg:d="M64 0c17 0 35 5 43 17 13 17 22 43 22 81 0 39-9 64-22 82-8 13-26 21-43 21-21 0-34-8-46-21-13-18-18-43-18-82 0-38 5-64 18-81 12-12 25-17 46-17zM64 30c-4 0-8 0-13 4-4 4-8 9-8 17-4 9-4 26-4 47 0 26 0 39 4 47 0 9 4 17 8 22 5 0 9 4 13 4s9-4 13-4c0-5 4-9 8-18 0-8 4-25 4-51 0-21-4-38-4-47-4-8-8-13-8-17-4-4-9-4-13-4z">
          <text:p/>
        </draw:path>
        <draw:path draw:style-name="gr1" draw:text-style-name="P1" draw:layer="layout" svg:width="0.131cm" svg:height="0.2cm" svg:x="3.674cm" svg:y="4.736cm" svg:viewBox="0 0 132 201" svg:d="M69 0c17 0 34 5 42 17 13 17 21 43 21 81 0 39-8 64-21 82-8 13-25 21-42 21-23 0-40-8-48-21-13-18-21-43-21-82 0-38 8-64 21-81 13-12 25-17 48-17zM69 30c-4 0-10 0-14 4s-9 9-9 17c-4 9-4 26-4 47 0 26 0 39 4 47 0 9 5 17 9 22 4 0 10 4 14 4s8-4 12-4c0-5 5-9 9-18 0-8 0-25 0-51 0-21 0-38 0-47-4-8-9-13-9-17-4-4-8-4-12-4z">
          <text:p/>
        </draw:path>
        <draw:polygon draw:style-name="gr1" draw:text-style-name="P1" draw:layer="layout" svg:width="0.161cm" svg:height="0.196cm" svg:x="3.831cm" svg:y="4.736cm" svg:viewBox="0 0 162 197" draw:points="0,197 0,0 42,0 42,78 120,78 120,0 162,0 162,197 120,197 120,112 42,112 42,197">
          <text:p/>
        </draw:polygon>
        <draw:path draw:style-name="gr1" draw:text-style-name="P1" draw:layer="layout" svg:width="0.128cm" svg:height="0.14cm" svg:x="4.03cm" svg:y="4.792cm" svg:viewBox="0 0 129 141" svg:d="M0 141v-30l51-59c13-13 17-19 21-23-4 0-8 0-17 0h-50v-29h119v25l-56 65-21 21c13-4 21-4 21-4h61v34z">
          <text:p/>
        </draw:path>
        <draw:path draw:style-name="gr1" draw:text-style-name="P1" draw:layer="layout" svg:width="0.127cm" svg:height="0.2cm" svg:x="3.381cm" svg:y="5.056cm" svg:viewBox="0 0 128 201" svg:d="M63 0c18 0 35 4 43 17 14 17 22 47 22 82 0 38-8 64-22 81-8 12-25 21-43 21-21 0-33-9-46-21-13-17-17-43-17-81 0-35 4-65 17-82 13-13 25-17 46-17zM63 30c-4 0-8 0-12 4-5 4-9 8-9 18-4 8-4 25-4 47 0 25 0 42 4 51 0 8 4 13 9 17 4 0 8 4 12 4 5 0 9-4 13-4 5-4 5-9 9-17 0-9 4-26 4-51 0-22-4-39-4-47-4-10-4-14-9-18-4-4-8-4-13-4z">
          <text:p/>
        </draw:path>
        <draw:path draw:style-name="gr1" draw:text-style-name="P1" draw:layer="layout" svg:width="0.085cm" svg:height="0.086cm" svg:x="3.529cm" svg:y="5.051cm" svg:viewBox="0 0 86 87" svg:d="M0 44c0-13 5-21 13-30 9-9 17-14 31-14 13 0 21 5 30 14 8 9 12 17 12 30s-4 21-12 30c-9 8-17 13-30 13-14 0-22-5-31-13-8-9-13-17-13-30zM22 44c0 9 0 13 4 17s8 4 18 4c4 0 8 0 13-4 4-4 8-8 8-17 0-4-4-8-8-13-5-4-9-8-13-8-10 0-14 4-18 8-4 5-4 9-4 13z">
          <text:p/>
        </draw:path>
        <draw:line draw:style-name="gr7" draw:text-style-name="P3" draw:layer="layout" svg:x1="2.973cm" svg:y1="4.54cm" svg:x2="2.973cm" svg:y2="4.647cm">
          <text:p/>
        </draw:line>
        <draw:line draw:style-name="gr7" draw:text-style-name="P3" draw:layer="layout" svg:x1="2.91cm" svg:y1="4.604cm" svg:x2="3.016cm" svg:y2="4.604cm">
          <text:p/>
        </draw:line>
        <draw:line draw:style-name="gr7" draw:text-style-name="P3" draw:layer="layout" svg:x1="2.91cm" svg:y1="5.115cm" svg:x2="3.016cm" svg:y2="5.115cm">
          <text:p/>
        </draw:line>
        <draw:path draw:style-name="gr8" draw:text-style-name="P3" draw:layer="layout" svg:width="0.743cm" svg:height="0.742cm" svg:x="2.583cm" svg:y="4.465cm" svg:viewBox="0 0 744 743" svg:d="M0 361c0 212 170 382 362 382 212 0 382-170 382-382 0-191-170-361-382-361-192 0-362 170-362 361z">
          <text:p/>
        </draw:path>
        <draw:path draw:style-name="gr8" draw:text-style-name="P3" draw:layer="layout" svg:width="0.102cm" svg:height="0.042cm" svg:x="2.85cm" svg:y="4.796cm" svg:viewBox="0 0 103 43" svg:d="M82 43h21c0-21-42-43-64-43-18 0-39 22-39 43">
          <text:p/>
        </draw:path>
        <draw:path draw:style-name="gr8" draw:text-style-name="P3" draw:layer="layout" svg:width="0.085cm" svg:height="0.039cm" svg:x="2.973cm" svg:y="4.838cm" svg:viewBox="0 0 86 40" svg:d="M0 0c0 40 23 40 44 40s42 0 42-40">
          <text:p/>
        </draw:path>
        <draw:line draw:style-name="gr7" draw:text-style-name="P3" draw:layer="layout" svg:x1="2.973cm" svg:y1="4.285cm" svg:x2="2.995cm" svg:y2="4.285cm">
          <text:p/>
        </draw:line>
        <draw:line draw:style-name="gr7" draw:text-style-name="P3" draw:layer="layout" svg:x1="2.973cm" svg:y1="4.476cm" svg:x2="2.973cm" svg:y2="4.306cm">
          <text:p/>
        </draw:line>
        <draw:line draw:style-name="gr7" draw:text-style-name="P3" draw:layer="layout" svg:x1="2.973cm" svg:y1="5.435cm" svg:x2="2.995cm" svg:y2="5.435cm">
          <text:p/>
        </draw:line>
        <draw:line draw:style-name="gr7" draw:text-style-name="P3" draw:layer="layout" svg:x1="2.973cm" svg:y1="5.243cm" svg:x2="2.973cm" svg:y2="5.413cm">
          <text:p/>
        </draw:line>
        <draw:path draw:style-name="gr1" draw:text-style-name="P1" draw:layer="layout" svg:width="0.178cm" svg:height="0.196cm" svg:x="4.833cm" svg:y="4.289cm" svg:viewBox="0 0 179 197" svg:d="M0 197v-197h86c21 0 33 0 46 4 9 4 17 9 22 17 4 9 8 22 8 34 0 13-4 26-13 34-8 13-21 17-38 22 8 4 13 8 21 13 5 9 13 17 22 35l25 38h-47l-29-43c-13-17-17-25-22-30-4-5-8-5-12-9-5 0-14 0-23 0h-8v82zM38 81h31c21 0 34 0 38 0 4-4 8-4 8-9 4-4 4-8 4-17 0-4 0-12-4-17-4-4-8-4-12-4-5 0-17-4-30-4h-35z">
          <text:p/>
        </draw:path>
        <draw:path draw:style-name="gr1" draw:text-style-name="P1" draw:layer="layout" svg:width="0.089cm" svg:height="0.199cm" svg:x="5.045cm" svg:y="4.286cm" svg:viewBox="0 0 90 200" svg:d="M90 200h-39v-145c-13 13-30 21-51 30v-34c13-4 21-9 34-22 13-8 21-17 25-29h31z">
          <text:p/>
        </draw:path>
        <draw:path draw:style-name="gr1" draw:text-style-name="P1" draw:layer="layout" svg:width="0.089cm" svg:height="0.195cm" svg:x="4.854cm" svg:y="4.63cm" svg:viewBox="0 0 90 196" svg:d="M90 196h-39v-141c-13 13-30 21-51 26v-34c13-5 21-9 34-17 13-9 17-22 21-30h35z">
          <text:p/>
        </draw:path>
        <draw:polygon draw:style-name="gr1" draw:text-style-name="P1" draw:layer="layout" svg:width="0.136cm" svg:height="0.199cm" svg:x="4.998cm" svg:y="4.626cm" svg:viewBox="0 0 137 200" draw:points="0,200 0,0 38,0 38,107 86,56 133,56 82,107 137,200 95,200 55,137 38,154 38,200">
          <text:p/>
        </draw:polygon>
        <draw:path draw:style-name="gr1" draw:text-style-name="P1" draw:layer="layout" svg:width="0.196cm" svg:height="0.2cm" svg:x="5.142cm" svg:y="4.625cm" svg:viewBox="0 0 197 201" svg:d="M0 201v-33h40c-27-26-35-51-35-77 0-27 8-48 26-65 17-17 38-26 68-26s51 9 68 26 26 38 26 65c0 26-9 51-34 77h38v33h-89v-29c13-9 25-17 34-30 8-13 12-25 12-43 0-17-4-35-17-47-8-13-21-17-38-17s-30 4-38 17c-8 12-17 30-17 47 0 18 4 30 13 43 8 13 21 21 34 30v29z">
          <text:p/>
        </draw:path>
        <draw:polyline draw:style-name="gr8" draw:text-style-name="P3" draw:layer="layout" svg:width="0.195cm" svg:height="0.575cm" svg:x="4.608cm" svg:y="4.476cm" svg:viewBox="0 0 196 576" draw:points="85,0 196,64 0,145 196,256 0,341 196,449 0,534 85,576">
          <text:p/>
        </draw:polyline>
        <draw:line draw:style-name="gr7" draw:text-style-name="P3" draw:layer="layout" svg:x1="4.693cm" svg:y1="5.243cm" svg:x2="4.714cm" svg:y2="5.243cm">
          <text:p/>
        </draw:line>
        <draw:line draw:style-name="gr7" draw:text-style-name="P3" draw:layer="layout" svg:x1="4.693cm" svg:y1="5.051cm" svg:x2="4.693cm" svg:y2="5.222cm">
          <text:p/>
        </draw:line>
        <draw:line draw:style-name="gr7" draw:text-style-name="P3" draw:layer="layout" svg:x1="4.693cm" svg:y1="4.285cm" svg:x2="4.714cm" svg:y2="4.285cm">
          <text:p/>
        </draw:line>
        <draw:line draw:style-name="gr7" draw:text-style-name="P3" draw:layer="layout" svg:x1="4.693cm" svg:y1="4.476cm" svg:x2="4.693cm" svg:y2="4.306cm">
          <text:p/>
        </draw:line>
        <draw:polygon draw:style-name="gr1" draw:text-style-name="P1" draw:layer="layout" svg:width="0.14cm" svg:height="0.196cm" svg:x="6.276cm" svg:y="4.289cm" svg:viewBox="0 0 141 197" draw:points="0,197 0,0 38,0 38,163 141,163 141,197">
          <text:p/>
        </draw:polygon>
        <draw:path draw:style-name="gr1" draw:text-style-name="P1" draw:layer="layout" svg:width="0.089cm" svg:height="0.199cm" svg:x="6.446cm" svg:y="4.286cm" svg:viewBox="0 0 90 200" svg:d="M90 200h-38v-145c-13 13-30 21-52 30v-34c14-4 22-9 35-22 13-8 21-17 25-29h30z">
          <text:p/>
        </draw:path>
        <draw:path draw:style-name="gr1" draw:text-style-name="P1" draw:layer="layout" svg:width="0.131cm" svg:height="0.2cm" svg:x="6.204cm" svg:y="4.63cm" svg:viewBox="0 0 132 201" svg:d="M0 145l35-4c0 9 4 17 8 22 9 4 13 8 21 8 9 0 13-4 17-13 9-4 9-13 9-21s0-17-4-25c-9-5-13-5-22-5-4 0-8 0-16 0l4-30c8 0 17-4 25-9 4-5 4-9 4-17 0-9 0-13-4-17s-8-4-17-4c-4 0-12 0-17 4-4 4-4 13-8 21l-35-4c4-13 8-21 13-30 4-9 13-13 22-17 8-4 17-4 29-4 17 0 35 4 43 17 9 8 13 21 13 30 0 16-9 35-26 43 9 4 22 9 26 17 8 9 12 17 12 30 0 17-8 34-21 47-12 8-30 17-47 17-16 0-33-4-47-17-9-9-17-21-17-39z">
          <text:p/>
        </draw:path>
        <draw:path draw:style-name="gr1" draw:text-style-name="P1" draw:layer="layout" svg:width="0.132cm" svg:height="0.2cm" svg:x="6.352cm" svg:y="4.63cm" svg:viewBox="0 0 133 201" svg:d="M0 145l40-4c0 9 4 17 8 22 4 4 13 8 17 8 9 0 17-4 21-13 5-4 9-13 9-25 0-13-4-21-9-30-4-4-12-9-21-9-8 0-21 5-29 18l-30-9 21-103h97v38h-72l-4 35c9-5 17-10 26-10 17 0 29 5 42 19 13 12 17 30 17 51 0 12-4 30-13 42-12 17-29 26-55 26-17 0-34-4-42-17-13-9-23-21-23-39z">
          <text:p/>
        </draw:path>
        <draw:path draw:style-name="gr1" draw:text-style-name="P1" draw:layer="layout" svg:width="0.213cm" svg:height="0.144cm" svg:x="6.505cm" svg:y="4.681cm" svg:viewBox="0 0 214 145" svg:d="M0 0h34v21c13-13 30-21 47-21 9 0 17 0 21 4 9 4 13 8 17 17 9-9 13-13 21-17 9-4 17-4 26-4s18 0 26 4c9 4 13 13 17 21 0 5 5 13 5 30v90h-39v-81c0-13-5-26-5-30-4-4-9-4-17-4-4 0-8 0-17 4-4 0-4 8-8 13 0 4-5 17-5 30v68h-38v-77c0-17 0-26 0-30s-4-4-8-8c0 0-4 0-9 0-8 0-13 0-17 4-4 0-8 4-8 13-5 4-5 17-5 30v68h-38z">
          <text:p/>
        </draw:path>
        <draw:polygon draw:style-name="gr1" draw:text-style-name="P1" draw:layer="layout" svg:width="0.157cm" svg:height="0.199cm" svg:x="6.764cm" svg:y="4.626cm" svg:viewBox="0 0 158 200" draw:points="0,200 0,0 39,0 39,82 120,82 120,0 158,0 158,200 120,200 120,116 39,116 39,200">
          <text:p/>
        </draw:polygon>
        <draw:path draw:style-name="gr8" draw:text-style-name="P3" draw:layer="layout" svg:width="0.064cm" svg:height="0.105cm" svg:x="5.945cm" svg:y="4.924cm" svg:viewBox="0 0 65 106" svg:d="M65 0c-43 0-65 21-65 42s22 64 65 64c0-21 0-21 0-21">
          <text:p/>
        </draw:path>
        <draw:path draw:style-name="gr8" draw:text-style-name="P3" draw:layer="layout" svg:width="0.064cm" svg:height="0.106cm" svg:x="5.945cm" svg:y="4.796cm" svg:viewBox="0 0 65 107" svg:d="M65 0c-43 0-65 21-65 42s22 65 65 65c0-22 0-22 0-22">
          <text:p/>
        </draw:path>
        <draw:path draw:style-name="gr8" draw:text-style-name="P3" draw:layer="layout" svg:width="0.064cm" svg:height="0.106cm" svg:x="5.945cm" svg:y="4.668cm" svg:viewBox="0 0 65 107" svg:d="M65 0c-43 0-65 22-65 43 0 22 22 64 65 64 0-21 0-21 0-21">
          <text:p/>
        </draw:path>
        <draw:path draw:style-name="gr8" draw:text-style-name="P3" draw:layer="layout" svg:width="0.064cm" svg:height="0.106cm" svg:x="5.945cm" svg:y="4.54cm" svg:viewBox="0 0 65 107" svg:d="M65 0c-43 0-65 21-65 44 0 21 22 63 65 63 0-21 0-21 0-21">
          <text:p/>
        </draw:path>
        <draw:line draw:style-name="gr7" draw:text-style-name="P3" draw:layer="layout" svg:x1="6.03cm" svg:y1="4.54cm" svg:x2="6.03cm" svg:y2="4.493cm">
          <text:p/>
        </draw:line>
        <draw:line draw:style-name="gr7" draw:text-style-name="P3" draw:layer="layout" svg:x1="6.03cm" svg:y1="5.243cm" svg:x2="6.051cm" svg:y2="5.243cm">
          <text:p/>
        </draw:line>
        <draw:line draw:style-name="gr7" draw:text-style-name="P3" draw:layer="layout" svg:x1="6.03cm" svg:y1="5.051cm" svg:x2="6.03cm" svg:y2="5.222cm">
          <text:p/>
        </draw:line>
        <draw:line draw:style-name="gr7" draw:text-style-name="P3" draw:layer="layout" svg:x1="6.03cm" svg:y1="4.285cm" svg:x2="6.051cm" svg:y2="4.285cm">
          <text:p/>
        </draw:line>
        <draw:line draw:style-name="gr7" draw:text-style-name="P3" draw:layer="layout" svg:x1="6.03cm" svg:y1="4.476cm" svg:x2="6.03cm" svg:y2="4.306cm">
          <text:p/>
        </draw:line>
        <draw:path draw:style-name="gr15" draw:text-style-name="P4" draw:layer="layout" svg:width="0.063cm" svg:height="0.068cm" svg:x="4.642cm" svg:y="3.654cm" svg:viewBox="0 0 64 69" svg:d="M0 22c0 21 0 47 21 47s43-26 43-47c0-22-22-22-43-22s-21 0-21 22z">
          <text:p/>
        </draw:path>
        <draw:path draw:style-name="gr10" draw:text-style-name="P3" draw:layer="layout" svg:width="0.063cm" svg:height="0.068cm" svg:x="4.642cm" svg:y="3.654cm" svg:viewBox="0 0 64 69" svg:d="M0 22c0 21 0 47 21 47s43-26 43-47c0-22-22-22-43-22s-21 0-21 22z">
          <text:p/>
        </draw:path>
        <draw:path draw:style-name="gr15" draw:text-style-name="P4" draw:layer="layout" svg:width="0.063cm" svg:height="0.068cm" svg:x="4.642cm" svg:y="5.763cm" svg:viewBox="0 0 64 69" svg:d="M0 21c0 22 0 48 21 48s43-26 43-48c0-21-22-21-43-21s-21 0-21 21z">
          <text:p/>
        </draw:path>
        <draw:path draw:style-name="gr10" draw:text-style-name="P3" draw:layer="layout" svg:width="0.063cm" svg:height="0.068cm" svg:x="4.642cm" svg:y="5.763cm" svg:viewBox="0 0 64 69" svg:d="M0 21c0 22 0 48 21 48s43-26 43-48c0-21-22-21-43-21s-21 0-21 21z">
          <text:p/>
        </draw:path>
        <draw:path draw:style-name="gr1" draw:text-style-name="P1" draw:layer="layout" svg:width="0.178cm" svg:height="0.196cm" svg:x="7.486cm" svg:y="3.267cm" svg:viewBox="0 0 179 197" svg:d="M0 197v-197h86c21 0 34 0 42 4 13 4 22 9 26 17s8 21 8 34-4 26-12 34c-9 8-22 17-39 21 9 5 13 9 22 13 4 9 12 17 21 34l25 40h-51l-25-44c-13-17-17-26-21-30-6-4-10-8-14-8s-13 0-21 0h-9v82zM38 81h30c22 0 31 0 39 0 4-5 8-5 8-9 5-4 5-8 5-17 0-4 0-13-5-17-4-4-8-4-16-4 0 0-13-5-27-5h-34z">
          <text:p/>
        </draw:path>
        <draw:path draw:style-name="gr1" draw:text-style-name="P1" draw:layer="layout" svg:width="0.132cm" svg:height="0.201cm" svg:x="7.685cm" svg:y="3.262cm" svg:viewBox="0 0 133 202" svg:d="M133 168v34h-133c0-13 5-26 13-39 4-12 22-25 43-47 17-17 25-25 29-34 5-4 9-12 9-21s0-17-9-21c-4-6-8-6-17-6-8 0-12 0-17 6-8 8-8 12-8 25l-38-4c0-21 8-35 21-43 9-13 25-18 42-18 22 0 34 9 48 18 13 12 17 26 17 39 0 8 0 17-4 25-4 9-9 17-17 26-6 8-14 17-27 25-8 13-17 18-21 22s-4 8-8 13z">
          <text:p/>
        </draw:path>
        <draw:path draw:style-name="gr1" draw:text-style-name="P1" draw:layer="layout" svg:width="0.131cm" svg:height="0.204cm" svg:x="7.346cm" svg:y="3.88cm" svg:viewBox="0 0 132 205" svg:d="M0 150l38-4c0 8 4 17 8 21 9 4 14 4 23 4 8 0 12 0 17-8 8-4 8-13 8-21 0-13 0-18-8-26-5-4-9-8-17-8-5 0-9 4-18 4l4-31c9 0 18-4 22-9 9-4 9-8 9-17 0-8 0-13-5-17-4-4-8-4-17-4-4 0-13 0-18 4-4 4-4 13-8 22l-34-5c4-13 9-21 13-29 4-9 8-13 21-17 8-5 17-9 31-9 17 0 30 9 42 21 9 9 13 17 13 30 0 17-9 34-25 43 8 5 16 9 25 18 8 8 8 17 8 30 0 17-4 34-17 46-12 9-29 17-46 17-18 0-35-4-48-17-8-8-17-21-21-38z">
          <text:p/>
        </draw:path>
        <draw:path draw:style-name="gr1" draw:text-style-name="P1" draw:layer="layout" svg:width="0.132cm" svg:height="0.204cm" svg:x="7.494cm" svg:y="3.88cm" svg:viewBox="0 0 133 205" svg:d="M0 150l40-4c0 8 4 17 8 21s13 4 21 4c5 0 13 0 17-8 9-4 9-13 9-21 0-13 0-18-9-26-4-4-8-8-17-8-4 0-12 4-17 4l5-31c8 0 17-4 21-9 8-4 8-8 8-17 0-8 0-13-4-17s-8-4-17-4c-4 0-13 0-17 4s-8 13-8 22l-35-5c4-13 4-21 12-29 5-9 9-13 17-17 14-5 23-9 31-9 21 0 34 9 47 21 8 9 13 17 13 30 0 17-9 34-26 43 8 5 17 9 26 18 8 8 8 17 8 30 0 17-4 34-17 46-13 9-30 17-47 17-21 0-35-4-47-17-13-8-17-21-22-38z">
          <text:p/>
        </draw:path>
        <draw:path draw:style-name="gr1" draw:text-style-name="P1" draw:layer="layout" svg:width="0.128cm" svg:height="0.204cm" svg:x="7.647cm" svg:y="3.88cm" svg:viewBox="0 0 129 205" svg:d="M65 0c17 0 34 9 42 21 13 17 22 43 22 82s-9 64-22 81c-8 13-25 21-42 21-21 0-39-8-48-21-12-17-17-42-17-81s5-65 17-82c13-12 27-21 48-21zM65 34c-4 0-9 0-13 4s-8 9-8 17c-5 9-5 26-5 48 0 26 0 39 5 47 0 9 4 17 8 17 4 4 9 4 13 4s9 0 13-4c0 0 4-4 8-13 0-12 0-25 0-51 0-22 0-39 0-48-4-8-8-13-8-17-4-4-9-4-13-4z">
          <text:p/>
        </draw:path>
        <draw:path draw:style-name="gr1" draw:text-style-name="P1" draw:layer="layout" svg:width="0.195cm" svg:height="0.2cm" svg:x="7.796cm" svg:y="3.88cm" svg:viewBox="0 0 196 201" svg:d="M0 201v-34h38c-25-25-34-51-34-76 0-26 4-48 21-64 17-18 43-27 72-27 31 0 52 9 69 27 17 16 26 38 26 64 0 25-13 51-34 76h38v34h-93v-30c17-8 29-17 38-29 4-13 8-26 8-43s-4-34-12-47c-9-13-21-17-40-17-17 0-29 4-42 17-8 13-13 30-13 47s5 30 13 43c8 12 21 21 34 29v30z">
          <text:p/>
        </draw:path>
        <draw:polyline draw:style-name="gr8" draw:text-style-name="P3" draw:layer="layout" svg:width="0.577cm" svg:height="0.196cm" svg:x="7.367cm" svg:y="3.599cm" svg:viewBox="0 0 578 197" draw:points="0,112 64,0 149,197 259,0 340,197 447,0 536,197 578,112">
          <text:p/>
        </draw:polyline>
        <draw:line draw:style-name="gr7" draw:text-style-name="P3" draw:layer="layout" svg:x1="8.131cm" svg:y1="3.71cm" svg:x2="8.152cm" svg:y2="3.71cm">
          <text:p/>
        </draw:line>
        <draw:line draw:style-name="gr7" draw:text-style-name="P3" draw:layer="layout" svg:x1="7.944cm" svg:y1="3.71cm" svg:x2="8.11cm" svg:y2="3.71cm">
          <text:p/>
        </draw:line>
        <draw:line draw:style-name="gr7" draw:text-style-name="P3" draw:layer="layout" svg:x1="7.176cm" svg:y1="3.71cm" svg:x2="7.197cm" svg:y2="3.71cm">
          <text:p/>
        </draw:line>
        <draw:line draw:style-name="gr7" draw:text-style-name="P3" draw:layer="layout" svg:x1="7.367cm" svg:y1="3.71cm" svg:x2="7.197cm" svg:y2="3.71cm">
          <text:p/>
        </draw:line>
        <draw:path draw:style-name="gr1" draw:text-style-name="P1" draw:layer="layout" svg:width="0.174cm" svg:height="0.204cm" svg:x="8.942cm" svg:y="4.285cm" svg:viewBox="0 0 175 205" svg:d="M137 128l38 13c-8 22-17 39-30 47-12 13-34 17-55 17-25 0-47-9-63-30-18-17-27-38-27-72 0-31 9-56 27-78 16-17 38-25 67-25 26 0 43 8 60 21 8 9 17 21 21 34l-42 13c0-13-5-21-13-26-9-4-17-8-26-8-17 0-29 4-38 17-8 8-13 25-13 52 0 21 5 42 13 51 9 13 21 17 34 17s21-4 30-13c8-4 13-17 17-30z">
          <text:p/>
        </draw:path>
        <draw:path draw:style-name="gr1" draw:text-style-name="P1" draw:layer="layout" svg:width="0.089cm" svg:height="0.199cm" svg:x="9.163cm" svg:y="4.286cm" svg:viewBox="0 0 90 200" svg:d="M90 200h-38v-145c-14 13-31 21-52 30v-34c13-4 21-9 34-22 13-8 22-17 26-29h30z">
          <text:p/>
        </draw:path>
        <draw:path draw:style-name="gr1" draw:text-style-name="P1" draw:layer="layout" svg:width="0.089cm" svg:height="0.195cm" svg:x="8.972cm" svg:y="4.63cm" svg:viewBox="0 0 90 196" svg:d="M90 196h-39v-141c-13 13-30 21-51 26v-34c12-5 21-9 34-17 13-9 17-22 21-30h35z">
          <text:p/>
        </draw:path>
        <draw:path draw:style-name="gr1" draw:text-style-name="P1" draw:layer="layout" svg:width="0.127cm" svg:height="0.2cm" svg:x="9.112cm" svg:y="4.63cm" svg:viewBox="0 0 128 201" svg:d="M64 0c16 0 34 4 47 17 13 17 17 42 17 82 0 38-4 64-21 81-9 12-27 21-43 21-22 0-34-9-47-21-13-17-17-43-17-81 0-40 4-65 17-82 13-13 25-17 47-17zM64 30c-5 0-9 0-13 4s-9 8-9 17c-4 8-4 26-4 48 0 25 0 38 4 46 0 9 5 18 9 18 4 4 8 8 13 8 4 0 8-4 12-8 4 0 4-5 9-13 0-9 4-26 4-51 0-22-4-40-4-48-5-9-5-13-9-17s-8-4-12-4z">
          <text:p/>
        </draw:path>
        <draw:path draw:style-name="gr1" draw:text-style-name="P1" draw:layer="layout" svg:width="0.132cm" svg:height="0.2cm" svg:x="9.26cm" svg:y="4.681cm" svg:viewBox="0 0 133 201" svg:d="M0 0h39v69c0 17 4 30 8 38 4 9 8 13 21 13 5 0 9-4 13-4 4-4 9-9 9-17 4-5 4-13 4-30v-69h39v145h-35v-16c-4 4-4 8-8 12-5 0-5 4-9 4-4 5-8 5-13 5-4 0-13 0-17-5-4-4-8-8-12-16v72h-39z">
          <text:p/>
        </draw:path>
        <draw:polygon draw:style-name="gr1" draw:text-style-name="P1" draw:layer="layout" svg:width="0.136cm" svg:height="0.194cm" svg:x="9.439cm" svg:y="4.631cm" svg:viewBox="0 0 137 195" draw:points="0,195 0,0 137,0 137,29 38,29 38,76 124,76 124,110 38,110 38,195">
          <text:p/>
        </draw:polygon>
        <draw:line draw:style-name="gr7" draw:text-style-name="P3" draw:layer="layout" svg:x1="8.704cm" svg:y1="4.668cm" svg:x2="8.704cm" svg:y2="4.689cm">
          <text:p/>
        </draw:line>
        <draw:line draw:style-name="gr9" draw:text-style-name="P3" draw:layer="layout" svg:x1="8.505cm" svg:y1="4.698cm" svg:x2="8.887cm" svg:y2="4.698cm">
          <text:p/>
        </draw:line>
        <draw:line draw:style-name="gr9" draw:text-style-name="P3" draw:layer="layout" svg:x1="8.505cm" svg:y1="4.825cm" svg:x2="8.887cm" svg:y2="4.825cm">
          <text:p/>
        </draw:line>
        <draw:line draw:style-name="gr7" draw:text-style-name="P3" draw:layer="layout" svg:x1="8.704cm" svg:y1="4.838cm" svg:x2="8.704cm" svg:y2="5.03cm">
          <text:p/>
        </draw:line>
        <draw:line draw:style-name="gr7" draw:text-style-name="P3" draw:layer="layout" svg:x1="8.704cm" svg:y1="5.243cm" svg:x2="8.725cm" svg:y2="5.243cm">
          <text:p/>
        </draw:line>
        <draw:line draw:style-name="gr7" draw:text-style-name="P3" draw:layer="layout" svg:x1="8.704cm" svg:y1="5.051cm" svg:x2="8.704cm" svg:y2="5.222cm">
          <text:p/>
        </draw:line>
        <draw:line draw:style-name="gr7" draw:text-style-name="P3" draw:layer="layout" svg:x1="8.704cm" svg:y1="4.285cm" svg:x2="8.725cm" svg:y2="4.285cm">
          <text:p/>
        </draw:line>
        <draw:line draw:style-name="gr7" draw:text-style-name="P3" draw:layer="layout" svg:x1="8.704cm" svg:y1="4.668cm" svg:x2="8.704cm" svg:y2="4.306cm">
          <text:p/>
        </draw:line>
        <draw:path draw:style-name="gr15" draw:text-style-name="P4" draw:layer="layout" svg:width="0.064cm" svg:height="0.068cm" svg:x="5.979cm" svg:y="3.654cm" svg:viewBox="0 0 65 69" svg:d="M0 22c0 21 0 47 21 47 22 0 44-26 44-47 0-22-22-22-44-22-21 0-21 0-21 22z">
          <text:p/>
        </draw:path>
        <draw:path draw:style-name="gr10" draw:text-style-name="P3" draw:layer="layout" svg:width="0.064cm" svg:height="0.068cm" svg:x="5.979cm" svg:y="3.654cm" svg:viewBox="0 0 65 69" svg:d="M0 22c0 21 0 47 21 47 22 0 44-26 44-47 0-22-22-22-44-22-21 0-21 0-21 22z">
          <text:p/>
        </draw:path>
        <draw:path draw:style-name="gr15" draw:text-style-name="P4" draw:layer="layout" svg:width="0.064cm" svg:height="0.068cm" svg:x="5.979cm" svg:y="5.763cm" svg:viewBox="0 0 65 69" svg:d="M0 21c0 22 0 48 21 48 22 0 44-26 44-48 0-21-22-21-44-21-21 0-21 0-21 21z">
          <text:p/>
        </draw:path>
        <draw:path draw:style-name="gr10" draw:text-style-name="P3" draw:layer="layout" svg:width="0.064cm" svg:height="0.068cm" svg:x="5.979cm" svg:y="5.763cm" svg:viewBox="0 0 65 69" svg:d="M0 21c0 22 0 48 21 48 22 0 44-26 44-48 0-21-22-21-44-21-21 0-21 0-21 21z">
          <text:p/>
        </draw:path>
        <draw:polyline draw:style-name="gr10" draw:text-style-name="P3" draw:layer="layout" svg:width="1.72cm" svg:height="0.575cm" svg:x="2.973cm" svg:y="3.71cm" svg:viewBox="0 0 1721 576" draw:points="0,576 0,0 1721,0">
          <text:p/>
        </draw:polyline>
        <draw:line draw:style-name="gr10" draw:text-style-name="P3" draw:layer="layout" svg:x1="4.693cm" svg:y1="3.71cm" svg:x2="4.693cm" svg:y2="4.285cm">
          <text:p/>
        </draw:line>
        <draw:polyline draw:style-name="gr10" draw:text-style-name="P3" draw:layer="layout" svg:width="1.72cm" svg:height="0.383cm" svg:x="2.973cm" svg:y="5.435cm" svg:viewBox="0 0 1721 384" draw:points="1721,384 0,384 0,0">
          <text:p/>
        </draw:polyline>
        <draw:line draw:style-name="gr10" draw:text-style-name="P3" draw:layer="layout" svg:x1="4.693cm" svg:y1="5.243cm" svg:x2="4.693cm" svg:y2="5.818cm">
          <text:p/>
        </draw:line>
        <draw:line draw:style-name="gr10" draw:text-style-name="P3" draw:layer="layout" svg:x1="4.693cm" svg:y1="3.71cm" svg:x2="6.03cm" svg:y2="3.71cm">
          <text:p/>
        </draw:line>
        <draw:line draw:style-name="gr10" draw:text-style-name="P3" draw:layer="layout" svg:x1="6.03cm" svg:y1="3.71cm" svg:x2="6.03cm" svg:y2="4.285cm">
          <text:p/>
        </draw:line>
        <draw:line draw:style-name="gr10" draw:text-style-name="P3" draw:layer="layout" svg:x1="7.176cm" svg:y1="3.71cm" svg:x2="6.03cm" svg:y2="3.71cm">
          <text:p/>
        </draw:line>
        <draw:polyline draw:style-name="gr10" draw:text-style-name="P3" draw:layer="layout" svg:width="0.573cm" svg:height="0.575cm" svg:x="8.131cm" svg:y="3.71cm" svg:viewBox="0 0 574 576" draw:points="0,0 574,0 574,576">
          <text:p/>
        </draw:polyline>
        <draw:line draw:style-name="gr10" draw:text-style-name="P3" draw:layer="layout" svg:x1="4.693cm" svg:y1="5.818cm" svg:x2="6.03cm" svg:y2="5.818cm">
          <text:p/>
        </draw:line>
        <draw:line draw:style-name="gr10" draw:text-style-name="P3" draw:layer="layout" svg:x1="6.03cm" svg:y1="5.818cm" svg:x2="6.03cm" svg:y2="5.243cm">
          <text:p/>
        </draw:line>
        <draw:polyline draw:style-name="gr10" draw:text-style-name="P3" draw:layer="layout" svg:width="2.674cm" svg:height="0.575cm" svg:x="6.03cm" svg:y="5.243cm" svg:viewBox="0 0 2675 576" draw:points="2675,0 2675,576 0,576">
          <text:p/>
        </draw:polyline>
        <draw:frame draw:style-name="gr19" draw:text-style-name="P2" draw:layer="layout" svg:width="14.605cm" svg:height="4.681cm" svg:x="3.135cm" svg:y="6.126cm">
          <draw:text-box>
            <text:p>Zt = 25.3830 ohm</text:p>
            <text:p>It= 1.1141 amp</text:p>
            <text:p>Phase A = 84.128280377863 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3cm" fo:margin-bottom="5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print-date>2020-03-30T13:58:33.638000000</meta:print-date>
    <dc:date>2020-03-30T14:05:27.176000000</dc:date>
    <meta:editing-duration>PT49S</meta:editing-duration>
    <meta:editing-cycles>1</meta:editing-cycles>
    <meta:document-statistic meta:object-count="1653"/>
    <meta:generator>LibreOffice/6.1.2.1$Windows_X86_64 LibreOffice_project/65905a128db06ba48db947242809d14d3f9a93fe</meta:generator>
  </office:meta>
</office:document-meta>
</file>